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1.651cm"/>
    </style:style>
    <style:style style:name="gr3" style:family="graphic" style:parent-style-name="standard" style:list-style-name="L3">
      <style:graphic-properties draw:stroke="none" draw:fill="none" fo:min-height="11.651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5.254cm"/>
    </style:style>
    <style:style style:name="gr7" style:family="graphic" style:parent-style-name="standard">
      <style:graphic-properties draw:stroke="none" svg:stroke-color="#000000" draw:fill="none" draw:fill-color="#ffffff" draw:textarea-horizontal-align="left" draw:auto-grow-height="true" draw:auto-grow-width="false" fo:min-height="0.512cm" fo:min-width="2.926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list-style-name="L3">
      <style:graphic-properties draw:stroke="none" draw:fill="none" fo:min-height="14.89cm"/>
    </style:style>
    <style:style style:name="gr11" style:family="graphic" style:parent-style-name="standard" style:list-style-name="L3">
      <style:graphic-properties draw:stroke="none" draw:fill="none" fo:min-height="11.651cm"/>
    </style:style>
    <style:style style:name="gr12" style:family="graphic" style:parent-style-name="standard" style:list-style-name="L3">
      <style:graphic-properties draw:stroke="none" draw:fill="none" fo:min-height="11.651cm"/>
    </style:style>
    <style:style style:name="pr1" style:family="presentation" style:parent-style-name="Title3-title">
      <style:graphic-properties draw:stroke="none" draw:fill="none" draw:fill-color="#bbe0e3" draw:textarea-horizontal-align="justify" draw:textarea-vertical-align="middle" draw:auto-grow-height="true" draw:auto-grow-width="false" fo:min-height="7.781cm" fo:min-width="0cm" fo:padding-top="0.13cm" fo:padding-bottom="0.13cm" fo:padding-left="0.25cm" fo:padding-right="0.25cm" fo:wrap-option="wrap" draw:shadow="hidden" draw:shadow-color="#808080"/>
    </style:style>
    <style:style style:name="pr2" style:family="presentation" style:parent-style-name="Title3-subtitle">
      <style:graphic-properties draw:stroke="none" draw:fill="none" draw:fill-color="#bbe0e3" draw:textarea-horizontal-align="justify" draw:textarea-vertical-align="top" draw:auto-grow-height="true" draw:auto-grow-width="false" fo:min-height="1.74cm" fo:min-width="0cm" fo:padding-top="0.13cm" fo:padding-bottom="0.13cm" fo:padding-left="0.25cm" fo:padding-right="0.25cm" fo:wrap-option="wrap" draw:shadow="hidden" draw:shadow-color="#808080"/>
    </style:style>
    <style:style style:name="pr3" style:family="presentation" style:parent-style-name="Title3-notes">
      <style:graphic-properties draw:fill-color="#ffffff" fo:min-height="13.365cm"/>
    </style:style>
    <style:style style:name="pr4" style:family="presentation" style:parent-style-name="Title2-title">
      <style:graphic-properties draw:stroke="none" draw:fill="none" draw:fill-color="#bbe0e3" draw:textarea-horizontal-align="justify" draw:textarea-vertical-align="middle" draw:auto-grow-height="true" draw:auto-grow-width="false" fo:min-height="3.241cm" fo:min-width="0cm" fo:padding-top="0.13cm" fo:padding-bottom="0.13cm" fo:padding-left="0.25cm" fo:padding-right="0.25cm" fo:wrap-option="wrap" draw:shadow="hidden" draw:shadow-color="#808080"/>
    </style:style>
    <style:style style:name="pr5" style:family="presentation" style:parent-style-name="Title2-outline1">
      <style:graphic-properties draw:stroke="none" draw:fill="none" draw:fill-color="#bbe0e3" draw:textarea-horizontal-align="justify" draw:textarea-vertical-align="top" draw:auto-grow-height="false" draw:auto-grow-width="false" fo:min-height="11.947cm" fo:min-width="0cm" fo:padding-top="0.13cm" fo:padding-bottom="0.13cm" fo:padding-left="0.25cm" fo:padding-right="0.25cm" fo:wrap-option="wrap" draw:shadow="hidden" draw:shadow-color="#808080"/>
    </style:style>
    <style:style style:name="pr6" style:family="presentation" style:parent-style-name="Title2-notes">
      <style:graphic-properties draw:fill-color="#ffffff" fo:min-height="13.365cm"/>
    </style:style>
    <style:style style:name="pr7" style:family="presentation" style:parent-style-name="Title2-title">
      <style:graphic-properties draw:stroke="none" draw:fill="none" draw:fill-color="#bbe0e3" draw:textarea-horizontal-align="justify" draw:textarea-vertical-align="middle" draw:auto-grow-height="true" draw:auto-grow-width="false" fo:min-height="3.502cm" fo:min-width="0cm" fo:padding-top="0.13cm" fo:padding-bottom="0.13cm" fo:padding-left="0.25cm" fo:padding-right="0.25cm" fo:wrap-option="wrap" draw:shadow="hidden" draw:shadow-color="#808080"/>
    </style:style>
    <style:style style:name="pr8" style:family="presentation" style:parent-style-name="Title2-outline1">
      <style:graphic-properties fo:min-height="13.6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82cm" fo:margin-bottom="0cm" fo:text-indent="0cm" style:writing-mode="lr-tb" style:font-independent-line-spacing="true"/>
      <style:text-properties fo:font-size="35.2999992370605pt"/>
    </style:style>
    <style:style style:name="P5" style:family="paragraph">
      <style:text-properties fo:font-size="12.8999996185303pt"/>
    </style:style>
    <style:style style:name="P6" style:family="paragraph">
      <style:paragraph-properties style:writing-mode="lr-tb" style:font-independent-line-spacing="true"/>
      <style:text-properties fo:font-size="26pt" style:font-size-asian="26pt" style:font-size-complex="26pt"/>
    </style:style>
    <style:style style:name="P7" style:family="paragraph">
      <style:paragraph-properties fo:margin-left="0cm" fo:margin-right="0cm" fo:text-indent="0cm" style:writing-mode="lr-tb" style:font-independent-line-spacing="true"/>
      <style:text-properties style:text-position="-33% 58%"/>
    </style:style>
    <style:style style:name="P8" style:family="paragraph">
      <style:paragraph-properties fo:margin-left="0cm" fo:margin-right="0cm" fo:margin-top="0.282cm" fo:margin-bottom="0cm" fo:text-indent="0cm"/>
      <style:text-properties fo:color="#000080" fo:font-family="Arial" style:font-family-generic="swiss" style:font-pitch="variable"/>
    </style:style>
    <style:style style:name="P9" style:family="paragraph">
      <style:paragraph-properties fo:margin-left="0cm" fo:margin-right="0cm" fo:margin-top="0.282cm" fo:margin-bottom="0cm" fo:text-indent="0cm"/>
      <style:text-properties fo:color="#000080" fo:font-family="Arial" style:font-family-generic="swiss" style:font-pitch="variable" fo:font-size="18pt"/>
    </style:style>
    <style:style style:name="P10" style:family="paragraph">
      <style:text-properties fo:color="#ff6633"/>
    </style:style>
    <style:style style:name="P11" style:family="paragraph">
      <style:text-properties fo:color="#3deb3d"/>
    </style:style>
    <style:style style:name="P12" style:family="paragraph">
      <style:text-properties fo:color="#6b0094"/>
    </style:style>
    <style:style style:name="P13" style:family="paragraph">
      <style:text-properties style:text-underline-style="solid" style:text-underline-width="auto" style:text-underline-color="font-color"/>
    </style:style>
    <style:style style:name="P14" style:family="paragraph">
      <style:paragraph-properties fo:text-align="center"/>
    </style:style>
    <style:style style:name="P15" style:family="paragraph">
      <style:text-properties fo:font-size="24pt" style:font-size-asian="24pt" style:font-size-complex="24pt"/>
    </style:style>
    <style:style style:name="T1" style:family="text">
      <style:text-properties fo:color="#003366" fo:font-size="36pt" fo:language="de" fo:country="DE" style:font-size-asian="36pt" style:font-size-complex="36pt"/>
    </style:style>
    <style:style style:name="T2" style:family="text">
      <style:text-properties fo:color="#003366" fo:font-size="44pt" fo:language="de" fo:country="DE" fo:font-weight="bold" style:font-size-asian="44pt" style:font-weight-asian="bold" style:font-size-complex="44pt" style:font-weight-complex="bold"/>
    </style:style>
    <style:style style:name="T3" style:family="text">
      <style:text-properties fo:font-size="35.2999992370605pt" fo:language="de" fo:country="DE"/>
    </style:style>
    <style:style style:name="T4" style:family="text">
      <style:text-properties fo:font-size="26pt" fo:language="de" fo:country="DE" style:font-size-asian="26pt" style:font-size-complex="26pt"/>
    </style:style>
    <style:style style:name="T5" style:family="text">
      <style:text-properties fo:font-size="20pt" fo:language="de" fo:country="DE" style:font-size-asian="20pt" style:font-size-complex="20pt"/>
    </style:style>
    <style:style style:name="T6" style:family="text">
      <style:text-properties fo:color="#0047ff" fo:font-family="'Courier 10 Pitch'" style:font-pitch="fixed" fo:font-size="26pt" fo:language="de" fo:country="DE" style:font-size-asian="26pt" style:font-size-complex="26pt"/>
    </style:style>
    <style:style style:name="T7" style:family="text">
      <style:text-properties fo:font-size="26pt" fo:language="de" fo:country="DE" fo:font-weight="normal" style:font-size-asian="26pt" style:font-weight-asian="normal" style:font-size-complex="26pt" style:font-weight-complex="normal"/>
    </style:style>
    <style:style style:name="T8" style:family="text">
      <style:text-properties fo:color="#0047ff" fo:font-family="'Courier 10 Pitch'" style:font-pitch="fixed" fo:font-size="22pt" fo:language="de" fo:country="DE" style:font-size-asian="22pt" style:font-size-complex="22pt"/>
    </style:style>
    <style:style style:name="T9" style:family="text">
      <style:text-properties fo:color="#000080" fo:font-family="Arial" style:font-family-generic="swiss" style:font-pitch="variable" fo:font-size="26pt" fo:language="de" fo:country="DE" style:font-size-asian="26pt" style:font-size-complex="26pt"/>
    </style:style>
    <style:style style:name="T10" style:family="text">
      <style:text-properties fo:color="#000080" fo:font-family="Arial" style:font-family-generic="swiss" style:font-pitch="variable" fo:font-size="22pt" fo:language="de" fo:country="DE" style:font-size-asian="22pt" style:font-size-complex="22pt"/>
    </style:style>
    <style:style style:name="T11" style:family="text">
      <style:text-properties fo:color="#000080" fo:font-family="Arial" style:font-family-generic="swiss" style:font-pitch="variable" fo:font-size="20pt" fo:language="de" fo:country="DE" style:font-size-asian="20pt" style:font-size-complex="20pt"/>
    </style:style>
    <style:style style:name="T12" style:family="text">
      <style:text-properties fo:color="#000080" fo:font-size="26pt" fo:language="de" fo:country="DE" fo:font-weight="normal" style:font-size-asian="26pt" style:font-weight-asian="normal" style:font-size-complex="26pt" style:font-weight-complex="normal"/>
    </style:style>
    <style:style style:name="T13" style:family="text">
      <style:text-properties fo:color="#0047ff" fo:font-family="'Courier 10 Pitch'" style:font-pitch="fixed" fo:font-size="22pt" fo:language="de" fo:country="DE" fo:font-weight="normal" style:font-size-asian="22pt" style:font-weight-asian="normal" style:font-size-complex="22pt" style:font-weight-complex="normal"/>
    </style:style>
    <style:style style:name="T14" style:family="text">
      <style:text-properties fo:color="#ff6633" fo:font-family="'Courier 10 Pitch'" style:font-pitch="fixed" fo:font-size="22pt" fo:language="de" fo:country="DE" fo:font-weight="normal" style:font-size-asian="22pt" style:font-weight-asian="normal" style:font-size-complex="22pt" style:font-weight-complex="normal"/>
    </style:style>
    <style:style style:name="T15" style:family="text">
      <style:text-properties fo:color="#6b0094" fo:font-family="'Courier 10 Pitch'" style:font-pitch="fixed" fo:font-size="22pt" fo:language="de" fo:country="DE" fo:font-weight="normal" style:font-size-asian="22pt" style:font-weight-asian="normal" style:font-size-complex="22pt" style:font-weight-complex="normal"/>
    </style:style>
    <style:style style:name="T16" style:family="text">
      <style:text-properties fo:color="#0047ff" fo:font-family="'Courier 10 Pitch'" style:font-pitch="fixed" fo:font-size="22pt" fo:language="de" fo:country="DE" style:text-underline-style="solid" style:text-underline-width="auto" style:text-underline-color="font-color" fo:font-weight="normal" style:font-size-asian="22pt" style:font-weight-asian="normal" style:font-size-complex="22pt" style:font-weight-complex="normal"/>
    </style:style>
    <style:style style:name="T17" style:family="text">
      <style:text-properties fo:color="#3deb3d" fo:font-family="'Courier 10 Pitch'" style:font-pitch="fixed" fo:font-size="22pt" fo:language="de" fo:country="DE" style:text-underline-style="solid" style:text-underline-width="auto" style:text-underline-color="font-color" fo:font-weight="normal" style:font-size-asian="22pt" style:font-weight-asian="normal" style:font-size-complex="22pt" style:font-weight-complex="normal"/>
    </style:style>
    <style:style style:name="T18" style:family="text">
      <style:text-properties fo:color="#3deb3d" fo:font-family="'Courier 10 Pitch'" style:font-pitch="fixed" fo:font-size="22pt" fo:language="de" fo:country="DE" fo:font-weight="normal" style:font-size-asian="22pt" style:font-weight-asian="normal" style:font-size-complex="22pt" style:font-weight-complex="normal"/>
    </style:style>
    <style:style style:name="T19" style:family="text">
      <style:text-properties fo:color="#ff6633"/>
    </style:style>
    <style:style style:name="T20" style:family="text">
      <style:text-properties fo:color="#3deb3d"/>
    </style:style>
    <style:style style:name="T21" style:family="text">
      <style:text-properties fo:color="#6b0094"/>
    </style:style>
    <style:style style:name="T22" style:family="text">
      <style:text-properties style:text-underline-style="solid" style:text-underline-width="auto" style:text-underline-color="font-color"/>
    </style:style>
    <style:style style:name="T23" style:family="text">
      <style:text-properties fo:color="#000080" fo:font-size="22pt" fo:language="de" fo:country="DE" fo:font-weight="normal" style:font-size-asian="22pt" style:font-weight-asian="normal" style:font-size-complex="22pt" style:font-weight-complex="normal"/>
    </style:style>
    <style:style style:name="T24" style:family="text">
      <style:text-properties fo:color="#0099ff" fo:font-size="22pt" fo:language="de" fo:country="DE" fo:font-weight="normal" style:font-size-asian="22pt" style:font-weight-asian="normal" style:font-size-complex="22pt" style:font-weight-complex="normal"/>
    </style:style>
    <style:style style:name="T25" style:family="text">
      <style:text-properties fo:color="#0099ff" fo:font-size="18pt" fo:language="de" fo:country="DE" fo:font-weight="normal" style:font-size-asian="18pt" style:font-weight-asian="normal" style:font-size-complex="18pt" style:font-weight-complex="normal"/>
    </style:style>
    <style:style style:name="T26" style:family="text">
      <style:text-properties fo:color="#0047ff" fo:font-family="'Courier 10 Pitch'" style:font-pitch="fixed" fo:font-size="18pt" fo:language="de" fo:country="DE" fo:font-weight="normal" style:font-size-asian="18pt" style:font-weight-asian="normal" style:font-size-complex="18pt" style:font-weight-complex="normal"/>
    </style:style>
    <style:style style:name="T27" style:family="text">
      <style:text-properties fo:color="#000080" fo:font-family="Arial" style:font-family-generic="swiss" style:font-pitch="variable" fo:font-size="26pt" fo:language="de" fo:country="DE" fo:font-weight="normal" style:font-size-asian="26pt" style:font-weight-asian="normal" style:font-size-complex="26pt" style:font-weight-complex="normal"/>
    </style:style>
    <style:style style:name="T28" style:family="text">
      <style:text-properties fo:color="#0047ff" fo:font-family="'Courier 10 Pitch'" style:font-pitch="fixed" fo:font-size="26pt" fo:language="de" fo:country="DE" fo:font-weight="normal" style:font-size-asian="26pt" style:font-weight-asian="normal" style:font-size-complex="26pt" style:font-weight-complex="normal"/>
    </style:style>
    <style:style style:name="T29" style:family="text">
      <style:text-properties fo:color="#000080" fo:font-family="'Courier 10 Pitch'" style:font-pitch="fixed" fo:font-size="26pt" fo:language="de" fo:country="DE" fo:font-weight="normal" style:font-size-asian="26pt" style:font-weight-asian="normal" style:font-size-complex="26pt" style:font-weight-complex="normal"/>
    </style:style>
    <style:style style:name="T30" style:family="text">
      <style:text-properties fo:color="#000080" fo:font-family="Arial" style:font-family-generic="swiss" style:font-pitch="variable" fo:font-size="26pt" style:font-size-asian="26pt" style:font-size-complex="26pt"/>
    </style:style>
    <style:style style:name="T31" style:family="text">
      <style:text-properties fo:color="#0047ff" fo:font-family="'Courier 10 Pitch'" style:font-pitch="fixed" fo:font-size="22pt" style:font-size-asian="22pt" style:font-size-complex="22pt"/>
    </style:style>
    <style:style style:name="T32" style:family="text">
      <style:text-properties fo:font-size="24pt" fo:language="de" fo:country="DE" fo:font-weight="normal" style:font-size-asian="24pt" style:font-weight-asian="normal" style:font-size-complex="24pt" style:font-weight-complex="normal"/>
    </style:style>
    <text:list-style style:name="L1">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text:list-style style:name="L3">
      <text:list-level-style-bullet text:level="1" text:bullet-char="•">
        <style:list-level-properties text:min-label-width="0.952cm"/>
        <style:text-properties fo:font-family="Arial" style:font-family-generic="swiss" style:font-pitch="variable" fo:color="#003366" fo:font-size="100%"/>
      </text:list-level-style-bullet>
      <text:list-level-style-bullet text:level="2" text:bullet-char="–">
        <style:list-level-properties text:space-before="1.27cm" text:min-label-width="0.793cm"/>
        <style:text-properties fo:font-family="Arial" style:font-family-generic="swiss" style:font-pitch="variable" fo:color="#003366" fo:font-size="100%"/>
      </text:list-level-style-bullet>
      <text:list-level-style-bullet text:level="3" text:bullet-char="•">
        <style:list-level-properties text:space-before="2.54cm" text:min-label-width="0.635cm"/>
        <style:text-properties fo:font-family="Arial" style:font-family-generic="swiss" style:font-pitch="variable" fo:color="#003366" fo:font-size="100%"/>
      </text:list-level-style-bullet>
      <text:list-level-style-bullet text:level="4" text:bullet-char="–">
        <style:list-level-properties text:space-before="3.81cm" text:min-label-width="0.635cm"/>
        <style:text-properties fo:font-family="Arial" style:font-family-generic="swiss" style:font-pitch="variable" fo:color="#003366" fo:font-size="100%"/>
      </text:list-level-style-bullet>
      <text:list-level-style-bullet text:level="5" text:bullet-char="»">
        <style:list-level-properties text:space-before="5.08cm" text:min-label-width="0.635cm"/>
        <style:text-properties fo:font-family="Arial" style:font-family-generic="swiss" style:font-pitch="variable" fo:color="#003366" fo:font-size="100%"/>
      </text:list-level-style-bullet>
      <text:list-level-style-bullet text:level="6" text:bullet-char="»">
        <style:list-level-properties text:space-before="5.08cm" text:min-label-width="0.635cm"/>
        <style:text-properties fo:font-family="Arial" style:font-family-generic="swiss" style:font-pitch="variable" fo:color="#003366" fo:font-size="100%"/>
      </text:list-level-style-bullet>
      <text:list-level-style-bullet text:level="7" text:bullet-char="»">
        <style:list-level-properties text:space-before="5.08cm" text:min-label-width="0.635cm"/>
        <style:text-properties fo:font-family="Arial" style:font-family-generic="swiss" style:font-pitch="variable" fo:color="#003366" fo:font-size="100%"/>
      </text:list-level-style-bullet>
      <text:list-level-style-bullet text:level="8" text:bullet-char="»">
        <style:list-level-properties text:space-before="5.08cm" text:min-label-width="0.635cm"/>
        <style:text-properties fo:font-family="Arial" style:font-family-generic="swiss" style:font-pitch="variable" fo:color="#003366" fo:font-size="100%"/>
      </text:list-level-style-bullet>
      <text:list-level-style-bullet text:level="9" text:bullet-char="»">
        <style:list-level-properties text:space-before="5.08cm" text:min-label-width="0.635cm"/>
        <style:text-properties fo:font-family="Arial" style:font-family-generic="swiss" style:font-pitch="variable" fo:color="#003366" fo:font-size="100%"/>
      </text:list-level-style-bullet>
      <text:list-level-style-bullet text:level="10" text:bullet-char="»">
        <style:list-level-properties text:space-before="5.08cm" text:min-label-width="0.635cm"/>
        <style:text-properties fo:font-family="Arial" style:font-family-generic="swiss" style:font-pitch="variable" fo:color="#003366"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WDT3 – Therapie idiopathischer Kopfschmerzen im Kindes- und Jugendalter " draw:style-name="dp1" draw:master-page-name="Title3" presentation:presentation-page-layout-name="AL1T0">
        <office:forms form:automatic-focus="false" form:apply-design-mode="false"/>
        <draw:frame presentation:style-name="pr1" draw:text-style-name="P2" draw:layer="layout" svg:width="26.5cm" svg:height="8.041cm" svg:x="0.8cm" svg:y="8.459cm" presentation:class="title" presentation:user-transformed="true">
          <draw:text-box>
            <text:p text:style-name="P1"><text:span text:style-name="T1">PWDT</text:span><text:span text:style-name="T1"><text:line-break/></text:span><text:span text:style-name="T2">GELLO</text:span></text:p>
          </draw:text-box>
        </draw:frame>
        <draw:frame presentation:style-name="pr2" draw:text-style-name="P4" draw:layer="layout" svg:width="12.6cm" svg:height="2cm" svg:x="8cm" svg:y="17.1cm" presentation:class="subtitle" presentation:user-transformed="true">
          <draw:text-box>
            <text:p text:style-name="P3"><text:span text:style-name="T3">Que-Phuong Nguyen</text:span></text:p>
          </draw:text-box>
        </draw:frame>
        <presentation:notes draw:style-name="dp2">
          <draw:page-thumbnail draw:style-name="gr1" draw:layer="layout" svg:width="15.341cm" svg:height="11.139cm" svg:x="2.831cm" svg:y="2.229cm" draw:page-number="1" presentation:class="page"/>
          <draw:frame presentation:style-name="pr3" draw:text-style-name="P5" draw:layer="layout" svg:width="16.811cm" svg:height="13.365cm" svg:x="2.096cm" svg:y="14.107cm" presentation:class="notes" presentation:placeholder="true">
            <draw:text-box/>
          </draw:frame>
        </presentation:notes>
      </draw:page>
      <draw:page draw:name="Zusammenfassung" draw:style-name="dp1" draw:master-page-name="Title2" presentation:presentation-page-layout-name="AL2T1">
        <office:forms form:automatic-focus="false" form:apply-design-mode="false"/>
        <draw:frame presentation:style-name="pr4" draw:text-style-name="P2" draw:layer="layout" svg:width="25.2cm" svg:height="3.501cm" svg:x="1.451cm" svg:y="1.822cm" presentation:class="title" presentation:user-transformed="true">
          <draw:text-box>
            <text:p>Overview</text:p>
          </draw:text-box>
        </draw:frame>
        <draw:frame presentation:style-name="pr5" draw:text-style-name="P6" draw:layer="layout" svg:width="25.2cm" svg:height="13.456cm" svg:x="1.551cm" svg:y="5.648cm" presentation:class="outline" presentation:user-transformed="true">
          <draw:text-box>
            <text:list text:style-name="L3">
              <text:list-item>
                <text:p text:style-name="P3"><text:span text:style-name="T4">Standard, object-oriented language</text:span></text:p>
              </text:list-item>
              <text:list-item>
                <text:p text:style-name="P3"><text:span text:style-name="T4">Based on OCL </text:span><text:span text:style-name="T5">(Object Constrained Language)</text:span></text:p>
              </text:list-item>
              <text:list-item>
                <text:p text:style-name="P3"><text:span text:style-name="T4">Manipulation of clinical data through an OO Data Model:</text:span></text:p>
                <text:list>
                  <text:list-item>
                    <text:p><text:span text:style-name="T4">OCL</text:span></text:p>
                  </text:list-item>
                  <text:list-item>
                    <text:p><text:span text:style-name="T4">RIM </text:span></text:p>
                  </text:list-item>
                </text:list>
              </text:list-item>
              <text:list-item>
                <text:p text:style-name="P3"><text:span text:style-name="T4">Compatible with HL7 RIM</text:span></text:p>
              </text:list-item>
              <text:list-item>
                <text:p text:style-name="P3"><text:span text:style-name="T4">Sharable among institutions</text:span></text:p>
                <text:p text:style-name="P3"><text:span text:style-name="T4"/></text:p>
                <text:p text:style-name="P3"><text:span text:style-name="T4"/></text:p>
              </text:list-item>
            </text:list>
          </draw:text-box>
        </draw:frame>
        <presentation:notes draw:style-name="dp2">
          <draw:page-thumbnail draw:style-name="gr1" draw:layer="layout" svg:width="15.341cm" svg:height="11.139cm" svg:x="2.831cm" svg:y="2.229cm" draw:page-number="2" presentation:class="page"/>
          <draw:frame presentation:style-name="pr6" draw:text-style-name="P5" draw:layer="layout" svg:width="16.811cm" svg:height="13.365cm" svg:x="2.096cm" svg:y="14.107cm" presentation:class="notes" presentation:placeholder="true">
            <draw:text-box/>
          </draw:frame>
        </presentation:notes>
      </draw:page>
      <draw:page draw:name="page3" draw:style-name="dp1" draw:master-page-name="Title2" presentation:presentation-page-layout-name="AL2T1">
        <office:forms form:automatic-focus="false" form:apply-design-mode="false"/>
        <draw:frame presentation:style-name="pr4" draw:text-style-name="P2" draw:layer="layout" svg:width="25.2cm" svg:height="3.501cm" svg:x="1.451cm" svg:y="1.822cm" presentation:class="title" presentation:user-transformed="true">
          <draw:text-box>
            <text:p>Example 1</text:p>
          </draw:text-box>
        </draw:frame>
        <draw:frame presentation:style-name="pr5" draw:text-style-name="P6" draw:layer="layout" svg:width="25.2cm" svg:height="13.456cm" svg:x="1.551cm" svg:y="5.648cm" presentation:class="outline" presentation:user-transformed="true">
          <draw:text-box>
            <text:list text:style-name="L3">
              <text:list-header>
                <text:p text:style-name="P3"><text:span text:style-name="T6">let a:integer = 50</text:span></text:p>
                <text:p text:style-name="P3"><text:span text:style-name="T6">let b:integer = (a*100 + 20) div 2</text:span></text:p>
                <text:p text:style-name="P3"><text:span text:style-name="T6">a + b</text:span></text:p>
                <text:p text:style-name="P3"><text:span text:style-name="T4"/></text:p>
              </text:list-header>
              <text:list-item>
                <text:p text:style-name="P3"><text:span text:style-name="T4">Output:</text:span></text:p>
                <text:p text:style-name="P3"><text:span text:style-name="T4">A: Integer = 50</text:span></text:p>
                <text:p text:style-name="P3"><text:span text:style-name="T4">B: Integer = 2510</text:span></text:p>
                <text:p text:style-name="P3"><text:span text:style-name="T4">Result is 2560</text:span></text:p>
                <text:p text:style-name="P3"><text:span text:style-name="T4"/></text:p>
                <text:p text:style-name="P3"><text:span text:style-name="T4"/></text:p>
              </text:list-item>
            </text:list>
          </draw:text-box>
        </draw:frame>
        <presentation:notes draw:style-name="dp2">
          <draw:page-thumbnail draw:style-name="gr1" draw:layer="layout" svg:width="15.341cm" svg:height="11.139cm" svg:x="2.831cm" svg:y="2.229cm" draw:page-number="3" presentation:class="page"/>
          <draw:frame presentation:style-name="pr6" draw:text-style-name="P5" draw:layer="layout" svg:width="16.811cm" svg:height="13.365cm" svg:x="2.096cm" svg:y="14.107cm" presentation:class="notes" presentation:placeholder="true">
            <draw:text-box/>
          </draw:frame>
        </presentation:notes>
      </draw:page>
      <draw:page draw:name="page4" draw:style-name="dp1" draw:master-page-name="Title2" presentation:presentation-page-layout-name="AL2T1">
        <office:forms form:automatic-focus="false" form:apply-design-mode="false"/>
        <draw:frame presentation:style-name="pr4" draw:text-style-name="P2" draw:layer="layout" svg:width="25.2cm" svg:height="3.501cm" svg:x="1.451cm" svg:y="1.822cm" presentation:class="title" presentation:user-transformed="true">
          <draw:text-box>
            <text:p>Example 2</text:p>
          </draw:text-box>
        </draw:frame>
        <draw:frame presentation:style-name="pr5" draw:text-style-name="P6" draw:layer="layout" svg:width="25.2cm" svg:height="13.456cm" svg:x="1.551cm" svg:y="5.648cm" presentation:class="outline" presentation:user-transformed="true">
          <draw:text-box>
            <text:list text:style-name="L3">
              <text:list-header>
                <text:p text:style-name="P3"><text:span text:style-name="T6">let surname:String = ‘Smith’</text:span></text:p>
                <text:p text:style-name="P3"><text:span text:style-name="T6">let givenname:String = ‘Fred’</text:span></text:p>
                <text:p text:style-name="P3"><text:span text:style-name="T6">givenname.concat(‘ ‘).concat(surname)</text:span></text:p>
                <text:p text:style-name="P3"><text:span text:style-name="T6"/></text:p>
                <text:p text:style-name="P3"><text:span text:style-name="T4"/></text:p>
              </text:list-header>
              <text:list-item>
                <text:p text:style-name="P3"><text:span text:style-name="T4">Output:</text:span></text:p>
                <text:p text:style-name="P3"><text:span text:style-name="T7">SURNAME: String = Smith</text:span></text:p>
                <text:p text:style-name="P3"><text:span text:style-name="T7">GIVENNAME: String = Fred</text:span></text:p>
                <text:p text:style-name="P3"><text:span text:style-name="T7">Result is Fred Smith</text:span></text:p>
                <text:p text:style-name="P3"><text:span text:style-name="T4"/></text:p>
                <text:p text:style-name="P3"><text:span text:style-name="T4"/></text:p>
                <text:p text:style-name="P3"><text:span text:style-name="T4"/></text:p>
              </text:list-item>
            </text:list>
          </draw:text-box>
        </draw:frame>
        <presentation:notes draw:style-name="dp2">
          <draw:page-thumbnail draw:style-name="gr1" draw:layer="layout" svg:width="15.341cm" svg:height="11.139cm" svg:x="2.831cm" svg:y="2.229cm" draw:page-number="4" presentation:class="page"/>
          <draw:frame presentation:style-name="pr6" draw:text-style-name="P5" draw:layer="layout" svg:width="16.811cm" svg:height="13.365cm" svg:x="2.096cm" svg:y="14.107cm" presentation:class="notes" presentation:placeholder="true">
            <draw:text-box/>
          </draw:frame>
        </presentation:notes>
      </draw:page>
      <draw:page draw:name="page5" draw:style-name="dp1" draw:master-page-name="Title2" presentation:presentation-page-layout-name="AL3T3">
        <office:forms form:automatic-focus="false" form:apply-design-mode="false"/>
        <draw:frame presentation:style-name="pr7" draw:text-style-name="P2" draw:layer="layout" svg:width="25.2cm" svg:height="3.762cm" svg:x="2.051cm" svg:y="1.692cm" presentation:class="title">
          <draw:text-box>
            <text:p>Types 1</text:p>
          </draw:text-box>
        </draw:frame>
        <draw:frame presentation:style-name="pr5" draw:text-style-name="P6" draw:layer="layout" svg:width="13.5cm" svg:height="13.86cm" svg:x="0.5cm" svg:y="5.64cm" presentation:class="outline" presentation:user-transformed="true">
          <draw:text-box>
            <text:list text:style-name="L3">
              <text:list-item>
                <text:p text:style-name="P3"><text:span text:style-name="T4">Simple Types:</text:span></text:p>
                <text:list>
                  <text:list-item>
                    <text:p><text:span text:style-name="T4">Integer</text:span></text:p>
                  </text:list-item>
                  <text:list-item>
                    <text:p><text:span text:style-name="T4">Real</text:span></text:p>
                  </text:list-item>
                  <text:list-item>
                    <text:p><text:span text:style-name="T4">String</text:span></text:p>
                  </text:list-item>
                  <text:list-item>
                    <text:p><text:span text:style-name="T4">Boolean: </text:span><text:span text:style-name="T5">true, false, unknown</text:span></text:p>
                  </text:list-item>
                </text:list>
              </text:list-item>
              <text:list-item>
                <text:p><text:span text:style-name="T4">Enumeration Types</text:span></text:p>
                <text:p><text:span text:style-name="T8">let colour:enum(red,blue,green)=blue</text:span></text:p>
                <text:p><text:span text:style-name="T4"/></text:p>
                <text:p text:style-name="P3"><text:span text:style-name="T4"/></text:p>
              </text:list-item>
            </text:list>
          </draw:text-box>
        </draw:frame>
        <draw:frame presentation:style-name="pr8" draw:layer="layout" svg:width="14.5cm" svg:height="13.86cm" svg:x="14cm" svg:y="5.64cm" presentation:class="outline" presentation:user-transformed="true">
          <draw:text-box>
            <text:list text:style-name="L3">
              <text:list-item>
                <text:p><text:span text:style-name="T4">Collection Types</text:span></text:p>
                <text:list>
                  <text:list-item>
                    <text:p><text:span text:style-name="T4">Set</text:span></text:p>
                    <text:p><text:span text:style-name="T8">Set{1,2,3,4,5}</text:span></text:p>
                  </text:list-item>
                  <text:list-item>
                    <text:p><text:span text:style-name="T4">Bag</text:span></text:p>
                    <text:p><text:span text:style-name="T8">Bag{1,2,3,2,4,5,4,4}</text:span></text:p>
                  </text:list-item>
                  <text:list-item>
                    <text:p><text:span text:style-name="T4">Sequence</text:span></text:p>
                    <text:p><text:span text:style-name="T8">Sequence{1,2,2,3,4,4,4,5}</text:span></text:p>
                  </text:list-item>
                </text:list>
              </text:list-item>
              <text:list-item>
                <text:p><text:span text:style-name="T9">Class Types:</text:span><text:span text:style-name="T10"> </text:span><text:span text:style-name="T11">Similar to Tuple Types</text:span></text:p>
                <text:p><text:span text:style-name="T8"/></text:p>
              </text:list-item>
            </text:list>
          </draw:text-box>
        </draw:frame>
        <presentation:notes draw:style-name="dp2">
          <draw:page-thumbnail draw:style-name="gr1" draw:layer="layout" svg:width="15.341cm" svg:height="11.139cm" svg:x="2.831cm" svg:y="2.229cm" draw:page-number="5" presentation:class="page"/>
          <draw:frame presentation:style-name="pr6" draw:text-style-name="P5" draw:layer="layout" svg:width="16.811cm" svg:height="13.365cm" svg:x="2.096cm" svg:y="14.107cm" presentation:class="notes" presentation:placeholder="true">
            <draw:text-box/>
          </draw:frame>
        </presentation:notes>
      </draw:page>
      <draw:page draw:name="page6"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Types 2</text:p>
          </draw:text-box>
        </draw:frame>
        <draw:frame draw:style-name="gr2" draw:text-style-name="P8" draw:layer="layout" svg:width="27.5cm" svg:height="16.743cm" svg:x="0.5cm" svg:y="4.862cm">
          <draw:text-box>
            <text:list text:style-name="L3">
              <text:list-item>
                <text:p text:style-name="P3"><text:span text:style-name="T12">Tuple Type</text:span></text:p>
                <text:p text:style-name="P3"><text:span text:style-name="T13">let patient_contact:</text:span></text:p>
                <text:p><text:span text:style-name="T13"><text:s text:c="6"/></text:span><text:span text:style-name="T13">tuple( <text:s text:c="5"/>surname: string,</text:span></text:p>
                <text:p><text:span text:style-name="T13"><text:s text:c="18"/></text:span><text:span text:style-name="T13">givenname: string,</text:span></text:p>
                <text:p><text:span text:style-name="T13"><text:s text:c="18"/></text:span><text:span text:style-name="T13">streetnumber: integer,</text:span></text:p>
                <text:p><text:span text:style-name="T13"><text:s text:c="18"/></text:span><text:span text:style-name="T13">streetname</text:span></text:p>
                <text:p><text:span text:style-name="T13"><text:s text:c="18"/></text:span><text:span text:style-name="T13">city: string,</text:span></text:p>
                <text:p><text:span text:style-name="T13"><text:s text:c="18"/></text:span><text:span text:style-name="T13">zipcode: integer</text:span></text:p>
                <text:p><text:span text:style-name="T13"><text:s text:c="18"/></text:span><text:span text:style-name="T13">country: string)</text:span></text:p>
                <text:p><text:span text:style-name="T13"><text:s text:c="6"/></text:span><text:span text:style-name="T13">= tuple{</text:span></text:p>
                <text:p><text:span text:style-name="T13"><text:s text:c="18"/></text:span><text:span text:style-name="T13">surname = "Smith",</text:span></text:p>
                <text:p><text:span text:style-name="T13"><text:s text:c="18"/></text:span><text:span text:style-name="T13">givenname = "Fred",</text:span></text:p>
                <text:p><text:span text:style-name="T13"><text:s text:c="18"/></text:span><text:span text:style-name="T13">streetnumber = 123,</text:span></text:p>
                <text:p><text:span text:style-name="T13"><text:s text:c="18"/></text:span><text:span text:style-name="T13">city = "Heidelberg",</text:span></text:p>
                <text:p><text:span text:style-name="T13"><text:s text:c="18"/></text:span><text:span text:style-name="T13">zipcode = 998877,</text:span></text:p>
                <text:p><text:span text:style-name="T13"><text:s text:c="18"/></text:span><text:span text:style-name="T13">country = "Germany"}</text:span></text:p>
                <text:p><text:span text:style-name="T7"/></text:p>
              </text:list-item>
            </text:list>
          </draw:text-box>
        </draw:frame>
        <presentation:notes draw:style-name="dp2">
          <draw:page-thumbnail draw:style-name="gr1" draw:layer="layout" svg:width="15.341cm" svg:height="11.139cm" svg:x="2.831cm" svg:y="2.229cm" draw:page-number="6" presentation:class="page"/>
          <draw:frame presentation:style-name="pr6" draw:text-style-name="P5" draw:layer="layout" svg:width="16.811cm" svg:height="13.365cm" svg:x="2.096cm" svg:y="14.107cm" presentation:class="notes" presentation:placeholder="true">
            <draw:text-box/>
          </draw:frame>
        </presentation:notes>
      </draw:page>
      <draw:page draw:name="page7"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Example 3/ Syntax</text:p>
          </draw:text-box>
        </draw:frame>
        <draw:frame draw:style-name="gr3" draw:text-style-name="P9" draw:layer="layout" svg:width="27.5cm" svg:height="11.901cm" svg:x="0.2cm" svg:y="6.799cm">
          <draw:text-box>
            <text:list text:style-name="L3">
              <text:list-header>
                <text:p><text:span text:style-name="T13">let </text:span><text:span text:style-name="T14">sodiums</text:span><text:span text:style-name="T13">=</text:span><text:span text:style-name="T14">observations</text:span><text:span text:style-name="T13">-&gt;</text:span><text:span text:style-name="T15">select(</text:span><text:span text:style-name="T16">code.</text:span><text:span text:style-name="T17">name</text:span><text:span text:style-name="T16"> = "Sodium"</text:span><text:span text:style-name="T15">)</text:span></text:p>
                <text:p><text:span text:style-name="T14">sodiums</text:span><text:span text:style-name="T13">.</text:span><text:span text:style-name="T18">value</text:span></text:p>
                <text:p><text:span text:style-name="T18"/></text:p>
                <text:p><text:span text:style-name="T18"/></text:p>
                <text:p><text:span text:style-name="T18"/></text:p>
                <text:p><text:span text:style-name="T13">let potassium : PhysicalQuantity = </text:span></text:p>
                <text:list>
                  <text:list-item>
                    <text:list>
                      <text:list-item>
                        <text:list>
                          <text:list-item>
                            <text:list>
                              <text:list-item>
                                <text:list>
                                  <text:list-item>
                                    <text:list>
                                      <text:list-item>
                                        <text:list>
                                          <text:list-item>
                                            <text:list>
                                              <text:list-header>
                                                <text:p><text:span text:style-name="T13">PhysicalQuantity.new(70, ‘dl’)</text:span></text:p>
                                              </text:list-header>
                                            </text:list>
                                          </text:list-item>
                                        </text:list>
                                      </text:list-item>
                                    </text:list>
                                  </text:list-item>
                                </text:list>
                              </text:list-item>
                            </text:list>
                          </text:list-item>
                        </text:list>
                      </text:list-item>
                    </text:list>
                  </text:list-item>
                </text:list>
                <text:p><text:span text:style-name="T7"/></text:p>
              </text:list-header>
            </text:list>
          </draw:text-box>
        </draw:frame>
        <draw:frame draw:style-name="gr4" draw:text-style-name="P10" draw:layer="layout" svg:width="3.5cm" svg:height="0.963cm" svg:x="1.5cm" svg:y="9.338cm">
          <draw:text-box>
            <text:p><text:span text:style-name="T19">Collection</text:span></text:p>
          </draw:text-box>
        </draw:frame>
        <draw:frame draw:style-name="gr5" draw:text-style-name="P11" draw:layer="layout" svg:width="2.864cm" svg:height="1cm" svg:x="4.7cm" svg:y="9.4cm">
          <draw:text-box>
            <text:p><text:span text:style-name="T20">Attribute</text:span></text:p>
          </draw:text-box>
        </draw:frame>
        <draw:frame draw:style-name="gr6" draw:text-style-name="P12" draw:layer="layout" svg:width="6.276cm" svg:height="0.963cm" svg:x="11.746cm" svg:y="9.259cm">
          <draw:text-box>
            <text:p><text:span text:style-name="T21">Collection Operators</text:span></text:p>
          </draw:text-box>
        </draw:frame>
        <draw:frame draw:style-name="gr7" draw:text-style-name="P13" draw:layer="layout" svg:width="3.707cm" svg:height="0.963cm" svg:x="20.074cm" svg:y="9.2cm">
          <draw:text-box>
            <text:p><text:span text:style-name="T22">parameters</text:span></text:p>
          </draw:text-box>
        </draw:frame>
        <draw:line draw:style-name="gr8" draw:text-style-name="P14" draw:layer="layout" svg:x1="14.5cm" svg:y1="9.4cm" svg:x2="14.5cm" svg:y2="7.9cm">
          <text:p/>
        </draw:line>
        <draw:line draw:style-name="gr8" draw:text-style-name="P14" draw:layer="layout" svg:x1="22cm" svg:y1="9.4cm" svg:x2="22cm" svg:y2="7.9cm">
          <text:p/>
        </draw:line>
        <draw:line draw:style-name="gr8" draw:text-style-name="P14" draw:layer="layout" svg:x1="6cm" svg:y1="9.4cm" svg:x2="6cm" svg:y2="8.4cm">
          <text:p/>
        </draw:line>
        <draw:line draw:style-name="gr8" draw:text-style-name="P14" draw:layer="layout" svg:x1="3cm" svg:y1="9.4cm" svg:x2="3cm" svg:y2="8.4cm">
          <text:p/>
        </draw:line>
        <draw:frame draw:style-name="gr9" draw:layer="layout" svg:width="7.038cm" svg:height="0.963cm" svg:x="12cm" svg:y="14.3cm">
          <draw:text-box>
            <text:p>Class.new(parameters)</text:p>
          </draw:text-box>
        </draw:frame>
        <draw:line draw:style-name="gr8" draw:text-style-name="P14" draw:layer="layout" svg:x1="14.5cm" svg:y1="14.5cm" svg:x2="14.5cm" svg:y2="13.5cm">
          <text:p/>
        </draw:line>
        <draw:frame draw:style-name="gr9" draw:layer="layout" svg:width="3.63cm" svg:height="0.963cm" svg:x="1.143cm" svg:y="14.31cm">
          <draw:text-box>
            <text:p>Expression</text:p>
          </draw:text-box>
        </draw:frame>
        <draw:line draw:style-name="gr8" draw:text-style-name="P14" draw:layer="layout" svg:x1="2cm" svg:y1="14.5cm" svg:x2="2cm" svg:y2="12.5cm">
          <text:p/>
        </draw:line>
        <presentation:notes draw:style-name="dp2">
          <draw:page-thumbnail draw:style-name="gr1" draw:layer="layout" svg:width="15.341cm" svg:height="11.139cm" svg:x="2.831cm" svg:y="2.229cm" draw:page-number="7" presentation:class="page"/>
          <draw:frame presentation:style-name="pr6" draw:text-style-name="P5" draw:layer="layout" svg:width="16.811cm" svg:height="13.365cm" svg:x="2.096cm" svg:y="14.107cm" presentation:class="notes" presentation:placeholder="true">
            <draw:text-box/>
          </draw:frame>
        </presentation:notes>
      </draw:page>
      <draw:page draw:name="page8"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Operators 1</text:p>
          </draw:text-box>
        </draw:frame>
        <draw:frame draw:style-name="gr10" draw:text-style-name="P9" draw:layer="layout" svg:width="27cm" svg:height="17.247cm" svg:x="1cm" svg:y="5.36cm">
          <draw:text-box>
            <text:list text:style-name="L3">
              <text:list-item>
                <text:p text:style-name="P3"><text:span text:style-name="T12">Arithmetic operators: </text:span><text:span text:style-name="T23">+, -, *, /, </text:span><text:span text:style-name="T24">div, mod <text:s text:c="6"/></text:span><text:span text:style-name="T25">(just for integer types)</text:span></text:p>
              </text:list-item>
              <text:list-item>
                <text:p text:style-name="P3"><text:span text:style-name="T12">Boolean operators: </text:span><text:span text:style-name="T23">and, or , xor, not</text:span></text:p>
              </text:list-item>
              <text:list-item>
                <text:p text:style-name="P3"><text:span text:style-name="T12">Class operators: </text:span></text:p>
                <text:list>
                  <text:list-item>
                    <text:p text:style-name="P3"><text:span text:style-name="T23">value.isUndefined()</text:span></text:p>
                  </text:list-item>
                  <text:list-item>
                    <text:p text:style-name="P3"><text:span text:style-name="T23">value.isDefined()</text:span></text:p>
                  </text:list-item>
                  <text:list-item>
                    <text:p text:style-name="P3"><text:span text:style-name="T23">value.isTypeof(name)</text:span></text:p>
                  </text:list-item>
                </text:list>
              </text:list-item>
              <text:list-item>
                <text:p text:style-name="P3"><text:span text:style-name="T12">Collection operators:</text:span></text:p>
                <text:list>
                  <text:list-item>
                    <text:p text:style-name="P3"><text:span text:style-name="T12">collection-&gt;select(Boolean Expression)</text:span></text:p>
                  </text:list-item>
                  <text:list-item>
                    <text:p text:style-name="P3"><text:span text:style-name="T12">collections-&gt;reject(Boolean Expression)</text:span></text:p>
                  </text:list-item>
                  <text:list-item>
                    <text:p text:style-name="P3"><text:span text:style-name="T12">collection-&gt;collect(Expression)</text:span></text:p>
                  </text:list-item>
                  <text:list-item>
                    <text:p text:style-name="P3"><text:span text:style-name="T12">collection-&gt;forAll(Boolean Expression)</text:span></text:p>
                  </text:list-item>
                  <text:list-item>
                    <text:p text:style-name="P3"><text:span text:style-name="T12">collection-&gt;exists(Boolean Expression) <text:s text:c="4"/>etc...</text:span></text:p>
                  </text:list-item>
                </text:list>
                <text:p text:style-name="P3"><text:span text:style-name="T26"/></text:p>
                <text:p><text:span text:style-name="T7"/></text:p>
              </text:list-item>
            </text:list>
          </draw:text-box>
        </draw:frame>
        <presentation:notes draw:style-name="dp2">
          <draw:page-thumbnail draw:style-name="gr1" draw:layer="layout" svg:width="15.341cm" svg:height="11.139cm" svg:x="2.831cm" svg:y="2.229cm" draw:page-number="8" presentation:class="page"/>
          <draw:frame presentation:style-name="pr6" draw:text-style-name="P5" draw:layer="layout" svg:width="16.811cm" svg:height="13.365cm" svg:x="2.096cm" svg:y="14.107cm" presentation:class="notes" presentation:placeholder="true">
            <draw:text-box/>
          </draw:frame>
        </presentation:notes>
      </draw:page>
      <draw:page draw:name="page9"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Conditional Expression</text:p>
          </draw:text-box>
        </draw:frame>
        <draw:frame draw:style-name="gr11" draw:text-style-name="P9" draw:layer="layout" svg:width="26cm" svg:height="11.901cm" svg:x="1cm" svg:y="6cm">
          <draw:text-box>
            <text:list text:style-name="L3">
              <text:list-header>
                <text:p text:style-name="P3"><text:span text:style-name="T13">let alt_ok:boolean =</text:span></text:p>
                <text:list>
                  <text:list-header>
                    <text:p text:style-name="P3"><text:span text:style-name="T13">if alt_obs.isdefined() then alt_obs.value &lt; </text:span><text:span text:style-name="T13"><text:tab/></text:span><text:span text:style-name="T13"><text:tab/></text:span><text:span text:style-name="T13"><text:tab/></text:span><text:span text:style-name="T13"><text:tab/></text:span><text:span text:style-name="T13"><text:tab/></text:span><text:span text:style-name="T13">alt_obs.reference_range.upper_limit * 2</text:span></text:p>
                    <text:p text:style-name="P3"><text:span text:style-name="T13">else</text:span></text:p>
                    <text:list>
                      <text:list-header>
                        <text:p text:style-name="P3"><text:span text:style-name="T13">unknown</text:span></text:p>
                      </text:list-header>
                    </text:list>
                    <text:p text:style-name="P3"><text:span text:style-name="T13">endif</text:span></text:p>
                  </text:list-header>
                </text:list>
                <text:p text:style-name="P3"><text:span text:style-name="T7"/></text:p>
                <text:p text:style-name="P3"><text:span text:style-name="T13"/></text:p>
                <text:p><text:span text:style-name="T7"/></text:p>
              </text:list-header>
            </text:list>
          </draw:text-box>
        </draw:frame>
        <presentation:notes draw:style-name="dp2">
          <draw:page-thumbnail draw:style-name="gr1" draw:layer="layout" svg:width="15.341cm" svg:height="11.139cm" svg:x="2.831cm" svg:y="2.229cm" draw:page-number="9" presentation:class="page"/>
          <draw:frame presentation:style-name="pr6" draw:text-style-name="P5" draw:layer="layout" svg:width="16.811cm" svg:height="13.365cm" svg:x="2.096cm" svg:y="14.107cm" presentation:class="notes" presentation:placeholder="true">
            <draw:text-box/>
          </draw:frame>
        </presentation:notes>
      </draw:page>
      <draw:page draw:name="page10" draw:style-name="dp1" draw:master-page-name="Title2" presentation:presentation-page-layout-name="AL2T1">
        <office:forms form:automatic-focus="false" form:apply-design-mode="false"/>
        <draw:frame presentation:style-name="pr7" draw:text-style-name="P7" draw:layer="layout" svg:width="25.2cm" svg:height="3.762cm" svg:x="2.051cm" svg:y="1.692cm" presentation:class="title">
          <draw:text-box>
            <text:p>Context</text:p>
          </draw:text-box>
        </draw:frame>
        <draw:frame draw:style-name="gr12" draw:text-style-name="P9" draw:layer="layout" svg:width="26cm" svg:height="12.157cm" svg:x="1cm" svg:y="7.8cm">
          <draw:text-box>
            <text:list text:style-name="L3">
              <text:list-item>
                <text:p text:style-name="P3"><text:span text:style-name="T27">Constrain interpretation of subsquent expressions</text:span></text:p>
                <text:p text:style-name="P3"><text:span text:style-name="T13">Context Patient</text:span></text:p>
              </text:list-item>
            </text:list>
            <text:list text:style-name="L4">
              <text:list-item>
                <text:list>
                  <text:list-header>
                    <text:p><text:span text:style-name="T13">Self.ID=“1“</text:span></text:p>
                    <text:p><text:span text:style-name="T28"/></text:p>
                  </text:list-header>
                </text:list>
              </text:list-item>
              <text:list-item>
                <text:p><text:span text:style-name="T29"><text:s/></text:span><text:span text:style-name="T27">Effect of context w</text:span><text:span text:style-name="T30">ith context as above</text:span></text:p>
              </text:list-item>
            </text:list>
            <text:list text:style-name="L3">
              <text:list-header>
                <text:p><text:span text:style-name="T30"/></text:p>
                <text:p><text:span text:style-name="T31">ProblemList -&gt; exists(Code.equals(Factory.CodedValue(“Asthma“)))</text:span></text:p>
                <text:p text:style-name="P3"><text:span text:style-name="T7"/></text:p>
                <text:p text:style-name="P3"><text:span text:style-name="T13"/></text:p>
                <text:p><text:span text:style-name="T7"/></text:p>
              </text:list-header>
            </text:list>
          </draw:text-box>
        </draw:frame>
        <presentation:notes draw:style-name="dp2">
          <draw:page-thumbnail draw:style-name="gr1" draw:layer="layout" svg:width="15.341cm" svg:height="11.139cm" svg:x="2.831cm" svg:y="2.229cm" draw:page-number="10" presentation:class="page"/>
          <draw:frame presentation:style-name="pr6" draw:text-style-name="P5" draw:layer="layout" svg:width="16.811cm" svg:height="13.365cm" svg:x="2.096cm" svg:y="14.107cm" presentation:class="notes" presentation:placeholder="true">
            <draw:text-box/>
          </draw:frame>
        </presentation:notes>
      </draw:page>
      <draw:page draw:name="page11" draw:style-name="dp1" draw:master-page-name="Title2" presentation:presentation-page-layout-name="AL3T3">
        <office:forms form:automatic-focus="false" form:apply-design-mode="false"/>
        <draw:frame presentation:style-name="pr7" draw:text-style-name="P7" draw:layer="layout" svg:width="25.2cm" svg:height="3.762cm" svg:x="2.051cm" svg:y="1.692cm" presentation:class="title">
          <draw:text-box>
            <text:p>Data Model </text:p>
          </draw:text-box>
        </draw:frame>
        <draw:frame presentation:style-name="pr8" draw:text-style-name="P15" draw:layer="layout" svg:width="12.297cm" svg:height="14.852cm" svg:x="1.7cm" svg:y="5.648cm" presentation:class="outline" presentation:user-transformed="true">
          <draw:text-box>
            <text:list text:style-name="L3">
              <text:list-item>
                <text:p><text:span text:style-name="T32">AbsoluteTime</text:span></text:p>
              </text:list-item>
              <text:list-item>
                <text:p><text:span text:style-name="T32">AbsoluteTimeInterval</text:span></text:p>
              </text:list-item>
              <text:list-item>
                <text:p><text:span text:style-name="T32">Allergy</text:span></text:p>
              </text:list-item>
              <text:list-item>
                <text:p><text:span text:style-name="T32">Allergies</text:span></text:p>
              </text:list-item>
              <text:list-item>
                <text:p><text:span text:style-name="T32">Archetypes</text:span></text:p>
              </text:list-item>
              <text:list-item>
                <text:p><text:span text:style-name="T32">Boolean</text:span></text:p>
              </text:list-item>
              <text:list-item>
                <text:p><text:span text:style-name="T32">CodedValue</text:span></text:p>
              </text:list-item>
              <text:list-item>
                <text:p><text:span text:style-name="T32">ConceptRelationShip</text:span></text:p>
              </text:list-item>
              <text:list-item>
                <text:p><text:span text:style-name="T32">Duration</text:span></text:p>
              </text:list-item>
              <text:list-item>
                <text:p><text:span text:style-name="T32">DurationInterval</text:span></text:p>
              </text:list-item>
              <text:list-item>
                <text:p><text:span text:style-name="T32">Factory</text:span></text:p>
                <text:p><text:span text:style-name="T32"/></text:p>
              </text:list-item>
            </text:list>
          </draw:text-box>
        </draw:frame>
        <draw:frame presentation:style-name="pr8" draw:text-style-name="P15" draw:layer="layout" svg:width="12.297cm" svg:height="13.86cm" svg:x="14.963cm" svg:y="5.648cm" presentation:class="outline" presentation:user-transformed="true">
          <draw:text-box>
            <text:list text:style-name="L3">
              <text:list-item>
                <text:p><text:span text:style-name="T32">GLIFDecisionResult</text:span></text:p>
              </text:list-item>
              <text:list-item>
                <text:p><text:span text:style-name="T32">GTS</text:span></text:p>
              </text:list-item>
              <text:list-item>
                <text:p><text:span text:style-name="T32">Integer</text:span></text:p>
              </text:list-item>
              <text:list-item>
                <text:p><text:span text:style-name="T32">IntegerInterval</text:span></text:p>
              </text:list-item>
              <text:list-item>
                <text:p><text:span text:style-name="T32">Lib</text:span></text:p>
              </text:list-item>
              <text:list-item>
                <text:p><text:span text:style-name="T32">Medication</text:span></text:p>
              </text:list-item>
              <text:list-item>
                <text:p><text:span text:style-name="T32">Medications</text:span></text:p>
              </text:list-item>
              <text:list-item>
                <text:p><text:span text:style-name="T32">MLM</text:span></text:p>
              </text:list-item>
              <text:list-item>
                <text:p><text:span text:style-name="T32">Model</text:span></text:p>
              </text:list-item>
              <text:list-item>
                <text:p><text:span text:style-name="T32">Module</text:span></text:p>
              </text:list-item>
            </text:list>
          </draw:text-box>
        </draw:frame>
        <presentation:notes draw:style-name="dp2">
          <draw:page-thumbnail draw:style-name="gr1" draw:layer="layout" svg:width="15.341cm" svg:height="11.139cm" svg:x="2.831cm" svg:y="2.229cm" draw:page-number="11" presentation:class="page"/>
          <draw:frame presentation:style-name="pr6" draw:text-style-name="P5" draw:layer="layout" svg:width="16.811cm" svg:height="13.365cm" svg:x="2.096cm" svg:y="14.107cm" presentation:class="notes" presentation:placeholder="true">
            <draw:text-box/>
          </draw:frame>
        </presentation:notes>
      </draw:page>
      <draw:page draw:name="page12" draw:style-name="dp1" draw:master-page-name="Title2" presentation:presentation-page-layout-name="AL3T3">
        <office:forms form:automatic-focus="false" form:apply-design-mode="false"/>
        <draw:frame presentation:style-name="pr7" draw:text-style-name="P7" draw:layer="layout" svg:width="25.2cm" svg:height="3.762cm" svg:x="2.051cm" svg:y="1.692cm" presentation:class="title">
          <draw:text-box>
            <text:p>Data Model </text:p>
          </draw:text-box>
        </draw:frame>
        <draw:frame presentation:style-name="pr8" draw:text-style-name="P15" draw:layer="layout" svg:width="12.297cm" svg:height="13.86cm" svg:x="2.051cm" svg:y="5.648cm" presentation:class="outline" presentation:user-transformed="true">
          <draw:text-box>
            <text:list text:style-name="L3">
              <text:list-item>
                <text:p><text:span text:style-name="T32">Modules</text:span></text:p>
              </text:list-item>
              <text:list-item>
                <text:p><text:span text:style-name="T32">Observation</text:span></text:p>
              </text:list-item>
              <text:list-item>
                <text:p><text:span text:style-name="T32">ObservationManager</text:span></text:p>
              </text:list-item>
              <text:list-item>
                <text:p><text:span text:style-name="T32">Observations</text:span></text:p>
              </text:list-item>
              <text:list-item>
                <text:p><text:span text:style-name="T32">ObservationSequence</text:span></text:p>
              </text:list-item>
              <text:list-item>
                <text:p><text:span text:style-name="T32">Output</text:span></text:p>
              </text:list-item>
              <text:list-item>
                <text:p><text:span text:style-name="T32">Patient</text:span></text:p>
              </text:list-item>
              <text:list-item>
                <text:p><text:span text:style-name="T32">PhysicalQuantity</text:span></text:p>
              </text:list-item>
              <text:list-item>
                <text:p><text:span text:style-name="T32">PhysicalQuantityInterval</text:span></text:p>
              </text:list-item>
            </text:list>
          </draw:text-box>
        </draw:frame>
        <draw:frame presentation:style-name="pr8" draw:text-style-name="P15" draw:layer="layout" svg:width="12.297cm" svg:height="13.852cm" svg:x="14.963cm" svg:y="5.648cm" presentation:class="outline" presentation:user-transformed="true">
          <draw:text-box>
            <text:list text:style-name="L3">
              <text:list-item>
                <text:p><text:span text:style-name="T32">Provider</text:span></text:p>
              </text:list-item>
              <text:list-item>
                <text:p><text:span text:style-name="T32">Ratio</text:span></text:p>
              </text:list-item>
              <text:list-item>
                <text:p><text:span text:style-name="T32">Real</text:span></text:p>
              </text:list-item>
              <text:list-item>
                <text:p><text:span text:style-name="T32">RealInterval</text:span></text:p>
              </text:list-item>
              <text:list-item>
                <text:p><text:span text:style-name="T32">Reports</text:span></text:p>
              </text:list-item>
              <text:list-item>
                <text:p><text:span text:style-name="T32">SD</text:span></text:p>
              </text:list-item>
              <text:list-item>
                <text:p><text:span text:style-name="T32">SnomedAttribute</text:span></text:p>
              </text:list-item>
              <text:list-item>
                <text:p><text:span text:style-name="T32">SnomedAttributeGroup</text:span></text:p>
              </text:list-item>
              <text:list-item>
                <text:p><text:span text:style-name="T32">String</text:span></text:p>
              </text:list-item>
              <text:list-item>
                <text:p><text:span text:style-name="T32">StructuredNumeric</text:span></text:p>
              </text:list-item>
            </text:list>
          </draw:text-box>
        </draw:frame>
        <presentation:notes draw:style-name="dp2">
          <draw:page-thumbnail draw:style-name="gr1" draw:layer="layout" svg:width="15.341cm" svg:height="11.139cm" svg:x="2.831cm" svg:y="2.229cm" draw:page-number="12" presentation:class="page"/>
          <draw:frame presentation:style-name="pr6" draw:text-style-name="P5" draw:layer="layout" svg:width="16.811cm" svg:height="13.365cm" svg:x="2.096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text:list-style style:name="Title3-outline1">
          <text:list-level-style-bullet text:level="1" text:bullet-char="•">
            <style:list-level-properties text:min-label-width="0.952cm"/>
            <style:text-properties fo:font-family="Arial" style:font-family-generic="swiss" style:font-pitch="variable" fo:color="#003366" fo:font-size="100%"/>
          </text:list-level-style-bullet>
          <text:list-level-style-bullet text:level="2" text:bullet-char="–">
            <style:list-level-properties text:space-before="1.27cm" text:min-label-width="0.793cm"/>
            <style:text-properties fo:font-family="Arial" style:font-family-generic="swiss" style:font-pitch="variable" fo:color="#003366" fo:font-size="100%"/>
          </text:list-level-style-bullet>
          <text:list-level-style-bullet text:level="3" text:bullet-char="•">
            <style:list-level-properties text:space-before="2.54cm" text:min-label-width="0.635cm"/>
            <style:text-properties fo:font-family="Arial" style:font-family-generic="swiss" style:font-pitch="variable" fo:color="#003366" fo:font-size="100%"/>
          </text:list-level-style-bullet>
          <text:list-level-style-bullet text:level="4" text:bullet-char="–">
            <style:list-level-properties text:space-before="3.81cm" text:min-label-width="0.635cm"/>
            <style:text-properties fo:font-family="Arial" style:font-family-generic="swiss" style:font-pitch="variable" fo:color="#003366" fo:font-size="100%"/>
          </text:list-level-style-bullet>
          <text:list-level-style-bullet text:level="5" text:bullet-char="»">
            <style:list-level-properties text:space-before="5.08cm" text:min-label-width="0.635cm"/>
            <style:text-properties fo:font-family="Arial" style:font-family-generic="swiss" style:font-pitch="variable" fo:color="#003366" fo:font-size="100%"/>
          </text:list-level-style-bullet>
          <text:list-level-style-bullet text:level="6" text:bullet-char="»">
            <style:list-level-properties text:space-before="5.08cm" text:min-label-width="0.635cm"/>
            <style:text-properties fo:font-family="Arial" style:font-family-generic="swiss" style:font-pitch="variable" fo:color="#003366" fo:font-size="100%"/>
          </text:list-level-style-bullet>
          <text:list-level-style-bullet text:level="7" text:bullet-char="»">
            <style:list-level-properties text:space-before="5.08cm" text:min-label-width="0.635cm"/>
            <style:text-properties fo:font-family="Arial" style:font-family-generic="swiss" style:font-pitch="variable" fo:color="#003366" fo:font-size="100%"/>
          </text:list-level-style-bullet>
          <text:list-level-style-bullet text:level="8" text:bullet-char="»">
            <style:list-level-properties text:space-before="5.08cm" text:min-label-width="0.635cm"/>
            <style:text-properties fo:font-family="Arial" style:font-family-generic="swiss" style:font-pitch="variable" fo:color="#003366" fo:font-size="100%"/>
          </text:list-level-style-bullet>
          <text:list-level-style-bullet text:level="9" text:bullet-char="»">
            <style:list-level-properties text:space-before="5.08cm" text:min-label-width="0.635cm"/>
            <style:text-properties fo:font-family="Arial" style:font-family-generic="swiss" style:font-pitch="variable" fo:color="#003366" fo:font-size="100%"/>
          </text:list-level-style-bullet>
          <text:list-level-style-bullet text:level="10" text:bullet-char="»">
            <style:list-level-properties text:space-before="5.08cm" text:min-label-width="0.635cm"/>
            <style:text-properties fo:font-family="Arial" style:font-family-generic="swiss" style:font-pitch="variable" fo:color="#003366"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fo:padding-top="0.13cm" fo:padding-bottom="0.13cm" fo:padding-left="0.25cm" fo:padding-right="0.25cm">
        <text:list-style style:name="Title3-title">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003366" fo:font-size="100%"/>
          </text:list-level-style-bullet>
          <text:list-level-style-bullet text:level="2" text:bullet-char="–">
            <style:list-level-properties text:space-before="1.27cm" text:min-label-width="0.793cm"/>
            <style:text-properties fo:font-family="Arial" style:font-family-generic="swiss" style:font-pitch="variable" fo:color="#003366" fo:font-size="100%"/>
          </text:list-level-style-bullet>
          <text:list-level-style-bullet text:level="3" text:bullet-char="•">
            <style:list-level-properties text:space-before="2.54cm" text:min-label-width="0.635cm"/>
            <style:text-properties fo:font-family="Arial" style:font-family-generic="swiss" style:font-pitch="variable" fo:color="#003366" fo:font-size="100%"/>
          </text:list-level-style-bullet>
          <text:list-level-style-bullet text:level="4" text:bullet-char="–">
            <style:list-level-properties text:space-before="3.81cm" text:min-label-width="0.635cm"/>
            <style:text-properties fo:font-family="Arial" style:font-family-generic="swiss" style:font-pitch="variable" fo:color="#003366" fo:font-size="100%"/>
          </text:list-level-style-bullet>
          <text:list-level-style-bullet text:level="5" text:bullet-char="»">
            <style:list-level-properties text:space-before="5.08cm" text:min-label-width="0.635cm"/>
            <style:text-properties fo:font-family="Arial" style:font-family-generic="swiss" style:font-pitch="variable" fo:color="#003366" fo:font-size="100%"/>
          </text:list-level-style-bullet>
          <text:list-level-style-bullet text:level="6" text:bullet-char="»">
            <style:list-level-properties text:space-before="5.08cm" text:min-label-width="0.635cm"/>
            <style:text-properties fo:font-family="Arial" style:font-family-generic="swiss" style:font-pitch="variable" fo:color="#003366" fo:font-size="100%"/>
          </text:list-level-style-bullet>
          <text:list-level-style-bullet text:level="7" text:bullet-char="»">
            <style:list-level-properties text:space-before="5.08cm" text:min-label-width="0.635cm"/>
            <style:text-properties fo:font-family="Arial" style:font-family-generic="swiss" style:font-pitch="variable" fo:color="#003366" fo:font-size="100%"/>
          </text:list-level-style-bullet>
          <text:list-level-style-bullet text:level="8" text:bullet-char="»">
            <style:list-level-properties text:space-before="5.08cm" text:min-label-width="0.635cm"/>
            <style:text-properties fo:font-family="Arial" style:font-family-generic="swiss" style:font-pitch="variable" fo:color="#003366" fo:font-size="100%"/>
          </text:list-level-style-bullet>
          <text:list-level-style-bullet text:level="9" text:bullet-char="»">
            <style:list-level-properties text:space-before="5.08cm" text:min-label-width="0.635cm"/>
            <style:text-properties fo:font-family="Arial" style:font-family-generic="swiss" style:font-pitch="variable" fo:color="#003366" fo:font-size="100%"/>
          </text:list-level-style-bullet>
          <text:list-level-style-bullet text:level="10" text:bullet-char="»">
            <style:list-level-properties text:space-before="5.08cm" text:min-label-width="0.635cm"/>
            <style:text-properties fo:font-family="Arial" style:font-family-generic="swiss" style:font-pitch="variable" fo:color="#003366"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366"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3366"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3366"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3366"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1.27cm"/>
            <style:text-properties fo:font-family="Arial" style:font-family-generic="swiss" style:font-pitch="variable" fo:color="#003366" fo:font-size="100%"/>
          </text:list-level-style-bullet>
          <text:list-level-style-bullet text:level="3" text:bullet-char="•">
            <style:list-level-properties text:space-before="2.54cm"/>
            <style:text-properties fo:font-family="Arial" style:font-family-generic="swiss" style:font-pitch="variable" fo:color="#003366" fo:font-size="100%"/>
          </text:list-level-style-bullet>
          <text:list-level-style-bullet text:level="4" text:bullet-char="–">
            <style:list-level-properties text:space-before="3.81cm"/>
            <style:text-properties fo:font-family="Arial" style:font-family-generic="swiss" style:font-pitch="variable" fo:color="#003366" fo:font-size="100%"/>
          </text:list-level-style-bullet>
          <text:list-level-style-bullet text:level="5" text:bullet-char="»">
            <style:list-level-properties text:space-before="5.08cm"/>
            <style:text-properties fo:font-family="Arial" style:font-family-generic="swiss" style:font-pitch="variable" fo:color="#003366" fo:font-size="100%"/>
          </text:list-level-style-bullet>
          <text:list-level-style-bullet text:level="6" text:bullet-char="»">
            <style:list-level-properties text:space-before="5.08cm"/>
            <style:text-properties fo:font-family="Arial" style:font-family-generic="swiss" style:font-pitch="variable" fo:color="#003366" fo:font-size="100%"/>
          </text:list-level-style-bullet>
          <text:list-level-style-bullet text:level="7" text:bullet-char="»">
            <style:list-level-properties text:space-before="5.08cm"/>
            <style:text-properties fo:font-family="Arial" style:font-family-generic="swiss" style:font-pitch="variable" fo:color="#003366" fo:font-size="100%"/>
          </text:list-level-style-bullet>
          <text:list-level-style-bullet text:level="8" text:bullet-char="»">
            <style:list-level-properties text:space-before="5.08cm"/>
            <style:text-properties fo:font-family="Arial" style:font-family-generic="swiss" style:font-pitch="variable" fo:color="#003366" fo:font-size="100%"/>
          </text:list-level-style-bullet>
          <text:list-level-style-bullet text:level="9" text:bullet-char="»">
            <style:list-level-properties text:space-before="5.08cm"/>
            <style:text-properties fo:font-family="Arial" style:font-family-generic="swiss" style:font-pitch="variable" fo:color="#003366" fo:font-size="100%"/>
          </text:list-level-style-bullet>
          <text:list-level-style-bullet text:level="10" text:bullet-char="»">
            <style:list-level-properties text:space-before="5.08cm"/>
            <style:text-properties fo:font-family="Arial" style:font-family-generic="swiss" style:font-pitch="variable" fo:color="#003366"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3cm" fo:padding-bottom="0.13cm" fo:padding-left="0.25cm" fo:padding-right="0.25cm">
        <text:list-style style:name="Title2-title">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66" style:text-outline="false" style:text-line-through-style="none" style:text-position="0% 100%" fo:font-family="Arial"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003366"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003366" draw:textarea-horizontal-align="left"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solid" svg:stroke-width="0.009cm" svg:stroke-color="#ffffff"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solid" svg:stroke-width="0.022cm" svg:stroke-color="#ffffff"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solid" svg:stroke-width="0.013cm" svg:stroke-color="#ffffff"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solid" draw:fill-color="#6685a3" draw:textarea-horizontal-align="left" draw:textarea-vertical-align="top" draw:auto-grow-height="false" fo:padding-top="0.13cm" fo:padding-bottom="0.13cm" fo:padding-left="0.25cm" fo:padding-right="0.25cm" fo:wrap-option="wrap" draw:shadow="hidden"/>
    </style:style>
    <style:style style:name="Mgr12" style:family="graphic" style:parent-style-name="standard">
      <style:graphic-properties draw:stroke="none" draw:fill="solid" draw:fill-color="#ffffff" draw:textarea-horizontal-align="center" draw:textarea-vertical-align="middle" draw:shadow="hidden" style:protect="position size"/>
    </style:style>
    <style:style style:name="Mgr13" style:family="graphic" style:parent-style-name="standard">
      <style:graphic-properties draw:stroke="solid" svg:stroke-width="0.053cm" svg:stroke-color="#003366" draw:stroke-linejoin="round" draw:fill="none" draw:fill-color="#003366" draw:textarea-horizontal-align="left" draw:textarea-vertical-align="top" draw:auto-grow-height="false" fo:padding-top="0.13cm" fo:padding-bottom="0.13cm" fo:padding-left="0.25cm" fo:padding-right="0.25cm" fo:wrap-option="wrap" draw:shadow="hidden"/>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3-backgroundobjects">
      <style:graphic-properties draw:stroke="none" draw:fill="none" draw:fill-color="#bbe0e3" draw:textarea-horizontal-align="justify" draw:textarea-vertical-align="top" draw:auto-grow-height="false" draw:auto-grow-width="false" fo:min-height="1.382cm" fo:min-width="0cm" fo:padding-top="0.127cm" fo:padding-bottom="0.127cm" fo:padding-left="0.254cm" fo:padding-right="0.254cm" fo:wrap-option="wrap" draw:shadow="hidden" draw:shadow-color="#808080"/>
    </style:style>
    <style:style style:name="Mpr5" style:family="presentation" style:parent-style-name="Title3-backgroundobjects">
      <style:graphic-properties draw:stroke="none" draw:fill="none" draw:fill-color="#bbe0e3" draw:textarea-horizontal-align="justify" draw:textarea-vertical-align="bottom" draw:auto-grow-height="false" draw:auto-grow-width="false" fo:min-height="1.382cm" fo:min-width="0cm" fo:padding-top="0.127cm" fo:padding-bottom="0.127cm" fo:padding-left="0.254cm" fo:padding-right="0.254cm" fo:wrap-option="wrap" draw:shadow="hidden" draw:shadow-color="#808080"/>
    </style:style>
    <style:style style:name="Mpr6" style:family="presentation" style:parent-style-name="Title2-backgroundobjects" style:list-style-name="ML3">
      <style:graphic-properties draw:stroke="none" draw:fill="none" draw:fill-color="#bbe0e3" draw:textarea-horizontal-align="justify" draw:textarea-vertical-align="top" draw:auto-grow-height="false" draw:auto-grow-width="false" fo:min-height="1.095cm" fo:min-width="0cm" fo:padding-top="0.13cm" fo:padding-bottom="0.13cm" fo:padding-left="0.25cm" fo:padding-right="0.25cm" fo:wrap-option="wrap" draw:shadow="hidden" draw:shadow-color="#808080"/>
    </style:style>
    <style:style style:name="Mpr7" style:family="presentation" style:parent-style-name="Title2-backgroundobjects" style:list-style-name="ML3">
      <style:graphic-properties draw:stroke="none" draw:fill="none" draw:fill-color="#bbe0e3" draw:textarea-horizontal-align="justify" draw:textarea-vertical-align="top" draw:auto-grow-height="false" draw:auto-grow-width="false" fo:min-height="1.095cm" fo:min-width="0cm" fo:padding-top="0.13cm" fo:padding-bottom="0.13cm" fo:padding-left="0.25cm" fo:padding-right="0.25cm" fo:wrap-option="wrap" draw:shadow="hidden" draw:shadow-color="#808080"/>
    </style:style>
    <style:style style:name="Mpr8" style:family="presentation" style:parent-style-name="Title2-backgroundobjects" style:list-style-name="ML3">
      <style:graphic-properties draw:stroke="none" draw:fill="none" draw:fill-color="#bbe0e3" draw:textarea-horizontal-align="justify" draw:textarea-vertical-align="top" draw:auto-grow-height="false" draw:auto-grow-width="false" fo:min-height="1.095cm" fo:min-width="0cm" fo:padding-top="0.13cm" fo:padding-bottom="0.13cm" fo:padding-left="0.25cm" fo:padding-right="0.25cm" fo:wrap-option="wrap" draw:shadow="hidden" draw:shadow-color="#808080"/>
    </style:style>
    <style:style style:name="Mpr9" style:family="presentation" style:parent-style-name="Title2-backgroundobjects">
      <style:graphic-properties draw:stroke="none" draw:fill="none" draw:fill-color="#bbe0e3" draw:textarea-horizontal-align="justify" draw:textarea-vertical-align="top" draw:auto-grow-height="false" draw:auto-grow-width="false" fo:min-height="1.382cm" fo:min-width="0cm" fo:padding-top="0.127cm" fo:padding-bottom="0.127cm" fo:padding-left="0.254cm" fo:padding-right="0.254cm" fo:wrap-option="wrap" draw:shadow="hidden" draw:shadow-color="#808080"/>
    </style:style>
    <style:style style:name="Mpr10" style:family="presentation" style:parent-style-name="Title2-backgroundobjects">
      <style:graphic-properties draw:stroke="none" draw:fill="none" draw:fill-color="#bbe0e3" draw:textarea-horizontal-align="justify" draw:textarea-vertical-align="bottom" draw:auto-grow-height="false" draw:auto-grow-width="false" fo:min-height="1.382cm" fo:min-width="0cm" fo:padding-top="0.127cm" fo:padding-bottom="0.127cm" fo:padding-left="0.254cm" fo:padding-right="0.254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writing-mode="lr-tb"/>
      <style:text-properties fo:font-size="24pt"/>
    </style:style>
    <style:style style:name="MP5" style:family="paragraph">
      <style:paragraph-properties style:writing-mode="lr-tb" style:font-independent-line-spacing="true"/>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line-height="100%" fo:text-indent="0cm" style:punctuation-wrap="simple" style:line-break="normal" style:writing-mode="lr-tb"/>
    </style:style>
    <style:style style:name="MP12" style:family="paragraph">
      <style:paragraph-properties fo:margin-left="0cm" fo:margin-right="0cm" fo:line-height="100%" fo:text-indent="0cm" style:punctuation-wrap="simple" style:line-break="normal" style:writing-mode="lr-tb" style:font-independent-line-spacing="true"/>
    </style:style>
    <style:style style:name="MP13" style:family="paragraph">
      <style:paragraph-properties fo:margin-left="0cm" fo:margin-right="0cm" fo:line-height="100%" fo:text-align="center" fo:text-indent="0cm" style:punctuation-wrap="simple" style:line-break="normal" style:writing-mode="lr-tb"/>
    </style:style>
    <style:style style:name="MP14" style:family="paragraph">
      <style:paragraph-properties fo:margin-left="0cm" fo:margin-right="0cm" fo:line-height="100%" fo:text-align="center" fo:text-indent="0cm" style:punctuation-wrap="simple" style:line-break="normal" style:writing-mode="lr-tb" style:font-independent-line-spacing="true"/>
    </style:style>
    <style:style style:name="MP15" style:family="paragraph">
      <style:paragraph-properties fo:margin-left="0cm" fo:margin-right="0cm" fo:line-height="100%" fo:text-align="end" fo:text-indent="0cm" style:punctuation-wrap="simple" style:line-break="normal" style:writing-mode="lr-tb"/>
    </style:style>
    <style:style style:name="MP16" style:family="paragraph">
      <style:paragraph-properties fo:margin-left="0cm" fo:margin-right="0cm" fo:line-height="100%"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fo:color="#003366" fo:font-family="Arial" style:font-pitch="variable" fo:font-size="14pt" fo:language="de" fo:country="DE"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0033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Title3" style:page-layout-name="PM1" draw:style-name="Mdp2">
      <draw:g>
        <draw:line draw:style-name="Mgr3" draw:text-style-name="MP4" draw:layer="backgroundobjects" svg:x1="2.094cm" svg:y1="6.873cm" svg:x2="27.998cm" svg:y2="6.873cm">
          <text:p/>
        </draw:line>
        <draw:g>
          <draw:rect draw:style-name="Mgr4" draw:text-style-name="MP4" draw:layer="backgroundobjects" svg:width="11.447cm" svg:height="6.455cm" svg:x="2.171cm" svg:y="1.472cm">
            <text:p/>
          </draw:rect>
          <draw:g>
            <draw:custom-shape draw:style-name="Mgr5" draw:text-style-name="MP5" draw:layer="backgroundobjects" svg:width="5.129cm" svg:height="5.127cm" svg:x="2.171cm" svg:y="1.472cm">
              <text:p/>
              <draw:enhanced-geometry svg:viewBox="0 0 7661 7656" draw:type="non-primitive" draw:enhanced-path="M 3831 7656 L 4027 7651 4221 7637 4412 7612 4600 7578 4786 7535 4968 7483 5145 7423 5319 7354 5489 7277 5654 7193 5814 7100 5970 7001 6120 6894 6265 6780 6404 6660 6537 6533 6664 6400 6785 6261 6898 6117 7006 5966 7105 5810 7198 5650 7282 5485 7359 5315 7429 5142 7488 4964 7541 4783 7583 4598 7616 4409 7641 4219 7656 4024 7661 3828 7656 3632 7641 3438 7616 3247 7583 3059 7541 2873 7488 2692 7429 2515 7359 2341 7282 2171 7198 2006 7105 1846 7006 1690 6898 1541 6785 1395 6664 1257 6537 1123 6404 996 6265 876 6120 762 5970 655 5814 556 5654 463 5489 379 5319 302 5145 233 4968 173 4786 121 4600 78 4412 45 4221 20 4027 5 3831 0 3634 5 3440 20 3249 45 3060 78 2875 121 2694 173 2515 233 2342 302 2173 379 2007 463 1847 556 1691 655 1542 762 1396 876 1258 996 1124 1123 997 1257 877 1395 762 1541 656 1690 556 1846 463 2006 379 2171 302 2341 233 2515 173 2692 121 2873 78 3059 44 3247 20 3438 5 3632 0 3828 5 4024 20 4219 44 4409 78 4598 121 4783 173 4964 233 5142 302 5315 379 5485 463 5650 556 5810 656 5966 762 6117 877 6261 997 6400 1124 6533 1258 6660 1396 6780 1542 6894 1691 7001 1847 7100 2007 7193 2173 7277 2342 7354 2515 7423 2694 7483 2875 7535 3060 7578 3249 7612 3440 7637 3634 7651 3831 7656 Z N"/>
            </draw:custom-shape>
            <draw:custom-shape draw:style-name="Mgr6" draw:text-style-name="MP5" draw:layer="backgroundobjects" svg:width="3.849cm" svg:height="4.299cm" svg:x="3.382cm" svg:y="1.533cm">
              <text:p/>
              <draw:enhanced-geometry svg:viewBox="0 0 5756 6412" draw:type="non-primitive" draw:enhanced-path="M 4815 1595 L 4825 1599 4838 1601 4853 1602 4869 1603 4895 1603 4907 1603 4911 1599 4921 1590 4925 1583 4928 1577 4929 1574 4930 1570 4929 1568 4928 1566 4926 1563 4923 1561 4918 1559 4912 1557 4898 1552 4885 1549 4858 1544 4846 1542 4839 1546 4824 1557 4808 1567 4801 1573 4801 1575 4801 1580 4802 1583 4806 1587 4810 1592 4815 1595 Z M 5302 3240 L 5318 3247 5334 3252 5351 3256 5368 3259 5386 3261 5403 3263 5422 3263 5439 3263 5475 3260 5511 3257 5546 3253 5582 3249 5588 3242 5601 3229 5614 3216 5620 3209 5643 3226 5665 3241 5669 3245 5672 3250 5676 3255 5678 3260 5680 3268 5680 3275 5680 3284 5678 3295 5668 3312 5659 3329 5650 3347 5643 3364 5639 3359 5635 3354 5631 3350 5625 3346 5619 3343 5613 3339 5605 3337 5598 3335 5581 3331 5561 3329 5541 3328 5521 3327 5477 3329 5433 3331 5393 3334 5359 3336 5354 3344 5345 3361 5335 3379 5331 3386 5319 3383 5309 3379 5302 3375 5296 3369 5284 3357 5270 3343 5270 3329 5271 3315 5274 3301 5277 3287 5282 3274 5287 3261 5293 3251 5302 3240 Z M 5386 2830 L 5348 2842 5311 2856 5301 2858 5291 2860 5283 2862 5273 2862 5265 2862 5256 2861 5248 2859 5239 2856 5234 2840 5230 2825 5230 2820 5230 2813 5230 2808 5232 2804 5234 2799 5236 2795 5238 2792 5240 2789 5246 2783 5255 2779 5272 2774 5291 2770 5300 2767 5309 2764 5317 2762 5324 2759 5334 2770 5355 2795 5377 2820 5386 2830 Z M 5505 2801 L 5497 2805 5490 2807 5481 2808 5473 2809 5464 2810 5456 2812 5448 2814 5443 2818 5446 2794 5449 2766 5451 2759 5454 2753 5456 2747 5459 2742 5463 2737 5469 2733 5474 2730 5481 2728 5489 2728 5494 2728 5499 2730 5503 2733 5506 2738 5507 2742 5508 2748 5508 2754 5506 2779 5505 2801 Z M 3271 608 L 3270 616 3268 632 3266 649 3265 656 3257 653 3240 645 3222 639 3215 636 3219 630 3230 619 3240 607 3245 602 3238 600 3223 593 3207 588 3201 585 3203 578 3209 563 3215 547 3218 541 3223 550 3231 559 3235 562 3240 565 3247 566 3254 568 3254 561 3255 547 3256 533 3257 527 3265 530 3283 537 3300 544 3309 546 3295 560 3281 574 3287 576 3302 582 3318 588 3325 591 3322 597 3316 612 3311 627 3308 634 3298 627 3290 621 3281 614 3271 608 Z M 3292 381 L 3298 389 3304 398 3309 401 3314 404 3320 406 3328 406 3328 400 3329 386 3330 372 3330 367 3338 369 3356 377 3373 383 3381 386 3367 399 3355 413 3361 415 3376 421 3391 427 3397 430 3395 436 3389 451 3383 466 3380 473 3372 466 3363 460 3355 453 3345 447 3344 454 3342 470 3340 486 3339 494 3331 491 3314 484 3297 477 3288 475 3294 469 3303 458 3314 446 3318 441 3312 437 3297 432 3282 427 3275 424 3278 417 3283 402 3290 387 3292 381 Z M 3086 510 L 3080 509 3075 508 3069 507 3062 504 3050 498 3038 491 3025 483 3012 476 3000 469 2990 465 2983 472 2979 478 2975 485 2972 493 2967 510 2965 527 2961 563 2956 598 2940 594 2905 584 2870 573 2855 569 2858 555 2865 542 2871 529 2880 515 2888 500 2896 483 2903 465 2909 444 2894 440 2877 437 2861 435 2844 433 2827 431 2811 428 2804 426 2797 422 2790 419 2785 416 2790 401 2802 368 2813 335 2819 320 2837 326 2877 343 2917 359 2935 367 2938 358 2941 350 2944 341 2945 333 2948 314 2949 293 2951 274 2953 255 2955 237 2961 219 2977 223 3010 233 3044 242 3060 246 3046 282 3030 316 3023 333 3016 350 3011 368 3008 385 3026 388 3064 396 3104 403 3121 406 3114 434 3108 458 3105 469 3099 482 3093 495 3086 510 Z M 5700 3070 L 5697 3073 5694 3075 5691 3076 5687 3077 5679 3078 5669 3078 5651 3078 5637 3078 5636 3091 5638 3102 5640 3114 5643 3126 5645 3138 5645 3150 5645 3157 5644 3163 5641 3170 5639 3176 5623 3170 5611 3163 5604 3159 5599 3156 5593 3152 5589 3146 5585 3142 5582 3137 5580 3130 5576 3124 5575 3116 5573 3109 5573 3100 5573 3091 5562 3093 5534 3097 5494 3102 5449 3109 5404 3116 5365 3122 5336 3126 5327 3127 5324 3134 5320 3149 5315 3165 5313 3172 5309 3175 5305 3177 5302 3179 5298 3179 5295 3178 5290 3177 5287 3175 5283 3173 5267 3161 5248 3149 5240 3141 5235 3132 5230 3124 5228 3115 5227 3106 5228 3097 5229 3089 5232 3079 5246 3044 5264 3008 5265 3016 5267 3024 5270 3030 5274 3035 5280 3040 5286 3043 5293 3046 5301 3048 5309 3049 5319 3050 5329 3050 5339 3049 5362 3047 5384 3044 5434 3033 5483 3020 5507 3015 5529 3011 5550 3008 5568 3005 5566 2995 5562 2980 5558 2964 5554 2947 5548 2930 5541 2914 5535 2901 5527 2890 5510 2888 5492 2888 5475 2889 5458 2890 5441 2893 5425 2898 5409 2902 5393 2907 5355 2920 5317 2935 5308 2939 5299 2945 5291 2950 5284 2957 5277 2965 5271 2973 5267 2983 5264 2995 5240 2984 5217 2973 5211 2970 5207 2966 5203 2963 5198 2957 5195 2952 5192 2946 5191 2939 5190 2931 5193 2923 5196 2917 5198 2909 5199 2903 5201 2896 5201 2889 5199 2882 5197 2875 5195 2869 5192 2862 5189 2856 5183 2851 5179 2844 5173 2839 5166 2834 5160 2829 5158 2821 5157 2813 5157 2806 5157 2798 5158 2785 5161 2771 5165 2758 5170 2744 5173 2730 5175 2715 5187 2716 5198 2717 5209 2718 5220 2717 5241 2716 5262 2712 5283 2706 5304 2698 5327 2689 5350 2678 5356 2690 5372 2717 5388 2745 5395 2758 5398 2748 5401 2740 5406 2730 5410 2719 5415 2710 5420 2700 5427 2692 5433 2683 5441 2675 5448 2668 5456 2662 5463 2657 5471 2653 5478 2651 5486 2650 5492 2652 5505 2654 5517 2658 5526 2661 5535 2665 5543 2670 5550 2676 5555 2681 5560 2687 5565 2694 5568 2701 5570 2708 5572 2716 5574 2732 5574 2749 5571 2787 5567 2825 5565 2844 5564 2864 5564 2882 5567 2900 5587 2921 5632 2968 5677 3015 5697 3036 5684 2965 5669 2894 5652 2825 5634 2756 5615 2689 5595 2621 5572 2555 5550 2490 5536 2490 5525 2490 5517 2492 5511 2495 5509 2500 5508 2505 5508 2510 5510 2517 5514 2531 5520 2546 5521 2553 5522 2561 5520 2568 5518 2574 5493 2564 5473 2554 5467 2551 5463 2548 5460 2543 5456 2538 5454 2533 5450 2526 5448 2519 5447 2509 5432 2514 5417 2518 5401 2523 5385 2528 5351 2541 5317 2556 5284 2570 5251 2584 5220 2596 5192 2604 5188 2607 5185 2610 5182 2614 5181 2617 5179 2625 5179 2633 5179 2641 5177 2648 5175 2650 5172 2653 5167 2655 5163 2657 5151 2652 5143 2650 5135 2649 5130 2648 5124 2647 5117 2644 5110 2638 5101 2630 5099 2623 5097 2616 5096 2610 5095 2603 5095 2590 5095 2578 5096 2565 5097 2551 5096 2537 5094 2522 5097 2518 5100 2516 5104 2514 5109 2514 5118 2515 5128 2519 5138 2523 5148 2528 5158 2533 5167 2534 5177 2531 5204 2520 5240 2505 5283 2489 5325 2472 5363 2457 5390 2447 5399 2443 5394 2432 5381 2410 5369 2387 5363 2377 5372 2368 5382 2361 5376 2354 5362 2338 5348 2322 5341 2314 5327 2316 5312 2320 5296 2325 5280 2330 5248 2343 5214 2358 5182 2375 5150 2391 5120 2407 5093 2422 5092 2425 5092 2429 5093 2434 5094 2438 5098 2446 5102 2456 5107 2464 5108 2472 5108 2476 5107 2479 5104 2483 5101 2485 5088 2480 5078 2478 5067 2478 5059 2478 5054 2477 5050 2477 5046 2475 5041 2473 5038 2470 5034 2466 5030 2459 5025 2453 5023 2446 5022 2440 5021 2434 5020 2426 5021 2411 5023 2396 5027 2380 5031 2365 5035 2349 5040 2334 5048 2336 5056 2336 5066 2336 5075 2335 5094 2333 5113 2329 5132 2323 5150 2316 5170 2308 5187 2299 5219 2283 5245 2267 5262 2256 5268 2252 5272 2250 5275 2248 5276 2246 5278 2243 5278 2236 5278 2230 5276 2222 5275 2215 5274 2207 5276 2201 5283 2197 5290 2193 5297 2192 5302 2191 5307 2192 5314 2195 5318 2197 5323 2200 5333 2206 5344 2214 5348 2216 5353 2219 5360 2220 5365 2220 5376 2224 5384 2230 5390 2236 5394 2244 5396 2251 5397 2259 5397 2268 5396 2277 5393 2296 5391 2314 5390 2324 5390 2332 5391 2340 5394 2347 5414 2360 5434 2373 5454 2386 5473 2399 5491 2414 5508 2429 5523 2445 5537 2461 5509 2387 5479 2312 5448 2238 5415 2165 5381 2093 5346 2022 5308 1950 5270 1881 5229 1812 5188 1743 5145 1676 5100 1610 5055 1545 5007 1480 4959 1417 4909 1354 4858 1293 4806 1232 4751 1174 4697 1115 4639 1058 4581 1002 4522 947 4462 894 4400 842 4336 791 4272 740 4206 691 4138 644 4070 598 4001 554 3930 511 3888 486 3847 464 3806 442 3765 420 3724 399 3682 379 3642 359 3600 340 3559 322 3518 304 3475 287 3434 270 3347 237 3260 206 3161 172 3061 141 2960 112 2857 87 2755 66 2650 47 2545 32 2440 19 2334 11 2227 4 2120 1 2014 0 1907 3 1800 8 1693 17 1588 29 1481 44 1376 61 1272 81 1168 103 1065 130 962 159 862 190 762 224 664 261 567 301 472 343 378 389 286 436 197 488 108 541 23 596 24 607 26 616 28 621 30 624 33 625 36 625 40 624 44 621 52 614 62 607 67 604 73 601 78 600 83 600 90 603 96 607 101 613 105 620 107 626 107 634 107 637 106 641 105 644 103 646 108 651 113 652 119 652 125 650 136 644 146 640 153 650 157 659 156 671 154 682 151 692 147 703 143 714 138 723 133 733 126 743 119 751 111 760 103 767 94 773 84 780 75 786 65 792 55 796 54 805 54 814 54 824 55 832 56 840 58 848 61 856 64 863 72 867 80 871 89 873 96 874 105 875 112 874 121 872 128 869 136 866 143 862 150 857 156 852 161 846 167 841 172 834 175 828 183 813 190 799 199 785 207 770 224 744 243 716 251 702 260 688 267 674 273 660 279 645 284 630 288 616 291 600 293 592 296 586 299 579 302 573 307 568 312 562 316 558 322 554 333 546 346 540 358 534 371 529 391 529 407 529 413 531 421 537 428 543 436 553 439 559 440 564 441 570 441 574 440 577 438 580 436 584 433 587 417 595 401 603 391 623 380 641 370 659 358 677 335 713 315 749 305 767 298 785 292 804 286 825 283 845 281 866 281 877 282 888 283 899 284 911 295 935 309 961 312 968 314 974 315 980 315 987 313 992 311 998 307 1002 300 1006 287 1009 275 1012 269 1014 263 1012 260 1011 257 1010 254 1008 252 1006 248 1007 243 1009 238 1012 235 1016 228 1023 222 1032 212 1051 202 1070 198 1079 191 1085 189 1088 186 1091 183 1094 178 1095 175 1096 171 1096 166 1096 161 1095 156 1092 151 1090 144 1086 138 1082 136 1075 135 1069 135 1064 136 1057 139 1046 143 1035 151 1024 158 1014 167 1003 175 993 184 983 191 973 197 963 202 953 203 948 204 943 204 939 203 933 202 928 199 924 196 919 191 913 188 921 184 928 180 935 175 941 166 952 154 961 142 970 130 977 118 985 105 992 92 999 80 1006 70 1015 59 1023 50 1033 42 1044 39 1051 36 1057 34 1065 32 1072 26 1076 20 1081 16 1086 12 1090 9 1096 7 1101 4 1106 2 1113 1 1124 0 1136 1 1149 3 1162 8 1186 10 1211 10 1223 9 1233 8 1239 5 1244 3 1248 0 1252 67 1200 136 1148 171 1122 206 1098 241 1073 278 1049 314 1025 350 1002 388 979 424 957 461 936 499 915 537 895 575 876 549 880 525 882 514 882 502 880 490 877 478 873 478 866 476 861 473 857 469 853 458 849 445 846 433 844 421 839 415 835 411 831 408 826 406 818 411 811 423 796 435 781 440 773 441 769 442 764 441 760 440 756 435 749 429 743 422 736 414 730 412 727 409 722 407 718 406 714 422 705 439 699 454 695 470 691 484 689 499 688 514 688 528 689 557 691 589 692 605 693 623 692 641 691 660 688 666 682 673 675 681 669 691 661 711 646 733 630 742 622 752 614 761 606 769 596 775 588 781 579 784 571 785 561 766 557 724 547 682 538 664 532 656 542 647 552 636 555 626 558 615 562 605 568 586 580 567 592 559 598 549 603 538 608 529 611 519 612 508 613 497 612 485 609 486 598 485 586 486 579 487 574 490 569 494 564 499 557 501 550 501 545 501 540 499 537 497 532 492 529 488 526 478 521 469 516 464 513 459 511 456 508 453 505 451 499 447 494 446 490 446 484 447 479 450 475 452 470 456 466 461 464 466 462 470 460 473 458 480 451 483 444 486 435 488 427 489 417 490 408 491 398 492 388 494 379 497 369 501 361 506 352 509 349 514 346 518 342 523 339 537 353 566 384 596 414 610 428 617 428 626 428 638 438 649 448 663 458 677 465 691 472 706 477 721 482 737 486 769 494 801 499 833 504 865 507 860 497 856 486 853 476 851 464 850 452 851 441 852 435 853 430 855 425 859 418 864 416 869 415 873 415 878 415 881 416 884 418 887 420 889 424 895 431 898 440 901 450 904 460 909 469 913 479 915 483 918 488 922 491 925 494 929 496 933 498 939 499 944 499 950 498 957 497 964 495 973 492 982 490 991 488 999 485 1007 482 1014 478 1021 474 1028 469 1034 464 1046 453 1057 442 1068 429 1078 415 1045 413 1013 411 997 412 982 415 974 417 966 420 959 424 950 428 929 418 907 411 883 403 861 395 849 389 838 384 829 378 819 370 810 363 803 353 797 342 791 330 789 326 787 323 784 322 781 320 773 319 765 319 760 318 757 318 754 317 752 315 750 313 749 308 749 304 750 298 754 292 759 288 765 285 771 282 784 277 798 273 804 271 810 269 816 266 821 262 825 259 828 254 830 249 830 241 828 238 828 235 829 230 831 226 833 223 837 221 841 221 846 222 852 224 859 226 865 226 870 226 875 225 880 224 883 221 887 219 895 211 900 203 907 193 913 183 924 187 933 191 943 196 952 202 960 209 967 217 975 225 981 234 988 243 992 253 997 263 1002 274 1009 295 1014 317 1020 320 1024 323 1028 326 1031 330 1039 338 1045 346 1049 349 1053 351 1057 353 1061 355 1067 356 1073 355 1081 354 1088 352 1097 352 1104 351 1113 349 1120 347 1136 341 1151 334 1164 325 1177 316 1188 305 1199 294 1202 289 1204 283 1207 275 1207 268 1207 252 1205 235 1204 226 1204 219 1205 211 1207 204 1210 197 1213 192 1218 188 1225 183 1249 180 1274 177 1299 174 1324 173 1336 173 1347 175 1359 177 1370 180 1381 186 1391 192 1401 199 1410 209 1403 215 1396 222 1388 226 1382 230 1367 237 1353 244 1341 253 1330 262 1321 273 1311 284 1302 294 1293 305 1286 317 1279 329 1273 341 1267 353 1263 366 1261 380 1259 393 1258 406 1259 420 1260 434 1268 436 1275 436 1282 435 1289 434 1295 433 1303 431 1310 431 1318 431 1329 435 1341 442 1352 449 1361 459 1370 468 1377 479 1380 485 1382 492 1384 498 1385 505 1386 511 1387 516 1386 521 1385 525 1383 527 1380 529 1375 531 1371 532 1352 534 1334 539 1333 548 1334 561 1334 568 1331 574 1330 577 1328 579 1326 581 1324 584 1315 585 1308 585 1302 584 1294 582 1288 580 1281 578 1276 575 1271 572 1260 563 1250 553 1242 541 1234 528 1220 501 1208 474 1202 460 1196 447 1189 436 1184 426 1172 445 1160 463 1148 482 1135 501 1124 522 1115 542 1112 553 1108 563 1105 575 1104 587 1096 598 1087 608 1077 617 1067 625 1056 632 1044 638 1034 643 1021 648 996 655 972 661 946 667 922 672 916 670 910 666 904 661 900 656 896 650 894 643 894 640 894 636 895 632 897 628 900 621 905 616 910 610 916 607 923 605 929 603 935 602 943 602 972 604 998 606 1004 605 1009 604 1014 603 1019 600 1026 593 1033 585 1043 568 1053 552 1036 561 1018 568 998 573 979 578 941 586 901 594 883 600 865 606 848 613 832 622 824 627 817 634 809 640 803 646 798 654 791 662 786 672 782 682 776 689 769 695 761 701 754 706 738 716 721 727 712 732 705 737 698 744 692 750 686 757 681 766 678 776 677 786 670 789 664 793 658 797 652 802 641 814 631 827 622 840 612 851 602 862 594 869 633 850 672 832 711 813 751 795 790 777 830 759 869 741 909 724 914 713 919 700 923 693 926 687 931 683 939 678 942 676 945 674 948 674 951 674 958 675 964 678 974 688 982 698 1038 680 1093 662 1150 648 1207 633 1263 620 1321 606 1378 593 1435 580 1439 517 1443 456 1446 396 1449 336 1453 276 1457 217 1462 156 1467 95 1472 95 1477 95 1489 210 1499 297 1507 361 1513 408 1517 445 1520 479 1523 516 1525 564 1532 562 1550 559 1567 556 1575 554 1579 496 1585 426 1591 350 1596 274 1603 205 1607 148 1610 109 1611 95 1618 134 1623 172 1626 208 1629 242 1633 276 1636 311 1639 348 1643 387 1647 377 1659 349 1677 309 1699 263 1721 214 1743 170 1761 132 1773 108 1788 137 1802 166 1816 197 1830 227 1844 257 1857 286 1870 314 1882 339 1887 308 1890 279 1893 253 1895 226 1898 199 1902 170 1905 138 1911 101 1918 137 1923 167 1926 196 1928 224 1930 252 1934 279 1936 308 1940 339 1954 307 1968 277 1982 247 1994 220 2007 191 2020 162 2035 132 2051 101 2068 133 2084 163 2099 194 2114 224 2129 254 2144 284 2160 314 2177 345 2177 334 2180 306 2185 266 2189 220 2193 174 2197 134 2199 106 2201 95 2204 95 2208 95 2213 138 2215 175 2218 208 2219 239 2220 269 2222 298 2224 313 2227 327 2230 343 2235 359 2239 352 2249 332 2264 302 2283 266 2303 225 2323 185 2341 147 2356 115 2362 126 2375 155 2394 196 2415 243 2436 291 2455 333 2467 362 2473 372 2479 343 2483 316 2488 288 2491 258 2493 226 2497 191 2502 150 2507 105 2514 160 2520 217 2524 272 2527 327 2530 384 2531 442 2531 499 2531 558 2538 562 2545 565 2555 568 2565 570 2586 574 2609 580 2613 521 2615 459 2618 396 2620 333 2624 271 2629 209 2634 148 2641 89 2647 121 2652 156 2657 193 2663 230 2671 308 2679 384 2684 454 2689 515 2695 560 2698 587 2747 600 2797 611 2849 624 2900 637 2951 651 3002 666 3027 673 3051 682 3076 691 3101 701 3113 688 3126 675 3131 673 3136 672 3140 672 3145 672 3154 673 3162 676 3171 682 3178 687 3185 693 3190 701 3188 708 3187 715 3187 720 3188 725 3190 729 3193 732 3198 734 3202 736 3212 739 3221 743 3227 744 3231 746 3234 749 3238 752 3310 781 3382 812 3453 845 3522 880 3592 916 3660 955 3726 995 3792 1038 3857 1082 3920 1128 3983 1175 4045 1223 4105 1273 4164 1325 4222 1377 4278 1432 4334 1487 4387 1545 4439 1602 4491 1661 4540 1722 4588 1783 4635 1846 4680 1909 4722 1973 4764 2038 4804 2104 4843 2170 4879 2237 4914 2306 4948 2374 4980 2443 5021 2537 5059 2632 5094 2730 5125 2829 5151 2930 5175 3032 5195 3136 5212 3240 5225 3346 5235 3451 5241 3558 5243 3665 5243 3772 5239 3879 5232 3986 5221 4093 5207 4199 5190 4305 5170 4409 5146 4514 5120 4616 5091 4718 5057 4818 5022 4916 4983 5012 4941 5106 4896 5199 4848 5289 4797 5376 4744 5460 4687 5542 4628 5621 4626 5674 4625 5726 4624 5777 4624 5828 4623 5880 4623 5930 4623 5980 4623 6030 4623 6079 4624 6128 4624 6176 4624 6224 4625 6272 4625 6319 4625 6365 4625 6412 4664 6373 4701 6334 4738 6296 4775 6256 4811 6217 4846 6177 4880 6137 4914 6097 4948 6057 4981 6015 5013 5975 5045 5933 5075 5891 5106 5850 5134 5807 5163 5764 5191 5722 5219 5678 5245 5634 5272 5589 5298 5546 5322 5500 5347 5455 5370 5409 5393 5362 5415 5316 5436 5268 5457 5220 5477 5172 5496 5124 5514 5075 5533 5025 5541 4998 5549 4973 5557 4946 5566 4920 5573 4894 5582 4867 5590 4840 5600 4813 5613 4770 5625 4727 5637 4685 5648 4641 5659 4597 5669 4553 5679 4510 5687 4465 5696 4420 5703 4375 5711 4330 5717 4285 5724 4240 5729 4194 5734 4148 5739 4102 5746 4010 5751 3918 5755 3826 5756 3733 5756 3641 5753 3548 5748 3457 5742 3366 5739 3330 5735 3295 5731 3260 5728 3226 5723 3191 5716 3154 5709 3114 5700 3070 Z M 5678 3737 L 5672 3740 5668 3744 5654 3734 5638 3722 5622 3710 5605 3696 5589 3682 5574 3667 5560 3653 5548 3639 5542 3642 5536 3647 5532 3651 5527 3655 5520 3666 5513 3676 5504 3701 5494 3724 5476 3720 5459 3718 5442 3718 5426 3718 5411 3718 5395 3719 5378 3718 5361 3717 5352 3702 5344 3689 5337 3679 5330 3669 5313 3651 5289 3628 5291 3616 5293 3603 5298 3590 5301 3576 5309 3548 5315 3521 5317 3507 5317 3493 5316 3480 5313 3467 5311 3461 5307 3455 5304 3448 5300 3443 5295 3436 5289 3431 5283 3426 5276 3419 5281 3411 5285 3401 5292 3407 5311 3421 5335 3442 5365 3465 5394 3490 5419 3510 5438 3525 5444 3530 5453 3527 5458 3523 5463 3518 5466 3512 5471 3500 5474 3489 5475 3478 5478 3468 5481 3465 5485 3463 5489 3461 5495 3461 5504 3459 5511 3458 5520 3458 5527 3459 5543 3461 5558 3463 5566 3464 5572 3464 5580 3464 5586 3463 5592 3461 5599 3457 5605 3452 5612 3446 5620 3452 5625 3459 5629 3465 5630 3472 5631 3478 5632 3486 5633 3494 5637 3505 5647 3518 5668 3546 5691 3575 5700 3588 5684 3622 5667 3662 5664 3671 5662 3681 5662 3691 5662 3701 5663 3711 5666 3719 5671 3729 5678 3737 Z M 5598 3636 L 5580 3619 5555 3599 5543 3588 5533 3577 5529 3572 5526 3567 5524 3561 5523 3557 5527 3544 5532 3536 5534 3532 5537 3529 5540 3528 5542 3526 5549 3525 5555 3525 5561 3527 5568 3530 5582 3538 5595 3546 5601 3551 5607 3554 5614 3555 5619 3556 5616 3568 5608 3595 5601 3623 5598 3636 Z M 5459 3651 L 5445 3650 5413 3648 5382 3646 5368 3644 5371 3630 5381 3596 5390 3563 5394 3548 5417 3568 5448 3590 5456 3598 5461 3604 5465 3611 5469 3618 5470 3626 5469 3634 5467 3638 5465 3642 5462 3647 5459 3651 Z M 3465 818 L 3464 811 3461 804 3459 797 3457 791 3450 777 3441 764 3430 752 3418 740 3405 731 3391 723 3375 721 3358 720 3349 721 3341 722 3333 725 3328 730 3320 723 3314 717 3331 707 3351 698 3374 688 3396 680 3420 670 3443 661 3465 654 3484 646 3485 641 3486 636 3485 630 3484 625 3478 616 3472 605 3456 586 3441 566 3457 536 3472 507 3477 493 3481 478 3482 470 3482 463 3482 456 3480 447 3487 452 3494 457 3502 460 3509 462 3518 464 3527 465 3536 465 3546 464 3583 459 3619 452 3638 450 3652 449 3660 450 3667 451 3674 453 3679 457 3685 460 3689 465 3693 472 3696 479 3698 488 3699 498 3701 510 3701 524 3702 528 3703 532 3705 536 3708 540 3714 546 3721 552 3727 558 3733 564 3735 568 3736 572 3736 576 3736 580 3730 585 3724 588 3718 591 3711 593 3697 595 3683 598 3676 600 3670 602 3663 604 3658 607 3652 610 3648 616 3645 621 3643 628 3651 634 3660 639 3666 646 3673 654 3682 670 3691 685 3682 692 3675 700 3669 708 3662 717 3652 735 3644 754 3635 772 3626 789 3620 797 3614 804 3607 810 3598 815 3590 813 3580 811 3571 810 3564 809 3547 810 3531 811 3515 813 3498 815 3482 817 3465 818 Z M 3566 759 L 3572 746 3590 719 3606 692 3613 680 3607 671 3599 665 3592 661 3583 658 3575 658 3565 659 3555 660 3545 664 3523 671 3502 680 3491 684 3481 687 3471 690 3460 692 3466 695 3471 698 3475 700 3478 703 3485 711 3490 719 3494 728 3501 738 3507 748 3517 759 3523 757 3539 756 3548 755 3556 755 3562 756 3566 759 Z M 3631 499 L 3625 505 3617 510 3610 514 3601 517 3585 524 3568 530 3551 537 3536 543 3529 547 3522 553 3516 558 3511 564 3515 570 3520 574 3525 577 3532 579 3539 581 3547 581 3555 581 3564 580 3602 574 3643 570 3641 554 3640 532 3638 522 3636 511 3634 504 3631 499 Z M 3767 864 L 3752 849 3736 835 3734 842 3730 858 3726 873 3725 880 3718 876 3702 867 3686 859 3678 856 3683 850 3694 841 3706 831 3711 826 3705 823 3691 815 3677 809 3672 805 3675 799 3682 785 3689 771 3692 766 3697 775 3703 784 3706 787 3711 791 3717 794 3723 795 3725 788 3727 776 3729 763 3732 756 3738 761 3754 768 3770 777 3777 781 3762 793 3749 803 3755 807 3768 814 3782 821 3788 825 3785 831 3777 844 3770 858 3767 864 Z M 3817 730 L 3809 725 3793 717 3777 708 3770 705 3774 700 3786 690 3798 680 3803 674 3797 671 3783 664 3769 657 3762 653 3766 648 3773 634 3781 620 3784 613 3788 622 3794 632 3798 636 3803 639 3808 641 3816 642 3817 637 3819 623 3822 610 3823 604 3831 608 3847 617 3863 625 3870 628 3855 640 3840 652 3847 655 3862 662 3876 670 3882 673 3878 680 3870 693 3863 707 3860 714 3844 699 3828 684 3827 691 3822 707 3818 722 3817 730 Z M 4303 1405 L 4303 1392 4303 1365 4302 1336 4302 1323 4297 1315 4286 1299 4275 1284 4270 1277 4257 1279 4229 1286 4201 1292 4188 1294 4186 1288 4183 1281 4180 1276 4176 1271 4167 1260 4160 1251 4156 1246 4153 1241 4151 1235 4149 1230 4149 1224 4150 1216 4151 1209 4155 1200 4169 1194 4183 1185 4196 1177 4209 1166 4219 1154 4230 1142 4241 1129 4250 1116 4270 1088 4289 1062 4298 1048 4309 1035 4320 1023 4330 1012 4328 1004 4324 993 4319 981 4311 968 4303 955 4294 944 4290 940 4286 936 4281 932 4277 931 4270 939 4250 961 4223 993 4191 1028 4159 1065 4131 1096 4112 1118 4104 1127 4107 1132 4115 1144 4122 1155 4125 1161 4119 1160 4112 1161 4105 1161 4098 1162 4085 1166 4071 1169 4064 1170 4057 1170 4050 1170 4043 1169 4036 1167 4029 1163 4023 1159 4015 1151 4013 1137 4012 1123 4012 1112 4014 1100 4017 1095 4020 1090 4023 1086 4027 1082 4033 1079 4039 1075 4045 1073 4054 1072 4060 1065 4077 1044 4102 1016 4130 983 4157 949 4181 921 4198 900 4204 893 4204 883 4202 871 4201 864 4199 858 4196 853 4192 850 4154 879 4116 907 4076 933 4037 958 4017 970 3996 980 3975 991 3955 1002 3933 1011 3912 1020 3890 1028 3868 1037 3862 1032 3853 1027 3850 1025 3847 1023 3845 1021 3844 1018 3855 978 3868 940 3881 901 3895 864 3909 827 3922 789 3934 750 3946 711 3943 705 3936 691 3930 678 3927 672 3946 667 3967 660 3988 655 4008 652 4018 651 4027 652 4037 653 4045 656 4053 660 4060 667 4068 675 4073 685 4078 690 4082 695 4082 698 4081 701 4077 704 4073 707 4068 709 4062 712 4049 716 4037 722 4032 725 4027 729 4024 733 4022 738 4014 760 4001 787 3983 819 3966 855 3949 890 3935 922 3930 937 3926 951 3924 961 3924 971 3927 967 3931 962 3936 958 3942 953 3957 942 3975 930 4015 904 4056 875 4073 860 4089 845 4096 837 4101 830 4105 823 4108 815 4111 808 4111 800 4109 793 4106 785 4102 778 4096 771 4087 765 4076 757 4080 753 4083 749 4086 746 4089 743 4099 738 4108 736 4130 735 4151 733 4168 755 4186 780 4195 794 4201 808 4204 815 4206 823 4208 830 4208 839 4222 839 4254 837 4286 837 4299 837 4304 849 4311 875 4319 901 4322 913 4334 914 4358 917 4384 921 4394 923 4396 930 4397 937 4399 944 4402 952 4408 967 4415 981 4418 989 4420 996 4422 1003 4423 1010 4423 1017 4422 1022 4420 1028 4417 1034 4405 1043 4393 1053 4383 1063 4372 1073 4350 1098 4328 1122 4308 1149 4288 1176 4270 1202 4251 1228 4256 1236 4262 1246 4271 1257 4281 1266 4302 1287 4318 1303 4325 1295 4344 1275 4372 1246 4404 1214 4435 1181 4463 1152 4483 1132 4491 1124 4492 1120 4492 1115 4490 1111 4487 1107 4482 1099 4476 1091 4469 1085 4466 1078 4465 1074 4466 1070 4468 1067 4472 1064 4480 1066 4487 1067 4496 1067 4503 1067 4520 1066 4536 1064 4543 1064 4550 1065 4557 1067 4562 1070 4566 1075 4570 1082 4573 1090 4574 1101 4574 1108 4576 1116 4578 1123 4581 1131 4585 1137 4586 1144 4586 1147 4585 1151 4582 1154 4580 1158 4567 1166 4555 1176 4542 1186 4529 1196 4504 1218 4480 1243 4456 1266 4433 1291 4411 1315 4389 1339 4388 1347 4389 1355 4391 1363 4393 1371 4396 1379 4398 1386 4399 1393 4399 1399 4387 1404 4374 1407 4362 1409 4351 1410 4339 1411 4327 1410 4315 1408 4303 1405 Z M 4643 1784 L 4638 1775 4634 1768 4630 1759 4626 1751 4621 1734 4617 1717 4612 1698 4608 1680 4603 1663 4596 1646 4596 1641 4598 1637 4601 1634 4604 1632 4611 1630 4621 1630 4632 1631 4641 1631 4646 1631 4651 1630 4655 1628 4658 1626 4681 1608 4704 1589 4729 1568 4753 1547 4765 1536 4776 1525 4787 1512 4797 1500 4807 1487 4815 1474 4823 1461 4829 1447 4784 1466 4737 1485 4713 1494 4688 1502 4664 1510 4638 1516 4612 1522 4587 1528 4560 1532 4534 1536 4508 1538 4481 1539 4454 1539 4428 1538 4424 1532 4422 1525 4422 1518 4424 1511 4428 1502 4431 1495 4436 1486 4441 1479 4453 1462 4466 1443 4471 1435 4477 1426 4481 1418 4484 1408 4492 1394 4500 1381 4509 1368 4518 1355 4536 1330 4555 1305 4563 1292 4570 1278 4576 1265 4580 1250 4582 1235 4583 1220 4582 1212 4581 1203 4580 1195 4577 1186 4620 1190 4662 1190 4671 1192 4680 1195 4683 1197 4686 1199 4689 1202 4691 1206 4693 1210 4696 1214 4697 1219 4697 1225 4697 1239 4694 1255 4680 1276 4664 1296 4646 1314 4629 1333 4613 1351 4597 1370 4590 1381 4582 1391 4576 1403 4570 1415 4562 1425 4545 1450 4528 1473 4520 1484 4541 1478 4569 1468 4601 1458 4636 1447 4670 1436 4701 1424 4716 1418 4728 1413 4739 1407 4748 1403 4744 1388 4733 1356 4722 1323 4718 1309 4737 1309 4753 1308 4770 1308 4792 1308 4798 1322 4804 1336 4809 1350 4813 1363 4820 1392 4828 1420 4832 1434 4838 1447 4844 1458 4851 1469 4861 1480 4872 1489 4877 1494 4885 1497 4892 1501 4899 1503 4912 1509 4939 1519 4967 1530 4980 1535 4978 1554 4977 1574 4974 1593 4971 1611 4967 1629 4960 1645 4953 1661 4944 1675 4932 1675 4917 1674 4901 1673 4883 1670 4847 1663 4810 1659 4791 1658 4772 1658 4755 1659 4739 1662 4731 1665 4723 1669 4717 1672 4711 1677 4704 1681 4699 1688 4693 1694 4689 1702 4692 1714 4698 1726 4703 1737 4711 1746 4717 1756 4723 1767 4730 1777 4734 1789 4721 1792 4709 1794 4699 1796 4688 1796 4678 1794 4667 1791 4656 1788 4643 1784 Z M 4749 1865 L 4751 1862 4754 1858 4757 1855 4761 1853 4769 1849 4778 1847 4798 1842 4816 1837 4825 1832 4845 1820 4874 1803 4908 1784 4941 1764 4971 1746 4991 1735 4999 1730 4998 1719 4996 1693 4993 1666 4992 1655 5015 1662 5036 1668 5047 1671 5057 1675 5067 1680 5078 1688 5080 1710 5083 1729 5083 1739 5083 1749 5082 1758 5078 1767 5082 1771 5087 1774 5093 1776 5099 1777 5112 1781 5125 1783 5130 1784 5136 1786 5142 1788 5147 1791 5151 1796 5156 1801 5159 1807 5161 1815 5158 1823 5154 1832 5149 1841 5144 1850 5139 1860 5133 1870 5129 1880 5126 1890 5119 1895 5112 1898 5104 1900 5097 1901 5080 1901 5063 1900 5054 1900 5046 1900 5038 1902 5031 1904 5024 1908 5019 1913 5015 1919 5011 1929 4996 1928 4987 1927 4984 1924 4982 1919 4980 1913 4977 1902 4976 1894 4975 1885 4976 1879 4977 1872 4981 1867 4985 1864 4990 1861 4999 1858 5003 1855 5008 1853 5014 1852 5020 1852 5032 1854 5045 1856 5051 1857 5056 1857 5062 1857 5067 1856 5071 1854 5076 1850 5079 1845 5081 1837 5072 1822 5065 1810 5056 1802 5049 1797 5040 1793 5033 1792 5025 1792 5018 1794 5011 1798 5004 1802 4997 1806 4991 1812 4980 1820 4970 1825 4967 1829 4962 1832 4957 1835 4951 1837 4937 1842 4921 1849 4904 1854 4886 1861 4869 1867 4854 1874 4846 1879 4840 1883 4834 1887 4829 1893 4826 1897 4823 1902 4822 1908 4820 1914 4822 1920 4825 1927 4829 1934 4834 1942 4842 1949 4851 1958 4863 1967 4877 1976 4875 1980 4872 1983 4869 1987 4864 1989 4855 1993 4845 1995 4833 1996 4822 1996 4811 1994 4800 1992 4794 1987 4787 1980 4782 1974 4778 1966 4774 1959 4769 1951 4766 1943 4763 1934 4759 1917 4754 1900 4751 1882 4749 1865 Z M 4912 2224 L 4915 2207 4919 2191 4920 2173 4919 2156 4917 2138 4912 2122 4907 2106 4899 2090 4896 2083 4893 2076 4888 2072 4881 2068 4869 2063 4855 2060 4848 2059 4842 2058 4838 2056 4833 2053 4831 2049 4830 2044 4832 2039 4835 2030 4858 2032 4881 2036 4905 2040 4929 2044 4954 2048 4977 2052 5000 2053 5021 2053 5021 2037 5023 2024 5025 2017 5027 2013 5030 2009 5032 2005 5038 1998 5045 1994 5052 1990 5061 1988 5078 1984 5094 1979 5101 1976 5108 1972 5113 1965 5117 1957 5126 1945 5133 1936 5140 1931 5145 1928 5150 1927 5156 1928 5160 1930 5164 1933 5173 1943 5182 1952 5187 1958 5193 1962 5198 1965 5206 1967 5229 1975 5255 1982 5267 1987 5276 1993 5281 1996 5284 2000 5287 2006 5288 2011 5286 2039 5284 2070 5284 2077 5285 2084 5286 2090 5288 2096 5291 2101 5296 2105 5301 2108 5307 2109 5307 2124 5307 2138 5285 2134 5235 2123 5186 2113 5163 2108 5160 2116 5158 2123 5157 2129 5157 2137 5158 2150 5159 2164 5161 2176 5162 2190 5162 2197 5162 2204 5161 2211 5160 2218 5142 2224 5126 2233 5111 2242 5096 2252 5069 2275 5040 2300 5008 2280 4977 2260 4961 2250 4945 2240 4928 2232 4912 2224 Z M 4967 2107 L 4967 2119 4968 2133 4971 2148 4976 2164 4983 2180 4991 2196 4997 2203 5002 2211 5008 2218 5015 2224 5024 2221 5036 2218 5048 2213 5060 2207 5070 2202 5080 2196 5083 2192 5086 2189 5088 2186 5091 2183 5093 2177 5094 2173 5095 2169 5095 2165 5094 2160 5093 2156 5091 2153 5088 2150 5082 2143 5074 2137 5064 2132 5053 2127 5030 2120 5006 2115 4984 2110 4967 2107 Z M 5203 2013 L 5193 2011 5185 2010 5176 2009 5169 2009 5162 2010 5156 2011 5149 2012 5144 2014 5133 2021 5124 2027 5115 2035 5108 2043 5109 2048 5112 2053 5115 2056 5120 2059 5126 2062 5132 2064 5139 2067 5146 2068 5178 2073 5206 2077 5206 2068 5205 2045 5204 2023 5203 2013 Z M 5454 4766 L 5445 4769 5436 4771 5427 4771 5416 4770 5396 4768 5377 4767 5368 4768 5361 4771 5357 4773 5355 4776 5353 4780 5351 4784 5350 4789 5349 4796 5349 4802 5350 4810 5352 4828 5359 4851 5354 4860 5350 4866 5345 4872 5340 4879 5335 4883 5330 4887 5323 4891 5318 4894 5305 4898 5292 4900 5278 4901 5265 4901 5235 4897 5205 4894 5190 4892 5174 4892 5159 4892 5145 4894 5143 4892 5142 4890 5141 4887 5141 4884 5142 4880 5142 4876 5182 4848 5221 4821 5238 4807 5255 4791 5264 4783 5271 4774 5278 4765 5285 4754 5296 4741 5304 4731 5308 4720 5312 4710 5312 4702 5311 4694 5307 4687 5303 4680 5298 4674 5291 4669 5285 4663 5277 4658 5264 4648 5252 4639 5246 4636 5241 4632 5236 4629 5230 4625 5226 4621 5223 4616 5220 4611 5218 4606 5217 4599 5217 4594 5218 4590 5221 4585 5224 4581 5228 4577 5233 4574 5237 4572 5240 4571 5243 4571 5246 4572 5251 4573 5258 4577 5266 4582 5282 4598 5298 4615 5305 4623 5312 4628 5318 4632 5323 4635 5325 4633 5328 4632 5330 4631 5332 4628 5334 4620 5335 4606 5339 4594 5341 4581 5341 4568 5343 4556 5339 4530 5335 4503 5331 4478 5327 4454 5324 4443 5324 4431 5324 4420 5325 4410 5331 4410 5335 4412 5339 4413 5343 4415 5349 4420 5353 4428 5361 4445 5368 4460 5368 4471 5368 4483 5375 4480 5382 4476 5388 4471 5395 4466 5409 4454 5420 4441 5432 4428 5442 4413 5450 4398 5457 4384 5456 4372 5454 4360 5450 4346 5445 4334 5443 4327 5440 4322 5435 4317 5431 4312 5427 4308 5423 4305 5416 4303 5411 4302 5402 4304 5395 4305 5387 4305 5380 4305 5366 4302 5351 4296 5337 4290 5323 4285 5309 4279 5295 4277 5292 4271 5292 4265 5292 4261 5295 4256 5300 4248 5307 4241 5311 4238 5313 4234 5315 4231 5316 4227 5315 4224 5313 4220 5309 4215 5304 4210 5302 4206 5301 4201 5301 4197 5302 4194 5303 4192 5305 4189 5307 4188 5309 4185 5316 4183 5322 4183 5330 4184 5337 4185 5339 4182 5340 4178 5340 4175 5340 4170 5339 4162 5340 4152 5359 4153 5378 4154 5397 4158 5416 4162 5426 4164 5435 4168 5443 4173 5451 4177 5458 4183 5465 4190 5471 4198 5475 4207 5480 4213 5485 4221 5487 4228 5489 4237 5489 4253 5488 4270 5487 4286 5486 4301 5487 4307 5489 4313 5492 4318 5496 4322 5493 4305 5493 4288 5493 4271 5494 4255 5498 4221 5503 4188 5504 4170 5505 4154 5505 4138 5503 4122 5499 4106 5493 4091 5490 4084 5486 4077 5480 4069 5475 4062 5466 4065 5458 4069 5449 4074 5441 4080 5424 4093 5407 4104 5398 4110 5388 4114 5380 4118 5370 4119 5361 4120 5351 4119 5341 4115 5332 4110 5337 4105 5341 4101 5345 4097 5348 4094 5349 4089 5350 4086 5351 4083 5350 4079 5348 4073 5345 4067 5340 4062 5335 4056 5330 4052 5324 4047 5321 4041 5319 4036 5319 4034 5320 4031 5321 4029 5323 4025 5330 4019 5340 4013 5339 4005 5338 3990 5337 3974 5337 3967 5351 3965 5365 3965 5380 3966 5394 3968 5408 3972 5422 3977 5434 3984 5447 3991 5450 4001 5455 4011 5458 4016 5462 4019 5466 4021 5472 4022 5474 4018 5475 4014 5476 4007 5476 4002 5475 3997 5474 3991 5472 3986 5469 3983 5461 3975 5455 3967 5448 3958 5443 3950 5438 3941 5433 3931 5429 3922 5425 3912 5418 3892 5414 3872 5412 3851 5411 3830 5418 3832 5425 3837 5432 3842 5439 3847 5444 3853 5451 3857 5455 3858 5458 3858 5462 3858 5465 3858 5469 3855 5471 3850 5473 3845 5474 3841 5477 3830 5480 3819 5482 3815 5485 3812 5488 3810 5491 3808 5495 3808 5499 3810 5505 3813 5511 3817 5521 3831 5529 3845 5538 3841 5546 3837 5557 3833 5568 3831 5578 3829 5590 3830 5596 3831 5602 3832 5607 3834 5613 3837 5604 3846 5597 3856 5590 3866 5586 3877 5582 3889 5581 3902 5581 3914 5582 3927 5581 3937 5578 3958 5575 3978 5574 3988 5588 3963 5605 3929 5615 3913 5624 3901 5629 3896 5633 3892 5638 3891 5643 3891 5649 3891 5655 3891 5655 3894 5655 3897 5666 3892 5675 3891 5678 3890 5680 3891 5682 3892 5684 3893 5686 3897 5688 3903 5688 3908 5688 3915 5688 3922 5690 3928 5691 3934 5693 3939 5695 3941 5697 3942 5699 3943 5702 3944 5711 3943 5723 3940 5715 3947 5710 3956 5704 3966 5700 3974 5693 3994 5686 4014 5682 4023 5677 4032 5671 4040 5665 4048 5657 4054 5648 4061 5637 4065 5624 4067 5614 4067 5603 4067 5595 4068 5586 4070 5578 4072 5572 4075 5567 4079 5562 4083 5558 4087 5554 4093 5552 4098 5550 4103 5546 4116 5544 4130 5544 4160 5546 4191 5548 4206 5546 4221 5545 4234 5542 4247 5549 4265 5552 4282 5554 4298 5553 4314 5551 4328 5546 4343 5541 4356 5535 4369 5520 4394 5503 4418 5494 4431 5486 4443 5478 4455 5472 4468 5481 4461 5491 4455 5502 4449 5513 4445 5524 4440 5536 4437 5549 4434 5560 4432 5585 4429 5611 4428 5635 4429 5659 4432 5660 4436 5661 4440 5661 4445 5661 4449 5659 4455 5655 4463 5645 4475 5632 4486 5625 4493 5621 4498 5617 4504 5615 4511 5614 4514 5615 4517 5615 4521 5617 4525 5619 4529 5622 4532 5625 4537 5631 4542 5628 4545 5627 4549 5625 4553 5624 4558 5624 4563 5624 4567 5623 4572 5621 4575 5617 4576 5614 4576 5611 4576 5607 4575 5602 4571 5598 4565 5593 4560 5590 4555 5587 4551 5585 4550 5582 4548 5578 4547 5569 4550 5559 4551 5550 4551 5540 4550 5522 4545 5504 4537 5495 4534 5486 4531 5477 4528 5467 4526 5458 4526 5449 4526 5439 4528 5429 4532 5420 4541 5414 4549 5408 4559 5402 4568 5397 4579 5393 4590 5390 4600 5386 4611 5382 4635 5379 4657 5377 4680 5375 4703 5380 4707 5391 4715 5396 4718 5402 4720 5404 4721 5408 4721 5410 4720 5411 4718 5415 4699 5419 4678 5426 4658 5431 4639 5436 4619 5440 4598 5441 4589 5441 4578 5440 4567 5438 4557 5445 4557 5451 4558 5457 4560 5463 4563 5474 4571 5486 4579 5490 4582 5495 4585 5501 4588 5507 4588 5512 4587 5518 4583 5524 4579 5529 4572 5538 4572 5545 4572 5545 4580 5546 4599 5548 4617 5548 4626 5557 4626 5566 4628 5574 4631 5582 4637 5588 4643 5593 4651 5599 4658 5603 4665 5595 4672 5587 4679 5578 4688 5571 4696 5556 4715 5540 4733 5532 4741 5522 4749 5512 4756 5503 4762 5492 4765 5480 4767 5467 4768 5454 4766 Z M 5417 5221 L 5416 5230 5414 5236 5410 5241 5406 5244 5394 5247 5381 5249 5364 5244 5325 5231 5288 5218 5271 5213 5255 5229 5238 5245 5220 5259 5202 5273 5182 5286 5164 5299 5147 5312 5131 5326 5131 5331 5131 5335 5142 5341 5154 5345 5165 5349 5178 5354 5202 5361 5225 5370 5236 5374 5246 5380 5256 5387 5265 5394 5273 5404 5280 5413 5285 5426 5289 5440 5290 5456 5291 5474 5291 5478 5290 5483 5289 5486 5288 5489 5285 5491 5282 5493 5276 5494 5271 5496 5267 5492 5261 5489 5258 5493 5256 5498 5254 5503 5252 5508 5248 5520 5244 5531 5242 5536 5239 5540 5236 5544 5233 5547 5228 5548 5223 5549 5218 5548 5210 5545 5207 5540 5205 5535 5197 5540 5192 5547 5187 5554 5181 5562 5176 5569 5171 5578 5165 5584 5159 5590 5149 5572 5140 5553 5129 5532 5122 5509 5118 5499 5116 5487 5115 5476 5116 5465 5117 5454 5122 5443 5127 5433 5134 5422 5127 5406 5120 5390 5107 5389 5093 5390 5080 5392 5068 5395 5056 5401 5045 5406 5034 5413 5023 5421 5004 5438 4985 5457 4968 5476 4952 5496 4951 5503 4948 5523 4942 5552 4938 5585 4933 5618 4927 5647 4924 5667 4923 5675 4927 5677 4930 5679 4936 5680 4940 5681 4950 5682 4961 5681 4983 5678 5003 5677 5016 5681 5029 5687 5040 5693 5052 5699 5056 5704 5062 5708 5066 5713 5069 5719 5072 5725 5076 5732 5078 5740 5079 5747 5074 5763 5069 5781 5065 5790 5062 5796 5059 5800 5056 5803 5052 5804 5049 5806 5047 5801 5045 5795 5043 5791 5039 5787 5034 5781 5027 5778 5019 5776 5011 5775 5002 5775 4992 5776 4974 5778 4956 5778 4949 5777 4940 5775 4937 5773 4934 5771 4930 5768 4927 5764 4917 5755 4907 5748 4903 5746 4898 5745 4895 5745 4891 5745 4888 5746 4885 5747 4882 5749 4879 5752 4874 5758 4870 5765 4862 5783 4857 5801 4851 5818 4846 5828 4855 5847 4862 5866 4867 5886 4871 5905 4872 5916 4872 5925 4872 5935 4871 5945 4869 5953 4865 5962 4862 5970 4858 5978 4840 5993 4822 6006 4802 6016 4783 6027 4745 6045 4705 6062 4717 6038 4730 6013 4743 5986 4755 5959 4761 5945 4765 5931 4769 5917 4772 5902 4775 5888 4776 5874 4775 5860 4772 5847 4761 5848 4751 5847 4741 5844 4734 5840 4727 5835 4720 5827 4715 5820 4709 5811 4699 5794 4688 5776 4683 5768 4675 5760 4668 5754 4659 5747 4667 5742 4670 5737 4671 5731 4670 5727 4668 5723 4667 5716 4666 5710 4667 5701 4668 5690 4670 5679 4672 5671 4674 5662 4677 5653 4683 5645 4688 5636 4696 5628 4701 5635 4705 5643 4718 5621 4728 5601 4730 5597 4733 5593 4737 5588 4740 5585 4746 5582 4751 5580 4757 5577 4765 5574 4767 5588 4770 5600 4774 5612 4778 5622 4786 5642 4794 5661 4798 5669 4800 5678 4802 5688 4803 5697 4803 5707 4801 5717 4798 5729 4794 5742 4803 5727 4814 5711 4824 5695 4832 5678 4841 5661 4849 5644 4856 5626 4862 5606 4866 5588 4871 5569 4873 5550 4874 5532 4874 5513 4872 5493 4867 5474 4862 5456 4860 5453 4857 5450 4854 5448 4849 5445 4841 5442 4832 5440 4828 5439 4825 5437 4822 5436 4819 5433 4817 5430 4817 5426 4817 5422 4819 5417 4822 5413 4824 5410 4827 5408 4830 5406 4836 5405 4845 5406 4854 5408 4861 5410 4869 5411 4875 5411 4877 5406 4878 5401 4879 5395 4879 5390 4878 5378 4877 5368 4877 5362 4878 5358 4879 5354 4881 5350 4885 5347 4889 5345 4893 5343 4901 5343 4906 5342 4910 5342 4912 5343 4914 5345 4915 5348 4917 5350 4919 5353 4922 5355 4921 5366 4921 5380 4921 5387 4923 5393 4924 5395 4925 5397 4927 5398 4929 5400 4938 5397 4946 5394 4956 5390 4966 5386 4985 5375 5004 5363 5021 5349 5038 5334 5052 5321 5065 5306 5067 5297 5070 5287 5071 5277 5072 5267 5074 5246 5072 5223 5068 5177 5063 5130 5062 5106 5062 5084 5063 5073 5064 5062 5066 5053 5068 5042 5071 5033 5076 5024 5080 5014 5085 5007 5093 4998 5100 4992 5109 4984 5118 4979 5124 4977 5128 4977 5131 4978 5134 4979 5136 4981 5139 4984 5140 4987 5141 4991 5142 4998 5141 5006 5140 5013 5138 5019 5130 5024 5125 5030 5119 5036 5115 5042 5112 5049 5110 5054 5108 5060 5106 5068 5104 5081 5104 5094 5107 5108 5109 5122 5116 5152 5123 5182 5125 5196 5126 5211 5125 5226 5123 5241 5127 5242 5132 5242 5138 5242 5144 5239 5155 5235 5165 5229 5188 5213 5207 5197 5210 5191 5211 5186 5212 5181 5212 5175 5212 5166 5209 5157 5206 5149 5201 5140 5195 5132 5190 5123 5185 5116 5179 5107 5175 5098 5172 5088 5170 5077 5170 5066 5171 5059 5172 5053 5174 5046 5177 5039 5176 5034 5177 5029 5179 5025 5182 5021 5189 5013 5196 5006 5201 5005 5205 5006 5209 5008 5213 5010 5217 5013 5220 5016 5222 5020 5223 5024 5226 5023 5229 5022 5230 5020 5233 5018 5233 5011 5233 5005 5234 4998 5235 4994 5237 4993 5239 4993 5243 4993 5248 4995 5257 5005 5267 5015 5270 5010 5273 5004 5277 4998 5282 4992 5287 4988 5292 4982 5298 4979 5303 4976 5309 4974 5315 4973 5320 4974 5325 4975 5330 4979 5334 4983 5338 4991 5341 5000 5344 5014 5345 5027 5345 5041 5343 5054 5339 5067 5334 5079 5328 5092 5319 5105 5332 5103 5345 5100 5357 5094 5369 5089 5394 5077 5417 5065 5422 5070 5424 5075 5424 5081 5424 5086 5420 5095 5415 5105 5413 5109 5411 5115 5411 5119 5411 5123 5412 5127 5416 5131 5422 5135 5429 5138 5431 5145 5430 5150 5429 5154 5427 5159 5420 5169 5413 5178 5410 5183 5407 5187 5404 5193 5403 5198 5404 5203 5407 5209 5411 5215 5417 5221 Z N"/>
            </draw:custom-shape>
            <draw:custom-shape draw:style-name="Mgr6" draw:text-style-name="MP5" draw:layer="backgroundobjects" svg:width="3.371cm" svg:height="2.474cm" svg:x="3.05cm" svg:y="3.455cm">
              <text:p/>
              <draw:enhanced-geometry svg:viewBox="0 0 5032 3693" draw:type="non-primitive" draw:enhanced-path="M 5027 1770 L 5026 1791 5026 1852 5026 1947 5026 2070 5025 2215 5025 2377 5024 2550 5024 2728 5023 2907 5023 3080 5022 3242 5022 3388 5021 3510 5021 3604 5021 3665 5021 3686 5004 3687 4968 3689 4931 3693 4915 3693 4860 3693 4704 3693 4462 3693 4148 3692 3775 3691 3360 3691 2916 3689 2458 3688 2000 3687 1556 3686 1140 3685 768 3685 454 3684 211 3684 56 3683 0 3683 5 3683 10 3683 11 3675 13 3655 15 3635 16 3627 16 3586 16 3471 16 3293 17 3061 17 2788 17 2482 17 2155 18 1818 18 1481 18 1155 18 848 19 575 19 344 19 166 19 50 19 10 26 7 32 2 35 1 40 0 44 0 48 0 50 72 51 146 51 223 52 302 51 381 51 461 51 542 51 622 51 656 50 752 50 903 50 1097 49 1327 49 1585 48 1860 48 2144 47 2427 47 2702 46 2959 46 3189 45 3383 45 3534 45 3630 45 3664 42 3666 38 3668 94 3668 251 3668 495 3669 813 3670 1187 3670 1606 3671 2053 3672 2515 3675 2977 3676 3425 3677 3843 3678 4218 3679 4534 3679 4779 3680 4937 3680 4992 3680 4994 3628 4995 3574 4998 3522 4999 3470 4999 3416 5000 3364 5000 3312 5000 3260 5000 3207 5000 3155 5000 3104 5000 3051 5001 3000 5001 2948 5001 2897 5001 2846 5003 2836 5005 2826 5004 2742 5004 2660 5004 2580 5004 2502 5004 2425 5004 2351 5004 2277 5004 2203 5004 2132 5004 2059 5004 1988 5004 1916 5005 1844 5006 1770 5006 1695 5007 1621 5007 1608 5007 1572 5008 1515 5008 1443 5008 1356 5008 1260 5008 1158 5009 1051 5009 945 5009 842 5009 746 5009 660 5010 587 5010 530 5010 495 5010 482 5013 469 5016 462 5017 460 5019 460 5020 461 5022 463 5027 475 5032 487 5032 502 5032 542 5031 605 5031 687 5031 784 5030 893 5030 1008 5030 1129 5029 1248 5029 1365 5027 1472 5027 1570 5027 1652 5027 1716 5027 1756 5027 1770 Z N"/>
            </draw:custom-shape>
            <draw:custom-shape draw:style-name="Mgr6" draw:text-style-name="MP5" draw:layer="backgroundobjects" svg:width="0.19cm" svg:height="0.479cm" svg:x="4.278cm" svg:y="5.023cm">
              <text:p/>
              <draw:enhanced-geometry svg:viewBox="0 0 288 716" draw:type="non-primitive" draw:enhanced-path="M 288 0 L 274 46 260 91 247 137 235 182 211 273 185 365 172 410 160 456 145 501 130 544 114 588 97 631 77 674 58 715 52 716 44 716 38 715 30 713 15 706 0 696 19 662 38 627 47 608 57 590 66 572 73 553 88 519 101 484 113 447 123 411 142 339 162 265 171 229 183 193 195 158 209 125 217 108 225 92 233 76 243 60 253 45 264 29 275 15 288 0 Z N"/>
            </draw:custom-shape>
            <draw:custom-shape draw:style-name="Mgr6" draw:text-style-name="MP5" draw:layer="backgroundobjects" svg:width="0.18cm" svg:height="0.114cm" svg:x="5.934cm" svg:y="5.136cm">
              <text:p/>
              <draw:enhanced-geometry svg:viewBox="0 0 284 175" draw:type="non-primitive" draw:enhanced-path="M 0 175 L 6 159 10 143 13 127 16 110 21 95 27 79 30 71 35 65 40 58 45 51 69 47 92 42 116 35 139 28 162 20 185 14 207 6 230 0 238 13 246 27 253 40 260 55 273 86 284 117 267 124 250 130 233 134 215 139 180 146 143 152 108 158 72 163 36 168 0 175 Z N"/>
            </draw:custom-shape>
            <draw:custom-shape draw:style-name="Mgr6" draw:text-style-name="MP5" draw:layer="backgroundobjects" svg:width="0.2cm" svg:height="0.043cm" svg:x="5.924cm" svg:y="5.232cm">
              <text:p/>
              <draw:enhanced-geometry svg:viewBox="0 0 303 64" draw:type="non-primitive" draw:enhanced-path="M 303 23 L 290 25 256 29 207 36 151 43 96 51 48 58 12 62 0 64 0 55 0 45 36 41 73 37 112 31 151 26 190 21 228 14 265 8 300 0 301 5 303 10 303 16 303 23 Z N"/>
            </draw:custom-shape>
            <draw:custom-shape draw:style-name="Mgr6" draw:text-style-name="MP5" draw:layer="backgroundobjects" svg:width="0.165cm" svg:height="0.14cm" svg:x="5.742cm" svg:y="5.259cm">
              <text:p/>
              <draw:enhanced-geometry svg:viewBox="0 0 242 211" draw:type="non-primitive" draw:enhanced-path="M 35 206 L 31 210 26 211 22 210 18 207 9 202 0 197 11 183 23 169 35 154 49 140 63 127 76 114 91 101 106 88 122 75 138 63 155 52 171 40 190 29 207 19 224 9 242 0 240 7 236 23 231 38 230 45 222 52 199 70 168 95 132 125 97 155 66 181 43 199 35 206 Z N"/>
            </draw:custom-shape>
            <draw:custom-shape draw:style-name="Mgr6" draw:text-style-name="MP5" draw:layer="backgroundobjects" svg:width="0.198cm" svg:height="0.025cm" svg:x="5.916cm" svg:y="5.269cm">
              <text:p/>
              <draw:enhanced-geometry svg:viewBox="0 0 303 41" draw:type="non-primitive" draw:enhanced-path="M 0 41 L 35 35 73 29 111 25 151 21 190 16 230 12 267 7 303 0 303 5 303 9 291 11 256 14 207 20 152 25 96 31 47 37 13 40 0 41 Z N"/>
            </draw:custom-shape>
            <draw:custom-shape draw:style-name="Mgr6" draw:text-style-name="MP5" draw:layer="backgroundobjects" svg:width="0.19cm" svg:height="0.113cm" svg:x="3.415cm" svg:y="5.276cm">
              <text:p/>
              <draw:enhanced-geometry svg:viewBox="0 0 281 171" draw:type="non-primitive" draw:enhanced-path="M 281 105 L 264 113 247 121 230 128 214 135 197 141 180 146 162 151 145 155 127 159 110 162 92 166 73 168 36 170 0 171 0 158 1 145 3 133 5 120 9 107 13 94 18 82 23 70 30 59 37 47 45 38 53 28 63 19 72 12 84 6 96 0 108 2 122 5 135 6 149 7 178 7 207 9 221 12 233 15 244 19 255 27 259 30 264 35 268 41 271 46 274 53 276 60 278 68 281 76 281 90 281 105 Z N"/>
            </draw:custom-shape>
            <draw:custom-shape draw:style-name="Mgr6" draw:text-style-name="MP5" draw:layer="backgroundobjects" svg:width="0.112cm" svg:height="0.27cm" svg:x="5.977cm" svg:y="5.294cm">
              <text:p/>
              <draw:enhanced-geometry svg:viewBox="0 0 175 397" draw:type="non-primitive" draw:enhanced-path="M 143 16 L 136 38 131 62 127 85 123 108 118 131 114 155 109 177 101 200 99 208 91 229 80 259 67 293 54 328 43 357 35 379 32 387 19 392 6 397 3 388 0 381 12 334 25 289 38 244 51 200 64 155 76 109 86 62 95 13 114 11 134 7 155 4 175 0 169 15 162 29 153 22 143 16 Z N"/>
            </draw:custom-shape>
            <draw:custom-shape draw:style-name="Mgr6" draw:text-style-name="MP5" draw:layer="backgroundobjects" svg:width="0.018cm" svg:height="0.043cm" svg:x="3.624cm" svg:y="5.302cm">
              <text:p/>
              <draw:enhanced-geometry svg:viewBox="0 0 32 59" draw:type="non-primitive" draw:enhanced-path="M 0 0 L 9 12 20 26 26 32 29 40 31 44 32 48 32 52 32 58 26 59 20 59 16 57 13 54 10 52 8 48 6 44 4 38 2 18 0 0 Z N"/>
            </draw:custom-shape>
            <draw:custom-shape draw:style-name="Mgr6" draw:text-style-name="MP5" draw:layer="backgroundobjects" svg:width="0.079cm" svg:height="0.27cm" svg:x="5.941cm" svg:y="5.302cm">
              <text:p/>
              <draw:enhanced-geometry svg:viewBox="0 0 119 391" draw:type="non-primitive" draw:enhanced-path="M 39 378 L 38 381 35 383 33 384 31 385 26 386 20 386 15 386 10 386 4 387 0 391 7 341 12 293 19 244 26 196 34 148 43 101 52 56 64 10 76 6 89 2 95 1 103 0 110 0 119 0 108 47 97 94 88 142 77 189 67 236 58 283 48 331 39 378 Z N"/>
            </draw:custom-shape>
            <draw:custom-shape draw:style-name="Mgr6" draw:text-style-name="MP5" draw:layer="backgroundobjects" svg:width="0.148cm" svg:height="0.103cm" svg:x="5.767cm" svg:y="5.312cm">
              <text:p/>
              <draw:enhanced-geometry svg:viewBox="0 0 214 159" draw:type="non-primitive" draw:enhanced-path="M 20 159 L 9 152 0 146 21 127 42 108 64 91 87 74 110 56 134 39 157 20 180 0 185 1 197 4 209 8 214 9 208 21 201 32 194 37 173 51 145 72 110 95 77 118 48 138 28 152 20 159 Z N"/>
            </draw:custom-shape>
            <draw:custom-shape draw:style-name="Mgr6" draw:text-style-name="MP5" draw:layer="backgroundobjects" svg:width="0.069cm" svg:height="0.26cm" svg:x="5.889cm" svg:y="5.312cm">
              <text:p/>
              <draw:enhanced-geometry svg:viewBox="0 0 95 388" draw:type="non-primitive" draw:enhanced-path="M 37 372 L 37 375 36 377 35 379 34 382 30 383 26 384 21 384 16 384 12 385 10 388 4 385 0 382 0 357 1 334 3 310 6 287 13 241 21 195 31 149 39 104 47 57 53 10 59 7 63 4 68 2 73 1 83 0 95 1 90 47 84 93 78 140 72 186 64 233 56 279 47 326 37 372 Z N"/>
            </draw:custom-shape>
            <draw:custom-shape draw:style-name="Mgr6" draw:text-style-name="MP5" draw:layer="backgroundobjects" svg:width="0.104cm" svg:height="0.086cm" svg:x="3.634cm" svg:y="5.364cm">
              <text:p/>
              <draw:enhanced-geometry svg:viewBox="0 0 161 140" draw:type="non-primitive" draw:enhanced-path="M 155 140 L 114 111 75 82 37 53 2 26 1 22 0 18 1 14 2 11 3 7 5 4 9 2 12 0 23 4 33 9 44 14 55 20 75 34 93 50 129 85 161 121 158 130 155 140 Z N"/>
            </draw:custom-shape>
            <draw:custom-shape draw:style-name="Mgr6" draw:text-style-name="MP5" draw:layer="backgroundobjects" svg:width="0.113cm" svg:height="0.095cm" svg:x="5.794cm" svg:y="5.364cm">
              <text:p/>
              <draw:enhanced-geometry svg:viewBox="0 0 173 146" draw:type="non-primitive" draw:enhanced-path="M 0 96 L 8 92 27 81 54 65 85 48 116 31 142 15 161 4 169 0 172 16 173 30 171 44 168 55 164 67 157 78 149 87 140 96 129 105 119 112 107 118 95 125 72 137 48 146 41 139 24 122 8 103 0 96 Z N"/>
            </draw:custom-shape>
            <draw:custom-shape draw:style-name="Mgr6" draw:text-style-name="MP5" draw:layer="backgroundobjects" svg:width="0.198cm" svg:height="0.12cm" svg:x="3.407cm" svg:y="5.355cm">
              <text:p/>
              <draw:enhanced-geometry svg:viewBox="0 0 301 174" draw:type="non-primitive" draw:enhanced-path="M 298 0 L 299 13 300 27 301 43 301 57 284 71 268 83 251 95 234 104 216 114 198 123 179 130 161 137 142 144 124 149 105 155 86 159 47 167 8 174 4 155 0 135 0 126 0 116 1 112 2 108 4 103 8 99 10 96 15 94 19 92 24 91 41 87 50 87 82 79 114 71 145 63 175 52 206 41 236 30 267 16 298 0 Z N"/>
            </draw:custom-shape>
            <draw:custom-shape draw:style-name="Mgr6" draw:text-style-name="MP5" draw:layer="backgroundobjects" svg:width="0.076cm" svg:height="0.076cm" svg:x="3.634cm" svg:y="5.399cm">
              <text:p/>
              <draw:enhanced-geometry svg:viewBox="0 0 124 115" draw:type="non-primitive" draw:enhanced-path="M 114 115 L 107 107 98 102 89 95 78 90 58 79 38 69 28 62 19 56 13 48 7 41 4 37 2 32 1 28 0 23 0 17 0 12 1 7 3 0 22 16 63 53 105 89 124 105 120 109 114 115 Z N"/>
            </draw:custom-shape>
            <draw:custom-shape draw:style-name="Mgr6" draw:text-style-name="MP5" draw:layer="backgroundobjects" svg:width="0.076cm" svg:height="0.035cm" svg:x="3.974cm" svg:y="5.407cm">
              <text:p/>
              <draw:enhanced-geometry svg:viewBox="0 0 108 42" draw:type="non-primitive" draw:enhanced-path="M 108 25 L 108 34 108 42 91 41 53 38 16 35 0 34 1 28 3 17 5 5 6 0 11 7 17 12 23 17 30 21 36 23 42 24 50 25 56 25 70 24 84 23 96 23 108 25 Z N"/>
            </draw:custom-shape>
            <draw:custom-shape draw:style-name="Mgr6" draw:text-style-name="MP5" draw:layer="backgroundobjects" svg:width="0.096cm" svg:height="0.068cm" svg:x="5.689cm" svg:y="5.407cm">
              <text:p/>
              <draw:enhanced-geometry svg:viewBox="0 0 151 109" draw:type="non-primitive" draw:enhanced-path="M 151 78 L 142 79 134 82 124 85 115 89 93 99 71 106 60 109 50 109 45 109 40 108 36 107 31 105 26 103 22 100 17 95 14 91 10 85 7 78 4 71 1 62 0 58 0 54 1 50 4 45 11 36 21 27 32 19 44 11 55 6 63 0 76 13 107 40 137 67 151 78 Z N"/>
            </draw:custom-shape>
            <draw:custom-shape draw:style-name="Mgr6" draw:text-style-name="MP5" draw:layer="backgroundobjects" svg:width="0.071cm" svg:height="0.061cm" svg:x="3.624cm" svg:y="5.432cm">
              <text:p/>
              <draw:enhanced-geometry svg:viewBox="0 0 108 95" draw:type="non-primitive" draw:enhanced-path="M 89 95 L 85 90 78 85 72 81 64 77 49 69 34 62 28 59 22 54 15 49 10 44 6 38 2 31 0 23 0 15 3 7 7 0 23 11 57 36 92 62 108 73 105 75 103 77 101 80 98 83 94 90 89 95 Z N"/>
            </draw:custom-shape>
            <draw:custom-shape draw:style-name="Mgr6" draw:text-style-name="MP5" draw:layer="backgroundobjects" svg:width="0.026cm" svg:height="0.226cm" svg:x="3.573cm" svg:y="5.45cm">
              <text:p/>
              <draw:enhanced-geometry svg:viewBox="0 0 41 333" draw:type="non-primitive" draw:enhanced-path="M 29 308 L 26 314 19 333 17 333 10 329 7 328 4 325 2 322 0 318 5 281 8 245 9 207 9 167 8 128 6 89 3 50 0 13 2 10 4 7 8 5 13 3 17 1 22 0 26 0 32 0 35 38 38 77 40 115 41 154 40 193 39 231 37 250 35 270 32 289 29 308 Z N"/>
            </draw:custom-shape>
            <draw:custom-shape draw:style-name="Mgr6" draw:text-style-name="MP5" draw:layer="backgroundobjects" svg:width="0.07cm" svg:height="0.009cm" svg:x="5.453cm" svg:y="5.432cm">
              <text:p/>
              <draw:enhanced-geometry svg:viewBox="0 0 115 14" draw:type="non-primitive" draw:enhanced-path="M 115 10 L 107 8 98 8 90 8 81 8 63 11 47 13 39 14 31 14 24 14 17 13 12 12 7 9 3 5 0 0 18 1 58 2 97 3 115 3 115 7 115 10 Z N"/>
            </draw:custom-shape>
            <draw:custom-shape draw:style-name="Mgr6" draw:text-style-name="MP5" draw:layer="backgroundobjects" svg:width="0.027cm" svg:height="0.443cm" svg:x="5.453cm" svg:y="5.45cm">
              <text:p/>
              <draw:enhanced-geometry svg:viewBox="0 0 42 660" draw:type="non-primitive" draw:enhanced-path="M 29 660 L 18 655 7 651 7 571 5 489 1 406 0 323 0 281 1 240 4 199 7 158 12 117 17 78 26 38 36 0 39 5 42 9 39 90 38 173 38 254 38 335 38 416 37 497 33 579 29 660 Z N"/>
            </draw:custom-shape>
            <draw:custom-shape draw:style-name="Mgr6" draw:text-style-name="MP5" draw:layer="backgroundobjects" svg:width="0.043cm" svg:height="0.416cm" svg:x="5.41cm" svg:y="5.459cm">
              <text:p/>
              <draw:enhanced-geometry svg:viewBox="0 0 58 631" draw:type="non-primitive" draw:enhanced-path="M 39 631 L 32 627 23 623 16 619 9 613 7 610 4 607 3 604 2 600 1 595 1 590 2 585 4 579 6 542 7 505 6 466 5 428 2 351 0 275 1 238 2 201 5 164 10 129 13 112 18 95 23 78 28 62 35 46 41 30 50 15 58 0 53 38 48 78 44 117 41 157 39 196 38 236 38 275 38 315 39 394 40 473 40 552 39 631 Z N"/>
            </draw:custom-shape>
            <draw:custom-shape draw:style-name="Mgr6" draw:text-style-name="MP5" draw:layer="backgroundobjects" svg:width="0.036cm" svg:height="0.444cm" svg:x="5.489cm" svg:y="5.459cm">
              <text:p/>
              <draw:enhanced-geometry svg:viewBox="0 0 44 663" draw:type="non-primitive" draw:enhanced-path="M 29 643 L 17 653 6 663 5 635 5 560 4 456 3 335 2 216 1 111 0 36 0 9 3 4 6 0 17 34 29 70 34 90 38 110 42 129 44 149 43 211 42 273 39 335 36 396 34 458 31 520 29 581 29 643 Z N"/>
            </draw:custom-shape>
            <draw:custom-shape draw:style-name="Mgr6" draw:text-style-name="MP5" draw:layer="backgroundobjects" svg:width="0.043cm" svg:height="0.408cm" svg:x="5.515cm" svg:y="5.459cm">
              <text:p/>
              <draw:enhanced-geometry svg:viewBox="0 0 64 616" draw:type="non-primitive" draw:enhanced-path="M 64 257 L 62 316 61 362 61 397 60 423 60 443 60 459 60 474 61 489 60 508 60 527 60 553 62 590 57 593 45 603 33 611 29 616 26 598 24 579 22 560 20 542 19 505 20 466 23 388 27 311 29 271 30 232 30 193 28 154 25 115 19 77 15 58 11 39 6 19 0 0 11 10 23 18 31 47 38 72 43 91 46 107 50 137 55 172 56 185 59 215 62 244 64 257 Z N"/>
            </draw:custom-shape>
            <draw:custom-shape draw:style-name="Mgr6" draw:text-style-name="MP5" draw:layer="backgroundobjects" svg:width="0.033cm" svg:height="0.191cm" svg:x="3.529cm" svg:y="5.467cm">
              <text:p/>
              <draw:enhanced-geometry svg:viewBox="0 0 57 289" draw:type="non-primitive" draw:enhanced-path="M 48 289 L 39 286 29 283 29 248 28 212 26 178 23 144 17 110 12 76 7 43 0 10 10 8 21 5 30 2 42 0 44 36 47 73 50 109 55 144 57 180 57 217 56 235 55 253 52 271 48 289 Z N"/>
            </draw:custom-shape>
            <draw:custom-shape draw:style-name="Mgr6" draw:text-style-name="MP5" draw:layer="backgroundobjects" svg:width="0.043cm" svg:height="0.417cm" svg:x="3.946cm" svg:y="5.45cm">
              <text:p/>
              <draw:enhanced-geometry svg:viewBox="0 0 67 632" draw:type="non-primitive" draw:enhanced-path="M 67 0 L 59 39 53 76 48 114 43 153 40 192 37 232 35 271 34 311 32 390 31 471 32 551 32 632 25 631 21 629 17 626 13 623 6 616 0 606 0 589 0 542 1 475 1 399 2 322 2 256 3 209 3 191 5 183 10 161 18 131 26 96 35 61 43 30 49 9 51 0 58 0 67 0 Z N"/>
            </draw:custom-shape>
            <draw:custom-shape draw:style-name="Mgr6" draw:text-style-name="MP5" draw:layer="backgroundobjects" svg:width="0.026cm" svg:height="0.453cm" svg:x="3.982cm" svg:y="5.45cm">
              <text:p/>
              <draw:enhanced-geometry svg:viewBox="0 0 39 677" draw:type="non-primitive" draw:enhanced-path="M 31 677 L 27 671 16 661 4 650 0 645 2 606 3 567 4 526 3 486 2 403 2 320 2 279 3 237 5 196 9 156 13 115 19 76 24 57 28 37 32 19 39 0 35 87 34 171 33 256 33 340 34 425 34 509 33 593 31 677 Z N"/>
            </draw:custom-shape>
            <draw:custom-shape draw:style-name="Mgr6" draw:text-style-name="MP5" draw:layer="backgroundobjects" svg:width="0.025cm" svg:height="0.444cm" svg:x="4.018cm" svg:y="5.459cm">
              <text:p/>
              <draw:enhanced-geometry svg:viewBox="0 0 33 669" draw:type="non-primitive" draw:enhanced-path="M 32 653 L 28 655 16 660 5 666 0 669 0 640 1 564 1 457 2 334 2 211 3 105 3 29 3 0 12 41 19 81 25 122 28 163 31 205 32 245 33 287 33 329 32 411 31 493 31 533 31 573 31 613 32 653 Z N"/>
            </draw:custom-shape>
            <draw:custom-shape draw:style-name="Mgr6" draw:text-style-name="MP5" draw:layer="backgroundobjects" svg:width="0.035cm" svg:height="0.408cm" svg:x="4.043cm" svg:y="5.467cm">
              <text:p/>
              <draw:enhanced-geometry svg:viewBox="0 0 54 613" draw:type="non-primitive" draw:enhanced-path="M 54 594 L 45 603 35 613 31 576 29 539 27 502 27 462 27 383 28 304 28 264 27 224 26 186 23 147 20 109 16 72 9 36 0 0 7 17 14 34 19 52 25 70 33 105 39 141 45 179 48 217 51 255 52 294 53 371 52 447 52 485 52 522 53 558 54 594 Z N"/>
            </draw:custom-shape>
            <draw:custom-shape draw:style-name="Mgr6" draw:text-style-name="MP5" draw:layer="backgroundobjects" svg:width="0.053cm" svg:height="0.175cm" svg:x="3.476cm" svg:y="5.476cm">
              <text:p/>
              <draw:enhanced-geometry svg:viewBox="0 0 84 255" draw:type="non-primitive" draw:enhanced-path="M 20 84 L 17 72 10 45 4 19 0 8 5 9 10 9 14 8 19 7 28 3 38 1 42 0 45 0 50 0 53 1 56 5 58 8 60 13 61 21 62 30 66 57 69 95 73 138 77 181 80 219 83 246 84 255 74 249 66 240 59 232 53 222 48 212 44 200 41 188 39 176 35 152 30 127 28 116 26 104 24 93 20 84 Z N"/>
            </draw:custom-shape>
            <draw:custom-shape draw:style-name="Mgr6" draw:text-style-name="MP5" draw:layer="backgroundobjects" svg:width="0.043cm" svg:height="0.045cm" svg:x="3.624cm" svg:y="5.476cm">
              <text:p/>
              <draw:enhanced-geometry svg:viewBox="0 0 57 63" draw:type="non-primitive" draw:enhanced-path="M 32 63 L 21 61 11 56 7 53 4 48 1 44 0 38 0 32 0 20 0 7 0 0 8 6 27 17 48 30 56 36 57 42 55 46 53 50 50 54 40 58 32 63 Z N"/>
            </draw:custom-shape>
            <draw:custom-shape draw:style-name="Mgr6" draw:text-style-name="MP5" draw:layer="backgroundobjects" svg:width="0.104cm" svg:height="0.295cm" svg:x="5.749cm" svg:y="5.486cm">
              <text:p/>
              <draw:enhanced-geometry svg:viewBox="0 0 147 440" draw:type="non-primitive" draw:enhanced-path="M 147 434 L 142 437 137 440 119 390 102 339 86 288 71 237 55 185 38 134 29 109 20 84 10 59 0 34 3 30 6 26 9 23 13 21 23 18 33 16 42 14 53 10 57 9 62 6 66 3 70 0 79 10 86 22 92 34 98 47 102 59 105 72 108 86 111 99 114 127 115 156 115 184 114 213 113 243 113 272 113 301 114 329 116 343 118 357 120 371 125 384 129 397 133 409 139 422 147 434 Z N"/>
            </draw:custom-shape>
            <draw:custom-shape draw:style-name="Mgr6" draw:text-style-name="MP5" draw:layer="backgroundobjects" svg:width="0.051cm" svg:height="0.147cm" svg:x="3.442cm" svg:y="5.494cm">
              <text:p/>
              <draw:enhanced-geometry svg:viewBox="0 0 79 219" draw:type="non-primitive" draw:enhanced-path="M 56 102 L 63 134 73 169 76 185 79 200 79 206 79 212 79 216 78 219 70 208 61 197 54 184 45 171 39 158 31 144 25 129 19 116 14 101 9 87 6 72 2 57 0 42 0 28 0 14 1 0 10 0 17 1 24 5 29 9 33 14 38 21 40 28 43 36 48 70 56 102 Z N"/>
            </draw:custom-shape>
            <draw:custom-shape draw:style-name="Mgr6" draw:text-style-name="MP5" draw:layer="backgroundobjects" svg:width="0.113cm" svg:height="0.26cm" svg:x="5.716cm" svg:y="5.504cm">
              <text:p/>
              <draw:enhanced-geometry svg:viewBox="0 0 166 390" draw:type="non-primitive" draw:enhanced-path="M 166 390 L 159 390 150 389 142 386 133 381 126 374 121 367 118 362 116 358 115 354 115 350 110 327 105 306 98 285 91 263 76 221 61 178 44 136 28 94 14 50 0 7 6 4 15 1 20 0 25 0 29 1 32 3 38 20 53 64 75 126 99 197 124 269 145 330 161 374 166 390 Z N"/>
            </draw:custom-shape>
            <draw:custom-shape draw:style-name="Mgr6" draw:text-style-name="MP5" draw:layer="backgroundobjects" svg:width="0.076cm" svg:height="0.242cm" svg:x="3.696cm" svg:y="5.547cm">
              <text:p/>
              <draw:enhanced-geometry svg:viewBox="0 0 115 368" draw:type="non-primitive" draw:enhanced-path="M 115 0 L 99 46 84 92 71 139 58 186 45 232 31 279 16 323 0 368 1 347 3 324 6 303 10 281 18 237 28 193 37 151 48 107 57 63 64 19 76 14 89 8 95 4 101 2 108 1 115 0 Z N"/>
            </draw:custom-shape>
            <draw:custom-shape draw:style-name="Mgr6" draw:text-style-name="MP5" draw:layer="backgroundobjects" svg:width="0.086cm" svg:height="0.285cm" svg:x="3.129cm" svg:y="5.547cm">
              <text:p/>
              <draw:enhanced-geometry svg:viewBox="0 0 132 426" draw:type="non-primitive" draw:enhanced-path="M 100 26 L 103 36 106 45 106 55 106 64 101 84 97 103 96 112 95 122 95 132 95 140 98 150 102 158 108 167 116 175 108 191 100 207 95 225 88 242 83 260 77 276 72 284 68 292 64 298 59 305 76 335 92 366 100 381 110 396 120 411 132 426 123 425 113 424 104 421 95 417 86 413 77 408 68 403 60 396 44 381 29 365 15 348 2 330 0 312 0 293 1 274 4 255 12 219 21 183 25 165 30 146 32 128 34 110 35 92 33 73 32 63 30 54 28 45 24 36 22 29 22 24 23 18 27 14 30 10 34 7 38 4 43 0 52 1 60 2 67 5 75 7 87 15 100 26 Z N"/>
            </draw:custom-shape>
            <draw:custom-shape draw:style-name="Mgr6" draw:text-style-name="MP5" draw:layer="backgroundobjects" svg:width="0.043cm" svg:height="0.225cm" svg:x="3.668cm" svg:y="5.564cm">
              <text:p/>
              <draw:enhanced-geometry svg:viewBox="0 0 64 349" draw:type="non-primitive" draw:enhanced-path="M 64 0 L 59 45 51 89 43 133 34 177 26 219 18 263 12 306 7 349 3 349 0 349 1 308 3 266 5 225 9 182 12 139 14 98 16 56 16 16 21 11 27 8 33 6 40 5 51 3 64 0 Z N"/>
            </draw:custom-shape>
            <draw:custom-shape draw:style-name="Mgr6" draw:text-style-name="MP5" draw:layer="backgroundobjects" svg:width="0.296cm" svg:height="0.303cm" svg:x="3.624cm" svg:y="5.572cm">
              <text:p/>
              <draw:enhanced-geometry svg:viewBox="0 0 446 454" draw:type="non-primitive" draw:enhanced-path="M 56 0 L 55 47 55 93 54 138 53 183 51 228 50 273 47 316 43 358 67 356 93 353 118 350 143 345 160 356 177 366 194 374 213 383 231 389 251 396 270 401 290 405 309 408 330 412 349 415 369 417 407 420 446 421 430 431 414 438 397 445 380 449 363 452 344 453 326 454 308 454 272 452 234 448 198 442 162 437 137 438 85 440 33 442 9 444 4 437 1 430 0 423 0 417 0 410 2 404 4 398 7 392 13 380 21 368 24 361 27 355 30 349 32 342 32 328 32 291 32 240 32 180 32 121 32 69 32 33 32 19 33 15 35 10 38 8 41 5 49 2 56 0 Z N"/>
            </draw:custom-shape>
            <draw:custom-shape draw:style-name="Mgr6" draw:text-style-name="MP5" draw:layer="backgroundobjects" svg:width="0.242cm" svg:height="0.112cm" svg:x="5.977cm" svg:y="5.572cm">
              <text:p/>
              <draw:enhanced-geometry svg:viewBox="0 0 364 165" draw:type="non-primitive" draw:enhanced-path="M 364 151 L 357 158 351 165 306 151 262 139 219 125 175 112 131 99 87 86 44 75 0 63 3 53 6 44 12 35 17 27 23 19 31 13 37 5 45 0 62 0 78 2 94 4 111 8 127 13 143 19 159 26 174 32 189 40 204 48 219 58 234 67 260 86 287 108 294 113 305 117 318 122 330 126 343 130 352 136 356 140 360 143 362 147 364 151 Z N"/>
            </draw:custom-shape>
            <draw:custom-shape draw:style-name="Mgr6" draw:text-style-name="MP5" draw:layer="backgroundobjects" svg:width="0.296cm" svg:height="0.165cm" svg:x="3.207cm" svg:y="5.572cm">
              <text:p/>
              <draw:enhanced-geometry svg:viewBox="0 0 434 250" draw:type="non-primitive" draw:enhanced-path="M 368 79 L 376 94 384 110 386 119 388 127 389 137 390 145 351 132 309 119 266 104 222 91 178 79 133 68 110 64 89 61 67 59 45 57 54 63 62 67 72 72 82 76 102 82 123 88 145 93 166 97 187 104 208 111 222 120 237 126 254 132 271 138 306 148 340 159 357 165 372 173 387 181 400 191 406 196 411 203 417 209 421 217 425 224 429 232 432 241 434 250 389 235 344 218 299 199 254 178 210 159 165 140 119 122 74 105 61 104 48 103 42 104 36 105 29 107 23 111 17 103 9 92 6 85 3 80 0 75 0 69 4 50 6 30 8 21 11 13 13 9 15 5 19 2 23 0 45 8 68 14 90 18 111 23 155 29 198 33 218 36 240 40 261 43 282 47 304 53 324 60 345 68 368 79 Z N"/>
            </draw:custom-shape>
            <draw:custom-shape draw:style-name="Mgr6" draw:text-style-name="MP5" draw:layer="backgroundobjects" svg:width="0.085cm" svg:height="0.053cm" svg:x="5.88cm" svg:y="5.581cm">
              <text:p/>
              <draw:enhanced-geometry svg:viewBox="0 0 124 76" draw:type="non-primitive" draw:enhanced-path="M 0 38 L 14 31 29 26 45 21 61 16 92 8 124 0 109 12 76 37 43 64 28 76 21 74 16 70 12 66 7 62 5 56 2 50 1 44 0 38 Z N"/>
            </draw:custom-shape>
            <draw:custom-shape draw:style-name="Mgr6" draw:text-style-name="MP5" draw:layer="backgroundobjects" svg:width="0.086cm" svg:height="0.094cm" svg:x="5.228cm" svg:y="5.608cm">
              <text:p/>
              <draw:enhanced-geometry svg:viewBox="0 0 134 137" draw:type="non-primitive" draw:enhanced-path="M 134 23 L 126 36 115 48 103 61 90 75 77 90 64 105 52 121 41 137 33 121 25 104 21 95 16 88 13 85 8 82 5 79 0 77 6 66 14 55 22 45 31 37 48 19 64 0 74 5 99 12 124 20 134 23 Z N"/>
            </draw:custom-shape>
            <draw:custom-shape draw:style-name="Mgr6" draw:text-style-name="MP5" draw:layer="backgroundobjects" svg:width="0.043cm" svg:height="0.025cm" svg:x="5.916cm" svg:y="5.616cm">
              <text:p/>
              <draw:enhanced-geometry svg:viewBox="0 0 55 48" draw:type="non-primitive" draw:enhanced-path="M 0 48 L 4 40 9 32 14 25 22 19 29 14 38 8 46 4 55 0 51 2 46 4 43 7 40 10 33 17 28 25 23 33 16 39 13 42 9 44 5 47 0 48 Z N"/>
            </draw:custom-shape>
            <draw:custom-shape draw:style-name="Mgr6" draw:text-style-name="MP5" draw:layer="backgroundobjects" svg:width="0.243cm" svg:height="0.078cm" svg:x="5.951cm" svg:y="5.624cm">
              <text:p/>
              <draw:enhanced-geometry svg:viewBox="0 0 369 115" draw:type="non-primitive" draw:enhanced-path="M 262 92 L 250 90 221 82 178 73 130 61 82 49 41 38 11 32 0 29 10 15 19 0 64 14 109 27 154 40 200 52 243 65 287 79 330 94 369 111 363 113 357 114 349 115 343 115 329 114 315 111 287 101 262 92 Z N"/>
            </draw:custom-shape>
            <draw:custom-shape draw:style-name="Mgr6" draw:text-style-name="MP5" draw:layer="backgroundobjects" svg:width="0.104cm" svg:height="0.104cm" svg:x="3.486cm" svg:y="5.651cm">
              <text:p/>
              <draw:enhanced-geometry svg:viewBox="0 0 154 154" draw:type="non-primitive" draw:enhanced-path="M 153 66 L 154 78 154 91 152 103 147 113 142 124 135 134 130 138 125 142 120 146 114 150 104 152 96 153 90 154 87 153 81 152 76 152 66 152 57 152 48 128 29 76 9 24 0 0 24 11 76 33 129 56 153 66 Z N"/>
            </draw:custom-shape>
            <draw:custom-shape draw:style-name="Mgr6" draw:text-style-name="MP5" draw:layer="backgroundobjects" svg:width="0.086cm" svg:height="0.112cm" svg:x="5.218cm" svg:y="5.659cm">
              <text:p/>
              <draw:enhanced-geometry svg:viewBox="0 0 122 166" draw:type="non-primitive" draw:enhanced-path="M 0 166 L 6 159 20 140 39 114 61 84 84 54 103 27 117 8 122 0 109 22 97 44 83 67 69 89 53 110 37 131 28 140 20 150 10 158 0 166 Z N"/>
            </draw:custom-shape>
            <draw:custom-shape draw:style-name="Mgr6" draw:text-style-name="MP5" draw:layer="backgroundobjects" svg:width="0.053cm" svg:height="0.068cm" svg:x="5.175cm" svg:y="5.703cm">
              <text:p/>
              <draw:enhanced-geometry svg:viewBox="0 0 76 112" draw:type="non-primitive" draw:enhanced-path="M 76 0 L 74 7 72 14 67 21 64 28 56 42 47 54 44 61 41 68 37 75 35 82 34 89 34 96 35 104 37 111 35 112 34 112 32 112 30 112 25 110 20 106 10 97 0 90 8 76 16 63 26 52 35 41 57 20 76 0 Z N"/>
            </draw:custom-shape>
            <draw:custom-shape draw:style-name="Mgr6" draw:text-style-name="MP5" draw:layer="backgroundobjects" svg:width="0.13cm" svg:height="0.165cm" svg:x="4.549cm" svg:y="5.703cm">
              <text:p/>
              <draw:enhanced-geometry svg:viewBox="0 0 183 239" draw:type="non-primitive" draw:enhanced-path="M 88 198 L 86 202 85 206 90 208 95 208 101 208 105 208 115 206 125 202 134 197 142 190 151 184 158 179 162 171 167 163 169 153 171 142 173 121 173 100 173 77 172 56 173 46 173 38 175 30 177 23 175 32 175 44 176 57 177 71 181 99 183 127 183 141 181 155 178 168 174 180 171 185 168 190 165 196 159 200 155 204 149 207 142 211 136 213 126 216 118 220 108 226 99 231 91 235 80 238 76 239 71 239 64 239 59 238 57 231 54 223 49 217 44 211 34 199 23 187 17 181 13 175 9 169 6 162 2 155 1 148 0 139 1 131 11 123 19 114 27 103 33 92 45 68 57 44 64 33 71 24 79 15 89 9 93 6 99 4 105 3 111 1 119 0 125 1 134 3 142 4 141 16 140 30 141 44 142 58 144 87 145 114 145 127 143 140 139 152 134 164 130 169 126 173 121 179 115 183 110 187 104 191 96 195 88 198 Z N"/>
            </draw:custom-shape>
            <draw:custom-shape draw:style-name="Mgr6" draw:text-style-name="MP5" draw:layer="backgroundobjects" svg:width="0.462cm" svg:height="0.103cm" svg:x="4.94cm" svg:y="5.721cm">
              <text:p/>
              <draw:enhanced-geometry svg:viewBox="0 0 688 152" draw:type="non-primitive" draw:enhanced-path="M 462 98 L 465 89 469 81 473 75 477 67 482 62 488 56 493 51 498 47 510 40 524 35 538 32 553 30 584 29 616 30 632 30 648 30 664 30 679 29 684 41 687 55 688 70 688 84 688 114 688 143 663 143 597 144 502 146 394 147 285 149 191 150 124 151 98 152 100 137 100 125 98 112 94 101 88 92 82 83 75 75 66 67 48 53 30 38 21 32 13 23 6 16 0 6 13 3 24 1 36 0 47 0 57 1 68 3 79 5 88 9 109 18 127 30 146 41 164 55 181 68 201 81 209 86 219 92 228 96 238 100 248 104 258 107 268 109 278 109 290 109 301 108 313 105 325 101 334 98 343 97 351 97 360 98 378 102 395 108 403 111 412 112 419 114 428 114 437 112 445 110 454 105 462 98 Z N"/>
            </draw:custom-shape>
            <draw:custom-shape draw:style-name="Mgr6" draw:text-style-name="MP5" draw:layer="backgroundobjects" svg:width="0.131cm" svg:height="0.113cm" svg:x="4.845cm" svg:y="5.738cm">
              <text:p/>
              <draw:enhanced-geometry svg:viewBox="0 0 202 176" draw:type="non-primitive" draw:enhanced-path="M 129 44 L 137 55 146 64 153 75 160 87 165 98 168 111 169 118 169 124 168 130 167 137 169 139 173 142 175 143 177 143 180 143 183 142 186 133 189 122 190 111 189 102 186 91 183 81 179 71 174 60 164 50 154 42 168 49 183 56 190 59 196 64 198 67 200 71 201 75 202 79 200 94 197 125 194 157 193 171 176 175 161 176 147 175 133 173 120 169 107 162 96 156 85 147 64 129 42 108 22 87 1 66 0 57 0 48 1 41 4 35 8 31 14 27 20 25 26 23 41 19 55 15 63 13 68 10 73 6 78 0 87 1 96 5 104 9 112 14 125 27 135 39 132 41 129 44 Z N"/>
            </draw:custom-shape>
            <draw:custom-shape draw:style-name="Mgr6" draw:text-style-name="MP5" draw:layer="backgroundobjects" svg:width="0.452cm" svg:height="0.086cm" svg:x="4.105cm" svg:y="5.738cm">
              <text:p/>
              <draw:enhanced-geometry svg:viewBox="0 0 673 131" draw:type="non-primitive" draw:enhanced-path="M 287 121 L 300 122 313 122 326 120 340 117 366 109 394 100 408 94 422 90 436 87 450 85 463 84 477 85 491 87 504 92 526 90 550 87 573 83 596 75 606 71 617 67 628 61 637 56 647 50 656 42 665 35 673 26 673 28 673 30 671 34 669 37 664 42 659 48 655 55 650 62 649 66 649 69 649 73 650 76 656 76 660 76 655 76 649 76 645 78 642 80 640 84 637 88 637 93 637 99 637 105 639 110 640 112 642 115 644 117 647 118 564 122 482 125 401 126 321 126 242 126 163 126 83 127 3 131 2 111 1 69 0 26 0 6 11 4 21 2 33 2 44 4 67 8 91 14 101 16 113 19 125 20 136 20 146 18 158 14 163 11 169 8 173 5 178 0 187 20 197 39 207 57 219 75 225 83 232 90 239 98 248 104 256 109 266 114 276 118 287 121 Z N"/>
            </draw:custom-shape>
            <draw:custom-shape draw:style-name="Mgr6" draw:text-style-name="MP5" draw:layer="backgroundobjects" svg:width="0.165cm" svg:height="0.076cm" svg:x="4.687cm" svg:y="5.738cm">
              <text:p/>
              <draw:enhanced-geometry svg:viewBox="0 0 245 117" draw:type="non-primitive" draw:enhanced-path="M 245 117 L 235 117 208 117 171 117 128 117 86 117 49 117 23 117 13 117 13 110 13 102 12 95 10 87 7 70 2 53 1 46 0 37 0 30 1 22 3 16 7 9 12 4 18 0 39 6 59 14 79 21 98 28 119 35 139 39 150 40 160 41 171 41 182 40 191 52 214 79 235 105 245 117 Z N"/>
            </draw:custom-shape>
            <draw:custom-shape draw:style-name="Mgr6" draw:text-style-name="MP5" draw:layer="backgroundobjects" svg:width="0.035cm" svg:height="0.025cm" svg:x="5.819cm" svg:y="5.789cm">
              <text:p/>
              <draw:enhanced-geometry svg:viewBox="0 0 52 38" draw:type="non-primitive" draw:enhanced-path="M 52 38 L 0 0 52 22 52 38 Z N"/>
            </draw:custom-shape>
            <draw:custom-shape draw:style-name="Mgr6" draw:text-style-name="MP5" draw:layer="backgroundobjects" svg:width="0.469cm" svg:height="0.026cm" svg:x="4.105cm" svg:y="5.868cm">
              <text:p/>
              <draw:enhanced-geometry svg:viewBox="0 0 702 44" draw:type="non-primitive" draw:enhanced-path="M 702 41 L 672 41 592 42 480 42 352 43 223 43 110 44 30 44 0 44 2 39 5 25 9 12 10 7 97 5 182 4 266 3 350 2 432 0 514 0 595 2 676 3 681 9 689 22 698 36 702 41 Z N"/>
            </draw:custom-shape>
            <draw:custom-shape draw:style-name="Mgr6" draw:text-style-name="MP5" draw:layer="backgroundobjects" svg:width="0.27cm" svg:height="0.035cm" svg:x="4.661cm" svg:y="5.859cm">
              <text:p/>
              <draw:enhanced-geometry svg:viewBox="0 0 408 48" draw:type="non-primitive" draw:enhanced-path="M 408 48 L 390 48 344 48 279 48 204 48 130 48 63 48 17 48 0 48 8 41 15 34 23 29 31 24 40 18 48 15 57 11 66 9 85 4 104 1 124 0 146 0 188 2 233 4 254 6 277 6 299 6 322 3 347 19 371 33 383 40 392 44 401 47 408 48 Z N"/>
            </draw:custom-shape>
            <draw:custom-shape draw:style-name="Mgr6" draw:text-style-name="MP5" draw:layer="backgroundobjects" svg:width="0.408cm" svg:height="0.026cm" svg:x="4.993cm" svg:y="5.868cm">
              <text:p/>
              <draw:enhanced-geometry svg:viewBox="0 0 607 45" draw:type="non-primitive" draw:enhanced-path="M 605 45 L 580 45 511 45 414 45 303 45 191 45 95 45 26 45 0 45 2 39 7 23 13 8 15 0 40 0 107 1 200 1 307 3 414 4 508 4 574 4 599 4 602 6 605 8 606 10 607 13 607 17 607 24 605 29 604 35 604 40 605 45 Z N"/>
            </draw:custom-shape>
            <draw:custom-shape draw:style-name="Mgr6" draw:text-style-name="MP5" draw:layer="backgroundobjects" svg:width="0.843cm" svg:height="0.071cm" svg:x="5.525cm" svg:y="5.833cm">
              <text:p/>
              <draw:enhanced-geometry svg:viewBox="0 0 1263 106" draw:type="non-primitive" draw:enhanced-path="M 0 106 L 8 103 18 100 25 94 34 90 49 79 64 71 71 68 79 64 86 63 94 63 102 65 112 70 120 75 131 84 143 86 155 88 168 90 180 91 204 91 227 90 249 88 271 84 292 80 315 75 336 71 357 66 379 63 401 60 423 58 446 59 469 60 494 64 502 56 522 36 542 16 551 8 562 8 594 8 638 9 688 9 738 10 782 10 813 11 825 11 820 14 806 22 793 29 786 32 790 36 792 37 795 37 799 36 796 48 793 60 793 64 795 69 797 71 799 72 802 73 807 74 842 74 877 75 911 75 944 75 976 75 1010 74 1043 73 1077 71 1082 63 1085 54 1088 45 1089 34 1091 26 1093 17 1095 13 1097 10 1099 7 1102 4 1117 1 1131 0 1144 1 1157 5 1168 10 1178 15 1188 23 1196 31 1214 49 1231 70 1246 89 1263 106 1248 106 1208 106 1145 106 1065 106 969 106 862 106 749 106 631 106 513 106 399 106 292 106 197 106 116 106 54 106 13 106 0 106 Z N"/>
            </draw:custom-shape>
            <draw:custom-shape draw:style-name="Mgr6" draw:text-style-name="MP5" draw:layer="backgroundobjects" svg:width="0.871cm" svg:height="0.061cm" svg:x="3.103cm" svg:y="5.843cm">
              <text:p/>
              <draw:enhanced-geometry svg:viewBox="0 0 1302 90" draw:type="non-primitive" draw:enhanced-path="M 217 0 L 239 0 299 0 385 0 482 0 579 0 663 0 723 0 747 0 749 12 751 24 754 36 758 46 760 52 764 56 767 60 771 63 776 66 782 69 787 70 795 71 809 65 822 61 836 58 850 56 864 54 879 53 893 53 907 53 936 55 963 58 991 62 1019 66 1048 71 1075 74 1102 75 1130 74 1144 73 1158 71 1170 68 1184 64 1197 59 1211 54 1224 47 1238 39 1253 52 1268 64 1285 77 1302 90 1287 90 1245 90 1181 90 1098 90 1000 90 890 90 772 90 651 90 529 90 411 90 301 90 203 90 120 90 56 90 14 90 0 90 9 85 18 77 28 70 37 60 55 42 73 24 83 16 92 10 102 5 112 1 117 1 122 0 127 1 134 2 139 4 144 7 150 10 156 13 163 14 170 14 179 13 186 12 195 10 203 7 211 4 217 0 Z N"/>
            </draw:custom-shape>
            <draw:custom-shape draw:style-name="Mgr6" draw:text-style-name="MP5" draw:layer="backgroundobjects" svg:width="0.976cm" svg:height="0.093cm" svg:x="4.26cm" svg:y="5.948cm">
              <text:p/>
              <draw:enhanced-geometry svg:viewBox="0 0 1451 135" draw:type="non-primitive" draw:enhanced-path="M 258 34 L 279 33 296 34 300 36 303 38 306 40 308 42 310 46 312 50 313 56 316 63 303 60 290 57 284 56 278 56 273 56 268 57 265 61 265 66 267 71 268 74 270 77 273 81 277 84 281 87 290 92 297 97 302 101 305 104 307 107 309 110 312 112 317 113 322 113 326 113 337 112 348 113 351 111 353 109 354 106 355 102 355 94 355 87 355 84 355 80 356 77 358 75 360 73 363 72 367 72 372 73 373 81 374 89 376 94 380 100 383 104 387 106 392 108 398 109 410 110 422 109 436 107 449 104 455 101 462 95 467 91 473 86 477 79 480 73 481 66 481 60 478 57 475 56 471 55 468 54 462 55 455 57 448 60 442 63 434 65 427 66 419 52 411 38 414 36 417 34 420 33 423 34 431 38 438 41 443 43 446 43 449 44 452 43 454 42 457 39 458 34 459 28 454 16 449 6 457 4 467 2 478 2 489 4 493 6 497 8 501 11 504 14 506 18 507 24 506 30 504 38 510 36 523 31 536 27 542 25 544 29 545 34 545 39 546 44 545 54 545 63 542 61 539 60 536 59 532 59 524 59 516 60 511 63 507 66 512 76 520 87 529 95 539 103 544 106 549 108 556 110 561 111 567 112 573 112 578 112 584 110 586 108 588 105 588 102 588 98 587 91 585 85 584 77 585 71 586 69 588 66 591 64 596 63 602 63 605 63 608 65 610 68 611 75 611 84 610 92 611 100 612 104 615 106 618 109 622 110 647 110 675 108 682 107 688 105 694 102 698 98 702 93 705 88 707 80 707 73 707 65 705 60 702 56 698 54 682 63 667 73 665 66 660 54 655 40 654 34 659 34 672 36 685 37 691 38 691 22 691 6 698 6 712 6 727 6 733 6 734 11 734 16 733 22 732 26 732 29 733 33 736 37 743 41 755 38 768 34 766 48 765 63 755 61 745 57 741 56 736 56 734 57 733 58 731 60 730 63 735 76 738 91 742 98 746 104 749 106 752 108 757 109 762 110 770 109 778 109 785 109 794 110 800 110 808 108 812 107 815 105 818 102 823 97 822 90 821 81 822 78 823 75 825 73 829 73 833 71 838 71 841 71 843 72 844 74 845 76 845 78 845 81 845 87 845 94 845 100 847 104 861 107 875 109 889 109 903 107 909 105 915 103 920 100 925 96 931 91 934 86 938 79 940 73 940 69 941 64 941 62 943 60 941 57 939 55 936 54 933 53 927 53 921 54 908 57 895 60 895 52 894 44 894 41 896 38 899 36 903 34 908 34 915 36 921 38 927 40 933 40 938 39 940 38 942 36 944 32 947 28 946 18 943 9 951 7 958 7 966 7 973 7 981 8 988 8 995 8 1001 6 1001 11 1000 23 999 36 998 41 1003 40 1016 38 1028 36 1033 34 1025 50 1017 66 1013 63 1009 61 1004 60 1000 60 995 60 990 59 986 58 982 57 979 59 976 61 975 64 975 66 975 72 979 77 986 88 991 97 995 102 997 105 1000 107 1004 108 1013 110 1021 110 1031 109 1041 109 1049 109 1059 110 1060 106 1065 94 1069 84 1071 78 1075 79 1077 80 1079 81 1080 84 1082 90 1083 95 1084 102 1088 107 1090 109 1092 110 1095 110 1100 110 1106 110 1111 110 1116 109 1122 108 1132 104 1143 98 1153 91 1162 82 1170 73 1177 63 1176 59 1174 56 1172 55 1170 53 1163 52 1157 53 1144 56 1136 57 1136 48 1136 41 1139 39 1142 38 1145 38 1148 39 1156 41 1162 44 1169 46 1175 47 1178 46 1183 44 1186 42 1189 38 1188 23 1186 9 1195 9 1217 9 1237 9 1247 9 1241 17 1236 27 1235 32 1235 37 1236 39 1237 41 1238 42 1240 43 1253 42 1266 41 1266 50 1266 60 1251 57 1236 54 1230 53 1223 53 1220 54 1217 55 1215 57 1211 60 1218 70 1224 80 1231 91 1238 101 1242 105 1247 108 1252 110 1256 112 1263 113 1268 113 1274 112 1282 110 1285 112 1288 112 1291 112 1294 112 1299 109 1303 105 1310 93 1314 80 1315 75 1317 71 1318 68 1319 68 1320 70 1322 75 1323 85 1326 97 1332 102 1337 105 1343 106 1348 106 1353 106 1359 104 1364 102 1368 100 1388 85 1406 73 1412 63 1416 57 1411 50 1406 48 1401 48 1396 49 1388 54 1378 57 1376 58 1375 60 1373 57 1370 55 1370 53 1370 50 1370 46 1373 42 1379 33 1384 25 1388 28 1392 31 1396 33 1400 36 1406 38 1411 38 1416 38 1422 38 1430 22 1438 6 1444 7 1451 9 1446 22 1440 37 1432 52 1423 69 1413 85 1405 102 1396 118 1391 133 1376 133 1335 133 1271 133 1189 133 1092 133 984 133 868 134 748 134 627 134 512 134 403 134 306 134 224 135 160 135 119 135 105 135 98 129 90 123 83 117 75 109 62 92 48 75 22 38 0 6 6 4 15 4 23 6 32 9 35 12 38 14 41 18 43 22 46 27 46 31 46 38 44 43 51 41 64 36 76 30 83 28 85 32 90 44 96 55 99 60 97 62 95 63 92 63 89 64 84 63 78 63 71 63 67 65 65 68 64 70 63 74 64 78 73 84 83 90 91 98 100 106 104 109 108 112 113 114 117 116 121 117 127 117 131 116 136 113 136 108 136 96 136 84 136 78 149 78 162 78 161 84 161 89 161 93 162 97 163 102 165 106 167 109 170 112 174 114 178 117 181 118 185 119 189 120 193 119 197 119 200 117 206 116 210 113 214 111 217 108 224 101 228 93 234 76 239 60 234 58 229 57 225 57 220 58 209 60 198 62 193 63 189 62 184 61 180 59 177 56 175 50 173 43 171 34 176 37 180 37 185 38 192 37 202 37 213 38 216 32 217 28 217 24 216 18 212 10 207 2 213 0 220 0 226 0 232 1 239 2 244 2 250 4 258 2 258 8 258 18 258 29 258 34 Z N"/>
            </draw:custom-shape>
            <draw:custom-shape draw:style-name="Mgr6" draw:text-style-name="MP5" draw:layer="backgroundobjects" svg:width="0.103cm" svg:height="0.078cm" svg:x="6.238cm" svg:y="5.956cm">
              <text:p/>
              <draw:enhanced-geometry svg:viewBox="0 0 163 117" draw:type="non-primitive" draw:enhanced-path="M 163 0 L 148 14 133 26 119 38 105 50 78 69 55 84 34 97 18 106 7 113 0 117 14 86 28 48 39 16 43 2 73 1 107 0 140 0 163 0 Z N"/>
            </draw:custom-shape>
            <draw:custom-shape draw:style-name="Mgr6" draw:text-style-name="MP5" draw:layer="backgroundobjects" svg:width="0.104cm" svg:height="0.085cm" svg:x="3.154cm" svg:y="5.956cm">
              <text:p/>
              <draw:enhanced-geometry svg:viewBox="0 0 166 133" draw:type="non-primitive" draw:enhanced-path="M 166 133 L 147 118 126 102 102 87 80 71 57 54 36 37 25 29 17 19 8 10 0 0 17 0 53 2 89 3 105 3 115 23 135 68 157 113 166 133 Z N"/>
            </draw:custom-shape>
            <draw:custom-shape draw:style-name="Mgr6" draw:text-style-name="MP5" draw:layer="backgroundobjects" svg:width="0.592cm" svg:height="0.036cm" svg:x="4.444cm" svg:y="6.06cm">
              <text:p/>
              <draw:enhanced-geometry svg:viewBox="0 0 877 45" draw:type="non-primitive" draw:enhanced-path="M 877 5 L 823 17 770 25 715 33 661 38 606 42 550 44 496 45 440 45 385 44 329 41 273 37 218 33 164 27 108 21 54 13 0 5 49 4 101 3 154 2 207 1 262 1 317 0 374 0 430 0 487 0 544 0 600 1 657 1 713 2 769 3 823 4 877 5 Z N"/>
            </draw:custom-shape>
            <draw:custom-shape draw:style-name="Mgr6" draw:text-style-name="MP5" draw:layer="backgroundobjects" svg:width="2.874cm" svg:height="0.54cm" svg:x="3.302cm" svg:y="5.981cm">
              <text:p/>
              <draw:enhanced-geometry svg:viewBox="0 0 4293 816" draw:type="non-primitive" draw:enhanced-path="M 2315 640 L 2308 645 2291 657 2274 669 2266 674 2259 671 2252 669 2247 666 2243 662 2239 658 2235 654 2232 650 2230 645 2226 636 2225 625 2224 614 2225 604 2227 580 2231 557 2232 545 2232 534 2231 524 2229 515 2228 495 2224 466 2224 459 2224 452 2225 446 2226 439 2228 435 2231 431 2235 429 2241 428 2251 429 2277 433 2302 437 2313 439 2313 448 2313 470 2314 502 2314 540 2314 576 2315 608 2315 632 2315 640 Z M 3578 136 L 3560 102 3543 69 3526 35 3511 0 3453 26 3395 49 3336 72 3277 95 3218 116 3157 136 3096 156 3035 174 2974 191 2912 206 2850 221 2787 235 2724 246 2661 258 2598 268 2535 276 2471 284 2407 289 2343 294 2278 298 2214 300 2149 301 2085 300 2020 298 1956 294 1890 290 1825 284 1760 276 1696 268 1631 257 1566 245 1502 231 1457 224 1413 215 1369 207 1327 196 1284 184 1242 173 1201 160 1160 146 1078 117 997 85 915 53 831 19 819 47 806 76 798 92 791 107 783 122 775 136 765 136 741 136 703 136 653 136 594 136 529 136 459 136 387 136 315 136 244 136 179 136 120 136 71 136 33 136 8 136 0 136 57 177 117 218 177 256 239 294 301 332 365 367 429 401 494 434 560 466 627 497 695 526 763 554 832 580 902 605 971 628 1042 650 1042 644 1040 639 1037 636 1035 632 1030 626 1024 621 1016 617 1009 612 1001 607 995 600 992 592 990 586 992 580 993 576 996 572 1000 567 1004 564 1010 562 1020 556 1032 550 1037 547 1042 544 1046 541 1048 537 1045 529 1042 522 1040 513 1039 506 1040 498 1042 491 1045 483 1048 476 1032 469 1016 463 1000 455 985 448 955 432 925 415 898 397 869 378 841 358 812 339 809 342 806 346 808 356 809 367 808 377 807 386 804 396 800 405 796 414 791 422 782 439 774 458 769 466 767 476 765 485 764 495 759 492 753 487 748 483 744 478 735 466 728 452 722 438 718 423 716 409 715 394 697 399 676 402 665 403 654 403 646 402 637 399 635 394 633 387 634 381 635 374 637 368 640 363 643 357 647 352 637 351 615 349 593 347 583 346 572 353 560 359 548 364 537 366 524 368 511 368 498 367 485 365 459 359 433 352 409 346 385 339 386 331 388 323 392 315 396 308 400 302 405 295 413 291 420 288 420 283 419 278 417 274 414 270 406 263 398 258 388 253 381 246 378 243 374 239 373 234 372 228 377 223 381 220 386 216 390 214 400 211 411 211 432 213 456 215 459 209 461 203 461 197 461 193 461 188 462 182 465 177 472 170 485 176 518 188 550 200 564 206 574 218 582 230 589 243 597 256 604 269 613 279 617 285 622 288 627 292 634 294 634 287 633 270 632 252 631 244 637 241 643 240 649 239 655 238 668 239 681 242 705 250 727 257 727 255 727 254 715 243 705 236 697 230 688 226 681 222 672 216 664 210 653 200 660 192 666 186 671 181 678 179 683 178 688 178 694 179 700 180 712 184 725 190 732 192 741 193 749 193 758 193 790 189 807 188 809 189 811 190 812 192 813 195 813 204 812 215 818 227 823 236 828 242 834 246 840 250 845 251 852 252 858 251 871 251 885 252 892 254 899 257 906 262 914 270 926 291 942 314 957 336 971 355 977 356 982 356 988 356 994 355 1005 351 1017 346 1040 333 1058 320 1062 314 1064 308 1065 303 1065 299 1063 295 1061 292 1057 290 1053 288 1033 283 1017 275 1003 269 992 261 980 253 970 242 965 237 961 231 957 225 954 219 951 212 949 205 948 197 947 190 951 187 956 184 962 182 968 182 980 182 992 186 1003 189 1016 191 1021 192 1028 192 1033 191 1039 190 1042 187 1044 183 1045 180 1046 176 1046 167 1047 160 1047 151 1049 145 1051 142 1053 140 1058 138 1062 136 1073 141 1083 147 1093 154 1103 160 1110 168 1116 177 1123 187 1128 196 1137 191 1146 183 1152 181 1157 181 1159 182 1161 183 1164 187 1167 190 1171 196 1174 203 1176 209 1179 216 1183 231 1184 246 1183 261 1179 276 1176 284 1174 290 1171 298 1167 304 1158 305 1152 307 1145 311 1140 316 1136 321 1132 326 1128 334 1125 340 1119 354 1111 367 1107 372 1102 378 1095 381 1087 383 1105 381 1144 375 1184 370 1202 368 1207 367 1214 366 1218 365 1223 363 1232 357 1238 351 1245 343 1250 335 1254 325 1260 317 1264 307 1269 298 1274 289 1281 282 1288 274 1297 269 1302 267 1308 266 1313 263 1319 263 1329 268 1339 274 1341 278 1343 283 1344 288 1342 294 1336 304 1332 314 1329 325 1326 336 1321 359 1316 381 1331 382 1345 383 1356 385 1363 385 1369 383 1375 380 1379 375 1383 371 1385 365 1388 358 1391 345 1394 331 1396 324 1398 318 1402 313 1406 307 1423 291 1442 274 1446 271 1452 268 1456 266 1461 265 1467 265 1472 265 1477 267 1483 269 1483 278 1485 286 1487 291 1490 295 1493 298 1498 299 1503 299 1508 299 1520 297 1532 295 1538 295 1545 295 1550 298 1555 301 1554 308 1553 316 1553 322 1553 329 1554 334 1556 339 1558 345 1561 350 1567 358 1574 367 1584 375 1594 383 1587 391 1580 399 1571 405 1562 412 1552 416 1542 420 1532 423 1521 426 1510 428 1500 429 1488 429 1477 429 1456 428 1435 425 1432 430 1429 433 1426 435 1423 436 1416 436 1409 435 1402 433 1394 433 1390 433 1387 435 1383 437 1380 441 1390 446 1398 450 1408 453 1419 457 1428 459 1438 461 1448 462 1458 463 1478 463 1499 462 1518 460 1536 457 1561 450 1584 444 1608 438 1630 433 1653 427 1676 420 1698 413 1722 402 1727 409 1731 414 1734 420 1734 427 1731 439 1728 452 1727 459 1726 464 1726 469 1728 474 1731 478 1738 481 1745 483 1757 485 1759 491 1759 496 1758 501 1756 507 1748 515 1741 523 1732 523 1725 523 1720 525 1716 528 1713 531 1711 537 1710 542 1709 547 1707 558 1704 569 1702 573 1697 576 1693 579 1687 580 1657 569 1625 555 1617 550 1611 546 1604 542 1599 538 1595 533 1592 528 1588 523 1587 516 1578 515 1567 514 1556 514 1547 515 1536 517 1527 519 1520 524 1515 530 1525 534 1536 539 1541 538 1546 537 1549 541 1552 544 1555 548 1558 551 1567 557 1577 561 1595 569 1613 577 1620 582 1626 588 1631 594 1636 601 1641 608 1644 616 1647 623 1650 632 1655 648 1658 664 1660 680 1661 694 1653 699 1647 700 1641 700 1634 699 1623 696 1610 691 1609 698 1606 712 1604 726 1603 733 1597 734 1590 735 1585 734 1580 734 1570 731 1562 725 1554 720 1546 714 1537 708 1527 704 1513 714 1498 723 1489 726 1482 728 1477 728 1473 726 1468 725 1463 723 1466 700 1471 648 1476 595 1478 571 1474 565 1468 560 1461 556 1455 553 1440 545 1424 540 1407 534 1391 529 1383 526 1375 522 1368 518 1361 513 1366 522 1369 532 1373 545 1375 558 1376 572 1375 585 1374 591 1373 597 1371 604 1367 609 1369 617 1374 624 1378 630 1384 636 1397 645 1412 653 1410 664 1409 673 1408 677 1406 682 1404 685 1399 688 1395 690 1391 691 1388 692 1383 692 1376 692 1368 690 1361 686 1355 682 1348 677 1342 672 1334 669 1328 664 1322 658 1318 652 1316 645 1315 638 1314 630 1314 622 1315 606 1316 589 1317 573 1316 558 1314 563 1306 575 1300 588 1298 593 1285 602 1272 608 1258 612 1243 616 1229 618 1213 618 1197 618 1181 617 1175 625 1169 633 1160 641 1151 649 1132 661 1119 672 1191 692 1264 710 1337 728 1411 742 1486 756 1561 769 1636 780 1712 788 1788 797 1865 803 1942 809 2020 813 2098 815 2176 816 2255 816 2335 815 2310 800 2288 786 2264 772 2242 758 2218 746 2195 734 2171 721 2146 708 2150 678 2153 646 2155 614 2157 580 2157 547 2156 515 2155 483 2153 453 2151 446 2150 439 2150 433 2150 427 2151 422 2152 417 2153 413 2155 409 2161 401 2168 395 2177 389 2185 385 2205 375 2226 366 2235 359 2245 352 2253 343 2261 333 2281 339 2326 355 2371 370 2391 377 2393 380 2394 382 2395 384 2395 386 2393 390 2391 395 2384 402 2378 410 2382 427 2384 444 2386 460 2387 477 2387 508 2387 539 2387 570 2388 601 2389 617 2391 633 2394 650 2398 667 2388 674 2366 690 2343 707 2332 715 2345 722 2375 737 2404 752 2417 758 2417 767 2416 773 2414 779 2411 782 2408 785 2404 788 2400 789 2395 792 2386 795 2377 798 2373 801 2369 804 2366 810 2362 815 2420 812 2477 806 2532 799 2588 792 2642 783 2697 773 2750 766 2803 757 2800 747 2794 723 2786 700 2784 689 2772 691 2760 696 2746 701 2731 706 2724 707 2718 708 2713 708 2707 707 2703 704 2700 700 2698 693 2698 685 2693 691 2688 697 2683 702 2676 706 2670 710 2662 713 2655 714 2646 714 2643 715 2639 715 2636 713 2631 709 2628 706 2625 701 2622 694 2620 688 2613 672 2608 653 2603 633 2597 610 2587 563 2576 516 2571 495 2564 476 2558 459 2551 444 2549 453 2544 477 2535 511 2527 550 2518 590 2511 624 2505 648 2503 657 2506 660 2511 662 2515 664 2519 665 2529 666 2539 666 2547 667 2556 669 2558 671 2561 673 2563 677 2564 682 2547 700 2531 717 2524 724 2515 731 2505 736 2497 739 2474 732 2450 724 2437 720 2425 715 2420 712 2416 708 2411 705 2407 701 2416 653 2424 604 2434 557 2446 510 2452 486 2458 463 2466 441 2473 418 2482 396 2492 373 2501 351 2513 330 2521 324 2529 321 2537 319 2546 318 2555 319 2563 322 2572 326 2580 333 2584 346 2596 379 2613 426 2632 479 2653 532 2670 579 2682 612 2686 625 2691 628 2702 635 2714 641 2719 644 2729 643 2737 641 2746 639 2752 637 2758 634 2764 630 2768 626 2772 622 2776 618 2778 613 2780 608 2781 603 2783 591 2782 579 2778 554 2772 529 2769 517 2767 507 2765 496 2765 487 2761 469 2756 447 2754 436 2751 425 2748 414 2744 403 2739 394 2733 386 2730 382 2726 380 2722 377 2718 374 2714 373 2708 372 2703 372 2698 372 2691 373 2685 375 2677 379 2670 382 2668 375 2668 368 2668 362 2669 356 2671 350 2674 345 2677 339 2682 334 2701 313 2722 288 2730 291 2737 293 2746 295 2753 297 2769 298 2784 299 2792 300 2799 301 2805 303 2812 306 2818 309 2825 314 2830 320 2835 326 2832 361 2831 397 2832 435 2835 474 2837 493 2841 513 2844 531 2847 550 2851 569 2857 586 2862 603 2867 619 2877 616 2899 608 2921 601 2931 596 2936 600 2939 602 2942 605 2943 608 2946 616 2946 622 2928 643 2888 690 2847 737 2828 757 2877 748 2927 737 2975 725 3024 714 3073 701 3121 688 3171 674 3219 660 3267 645 3315 629 3362 614 3410 597 3457 580 3504 563 3550 545 3597 526 3642 507 3688 486 3733 466 3779 445 3824 422 3868 400 3913 378 3956 353 3999 329 4043 304 4086 278 4127 252 4169 225 4210 197 4252 168 4293 140 4262 140 4181 139 4066 139 3935 138 3804 138 3689 136 3608 136 3578 136 Z M 1264 490 L 1262 512 1260 533 1257 543 1253 551 1250 556 1246 559 1241 562 1236 564 1229 556 1220 546 1210 539 1201 530 1181 516 1159 505 1137 494 1115 485 1093 477 1072 470 1098 466 1125 461 1151 455 1176 451 1189 450 1201 451 1213 453 1224 457 1235 462 1246 469 1254 478 1264 490 Z M 3268 206 L 3278 204 3290 203 3301 204 3311 206 3333 212 3353 221 3354 212 3353 204 3351 194 3349 184 3348 175 3349 166 3350 163 3352 159 3355 156 3358 152 3372 156 3385 161 3397 167 3408 176 3417 184 3426 194 3434 205 3442 215 3450 226 3458 237 3466 246 3476 256 3486 265 3496 272 3502 275 3508 277 3514 281 3521 282 3545 290 3569 297 3582 300 3593 302 3605 304 3617 305 3630 305 3641 305 3653 304 3665 303 3677 300 3688 297 3700 293 3712 288 3696 279 3678 271 3660 263 3640 257 3631 255 3621 253 3610 252 3601 252 3591 252 3582 252 3572 254 3562 256 3559 252 3557 248 3555 244 3555 241 3555 238 3556 235 3558 231 3560 228 3571 216 3583 206 3589 202 3595 197 3602 194 3608 192 3620 189 3633 188 3646 188 3658 191 3672 194 3685 197 3711 207 3737 215 3751 219 3764 221 3778 222 3792 221 3795 212 3799 204 3804 195 3809 188 3815 180 3823 174 3826 172 3830 170 3835 168 3839 167 3849 164 3857 161 3866 161 3874 161 3889 165 3904 171 3910 173 3918 176 3924 178 3932 179 3939 179 3947 178 3954 175 3963 171 3967 170 3970 170 3974 171 3979 172 3985 175 3992 180 4001 193 4010 206 4010 212 4010 218 4001 218 3995 215 3989 212 3985 208 3978 198 3968 188 3962 192 3955 196 3949 198 3942 200 3935 203 3929 204 3922 204 3915 204 3908 204 3902 202 3895 200 3889 197 3884 195 3877 191 3873 187 3868 182 3865 183 3861 184 3859 187 3857 188 3854 193 3853 198 3854 210 3856 221 3860 224 3866 227 3870 228 3875 228 3886 226 3895 223 3900 221 3905 220 3909 220 3913 221 3917 223 3919 226 3922 231 3924 238 3928 253 3931 268 3932 274 3933 282 3934 289 3933 297 3916 298 3898 299 3879 302 3861 305 3843 309 3825 315 3808 321 3792 329 3787 332 3782 336 3778 340 3775 345 3769 353 3765 363 3759 383 3750 402 3742 413 3732 422 3723 431 3712 439 3701 447 3690 453 3680 459 3668 463 3656 466 3645 469 3633 471 3621 471 3608 471 3595 470 3584 469 3571 466 3573 464 3575 461 3575 459 3575 455 3576 452 3577 449 3579 447 3583 446 3577 442 3571 439 3563 437 3557 435 3554 434 3552 432 3550 431 3548 428 3548 426 3548 422 3551 418 3553 414 3570 403 3586 394 3603 385 3620 378 3637 371 3655 366 3672 362 3692 358 3692 354 3692 350 3671 350 3650 352 3630 355 3609 359 3589 365 3570 373 3560 378 3552 382 3543 387 3536 394 3527 404 3519 417 3512 430 3505 443 3493 470 3480 496 3473 509 3464 521 3456 530 3445 540 3440 544 3434 547 3428 550 3420 554 3413 556 3405 558 3397 559 3388 560 3384 549 3380 540 3376 544 3371 547 3367 549 3362 551 3350 554 3338 555 3336 547 3333 532 3329 517 3326 510 3311 516 3298 522 3300 508 3303 494 3308 479 3316 465 3323 452 3333 438 3342 426 3353 414 3362 405 3371 399 3381 394 3392 388 3413 383 3435 378 3447 375 3458 372 3468 369 3478 365 3488 359 3497 353 3505 345 3512 335 3482 339 3451 343 3420 348 3389 351 3358 353 3329 354 3313 353 3298 353 3283 351 3268 350 3266 345 3266 340 3266 336 3267 333 3270 325 3276 319 3283 314 3290 307 3295 301 3300 293 3287 274 3276 253 3272 242 3269 230 3268 219 3268 206 Z M 2039 757 L 2009 742 1980 726 1974 722 1968 718 1963 713 1959 707 1955 701 1952 694 1950 688 1950 681 1956 674 1961 669 1965 661 1969 655 1977 641 1982 626 1985 610 1989 594 1991 577 1992 560 1992 526 1991 491 1991 475 1991 458 1992 442 1993 427 1981 418 1966 411 1959 406 1952 402 1946 398 1942 391 1964 374 1985 357 1997 351 2010 346 2018 343 2025 342 2034 341 2042 341 2057 351 2073 359 2081 365 2087 370 2089 373 2091 378 2093 381 2094 386 2086 397 2079 410 2074 425 2069 441 2066 458 2062 476 2061 495 2059 515 2058 558 2059 601 2060 643 2062 685 2069 689 2083 699 2098 708 2104 713 2094 719 2071 735 2048 750 2039 757 Z M 1916 688 L 1914 693 1912 698 1909 702 1905 706 1897 713 1887 719 1877 724 1867 730 1857 736 1849 742 1840 740 1833 738 1825 735 1818 732 1806 724 1795 715 1785 705 1774 694 1763 684 1752 675 1759 673 1766 671 1772 668 1777 664 1783 659 1788 654 1792 649 1797 642 1803 628 1809 613 1814 596 1817 578 1819 559 1820 539 1821 518 1821 499 1822 460 1822 425 1822 419 1821 415 1819 411 1817 406 1810 399 1803 393 1799 388 1795 385 1793 382 1791 378 1791 374 1791 370 1792 365 1795 361 1804 351 1813 343 1822 338 1831 333 1840 330 1850 327 1858 327 1868 327 1877 330 1885 334 1893 338 1900 345 1908 352 1913 362 1918 371 1923 383 1915 393 1909 402 1904 412 1900 422 1897 434 1895 445 1894 457 1893 468 1890 492 1889 514 1889 525 1888 535 1886 545 1884 554 1882 590 1881 626 1882 636 1884 644 1886 653 1889 660 1894 668 1900 675 1906 682 1916 688 Z M 2934 476 L 2934 465 2932 454 2930 445 2928 434 2923 415 2916 396 2911 378 2907 358 2906 349 2906 340 2906 331 2907 321 2923 306 2956 273 2989 240 3004 225 3010 227 3018 229 3024 234 3031 239 3042 248 3055 259 3062 265 3068 268 3076 271 3083 273 3090 273 3099 272 3109 269 3118 263 3125 261 3129 258 3133 254 3135 248 3140 237 3143 224 3144 219 3146 213 3148 209 3151 206 3156 204 3161 204 3167 206 3176 209 3167 232 3149 284 3130 335 3121 358 3126 364 3132 367 3139 369 3147 371 3163 373 3179 377 3187 399 3205 449 3222 498 3230 521 3215 530 3199 539 3184 548 3173 558 3164 570 3146 594 3127 620 3118 630 3102 627 3084 624 3066 622 3047 621 3027 622 3010 624 3003 626 2994 629 2988 633 2982 637 2976 634 2972 630 2981 613 2999 575 3018 538 3026 521 3023 518 3019 516 3016 515 3011 515 3003 514 2993 515 2973 519 2955 523 2946 524 2939 524 2936 523 2932 522 2930 519 2928 517 2927 515 2926 511 2926 508 2926 502 2928 491 2934 476 Z M 3100 436 L 3094 446 3086 457 3079 470 3070 485 3063 501 3057 516 3053 530 3052 543 3063 543 3087 545 3112 546 3123 547 3127 541 3134 528 3143 515 3147 510 3142 507 3139 502 3136 497 3134 491 3131 477 3129 463 3128 455 3126 450 3124 445 3121 441 3117 437 3113 435 3108 435 3100 436 Z M 2983 333 L 2986 356 2991 384 2994 397 2998 409 3002 418 3005 425 3013 423 3020 422 3026 421 3032 419 3042 414 3051 407 3057 401 3063 393 3066 384 3069 374 3073 356 3076 338 3077 331 3079 323 3081 318 3084 314 3072 311 3046 308 3020 305 3008 303 2995 318 2983 333 Z N"/>
            </draw:custom-shape>
            <draw:custom-shape draw:style-name="Mgr6" draw:text-style-name="MP5" draw:layer="backgroundobjects" svg:width="0.025cm" svg:height="0.47cm" svg:x="4cm" svg:y="4.929cm">
              <text:p/>
              <draw:enhanced-geometry svg:viewBox="0 0 21600 21600" draw:type="rectangle" draw:enhanced-path="M 0 0 L 21600 0 21600 21600 0 21600 0 0 Z N"/>
            </draw:custom-shape>
            <draw:custom-shape draw:style-name="Mgr6" draw:text-style-name="MP5" draw:layer="backgroundobjects" svg:width="0.025cm" svg:height="0.028cm" svg:x="4.34cm" svg:y="5.963cm">
              <text:p/>
              <draw:enhanced-geometry svg:viewBox="0 0 39 39" draw:type="non-primitive" draw:enhanced-path="M 39 20 L 39 15 37 12 35 9 33 6 30 4 27 2 24 0 19 0 16 0 12 2 9 4 7 6 3 9 2 12 1 15 0 20 1 24 2 27 3 30 7 33 9 36 12 38 16 39 19 39 24 39 27 38 30 36 33 33 35 30 37 27 39 24 39 20 Z N"/>
            </draw:custom-shape>
            <draw:custom-shape draw:style-name="Mgr6" draw:text-style-name="MP5" draw:layer="backgroundobjects" svg:width="0.026cm" svg:height="0.025cm" svg:x="4.487cm" svg:y="5.956cm">
              <text:p/>
              <draw:enhanced-geometry svg:viewBox="0 0 38 38" draw:type="non-primitive" draw:enhanced-path="M 38 19 L 38 15 37 12 35 9 32 6 29 3 26 1 23 0 19 0 15 0 12 1 8 3 6 6 4 9 2 12 0 15 0 19 0 23 2 26 4 29 6 32 8 34 12 36 15 38 19 38 23 38 26 36 29 34 32 32 35 29 37 26 38 23 38 19 Z N"/>
            </draw:custom-shape>
            <draw:custom-shape draw:style-name="Mgr6" draw:text-style-name="MP5" draw:layer="backgroundobjects" svg:width="0.025cm" svg:height="0.025cm" svg:x="4.654cm" svg:y="5.956cm">
              <text:p/>
              <draw:enhanced-geometry svg:viewBox="0 0 39 39" draw:type="non-primitive" draw:enhanced-path="M 20 39 L 23 38 27 37 30 36 32 34 36 31 37 27 38 23 39 20 38 16 37 12 36 8 34 6 30 3 27 2 24 1 20 0 15 1 12 2 9 3 6 5 4 8 3 11 0 16 0 19 0 23 2 27 4 31 6 33 9 36 12 37 15 38 20 39 Z N"/>
            </draw:custom-shape>
            <draw:custom-shape draw:style-name="Mgr6" draw:text-style-name="MP5" draw:layer="backgroundobjects" svg:width="0.025cm" svg:height="0.025cm" svg:x="4.809cm" svg:y="5.956cm">
              <text:p/>
              <draw:enhanced-geometry svg:viewBox="0 0 39 38" draw:type="non-primitive" draw:enhanced-path="M 39 19 L 38 15 37 12 35 9 32 6 30 3 27 1 23 0 19 0 15 0 12 1 9 3 6 6 3 9 1 12 0 15 0 19 0 23 1 26 3 29 6 32 9 34 12 36 15 38 19 38 23 38 27 36 30 34 32 32 35 29 37 26 38 23 39 19 Z N"/>
            </draw:custom-shape>
            <draw:custom-shape draw:style-name="Mgr6" draw:text-style-name="MP5" draw:layer="backgroundobjects" svg:width="0.017cm" svg:height="0.028cm" svg:x="4.976cm" svg:y="5.963cm">
              <text:p/>
              <draw:enhanced-geometry svg:viewBox="0 0 37 39" draw:type="non-primitive" draw:enhanced-path="M 37 20 L 37 15 36 12 34 9 32 6 30 4 26 2 22 0 19 0 15 0 11 2 8 4 5 6 3 9 1 12 0 15 0 20 0 23 1 27 3 30 5 32 8 36 11 37 15 38 19 39 22 38 26 37 30 36 32 32 34 30 36 27 37 23 37 20 Z N"/>
            </draw:custom-shape>
            <draw:custom-shape draw:style-name="Mgr6" draw:text-style-name="MP5" draw:layer="backgroundobjects" svg:width="0.025cm" svg:height="0.028cm" svg:x="5.131cm" svg:y="5.963cm">
              <text:p/>
              <draw:enhanced-geometry svg:viewBox="0 0 38 39" draw:type="non-primitive" draw:enhanced-path="M 38 20 L 38 15 37 12 35 9 33 6 30 4 27 1 23 0 19 0 15 0 12 1 8 4 5 6 3 9 2 12 0 15 0 20 0 23 2 27 3 30 5 32 8 36 12 37 15 38 19 39 23 38 27 37 30 36 33 32 35 30 37 27 38 23 38 20 Z N"/>
            </draw:custom-shape>
            <draw:custom-shape draw:style-name="Mgr6" draw:text-style-name="MP5" draw:layer="backgroundobjects" svg:width="0.122cm" svg:height="0.086cm" svg:x="3.651cm" svg:y="5.467cm">
              <text:p/>
              <draw:enhanced-geometry svg:viewBox="0 0 189 137" draw:type="non-primitive" draw:enhanced-path="M 0 119 L 0 127 0 137 8 135 28 128 57 119 91 108 125 97 154 89 175 82 182 79 183 77 185 72 188 63 189 51 189 45 188 38 185 32 182 26 177 19 172 12 164 5 154 0 131 18 78 59 24 99 0 119 Z N"/>
            </draw:custom-shape>
            <draw:custom-shape draw:style-name="Mgr6" draw:text-style-name="MP5" draw:layer="backgroundobjects" svg:width="0.035cm" svg:height="0.313cm" svg:x="4.26cm" svg:y="5.067cm">
              <text:p/>
              <draw:enhanced-geometry svg:viewBox="0 0 42 465" draw:type="non-primitive" draw:enhanced-path="M 34 0 L 35 56 37 116 39 176 42 236 42 267 40 297 38 326 35 356 31 384 24 411 20 425 16 439 12 452 6 465 5 446 5 395 4 325 3 243 1 162 0 91 0 41 0 22 6 15 15 7 19 4 23 2 29 0 34 1 34 0 Z N"/>
            </draw:custom-shape>
            <draw:custom-shape draw:style-name="Mgr6" draw:text-style-name="MP5" draw:layer="backgroundobjects" svg:width="0.025cm" svg:height="0.313cm" svg:x="5.218cm" svg:y="5.067cm">
              <text:p/>
              <draw:enhanced-geometry svg:viewBox="0 0 37 465" draw:type="non-primitive" draw:enhanced-path="M 34 464 L 25 439 17 412 11 384 6 356 3 329 1 301 0 272 0 243 1 185 3 126 3 96 4 66 3 37 2 7 15 4 28 0 32 62 34 122 36 181 37 240 37 298 36 354 35 411 34 465 34 464 Z N"/>
            </draw:custom-shape>
            <draw:custom-shape draw:style-name="Mgr6" draw:text-style-name="MP5" draw:layer="backgroundobjects" svg:width="0.025cm" svg:height="0.375cm" svg:x="5.385cm" svg:y="5.092cm">
              <text:p/>
              <draw:enhanced-geometry svg:viewBox="0 0 37 554" draw:type="non-primitive" draw:enhanced-path="M 37 496 L 37 476 37 423 37 347 37 259 37 173 37 97 37 44 37 24 35 20 34 12 32 8 29 4 25 1 18 0 13 1 9 4 6 8 3 12 1 20 1 24 1 47 1 107 1 191 1 289 1 386 0 471 0 531 0 554 7 544 18 525 30 505 37 496 Z N"/>
            </draw:custom-shape>
            <draw:custom-shape draw:style-name="Mgr6" draw:text-style-name="MP5" draw:layer="backgroundobjects" svg:width="0.026cm" svg:height="0.436cm" svg:x="5.297cm" svg:y="5.136cm">
              <text:p/>
              <draw:enhanced-geometry svg:viewBox="0 0 39 662" draw:type="non-primitive" draw:enhanced-path="M 1 642 L 7 645 20 652 34 659 39 662 39 636 39 564 39 463 39 347 39 230 39 129 39 57 39 30 39 25 37 15 35 9 31 4 28 2 26 1 23 0 20 0 17 0 13 1 10 2 8 4 5 9 2 15 0 25 0 30 0 56 0 126 0 224 1 336 1 448 1 546 1 615 1 642 Z N"/>
            </draw:custom-shape>
            <draw:custom-shape draw:style-name="Mgr6" draw:text-style-name="MP5" draw:layer="backgroundobjects" svg:width="0.027cm" svg:height="0.339cm" svg:x="4.182cm" svg:y="5.077cm">
              <text:p/>
              <draw:enhanced-geometry svg:viewBox="0 0 33 499" draw:type="non-primitive" draw:enhanced-path="M 33 479 L 33 460 33 407 33 335 33 250 31 167 31 95 31 42 31 23 31 19 29 11 27 7 25 3 21 1 15 0 10 1 7 3 4 7 3 11 0 19 0 23 0 43 0 98 0 174 0 261 0 349 0 424 0 479 0 499 5 496 17 489 27 482 33 479 Z N"/>
            </draw:custom-shape>
            <draw:custom-shape draw:style-name="Mgr6" draw:text-style-name="MP5" draw:layer="backgroundobjects" svg:width="0.027cm" svg:height="0.357cm" svg:x="4.095cm" svg:y="5.085cm">
              <text:p/>
              <draw:enhanced-geometry svg:viewBox="0 0 46 537" draw:type="non-primitive" draw:enhanced-path="M 44 520 L 44 498 44 442 44 363 44 272 44 182 46 103 46 47 46 26 44 21 42 13 39 9 36 4 33 3 30 1 26 1 23 0 19 1 16 1 12 3 9 4 6 9 3 13 1 21 0 26 0 47 0 106 0 188 0 282 0 376 0 457 0 515 0 537 7 535 22 528 38 522 44 520 Z N"/>
            </draw:custom-shape>
            <draw:custom-shape draw:style-name="Mgr6" draw:text-style-name="MP5" draw:layer="backgroundobjects" svg:width="0.018cm" svg:height="0.852cm" svg:x="3.197cm" svg:y="4.693cm">
              <text:p/>
              <draw:enhanced-geometry svg:viewBox="0 0 25 1277" draw:type="non-primitive" draw:enhanced-path="M 25 1277 L 21 1273 17 1269 14 1264 12 1257 5 1244 0 1229 0 1216 0 1178 0 1120 0 1044 0 954 0 854 0 747 0 637 0 527 0 419 0 319 0 229 0 153 0 96 0 57 0 44 3 37 12 22 21 7 25 0 25 15 25 55 25 118 25 199 25 296 25 404 25 519 25 639 25 757 25 872 25 980 25 1077 25 1159 25 1222 25 1263 25 1277 Z N"/>
            </draw:custom-shape>
            <draw:custom-shape draw:style-name="Mgr6" draw:text-style-name="MP5" draw:layer="backgroundobjects" svg:width="0.018cm" svg:height="0.88cm" svg:x="3.267cm" svg:y="4.683cm">
              <text:p/>
              <draw:enhanced-geometry svg:viewBox="0 0 34 1316" draw:type="non-primitive" draw:enhanced-path="M 34 1316 L 0 1310 9 0 34 6 34 1316 Z N"/>
            </draw:custom-shape>
            <draw:custom-shape draw:style-name="Mgr6" draw:text-style-name="MP5" draw:layer="backgroundobjects" svg:width="0.018cm" svg:height="0.652cm" svg:x="3.859cm" svg:y="5.164cm">
              <text:p/>
              <draw:enhanced-geometry svg:viewBox="0 0 23 974" draw:type="non-primitive" draw:enhanced-path="M 23 966 L 19 968 16 970 13 973 8 974 7 974 5 973 4 972 3 969 1 963 0 953 0 943 0 914 0 869 0 809 0 740 0 662 0 579 0 494 0 407 1 324 1 247 1 177 1 118 1 73 1 43 1 33 6 22 12 12 17 5 23 0 23 10 23 40 23 88 23 150 23 224 23 305 23 392 23 483 23 573 23 660 23 741 23 815 23 877 23 925 23 954 23 966 Z N"/>
            </draw:custom-shape>
            <draw:custom-shape draw:style-name="Mgr6" draw:text-style-name="MP5" draw:layer="backgroundobjects" svg:width="0.027cm" svg:height="0.061cm" svg:x="3.267cm" svg:y="5.728cm">
              <text:p/>
              <draw:enhanced-geometry svg:viewBox="0 0 32 91" draw:type="non-primitive" draw:enhanced-path="M 32 9 L 32 22 32 51 32 78 32 91 16 91 0 90 0 76 0 45 0 14 0 0 8 3 17 4 21 5 25 6 29 7 32 9 Z N"/>
            </draw:custom-shape>
            <draw:custom-shape draw:style-name="Mgr6" draw:text-style-name="MP5" draw:layer="backgroundobjects" svg:width="0.017cm" svg:height="0.026cm" svg:x="3.512cm" svg:y="5.781cm">
              <text:p/>
              <draw:enhanced-geometry svg:viewBox="0 0 25 38" draw:type="non-primitive" draw:enhanced-path="M 25 14 L 25 25 25 36 14 38 1 38 1 31 1 19 0 6 0 0 6 4 15 5 18 6 21 8 23 10 25 14 Z N"/>
            </draw:custom-shape>
            <draw:custom-shape draw:style-name="Mgr6" draw:text-style-name="MP5" draw:layer="backgroundobjects" svg:width="0.018cm" svg:height="1.113cm" svg:x="3.129cm" svg:y="4.676cm">
              <text:p/>
              <draw:enhanced-geometry svg:viewBox="0 0 26 1666" draw:type="non-primitive" draw:enhanced-path="M 26 37 L 6 0 0 1666 10 1528 16 1438 10 1350 16 1298 26 1280 26 37 Z N"/>
            </draw:custom-shape>
            <draw:custom-shape draw:style-name="Mgr6" draw:text-style-name="MP5" draw:layer="backgroundobjects" svg:width="0.018cm" svg:height="0.41cm" svg:x="3.337cm" svg:y="5.154cm">
              <text:p/>
              <draw:enhanced-geometry svg:viewBox="0 0 30 607" draw:type="non-primitive" draw:enhanced-path="M 0 591 L 28 607 30 64 10 0 0 591 Z N"/>
            </draw:custom-shape>
            <draw:custom-shape draw:style-name="Mgr6" draw:text-style-name="MP5" draw:layer="backgroundobjects" svg:width="0.009cm" svg:height="0.043cm" svg:x="3.432cm" svg:y="5.756cm">
              <text:p/>
              <draw:enhanced-geometry svg:viewBox="0 0 24 57" draw:type="non-primitive" draw:enhanced-path="M 24 57 L 24 16 0 0 0 54 24 57 Z N"/>
            </draw:custom-shape>
            <draw:custom-shape draw:style-name="Mgr6" draw:text-style-name="MP5" draw:layer="backgroundobjects" svg:width="0.018cm" svg:height="0.051cm" svg:x="3.346cm" svg:y="5.738cm">
              <text:p/>
              <draw:enhanced-geometry svg:viewBox="0 0 30 78" draw:type="non-primitive" draw:enhanced-path="M 28 15 L 0 0 0 78 30 78 28 15 Z N"/>
            </draw:custom-shape>
            <draw:custom-shape draw:style-name="Mgr6" draw:text-style-name="MP5" draw:layer="backgroundobjects" svg:width="0.017cm" svg:height="0.478cm" svg:x="3.921cm" svg:y="5.102cm">
              <text:p/>
              <draw:enhanced-geometry svg:viewBox="0 0 22 714" draw:type="non-primitive" draw:enhanced-path="M 0 44 L 22 0 22 613 0 714 0 44 Z N"/>
            </draw:custom-shape>
            <draw:custom-shape draw:style-name="Mgr6" draw:text-style-name="MP5" draw:layer="backgroundobjects" svg:width="0.018cm" svg:height="0.931cm" svg:x="6.176cm" svg:y="4.666cm">
              <text:p/>
              <draw:enhanced-geometry svg:viewBox="0 0 30 1393" draw:type="non-primitive" draw:enhanced-path="M 29 1393 L 19 1383 10 1376 5 1370 2 1363 1 1354 1 1343 2 1264 2 1184 2 1104 2 1022 2 942 2 861 1 780 1 698 1 616 0 534 0 452 0 368 1 286 1 203 2 120 4 36 12 28 19 23 22 18 26 14 29 8 30 0 30 87 29 174 29 261 29 348 29 436 29 522 29 610 29 696 29 783 29 870 29 957 29 1045 29 1131 29 1219 29 1305 29 1393 Z N"/>
            </draw:custom-shape>
            <draw:custom-shape draw:style-name="Mgr6" draw:text-style-name="MP5" draw:layer="backgroundobjects" svg:width="0.008cm" svg:height="0.984cm" svg:x="6.255cm" svg:y="4.666cm">
              <text:p/>
              <draw:enhanced-geometry svg:viewBox="0 0 23 1468" draw:type="non-primitive" draw:enhanced-path="M 23 1468 L 13 1467 2 1465 2 1374 2 1282 1 1191 1 1099 1 1007 1 915 1 825 1 733 1 641 0 550 0 458 0 367 0 275 0 184 0 92 0 0 12 13 23 26 23 115 23 206 23 296 23 386 23 476 23 567 23 656 23 747 23 837 22 927 22 1018 23 1108 23 1198 23 1288 23 1379 23 1468 Z N"/>
            </draw:custom-shape>
            <draw:custom-shape draw:style-name="Mgr6" draw:text-style-name="MP5" draw:layer="backgroundobjects" svg:width="0.018cm" svg:height="0.286cm" svg:x="5.68cm" svg:y="5.521cm">
              <text:p/>
              <draw:enhanced-geometry svg:viewBox="0 0 27 419" draw:type="non-primitive" draw:enhanced-path="M 7 37 L 13 55 17 74 21 94 23 115 24 136 26 158 27 181 27 203 26 250 24 297 24 344 26 391 14 405 2 419 1 414 0 410 0 393 0 346 0 281 0 205 0 131 0 64 0 19 0 0 2 7 4 15 6 26 7 37 Z N"/>
            </draw:custom-shape>
            <draw:custom-shape draw:style-name="Mgr6" draw:text-style-name="MP5" draw:layer="backgroundobjects" svg:width="0.018cm" svg:height="0.113cm" svg:x="5.898cm" svg:y="5.703cm">
              <text:p/>
              <draw:enhanced-geometry svg:viewBox="0 0 28 176" draw:type="non-primitive" draw:enhanced-path="M 28 176 L 0 174 0 0 28 11 28 176 Z N"/>
            </draw:custom-shape>
            <draw:custom-shape draw:style-name="Mgr6" draw:text-style-name="MP5" draw:layer="backgroundobjects" svg:width="0.027cm" svg:height="0.103cm" svg:x="5.967cm" svg:y="5.713cm">
              <text:p/>
              <draw:enhanced-geometry svg:viewBox="0 0 30 153" draw:type="non-primitive" draw:enhanced-path="M 1 153 L 1 129 1 76 0 23 0 0 15 2 30 4 30 27 30 77 30 128 30 150 16 153 1 153 Z N"/>
            </draw:custom-shape>
            <draw:custom-shape draw:style-name="Mgr6" draw:text-style-name="MP5" draw:layer="backgroundobjects" svg:width="0.035cm" svg:height="0.443cm" svg:x="5.472cm" svg:y="4.972cm">
              <text:p/>
              <draw:enhanced-geometry svg:viewBox="0 0 49 660" draw:type="non-primitive" draw:enhanced-path="M 5 660 L 4 633 4 562 2 462 2 348 1 233 0 133 0 62 0 35 8 28 17 15 23 9 29 4 31 2 35 1 38 0 40 0 41 29 42 103 43 208 45 330 46 450 48 556 49 631 49 658 43 659 27 659 11 659 5 660 Z N"/>
            </draw:custom-shape>
            <draw:custom-shape draw:style-name="Mgr6" draw:text-style-name="MP5" draw:layer="backgroundobjects" svg:width="0.018cm" svg:height="0.775cm" svg:x="5.619cm" svg:y="5.023cm">
              <text:p/>
              <draw:enhanced-geometry svg:viewBox="0 0 18 1156" draw:type="non-primitive" draw:enhanced-path="M 18 1153 L 13 1156 9 1156 6 1156 3 1154 2 1151 0 1148 0 1135 0 1099 0 1042 0 968 0 882 0 786 0 682 0 576 0 469 0 366 0 270 0 183 0 110 0 53 0 17 0 4 6 1 10 0 14 1 18 4 18 17 18 54 18 111 18 184 18 271 18 368 18 471 18 579 18 686 18 790 18 887 18 974 18 1047 18 1104 18 1140 18 1153 Z N"/>
            </draw:custom-shape>
            <draw:custom-shape draw:style-name="Mgr6" draw:text-style-name="MP5" draw:layer="backgroundobjects" svg:width="0.018cm" svg:height="0.321cm" svg:x="5.68cm" svg:y="5.059cm">
              <text:p/>
              <draw:enhanced-geometry svg:viewBox="0 0 25 485" draw:type="non-primitive" draw:enhanced-path="M 25 432 L 23 440 19 447 16 454 12 461 9 467 6 474 2 479 1 485 0 484 0 483 0 462 0 407 0 331 1 242 1 153 2 76 2 21 2 0 7 2 11 5 14 9 16 14 20 26 25 39 25 56 25 101 25 164 25 236 25 308 25 371 25 416 25 432 Z N"/>
            </draw:custom-shape>
            <draw:custom-shape draw:style-name="Mgr6" draw:text-style-name="MP5" draw:layer="backgroundobjects" svg:width="0.017cm" svg:height="0.802cm" svg:x="5.558cm" svg:y="5.005cm">
              <text:p/>
              <draw:enhanced-geometry svg:viewBox="0 0 18 1199" draw:type="non-primitive" draw:enhanced-path="M 0 0 L 2 5 6 18 9 25 12 32 15 37 18 39 18 52 18 89 18 147 18 221 18 308 18 406 18 511 18 619 18 727 18 832 18 930 18 1018 18 1091 18 1149 18 1185 18 1199 14 1197 9 1195 9 1181 9 1146 9 1095 9 1036 9 975 9 921 8 878 8 856 6 825 3 786 1 752 0 738 0 706 0 623 0 505 0 369 0 234 0 115 0 32 0 0 Z N"/>
            </draw:custom-shape>
            <draw:custom-shape draw:style-name="Mgr6" draw:text-style-name="MP5" draw:layer="backgroundobjects" svg:width="0.016cm" svg:height="0.173cm" svg:x="5.759cm" svg:y="5.128cm">
              <text:p/>
              <draw:enhanced-geometry svg:viewBox="0 0 28 261" draw:type="non-primitive" draw:enhanced-path="M 0 0 L 28 16 28 216 0 261 0 0 Z N"/>
            </draw:custom-shape>
            <draw:custom-shape draw:style-name="Mgr6" draw:text-style-name="MP5" draw:layer="backgroundobjects" svg:width="0.017cm" svg:height="0.078cm" svg:x="5.837cm" svg:y="5.154cm">
              <text:p/>
              <draw:enhanced-geometry svg:viewBox="0 0 25 120" draw:type="non-primitive" draw:enhanced-path="M 0 0 L 25 8 25 100 0 120 0 0 Z N"/>
            </draw:custom-shape>
            <draw:custom-shape draw:style-name="Mgr6" draw:text-style-name="MP5" draw:layer="backgroundobjects" svg:width="0.018cm" svg:height="1.176cm" svg:x="6.316cm" svg:y="4.666cm">
              <text:p/>
              <draw:enhanced-geometry svg:viewBox="0 0 28 1751" draw:type="non-primitive" draw:enhanced-path="M 0 21 L 28 0 28 1751 0 1688 0 21 Z N"/>
            </draw:custom-shape>
            <draw:custom-shape draw:style-name="Mgr6" draw:text-style-name="MP5" draw:layer="backgroundobjects" svg:width="0.018cm" svg:height="0.53cm" svg:x="6.115cm" svg:y="5.023cm">
              <text:p/>
              <draw:enhanced-geometry svg:viewBox="0 0 24 790" draw:type="non-primitive" draw:enhanced-path="M 0 136 L 0 145 0 163 0 181 0 189 4 202 10 237 13 258 16 279 19 300 19 318 19 337 16 358 13 382 10 405 4 443 0 459 0 471 0 503 0 550 0 603 0 656 0 702 0 735 0 747 5 754 12 769 20 784 24 790 24 782 24 756 24 718 24 668 24 607 24 541 24 469 24 396 24 322 24 250 24 183 24 123 24 73 24 34 24 9 24 0 20 21 12 68 5 115 0 136 Z N"/>
            </draw:custom-shape>
            <draw:custom-shape draw:style-name="Mgr6" draw:text-style-name="MP5" draw:layer="backgroundobjects" svg:width="0.018cm" svg:height="0.086cm" svg:x="6.115cm" svg:y="5.721cm">
              <text:p/>
              <draw:enhanced-geometry svg:viewBox="0 0 24 129" draw:type="non-primitive" draw:enhanced-path="M 0 0 L 24 10 24 111 0 129 0 0 Z N"/>
            </draw:custom-shape>
            <draw:custom-shape draw:style-name="Mgr6" draw:text-style-name="MP5" draw:layer="backgroundobjects" svg:width="0.018cm" svg:height="0.093cm" svg:x="6.046cm" svg:y="5.721cm">
              <text:p/>
              <draw:enhanced-geometry svg:viewBox="0 0 27 149" draw:type="non-primitive" draw:enhanced-path="M 0 0 L 27 17 27 140 0 149 0 0 Z N"/>
            </draw:custom-shape>
            <draw:custom-shape draw:style-name="Mgr6" draw:text-style-name="MP5" draw:layer="backgroundobjects" svg:width="0.043cm" svg:height="0.043cm" svg:x="3.476cm" svg:y="4.867cm">
              <text:p/>
              <draw:enhanced-geometry svg:viewBox="0 0 64 63" draw:type="non-primitive" draw:enhanced-path="M 64 63 L 57 59 48 55 40 52 31 49 23 46 14 43 7 37 0 31 11 27 21 20 25 16 28 12 31 6 32 0 38 6 42 14 45 21 48 30 52 38 55 47 59 55 64 63 Z N"/>
            </draw:custom-shape>
            <draw:custom-shape draw:style-name="Mgr6" draw:text-style-name="MP5" draw:layer="backgroundobjects" svg:width="0.13cm" svg:height="0.035cm" svg:x="3.451cm" svg:y="4.901cm">
              <text:p/>
              <draw:enhanced-geometry svg:viewBox="0 0 188 54" draw:type="non-primitive" draw:enhanced-path="M 188 48 L 188 51 188 54 163 54 138 52 114 49 91 45 69 38 46 32 25 25 4 16 2 8 0 0 10 6 21 12 31 17 43 22 66 31 89 37 114 42 138 46 163 47 188 48 Z N"/>
            </draw:custom-shape>
            <draw:custom-shape draw:style-name="Mgr6" draw:text-style-name="MP5" draw:layer="backgroundobjects" svg:width="0.244cm" svg:height="0.199cm" svg:x="3.372cm" svg:y="4.929cm">
              <text:p/>
              <draw:enhanced-geometry svg:viewBox="0 0 371 298" draw:type="non-primitive" draw:enhanced-path="M 300 38 L 299 42 297 44 295 45 293 46 288 45 282 44 277 42 272 43 268 44 266 46 264 50 262 54 262 57 263 60 264 62 266 63 269 66 275 66 280 66 284 67 290 68 294 70 294 80 294 92 315 111 337 134 347 146 356 157 363 170 371 184 357 192 326 210 295 227 281 235 252 197 222 158 214 151 205 143 197 136 187 131 178 126 167 123 155 121 144 121 154 132 178 155 201 180 212 190 197 205 182 220 165 235 147 250 127 265 108 278 88 289 68 298 57 284 46 268 37 250 28 231 20 211 12 190 6 170 0 150 0 140 1 132 4 123 6 115 8 106 11 98 14 90 18 83 23 75 28 68 33 61 40 54 46 48 53 42 60 37 68 32 76 30 84 28 91 26 99 22 106 18 112 13 119 7 125 0 147 8 167 15 188 22 209 27 230 31 251 35 274 36 297 36 299 36 300 36 300 37 300 38 Z N"/>
            </draw:custom-shape>
            <draw:custom-shape draw:style-name="Mgr6" draw:text-style-name="MP5" draw:layer="backgroundobjects" svg:width="0.112cm" svg:height="0.104cm" svg:x="3.425cm" svg:y="5.067cm">
              <text:p/>
              <draw:enhanced-geometry svg:viewBox="0 0 164 153" draw:type="non-primitive" draw:enhanced-path="M 19 153 L 13 147 9 142 6 137 3 131 1 126 0 121 0 116 0 111 1 107 3 102 6 98 9 94 13 90 19 85 24 82 32 79 49 67 85 39 122 13 139 0 147 10 157 20 161 26 164 32 164 36 164 39 164 44 162 47 148 63 131 79 114 94 96 108 76 121 57 132 37 143 19 153 Z N"/>
            </draw:custom-shape>
            <draw:custom-shape draw:style-name="Mgr6" draw:text-style-name="MP5" draw:layer="backgroundobjects" svg:width="0.086cm" svg:height="0.068cm" svg:x="3.563cm" svg:y="5.067cm">
              <text:p/>
              <draw:enhanced-geometry svg:viewBox="0 0 122 103" draw:type="non-primitive" draw:enhanced-path="M 13 82 L 11 76 6 62 1 48 0 41 21 26 41 16 50 11 61 7 73 3 85 0 90 4 93 8 96 14 99 19 103 31 107 45 110 57 113 70 117 82 122 92 107 98 92 101 79 103 65 103 59 103 52 102 46 100 39 98 27 92 13 82 Z N"/>
            </draw:custom-shape>
            <draw:custom-shape draw:style-name="Mgr6" draw:text-style-name="MP5" draw:layer="backgroundobjects" svg:width="0.104cm" svg:height="0.104cm" svg:x="3.451cm" svg:y="5.11cm">
              <text:p/>
              <draw:enhanced-geometry svg:viewBox="0 0 155 153" draw:type="non-primitive" draw:enhanced-path="M 155 24 L 142 42 127 59 113 76 98 92 67 124 37 153 32 146 18 132 5 119 0 111 21 94 68 56 115 18 137 0 146 11 155 24 Z N"/>
            </draw:custom-shape>
            <draw:custom-shape draw:style-name="Mgr6" draw:text-style-name="MP5" draw:layer="backgroundobjects" svg:width="0.112cm" svg:height="0.104cm" svg:x="3.599cm" svg:y="5.136cm">
              <text:p/>
              <draw:enhanced-geometry svg:viewBox="0 0 175 152" draw:type="non-primitive" draw:enhanced-path="M 175 68 L 154 82 132 94 110 106 88 116 67 127 45 136 22 144 0 152 2 137 7 104 13 71 16 55 23 48 32 43 40 37 49 33 66 26 85 19 123 10 159 0 161 9 167 28 173 46 175 55 175 61 175 68 Z N"/>
            </draw:custom-shape>
            <draw:custom-shape draw:style-name="Mgr6" draw:text-style-name="MP5" draw:layer="backgroundobjects" svg:width="0.086cm" svg:height="0.123cm" svg:x="3.494cm" svg:y="5.146cm">
              <text:p/>
              <draw:enhanced-geometry svg:viewBox="0 0 131 172" draw:type="non-primitive" draw:enhanced-path="M 131 4 L 124 25 114 48 104 71 93 93 81 116 68 136 54 155 38 172 33 170 27 167 20 162 15 156 9 150 5 143 2 138 0 134 4 123 9 113 16 104 23 94 40 75 59 57 96 25 125 0 128 1 131 4 Z N"/>
            </draw:custom-shape>
            <draw:custom-shape draw:style-name="Mgr6" draw:text-style-name="MP5" draw:layer="backgroundobjects" svg:width="0.035cm" svg:height="0.033cm" svg:x="3.451cm" svg:y="5.225cm">
              <text:p/>
              <draw:enhanced-geometry svg:viewBox="0 0 54 59" draw:type="non-primitive" draw:enhanced-path="M 0 0 L 9 8 27 24 46 41 54 48 48 54 43 57 38 59 32 58 28 56 25 53 21 49 17 44 7 19 0 0 Z N"/>
            </draw:custom-shape>
            <draw:custom-shape draw:style-name="Mgr6" draw:text-style-name="MP5" draw:layer="backgroundobjects" svg:width="0.061cm" svg:height="0.043cm" svg:x="3.563cm" svg:y="5.241cm">
              <text:p/>
              <draw:enhanced-geometry svg:viewBox="0 0 91 67" draw:type="non-primitive" draw:enhanced-path="M 61 67 L 51 63 30 54 10 45 0 42 8 33 19 27 30 21 41 16 65 8 90 0 91 9 91 19 90 29 86 38 82 48 77 57 74 60 69 63 65 65 61 67 Z N"/>
            </draw:custom-shape>
            <draw:custom-shape draw:style-name="Mgr6" draw:text-style-name="MP5" draw:layer="backgroundobjects" svg:width="0.018cm" svg:height="0.625cm" svg:x="3.798cm" svg:y="5.189cm">
              <text:p/>
              <draw:enhanced-geometry svg:viewBox="0 0 27 942" draw:type="non-primitive" draw:enhanced-path="M 27 942 L 23 940 20 939 16 940 11 940 8 939 4 936 2 929 0 920 0 906 0 869 0 817 0 758 0 699 0 646 0 610 0 596 3 576 9 530 17 485 20 465 22 458 23 450 24 443 24 435 24 429 23 421 22 414 20 407 17 402 11 391 6 380 4 374 2 330 0 284 0 236 1 189 2 141 3 93 4 46 4 0 16 1 27 2 27 13 27 43 27 89 27 149 27 221 27 300 27 385 27 472 27 560 27 645 27 724 27 796 27 856 27 901 27 931 27 942 Z N"/>
            </draw:custom-shape>
            <draw:custom-shape draw:style-name="Mgr6" draw:text-style-name="MP5" draw:layer="backgroundobjects" svg:width="0.009cm" svg:height="0.226cm" svg:x="3.729cm" svg:y="5.197cm">
              <text:p/>
              <draw:enhanced-geometry svg:viewBox="0 0 25 346" draw:type="non-primitive" draw:enhanced-path="M 0 39 L 22 0 25 346 0 275 0 39 Z N"/>
            </draw:custom-shape>
            <draw:custom-shape draw:style-name="Mgr6" draw:text-style-name="MP5" draw:layer="backgroundobjects" svg:width="0.008cm" svg:height="0.157cm" svg:x="3.651cm" svg:y="4.945cm">
              <text:p/>
              <draw:enhanced-geometry svg:viewBox="0 0 24 230" draw:type="non-primitive" draw:enhanced-path="M 0 27 L 22 0 24 230 0 183 0 27 Z N"/>
            </draw:custom-shape>
            <draw:custom-shape draw:style-name="Mgr6" draw:text-style-name="MP5" draw:layer="backgroundobjects" svg:width="0.008cm" svg:height="0.123cm" svg:x="3.659cm" svg:y="5.232cm">
              <text:p/>
              <draw:enhanced-geometry svg:viewBox="0 0 24 179" draw:type="non-primitive" draw:enhanced-path="M 0 20 L 22 0 24 179 0 142 0 20 Z N"/>
            </draw:custom-shape>
            <draw:custom-shape draw:style-name="Mgr6" draw:text-style-name="MP5" draw:layer="backgroundobjects" svg:width="0.017cm" svg:height="0.103cm" svg:x="6.064cm" svg:y="5.442cm">
              <text:p/>
              <draw:enhanced-geometry svg:viewBox="0 0 23 150" draw:type="non-primitive" draw:enhanced-path="M 0 16 L 21 0 23 150 0 119 0 16 Z N"/>
            </draw:custom-shape>
            <draw:custom-shape draw:style-name="Mgr6" draw:text-style-name="MP5" draw:layer="backgroundobjects" svg:width="0.017cm" svg:height="0.035cm" svg:x="5.88cm" svg:y="5.172cm">
              <text:p/>
              <draw:enhanced-geometry svg:viewBox="0 0 25 62" draw:type="non-primitive" draw:enhanced-path="M 25 7 L 2 0 0 62 25 49 25 7 Z N"/>
            </draw:custom-shape>
            <draw:custom-shape draw:style-name="Mgr6" draw:text-style-name="MP5" draw:layer="backgroundobjects" svg:width="0.219cm" svg:height="0.173cm" svg:x="6.071cm" svg:y="5.684cm">
              <text:p/>
              <draw:enhanced-geometry svg:viewBox="0 0 321 267" draw:type="non-primitive" draw:enhanced-path="M 178 201 L 173 201 167 201 171 183 177 163 184 145 190 126 199 108 207 91 217 75 226 61 219 83 203 130 186 178 178 201 Z M 189 71 L 182 92 167 140 151 188 144 210 122 219 73 239 23 258 0 267 28 267 56 266 84 266 112 267 141 266 170 266 198 264 226 261 225 242 226 225 229 208 233 192 244 160 255 127 261 120 265 112 271 105 277 98 288 85 300 72 305 64 311 57 315 49 318 41 320 32 321 23 321 12 319 1 310 0 301 1 292 3 283 7 274 10 266 14 257 19 249 25 218 48 189 71 Z N"/>
            </draw:custom-shape>
            <draw:custom-shape draw:style-name="Mgr6" draw:text-style-name="MP5" draw:layer="backgroundobjects" svg:width="0.252cm" svg:height="0.086cm" svg:x="5.602cm" svg:y="5.781cm">
              <text:p/>
              <draw:enhanced-geometry svg:viewBox="0 0 387 130" draw:type="non-primitive" draw:enhanced-path="M 284 32 L 267 45 250 60 240 67 231 73 226 75 221 76 216 77 210 77 218 67 225 59 235 51 245 44 266 30 284 16 284 24 284 32 Z M 3 93 L 2 106 0 118 12 122 22 124 34 127 46 128 68 130 91 129 113 128 136 125 158 122 180 118 202 113 224 110 247 107 269 105 292 105 313 106 325 107 335 109 346 111 358 114 363 113 369 110 375 107 379 102 382 96 385 90 387 83 387 77 374 64 360 54 345 44 329 35 297 18 265 0 251 13 237 25 222 36 208 46 192 56 177 63 161 71 144 77 128 82 111 87 94 90 76 92 59 94 41 94 21 94 3 93 Z N"/>
            </draw:custom-shape>
            <draw:custom-shape draw:style-name="Mgr6" draw:text-style-name="MP5" draw:layer="backgroundobjects" svg:width="0.559cm" svg:height="0.085cm" svg:x="3.267cm" svg:y="5.956cm">
              <text:p/>
              <draw:enhanced-geometry svg:viewBox="0 0 824 129" draw:type="non-primitive" draw:enhanced-path="M 0 6 L 53 129 783 125 824 0 0 6 Z M 714 106 L 704 106 680 106 657 106 646 106 652 96 658 85 646 89 634 95 634 84 634 61 634 37 634 26 640 30 646 34 649 35 652 36 656 36 658 35 652 25 646 15 657 15 681 15 706 15 716 15 711 25 705 35 708 37 710 37 713 36 716 34 722 31 726 26 726 37 727 61 728 84 728 95 725 93 720 90 714 86 710 82 712 94 714 106 Z M 531 107 L 520 107 497 107 473 107 462 107 469 98 474 87 462 91 451 97 451 86 451 63 451 39 451 29 456 32 461 36 464 37 468 38 471 38 474 38 468 27 462 17 473 17 497 17 521 17 532 17 526 27 521 38 523 39 526 39 530 38 532 37 538 33 542 29 542 39 543 63 543 86 545 97 536 93 525 85 527 97 531 107 Z M 352 110 L 342 110 318 110 295 110 284 110 292 99 296 88 284 93 272 98 272 87 272 64 272 40 272 30 279 34 284 37 287 38 290 39 294 39 296 39 290 29 284 18 295 18 319 18 344 18 355 18 349 29 344 39 346 40 349 40 352 39 355 38 360 34 364 30 365 40 366 64 366 87 367 98 364 97 359 94 352 89 348 86 350 98 352 110 Z M 178 112 L 168 112 144 112 121 112 110 112 118 101 122 90 111 95 99 100 99 89 99 66 99 42 99 32 105 36 110 39 113 40 116 41 120 41 122 41 116 31 110 20 122 20 145 20 170 20 182 20 175 31 170 41 172 42 175 42 178 41 181 40 186 36 190 32 191 42 191 66 192 89 193 100 190 99 185 96 178 91 174 88 176 100 178 112 Z N"/>
            </draw:custom-shape>
            <draw:custom-shape draw:style-name="Mgr6" draw:text-style-name="MP5" draw:layer="backgroundobjects" svg:width="0.549cm" svg:height="0.085cm" svg:x="5.68cm" svg:y="5.956cm">
              <text:p/>
              <draw:enhanced-geometry svg:viewBox="0 0 824 129" draw:type="non-primitive" draw:enhanced-path="M 714 105 L 703 105 680 105 656 105 646 105 652 95 658 84 646 89 634 94 634 83 634 61 634 37 634 26 639 30 646 33 649 34 652 35 654 36 658 35 651 24 646 14 656 14 681 14 706 14 716 14 711 24 705 35 708 36 710 36 713 35 716 34 722 30 726 26 726 37 727 61 728 83 728 94 725 93 719 89 714 86 710 82 712 94 714 105 Z M 529 108 L 519 108 495 108 472 108 461 108 469 97 473 86 461 92 449 96 449 85 449 62 449 39 449 29 456 32 461 35 464 37 468 37 471 38 473 37 468 26 461 16 473 16 496 16 521 16 533 16 526 26 521 37 523 38 526 38 528 37 532 36 537 32 541 29 542 39 542 62 543 85 544 96 536 92 525 84 527 96 529 108 Z M 352 109 L 342 109 318 109 295 109 284 109 291 98 296 87 284 93 272 97 272 86 272 63 272 39 272 29 277 33 284 36 287 38 290 39 294 39 296 38 290 28 284 18 296 18 319 18 344 18 355 18 349 28 344 38 346 39 349 39 352 39 354 37 360 33 364 29 364 39 365 63 366 86 366 97 358 93 347 85 350 97 352 109 Z M 178 111 L 168 111 144 111 121 111 110 111 117 101 122 90 110 95 98 100 98 89 98 65 98 41 98 31 103 35 110 38 113 40 116 40 119 41 122 40 116 31 110 20 121 20 145 20 170 20 180 20 175 31 169 40 172 41 175 41 177 41 180 39 186 35 190 31 191 41 191 65 192 89 193 100 189 98 185 96 178 92 174 87 176 99 178 111 Z M 0 6 L 53 129 782 124 824 0 0 6 Z N"/>
            </draw:custom-shape>
            <draw:custom-shape draw:style-name="Mgr6" draw:text-style-name="MP5" draw:layer="backgroundobjects" svg:width="1.08cm" svg:height="0.809cm" svg:x="4.138cm" svg:y="4.98cm">
              <text:p/>
              <draw:enhanced-geometry svg:viewBox="0 0 1618 1220" draw:type="non-primitive" draw:enhanced-path="M 1607 844 L 1611 836 1614 828 1616 825 1618 822 1618 817 1616 813 1600 795 1587 777 1575 758 1564 737 1555 717 1547 697 1540 676 1534 653 1524 609 1515 565 1508 519 1499 473 1488 414 1479 354 1473 325 1467 296 1461 266 1453 237 1445 208 1436 180 1425 154 1413 127 1399 102 1383 78 1374 66 1366 55 1356 43 1345 32 1328 39 1311 44 1294 48 1277 51 1243 56 1209 60 1193 62 1177 65 1161 68 1145 73 1129 78 1114 84 1099 92 1085 103 1068 111 1052 119 1037 125 1021 129 1006 131 991 132 976 132 962 131 947 128 933 125 919 121 905 115 878 103 850 88 823 73 795 57 768 41 739 27 725 20 710 14 695 10 681 6 665 2 650 0 634 0 618 0 598 10 579 20 569 27 561 33 551 41 544 47 535 56 528 63 520 73 514 81 508 91 503 100 498 110 494 121 486 147 478 173 471 200 463 226 452 281 440 336 428 392 418 447 406 503 394 558 380 613 364 667 356 694 346 719 336 746 325 772 313 797 300 822 286 846 271 871 255 894 238 917 220 940 201 961 178 969 155 976 149 977 142 979 137 979 130 979 125 977 120 975 113 972 108 968 106 956 105 947 105 937 106 929 108 922 111 916 114 910 119 905 123 901 128 897 135 894 141 892 154 887 169 884 184 880 198 876 211 872 224 865 230 862 234 858 238 853 242 847 245 841 247 833 249 825 249 815 241 812 223 801 198 786 169 769 140 752 114 738 96 728 89 724 75 734 45 757 14 780 0 790 2 798 5 805 10 810 16 815 30 824 45 835 52 822 59 806 61 797 62 789 61 784 61 780 59 776 57 772 60 769 63 767 65 764 66 762 68 756 71 749 73 744 76 740 78 737 81 736 84 736 89 736 94 740 97 743 99 748 100 753 102 764 105 775 99 794 92 813 84 832 76 851 58 888 41 924 32 943 24 961 17 981 11 1000 5 1019 2 1038 0 1059 0 1079 1 1085 3 1089 7 1095 10 1098 14 1102 18 1105 23 1108 28 1110 39 1114 50 1116 62 1117 73 1117 77 1116 81 1114 84 1112 89 1110 95 1102 102 1096 108 1089 115 1084 119 1083 123 1083 126 1084 130 1085 139 1101 157 1136 176 1171 185 1187 189 1193 193 1199 198 1204 202 1208 207 1211 213 1214 218 1216 223 1218 235 1220 247 1220 260 1218 272 1214 299 1206 327 1196 340 1191 353 1187 366 1183 379 1180 392 1187 405 1191 418 1194 429 1196 441 1197 453 1197 463 1195 474 1193 485 1190 494 1186 505 1181 515 1175 534 1163 553 1149 591 1118 629 1091 640 1084 650 1079 660 1073 671 1069 682 1065 693 1063 705 1061 718 1060 730 1061 744 1063 757 1066 770 1069 795 1080 821 1092 847 1103 872 1115 886 1120 900 1124 914 1128 928 1130 937 1133 948 1136 958 1138 967 1139 977 1139 987 1139 995 1138 1005 1136 1023 1131 1041 1125 1058 1118 1076 1110 1110 1093 1147 1077 1165 1070 1183 1066 1193 1064 1202 1063 1212 1063 1221 1063 1236 1064 1250 1067 1265 1070 1278 1076 1292 1081 1305 1087 1318 1095 1330 1102 1342 1111 1354 1119 1365 1129 1375 1139 1394 1158 1413 1177 1422 1180 1432 1182 1439 1183 1448 1183 1455 1183 1463 1182 1469 1180 1476 1178 1481 1176 1487 1172 1493 1168 1497 1164 1507 1155 1516 1143 1533 1119 1551 1095 1561 1084 1573 1073 1578 1068 1584 1064 1591 1060 1598 1056 1581 1043 1566 1028 1552 1013 1540 997 1527 981 1515 965 1504 947 1495 929 1486 911 1478 893 1470 874 1463 855 1456 836 1451 815 1446 796 1440 776 1432 734 1424 694 1418 651 1413 609 1402 526 1390 444 1387 444 1384 444 1388 485 1391 525 1393 567 1395 609 1400 695 1406 781 1410 824 1416 867 1423 908 1432 950 1436 969 1441 989 1448 1008 1454 1028 1461 1047 1469 1066 1477 1084 1486 1101 1492 1102 1496 1102 1500 1101 1504 1100 1512 1097 1518 1092 1532 1078 1547 1066 1552 1076 1557 1082 1533 1112 1509 1141 1502 1147 1495 1154 1488 1158 1480 1163 1472 1166 1464 1168 1454 1171 1445 1172 1434 1166 1424 1160 1417 1154 1410 1146 1404 1139 1400 1130 1395 1121 1391 1113 1385 1094 1379 1076 1373 1056 1365 1037 1357 985 1350 932 1344 879 1340 826 1337 773 1334 720 1331 667 1329 614 1327 561 1325 508 1323 455 1321 401 1316 348 1312 295 1307 241 1300 187 1302 185 1303 183 1305 182 1307 180 1312 182 1318 182 1326 195 1334 209 1340 224 1346 240 1351 255 1355 271 1359 287 1361 303 1367 336 1370 369 1373 402 1377 435 1384 435 1390 435 1386 398 1382 361 1377 323 1373 286 1366 250 1358 214 1353 196 1347 179 1341 162 1334 146 1337 143 1340 140 1352 151 1365 162 1373 180 1379 200 1386 220 1392 239 1403 279 1412 319 1419 360 1425 401 1431 443 1435 486 1445 570 1455 653 1462 695 1469 735 1479 776 1489 815 1499 839 1509 863 1515 874 1521 883 1526 886 1530 889 1534 891 1540 892 1539 896 1536 900 1533 902 1531 905 1537 916 1545 927 1549 932 1553 936 1559 939 1566 939 1570 939 1574 938 1577 937 1580 935 1587 929 1592 923 1600 909 1607 895 1597 888 1576 873 1553 858 1544 851 1532 828 1523 805 1514 782 1505 758 1499 734 1493 710 1486 685 1481 661 1472 610 1465 559 1458 508 1453 457 1447 407 1440 355 1432 305 1422 256 1417 233 1410 208 1404 185 1395 161 1387 139 1377 116 1367 95 1355 74 1361 74 1368 74 1378 89 1389 105 1399 121 1407 138 1415 154 1422 171 1429 188 1434 205 1445 240 1453 277 1461 313 1466 349 1476 423 1484 497 1489 534 1496 570 1502 606 1512 641 1517 669 1525 697 1532 725 1542 752 1547 765 1553 778 1560 791 1567 802 1576 814 1586 825 1596 835 1607 844 Z M 908 941 L 903 937 900 933 898 927 896 922 893 911 891 899 889 887 887 875 885 863 882 852 911 825 940 797 966 767 992 736 1016 704 1039 671 1050 654 1060 636 1070 618 1079 600 1074 622 1069 645 1061 667 1053 689 1044 712 1035 734 1024 756 1013 777 1002 798 989 820 976 841 963 861 935 902 908 941 Z M 979 1047 L 975 1051 971 1053 965 1052 961 1051 951 1047 942 1044 931 1023 920 1002 918 997 916 991 915 986 914 981 914 975 915 970 917 965 920 959 935 949 949 938 963 927 976 916 1002 891 1027 868 1023 889 1019 911 1013 935 1007 957 1000 980 994 1003 987 1025 979 1047 Z M 574 511 L 565 590 555 670 546 751 534 831 528 871 519 910 511 950 502 989 491 1028 479 1065 467 1102 452 1140 447 1144 443 1147 438 1150 432 1154 427 1155 422 1156 416 1156 411 1156 422 1130 432 1104 442 1078 452 1051 460 1024 469 997 476 969 484 940 497 883 507 824 517 764 526 703 534 642 540 581 546 520 552 458 557 397 563 335 568 275 574 216 581 193 587 170 594 147 601 125 604 114 610 104 615 94 620 84 628 75 636 66 645 59 656 51 658 52 659 55 650 66 643 79 635 92 628 105 621 119 616 131 611 145 607 159 598 187 592 215 587 243 583 273 581 303 579 333 578 363 577 393 576 453 574 511 Z M 297 1136 L 284 1139 273 1139 269 1138 265 1136 261 1135 257 1133 252 1128 248 1120 244 1113 241 1104 237 1086 233 1068 230 1059 226 1051 222 1044 217 1037 222 1019 229 1001 235 985 241 968 250 952 260 937 270 922 283 907 287 915 289 922 290 929 292 937 289 953 286 969 282 986 278 1001 276 1008 274 1016 273 1022 274 1029 268 1029 262 1029 260 1040 257 1054 257 1068 258 1081 260 1087 262 1094 264 1099 267 1103 271 1109 276 1112 281 1115 287 1117 299 1112 310 1105 320 1099 330 1092 340 1084 348 1076 357 1067 364 1057 371 1048 377 1038 383 1029 389 1018 399 996 408 973 415 950 422 925 428 901 432 875 442 825 453 775 459 735 465 696 469 655 474 616 483 535 490 454 500 375 510 296 517 256 524 218 532 180 541 143 534 199 528 254 521 310 516 365 511 421 506 476 501 532 497 587 490 642 484 698 476 752 467 807 457 861 444 916 430 969 414 1022 409 1032 404 1040 398 1049 392 1057 378 1072 363 1087 347 1101 330 1113 313 1125 297 1136 Z M 992 1104 L 986 1108 980 1110 975 1111 970 1112 964 1111 959 1109 952 1105 947 1101 933 1085 920 1069 908 1052 897 1035 886 1017 876 1000 867 981 858 963 850 943 842 924 836 905 830 886 818 845 807 805 790 722 775 638 768 597 759 555 750 514 740 473 739 453 736 432 732 411 729 390 721 346 713 302 710 280 709 258 708 236 710 215 711 204 713 193 715 183 719 172 722 161 726 151 731 141 737 130 744 132 752 137 759 142 766 148 778 163 790 178 804 188 819 196 834 203 850 208 866 213 883 216 900 217 917 217 935 216 952 215 970 211 987 207 1003 203 1019 198 1035 191 1050 185 1057 179 1065 174 1071 168 1077 161 1090 147 1102 134 1108 128 1115 123 1121 119 1129 115 1136 114 1145 114 1154 116 1164 121 1166 130 1170 152 1174 172 1177 182 1172 240 1167 300 1162 360 1155 418 1148 478 1139 538 1131 598 1120 656 1108 715 1097 773 1083 830 1068 887 1051 942 1032 998 1013 1051 992 1104 Z M 1138 130 L 1131 140 1113 160 1095 182 1087 191 1074 203 1059 213 1043 221 1027 229 1011 235 993 240 976 243 958 247 940 249 921 249 903 249 885 248 867 247 850 245 833 241 816 238 816 241 816 245 826 250 838 255 849 259 860 264 871 267 883 270 896 272 909 273 924 273 941 270 948 270 957 271 960 272 964 273 966 277 970 280 946 288 921 297 911 301 901 303 893 305 886 305 896 310 904 313 913 316 921 319 930 320 940 321 950 321 963 321 976 319 989 317 1000 313 1011 307 1022 301 1032 295 1042 286 1051 278 1069 261 1086 241 1104 223 1122 206 1123 218 1122 229 1120 238 1117 248 1113 256 1107 265 1101 273 1094 281 1079 296 1062 311 1046 323 1029 336 1021 344 1012 349 1002 353 992 357 981 359 971 360 959 361 948 362 925 361 902 359 881 355 861 352 880 387 900 422 911 438 924 453 937 467 953 482 958 487 962 489 967 491 973 493 984 494 997 494 1021 490 1043 486 1039 490 1035 495 1031 499 1029 505 1025 516 1023 527 1020 538 1016 548 1014 553 1011 557 1008 561 1005 565 983 568 960 570 955 570 949 570 944 569 939 567 934 565 931 561 927 557 925 553 933 548 953 537 973 525 982 521 962 511 944 499 926 487 909 473 892 458 876 441 861 424 846 406 832 386 819 366 807 345 797 325 787 302 777 280 769 258 762 235 772 225 781 216 782 208 783 201 783 196 782 193 778 190 775 187 768 188 760 189 757 190 755 193 753 196 753 201 753 237 755 274 758 312 761 349 766 386 771 425 777 463 785 501 800 576 817 652 836 726 854 797 870 784 885 772 899 759 913 745 927 732 940 717 951 703 964 688 986 658 1006 628 1025 596 1042 562 1058 529 1072 494 1086 460 1098 424 1109 387 1119 351 1130 314 1138 277 1138 267 1138 257 1138 248 1140 238 1144 220 1147 201 1149 192 1150 183 1150 174 1150 164 1149 156 1147 147 1144 139 1138 130 Z N"/>
            </draw:custom-shape>
            <draw:custom-shape draw:style-name="Mgr6" draw:text-style-name="MP5" draw:layer="backgroundobjects" svg:width="0.861cm" svg:height="0.896cm" svg:x="3.103cm" svg:y="3.405cm">
              <text:p/>
              <draw:enhanced-geometry svg:viewBox="0 0 1295 1329" draw:type="non-primitive" draw:enhanced-path="M 1131 0 L 1124 19 1105 71 1079 144 1049 227 1019 311 993 383 975 434 968 454 961 434 943 383 916 311 886 227 855 144 829 71 810 19 804 0 796 19 779 71 754 144 724 227 695 311 669 383 651 434 644 454 637 434 618 383 590 311 559 227 528 144 501 71 481 19 475 0 468 19 447 71 421 144 389 227 358 311 330 383 311 434 303 454 296 434 277 383 250 311 220 227 189 144 162 71 143 19 136 0 130 19 114 71 93 142 68 224 44 307 22 379 7 430 2 449 1 463 0 478 4 474 17 465 27 461 38 458 51 455 67 454 75 455 82 455 89 457 94 458 103 462 110 468 118 477 121 481 121 506 121 573 121 667 121 774 121 881 121 975 121 1043 121 1067 136 1074 150 1080 150 1054 150 986 150 890 150 780 150 670 150 574 150 507 152 481 154 477 165 468 175 462 188 458 196 457 205 455 215 455 226 454 237 455 247 455 255 457 263 458 274 462 283 468 287 473 290 477 291 480 291 481 291 491 291 518 291 559 291 614 291 678 291 749 291 826 291 905 291 984 291 1061 291 1132 291 1196 291 1251 291 1292 291 1319 291 1329 306 1320 320 1313 320 1303 320 1276 320 1236 320 1182 320 1119 320 1049 320 974 320 896 320 820 320 744 320 673 320 610 320 558 320 517 320 490 320 481 324 476 338 466 349 461 362 457 369 456 378 455 387 454 397 454 416 456 430 460 442 464 450 469 459 477 461 481 461 505 461 570 461 661 461 764 461 868 461 958 461 1023 461 1047 463 1043 465 1040 468 1038 470 1037 475 1036 479 1038 487 1045 490 1049 490 1024 490 960 490 870 490 765 490 661 490 570 490 506 490 481 495 477 509 468 520 462 532 458 547 455 561 454 570 455 577 455 584 457 590 458 602 462 612 468 624 477 629 481 629 489 629 513 629 550 629 598 629 654 629 717 629 785 629 855 629 924 629 992 629 1055 629 1112 629 1160 629 1196 629 1220 629 1228 644 1228 658 1228 658 1221 658 1196 658 1160 659 1112 659 1055 659 992 659 924 660 855 660 785 660 717 660 654 661 598 661 550 661 513 661 489 661 481 666 477 679 468 689 462 701 458 708 457 715 455 723 455 731 454 740 455 747 455 754 457 760 458 770 462 778 468 787 477 790 481 790 503 790 560 790 640 790 733 790 826 790 907 790 964 790 985 793 981 796 977 798 975 802 974 804 974 806 975 809 977 810 980 817 990 819 997 819 974 819 917 819 833 819 739 819 645 819 561 819 503 819 481 823 477 835 468 843 462 855 458 861 457 869 455 878 455 886 454 895 455 902 455 910 457 916 458 928 462 937 468 949 477 953 481 953 490 953 516 953 556 953 608 953 669 953 739 953 812 953 888 953 964 953 1036 953 1106 953 1166 953 1219 953 1259 953 1285 953 1293 967 1302 982 1309 982 1300 982 1273 982 1232 982 1179 982 1117 982 1047 982 972 982 895 982 817 982 743 982 673 982 610 982 557 982 517 982 490 982 481 986 477 1000 468 1010 462 1022 458 1036 455 1050 454 1065 455 1078 458 1090 462 1101 468 1115 477 1119 481 1119 512 1119 596 1118 712 1118 846 1117 981 1117 1098 1116 1180 1116 1212 1117 1205 1120 1186 1125 1159 1131 1128 1136 1097 1140 1070 1143 1051 1144 1044 1144 1019 1144 956 1144 865 1144 762 1144 660 1144 569 1144 505 1144 481 1149 477 1163 468 1172 462 1185 458 1191 457 1199 455 1207 455 1216 454 1234 455 1249 458 1263 461 1275 465 1290 474 1295 478 1294 463 1294 449 1286 430 1268 379 1242 307 1212 224 1182 142 1156 71 1138 19 1131 0 Z M 190 395 L 181 392 172 389 162 385 152 381 154 388 157 401 160 416 162 423 155 423 140 423 124 423 116 423 118 417 122 406 126 393 127 388 121 388 106 388 92 388 85 388 85 381 85 367 85 352 85 346 93 351 101 355 107 357 112 358 117 358 124 357 123 350 119 337 117 325 116 318 124 318 140 318 155 318 162 318 160 323 155 336 150 348 147 353 155 353 169 353 184 353 190 353 190 360 190 374 190 389 190 395 Z M 526 391 L 518 389 509 385 498 382 489 377 490 383 494 398 497 412 498 418 492 418 476 418 460 418 454 418 455 413 459 401 462 390 464 384 457 384 443 384 428 384 422 384 422 378 422 363 422 349 422 343 430 348 439 351 443 353 448 353 454 353 460 353 459 347 457 334 455 320 454 315 460 315 476 315 492 315 498 315 496 320 492 332 487 344 485 349 491 349 506 349 520 349 526 349 526 355 526 370 526 384 526 391 Z M 853 388 L 844 384 835 382 824 378 815 374 816 380 820 394 823 409 824 415 818 415 802 415 787 415 779 415 780 410 785 398 788 385 790 380 784 380 769 380 755 380 747 380 747 374 747 360 747 345 747 338 756 344 764 348 769 349 774 350 780 350 786 349 785 344 782 330 780 317 779 311 787 311 802 311 818 311 824 311 822 316 818 329 812 341 810 346 818 346 832 346 845 346 853 346 853 352 853 366 853 381 853 388 Z M 1143 369 L 1145 377 1149 391 1152 406 1154 412 1147 412 1132 412 1116 412 1108 412 1110 407 1113 394 1118 382 1119 377 1112 377 1098 377 1084 377 1077 377 1077 370 1077 355 1077 342 1077 335 1085 341 1093 344 1098 346 1104 346 1109 346 1116 346 1115 339 1112 327 1109 313 1108 307 1116 307 1132 307 1147 307 1154 307 1152 313 1147 325 1142 336 1140 342 1147 342 1160 342 1175 342 1182 342 1182 348 1182 363 1182 377 1182 383 1172 381 1163 378 1153 374 1143 369 Z N"/>
            </draw:custom-shape>
            <draw:custom-shape draw:style-name="Mgr6" draw:text-style-name="MP5" draw:layer="backgroundobjects" svg:width="0.028cm" svg:height="0.183cm" svg:x="4.39cm" svg:y="2.002cm">
              <text:p/>
              <draw:enhanced-geometry svg:viewBox="0 0 44 272" draw:type="non-primitive" draw:enhanced-path="M 6 272 L 3 272 0 272 0 261 0 231 0 189 0 141 0 93 1 52 1 22 1 11 12 5 21 2 26 1 31 0 35 0 39 0 42 34 44 69 44 104 43 139 42 156 38 173 36 191 32 208 27 225 21 241 15 257 6 272 Z N"/>
            </draw:custom-shape>
            <draw:custom-shape draw:style-name="Mgr6" draw:text-style-name="MP5" draw:layer="backgroundobjects" svg:width="0.061cm" svg:height="0.235cm" svg:x="5.07cm" svg:y="2.002cm">
              <text:p/>
              <draw:enhanced-geometry svg:viewBox="0 0 86 348" draw:type="non-primitive" draw:enhanced-path="M 86 348 L 73 322 61 297 51 274 41 251 32 231 26 211 20 192 14 173 9 154 6 135 4 115 1 93 1 71 0 49 0 24 1 0 14 1 43 4 72 8 86 9 86 24 86 62 86 117 86 179 86 242 86 295 86 335 86 348 Z N"/>
            </draw:custom-shape>
            <draw:custom-shape draw:style-name="Mgr6" draw:text-style-name="MP5" draw:layer="backgroundobjects" svg:width="0.305cm" svg:height="0.592cm" svg:x="4.033cm" svg:y="2.01cm">
              <text:p/>
              <draw:enhanced-geometry svg:viewBox="0 0 450 876" draw:type="non-primitive" draw:enhanced-path="M 380 730 L 380 709 379 656 379 582 378 496 378 411 377 336 377 284 377 263 388 257 398 250 402 245 406 241 409 236 412 230 416 224 418 218 419 212 420 205 420 198 419 192 418 184 416 178 408 175 402 171 398 166 393 161 388 150 385 139 382 126 377 115 373 111 369 107 362 103 355 101 343 100 332 101 323 104 315 109 308 114 301 120 295 128 290 135 280 152 272 171 266 180 261 188 256 196 249 203 252 212 254 221 259 230 263 238 269 245 276 252 284 258 294 263 294 282 292 331 290 399 288 477 285 556 283 624 282 673 281 691 276 688 264 682 252 675 246 672 245 681 243 688 238 694 234 700 223 708 213 716 209 720 204 724 200 729 198 734 196 740 196 747 198 755 202 765 207 771 213 777 216 779 217 782 218 786 217 793 210 785 194 769 177 753 169 746 167 751 164 757 159 764 154 770 143 783 133 796 128 802 125 810 124 816 124 824 125 831 130 838 136 846 144 853 144 858 144 863 137 858 120 847 104 836 96 831 90 838 77 853 64 868 58 876 56 847 53 809 49 762 45 708 41 650 37 588 31 524 27 459 22 396 17 336 13 281 10 230 6 189 4 157 1 135 0 127 56 110 111 92 167 74 221 56 277 39 332 24 360 17 389 11 418 5 447 0 448 87 449 176 450 266 450 356 450 447 449 537 448 627 447 717 438 716 430 717 422 719 414 721 396 725 380 730 Z N"/>
            </draw:custom-shape>
            <draw:custom-shape draw:style-name="Mgr6" draw:text-style-name="MP5" draw:layer="backgroundobjects" svg:width="0.278cm" svg:height="0.617cm" svg:x="5.185cm" svg:y="2.02cm">
              <text:p/>
              <draw:enhanced-geometry svg:viewBox="0 0 421 920" draw:type="non-primitive" draw:enhanced-path="M 384 831 L 377 846 372 861 370 869 370 877 371 885 375 892 380 895 386 899 389 900 392 902 394 904 394 907 394 914 394 920 378 905 361 891 357 888 355 884 353 880 352 875 353 871 354 866 357 860 362 854 365 846 367 839 368 829 369 821 368 811 367 802 365 794 362 787 344 791 335 791 329 787 314 777 310 779 308 780 306 782 305 784 304 790 304 795 303 800 302 804 300 805 298 806 296 806 291 806 291 803 290 798 291 794 292 790 294 780 298 772 299 762 299 754 298 749 296 746 292 743 289 740 284 740 279 739 276 738 274 735 271 730 268 724 266 716 263 711 261 708 258 707 255 706 251 704 245 709 233 718 221 729 215 733 218 714 220 692 220 686 219 681 218 677 215 672 212 668 208 665 203 662 196 660 196 656 196 654 195 652 193 651 189 648 183 645 178 648 167 655 156 663 151 666 148 615 145 563 142 510 140 458 139 405 137 351 137 298 139 245 146 245 152 242 159 239 165 234 172 228 176 221 180 214 183 206 186 197 186 189 183 182 181 176 177 171 173 167 167 162 162 158 157 155 152 151 147 146 144 141 141 136 140 128 140 121 142 111 140 107 137 104 134 102 131 98 124 95 115 94 107 93 97 93 88 94 81 95 76 98 71 103 68 107 65 111 61 121 57 132 54 141 48 150 45 154 39 157 34 160 26 162 23 170 21 178 19 188 19 199 20 208 21 218 25 228 30 235 36 238 48 245 60 251 65 254 62 314 60 374 57 433 56 492 55 550 52 607 49 664 42 720 39 717 35 714 31 712 26 711 21 710 16 710 10 710 4 711 3 624 2 536 1 446 0 356 0 265 2 175 4 87 8 0 61 13 112 27 164 42 215 57 267 73 318 90 369 107 419 124 421 138 421 151 421 157 419 164 417 171 413 177 412 206 409 280 403 384 398 505 393 624 388 729 385 804 384 831 Z N"/>
            </draw:custom-shape>
            <draw:custom-shape draw:style-name="Mgr6" draw:text-style-name="MP5" draw:layer="backgroundobjects" svg:width="0.582cm" svg:height="1.478cm" svg:x="3.399cm" svg:y="2.125cm">
              <text:p/>
              <draw:enhanced-geometry svg:viewBox="0 0 872 2220" draw:type="non-primitive" draw:enhanced-path="M 846 659 L 836 674 827 688 824 695 822 703 820 711 820 719 824 721 836 725 847 731 852 732 852 749 852 796 851 869 851 964 851 1077 851 1203 850 1338 850 1476 850 1615 850 1750 849 1875 849 1988 849 2084 849 2156 849 2204 849 2220 847 2206 843 2190 840 2174 835 2157 823 2123 810 2088 796 2053 784 2017 778 2001 773 1984 770 1968 767 1953 767 1937 767 1891 767 1821 767 1730 767 1622 768 1501 768 1372 768 1239 768 1106 769 977 769 857 769 748 769 657 770 586 770 541 770 525 763 471 759 419 756 368 753 316 749 261 745 205 739 145 731 82 730 95 729 131 726 184 722 251 717 323 712 397 707 468 700 530 700 545 700 587 701 653 701 738 701 838 702 952 702 1072 702 1196 704 1320 704 1440 704 1553 705 1654 705 1739 705 1804 705 1847 705 1862 698 1862 682 1863 667 1863 660 1863 660 1848 660 1803 659 1735 658 1646 657 1542 657 1424 654 1298 653 1169 652 1040 651 914 650 797 649 692 649 604 648 535 648 491 648 476 643 449 639 421 635 395 632 368 629 340 625 314 620 287 616 260 612 288 607 326 603 371 599 417 596 460 593 495 590 519 590 529 590 546 590 593 590 666 590 761 589 874 589 998 589 1133 589 1272 589 1410 589 1545 589 1670 589 1783 589 1878 589 1951 589 1998 589 2014 580 2034 568 2064 556 2094 549 2116 548 2100 548 2056 547 1988 547 1898 546 1792 544 1675 543 1549 542 1419 540 1289 539 1163 538 1045 538 940 537 850 536 782 536 737 536 721 532 715 523 699 515 683 510 675 507 682 500 697 493 710 490 717 490 738 490 793 490 870 490 959 490 1048 491 1124 491 1179 491 1200 478 1173 465 1144 454 1114 444 1085 435 1058 428 1037 423 1021 421 1013 417 982 415 952 413 920 412 886 411 821 411 754 412 688 413 624 414 562 414 503 410 476 408 454 406 444 404 432 398 420 392 405 388 423 384 442 381 460 379 479 376 515 374 553 374 588 373 623 372 655 370 685 360 661 336 611 313 560 302 537 289 565 279 591 270 615 262 638 254 659 246 681 235 702 223 723 222 686 221 647 219 607 217 566 214 526 210 484 206 445 201 405 197 419 195 437 192 458 190 481 185 533 180 588 177 640 175 684 173 714 173 724 162 700 152 676 141 653 131 630 122 608 112 586 102 563 93 542 81 559 70 579 59 602 48 626 38 650 29 674 20 698 14 719 13 695 12 672 11 649 10 624 7 599 6 575 3 551 0 527 49 486 98 447 149 408 201 370 253 334 307 298 361 262 416 227 472 194 528 162 584 132 642 102 698 75 756 48 814 23 871 0 872 17 872 44 872 78 871 118 867 214 862 322 856 430 851 529 847 609 846 659 Z N"/>
            </draw:custom-shape>
            <draw:custom-shape draw:style-name="Mgr6" draw:text-style-name="MP5" draw:layer="backgroundobjects" svg:width="0.096cm" svg:height="1.453cm" svg:x="5.515cm" svg:y="2.125cm">
              <text:p/>
              <draw:enhanced-geometry svg:viewBox="0 0 139 2172" draw:type="non-primitive" draw:enhanced-path="M 39 634 L 37 640 37 646 38 653 40 660 45 676 51 691 54 700 56 706 57 714 56 720 54 725 50 731 44 734 35 737 35 753 37 799 37 869 37 961 38 1070 38 1192 39 1321 40 1455 40 1588 41 1719 41 1839 42 1948 42 2040 43 2110 43 2156 43 2172 46 2162 54 2137 64 2102 76 2060 89 2020 100 1983 107 1958 109 1948 109 1931 110 1884 110 1809 110 1713 111 1600 111 1473 111 1338 112 1198 113 1058 113 923 113 796 114 683 114 587 116 512 116 465 116 448 118 400 122 353 125 306 128 258 132 210 135 162 138 114 139 66 118 55 70 33 22 9 0 0 1 27 6 99 12 200 19 317 26 433 32 534 37 607 39 634 Z N"/>
            </draw:custom-shape>
            <draw:custom-shape draw:style-name="Mgr6" draw:text-style-name="MP5" draw:layer="backgroundobjects" svg:width="0.462cm" svg:height="1.426cm" svg:x="5.619cm" svg:y="2.177cm">
              <text:p/>
              <draw:enhanced-geometry svg:viewBox="0 0 679 2131" draw:type="non-primitive" draw:enhanced-path="M 671 423 L 674 429 677 434 678 440 679 446 679 458 678 471 674 498 671 522 673 535 675 548 676 561 676 573 676 585 675 598 673 611 671 624 664 601 657 579 650 557 642 534 632 512 623 490 611 470 598 449 588 468 578 487 569 508 562 528 556 549 549 570 545 593 541 614 539 614 536 615 534 618 532 622 528 629 526 633 526 592 525 549 522 508 519 465 515 423 510 382 505 341 502 299 497 299 493 299 488 320 485 341 483 362 481 385 477 430 474 476 473 520 472 564 472 606 471 643 462 618 453 594 445 569 437 545 427 520 419 495 408 469 397 442 390 442 385 442 376 466 357 516 339 566 330 589 329 556 328 520 326 484 324 448 321 412 316 376 313 358 310 342 306 325 301 309 295 314 289 319 282 360 278 401 275 441 272 481 269 519 268 559 268 597 268 637 269 715 271 793 272 875 271 959 268 966 263 986 255 1013 246 1045 236 1077 229 1105 224 1124 221 1132 219 1077 218 1022 217 966 217 911 217 853 217 795 216 735 215 672 211 659 205 645 202 638 198 631 194 626 189 621 187 621 184 623 183 625 181 627 178 634 174 643 172 653 169 661 166 671 162 678 162 695 162 741 162 813 162 905 163 1015 163 1138 163 1269 164 1405 164 1540 164 1672 164 1794 165 1904 165 1998 165 2069 165 2115 165 2131 157 2116 141 2082 124 2048 117 2033 117 2015 117 1963 117 1882 117 1776 117 1652 117 1514 117 1364 117 1212 117 1058 117 910 117 771 117 646 117 542 117 461 117 408 117 390 114 361 111 337 109 314 107 292 105 269 102 243 98 214 91 181 90 191 87 217 82 254 76 296 70 339 64 376 61 403 60 413 60 429 60 474 59 546 59 638 59 748 58 869 58 1000 57 1135 57 1269 56 1399 56 1522 55 1631 55 1724 55 1795 54 1841 54 1857 48 1846 38 1822 26 1797 21 1787 21 1771 21 1727 21 1660 21 1571 20 1467 20 1349 20 1224 20 1095 19 967 19 843 19 725 18 621 18 532 18 464 18 420 18 405 16 354 14 305 13 256 11 207 9 158 7 106 4 54 0 0 45 21 90 42 134 65 178 87 220 111 263 135 306 160 347 185 389 212 431 240 471 267 512 296 552 327 592 358 631 390 671 423 Z N"/>
            </draw:custom-shape>
            <draw:custom-shape draw:style-name="Mgr6" draw:text-style-name="MP5" draw:layer="backgroundobjects" svg:width="0.191cm" svg:height="1.121cm" svg:x="6.099cm" svg:y="2.482cm">
              <text:p/>
              <draw:enhanced-geometry svg:viewBox="0 0 277 1686" draw:type="non-primitive" draw:enhanced-path="M 268 1339 L 250 1348 229 1360 220 1366 211 1373 208 1377 205 1381 204 1385 202 1389 205 1405 206 1418 207 1424 210 1428 214 1433 223 1437 218 1448 209 1476 194 1516 178 1561 161 1607 147 1648 136 1675 132 1686 132 1669 132 1622 132 1549 132 1455 132 1342 132 1218 132 1084 132 947 132 808 132 675 132 550 132 438 132 343 132 270 132 223 132 206 128 200 119 186 112 172 107 166 103 172 94 188 84 203 80 209 80 231 80 286 80 365 80 456 80 546 80 624 80 680 80 701 75 693 67 668 55 635 41 597 26 558 15 524 6 501 3 492 3 426 3 363 3 303 4 244 3 185 3 125 2 64 0 0 32 33 67 70 104 107 142 146 179 185 215 222 248 257 277 289 276 355 275 421 274 486 274 552 273 617 273 683 273 748 272 814 272 879 272 946 271 1011 271 1077 270 1142 269 1208 269 1273 268 1339 Z N"/>
            </draw:custom-shape>
            <draw:custom-shape draw:style-name="Mgr6" draw:text-style-name="MP5" draw:layer="backgroundobjects" svg:width="0.183cm" svg:height="1.123cm" svg:x="3.197cm" svg:y="2.491cm">
              <text:p/>
              <draw:enhanced-geometry svg:viewBox="0 0 269 1668" draw:type="non-primitive" draw:enhanced-path="M 194 698 L 194 676 194 616 194 533 193 436 193 340 192 256 192 196 192 173 189 166 183 150 177 133 174 125 171 128 169 131 167 133 165 137 161 146 158 154 153 176 146 195 146 211 146 258 146 330 145 425 145 536 145 661 145 794 144 932 144 1069 144 1202 143 1327 143 1439 143 1533 143 1605 143 1652 143 1668 139 1657 128 1629 114 1588 97 1541 80 1494 65 1454 56 1425 51 1413 58 1408 63 1401 67 1394 71 1385 73 1377 73 1367 73 1359 71 1350 51 1343 30 1334 26 1331 22 1328 18 1325 15 1321 13 1317 13 1313 13 1309 15 1303 15 1292 14 1260 14 1210 14 1145 14 1070 13 983 13 891 12 796 12 702 11 608 9 520 8 440 7 372 4 317 2 280 0 262 33 226 66 191 99 158 133 126 167 96 200 65 233 33 266 0 267 67 268 142 269 220 269 296 268 364 268 419 267 456 267 469 257 498 249 527 239 555 231 583 221 612 213 641 204 670 194 698 Z N"/>
            </draw:custom-shape>
            <draw:custom-shape draw:style-name="Mgr6" draw:text-style-name="MP5" draw:layer="backgroundobjects" svg:width="0.237cm" svg:height="0.531cm" svg:x="3.99cm" svg:y="2.541cm">
              <text:p/>
              <draw:enhanced-geometry svg:viewBox="0 0 348 794" draw:type="non-primitive" draw:enhanced-path="M 341 193 L 319 196 299 199 280 203 261 209 241 217 224 224 206 234 190 244 173 255 158 267 143 279 128 293 115 307 102 320 90 334 78 349 74 357 70 365 66 374 63 383 57 405 52 428 48 454 45 480 42 508 40 537 38 596 38 653 39 706 40 749 39 745 38 742 35 742 33 743 27 749 19 760 6 783 0 794 3 729 4 656 6 581 7 507 7 439 7 381 8 336 9 311 29 294 50 276 71 256 92 236 135 196 177 153 220 111 263 71 284 52 306 33 327 16 348 0 348 17 348 40 348 64 347 90 346 118 345 144 343 170 341 193 Z N"/>
            </draw:custom-shape>
            <draw:custom-shape draw:style-name="Mgr6" draw:text-style-name="MP5" draw:layer="backgroundobjects" svg:width="0.235cm" svg:height="0.043cm" svg:x="4.295cm" svg:y="2.551cm">
              <text:p/>
              <draw:enhanced-geometry svg:viewBox="0 0 350 72" draw:type="non-primitive" draw:enhanced-path="M 349 6 L 349 17 350 39 350 63 350 72 335 72 296 72 239 72 175 72 111 72 54 72 15 72 0 72 0 62 1 36 2 10 3 0 53 2 100 3 144 3 186 3 226 3 267 3 306 4 349 6 Z N"/>
            </draw:custom-shape>
            <draw:custom-shape draw:style-name="Mgr6" draw:text-style-name="MP5" draw:layer="backgroundobjects" svg:width="0.227cm" svg:height="0.053cm" svg:x="4.983cm" svg:y="2.541cm">
              <text:p/>
              <draw:enhanced-geometry svg:viewBox="0 0 345 74" draw:type="non-primitive" draw:enhanced-path="M 344 74 L 329 74 290 74 235 74 172 74 109 74 54 74 15 74 0 74 0 63 0 41 0 19 0 8 15 8 53 7 108 6 171 5 233 3 287 2 326 0 340 0 343 7 344 15 345 24 345 34 345 54 344 74 Z N"/>
            </draw:custom-shape>
            <draw:custom-shape draw:style-name="Mgr6" draw:text-style-name="MP5" draw:layer="backgroundobjects" svg:width="0.349cm" svg:height="0.043cm" svg:x="4.582cm" svg:y="2.551cm">
              <text:p/>
              <draw:enhanced-geometry svg:viewBox="0 0 21600 21600" draw:type="rectangle" draw:enhanced-path="M 0 0 L 21600 0 21600 21600 0 21600 0 0 Z N"/>
            </draw:custom-shape>
            <draw:custom-shape draw:style-name="Mgr6" draw:text-style-name="MP5" draw:layer="backgroundobjects" svg:width="0.113cm" svg:height="0.878cm" svg:x="3.067cm" svg:y="2.699cm">
              <text:p/>
              <draw:enhanced-geometry svg:viewBox="0 0 172 1316" draw:type="non-primitive" draw:enhanced-path="M 167 1017 L 161 1019 156 1023 150 1026 146 1030 141 1035 137 1041 133 1046 130 1051 128 1058 125 1064 124 1071 122 1077 121 1083 122 1090 122 1095 125 1101 128 1109 129 1117 129 1123 128 1128 124 1142 118 1164 110 1187 90 1239 72 1293 64 1316 64 1309 64 1290 64 1263 64 1233 64 1202 64 1175 64 1156 64 1149 72 1146 79 1143 83 1139 86 1136 87 1132 86 1126 85 1122 83 1117 78 1107 71 1096 68 1091 67 1086 66 1080 67 1076 64 1057 63 1038 62 1018 62 1000 63 964 65 929 67 895 67 861 66 842 64 825 61 808 57 790 55 771 56 753 56 735 57 718 57 700 55 683 53 676 50 668 46 661 41 654 45 640 46 626 47 612 46 597 43 568 39 539 34 511 31 482 30 467 28 453 30 439 32 425 27 420 25 416 23 410 22 405 21 394 23 384 24 373 27 361 28 351 28 340 37 337 45 331 51 325 55 319 58 310 61 301 61 292 61 282 55 273 49 263 42 253 35 244 26 234 18 226 9 217 0 210 20 182 40 155 61 128 81 101 102 75 125 50 147 24 172 0 170 64 170 128 169 190 169 255 168 317 168 381 168 445 168 508 168 572 168 635 168 699 168 762 168 826 168 890 167 953 167 1017 Z N"/>
            </draw:custom-shape>
            <draw:custom-shape draw:style-name="Mgr6" draw:text-style-name="MP5" draw:layer="backgroundobjects" svg:width="0.114cm" svg:height="0.924cm" svg:x="6.306cm" svg:y="2.69cm">
              <text:p/>
              <draw:enhanced-geometry svg:viewBox="0 0 163 1373" draw:type="non-primitive" draw:enhanced-path="M 119 250 L 117 256 115 263 114 269 114 275 117 285 119 296 123 306 128 315 134 324 139 332 144 342 149 350 152 360 154 368 154 379 153 389 151 395 147 400 144 406 141 412 142 427 142 441 142 455 141 469 138 496 134 524 129 552 126 580 125 594 124 609 124 622 125 637 122 692 119 746 115 801 112 856 109 910 108 966 107 1022 108 1079 105 1082 103 1086 100 1091 98 1095 98 1100 97 1106 98 1111 99 1116 109 1122 119 1126 120 1157 121 1188 121 1218 121 1249 121 1280 121 1311 121 1341 122 1373 118 1363 108 1334 93 1292 77 1245 60 1199 46 1157 35 1128 32 1116 42 1104 51 1091 55 1083 57 1077 57 1068 55 1060 47 1051 32 1034 17 1017 11 1010 10 947 10 884 9 821 9 757 9 694 9 631 9 568 9 505 9 442 9 379 8 316 7 253 5 190 4 127 2 64 0 0 8 10 26 32 52 64 82 102 111 139 138 171 156 195 163 203 156 217 146 235 141 243 135 248 131 250 127 251 123 251 119 250 Z N"/>
            </draw:custom-shape>
            <draw:custom-shape draw:style-name="Mgr6" draw:text-style-name="MP5" draw:layer="backgroundobjects" svg:width="0.924cm" svg:height="0.017cm" svg:x="4.285cm" svg:y="2.769cm">
              <text:p/>
              <draw:enhanced-geometry svg:viewBox="0 0 21600 21600" draw:type="rectangle" draw:enhanced-path="M 0 0 L 21600 0 21600 21600 0 21600 0 0 Z N"/>
            </draw:custom-shape>
            <draw:custom-shape draw:style-name="Mgr6" draw:text-style-name="MP5" draw:layer="backgroundobjects" svg:width="0.069cm" svg:height="0.123cm" svg:x="4.078cm" svg:y="2.83cm">
              <text:p/>
              <draw:enhanced-geometry svg:viewBox="0 0 107 184" draw:type="non-primitive" draw:enhanced-path="M 102 95 L 104 103 106 109 107 117 105 124 104 127 101 131 97 132 94 133 90 132 86 131 82 130 80 127 77 124 75 123 73 123 70 123 65 125 60 127 60 136 60 155 60 175 60 184 55 184 50 183 46 182 44 181 42 179 41 176 41 173 41 171 41 165 42 157 43 150 42 142 42 139 42 136 41 134 39 131 34 125 29 121 23 125 15 131 12 133 8 134 3 134 0 134 0 127 0 115 0 101 0 95 7 94 15 94 24 95 32 96 37 96 40 96 43 95 46 93 49 90 52 87 54 83 54 76 49 68 45 58 42 47 39 37 39 27 39 18 41 12 42 8 45 5 48 0 52 3 54 6 56 9 57 13 60 22 61 30 60 51 60 70 60 79 61 87 61 90 63 93 64 96 66 99 69 101 72 102 75 102 79 102 89 100 102 95 Z N"/>
            </draw:custom-shape>
            <draw:custom-shape draw:style-name="Mgr6" draw:text-style-name="MP5" draw:layer="backgroundobjects" svg:width="0.235cm" svg:height="0.253cm" svg:x="4.295cm" svg:y="3.412cm">
              <text:p/>
              <draw:enhanced-geometry svg:viewBox="0 0 346 371" draw:type="non-primitive" draw:enhanced-path="M 162 142 L 140 167 120 194 101 222 81 251 63 279 45 309 27 340 9 371 6 356 4 342 2 328 2 315 1 285 0 251 16 225 33 197 54 165 74 131 95 97 117 63 138 31 158 0 186 39 212 79 236 115 259 151 280 184 301 216 312 232 324 247 334 261 346 275 344 279 336 290 329 296 321 304 312 311 302 318 296 310 280 291 258 262 232 230 206 198 184 169 168 149 162 142 Z N"/>
            </draw:custom-shape>
            <draw:custom-shape draw:style-name="Mgr6" draw:text-style-name="MP5" draw:layer="backgroundobjects" svg:width="0.086cm" svg:height="0.112cm" svg:x="4.704cm" svg:y="2.813cm">
              <text:p/>
              <draw:enhanced-geometry svg:viewBox="0 0 125 163" draw:type="non-primitive" draw:enhanced-path="M 95 76 L 99 73 103 72 109 72 114 73 119 76 123 80 124 82 125 85 125 89 124 94 121 98 119 103 116 107 112 110 106 111 101 111 97 109 92 103 87 101 83 98 80 102 77 107 76 111 74 116 74 127 74 139 74 144 74 149 73 153 72 157 69 160 66 162 61 163 54 162 53 153 51 133 50 113 49 103 44 103 38 104 32 107 25 109 20 110 14 109 11 109 8 107 6 104 3 101 1 96 0 92 1 87 3 83 9 77 17 69 18 73 20 76 23 78 25 79 30 78 34 76 39 71 44 67 49 64 54 62 51 45 48 27 48 22 49 18 50 14 51 10 53 7 56 4 61 2 65 0 71 4 74 8 77 14 78 20 77 33 73 46 71 52 70 59 70 64 72 68 74 72 79 75 85 76 95 76 Z N"/>
            </draw:custom-shape>
            <draw:custom-shape draw:style-name="Mgr6" draw:text-style-name="MP5" draw:layer="backgroundobjects" svg:width="0.078cm" svg:height="0.093cm" svg:x="5.063cm" svg:y="2.823cm">
              <text:p/>
              <draw:enhanced-geometry svg:viewBox="0 0 117 147" draw:type="non-primitive" draw:enhanced-path="M 114 74 L 113 78 112 81 112 86 113 89 114 95 116 102 117 107 117 112 115 114 113 117 110 118 104 120 90 117 75 114 73 120 69 131 65 142 63 147 58 146 55 143 53 140 50 135 45 125 42 115 39 111 37 108 34 106 31 105 26 106 21 108 16 113 9 120 4 117 1 112 0 107 0 102 3 91 6 80 11 81 17 82 23 82 29 81 35 79 41 76 45 72 50 65 50 61 50 57 49 53 47 48 42 40 38 31 37 27 36 23 35 18 36 15 37 11 40 8 44 3 50 0 56 4 60 11 63 17 65 25 67 40 69 56 70 62 72 69 75 74 80 77 82 79 85 79 88 80 92 80 102 78 114 74 Z N"/>
            </draw:custom-shape>
            <draw:custom-shape draw:style-name="Mgr6" draw:text-style-name="MP5" draw:layer="backgroundobjects" svg:width="0.076cm" svg:height="0.155cm" svg:x="5.333cm" svg:y="2.804cm">
              <text:p/>
              <draw:enhanced-geometry svg:viewBox="0 0 121 222" draw:type="non-primitive" draw:enhanced-path="M 77 26 L 77 34 75 44 72 52 70 62 70 66 70 71 70 75 72 78 73 81 77 84 81 88 86 89 94 88 100 88 104 89 109 92 115 100 121 111 116 119 109 127 98 125 88 121 83 120 79 121 77 122 75 124 72 126 70 130 69 146 66 161 66 169 67 176 69 179 71 184 73 187 77 190 91 190 105 190 105 206 105 222 101 222 97 221 94 219 91 217 84 211 78 204 66 189 54 174 50 181 40 199 31 215 25 222 23 215 23 207 24 201 26 194 33 183 41 171 46 165 49 159 52 153 54 146 55 140 54 133 52 126 48 117 45 116 40 115 37 115 33 116 24 119 16 120 12 121 8 120 5 120 3 117 1 114 0 111 0 106 0 98 3 95 6 93 10 91 15 89 23 88 32 85 40 84 49 82 53 81 57 79 61 77 64 74 62 64 58 55 54 46 51 36 48 28 48 18 48 14 49 10 51 4 54 0 60 1 65 2 68 5 71 10 73 13 76 17 77 21 77 26 Z N"/>
            </draw:custom-shape>
            <draw:custom-shape draw:style-name="Mgr6" draw:text-style-name="MP5" draw:layer="backgroundobjects" svg:width="0.086cm" svg:height="0.224cm" svg:x="4.983cm" svg:y="2.823cm">
              <text:p/>
              <draw:enhanced-geometry svg:viewBox="0 0 127 347" draw:type="non-primitive" draw:enhanced-path="M 111 6 L 112 14 116 31 118 47 119 54 113 52 107 52 103 52 98 53 95 55 92 58 89 61 87 65 80 83 75 100 74 107 75 113 78 118 81 124 86 129 91 132 95 135 102 139 113 138 121 139 124 141 126 143 127 147 127 153 125 161 122 169 119 177 114 186 109 194 104 201 97 206 90 210 87 208 85 205 84 203 82 199 84 194 87 189 89 183 90 178 90 175 89 173 87 170 84 167 78 172 74 177 71 183 68 190 66 197 65 205 65 213 65 222 69 223 72 225 74 226 75 228 76 234 75 239 70 250 65 259 62 259 59 260 56 260 54 262 54 252 55 242 55 237 54 233 51 227 48 222 43 222 40 223 37 225 35 226 32 231 32 238 31 244 31 251 31 254 30 257 29 260 27 262 31 275 38 288 39 294 39 300 38 303 37 306 33 308 30 311 26 317 16 329 7 340 2 347 0 311 0 271 1 226 2 179 3 132 3 85 5 43 3 4 16 2 30 1 44 0 59 0 74 1 88 2 101 4 111 6 Z N"/>
            </draw:custom-shape>
            <draw:custom-shape draw:style-name="Mgr6" draw:text-style-name="MP5" draw:layer="backgroundobjects" svg:width="0.078cm" svg:height="0.217cm" svg:x="5.131cm" svg:y="2.823cm">
              <text:p/>
              <draw:enhanced-geometry svg:viewBox="0 0 116 327" draw:type="non-primitive" draw:enhanced-path="M 116 325 L 111 327 107 327 103 325 99 321 93 313 89 303 93 295 97 285 100 274 102 263 103 252 103 241 100 233 97 224 92 225 88 229 83 233 81 237 78 249 76 261 75 266 74 270 72 272 69 273 66 272 62 268 57 262 50 252 50 248 51 242 53 237 55 232 60 220 64 207 66 201 67 194 68 189 67 183 66 176 63 170 60 163 55 158 48 163 42 168 39 170 36 172 34 175 34 179 39 191 43 204 36 204 31 204 31 206 31 209 24 206 17 202 13 195 9 187 7 178 7 169 8 159 11 150 16 151 20 151 25 151 29 150 36 146 43 141 48 135 52 127 56 120 60 113 57 108 55 104 53 98 52 92 52 81 52 71 51 65 50 61 48 57 46 54 43 50 39 48 32 47 25 46 16 48 8 49 2 27 0 14 1 11 3 8 8 4 14 1 30 1 64 1 98 0 114 0 114 14 114 51 114 103 115 162 115 222 116 274 116 311 116 325 Z N"/>
            </draw:custom-shape>
            <draw:custom-shape draw:style-name="Mgr6" draw:text-style-name="MP5" draw:layer="backgroundobjects" svg:width="0.086cm" svg:height="0.093cm" svg:x="4.365cm" svg:y="2.823cm">
              <text:p/>
              <draw:enhanced-geometry svg:viewBox="0 0 136 148" draw:type="non-primitive" draw:enhanced-path="M 97 81 L 109 76 122 71 122 76 124 80 128 84 131 87 134 91 135 94 136 98 135 103 132 107 129 109 125 110 121 110 113 110 103 110 100 109 97 106 94 104 93 101 91 98 88 97 85 97 81 100 76 107 74 112 73 119 72 124 72 135 71 148 65 148 58 148 57 140 55 125 53 110 52 103 39 106 24 110 16 110 10 108 7 107 5 105 3 102 0 97 3 87 4 76 9 75 13 75 18 76 20 78 23 81 26 84 30 85 36 85 43 80 50 76 53 72 54 66 55 61 54 56 53 50 51 44 50 39 47 32 46 27 46 21 47 15 51 10 55 5 61 0 69 5 74 10 77 15 78 22 77 28 76 33 75 40 73 46 71 52 70 58 70 63 71 68 73 73 78 76 86 79 97 81 Z N"/>
            </draw:custom-shape>
            <draw:custom-shape draw:style-name="Mgr6" draw:text-style-name="MP5" draw:layer="backgroundobjects" svg:width="0.076cm" svg:height="0.242cm" svg:x="4.295cm" svg:y="2.823cm">
              <text:p/>
              <draw:enhanced-geometry svg:viewBox="0 0 117 367" draw:type="non-primitive" draw:enhanced-path="M 113 0 L 115 3 115 9 115 16 116 24 116 40 117 48 117 52 115 57 113 59 111 61 104 62 98 62 90 62 83 62 80 62 77 63 73 64 70 65 70 77 70 89 70 99 72 111 73 115 75 121 78 125 80 129 84 132 88 136 93 139 99 140 100 139 102 138 103 137 106 137 112 137 117 138 116 145 116 155 116 165 117 175 116 186 114 194 113 198 111 203 107 206 104 209 102 204 102 198 102 193 102 187 102 181 101 176 99 174 98 172 95 171 91 169 87 174 84 179 82 186 80 193 79 200 80 207 82 214 86 221 88 224 89 227 89 229 89 233 87 238 84 243 80 249 75 255 72 260 70 267 69 267 68 267 67 258 68 249 67 244 66 240 64 235 59 229 53 235 49 240 46 246 44 253 46 266 48 280 50 286 50 293 51 300 50 306 48 312 43 317 37 322 28 328 24 333 15 347 4 361 0 367 0 352 0 310 1 253 1 186 1 120 1 62 1 20 1 4 12 6 26 6 42 6 57 5 88 3 113 0 Z N"/>
            </draw:custom-shape>
            <draw:custom-shape draw:style-name="Mgr6" draw:text-style-name="MP5" draw:layer="backgroundobjects" svg:width="0.076cm" svg:height="0.27cm" svg:x="4.444cm" svg:y="2.813cm">
              <text:p/>
              <draw:enhanced-geometry svg:viewBox="0 0 112 398" draw:type="non-primitive" draw:enhanced-path="M 109 2 L 110 46 111 96 111 149 111 204 111 258 111 310 111 357 112 398 110 375 107 347 105 318 102 293 98 293 96 295 94 298 92 301 90 307 87 315 90 321 91 329 91 335 90 341 84 339 80 337 76 335 73 332 70 329 68 326 67 323 67 320 67 314 69 307 73 300 76 293 80 286 83 278 86 271 87 264 87 260 87 257 86 253 84 250 82 246 79 242 76 239 71 236 67 238 65 241 64 243 63 246 63 253 64 260 65 267 65 273 64 276 63 279 60 282 56 284 52 280 48 276 44 271 40 266 37 260 36 254 36 246 38 239 42 235 44 230 45 226 46 223 46 214 46 206 44 196 42 187 40 177 40 165 37 165 34 165 32 166 30 168 27 173 23 178 22 181 21 186 21 188 22 191 23 195 27 199 29 204 30 208 29 210 28 212 27 214 23 218 19 215 15 212 12 209 10 206 5 196 3 187 1 163 0 141 4 145 10 147 15 148 20 148 26 146 31 144 35 142 40 139 44 134 47 130 49 126 50 122 51 111 50 101 48 91 47 81 46 72 47 66 42 64 29 61 15 59 10 56 7 44 7 26 7 16 8 8 10 5 11 2 12 1 13 0 35 0 60 1 71 2 84 3 96 3 109 2 Z N"/>
            </draw:custom-shape>
            <draw:custom-shape draw:style-name="Mgr6" draw:text-style-name="MP5" draw:layer="backgroundobjects" svg:width="0.235cm" svg:height="0.842cm" svg:x="2.806cm" svg:y="2.909cm">
              <text:p/>
              <draw:enhanced-geometry svg:viewBox="0 0 350 1256" draw:type="non-primitive" draw:enhanced-path="M 345 91 L 343 128 341 162 338 195 336 227 333 259 329 292 325 324 319 358 321 376 321 393 321 410 320 427 318 462 315 495 312 528 310 560 310 576 310 593 311 609 313 625 312 636 311 647 311 659 312 672 313 695 314 720 314 732 313 744 312 755 309 767 305 777 300 788 293 799 284 808 290 811 295 814 299 818 301 823 303 829 304 835 304 841 304 848 304 862 303 877 302 891 303 903 294 919 268 959 231 1015 189 1080 146 1146 110 1202 83 1242 74 1256 74 1248 74 1226 74 1195 74 1158 74 1122 74 1090 74 1068 74 1059 72 1045 65 1008 57 952 47 886 36 815 26 744 17 680 10 630 5 630 0 630 5 609 12 589 19 567 28 547 36 527 47 508 58 489 70 472 80 441 91 410 102 379 115 349 129 319 144 288 159 258 175 228 208 169 243 112 279 55 313 0 319 3 325 6 329 10 333 16 337 21 341 26 344 33 346 38 348 44 349 51 349 58 350 65 349 71 348 79 347 85 345 91 Z N"/>
            </draw:custom-shape>
            <draw:custom-shape draw:style-name="Mgr6" draw:text-style-name="MP5" draw:layer="backgroundobjects" svg:width="0.217cm" svg:height="0.819cm" svg:x="6.447cm" svg:y="2.917cm">
              <text:p/>
              <draw:enhanced-geometry svg:viewBox="0 0 321 1224" draw:type="non-primitive" draw:enhanced-path="M 279 1224 L 269 1209 242 1170 203 1114 160 1050 116 986 77 931 51 891 40 875 41 863 40 851 39 837 38 824 38 818 39 812 40 807 42 802 45 798 50 795 55 794 63 793 66 789 68 785 69 781 69 777 68 769 65 762 61 753 57 746 54 739 53 730 53 719 52 691 52 650 51 603 51 556 50 516 50 487 50 476 45 465 42 455 40 443 39 431 39 406 39 381 39 356 38 330 36 318 33 306 29 296 24 285 26 272 28 260 29 247 29 234 26 208 22 182 18 156 13 129 11 117 11 104 10 90 11 76 8 73 6 70 4 65 2 62 1 53 0 44 2 25 5 7 14 2 23 0 30 0 36 2 42 7 47 11 51 17 55 25 63 40 70 56 74 63 80 71 85 77 91 82 108 111 126 140 143 169 158 198 189 256 216 316 244 376 270 436 295 496 321 558 317 641 310 725 304 808 296 891 290 974 285 1058 282 1099 280 1141 279 1182 279 1224 Z N"/>
            </draw:custom-shape>
            <draw:custom-shape draw:style-name="Mgr6" draw:text-style-name="MP5" draw:layer="backgroundobjects" svg:width="0.051cm" svg:height="0.033cm" svg:x="4.722cm" svg:y="2.935cm">
              <text:p/>
              <draw:enhanced-geometry svg:viewBox="0 0 78 47" draw:type="non-primitive" draw:enhanced-path="M 1 29 L 0 21 0 15 2 11 6 7 10 5 15 3 22 1 27 0 45 3 64 7 69 9 72 11 75 14 77 17 78 21 78 26 77 32 75 38 71 41 65 43 61 45 56 46 46 47 37 46 27 43 19 39 10 34 1 29 Z N"/>
            </draw:custom-shape>
            <draw:custom-shape draw:style-name="Mgr6" draw:text-style-name="MP5" draw:layer="backgroundobjects" svg:width="0.061cm" svg:height="0.131cm" svg:x="4.722cm" svg:y="2.968cm">
              <text:p/>
              <draw:enhanced-geometry svg:viewBox="0 0 87 197" draw:type="non-primitive" draw:enhanced-path="M 86 181 L 85 182 84 182 81 181 80 180 78 178 76 174 76 178 76 181 75 184 74 186 71 189 65 191 54 195 41 197 33 195 26 191 20 189 14 186 10 182 7 179 5 174 2 170 0 165 0 161 0 155 0 150 2 138 6 126 14 102 23 76 26 62 27 50 28 44 27 38 26 31 25 25 27 13 28 0 34 0 40 0 44 2 48 4 52 6 55 9 57 12 59 15 62 24 64 32 65 43 65 55 64 78 64 103 65 114 68 124 71 134 76 142 79 147 82 151 85 156 86 161 87 165 87 170 87 175 86 181 Z N"/>
            </draw:custom-shape>
            <draw:custom-shape draw:style-name="Mgr6" draw:text-style-name="MP5" draw:layer="backgroundobjects" svg:width="0.13cm" svg:height="0.103cm" svg:x="2.536cm" svg:y="3.057cm">
              <text:p/>
              <draw:enhanced-geometry svg:viewBox="0 0 197 163" draw:type="non-primitive" draw:enhanced-path="M 143 81 L 151 86 162 91 174 98 184 107 190 111 193 116 196 123 197 129 197 137 196 145 192 154 186 163 179 160 159 153 129 142 96 129 63 118 34 107 13 98 6 96 5 87 3 66 1 46 0 36 4 31 12 18 22 7 25 0 28 10 32 18 37 26 42 32 50 38 57 42 66 46 75 50 94 57 112 63 120 67 129 72 136 76 143 81 Z N"/>
            </draw:custom-shape>
            <draw:custom-shape draw:style-name="Mgr6" draw:text-style-name="MP5" draw:layer="backgroundobjects" svg:width="0.332cm" svg:height="0.428cm" svg:x="4.582cm" svg:y="3.116cm">
              <text:p/>
              <draw:enhanced-geometry svg:viewBox="0 0 492 639" draw:type="non-primitive" draw:enhanced-path="M 192 38 L 217 39 245 39 259 39 273 40 285 42 297 45 299 44 301 43 302 40 302 37 304 32 302 24 302 18 305 14 306 12 308 11 311 10 315 10 322 15 328 21 334 30 341 38 342 44 344 48 344 53 344 58 343 63 341 67 338 72 333 77 330 80 326 83 321 85 314 86 301 87 289 88 283 88 279 91 275 93 273 96 271 100 271 107 274 114 279 124 282 132 285 140 290 145 294 149 299 152 304 156 309 157 315 159 326 160 338 162 343 163 348 165 354 168 358 172 363 165 366 160 368 154 368 147 368 142 370 135 371 132 373 130 375 127 379 124 380 129 383 134 386 140 389 144 397 152 406 161 409 166 413 171 416 176 417 180 418 187 417 192 415 199 410 207 407 211 404 214 401 217 397 218 390 220 383 220 375 220 368 220 364 220 361 221 358 223 355 225 361 244 369 262 373 272 378 281 385 288 391 295 396 290 401 286 407 285 412 284 425 285 437 287 442 288 447 288 451 287 454 285 455 282 456 276 455 268 452 257 457 253 462 247 467 251 472 254 476 257 481 261 483 267 485 271 487 276 487 282 487 293 486 304 482 315 476 323 469 326 463 327 456 329 450 329 443 327 438 327 432 329 425 330 429 341 434 352 439 362 444 371 455 389 466 406 470 416 475 426 479 435 483 447 486 459 488 471 489 485 490 501 491 526 492 571 492 613 492 632 475 601 450 556 419 501 384 441 347 379 310 318 276 263 247 219 215 270 184 323 152 378 121 432 90 486 60 540 30 590 4 638 2 639 1 639 1 638 1 636 0 629 0 621 0 597 1 570 2 542 4 518 2 510 2 504 2 501 1 500 0 500 0 501 5 489 9 477 14 466 20 454 31 434 44 414 56 393 66 371 72 361 76 349 80 336 84 323 62 319 41 314 36 313 30 310 26 307 23 304 20 300 16 295 14 289 14 283 16 274 23 256 29 237 32 228 43 236 54 243 57 247 59 253 60 259 59 267 58 271 59 275 60 277 61 278 63 279 65 279 78 275 90 272 95 272 102 273 107 275 115 279 120 273 127 266 134 258 140 249 142 244 144 239 147 235 147 229 147 224 147 218 144 212 141 207 133 204 123 202 113 198 105 194 97 189 90 182 87 179 85 175 83 171 80 165 80 159 83 152 86 146 90 141 94 135 99 130 101 126 102 120 106 124 110 128 113 132 116 136 120 145 123 154 125 157 127 160 131 163 134 164 138 165 143 165 150 164 156 162 163 165 169 166 173 166 178 165 182 162 185 158 187 154 190 148 195 136 200 125 203 119 206 115 211 111 215 109 214 100 211 94 207 90 203 86 198 85 192 84 186 84 180 84 173 85 167 85 160 85 155 83 150 81 145 77 141 71 138 64 138 54 140 46 143 38 148 31 157 16 166 0 169 2 171 3 173 5 175 7 178 13 179 18 180 23 180 30 182 34 184 38 192 38 Z N"/>
            </draw:custom-shape>
            <draw:custom-shape draw:style-name="Mgr6" draw:text-style-name="MP5" draw:layer="backgroundobjects" svg:width="0.026cm" svg:height="0.07cm" svg:x="2.701cm" svg:y="3.135cm">
              <text:p/>
              <draw:enhanced-geometry svg:viewBox="0 0 44 102" draw:type="non-primitive" draw:enhanced-path="M 44 8 L 42 15 41 26 41 40 42 56 42 72 41 86 41 91 40 97 38 100 36 102 34 100 32 97 30 93 27 86 20 71 15 53 4 19 0 0 10 1 21 3 34 5 44 8 Z N"/>
            </draw:custom-shape>
            <draw:custom-shape draw:style-name="Mgr6" draw:text-style-name="MP5" draw:layer="backgroundobjects" svg:width="0.068cm" svg:height="0.043cm" svg:x="2.467cm" svg:y="3.257cm">
              <text:p/>
              <draw:enhanced-geometry svg:viewBox="0 0 100 63" draw:type="non-primitive" draw:enhanced-path="M 94 63 L 73 60 47 55 33 52 21 47 11 43 2 39 1 35 0 29 2 23 4 18 7 13 9 9 12 7 16 4 19 3 24 2 32 0 41 3 50 6 60 10 68 15 77 22 84 28 91 35 96 41 99 47 100 50 100 52 100 54 99 55 97 59 94 63 Z N"/>
            </draw:custom-shape>
            <draw:custom-shape draw:style-name="Mgr6" draw:text-style-name="MP5" draw:layer="backgroundobjects" svg:width="0.331cm" svg:height="1.794cm" svg:x="6.473cm" svg:y="3.352cm">
              <text:p/>
              <draw:enhanced-geometry svg:viewBox="0 0 492 2687" draw:type="non-primitive" draw:enhanced-path="M 0 2684 L 0 2671 1 2638 2 2592 3 2538 4 2485 5 2438 6 2405 6 2392 4 2385 3 2379 3 2370 4 2363 5 2353 6 2345 7 2335 6 2326 5 2311 6 2296 6 2281 8 2267 11 2253 15 2239 19 2226 23 2214 29 2201 34 2188 40 2176 47 2165 62 2141 77 2120 85 2112 94 2106 104 2099 114 2093 125 2088 135 2082 147 2078 159 2074 171 2071 182 2067 194 2065 207 2064 219 2064 231 2064 243 2066 255 2069 259 2062 261 2055 263 2047 264 2040 266 2024 264 2007 263 1988 263 1970 263 1961 264 1951 266 1942 268 1932 272 1919 277 1907 283 1896 290 1885 298 1874 305 1865 315 1855 323 1846 341 1827 361 1809 379 1790 396 1771 397 1762 396 1756 395 1748 392 1743 383 1732 373 1723 374 1699 373 1674 372 1648 371 1623 371 1610 371 1597 373 1585 376 1573 379 1563 383 1553 388 1544 396 1536 397 1531 398 1527 397 1522 397 1519 394 1512 389 1505 380 1492 370 1479 368 1436 366 1393 365 1348 364 1305 363 1214 364 1121 365 1027 366 932 368 836 369 740 370 644 369 548 367 453 363 359 359 312 356 267 352 221 347 176 341 131 335 86 327 42 319 0 347 83 373 166 397 251 417 335 435 421 451 508 464 594 475 682 482 770 489 858 491 946 492 1035 490 1123 485 1212 479 1300 469 1388 458 1475 444 1563 428 1649 409 1736 388 1821 365 1905 339 1988 311 2072 280 2153 248 2234 213 2313 177 2391 137 2468 96 2542 52 2616 6 2687 3 2685 0 2684 Z N"/>
            </draw:custom-shape>
            <draw:custom-shape draw:style-name="Mgr6" draw:text-style-name="MP5" draw:layer="backgroundobjects" svg:width="0.312cm" svg:height="1.776cm" svg:x="2.676cm" svg:y="3.352cm">
              <text:p/>
              <draw:enhanced-geometry svg:viewBox="0 0 468 2644" draw:type="non-primitive" draw:enhanced-path="M 137 406 L 136 470 136 534 135 598 135 662 133 727 133 792 132 857 132 923 131 990 131 1058 130 1126 130 1195 129 1266 128 1337 127 1410 126 1483 110 1499 101 1508 95 1516 84 1535 86 1539 90 1543 94 1546 99 1547 105 1548 110 1548 115 1547 120 1546 122 1574 124 1602 126 1631 126 1658 126 1686 123 1714 121 1727 117 1740 114 1753 110 1766 115 1776 122 1784 129 1792 137 1799 153 1813 169 1825 185 1838 199 1852 205 1860 210 1868 215 1879 218 1890 224 1928 228 1967 230 1986 228 2005 227 2015 226 2023 224 2033 221 2041 233 2039 244 2038 256 2037 267 2037 279 2038 290 2039 301 2041 313 2045 335 2051 357 2059 377 2069 397 2080 408 2094 417 2109 426 2123 433 2139 440 2155 446 2171 451 2187 455 2205 459 2222 461 2239 463 2257 465 2275 467 2311 468 2348 464 2423 461 2498 459 2535 459 2573 460 2609 463 2644 420 2575 378 2503 338 2430 301 2355 266 2279 232 2201 201 2122 172 2042 145 1960 121 1878 98 1795 78 1711 60 1625 45 1540 31 1453 20 1367 12 1281 5 1193 1 1106 0 1018 1 931 4 844 10 757 18 670 29 584 42 499 58 413 76 329 97 245 120 163 146 80 175 0 170 57 163 122 157 189 151 254 145 314 141 362 138 394 137 406 Z N"/>
            </draw:custom-shape>
            <draw:custom-shape draw:style-name="Mgr6" draw:text-style-name="MP5" draw:layer="backgroundobjects" svg:width="0.217cm" svg:height="0.208cm" svg:x="4.983cm" svg:y="3.43cm">
              <text:p/>
              <draw:enhanced-geometry svg:viewBox="0 0 333 320" draw:type="non-primitive" draw:enhanced-path="M 332 175 L 333 203 333 237 333 273 333 309 308 276 283 242 256 209 229 178 207 152 189 130 176 117 172 111 166 121 151 144 131 177 108 216 84 254 64 288 49 312 43 320 32 316 21 311 9 304 0 296 23 258 47 220 68 183 89 144 112 107 135 71 147 53 160 34 174 17 188 0 210 29 229 53 245 72 260 89 275 107 292 125 310 148 332 175 Z N"/>
            </draw:custom-shape>
            <draw:custom-shape draw:style-name="Mgr6" draw:text-style-name="MP5" draw:layer="backgroundobjects" svg:width="0.208cm" svg:height="0.181cm" svg:x="4.644cm" svg:y="3.397cm">
              <text:p/>
              <draw:enhanced-geometry svg:viewBox="0 0 319 263" draw:type="non-primitive" draw:enhanced-path="M 319 263 L 293 258 269 253 244 250 221 248 198 246 177 246 156 246 136 246 98 249 63 253 30 259 0 263 18 236 39 204 62 169 84 132 106 95 128 60 146 28 161 0 184 36 206 70 227 104 246 137 266 170 284 202 302 233 319 263 Z N"/>
            </draw:custom-shape>
            <draw:custom-shape draw:style-name="Mgr6" draw:text-style-name="MP5" draw:layer="backgroundobjects" svg:width="0.166cm" svg:height="0.296cm" svg:x="4.304cm" svg:y="3.56cm">
              <text:p/>
              <draw:enhanced-geometry svg:viewBox="0 0 253 435" draw:type="non-primitive" draw:enhanced-path="M 2 435 L 2 426 1 402 1 368 1 330 0 291 0 257 0 234 0 224 6 214 24 189 50 154 80 112 109 71 134 35 152 10 160 0 174 15 185 29 196 43 207 55 227 83 253 117 212 150 174 185 156 202 137 220 119 239 103 257 87 277 72 298 57 319 44 340 32 363 21 386 10 410 2 435 Z N"/>
            </draw:custom-shape>
            <draw:custom-shape draw:style-name="Mgr6" draw:text-style-name="MP5" draw:layer="backgroundobjects" svg:width="0.163cm" svg:height="0.348cm" svg:x="5.036cm" svg:y="3.552cm">
              <text:p/>
              <draw:enhanced-geometry svg:viewBox="0 0 243 509" draw:type="non-primitive" draw:enhanced-path="M 240 509 L 236 480 230 453 222 426 213 400 204 377 192 353 179 332 164 311 149 289 131 269 113 250 93 230 72 210 49 191 25 171 0 151 15 130 28 111 38 93 48 76 58 59 68 41 80 22 95 0 101 8 118 28 142 56 170 89 196 121 220 148 237 169 243 176 243 191 242 229 242 282 241 343 241 405 240 458 240 495 240 509 Z N"/>
            </draw:custom-shape>
            <draw:custom-shape draw:style-name="Mgr6" draw:text-style-name="MP5" draw:layer="backgroundobjects" svg:width="0.148cm" svg:height="0.375cm" svg:x="2.858cm" svg:y="3.639cm">
              <text:p/>
              <draw:enhanced-geometry svg:viewBox="0 0 232 564" draw:type="non-primitive" draw:enhanced-path="M 232 561 L 227 548 219 534 210 521 199 509 178 484 159 458 150 447 143 434 141 428 138 421 137 415 136 407 136 401 137 394 140 387 142 381 146 373 150 367 156 359 163 352 165 337 166 323 165 311 162 299 153 277 144 251 131 249 116 248 102 248 89 250 84 256 80 262 78 269 77 276 77 282 79 290 82 295 86 301 77 305 70 311 64 319 59 326 57 335 56 344 57 353 61 361 67 362 72 365 77 367 80 371 83 374 84 380 85 384 86 389 83 412 80 431 67 452 40 498 12 544 0 564 0 554 0 530 1 494 2 453 2 413 3 377 3 352 3 342 12 327 38 289 73 233 115 170 156 109 192 53 216 15 226 0 229 6 232 12 232 36 232 98 232 186 232 287 232 388 232 476 232 537 232 561 Z N"/>
            </draw:custom-shape>
            <draw:custom-shape draw:style-name="Mgr6" draw:text-style-name="MP5" draw:layer="backgroundobjects" svg:width="0.165cm" svg:height="0.375cm" svg:x="6.473cm" svg:y="3.647cm">
              <text:p/>
              <draw:enhanced-geometry svg:viewBox="0 0 248 564" draw:type="non-primitive" draw:enhanced-path="M 35 6 L 49 31 65 54 82 78 99 101 134 149 169 198 185 223 200 248 213 274 225 302 230 315 235 329 239 343 242 358 244 372 246 387 247 403 248 418 247 439 246 486 246 533 245 554 238 543 230 531 222 520 212 509 194 485 176 462 167 450 160 437 153 423 149 409 145 394 144 380 144 371 144 362 145 354 146 345 157 340 167 333 172 328 175 323 177 317 178 310 173 301 169 290 165 279 162 267 158 257 152 246 148 242 144 237 140 232 133 228 126 227 118 228 111 229 104 232 98 235 93 240 87 244 83 250 84 256 84 261 83 265 81 270 74 277 68 283 61 290 55 297 54 302 54 306 55 311 57 317 65 321 71 325 78 330 82 336 85 342 88 349 90 356 93 362 94 377 93 392 92 407 89 421 75 444 45 493 14 542 0 564 0 540 0 476 0 385 0 281 0 178 0 87 0 23 0 0 5 1 17 3 30 5 35 6 Z N"/>
            </draw:custom-shape>
            <draw:custom-shape draw:style-name="Mgr6" draw:text-style-name="MP5" draw:layer="backgroundobjects" svg:width="0.035cm" svg:height="0.043cm" svg:x="4.731cm" svg:y="3.927cm">
              <text:p/>
              <draw:enhanced-geometry svg:viewBox="0 0 63 60" draw:type="non-primitive" draw:enhanced-path="M 63 32 L 61 26 57 22 53 19 48 17 38 14 30 11 25 14 22 17 20 22 18 25 17 28 16 32 16 36 17 40 31 40 46 40 47 43 47 46 46 49 45 51 42 55 40 56 37 58 35 58 30 60 23 60 18 59 13 57 7 54 3 49 2 46 1 44 1 41 1 38 1 33 0 30 1 27 2 24 5 19 9 14 21 7 32 1 38 0 43 0 47 1 51 4 56 11 63 19 63 26 63 32 Z N"/>
            </draw:custom-shape>
            <draw:custom-shape draw:style-name="Mgr6" draw:text-style-name="MP5" draw:layer="backgroundobjects" svg:width="0.017cm" svg:height="0.025cm" svg:x="4.687cm" svg:y="3.936cm">
              <text:p/>
              <draw:enhanced-geometry svg:viewBox="0 0 28 47" draw:type="non-primitive" draw:enhanced-path="M 14 47 L 8 46 4 43 2 39 0 34 0 28 0 23 1 16 2 12 7 8 14 5 19 2 27 0 26 3 24 6 24 9 24 12 26 21 28 28 28 36 27 42 24 44 22 46 19 47 14 47 Z N"/>
            </draw:custom-shape>
            <draw:custom-shape draw:style-name="Mgr6" draw:text-style-name="MP5" draw:layer="backgroundobjects" svg:width="0.033cm" svg:height="0.035cm" svg:x="4.784cm" svg:y="3.944cm">
              <text:p/>
              <draw:enhanced-geometry svg:viewBox="0 0 42 55" draw:type="non-primitive" draw:enhanced-path="M 24 55 L 12 53 0 51 4 39 9 26 13 13 16 0 21 1 25 3 29 5 33 9 36 13 39 17 41 21 42 26 42 30 41 34 39 39 37 42 30 48 24 55 Z N"/>
            </draw:custom-shape>
            <draw:custom-shape draw:style-name="Mgr6" draw:text-style-name="MP5" draw:layer="backgroundobjects" svg:width="0.025cm" svg:height="0.033cm" svg:x="4.654cm" svg:y="3.954cm">
              <text:p/>
              <draw:enhanced-geometry svg:viewBox="0 0 36 55" draw:type="non-primitive" draw:enhanced-path="M 11 52 L 7 47 5 43 2 37 1 31 0 26 0 20 1 14 4 9 9 4 16 0 19 7 25 25 33 42 36 49 33 51 31 53 27 54 23 54 20 55 17 54 14 53 11 52 Z N"/>
            </draw:custom-shape>
            <draw:custom-shape draw:style-name="Mgr6" draw:text-style-name="MP5" draw:layer="backgroundobjects" svg:width="0.017cm" svg:height="0.033cm" svg:x="4.827cm" svg:y="3.954cm">
              <text:p/>
              <draw:enhanced-geometry svg:viewBox="0 0 31 51" draw:type="non-primitive" draw:enhanced-path="M 12 51 L 5 49 0 47 6 38 13 27 15 21 15 15 15 8 12 1 16 0 19 1 22 1 24 3 28 5 29 7 30 10 31 14 31 19 31 25 29 31 27 35 24 40 20 44 17 48 12 51 Z N"/>
            </draw:custom-shape>
            <draw:custom-shape draw:style-name="Mgr6" draw:text-style-name="MP5" draw:layer="backgroundobjects" svg:width="0.025cm" svg:height="0.033cm" svg:x="4.6cm" svg:y="3.971cm">
              <text:p/>
              <draw:enhanced-geometry svg:viewBox="0 0 39 47" draw:type="non-primitive" draw:enhanced-path="M 2 26 L 2 20 4 15 7 12 10 10 20 5 30 0 33 2 35 4 37 8 38 10 39 16 38 22 33 34 26 46 21 47 16 47 10 46 6 44 2 42 0 37 0 32 2 26 Z N"/>
            </draw:custom-shape>
            <draw:custom-shape draw:style-name="Mgr6" draw:text-style-name="MP5" draw:layer="backgroundobjects" svg:width="0.027cm" svg:height="0.025cm" svg:x="4.861cm" svg:y="3.979cm">
              <text:p/>
              <draw:enhanced-geometry svg:viewBox="0 0 30 47" draw:type="non-primitive" draw:enhanced-path="M 14 47 L 10 45 7 44 5 42 3 39 1 33 0 27 0 21 1 13 3 7 6 1 10 0 15 0 18 1 22 4 25 7 28 11 30 15 30 20 30 25 29 28 26 32 24 36 19 41 14 47 Z N"/>
            </draw:custom-shape>
            <draw:custom-shape draw:style-name="Mgr6" draw:text-style-name="MP5" draw:layer="backgroundobjects" svg:width="0.069cm" svg:height="0.043cm" svg:x="4.704cm" svg:y="3.987cm">
              <text:p/>
              <draw:enhanced-geometry svg:viewBox="0 0 109 58" draw:type="non-primitive" draw:enhanced-path="M 88 57 L 84 56 79 55 75 53 72 51 70 48 69 45 68 41 70 37 72 32 74 29 77 29 80 29 84 30 87 31 90 32 93 30 93 28 93 25 92 23 91 21 87 17 84 14 77 16 73 17 68 18 63 18 56 18 48 17 42 15 33 15 25 16 13 20 13 28 13 34 25 34 37 34 39 37 40 40 40 44 39 47 36 53 32 57 28 58 24 58 20 58 15 57 12 56 9 54 7 52 5 49 1 42 0 35 0 32 1 28 2 24 5 20 7 16 10 13 13 9 16 6 26 3 34 0 38 3 42 4 47 6 52 6 62 6 73 5 78 5 84 6 89 6 93 8 97 10 102 14 105 19 107 25 108 28 109 32 108 37 106 44 103 49 99 53 93 56 88 57 Z N"/>
            </draw:custom-shape>
            <draw:custom-shape draw:style-name="Mgr6" draw:text-style-name="MP5" draw:layer="backgroundobjects" svg:width="0.008cm" svg:height="0.017cm" svg:x="4.574cm" svg:y="3.987cm">
              <text:p/>
              <draw:enhanced-geometry svg:viewBox="0 0 12 22" draw:type="non-primitive" draw:enhanced-path="M 12 22 L 7 22 2 22 0 20 0 17 0 14 1 11 3 7 5 4 8 2 12 0 12 12 12 22 Z N"/>
            </draw:custom-shape>
            <draw:custom-shape draw:style-name="Mgr6" draw:text-style-name="MP5" draw:layer="backgroundobjects" svg:width="0.025cm" svg:height="0.036cm" svg:x="4.636cm" svg:y="4.004cm">
              <text:p/>
              <draw:enhanced-geometry svg:viewBox="0 0 45 47" draw:type="non-primitive" draw:enhanced-path="M 16 22 L 18 26 21 28 25 27 27 25 33 20 38 16 42 19 44 22 45 25 45 29 44 33 43 37 41 41 38 44 32 46 26 47 19 47 13 45 8 43 3 39 2 36 1 33 0 30 1 26 2 17 3 8 5 5 9 1 13 0 18 1 16 9 16 22 Z N"/>
            </draw:custom-shape>
            <draw:custom-shape draw:style-name="Mgr6" draw:text-style-name="MP5" draw:layer="backgroundobjects" svg:width="0.017cm" svg:height="0.036cm" svg:x="4.827cm" svg:y="4.004cm">
              <text:p/>
              <draw:enhanced-geometry svg:viewBox="0 0 37 43" draw:type="non-primitive" draw:enhanced-path="M 36 33 L 33 38 30 41 25 43 20 43 16 43 10 42 7 40 5 38 2 32 0 25 0 22 0 19 2 17 5 14 8 17 14 21 16 23 18 24 21 24 24 23 26 11 29 0 33 2 35 5 37 8 37 13 37 24 36 33 Z N"/>
            </draw:custom-shape>
            <draw:custom-shape draw:style-name="Mgr6" draw:text-style-name="MP5" draw:layer="backgroundobjects" svg:width="0.017cm" svg:height="0.033cm" svg:x="4.922cm" svg:y="4.014cm">
              <text:p/>
              <draw:enhanced-geometry svg:viewBox="0 0 19 46" draw:type="non-primitive" draw:enhanced-path="M 6 44 L 5 38 3 23 1 7 0 0 6 4 12 8 15 11 17 14 18 17 18 23 19 29 17 39 16 42 12 45 11 46 9 46 7 45 6 44 Z N"/>
            </draw:custom-shape>
            <draw:custom-shape draw:style-name="Mgr6" draw:text-style-name="MP5" draw:layer="backgroundobjects" svg:width="0.035cm" svg:height="0.035cm" svg:x="4.582cm" svg:y="4.022cm">
              <text:p/>
              <draw:enhanced-geometry svg:viewBox="0 0 52 56" draw:type="non-primitive" draw:enhanced-path="M 52 29 L 52 34 51 39 50 44 47 48 44 52 39 54 35 56 30 56 23 56 19 55 15 53 13 51 6 44 0 34 3 29 7 17 13 5 15 0 17 1 19 3 19 4 20 6 19 9 17 14 15 18 13 22 13 24 13 26 14 30 15 32 19 33 24 33 30 31 34 29 39 26 44 25 46 25 48 25 50 28 52 29 Z N"/>
            </draw:custom-shape>
            <draw:custom-shape draw:style-name="Mgr6" draw:text-style-name="MP5" draw:layer="backgroundobjects" svg:width="0.033cm" svg:height="0.035cm" svg:x="4.871cm" svg:y="4.022cm">
              <text:p/>
              <draw:enhanced-geometry svg:viewBox="0 0 49 51" draw:type="non-primitive" draw:enhanced-path="M 49 25 L 47 34 41 42 38 46 34 49 30 50 24 50 19 51 16 51 12 50 9 48 5 42 0 35 0 33 0 30 1 27 3 24 8 20 12 18 15 17 16 17 18 18 19 19 22 22 24 26 26 28 30 31 31 31 33 30 35 27 37 25 32 12 27 1 31 0 34 0 36 0 38 1 42 3 44 7 48 17 49 25 Z N"/>
            </draw:custom-shape>
            <draw:custom-shape draw:style-name="Mgr6" draw:text-style-name="MP5" draw:layer="backgroundobjects" svg:width="0.025cm" svg:height="0.043cm" svg:x="4.549cm" svg:y="4.041cm">
              <text:p/>
              <draw:enhanced-geometry svg:viewBox="0 0 38 58" draw:type="non-primitive" draw:enhanced-path="M 17 55 L 11 50 7 44 3 38 1 32 0 24 0 18 2 10 6 5 11 2 14 1 18 0 20 1 23 6 24 13 25 22 27 30 28 34 32 38 35 40 38 42 35 49 29 54 27 57 24 58 21 57 17 55 Z N"/>
            </draw:custom-shape>
            <draw:custom-shape draw:style-name="Mgr6" draw:text-style-name="MP5" draw:layer="backgroundobjects" svg:width="0.026cm" svg:height="0.035cm" svg:x="4.94cm" svg:y="4.066cm">
              <text:p/>
              <draw:enhanced-geometry svg:viewBox="0 0 28 57" draw:type="non-primitive" draw:enhanced-path="M 5 57 L 2 54 1 51 0 47 0 44 2 35 6 28 9 20 11 13 12 9 12 6 12 3 11 0 16 3 23 8 25 12 27 15 28 19 28 23 28 29 27 34 25 39 23 45 18 49 14 53 10 55 5 57 Z N"/>
            </draw:custom-shape>
            <draw:custom-shape draw:style-name="Mgr6" draw:text-style-name="MP5" draw:layer="backgroundobjects" svg:width="0.008cm" svg:height="0.009cm" svg:x="4.592cm" svg:y="4.091cm">
              <text:p/>
              <draw:enhanced-geometry svg:viewBox="0 0 15 19" draw:type="non-primitive" draw:enhanced-path="M 0 19 L 0 10 0 0 3 0 7 1 9 3 10 7 12 13 15 19 8 19 0 19 Z N"/>
            </draw:custom-shape>
            <draw:custom-shape draw:style-name="Mgr6" draw:text-style-name="MP5" draw:layer="backgroundobjects" svg:width="0.036cm" svg:height="0.035cm" svg:x="4.564cm" svg:y="4.109cm">
              <text:p/>
              <draw:enhanced-geometry svg:viewBox="0 0 47 55" draw:type="non-primitive" draw:enhanced-path="M 16 51 L 10 44 5 35 3 30 0 24 0 18 0 13 7 6 13 0 20 14 26 27 29 33 35 38 40 44 47 48 45 52 42 54 38 55 34 55 23 53 16 51 Z N"/>
            </draw:custom-shape>
            <draw:custom-shape draw:style-name="Mgr6" draw:text-style-name="MP5" draw:layer="backgroundobjects" svg:width="0.008cm" svg:height="0.025cm" svg:x="4.922cm" svg:y="4.127cm">
              <text:p/>
              <draw:enhanced-geometry svg:viewBox="0 0 24 44" draw:type="non-primitive" draw:enhanced-path="M 16 0 L 19 2 21 6 23 9 24 11 23 16 21 22 15 33 9 44 5 42 2 40 1 38 0 34 2 29 5 24 9 18 14 12 15 10 16 7 16 3 16 0 Z N"/>
            </draw:custom-shape>
            <draw:custom-shape draw:style-name="Mgr6" draw:text-style-name="MP5" draw:layer="backgroundobjects" svg:width="0.016cm" svg:height="0.008cm" svg:x="4.801cm" svg:y="4.136cm">
              <text:p/>
              <draw:enhanced-geometry svg:viewBox="0 0 25 12" draw:type="non-primitive" draw:enhanced-path="M 0 12 L 13 7 25 0 25 5 24 8 21 10 17 11 7 12 0 12 Z N"/>
            </draw:custom-shape>
            <draw:custom-shape draw:style-name="Mgr6" draw:text-style-name="MP5" draw:layer="backgroundobjects" svg:width="0.043cm" svg:height="0.008cm" svg:x="4.722cm" svg:y="4.249cm">
              <text:p/>
              <draw:enhanced-geometry svg:viewBox="0 0 54 18" draw:type="non-primitive" draw:enhanced-path="M 54 3 L 52 8 50 11 47 15 43 17 39 18 35 18 31 18 26 17 17 15 9 10 6 7 3 5 1 3 0 0 8 1 27 2 46 3 54 3 Z N"/>
            </draw:custom-shape>
            <draw:custom-shape draw:style-name="Mgr6" draw:text-style-name="MP5" draw:layer="backgroundobjects" svg:width="0.008cm" svg:height="0.017cm" svg:x="4.871cm" svg:y="4.179cm">
              <text:p/>
              <draw:enhanced-geometry svg:viewBox="0 0 10 19" draw:type="non-primitive" draw:enhanced-path="M 10 19 L 0 0 10 3 10 19 Z N"/>
            </draw:custom-shape>
            <draw:custom-shape draw:style-name="Mgr6" draw:text-style-name="MP5" draw:layer="backgroundobjects" svg:width="0.025cm" svg:height="0.025cm" svg:x="4.636cm" svg:y="4.196cm">
              <text:p/>
              <draw:enhanced-geometry svg:viewBox="0 0 35 42" draw:type="non-primitive" draw:enhanced-path="M 35 42 L 31 41 29 40 26 38 24 35 20 30 16 25 13 18 10 12 6 6 0 0 12 8 23 17 27 23 30 28 33 34 35 42 Z N"/>
            </draw:custom-shape>
            <draw:custom-shape draw:style-name="Mgr6" draw:text-style-name="MP5" draw:layer="backgroundobjects" svg:width="0.008cm" svg:height="0.018cm" svg:x="4.853cm" svg:y="4.196cm">
              <text:p/>
              <draw:enhanced-geometry svg:viewBox="0 0 20 23" draw:type="non-primitive" draw:enhanced-path="M 20 23 L 9 11 0 0 6 6 13 10 17 12 19 15 20 18 20 23 Z N"/>
            </draw:custom-shape>
            <draw:custom-shape draw:style-name="Mgr6" draw:text-style-name="MP5" draw:layer="backgroundobjects" svg:width="0.017cm" svg:height="0.033cm" svg:x="4.774cm" svg:y="4.206cm">
              <text:p/>
              <draw:enhanced-geometry svg:viewBox="0 0 29 54" draw:type="non-primitive" draw:enhanced-path="M 27 54 L 25 47 20 41 15 34 11 27 5 19 2 13 1 10 0 7 0 3 1 0 13 12 24 24 27 30 29 36 29 41 29 45 28 49 27 54 Z N"/>
            </draw:custom-shape>
            <draw:custom-shape draw:style-name="Mgr6" draw:text-style-name="MP5" draw:layer="backgroundobjects" svg:width="0.025cm" svg:height="0.025cm" svg:x="4.697cm" svg:y="4.214cm">
              <text:p/>
              <draw:enhanced-geometry svg:viewBox="0 0 32 39" draw:type="non-primitive" draw:enhanced-path="M 32 0 L 28 3 25 5 22 8 20 11 18 17 16 25 15 31 12 37 10 38 8 39 4 39 0 38 5 27 11 15 14 10 18 6 24 3 32 0 Z N"/>
            </draw:custom-shape>
            <draw:custom-shape draw:style-name="Mgr6" draw:text-style-name="MP5" draw:layer="backgroundobjects" svg:width="0.009cm" svg:height="0.017cm" svg:x="4.731cm" svg:y="4.214cm">
              <text:p/>
              <draw:enhanced-geometry svg:viewBox="0 0 8 29" draw:type="non-primitive" draw:enhanced-path="M 5 29 L 3 28 1 26 0 23 0 17 1 13 2 8 4 4 8 0 8 14 8 29 7 29 5 29 Z N"/>
            </draw:custom-shape>
            <draw:custom-shape draw:style-name="Mgr6" draw:text-style-name="MP5" draw:layer="backgroundobjects" svg:width="0.018cm" svg:height="0.017cm" svg:x="4.748cm" svg:y="4.214cm">
              <text:p/>
              <draw:enhanced-geometry svg:viewBox="0 0 19 27" draw:type="non-primitive" draw:enhanced-path="M 19 25 L 18 26 16 27 14 27 13 27 8 26 3 27 2 13 0 0 10 12 19 25 Z N"/>
            </draw:custom-shape>
            <draw:custom-shape draw:style-name="Mgr6" draw:text-style-name="MP5" draw:layer="backgroundobjects" svg:width="0.033cm" svg:height="0.068cm" svg:x="4.654cm" svg:y="4.214cm">
              <text:p/>
              <draw:enhanced-geometry svg:viewBox="0 0 52 106" draw:type="non-primitive" draw:enhanced-path="M 0 106 L 0 96 2 85 5 74 11 63 20 40 28 20 39 11 50 0 52 8 52 15 51 21 48 28 41 40 31 52 20 64 11 76 6 83 3 90 1 97 0 106 Z N"/>
            </draw:custom-shape>
            <draw:custom-shape draw:style-name="Mgr6" draw:text-style-name="MP5" draw:layer="backgroundobjects" svg:width="0.008cm" svg:height="0.028cm" svg:x="4.809cm" svg:y="4.221cm">
              <text:p/>
              <draw:enhanced-geometry svg:viewBox="0 0 12 42" draw:type="non-primitive" draw:enhanced-path="M 12 42 L 0 0 12 20 12 42 Z N"/>
            </draw:custom-shape>
            <draw:custom-shape draw:style-name="Mgr6" draw:text-style-name="MP5" draw:layer="backgroundobjects" svg:width="0.016cm" svg:height="0.018cm" svg:x="4.845cm" svg:y="4.221cm">
              <text:p/>
              <draw:enhanced-geometry svg:viewBox="0 0 33 28" draw:type="non-primitive" draw:enhanced-path="M 33 28 L 27 24 17 14 5 5 0 0 6 1 11 4 16 7 19 12 21 17 24 21 29 25 33 28 Z N"/>
            </draw:custom-shape>
          </draw:g>
          <draw:g>
            <draw:custom-shape draw:style-name="Mgr6" draw:text-style-name="MP5" draw:layer="backgroundobjects" svg:width="0.008cm" svg:height="0.025cm" svg:x="4.844cm" svg:y="4.249cm">
              <text:p/>
              <draw:enhanced-geometry svg:viewBox="0 0 16 38" draw:type="non-primitive" draw:enhanced-path="M 16 38 L 14 38 10 37 8 36 7 35 4 31 2 25 1 13 0 0 3 6 8 19 14 33 16 38 Z N"/>
            </draw:custom-shape>
            <draw:custom-shape draw:style-name="Mgr6" draw:text-style-name="MP5" draw:layer="backgroundobjects" svg:width="0.784cm" svg:height="0.287cm" svg:x="3.153cm" svg:y="4.257cm">
              <text:p/>
              <draw:enhanced-geometry svg:viewBox="0 0 1175 427" draw:type="non-primitive" draw:enhanced-path="M 1175 409 L 1155 403 1138 399 1122 394 1108 392 1101 392 1093 393 1087 394 1079 395 1072 399 1063 402 1056 407 1046 412 1042 384 1035 355 1026 327 1015 299 1003 272 989 245 973 218 957 194 937 169 917 147 897 125 873 105 850 87 825 71 813 64 800 56 786 50 772 44 741 34 709 25 677 18 644 13 610 10 577 9 560 9 542 10 525 11 509 13 492 16 476 19 460 22 444 26 428 32 412 37 397 42 382 49 367 56 354 64 339 72 326 81 312 90 299 101 286 112 274 123 258 139 244 155 229 172 215 188 202 207 189 225 178 243 168 262 158 281 150 300 142 321 136 341 130 362 125 384 122 406 119 427 95 415 68 401 62 398 55 396 47 394 39 393 31 393 24 394 15 396 7 400 3 395 0 390 10 370 19 351 30 331 42 313 54 294 66 276 79 259 93 242 107 225 122 209 137 193 153 177 169 163 186 148 203 134 220 121 238 108 256 97 276 85 294 74 313 64 333 54 354 45 374 38 394 30 414 23 436 18 457 12 477 8 500 5 521 2 542 0 564 0 585 0 605 0 627 2 647 3 667 6 688 9 707 12 727 17 746 22 766 27 785 33 803 40 822 47 840 55 858 64 876 72 893 82 911 91 927 102 944 114 960 124 976 137 992 150 1007 163 1022 177 1037 191 1051 205 1065 220 1078 236 1091 252 1104 269 1124 304 1145 337 1154 354 1163 371 1166 380 1169 390 1172 399 1175 409 Z N"/>
            </draw:custom-shape>
            <draw:custom-shape draw:style-name="Mgr6" draw:text-style-name="MP5" draw:layer="backgroundobjects" svg:width="0.175cm" svg:height="0.078cm" svg:x="4.668cm" svg:y="4.257cm">
              <text:p/>
              <draw:enhanced-geometry svg:viewBox="0 0 262 119" draw:type="non-primitive" draw:enhanced-path="M 260 54 L 249 45 239 32 234 26 228 23 224 23 221 24 218 25 215 29 223 41 232 55 235 64 237 72 238 82 237 92 235 83 232 74 229 66 225 58 220 52 215 46 207 40 199 35 192 35 186 35 192 51 202 69 204 74 205 80 206 84 206 89 206 95 204 100 202 105 199 111 192 96 185 79 181 71 175 65 172 62 169 60 165 58 160 57 160 71 159 87 157 96 155 103 152 111 147 117 143 116 140 114 138 112 136 109 133 102 131 95 130 87 129 79 128 71 125 64 123 64 120 65 118 66 115 68 112 72 109 79 105 93 99 106 97 112 95 116 94 118 92 119 91 119 89 119 84 118 80 113 74 104 67 92 68 82 68 71 68 67 67 62 66 57 64 54 61 55 59 56 57 58 55 61 51 67 50 74 48 89 46 101 41 97 38 92 35 86 34 80 34 74 34 69 35 63 36 57 40 46 43 35 44 30 44 24 44 20 42 16 34 20 28 25 23 31 17 37 14 45 11 52 9 60 8 66 3 62 1 57 0 53 0 48 1 44 3 38 7 34 10 29 19 20 29 13 41 6 51 3 61 5 71 6 70 13 66 18 65 20 64 22 64 25 64 29 77 32 91 33 105 34 119 34 147 34 173 35 173 30 173 18 173 5 173 0 186 1 200 3 214 6 226 11 237 19 248 26 252 32 256 36 260 41 262 48 261 51 260 54 Z N"/>
            </draw:custom-shape>
            <draw:custom-shape draw:style-name="Mgr6" draw:text-style-name="MP5" draw:layer="backgroundobjects" svg:width="0.113cm" svg:height="0.339cm" svg:x="4.581cm" svg:y="4.301cm">
              <text:p/>
              <draw:enhanced-geometry svg:viewBox="0 0 166 499" draw:type="non-primitive" draw:enhanced-path="M 19 7 L 40 68 60 129 79 190 98 252 116 314 135 375 151 437 166 499 159 499 153 499 146 477 129 422 105 342 77 250 48 158 25 78 7 23 0 0 10 4 19 7 Z N"/>
            </draw:custom-shape>
            <draw:custom-shape draw:style-name="Mgr6" draw:text-style-name="MP5" draw:layer="backgroundobjects" svg:width="0.113cm" svg:height="0.263cm" svg:x="3.414cm" svg:y="4.283cm">
              <text:p/>
              <draw:enhanced-geometry svg:viewBox="0 0 174 389" draw:type="non-primitive" draw:enhanced-path="M 18 358 L 9 363 1 368 0 341 0 313 2 286 4 258 8 232 14 205 20 178 29 154 38 129 50 107 56 95 63 85 70 75 78 64 86 55 96 46 104 37 115 29 125 21 136 14 148 7 160 0 162 6 166 18 172 30 174 35 173 51 172 91 171 147 169 213 168 278 167 334 166 374 166 389 159 382 150 375 142 369 133 363 125 359 115 353 106 350 97 347 87 346 78 344 68 344 57 345 48 346 37 349 27 352 18 358 Z N"/>
            </draw:custom-shape>
            <draw:custom-shape draw:style-name="Mgr6" draw:text-style-name="MP5" draw:layer="backgroundobjects" svg:width="0.13cm" svg:height="0.263cm" svg:x="3.555cm" svg:y="4.283cm">
              <text:p/>
              <draw:enhanced-geometry svg:viewBox="0 0 197 386" draw:type="non-primitive" draw:enhanced-path="M 11 376 L 6 331 2 285 0 238 0 190 0 143 2 95 6 47 11 0 25 8 39 15 52 24 64 32 76 42 87 52 98 61 108 72 117 83 126 94 134 105 142 117 148 129 156 141 161 154 167 167 177 193 185 220 190 248 194 276 196 303 197 331 196 359 194 386 177 377 155 367 142 363 128 359 114 355 100 352 86 350 74 349 60 349 48 351 36 355 27 360 22 363 18 366 14 371 11 376 Z N"/>
            </draw:custom-shape>
            <draw:custom-shape draw:style-name="Mgr6" draw:text-style-name="MP5" draw:layer="backgroundobjects" svg:width="0.173cm" svg:height="0.243cm" svg:x="3.642cm" svg:y="4.293cm">
              <text:p/>
              <draw:enhanced-geometry svg:viewBox="0 0 266 371" draw:type="non-primitive" draw:enhanced-path="M 105 354 L 103 356 102 357 103 335 103 311 102 288 98 264 95 241 91 218 85 194 78 171 72 148 63 125 55 103 45 81 34 60 24 39 12 19 0 0 27 14 54 29 78 45 102 62 124 81 145 101 165 123 184 146 200 170 216 195 222 208 229 222 235 236 240 250 246 263 250 278 254 293 257 308 261 323 263 339 265 355 266 371 257 364 249 357 239 352 230 348 220 343 209 341 199 339 188 337 177 337 167 337 156 338 145 340 135 342 124 346 114 350 105 354 Z N"/>
            </draw:custom-shape>
            <draw:custom-shape draw:style-name="Mgr6" draw:text-style-name="MP5" draw:layer="backgroundobjects" svg:width="0.183cm" svg:height="0.253cm" svg:x="3.258cm" svg:y="4.283cm">
              <text:p/>
              <draw:enhanced-geometry svg:viewBox="0 0 274 374" draw:type="non-primitive" draw:enhanced-path="M 190 374 L 172 362 152 352 141 346 130 342 118 339 107 336 95 334 84 331 73 331 61 331 49 334 37 337 27 341 16 346 13 347 11 350 8 352 8 354 4 354 0 354 6 327 16 300 27 274 38 248 52 224 68 199 84 176 102 152 121 130 141 108 161 88 184 69 205 50 228 33 251 16 274 0 267 20 258 40 249 61 238 82 226 103 216 124 206 147 197 169 194 195 192 220 190 246 190 272 189 297 189 322 189 347 190 374 Z N"/>
            </draw:custom-shape>
            <draw:custom-shape draw:style-name="Mgr6" draw:text-style-name="MP5" draw:layer="backgroundobjects" svg:width="0.357cm" svg:height="0.635cm" svg:x="4.783cm" svg:y="4.326cm">
              <text:p/>
              <draw:enhanced-geometry svg:viewBox="0 0 533 939" draw:type="non-primitive" draw:enhanced-path="M 29 143 L 33 155 37 168 40 182 43 195 48 223 53 249 58 277 64 304 69 317 74 328 79 341 86 352 87 364 90 375 93 388 96 400 106 425 118 452 128 479 139 506 143 520 148 534 151 547 153 561 158 577 165 592 172 605 180 616 189 626 200 636 211 643 222 651 235 656 248 661 261 667 275 671 302 678 329 686 355 694 379 703 391 709 401 715 410 722 419 731 426 739 433 750 438 761 441 774 443 789 444 805 443 823 440 844 443 844 447 844 450 828 453 811 455 792 456 774 455 756 453 739 452 731 449 722 447 715 443 707 437 700 429 692 422 686 413 679 404 673 394 669 384 663 374 660 376 655 379 652 384 649 388 647 397 646 407 647 419 649 429 651 434 651 439 651 443 649 447 647 443 642 439 637 435 632 429 628 424 626 418 623 411 621 405 620 392 619 378 620 372 621 365 623 360 625 355 628 348 638 342 647 337 630 333 613 332 597 332 580 332 572 334 564 336 557 338 548 341 541 345 534 349 527 355 520 359 518 363 518 367 519 370 520 376 525 381 530 384 532 386 534 388 535 390 535 392 535 394 533 396 529 399 524 399 518 397 513 393 508 389 503 379 496 370 488 363 486 358 485 353 485 348 486 343 488 340 490 336 494 332 498 321 516 310 533 306 557 302 582 302 595 304 608 306 620 310 631 301 623 294 613 287 605 281 594 275 584 270 574 265 563 261 552 253 529 247 505 242 481 237 455 230 404 223 353 219 327 214 302 208 277 201 254 183 233 164 211 159 206 154 201 149 198 142 194 136 192 129 191 123 190 116 190 110 195 107 198 106 201 106 203 108 206 110 208 113 209 118 211 127 213 137 216 141 218 146 222 149 225 150 228 160 242 169 257 175 272 181 289 185 305 188 323 191 340 194 358 197 394 200 431 203 449 206 466 212 482 217 498 204 477 192 454 181 432 170 408 160 385 151 361 141 338 133 313 116 264 101 215 87 166 74 117 70 119 66 121 63 123 62 127 61 132 62 138 63 145 65 152 68 159 68 165 77 203 86 242 94 280 102 317 97 306 92 293 88 280 84 268 77 241 71 212 66 183 62 153 58 123 55 95 59 95 64 95 69 93 73 90 81 85 89 79 103 62 117 43 123 36 131 30 135 26 138 24 142 23 147 22 151 22 156 22 160 23 166 25 171 29 176 33 182 38 188 45 237 123 286 202 334 279 383 357 405 397 426 436 448 477 467 518 486 560 503 603 519 646 533 692 529 709 523 727 517 744 512 763 504 780 497 797 489 814 480 830 471 846 460 861 451 876 439 890 427 903 416 916 403 928 389 939 391 917 391 895 390 883 389 871 387 861 385 849 381 838 377 827 373 817 368 806 360 797 353 787 344 779 334 770 323 761 310 753 297 745 282 737 254 722 226 707 213 699 200 689 188 678 178 668 168 655 160 641 157 633 154 626 152 617 150 609 129 544 109 478 89 412 71 345 53 279 34 212 17 146 0 80 11 71 24 65 38 57 53 51 66 42 79 34 85 29 90 22 95 17 99 9 102 5 106 0 106 6 106 13 105 18 103 23 100 29 97 33 93 36 90 40 80 47 71 53 60 58 49 64 39 70 30 77 26 80 23 84 21 87 17 91 16 97 15 102 15 107 16 114 17 120 21 127 24 135 29 143 Z N"/>
            </draw:custom-shape>
            <draw:custom-shape draw:style-name="Mgr6" draw:text-style-name="MP5" draw:layer="backgroundobjects" svg:width="0.782cm" svg:height="0.286cm" svg:x="5.566cm" svg:y="4.249cm">
              <text:p/>
              <draw:enhanced-geometry svg:viewBox="0 0 1171 429" draw:type="non-primitive" draw:enhanced-path="M 1171 400 L 1155 396 1139 394 1123 393 1108 393 1092 395 1077 400 1070 403 1064 406 1056 411 1050 416 1045 416 1040 416 1039 400 1036 384 1034 368 1029 352 1025 337 1021 321 1016 306 1009 291 1003 276 996 261 989 247 981 234 973 220 963 206 955 192 944 179 934 167 924 155 912 143 900 131 888 121 876 110 863 99 850 90 836 80 822 71 807 63 793 54 777 48 763 40 746 34 730 29 704 20 676 14 648 10 619 6 591 5 561 6 532 8 502 12 473 18 444 26 416 35 389 46 362 59 335 74 324 81 311 90 299 98 287 108 270 123 253 138 237 154 222 171 208 189 195 208 182 228 171 249 160 269 151 291 142 313 136 335 129 358 125 381 121 405 119 429 113 422 107 417 101 413 94 409 87 405 79 403 72 401 64 400 48 399 32 399 16 401 0 403 10 382 19 361 30 340 41 321 53 301 64 283 77 263 91 246 104 228 119 211 133 195 149 179 164 164 180 149 197 135 214 122 231 109 249 97 267 85 285 75 304 64 324 54 344 46 363 37 385 31 405 23 426 18 448 13 469 8 491 5 514 2 536 0 560 0 584 0 608 1 631 2 656 5 679 8 703 13 726 18 750 23 772 31 795 38 817 46 839 55 861 65 882 76 903 86 924 98 943 111 963 124 981 138 1000 153 1018 167 1035 183 1051 201 1067 218 1082 236 1097 254 1109 273 1122 292 1134 313 1145 334 1155 355 1158 362 1163 378 1168 393 1171 400 Z N"/>
            </draw:custom-shape>
            <draw:custom-shape draw:style-name="Mgr6" draw:text-style-name="MP5" draw:layer="backgroundobjects" svg:width="0.104cm" svg:height="0.26cm" svg:x="5.835cm" svg:y="4.276cm">
              <text:p/>
              <draw:enhanced-geometry svg:viewBox="0 0 166 389" draw:type="non-primitive" draw:enhanced-path="M 49 354 L 43 356 36 358 29 363 24 366 12 375 3 386 0 337 0 285 1 258 3 232 6 207 10 181 16 157 24 133 28 121 33 110 39 99 44 88 51 79 58 69 66 60 73 51 82 42 91 35 101 28 111 21 119 18 136 10 152 3 159 0 163 46 165 93 166 140 166 189 166 238 166 287 166 338 166 389 162 383 155 377 150 372 142 368 136 364 128 359 121 356 114 354 106 352 98 351 90 350 82 350 74 350 66 351 58 352 49 354 Z N"/>
            </draw:custom-shape>
            <draw:custom-shape draw:style-name="Mgr6" draw:text-style-name="MP5" draw:layer="backgroundobjects" svg:width="0.133cm" svg:height="0.252cm" svg:x="5.965cm" svg:y="4.276cm">
              <text:p/>
              <draw:enhanced-geometry svg:viewBox="0 0 200 384" draw:type="non-primitive" draw:enhanced-path="M 200 380 L 176 379 151 377 127 376 101 375 77 376 51 377 26 379 3 384 0 337 0 289 0 241 2 192 4 143 6 94 8 47 10 0 20 1 30 3 39 5 48 9 65 15 81 24 95 34 109 46 120 59 131 72 141 87 150 102 159 118 165 134 178 167 189 198 192 209 194 220 196 232 198 243 200 266 200 288 200 312 199 334 199 358 200 380 Z N"/>
            </draw:custom-shape>
            <draw:custom-shape draw:style-name="Mgr6" draw:text-style-name="MP5" draw:layer="backgroundobjects" svg:width="0.191cm" svg:height="0.243cm" svg:x="5.671cm" svg:y="4.293cm">
              <text:p/>
              <draw:enhanced-geometry svg:viewBox="0 0 277 369" draw:type="non-primitive" draw:enhanced-path="M 91 327 L 78 328 65 330 54 332 43 335 31 339 21 344 10 349 0 355 5 329 11 301 18 274 28 246 40 219 53 192 68 166 84 141 92 129 102 117 111 106 121 94 132 83 142 74 154 63 166 53 179 45 191 36 204 29 218 21 232 15 246 10 261 4 277 0 264 18 253 38 244 60 235 81 227 104 220 126 214 150 208 174 204 198 201 223 198 248 196 272 195 297 194 321 194 346 194 369 190 363 186 357 181 352 175 348 169 344 163 340 156 337 149 335 134 331 119 328 105 327 91 327 Z N"/>
            </draw:custom-shape>
            <draw:custom-shape draw:style-name="Mgr6" draw:text-style-name="MP5" draw:layer="backgroundobjects" svg:width="0.158cm" svg:height="0.235cm" svg:x="6.07cm" svg:y="4.301cm">
              <text:p/>
              <draw:enhanced-geometry svg:viewBox="0 0 234 358" draw:type="non-primitive" draw:enhanced-path="M 234 358 L 219 346 203 337 186 328 170 322 160 320 152 319 143 318 134 317 125 318 115 319 106 320 97 322 89 327 80 333 73 336 64 337 66 313 68 290 68 266 67 244 66 222 64 200 61 179 57 158 51 136 46 116 40 96 33 75 26 56 17 37 9 18 0 0 22 7 43 17 63 29 82 41 101 56 118 72 135 89 150 109 164 128 176 148 188 169 199 192 207 214 215 238 221 261 227 286 228 296 230 322 233 348 234 358 Z N"/>
            </draw:custom-shape>
            <draw:custom-shape draw:style-name="Mgr6" draw:text-style-name="MP5" draw:layer="backgroundobjects" svg:width="0.131cm" svg:height="0.122cm" svg:x="4.468cm" svg:y="4.344cm">
              <text:p/>
              <draw:enhanced-geometry svg:viewBox="0 0 201 179" draw:type="non-primitive" draw:enhanced-path="M 201 119 L 198 124 194 129 190 133 187 136 183 138 178 139 174 140 169 140 159 140 149 138 140 135 130 133 121 130 112 128 104 128 96 130 93 133 91 135 88 139 85 143 83 147 81 154 80 161 80 170 69 173 59 175 48 177 38 179 29 165 22 149 16 133 12 117 5 83 0 53 6 49 19 44 32 39 38 37 40 44 42 51 45 58 48 65 53 73 59 79 65 85 74 90 81 89 90 87 98 85 107 79 114 75 121 69 126 62 130 56 131 48 130 43 129 38 127 32 122 23 117 14 125 10 130 6 137 3 142 1 146 0 152 0 155 1 159 2 162 5 165 7 169 10 171 13 176 22 179 32 186 55 190 79 192 91 194 102 198 111 201 119 Z N"/>
            </draw:custom-shape>
            <draw:custom-shape draw:style-name="Mgr6" draw:text-style-name="MP5" draw:layer="backgroundobjects" svg:width="0.058cm" svg:height="0.53cm" svg:x="5.14cm" svg:y="4.38cm">
              <text:p/>
              <draw:enhanced-geometry svg:viewBox="0 0 88 795" draw:type="non-primitive" draw:enhanced-path="M 0 795 L 1 778 3 761 6 744 12 728 22 695 33 662 37 646 41 629 43 613 43 596 42 588 39 580 37 571 34 562 31 554 27 545 21 537 15 528 15 507 15 450 15 370 15 278 15 186 15 106 15 49 15 28 27 24 50 14 75 4 85 0 85 10 86 34 86 73 86 123 86 182 86 248 86 318 86 392 88 464 88 535 88 601 88 661 88 711 88 749 88 774 88 782 83 785 79 789 74 790 68 791 59 792 47 791 36 790 25 790 18 791 13 791 6 793 0 795 Z N"/>
            </draw:custom-shape>
            <draw:custom-shape draw:style-name="Mgr6" draw:text-style-name="MP5" draw:layer="backgroundobjects" svg:width="0.033cm" svg:height="0.435cm" svg:x="4.295cm" svg:y="4.388cm">
              <text:p/>
              <draw:enhanced-geometry svg:viewBox="0 0 62 647" draw:type="non-primitive" draw:enhanced-path="M 57 13 L 55 55 55 96 55 137 56 178 59 258 62 336 61 375 60 414 57 453 53 492 50 511 45 530 41 550 36 570 29 589 23 608 16 628 7 647 4 569 2 489 0 408 0 327 0 246 2 164 4 82 7 0 14 2 32 6 50 11 57 13 Z N"/>
            </draw:custom-shape>
            <draw:custom-shape draw:style-name="Mgr6" draw:text-style-name="MP5" draw:layer="backgroundobjects" svg:width="0.13cm" svg:height="0.112cm" svg:x="4.504cm" svg:y="4.449cm">
              <text:p/>
              <draw:enhanced-geometry svg:viewBox="0 0 196 164" draw:type="non-primitive" draw:enhanced-path="M 196 114 L 185 120 174 124 164 127 154 130 151 122 148 114 143 107 138 100 133 94 127 88 121 85 116 82 104 83 94 85 87 88 79 94 74 100 70 108 67 116 64 127 68 131 69 135 70 139 70 142 69 145 68 147 67 149 64 151 53 159 39 164 35 161 30 157 27 151 24 147 17 135 13 124 6 97 0 72 5 68 8 64 11 62 15 60 24 56 32 56 51 59 69 63 76 64 85 65 88 65 91 64 94 63 98 62 100 60 102 56 104 53 106 48 108 37 109 21 117 16 123 11 130 6 135 3 140 1 145 0 150 0 153 0 157 2 161 4 163 6 166 9 170 18 174 28 180 50 184 75 186 86 188 97 191 107 196 114 Z N"/>
            </draw:custom-shape>
            <draw:custom-shape draw:style-name="Mgr6" draw:text-style-name="MP5" draw:layer="backgroundobjects" svg:width="0.27cm" svg:height="0.505cm" svg:x="4.321cm" svg:y="4.484cm">
              <text:p/>
              <draw:enhanced-geometry svg:viewBox="0 0 403 758" draw:type="non-primitive" draw:enhanced-path="M 173 692 L 177 692 180 692 176 651 172 609 171 568 170 525 171 483 172 441 176 399 180 356 184 315 189 274 197 233 204 193 213 153 222 114 232 76 244 38 252 49 259 60 263 72 266 83 267 95 267 108 265 121 263 133 256 160 248 187 245 200 242 213 238 226 237 238 228 292 219 348 212 404 206 461 204 490 203 519 202 547 202 576 203 604 205 633 208 660 212 689 213 694 215 698 217 701 220 704 228 708 236 713 246 715 256 716 265 717 275 717 285 713 295 708 305 702 313 696 331 682 347 665 362 648 377 628 390 611 403 593 390 617 376 641 361 668 344 692 335 704 325 715 314 726 303 734 291 742 278 748 264 752 249 755 238 756 229 758 218 756 209 756 199 754 189 752 180 750 171 747 154 739 138 730 122 719 107 707 93 695 79 681 67 667 55 652 31 623 10 596 5 575 1 554 0 532 0 511 3 491 6 471 10 450 15 431 29 392 43 353 58 315 71 276 88 240 105 205 124 171 145 137 165 104 185 69 204 35 225 0 203 81 183 165 174 208 166 251 158 294 153 338 149 382 146 426 146 471 147 515 148 538 149 559 152 581 155 604 158 626 163 648 168 670 173 692 Z N"/>
            </draw:custom-shape>
            <draw:custom-shape draw:style-name="Mgr6" draw:text-style-name="MP5" draw:layer="backgroundobjects" svg:width="0.114cm" svg:height="0.278cm" svg:x="4.476cm" svg:y="4.571cm">
              <text:p/>
              <draw:enhanced-geometry svg:viewBox="0 0 166 412" draw:type="non-primitive" draw:enhanced-path="M 166 11 L 139 59 113 108 89 157 66 208 56 234 46 259 36 285 28 311 20 336 13 362 6 386 0 412 3 384 9 356 14 329 21 302 29 275 37 250 47 223 58 197 68 173 80 148 93 123 106 99 132 51 159 4 160 1 160 0 161 0 162 2 164 8 166 11 Z N"/>
            </draw:custom-shape>
            <draw:custom-shape draw:style-name="Mgr6" draw:text-style-name="MP5" draw:layer="backgroundobjects" svg:width="0.086cm" svg:height="0.183cm" svg:x="4.556cm" svg:y="4.553cm">
              <text:p/>
              <draw:enhanced-geometry svg:viewBox="0 0 128 263" draw:type="non-primitive" draw:enhanced-path="M 54 263 L 41 259 26 256 19 256 11 257 5 259 0 263 11 229 24 196 38 162 53 130 69 97 87 65 106 32 128 0 124 36 119 71 113 105 105 138 101 156 96 172 90 188 84 204 78 220 71 235 63 249 54 263 Z N"/>
            </draw:custom-shape>
            <draw:custom-shape draw:style-name="Mgr6" draw:text-style-name="MP5" draw:layer="backgroundobjects" svg:width="0.06cm" svg:height="0.13cm" svg:x="4.86cm" svg:y="4.579cm">
              <text:p/>
              <draw:enhanced-geometry svg:viewBox="0 0 91 196" draw:type="non-primitive" draw:enhanced-path="M 91 196 L 75 173 60 150 48 127 36 103 25 79 16 54 7 28 0 0 8 25 19 50 30 74 41 99 54 124 67 148 80 173 91 196 Z N"/>
            </draw:custom-shape>
            <draw:custom-shape draw:style-name="Mgr6" draw:text-style-name="MP5" draw:layer="backgroundobjects" svg:width="0.061cm" svg:height="0.147cm" svg:x="4.486cm" svg:y="4.579cm">
              <text:p/>
              <draw:enhanced-geometry svg:viewBox="0 0 95 219" draw:type="non-primitive" draw:enhanced-path="M 0 219 L 1 210 6 187 14 154 22 115 30 78 37 45 43 22 45 13 48 15 51 17 54 17 57 17 64 16 69 13 76 9 82 4 88 1 95 0 91 10 80 34 65 70 47 110 30 150 15 185 3 209 0 219 Z N"/>
            </draw:custom-shape>
            <draw:custom-shape draw:style-name="Mgr6" draw:text-style-name="MP5" draw:layer="backgroundobjects" svg:width="0.033cm" svg:height="0.096cm" svg:x="4.635cm" svg:y="4.597cm">
              <text:p/>
              <draw:enhanced-geometry svg:viewBox="0 0 54 145" draw:type="non-primitive" draw:enhanced-path="M 0 145 L 35 0 54 73 0 145 Z N"/>
            </draw:custom-shape>
            <draw:custom-shape draw:style-name="Mgr6" draw:text-style-name="MP5" draw:layer="backgroundobjects" svg:width="0.287cm" svg:height="0.285cm" svg:x="3.371cm" svg:y="4.633cm">
              <text:p/>
              <draw:enhanced-geometry svg:viewBox="0 0 422 431" draw:type="non-primitive" draw:enhanced-path="M 351 6 L 359 8 367 10 372 13 377 18 381 23 383 29 385 37 387 44 382 43 375 40 369 37 363 33 355 29 349 28 346 28 342 29 339 32 336 35 341 40 348 43 354 46 361 50 366 53 370 57 371 60 371 64 371 68 371 73 363 71 353 67 348 66 342 66 337 67 333 70 334 75 336 80 339 83 341 86 345 89 347 92 348 97 349 101 343 102 331 104 319 107 314 107 323 119 333 130 321 132 310 133 314 145 317 155 314 155 311 154 309 153 307 151 303 145 299 139 294 134 290 131 288 130 285 131 282 133 278 136 287 151 296 165 301 172 305 180 308 186 310 194 302 186 285 169 268 153 259 146 258 151 258 157 258 163 260 168 264 178 271 187 277 198 284 208 286 214 287 219 288 226 288 231 275 217 260 202 245 187 230 175 229 179 228 184 228 188 229 193 231 201 236 210 241 217 246 224 253 230 259 234 258 236 256 236 254 235 251 234 245 231 239 226 232 223 226 221 224 223 221 224 220 227 217 231 212 230 207 230 205 230 203 231 200 232 198 234 206 249 213 262 216 269 219 277 219 284 217 292 212 283 209 273 207 268 203 265 198 263 192 263 191 267 191 273 191 278 192 283 193 290 196 294 200 298 206 301 196 306 185 311 189 316 193 321 196 324 200 326 204 327 208 327 213 326 217 325 227 323 237 320 241 320 246 319 252 320 256 321 266 311 275 301 284 291 292 280 307 257 320 232 333 208 345 181 356 155 368 130 374 136 382 143 388 150 394 160 398 169 401 180 403 192 403 203 388 209 375 215 369 219 364 224 358 229 355 234 355 243 355 250 363 253 370 255 377 255 383 255 396 252 410 250 416 258 420 264 422 269 422 275 421 280 419 285 416 290 412 295 404 305 398 315 396 321 395 326 395 332 397 339 397 330 396 322 394 312 390 303 386 294 382 285 375 278 368 273 367 296 368 323 368 336 366 349 364 356 362 362 358 369 355 374 355 377 355 379 356 381 358 384 372 376 387 369 386 373 386 377 387 381 389 386 393 393 398 400 399 403 400 406 401 409 401 411 399 415 397 417 393 420 387 422 379 420 370 419 362 419 353 419 336 422 319 426 311 428 303 430 295 431 288 431 280 430 273 427 266 424 259 419 252 415 245 409 239 403 235 395 226 380 220 364 212 349 205 336 199 330 194 325 188 321 180 317 174 292 168 264 166 259 164 252 161 247 158 242 154 237 149 233 144 231 138 228 142 237 144 246 145 253 145 262 144 269 143 277 141 284 137 291 122 320 106 349 106 341 108 332 110 324 113 315 121 298 128 280 131 272 133 262 133 253 132 246 130 237 126 230 118 223 110 216 108 217 106 219 105 221 105 224 106 228 109 232 110 237 112 243 112 248 110 255 109 262 106 269 103 277 100 284 93 299 84 313 81 321 79 328 77 335 75 342 75 348 77 355 80 361 84 369 78 362 73 357 70 351 68 345 66 340 66 335 66 329 67 324 70 314 75 304 81 294 88 284 95 275 100 265 103 256 105 246 105 241 104 235 102 230 100 225 96 219 91 214 85 209 78 203 74 204 72 205 71 207 70 209 69 213 69 218 72 230 78 242 67 264 55 288 51 300 48 312 46 326 46 339 42 336 39 332 38 328 37 324 38 315 40 306 43 297 46 289 46 284 46 280 45 276 42 273 34 280 26 289 20 298 15 308 11 319 9 328 9 332 10 338 11 342 14 346 9 340 5 332 3 325 1 317 0 309 0 301 2 293 4 285 16 276 27 264 33 258 37 251 41 244 46 236 49 229 51 221 53 213 54 204 54 197 53 188 52 180 49 171 45 166 42 162 40 156 38 151 37 139 38 128 42 105 49 83 54 74 59 67 65 59 72 52 79 45 86 39 94 33 102 27 111 22 119 18 129 13 138 9 148 6 159 4 169 2 180 0 200 3 221 8 240 13 260 19 271 21 280 22 290 23 300 22 309 20 320 18 330 12 339 6 351 6 Z N"/>
            </draw:custom-shape>
            <draw:custom-shape draw:style-name="Mgr6" draw:text-style-name="MP5" draw:layer="backgroundobjects" svg:width="0.26cm" svg:height="0.245cm" svg:x="4.504cm" svg:y="4.64cm">
              <text:p/>
              <draw:enhanced-geometry svg:viewBox="0 0 393 355" draw:type="non-primitive" draw:enhanced-path="M 352 32 L 345 30 339 30 332 31 326 34 314 42 300 48 300 53 300 58 307 60 313 61 319 62 325 62 337 61 347 59 353 59 357 59 361 60 366 61 370 64 373 67 375 72 377 79 370 84 352 94 335 103 327 108 329 112 333 114 339 114 345 114 358 113 370 110 375 110 379 110 383 111 385 112 385 116 383 121 378 128 371 137 368 137 364 137 361 138 359 139 354 143 348 146 348 149 348 153 356 153 371 153 386 153 393 153 392 161 391 169 388 175 385 181 379 187 375 191 369 195 362 198 336 211 310 226 298 228 288 231 276 236 265 241 245 253 224 266 203 278 182 290 170 294 159 298 147 301 135 302 102 319 68 335 51 341 35 348 17 352 0 355 4 345 8 333 12 321 17 309 24 298 31 286 39 274 47 263 64 241 84 220 103 202 122 185 136 178 148 172 158 163 168 155 177 144 185 134 193 123 199 112 212 89 226 65 233 53 241 43 249 32 259 22 265 38 270 55 274 64 278 71 283 79 291 85 290 93 289 98 289 105 290 111 293 122 296 132 306 154 313 175 316 180 323 192 329 204 332 209 338 201 341 191 342 182 342 173 341 164 338 156 335 147 330 139 320 121 311 102 307 93 304 82 301 71 300 61 297 61 295 61 292 50 291 40 290 31 290 22 291 18 293 15 295 12 297 8 301 6 306 3 310 2 316 0 326 1 338 3 343 5 347 8 350 11 351 13 352 16 352 19 352 26 352 32 Z N"/>
            </draw:custom-shape>
            <draw:custom-shape draw:style-name="Mgr6" draw:text-style-name="MP5" draw:layer="backgroundobjects" svg:width="0.096cm" svg:height="0.217cm" svg:x="4.834cm" svg:y="4.65cm">
              <text:p/>
              <draw:enhanced-geometry svg:viewBox="0 0 140 331" draw:type="non-primitive" draw:enhanced-path="M 44 273 L 50 276 57 278 62 279 69 278 80 274 92 269 104 264 117 259 122 258 128 258 134 258 140 260 136 266 130 271 124 275 117 280 102 287 86 296 71 303 56 312 49 316 44 320 39 326 34 331 33 318 33 305 34 294 35 282 39 257 43 234 44 222 45 210 45 199 44 187 43 175 40 163 34 152 29 140 24 119 14 71 4 23 0 0 10 28 19 56 29 84 39 112 49 140 62 168 69 180 76 194 83 207 92 220 93 225 92 230 91 234 89 238 82 244 74 249 65 254 57 259 52 263 49 266 46 269 44 273 Z N"/>
            </draw:custom-shape>
            <draw:custom-shape draw:style-name="Mgr6" draw:text-style-name="MP5" draw:layer="backgroundobjects" svg:width="0.009cm" svg:height="0.009cm" svg:x="5.896cm" svg:y="4.683cm">
              <text:p/>
              <draw:enhanced-geometry svg:viewBox="0 0 5 18" draw:type="non-primitive" draw:enhanced-path="M 2 18 L 1 9 0 0 2 6 5 14 4 17 2 18 Z N"/>
            </draw:custom-shape>
            <draw:custom-shape draw:style-name="Mgr6" draw:text-style-name="MP5" draw:layer="backgroundobjects" svg:width="0.025cm" svg:height="0.033cm" svg:x="6.08cm" svg:y="4.693cm">
              <text:p/>
              <draw:enhanced-geometry svg:viewBox="0 0 29 51" draw:type="non-primitive" draw:enhanced-path="M 29 41 L 29 47 29 51 27 45 25 38 21 32 17 24 9 11 0 0 8 2 13 5 18 9 23 14 26 20 29 26 29 34 29 41 Z N"/>
            </draw:custom-shape>
            <draw:custom-shape draw:style-name="Mgr6" draw:text-style-name="MP5" draw:layer="backgroundobjects" svg:width="0.008cm" svg:height="0.026cm" svg:x="5.906cm" svg:y="4.693cm">
              <text:p/>
              <draw:enhanced-geometry svg:viewBox="0 0 10 29" draw:type="non-primitive" draw:enhanced-path="M 10 29 L 0 0 10 16 10 29 Z N"/>
            </draw:custom-shape>
            <draw:custom-shape draw:style-name="Mgr6" draw:text-style-name="MP5" draw:layer="backgroundobjects" svg:width="0.06cm" svg:height="0.06cm" svg:x="5.557cm" svg:y="4.71cm">
              <text:p/>
              <draw:enhanced-geometry svg:viewBox="0 0 93 96" draw:type="non-primitive" draw:enhanced-path="M 93 74 L 93 84 93 96 66 73 40 50 28 39 17 27 12 20 7 14 3 8 0 0 9 12 18 24 29 33 41 43 53 52 66 60 80 67 93 74 Z N"/>
            </draw:custom-shape>
            <draw:custom-shape draw:style-name="Mgr6" draw:text-style-name="MP5" draw:layer="backgroundobjects" svg:width="0.078cm" svg:height="0.078cm" svg:x="5.626cm" svg:y="4.72cm">
              <text:p/>
              <draw:enhanced-geometry svg:viewBox="0 0 112 112" draw:type="non-primitive" draw:enhanced-path="M 88 92 L 84 96 80 100 76 103 71 106 61 109 50 111 39 112 28 112 16 111 5 109 2 103 1 97 0 91 0 86 2 74 5 63 16 44 28 26 43 29 59 34 67 36 75 36 78 34 82 32 85 30 88 26 96 13 105 0 108 6 110 10 111 15 112 21 112 33 109 45 106 58 100 71 94 82 88 92 Z N"/>
            </draw:custom-shape>
            <draw:custom-shape draw:style-name="Mgr6" draw:text-style-name="MP5" draw:layer="backgroundobjects" svg:width="0.068cm" svg:height="0.068cm" svg:x="4.504cm" svg:y="4.745cm">
              <text:p/>
              <draw:enhanced-geometry svg:viewBox="0 0 101 111" draw:type="non-primitive" draw:enhanced-path="M 101 0 L 75 24 47 52 33 65 20 80 8 96 0 111 1 103 2 93 5 84 8 74 12 65 17 56 22 47 28 39 36 31 43 25 51 18 61 12 69 8 80 5 90 1 101 0 Z N"/>
            </draw:custom-shape>
            <draw:custom-shape draw:style-name="Mgr6" draw:text-style-name="MP5" draw:layer="backgroundobjects" svg:width="0.086cm" svg:height="0.053cm" svg:x="5.983cm" svg:y="4.753cm">
              <text:p/>
              <draw:enhanced-geometry svg:viewBox="0 0 127 89" draw:type="non-primitive" draw:enhanced-path="M 0 89 L 6 89 14 89 19 87 25 84 31 82 36 78 40 74 46 69 54 59 62 47 69 35 75 23 81 14 87 6 90 3 93 1 96 0 99 0 102 1 105 3 109 6 112 11 119 23 127 44 96 58 65 69 33 80 0 89 Z N"/>
            </draw:custom-shape>
            <draw:custom-shape draw:style-name="Mgr6" draw:text-style-name="MP5" draw:layer="backgroundobjects" svg:width="0.009cm" svg:height="0.026cm" svg:x="5.896cm" svg:y="4.78cm">
              <text:p/>
              <draw:enhanced-geometry svg:viewBox="0 0 11 43" draw:type="non-primitive" draw:enhanced-path="M 10 43 L 6 40 4 36 1 29 0 23 0 16 0 9 2 4 5 0 8 3 10 8 11 13 11 19 10 32 10 43 Z N"/>
            </draw:custom-shape>
            <draw:custom-shape draw:style-name="Mgr6" draw:text-style-name="MP5" draw:layer="backgroundobjects" svg:width="0.165cm" svg:height="0.217cm" svg:x="5.983cm" svg:y="4.788cm">
              <text:p/>
              <draw:enhanced-geometry svg:viewBox="0 0 240 314" draw:type="non-primitive" draw:enhanced-path="M 224 135 L 221 139 219 141 217 144 215 147 214 155 214 162 215 178 215 193 208 209 202 226 193 242 186 258 176 273 167 288 156 301 144 314 105 285 64 256 46 241 29 225 20 217 14 208 6 199 1 190 0 182 1 175 3 167 6 160 16 146 27 132 31 126 35 119 39 114 42 108 42 102 42 96 38 91 33 85 47 78 76 60 106 43 118 34 115 31 111 28 108 27 104 26 95 27 86 31 77 35 67 39 63 42 59 43 53 44 49 44 49 40 49 37 64 32 98 18 132 5 147 0 155 10 161 20 170 29 177 38 193 55 208 72 215 81 221 91 227 99 232 110 236 119 238 131 240 143 240 155 232 145 224 135 Z N"/>
            </draw:custom-shape>
            <draw:custom-shape draw:style-name="Mgr6" draw:text-style-name="MP5" draw:layer="backgroundobjects" svg:width="0.253cm" svg:height="0.14cm" svg:x="5.531cm" svg:y="4.666cm">
              <text:p/>
              <draw:enhanced-geometry svg:viewBox="0 0 380 209" draw:type="non-primitive" draw:enhanced-path="M 380 209 L 379 203 376 195 371 189 366 180 355 166 345 150 341 142 338 135 337 127 338 120 339 116 340 113 344 110 347 107 355 100 367 95 363 87 358 79 353 72 348 64 341 58 335 52 328 47 319 44 315 44 310 45 306 46 302 47 294 51 288 57 278 68 271 76 268 74 265 71 262 67 261 64 260 56 260 48 260 40 259 32 257 28 256 25 253 21 250 19 235 17 222 15 209 15 196 15 184 17 173 20 166 24 161 27 156 30 150 35 149 48 150 63 151 67 152 71 155 74 157 77 160 79 163 81 167 82 173 82 180 83 187 83 189 82 192 81 193 79 195 76 182 66 170 57 172 54 174 51 177 50 180 49 187 50 194 52 198 54 202 54 205 54 208 52 211 51 213 48 215 44 218 37 218 45 218 60 218 76 218 82 213 86 208 88 203 89 197 90 187 90 175 89 170 89 164 90 160 91 155 93 150 96 146 102 143 107 141 114 135 115 130 114 126 114 120 112 112 108 104 102 88 87 75 70 68 62 61 56 53 50 45 47 41 47 36 47 32 47 28 49 22 51 18 55 13 59 7 63 4 49 1 33 0 25 1 16 3 8 7 0 22 0 63 0 119 0 186 0 251 0 308 0 348 0 364 0 371 16 380 32 377 54 375 75 373 97 373 120 375 142 376 164 378 187 380 209 Z N"/>
            </draw:custom-shape>
            <draw:custom-shape draw:style-name="Mgr6" draw:text-style-name="MP5" draw:layer="backgroundobjects" svg:width="0.123cm" svg:height="0.242cm" svg:x="5.531cm" svg:y="4.72cm">
              <text:p/>
              <draw:enhanced-geometry svg:viewBox="0 0 182 362" draw:type="non-primitive" draw:enhanced-path="M 92 115 L 87 119 80 124 73 127 65 130 49 135 33 142 26 145 19 149 14 155 11 160 8 167 8 176 9 186 12 197 14 200 17 204 19 205 22 206 28 205 33 203 40 199 45 196 51 194 57 193 60 187 64 180 69 175 75 170 80 166 87 163 93 160 100 157 129 149 156 140 170 148 182 156 164 167 143 182 132 190 123 199 119 205 115 210 113 216 111 223 110 228 110 234 111 238 112 242 116 251 121 258 122 261 123 264 124 268 124 271 122 274 119 278 114 282 109 286 93 289 76 291 68 294 62 298 60 301 57 303 56 307 53 311 53 315 53 318 53 320 54 322 58 324 60 327 63 327 65 327 68 325 71 324 75 320 79 316 83 313 88 311 90 311 93 313 95 315 98 318 100 324 106 339 112 355 114 362 96 354 78 346 62 336 47 324 33 313 21 298 10 282 0 263 0 252 0 223 0 180 0 132 0 84 0 42 0 12 0 0 5 8 12 17 19 23 27 30 44 43 61 53 69 60 77 66 83 72 88 79 92 87 94 95 94 104 92 115 Z N"/>
            </draw:custom-shape>
            <draw:custom-shape draw:style-name="Mgr6" draw:text-style-name="MP5" draw:layer="backgroundobjects" svg:width="0.079cm" svg:height="0.13cm" svg:x="5.705cm" svg:y="4.815cm">
              <text:p/>
              <draw:enhanced-geometry svg:viewBox="0 0 116 194" draw:type="non-primitive" draw:enhanced-path="M 21 194 L 15 194 9 194 7 194 5 194 2 193 0 191 2 183 6 175 10 169 16 162 29 150 43 138 49 133 55 126 58 120 60 113 60 110 60 107 59 103 58 99 53 91 45 82 46 76 47 70 51 64 55 59 65 51 77 44 89 37 101 28 106 23 110 16 114 9 116 0 116 14 115 28 114 42 110 56 108 70 104 83 100 97 94 110 88 123 81 136 73 148 64 158 55 169 44 177 32 186 21 194 Z N"/>
            </draw:custom-shape>
            <draw:custom-shape draw:style-name="Mgr6" draw:text-style-name="MP5" draw:layer="backgroundobjects" svg:width="1.183cm" svg:height="3.881cm" svg:x="2.24cm" svg:y="1.952cm">
              <text:p/>
              <draw:enhanced-geometry svg:viewBox="0 0 1774 5805" draw:type="non-primitive" draw:enhanced-path="M 268 3777 L 281 3783 295 3789 309 3799 324 3809 355 3834 386 3856 402 3865 417 3872 424 3875 432 3876 439 3877 446 3877 453 3876 460 3873 466 3870 472 3865 478 3859 484 3851 489 3843 495 3832 494 3819 493 3790 492 3760 491 3748 501 3755 525 3771 548 3786 559 3793 559 3815 557 3861 556 3907 556 3927 535 3929 515 3931 495 3933 476 3936 456 3941 437 3945 418 3950 399 3956 361 3968 325 3982 289 3998 252 4015 233 3989 213 3963 201 3951 188 3940 173 3930 156 3920 155 3914 154 3908 154 3901 154 3895 155 3889 157 3884 160 3879 163 3875 169 3865 177 3857 185 3850 196 3843 216 3829 238 3814 247 3806 256 3798 262 3788 268 3777 Z M 1496 668 L 1491 676 1486 683 1482 692 1479 701 1474 718 1471 736 1467 754 1465 772 1462 791 1457 809 1449 808 1443 808 1436 808 1430 809 1418 811 1408 816 1387 827 1368 840 1360 848 1352 856 1346 865 1341 875 1338 885 1335 897 1334 907 1334 919 1325 906 1317 894 1314 911 1312 931 1310 942 1308 953 1305 963 1302 974 1287 977 1254 984 1221 992 1206 995 1205 989 1204 982 1203 975 1201 968 1194 955 1186 942 1176 929 1164 916 1152 904 1139 891 1110 867 1079 845 1049 822 1021 802 1014 803 999 807 984 811 976 813 978 805 978 798 978 790 977 783 976 768 974 754 974 746 975 740 976 735 980 729 983 724 988 719 994 714 1003 710 1017 709 1030 706 1041 705 1051 705 1055 707 1060 709 1063 712 1065 718 1067 723 1069 731 1070 741 1070 753 1078 758 1098 775 1126 799 1159 826 1191 853 1220 877 1240 894 1247 900 1255 901 1261 902 1268 902 1273 902 1278 901 1283 900 1287 898 1290 896 1296 889 1300 882 1303 873 1305 865 1308 843 1310 822 1312 813 1314 803 1317 794 1321 786 1323 779 1325 773 1330 768 1333 763 1342 755 1354 747 1378 735 1401 720 1398 717 1395 711 1392 704 1389 695 1385 677 1380 661 1376 654 1371 648 1369 646 1367 645 1364 644 1361 644 1356 645 1353 646 1349 648 1344 651 1333 661 1321 675 1315 679 1310 683 1308 688 1307 692 1306 696 1307 701 1308 705 1309 709 1312 718 1313 726 1312 730 1310 736 1307 740 1303 744 1294 743 1287 742 1281 743 1274 744 1263 749 1253 752 1249 753 1243 754 1238 754 1233 752 1227 749 1221 743 1214 737 1207 727 1187 706 1162 682 1148 673 1134 665 1127 662 1119 660 1112 659 1104 659 1116 642 1126 623 1134 604 1143 584 1150 564 1157 544 1164 522 1171 500 1180 500 1189 500 1198 499 1208 498 1217 495 1226 491 1235 488 1243 484 1252 479 1259 473 1267 467 1273 459 1278 452 1284 443 1288 434 1292 424 1294 441 1297 459 1298 478 1298 497 1296 534 1293 570 1303 571 1315 571 1326 570 1339 568 1351 566 1363 563 1373 560 1383 555 1404 575 1438 609 1472 644 1496 668 Z M 1095 1167 L 1085 1155 1076 1143 1066 1133 1055 1121 1033 1101 1009 1080 985 1062 961 1046 939 1031 918 1018 909 1009 888 987 881 982 874 977 865 971 857 967 847 964 838 961 828 960 818 960 815 954 814 950 813 946 812 941 813 932 815 922 823 904 828 886 830 881 832 874 832 868 832 862 831 848 829 834 828 826 828 820 828 814 830 808 833 803 838 798 843 793 851 790 857 792 863 792 868 792 874 791 883 787 894 782 904 775 914 770 924 765 935 760 937 772 938 784 938 793 936 804 928 824 920 845 913 852 898 866 882 881 876 887 905 912 936 937 969 964 1003 990 1037 1015 1071 1040 1105 1064 1139 1088 1147 1080 1157 1070 1165 1060 1174 1053 1181 1060 1187 1068 1189 1075 1190 1081 1189 1097 1187 1116 1183 1122 1180 1127 1175 1133 1171 1137 1159 1145 1146 1153 1132 1158 1118 1162 1105 1166 1095 1167 Z M 547 3727 L 520 3716 492 3702 463 3688 433 3673 403 3659 374 3646 359 3641 345 3636 331 3632 319 3629 288 3650 258 3672 230 3692 205 3711 199 3714 195 3718 192 3721 189 3724 187 3728 187 3733 187 3737 187 3741 189 3751 192 3759 193 3768 193 3776 185 3776 179 3775 173 3773 168 3770 161 3762 154 3754 148 3745 140 3738 136 3735 131 3733 125 3730 118 3730 117 3723 116 3717 116 3710 116 3704 117 3698 119 3692 120 3687 123 3681 129 3672 136 3662 145 3654 155 3645 176 3629 198 3614 209 3607 219 3598 228 3591 236 3583 234 3576 230 3569 224 3563 216 3558 208 3552 199 3548 191 3545 182 3542 173 3547 167 3554 160 3563 153 3572 142 3590 133 3606 126 3597 119 3591 113 3585 106 3580 100 3574 94 3566 91 3563 89 3558 88 3552 86 3546 87 3537 89 3529 92 3520 96 3513 100 3506 104 3499 109 3494 115 3487 139 3466 163 3445 183 3459 204 3472 227 3485 249 3497 272 3509 294 3519 318 3530 341 3540 389 3559 436 3578 483 3596 530 3616 536 3632 544 3647 547 3656 549 3663 551 3673 551 3682 551 3694 550 3709 548 3722 547 3727 Z M 1687 178 L 1682 168 1678 159 1673 148 1671 136 1669 124 1668 113 1667 100 1667 87 1668 74 1669 62 1671 50 1673 38 1677 27 1680 17 1683 8 1687 0 1586 68 1487 140 1391 216 1297 295 1205 376 1117 460 1032 549 949 639 870 731 793 827 719 926 650 1026 582 1128 518 1233 459 1340 401 1448 347 1559 298 1671 251 1786 210 1902 170 2018 136 2138 104 2257 77 2378 54 2500 35 2623 20 2748 9 2873 3 2999 0 3124 4 3251 10 3378 22 3370 33 3360 42 3351 49 3339 55 3327 60 3315 63 3303 68 3289 73 3262 79 3234 84 3221 88 3207 93 3194 100 3181 138 3181 178 3182 219 3183 260 3183 280 3182 300 3181 321 3179 340 3176 359 3171 377 3166 394 3160 412 3151 424 3171 454 3215 484 3260 498 3279 491 3288 484 3297 479 3308 473 3321 465 3345 455 3370 450 3381 444 3390 440 3394 437 3399 433 3402 429 3404 424 3406 419 3407 414 3408 407 3408 401 3408 394 3406 387 3404 379 3401 352 3405 322 3407 293 3409 263 3411 249 3414 234 3416 220 3418 207 3421 194 3425 181 3431 168 3437 156 3445 150 3436 145 3426 140 3417 136 3407 132 3398 126 3388 121 3379 115 3372 107 3383 102 3394 97 3407 91 3419 85 3431 77 3441 73 3446 68 3451 62 3455 55 3458 49 3454 42 3449 37 3445 33 3439 27 3433 24 3426 20 3419 17 3409 13 3419 10 3429 14 3480 19 3530 24 3580 30 3629 38 3679 45 3728 54 3777 63 3827 73 3876 84 3924 96 3973 107 4021 120 4069 134 4116 148 4164 162 4211 178 4258 194 4304 210 4350 227 4397 244 4443 262 4489 281 4534 300 4580 321 4625 341 4669 361 4714 383 4758 404 4803 426 4846 449 4889 472 4933 476 4938 482 4952 488 4965 492 4971 527 5029 563 5087 599 5144 637 5200 675 5254 714 5308 753 5362 794 5414 834 5465 877 5516 920 5567 963 5616 1008 5664 1054 5712 1100 5759 1148 5805 1148 5796 1148 5771 1148 5732 1148 5681 1148 5621 1148 5554 1148 5482 1148 5409 1148 5335 1148 5263 1148 5196 1148 5136 1148 5085 1148 5046 1148 5021 1148 5012 1118 4972 1089 4933 1062 4893 1035 4854 1008 4813 984 4774 959 4733 936 4692 912 4651 890 4610 868 4567 847 4524 826 4482 805 4438 785 4394 766 4349 763 4349 760 4349 760 4363 759 4376 755 4389 751 4402 739 4426 725 4450 718 4461 712 4473 706 4485 702 4498 698 4510 697 4523 697 4531 697 4537 698 4545 699 4552 706 4556 714 4562 720 4567 725 4573 730 4579 734 4585 737 4591 739 4598 742 4612 745 4626 745 4641 745 4655 741 4686 738 4718 738 4734 739 4749 740 4758 741 4765 744 4773 747 4780 746 4788 747 4796 748 4805 750 4813 752 4821 755 4827 760 4832 763 4834 767 4806 771 4778 778 4750 785 4724 793 4698 803 4674 814 4650 827 4628 832 4629 839 4629 843 4631 848 4632 856 4637 862 4643 866 4650 871 4659 873 4667 876 4676 879 4684 882 4693 887 4701 891 4709 894 4712 897 4714 902 4717 906 4719 911 4721 917 4723 922 4723 928 4724 929 4738 930 4750 931 4761 935 4772 937 4776 939 4780 941 4785 945 4789 954 4797 967 4806 968 4812 971 4819 974 4826 978 4834 981 4842 981 4850 980 4853 977 4857 974 4860 970 4864 960 4862 952 4864 942 4865 934 4867 915 4871 896 4875 888 4877 878 4878 868 4878 860 4878 850 4877 841 4875 832 4871 824 4866 813 4868 803 4872 794 4877 786 4884 780 4891 775 4900 771 4909 769 4920 767 4930 767 4939 767 4949 768 4958 770 4968 773 4978 778 4986 782 4995 787 5003 793 5012 799 5020 807 5028 821 5044 838 5059 873 5088 908 5114 924 5127 940 5140 954 5152 966 5162 966 5154 966 5144 963 5135 960 5125 953 5105 943 5084 934 5064 926 5044 922 5034 920 5024 919 5015 919 5005 918 4994 914 4982 910 4971 906 4961 902 4950 898 4939 897 4935 897 4930 898 4924 899 4920 907 4920 914 4920 921 4921 928 4922 941 4926 954 4932 966 4938 976 4945 985 4952 992 4958 998 4950 1012 4931 1024 4913 1031 4904 1040 4902 1049 4899 1053 4899 1057 4900 1062 4904 1066 4910 1064 4928 1064 4945 1064 4962 1065 4978 1069 5011 1075 5043 1079 5074 1081 5106 1081 5121 1081 5137 1079 5152 1076 5168 1080 5176 1083 5184 1083 5192 1083 5200 1081 5207 1078 5215 1073 5221 1069 5227 1064 5240 1062 5252 1061 5264 1062 5273 1064 5283 1068 5292 1072 5301 1079 5309 1092 5325 1104 5341 1111 5350 1117 5359 1123 5367 1127 5377 1128 5393 1128 5408 1127 5424 1125 5438 1123 5452 1119 5466 1114 5479 1109 5493 1102 5505 1096 5518 1087 5529 1079 5540 1069 5551 1060 5561 1049 5571 1037 5579 1029 5583 1020 5586 1009 5588 1000 5588 994 5587 990 5586 986 5585 982 5583 977 5579 974 5576 972 5572 970 5567 974 5561 984 5548 994 5536 999 5529 1002 5513 1004 5497 1004 5481 1004 5465 1004 5449 1002 5434 999 5419 996 5403 991 5390 987 5375 982 5361 975 5347 969 5334 962 5321 955 5309 947 5298 926 5293 905 5289 883 5284 862 5279 841 5272 820 5265 800 5256 781 5248 761 5238 742 5226 724 5216 706 5203 690 5189 674 5174 658 5159 644 5142 644 5138 643 5133 641 5130 639 5126 634 5119 628 5111 626 5107 624 5104 623 5099 623 5096 623 5093 625 5089 627 5085 631 5081 643 5091 655 5098 668 5107 680 5114 705 5127 732 5139 760 5149 787 5158 815 5165 843 5171 830 5159 816 5147 802 5138 787 5128 757 5109 726 5091 712 5082 698 5072 684 5061 672 5050 660 5037 651 5024 646 5017 642 5010 638 5001 635 4993 640 4987 644 4983 649 4981 652 4980 655 4981 658 4983 660 4985 662 4988 668 4997 673 5005 675 5009 678 5012 682 5014 686 5015 688 5012 689 5010 690 5006 689 5003 688 4998 686 4993 683 4987 681 4981 681 4978 681 4974 682 4971 683 4967 678 4961 674 4953 671 4947 669 4940 667 4926 666 4913 668 4885 670 4853 667 4843 661 4835 656 4825 649 4818 644 4814 640 4812 635 4810 630 4808 625 4807 620 4807 614 4807 609 4809 596 4812 583 4813 571 4814 558 4814 545 4813 532 4812 519 4810 507 4807 482 4801 459 4793 435 4785 412 4777 415 4771 420 4765 426 4760 434 4756 449 4747 463 4739 461 4733 459 4728 455 4723 451 4718 442 4709 433 4700 429 4695 424 4691 420 4685 417 4680 415 4674 414 4668 414 4661 415 4653 419 4649 422 4645 428 4642 432 4639 441 4637 453 4637 464 4638 476 4638 486 4638 498 4637 499 4629 499 4620 497 4611 496 4601 495 4591 495 4581 495 4577 497 4571 498 4567 501 4562 508 4570 515 4578 524 4585 532 4591 549 4604 567 4617 584 4630 602 4644 609 4651 617 4659 623 4667 628 4676 638 4694 646 4714 651 4723 655 4731 659 4738 663 4742 663 4733 663 4712 663 4692 663 4682 665 4668 663 4657 660 4646 656 4636 650 4628 643 4620 636 4614 627 4607 610 4596 592 4583 584 4577 577 4569 571 4561 565 4552 558 4547 551 4543 544 4540 538 4538 530 4537 524 4536 516 4536 510 4536 496 4538 482 4541 469 4547 455 4552 441 4556 428 4562 415 4566 401 4568 394 4569 388 4570 381 4569 374 4569 368 4567 361 4565 354 4563 347 4558 355 4552 361 4546 367 4539 371 4534 373 4529 375 4523 375 4519 375 4514 374 4509 373 4506 370 4502 367 4498 359 4490 350 4484 328 4470 308 4454 299 4446 293 4437 290 4431 289 4427 288 4421 288 4415 297 4409 308 4404 321 4399 333 4396 345 4395 358 4395 371 4396 383 4399 386 4395 388 4391 390 4388 391 4383 392 4376 393 4368 393 4365 394 4362 397 4360 399 4357 402 4355 406 4352 413 4350 419 4349 422 4354 426 4357 432 4361 438 4364 444 4368 449 4374 450 4376 451 4378 451 4381 450 4384 461 4398 470 4409 475 4413 479 4415 484 4418 489 4419 495 4419 500 4418 507 4417 513 4413 529 4406 547 4396 552 4414 559 4433 567 4450 577 4467 588 4482 600 4495 613 4508 628 4520 625 4502 615 4461 607 4421 604 4403 600 4394 596 4387 592 4379 587 4373 575 4360 561 4349 548 4338 535 4325 530 4318 525 4311 520 4303 517 4295 521 4291 527 4288 532 4286 539 4285 551 4285 565 4285 575 4295 584 4300 589 4302 593 4303 597 4303 600 4303 608 4302 614 4299 621 4295 627 4288 640 4276 653 4262 659 4255 667 4250 674 4247 683 4245 689 4254 696 4266 700 4278 704 4291 708 4302 713 4313 717 4323 721 4329 730 4328 739 4326 744 4324 747 4322 749 4318 750 4314 746 4302 735 4271 719 4229 702 4180 685 4130 669 4087 658 4056 654 4044 643 4043 629 4042 613 4044 595 4046 574 4051 551 4056 528 4061 502 4068 450 4083 398 4097 347 4114 300 4127 306 4139 311 4151 317 4160 323 4168 330 4175 338 4182 345 4187 353 4191 361 4195 370 4197 378 4199 387 4199 397 4200 405 4199 415 4198 424 4196 444 4191 463 4185 482 4178 501 4170 536 4154 566 4141 571 4133 578 4114 587 4095 590 4087 609 4094 623 4099 629 4102 636 4106 643 4112 651 4120 650 4135 647 4149 643 4163 639 4176 636 4183 633 4188 629 4195 625 4200 621 4204 615 4208 609 4213 604 4216 557 4232 511 4246 466 4260 421 4272 399 4279 377 4286 355 4294 334 4302 312 4312 291 4322 270 4333 249 4346 242 4335 235 4326 231 4316 227 4307 219 4285 210 4262 221 4255 234 4250 248 4246 262 4243 275 4239 288 4235 299 4231 309 4226 305 4221 299 4218 294 4215 288 4212 274 4205 260 4200 245 4195 231 4188 226 4186 219 4182 215 4179 211 4174 213 4156 217 4116 221 4075 224 4057 266 4051 310 4041 354 4030 398 4019 440 4007 484 3994 528 3982 571 3972 582 3976 606 3985 630 3995 641 3999 634 3962 624 3924 615 3885 606 3848 596 3809 588 3771 579 3734 573 3695 564 3649 557 3604 549 3558 544 3511 539 3464 534 3417 531 3369 528 3322 526 3274 524 3226 524 3178 523 3130 523 3083 524 3035 525 2988 527 2940 528 2895 531 2850 534 2805 540 2760 546 2715 554 2669 561 2624 570 2578 589 2489 608 2400 626 2313 644 2226 639 2225 635 2222 631 2219 628 2215 622 2206 618 2197 612 2189 606 2182 602 2181 597 2180 593 2180 588 2182 563 2164 535 2147 507 2131 477 2115 447 2100 417 2086 389 2075 362 2063 354 2062 346 2061 339 2060 334 2061 328 2063 322 2067 317 2074 309 2083 300 2086 293 2087 287 2087 281 2086 276 2083 272 2080 268 2075 266 2069 257 2044 246 2018 258 2002 267 1991 278 1980 291 1966 286 1950 279 1933 278 1928 277 1924 277 1920 278 1916 279 1910 281 1906 284 1902 289 1896 300 1890 312 1885 324 1882 337 1879 351 1879 365 1880 378 1882 392 1884 401 1886 408 1889 416 1893 421 1900 433 1914 444 1928 449 1936 454 1941 460 1947 467 1950 470 1951 473 1951 478 1951 482 1951 491 1947 501 1941 507 1941 511 1941 515 1942 519 1945 526 1950 531 1956 534 1965 538 1972 539 1981 540 1988 538 2000 533 2010 529 2018 523 2025 515 2030 509 2033 501 2036 494 2036 498 2036 503 2036 508 2038 513 2041 523 2046 532 2053 550 2073 567 2089 576 2095 583 2098 587 2099 590 2099 594 2098 597 2095 599 2092 603 2086 606 2081 608 2074 612 2053 617 2027 621 2026 625 2025 628 2025 630 2026 635 2029 638 2034 640 2041 642 2047 645 2052 649 2057 656 2076 661 2095 662 2099 662 2105 661 2108 659 2112 657 2115 653 2117 647 2121 641 2122 636 2127 633 2131 629 2137 628 2142 628 2147 628 2151 630 2157 633 2162 643 2181 654 2198 668 2165 682 2131 693 2097 705 2062 717 2027 728 1991 739 1958 750 1925 747 1932 744 1936 740 1939 736 1941 728 1947 716 1955 712 1945 702 1919 692 1892 687 1880 684 1887 678 1893 672 1901 665 1908 655 1915 646 1920 642 1922 637 1924 633 1925 628 1925 608 1915 589 1904 573 1893 557 1883 541 1872 523 1862 503 1854 480 1846 469 1845 459 1842 447 1839 435 1835 424 1829 414 1826 403 1823 393 1822 396 1811 397 1799 398 1790 398 1780 397 1771 396 1761 393 1752 391 1744 386 1728 378 1712 370 1695 360 1678 365 1667 369 1658 374 1648 381 1639 393 1621 407 1605 423 1589 438 1572 454 1554 469 1535 472 1533 477 1532 481 1532 485 1534 494 1539 501 1544 502 1552 502 1559 502 1563 501 1566 498 1568 495 1570 494 1577 494 1585 495 1593 498 1602 501 1609 507 1617 512 1622 520 1627 536 1633 552 1640 568 1649 584 1658 614 1676 645 1694 660 1702 675 1710 691 1716 706 1720 722 1724 739 1724 747 1724 755 1723 764 1722 773 1718 776 1740 780 1784 785 1830 787 1851 809 1804 831 1756 855 1707 880 1656 906 1607 933 1559 958 1512 985 1468 986 1467 986 1465 1021 1409 1056 1353 1094 1299 1132 1245 1173 1190 1213 1137 1255 1085 1299 1033 1342 983 1387 933 1432 885 1479 837 1525 790 1573 745 1621 701 1669 658 1673 654 1678 649 1671 652 1666 655 1660 652 1654 652 1649 654 1645 655 1636 661 1629 670 1620 678 1612 684 1607 687 1601 687 1596 687 1588 684 1587 679 1586 667 1584 656 1583 649 1577 650 1567 652 1555 655 1550 656 1545 650 1542 645 1540 640 1540 634 1540 629 1541 624 1542 618 1545 613 1551 602 1556 592 1560 581 1563 570 1569 556 1575 544 1583 532 1591 521 1610 501 1631 483 1640 473 1651 464 1660 454 1669 443 1677 432 1684 419 1689 405 1694 390 1682 390 1655 391 1630 392 1617 392 1591 400 1562 407 1547 410 1534 416 1521 421 1509 427 1501 434 1491 440 1480 444 1471 448 1460 451 1448 453 1436 454 1426 454 1414 454 1402 452 1392 451 1380 448 1369 444 1359 440 1349 436 1339 431 1339 424 1341 418 1344 412 1348 408 1355 399 1362 390 1356 384 1351 377 1344 371 1336 368 1330 354 1318 339 1316 335 1315 331 1314 327 1314 324 1314 320 1316 316 1319 313 1324 310 1342 307 1360 303 1368 300 1377 300 1387 301 1397 304 1398 298 1398 293 1398 289 1396 283 1392 274 1387 264 1385 260 1383 255 1382 250 1382 246 1383 243 1385 239 1388 234 1394 231 1403 232 1413 233 1423 236 1431 240 1441 244 1449 249 1458 255 1465 261 1481 275 1494 291 1506 307 1515 323 1533 321 1546 322 1559 323 1571 325 1583 328 1594 330 1608 331 1623 332 1620 324 1613 304 1605 284 1601 275 1605 266 1607 256 1609 245 1613 234 1614 230 1616 226 1619 221 1622 217 1625 214 1631 212 1636 210 1642 209 1647 213 1649 217 1650 223 1651 228 1650 240 1649 250 1653 261 1659 271 1664 280 1670 290 1679 297 1687 305 1697 311 1707 316 1723 316 1742 317 1750 317 1759 316 1763 314 1767 313 1771 310 1774 307 1764 301 1756 296 1747 291 1739 284 1731 277 1724 269 1717 262 1712 253 1707 245 1701 236 1697 228 1694 218 1691 209 1689 198 1688 187 1687 178 1687 168 1688 163 1691 160 1692 160 1694 161 1696 164 1698 168 1699 172 1700 178 1701 182 1701 185 1701 188 1699 189 1697 187 1693 184 1687 178 Z M 385 3318 L 375 3319 352 3320 318 3322 278 3324 239 3326 204 3327 180 3329 171 3329 157 3321 144 3312 145 3305 146 3295 147 3286 150 3275 154 3266 160 3259 163 3256 166 3254 170 3253 175 3253 184 3253 208 3250 241 3249 280 3247 319 3245 352 3244 376 3243 385 3242 393 3244 399 3247 403 3251 406 3256 407 3261 408 3267 407 3274 405 3279 401 3292 394 3304 389 3312 385 3318 Z M 511 1528 L 514 1523 516 1518 518 1511 520 1506 523 1494 523 1483 520 1457 516 1433 515 1421 514 1410 514 1398 516 1388 517 1383 519 1378 523 1374 526 1369 530 1365 534 1361 540 1358 546 1353 561 1355 577 1353 592 1352 608 1351 624 1350 642 1349 660 1349 680 1351 687 1353 692 1358 696 1363 698 1368 699 1376 699 1384 698 1393 696 1403 691 1422 687 1443 685 1455 684 1465 684 1476 684 1486 685 1494 687 1502 690 1509 694 1516 699 1523 704 1528 710 1535 718 1540 725 1545 733 1551 742 1555 751 1559 771 1567 793 1573 798 1570 802 1567 807 1563 811 1558 820 1547 828 1535 836 1523 845 1515 849 1510 854 1508 857 1506 861 1506 871 1525 877 1544 880 1554 882 1565 883 1575 883 1585 868 1598 836 1626 803 1652 788 1665 776 1653 762 1640 747 1629 731 1618 714 1606 697 1597 678 1586 659 1576 641 1568 622 1559 603 1552 583 1545 564 1540 546 1535 528 1532 511 1528 Z M 624 1480 L 627 1477 630 1473 633 1468 635 1462 638 1449 640 1437 642 1414 642 1405 631 1405 610 1407 588 1408 578 1408 575 1416 573 1425 572 1432 572 1440 572 1453 573 1457 577 1464 582 1472 589 1476 596 1480 604 1483 611 1484 619 1483 624 1480 Z M 1055 1283 L 1049 1288 1042 1292 1035 1294 1028 1296 1020 1297 1012 1297 1003 1296 994 1294 976 1288 957 1280 938 1269 918 1257 877 1231 836 1202 816 1188 797 1175 778 1164 761 1153 756 1155 753 1157 749 1160 745 1165 737 1174 732 1186 729 1192 726 1198 725 1204 724 1209 725 1215 726 1219 729 1222 731 1225 747 1234 763 1244 779 1254 794 1266 825 1290 855 1315 870 1326 883 1335 898 1344 912 1350 920 1352 926 1353 934 1355 941 1355 947 1355 955 1352 961 1350 968 1347 973 1359 976 1369 977 1379 977 1389 976 1396 973 1404 970 1411 966 1416 960 1423 954 1427 946 1431 939 1436 930 1439 922 1442 912 1444 903 1446 899 1444 895 1441 891 1437 887 1432 882 1427 879 1422 876 1416 874 1411 866 1406 846 1393 817 1374 783 1352 750 1331 721 1312 701 1299 692 1294 682 1295 657 1297 634 1299 622 1300 621 1286 617 1271 611 1256 608 1241 606 1234 606 1226 606 1220 607 1214 610 1207 614 1202 621 1197 628 1192 642 1193 654 1193 659 1192 662 1190 667 1188 670 1186 675 1181 678 1174 681 1167 682 1157 683 1139 683 1119 684 1109 685 1100 687 1091 691 1082 699 1081 705 1080 710 1078 716 1076 725 1070 735 1063 745 1057 754 1050 760 1048 765 1045 771 1044 779 1042 785 1050 798 1069 812 1087 818 1095 839 1114 861 1133 883 1150 907 1166 930 1181 954 1194 977 1207 1000 1219 1004 1219 1007 1218 1012 1217 1015 1215 1021 1210 1028 1204 1033 1199 1040 1194 1044 1193 1048 1192 1052 1192 1056 1192 1056 1200 1057 1206 1059 1213 1060 1218 1064 1229 1068 1239 1069 1245 1070 1249 1071 1254 1070 1260 1068 1265 1066 1270 1062 1277 1055 1283 Z M 231 3899 L 230 3905 231 3910 233 3915 236 3918 241 3923 245 3926 250 3928 257 3930 271 3932 284 3933 299 3931 314 3928 321 3926 326 3923 331 3919 337 3916 340 3912 343 3908 344 3902 345 3897 344 3892 342 3885 338 3879 334 3871 326 3865 317 3856 306 3849 293 3840 289 3851 283 3861 277 3868 270 3875 254 3886 231 3899 Z M 279 2286 L 292 2287 321 2289 350 2290 363 2291 359 2275 355 2260 350 2248 345 2236 340 2226 336 2218 330 2211 325 2206 321 2202 315 2198 310 2196 306 2195 302 2195 296 2196 292 2198 288 2201 284 2205 281 2208 277 2213 275 2218 271 2228 267 2241 266 2246 266 2253 267 2259 268 2265 270 2271 273 2276 275 2282 279 2286 Z M 347 2125 L 356 2137 365 2150 373 2166 381 2183 397 2218 415 2251 423 2266 434 2278 439 2285 445 2289 451 2293 457 2297 464 2300 470 2302 478 2302 485 2302 493 2301 501 2298 510 2294 519 2289 524 2287 527 2283 530 2277 532 2272 536 2258 540 2243 542 2236 544 2229 546 2224 549 2219 552 2215 557 2213 562 2212 568 2213 573 2226 582 2255 592 2283 596 2297 587 2312 565 2344 543 2377 533 2392 499 2380 466 2369 448 2364 431 2360 414 2356 396 2353 393 2352 388 2351 382 2350 379 2350 361 2344 343 2338 325 2335 306 2333 267 2331 227 2331 226 2312 224 2293 223 2275 219 2258 215 2241 210 2225 203 2208 195 2192 201 2183 209 2177 216 2171 225 2164 234 2159 244 2155 254 2150 264 2146 307 2134 347 2125 Z M 520 2597 L 510 2611 486 2642 464 2672 453 2686 435 2679 416 2671 397 2665 377 2658 336 2650 295 2642 254 2636 212 2631 172 2624 134 2617 120 2618 106 2618 92 2616 79 2612 73 2585 70 2562 70 2552 71 2540 72 2528 75 2516 87 2522 98 2526 107 2528 117 2529 135 2531 154 2533 149 2512 140 2484 138 2477 137 2469 136 2462 136 2454 137 2448 139 2442 142 2435 147 2430 154 2422 169 2405 184 2389 192 2382 209 2389 227 2397 244 2403 261 2409 296 2418 331 2425 367 2431 403 2436 440 2443 479 2449 479 2460 480 2470 483 2480 487 2490 497 2509 508 2526 513 2534 517 2543 521 2552 524 2560 526 2570 526 2578 524 2588 520 2597 Z M 208 2494 L 201 2499 196 2505 192 2509 189 2514 189 2518 191 2523 194 2527 197 2531 202 2534 209 2539 216 2542 224 2545 243 2552 264 2558 311 2569 359 2577 403 2586 435 2593 437 2592 439 2590 440 2588 440 2584 440 2574 440 2563 437 2541 437 2525 408 2517 375 2510 341 2501 306 2494 290 2491 274 2489 259 2486 245 2485 233 2485 223 2488 218 2489 214 2490 211 2492 208 2494 Z M 402 2874 L 366 2866 328 2860 291 2855 255 2849 217 2846 180 2842 142 2839 104 2835 96 2841 87 2846 83 2848 77 2850 72 2851 66 2851 62 2835 60 2820 59 2807 59 2794 58 2768 55 2736 102 2745 146 2753 188 2761 231 2768 273 2775 317 2779 361 2782 409 2783 415 2773 426 2754 438 2735 444 2725 453 2730 462 2735 469 2740 475 2747 480 2754 485 2763 489 2771 495 2782 479 2814 461 2850 455 2858 449 2865 444 2871 436 2875 429 2878 421 2878 413 2877 402 2874 Z M 434 3105 L 400 3100 362 3096 324 3092 284 3091 264 3091 244 3091 225 3094 205 3096 186 3099 168 3103 151 3108 134 3115 133 3105 131 3096 126 3087 122 3078 112 3059 99 3042 86 3024 74 3006 70 2996 66 2988 62 2978 61 2969 67 2969 73 2968 79 2967 85 2964 96 2958 107 2950 128 2930 148 2911 157 2903 167 2895 172 2893 178 2891 182 2889 187 2889 193 2889 198 2890 203 2892 210 2894 215 2898 221 2904 227 2910 233 2919 244 2924 254 2931 263 2940 272 2948 289 2968 307 2986 315 2995 324 3003 333 3010 342 3017 353 3021 363 3024 369 3024 374 3024 381 3024 387 3023 390 3019 393 3014 396 3008 398 3002 401 2989 403 2975 405 2961 407 2947 409 2941 413 2935 416 2929 419 2924 430 2936 453 2961 478 2986 488 2998 475 3025 461 3053 448 3079 434 3105 Z M 201 2951 L 195 2950 188 2951 182 2952 176 2954 170 2957 164 2961 159 2966 153 2971 149 2976 145 2983 141 2988 138 2994 136 3001 135 3006 134 3012 135 3018 138 3025 144 3032 149 3036 156 3040 164 3042 172 3044 182 3044 191 3044 200 3044 210 3042 219 3040 228 3038 236 3035 244 3032 250 3027 256 3023 250 3019 244 3011 236 3001 228 2990 213 2968 201 2951 Z N"/>
            </draw:custom-shape>
            <draw:custom-shape draw:style-name="Mgr6" draw:text-style-name="MP5" draw:layer="backgroundobjects" svg:width="0.051cm" svg:height="0.069cm" svg:x="3.023cm" svg:y="2.324cm">
              <text:p/>
              <draw:enhanced-geometry svg:viewBox="0 0 75 99" draw:type="non-primitive" draw:enhanced-path="M 18 11 L 16 18 10 36 3 53 0 61 26 81 42 93 47 96 51 98 54 99 57 99 59 97 60 93 62 92 63 89 66 88 70 88 73 85 74 81 75 76 75 70 75 59 74 45 69 20 64 2 58 0 52 0 47 0 42 1 31 5 18 11 Z N"/>
            </draw:custom-shape>
            <draw:custom-shape draw:style-name="Mgr6" draw:text-style-name="MP5" draw:layer="backgroundobjects" svg:width="0.028cm" svg:height="0.008cm" svg:x="5.965cm" svg:y="4.842cm">
              <text:p/>
              <draw:enhanced-geometry svg:viewBox="0 0 39 20" draw:type="non-primitive" draw:enhanced-path="M 10 19 L 4 16 0 13 1 10 4 6 10 4 16 3 29 0 39 0 37 6 32 11 27 15 23 17 17 19 13 20 11 20 10 19 Z N"/>
            </draw:custom-shape>
            <draw:custom-shape draw:style-name="Mgr6" draw:text-style-name="MP5" draw:layer="backgroundobjects" svg:width="0.017cm" svg:height="0.009cm" svg:x="5.731cm" svg:y="4.71cm">
              <text:p/>
              <draw:enhanced-geometry svg:viewBox="0 0 31 12" draw:type="non-primitive" draw:enhanced-path="M 31 12 L 15 9 0 6 9 4 21 0 25 1 29 3 30 5 31 7 31 9 31 12 Z N"/>
            </draw:custom-shape>
            <draw:custom-shape draw:style-name="Mgr6" draw:text-style-name="MP5" draw:layer="backgroundobjects" svg:width="0.008cm" svg:height="0.026cm" svg:x="5.723cm" svg:y="4.727cm">
              <text:p/>
              <draw:enhanced-geometry svg:viewBox="0 0 13 38" draw:type="non-primitive" draw:enhanced-path="M 13 38 L 0 0 13 0 13 38 Z N"/>
            </draw:custom-shape>
            <draw:custom-shape draw:style-name="Mgr6" draw:text-style-name="MP5" draw:layer="backgroundobjects" svg:width="0.043cm" svg:height="0.07cm" svg:x="5.705cm" svg:y="4.753cm">
              <text:p/>
              <draw:enhanced-geometry svg:viewBox="0 0 60 105" draw:type="non-primitive" draw:enhanced-path="M 41 104 L 35 96 21 80 6 64 0 58 3 48 9 29 16 9 19 0 21 7 25 14 29 21 34 28 43 41 53 54 56 60 59 66 60 73 60 79 59 86 55 92 50 98 41 105 41 104 Z N"/>
            </draw:custom-shape>
            <draw:custom-shape draw:style-name="Mgr6" draw:text-style-name="MP5" draw:layer="backgroundobjects" svg:width="0.018cm" svg:height="0.043cm" svg:x="5.748cm" svg:y="4.798cm">
              <text:p/>
              <draw:enhanced-geometry svg:viewBox="0 0 20 63" draw:type="non-primitive" draw:enhanced-path="M 16 50 L 8 57 0 63 4 59 7 52 10 45 12 36 15 27 15 18 15 9 12 0 17 4 19 10 20 16 20 23 19 37 16 50 Z N"/>
            </draw:custom-shape>
            <draw:custom-shape draw:style-name="Mgr6" draw:text-style-name="MP5" draw:layer="backgroundobjects" svg:width="0.035cm" svg:height="0.015cm" svg:x="5.583cm" svg:y="4.798cm">
              <text:p/>
              <draw:enhanced-geometry svg:viewBox="0 0 48 29" draw:type="non-primitive" draw:enhanced-path="M 48 0 L 48 6 47 9 45 12 43 14 37 17 30 19 22 22 14 23 6 26 0 29 10 19 20 9 27 6 33 2 40 0 48 0 Z N"/>
            </draw:custom-shape>
            <draw:custom-shape draw:style-name="Mgr6" draw:text-style-name="MP5" draw:layer="backgroundobjects" svg:width="0.059cm" svg:height="0.122cm" svg:x="5.671cm" svg:y="4.806cm">
              <text:p/>
              <draw:enhanced-geometry svg:viewBox="0 0 89 191" draw:type="non-primitive" draw:enhanced-path="M 89 57 L 85 62 82 66 79 71 77 76 74 81 73 86 72 92 72 97 72 102 73 108 74 113 77 118 79 123 82 128 85 132 89 136 81 145 65 163 49 182 41 191 49 176 62 154 64 147 65 142 65 135 64 130 61 126 55 121 48 117 38 114 39 105 42 97 47 88 51 81 55 72 57 64 58 60 58 55 58 50 56 45 42 36 30 28 22 23 15 21 7 19 0 19 1 16 3 13 7 11 11 9 17 8 22 6 28 4 32 0 40 5 49 11 57 17 65 23 71 32 78 39 84 48 89 57 Z N"/>
            </draw:custom-shape>
            <draw:custom-shape draw:style-name="Mgr6" draw:text-style-name="MP5" draw:layer="backgroundobjects" svg:width="0.017cm" svg:height="0.018cm" svg:x="5.557cm" svg:y="4.824cm">
              <text:p/>
              <draw:enhanced-geometry svg:viewBox="0 0 22 26" draw:type="non-primitive" draw:enhanced-path="M 22 0 L 22 4 19 7 16 10 13 13 7 20 2 26 1 21 0 16 1 11 3 7 7 4 11 2 16 0 22 0 Z N"/>
            </draw:custom-shape>
            <draw:custom-shape draw:style-name="Mgr6" draw:text-style-name="MP5" draw:layer="backgroundobjects" svg:width="0.069cm" svg:height="0.086cm" svg:x="5.618cm" svg:y="4.832cm">
              <text:p/>
              <draw:enhanced-geometry svg:viewBox="0 0 102 127" draw:type="non-primitive" draw:enhanced-path="M 102 0 L 94 2 85 5 77 8 69 12 62 17 55 23 53 28 51 32 49 36 48 41 51 50 53 57 53 64 53 70 52 76 49 81 47 86 43 91 24 108 6 127 3 127 0 127 8 117 19 107 23 100 28 94 29 91 29 87 29 83 29 79 24 77 20 75 18 71 16 67 15 64 14 60 14 54 14 50 16 40 19 32 23 24 29 18 36 14 45 9 53 7 63 5 82 3 102 0 Z N"/>
            </draw:custom-shape>
            <draw:custom-shape draw:style-name="Mgr6" draw:text-style-name="MP5" draw:layer="backgroundobjects" svg:width="0.051cm" svg:height="0.078cm" svg:x="5.636cm" svg:y="4.858cm">
              <text:p/>
              <draw:enhanced-geometry svg:viewBox="0 0 84 122" draw:type="non-primitive" draw:enhanced-path="M 73 0 L 69 5 66 12 64 20 64 28 64 37 66 46 69 53 73 59 78 63 81 66 83 68 84 71 84 73 84 77 82 79 81 82 77 86 71 91 68 96 67 101 61 100 55 100 51 101 46 103 37 109 30 114 22 118 15 121 11 122 7 121 3 120 0 117 2 112 6 106 11 102 17 97 30 87 41 77 47 71 52 66 55 59 57 54 58 47 58 40 55 33 51 24 53 22 55 18 56 14 58 8 59 5 63 2 65 1 67 0 70 0 73 0 Z N"/>
            </draw:custom-shape>
            <draw:custom-shape draw:style-name="Mgr6" draw:text-style-name="MP5" draw:layer="backgroundobjects" svg:width="0.077cm" svg:height="0.06cm" svg:x="4.608cm" svg:y="4.858cm">
              <text:p/>
              <draw:enhanced-geometry svg:viewBox="0 0 121 96" draw:type="non-primitive" draw:enhanced-path="M 0 95 L 4 80 8 65 13 50 21 36 25 30 29 24 34 18 40 13 46 9 53 5 60 2 68 0 63 8 61 15 60 21 61 28 64 33 68 38 72 44 77 48 90 57 102 65 108 69 113 74 118 78 121 82 107 89 92 92 77 95 61 96 31 95 0 95 Z N"/>
            </draw:custom-shape>
            <draw:custom-shape draw:style-name="Mgr6" draw:text-style-name="MP5" draw:layer="backgroundobjects" svg:width="0.07cm" svg:height="0.043cm" svg:x="4.86cm" svg:y="4.867cm">
              <text:p/>
              <draw:enhanced-geometry svg:viewBox="0 0 101 67" draw:type="non-primitive" draw:enhanced-path="M 101 0 L 91 6 80 14 68 24 55 34 41 45 27 54 21 59 13 62 6 65 0 67 11 59 23 49 35 37 47 26 59 17 72 8 79 5 86 3 94 1 101 1 101 0 Z N"/>
            </draw:custom-shape>
            <draw:custom-shape draw:style-name="Mgr6" draw:text-style-name="MP5" draw:layer="backgroundobjects" svg:width="0.191cm" svg:height="0.138cm" svg:x="4.844cm" svg:y="4.867cm">
              <text:p/>
              <draw:enhanced-geometry svg:viewBox="0 0 282 201" draw:type="non-primitive" draw:enhanced-path="M 275 118 L 270 122 266 125 261 128 256 130 246 133 235 136 212 137 189 137 180 146 172 155 161 162 150 169 128 182 105 194 108 187 111 180 115 175 120 170 133 161 146 153 152 149 158 145 163 141 167 137 169 131 172 126 172 120 169 112 151 126 111 156 70 187 51 201 52 195 54 190 57 186 62 180 71 171 83 161 110 142 134 122 137 116 142 113 149 109 156 106 158 104 161 100 163 98 164 95 165 92 164 89 163 84 160 80 152 83 137 93 122 101 115 105 113 100 112 96 112 92 114 89 120 81 128 74 131 70 134 67 136 64 139 60 139 57 136 52 133 49 128 45 110 58 94 70 79 84 64 98 50 112 35 126 18 139 0 149 6 140 13 129 19 120 26 110 41 93 58 77 77 62 95 48 113 35 131 22 155 48 178 76 200 105 221 133 224 132 226 130 228 128 230 125 230 122 231 118 230 115 230 112 229 108 229 104 228 100 226 96 221 89 214 80 199 64 184 49 178 42 173 35 171 31 169 28 168 25 168 21 169 18 171 16 173 13 176 10 180 7 184 5 191 3 198 0 211 1 224 4 235 10 246 16 255 23 263 33 270 43 275 54 277 62 279 70 281 78 282 86 282 95 281 102 278 111 275 118 Z N"/>
            </draw:custom-shape>
            <draw:custom-shape draw:style-name="Mgr6" draw:text-style-name="MP5" draw:layer="backgroundobjects" svg:width="0.061cm" svg:height="0.086cm" svg:x="5.932cm" svg:y="4.867cm">
              <text:p/>
              <draw:enhanced-geometry svg:viewBox="0 0 86 133" draw:type="non-primitive" draw:enhanced-path="M 86 0 L 79 6 72 14 67 21 64 30 57 49 52 68 50 78 47 88 42 97 38 107 33 114 25 122 17 128 6 133 2 122 0 110 0 99 1 90 5 81 10 73 16 65 23 58 40 44 57 30 66 23 73 16 80 9 86 0 Z N"/>
            </draw:custom-shape>
            <draw:custom-shape draw:style-name="Mgr6" draw:text-style-name="MP5" draw:layer="backgroundobjects" svg:width="0.033cm" svg:height="0.07cm" svg:x="4.295cm" svg:y="4.858cm">
              <text:p/>
              <draw:enhanced-geometry svg:viewBox="0 0 53 100" draw:type="non-primitive" draw:enhanced-path="M 53 100 L 40 99 28 98 14 97 0 96 0 81 0 48 0 15 0 0 8 15 26 50 44 84 53 100 Z N"/>
            </draw:custom-shape>
            <draw:custom-shape draw:style-name="Mgr6" draw:text-style-name="MP5" draw:layer="backgroundobjects" svg:width="0.053cm" svg:height="0.051cm" svg:x="4.494cm" svg:y="4.893cm">
              <text:p/>
              <draw:enhanced-geometry svg:viewBox="0 0 82 83" draw:type="non-primitive" draw:enhanced-path="M 82 0 L 80 8 76 14 73 19 67 25 58 35 46 45 34 55 21 63 10 73 0 83 14 55 29 26 33 21 38 14 44 10 50 6 57 2 64 0 73 0 82 0 Z N"/>
            </draw:custom-shape>
            <draw:custom-shape draw:style-name="Mgr6" draw:text-style-name="MP5" draw:layer="backgroundobjects" svg:width="0.14cm" svg:height="0.034cm" svg:x="3.71cm" svg:y="4.824cm">
              <text:p/>
              <draw:enhanced-geometry svg:viewBox="0 0 201 60" draw:type="non-primitive" draw:enhanced-path="M 201 35 L 185 39 148 48 112 56 96 60 81 51 48 32 15 11 0 3 25 2 50 1 76 0 101 0 114 1 128 2 141 5 153 8 166 12 177 19 190 26 201 35 Z N"/>
            </draw:custom-shape>
            <draw:custom-shape draw:style-name="Mgr6" draw:text-style-name="MP5" draw:layer="backgroundobjects" svg:width="0.088cm" svg:height="0.027cm" svg:x="3.84cm" svg:y="4.815cm">
              <text:p/>
              <draw:enhanced-geometry svg:viewBox="0 0 137 32" draw:type="non-primitive" draw:enhanced-path="M 137 8 L 121 13 104 20 86 26 67 30 58 31 49 32 39 31 31 29 22 27 15 22 7 15 0 8 7 5 15 4 23 1 32 1 49 0 67 1 103 6 137 8 Z N"/>
            </draw:custom-shape>
            <draw:custom-shape draw:style-name="Mgr6" draw:text-style-name="MP5" draw:layer="backgroundobjects" svg:width="0.061cm" svg:height="0.053cm" svg:x="3.702cm" svg:y="4.832cm">
              <text:p/>
              <draw:enhanced-geometry svg:viewBox="0 0 93 79" draw:type="non-primitive" draw:enhanced-path="M 3 79 L 3 68 2 40 1 13 0 0 22 14 46 26 58 32 70 40 81 46 93 55 70 59 48 67 25 73 3 79 Z N"/>
            </draw:custom-shape>
            <draw:custom-shape draw:style-name="Mgr6" draw:text-style-name="MP5" draw:layer="backgroundobjects" svg:width="0.051cm" svg:height="0.043cm" svg:x="3.886cm" svg:y="4.842cm">
              <text:p/>
              <draw:enhanced-geometry svg:viewBox="0 0 81 66" draw:type="non-primitive" draw:enhanced-path="M 77 0 L 74 3 72 8 71 12 71 17 73 26 76 35 79 45 81 53 81 58 80 61 79 64 77 66 65 59 39 43 12 27 0 19 16 14 35 9 56 3 77 0 Z N"/>
            </draw:custom-shape>
            <draw:custom-shape draw:style-name="Mgr6" draw:text-style-name="MP5" draw:layer="backgroundobjects" svg:width="0.123cm" svg:height="0.052cm" svg:x="3.797cm" svg:y="4.858cm">
              <text:p/>
              <draw:enhanced-geometry svg:viewBox="0 0 188 79" draw:type="non-primitive" draw:enhanced-path="M 185 51 L 180 55 175 58 169 60 163 63 152 66 139 68 126 70 114 72 102 74 93 79 78 71 46 53 14 36 0 27 14 23 46 14 78 4 93 0 116 9 141 20 154 26 165 33 177 41 188 50 185 51 Z N"/>
            </draw:custom-shape>
            <draw:custom-shape draw:style-name="Mgr6" draw:text-style-name="MP5" draw:layer="backgroundobjects" svg:width="0.13cm" svg:height="0.053cm" svg:x="3.71cm" svg:y="4.875cm">
              <text:p/>
              <draw:enhanced-geometry svg:viewBox="0 0 185 82" draw:type="non-primitive" draw:enhanced-path="M 90 82 L 78 73 67 67 56 61 44 55 32 49 21 42 11 35 0 27 14 23 45 14 76 4 90 0 114 11 139 22 151 28 161 35 173 43 185 53 160 58 137 66 112 74 90 82 Z N"/>
            </draw:custom-shape>
            <draw:custom-shape draw:style-name="Mgr6" draw:text-style-name="MP5" draw:layer="backgroundobjects" svg:width="0.051cm" svg:height="0.043cm" svg:x="3.702cm" svg:y="4.901cm">
              <text:p/>
              <draw:enhanced-geometry svg:viewBox="0 0 80 70" draw:type="non-primitive" draw:enhanced-path="M 80 48 L 72 52 63 57 53 60 43 63 22 67 0 70 1 59 2 35 3 11 3 0 15 8 41 24 68 41 80 48 Z N"/>
            </draw:custom-shape>
            <draw:custom-shape draw:style-name="Mgr6" draw:text-style-name="MP5" draw:layer="backgroundobjects" svg:width="0.06cm" svg:height="0.052cm" svg:x="3.877cm" svg:y="4.901cm">
              <text:p/>
              <draw:enhanced-geometry svg:viewBox="0 0 97 78" draw:type="non-primitive" draw:enhanced-path="M 93 78 L 80 73 69 68 57 60 45 53 24 38 0 25 9 18 20 12 31 8 44 4 57 1 71 0 84 0 97 2 95 14 94 41 93 66 93 78 Z N"/>
            </draw:custom-shape>
            <draw:custom-shape draw:style-name="Mgr6" draw:text-style-name="MP5" draw:layer="backgroundobjects" svg:width="0.262cm" svg:height="0.051cm" svg:x="4.581cm" svg:y="4.928cm">
              <text:p/>
              <draw:enhanced-geometry svg:viewBox="0 0 395 87" draw:type="non-primitive" draw:enhanced-path="M 373 37 L 363 43 352 49 341 56 331 60 308 70 285 76 260 81 236 85 211 87 187 87 162 86 136 84 113 79 88 75 65 70 43 63 20 56 0 48 11 38 21 28 57 36 97 42 138 47 179 51 201 52 221 52 241 52 262 51 282 49 302 47 321 44 340 40 345 39 348 37 351 33 355 30 362 23 367 15 373 8 380 3 384 1 387 0 391 1 395 4 392 9 384 21 377 31 373 37 Z N"/>
            </draw:custom-shape>
            <draw:custom-shape draw:style-name="Mgr6" draw:text-style-name="MP5" draw:layer="backgroundobjects" svg:width="0.061cm" svg:height="0.061cm" svg:x="4.852cm" svg:y="4.937cm">
              <text:p/>
              <draw:enhanced-geometry svg:viewBox="0 0 93 86" draw:type="non-primitive" draw:enhanced-path="M 0 86 L 1 79 2 74 5 68 8 62 17 51 27 39 53 19 77 0 85 7 93 13 78 24 47 50 15 74 0 86 Z N"/>
            </draw:custom-shape>
            <draw:custom-shape draw:style-name="Mgr6" draw:text-style-name="MP5" draw:layer="backgroundobjects" svg:width="0.191cm" svg:height="0.173cm" svg:x="5.94cm" svg:y="4.962cm">
              <text:p/>
              <draw:enhanced-geometry svg:viewBox="0 0 284 260" draw:type="non-primitive" draw:enhanced-path="M 9 260 L 5 257 0 254 12 239 23 225 36 212 51 199 65 188 81 176 97 165 113 155 146 134 179 114 195 103 211 93 227 81 242 70 249 59 263 35 277 11 284 0 275 26 267 50 258 75 249 99 238 123 227 146 214 169 202 191 177 199 154 209 129 217 105 225 81 234 56 242 33 251 9 260 Z N"/>
            </draw:custom-shape>
            <draw:custom-shape draw:style-name="Mgr6" draw:text-style-name="MP5" draw:layer="backgroundobjects" svg:width="0.093cm" svg:height="0.028cm" svg:x="4.74cm" svg:y="5.005cm">
              <text:p/>
              <draw:enhanced-geometry svg:viewBox="0 0 149 38" draw:type="non-primitive" draw:enhanced-path="M 149 12 L 141 18 131 23 121 28 111 32 88 36 65 38 56 37 47 35 39 32 31 29 15 21 0 14 9 16 19 16 29 16 37 15 55 10 73 5 83 3 92 1 101 0 111 0 120 1 130 3 140 6 149 12 Z N"/>
            </draw:custom-shape>
            <draw:custom-shape draw:style-name="Mgr6" draw:text-style-name="MP5" draw:layer="backgroundobjects" svg:width="0.123cm" svg:height="0.053cm" svg:x="3.797cm" svg:y="4.918cm">
              <text:p/>
              <draw:enhanced-geometry svg:viewBox="0 0 181 79" draw:type="non-primitive" draw:enhanced-path="M 181 57 L 165 60 132 68 98 76 82 79 69 72 40 56 13 40 0 32 1 27 3 22 5 20 9 17 18 14 29 12 40 11 51 9 56 8 61 5 66 3 69 0 86 3 101 8 115 13 129 19 142 27 156 35 168 46 181 57 Z N"/>
            </draw:custom-shape>
            <draw:custom-shape draw:style-name="Mgr6" draw:text-style-name="MP5" draw:layer="backgroundobjects" svg:width="0.122cm" svg:height="0.053cm" svg:x="3.71cm" svg:y="4.945cm">
              <text:p/>
              <draw:enhanced-geometry svg:viewBox="0 0 180 75" draw:type="non-primitive" draw:enhanced-path="M 180 57 L 168 63 156 67 144 70 132 74 120 75 109 75 98 74 86 73 75 69 65 66 54 62 42 57 32 50 21 44 10 36 0 28 8 22 17 17 27 14 39 12 50 10 62 6 72 3 83 0 97 4 122 16 137 24 152 33 167 44 180 57 Z N"/>
            </draw:custom-shape>
            <draw:custom-shape draw:style-name="Mgr6" draw:text-style-name="MP5" draw:layer="backgroundobjects" svg:width="0.068cm" svg:height="0.051cm" svg:x="3.877cm" svg:y="4.972cm">
              <text:p/>
              <draw:enhanced-geometry svg:viewBox="0 0 111 73" draw:type="non-primitive" draw:enhanced-path="M 99 60 L 94 67 90 73 76 66 45 49 14 33 0 25 11 19 30 11 41 7 52 4 64 2 75 0 85 0 94 2 98 3 103 5 105 7 108 10 109 13 110 18 111 23 110 29 109 36 107 43 104 51 99 60 Z N"/>
            </draw:custom-shape>
            <draw:custom-shape draw:style-name="Mgr6" draw:text-style-name="MP5" draw:layer="backgroundobjects" svg:width="0.043cm" svg:height="0.043cm" svg:x="3.702cm" svg:y="4.972cm">
              <text:p/>
              <draw:enhanced-geometry svg:viewBox="0 0 72 61" draw:type="non-primitive" draw:enhanced-path="M 72 38 L 70 42 68 46 66 48 63 50 55 53 47 55 29 57 11 61 7 57 4 55 2 52 1 49 0 41 1 34 3 25 4 17 4 13 4 8 3 4 2 0 13 6 37 19 62 33 72 38 Z N"/>
            </draw:custom-shape>
            <draw:custom-shape draw:style-name="Mgr6" draw:text-style-name="MP5" draw:layer="backgroundobjects" svg:width="0.123cm" svg:height="0.051cm" svg:x="3.789cm" svg:y="4.99cm">
              <text:p/>
              <draw:enhanced-geometry svg:viewBox="0 0 181 79" draw:type="non-primitive" draw:enhanced-path="M 181 55 L 170 60 159 64 146 67 134 71 107 75 79 79 67 73 40 56 12 40 0 32 14 27 44 16 75 4 89 0 110 11 140 27 155 35 168 43 176 49 181 55 Z N"/>
            </draw:custom-shape>
            <draw:custom-shape draw:style-name="Mgr6" draw:text-style-name="MP5" draw:layer="backgroundobjects" svg:width="0.114cm" svg:height="0.043cm" svg:x="3.71cm" svg:y="5.015cm">
              <text:p/>
              <draw:enhanced-geometry svg:viewBox="0 0 166 71" draw:type="non-primitive" draw:enhanced-path="M 166 52 L 153 55 123 62 93 68 80 71 56 59 34 48 23 40 14 33 9 28 6 24 3 19 0 15 12 8 23 4 35 2 47 0 59 0 70 0 81 2 93 5 103 8 114 12 124 18 133 24 143 31 151 37 159 44 166 52 Z N"/>
            </draw:custom-shape>
            <draw:custom-shape draw:style-name="Mgr6" draw:text-style-name="MP5" draw:layer="backgroundobjects" svg:width="0.068cm" svg:height="0.035cm" svg:x="3.869cm" svg:y="5.042cm">
              <text:p/>
              <draw:enhanced-geometry svg:viewBox="0 0 105 60" draw:type="non-primitive" draw:enhanced-path="M 103 0 L 104 3 105 7 105 12 105 16 103 23 98 31 89 46 80 60 75 60 70 60 64 58 59 57 49 53 39 48 19 36 0 24 6 20 11 18 16 15 23 13 35 9 49 7 77 4 103 0 Z N"/>
            </draw:custom-shape>
            <draw:custom-shape draw:style-name="Mgr6" draw:text-style-name="MP5" draw:layer="backgroundobjects" svg:width="0.165cm" svg:height="0.06cm" svg:x="5.557cm" svg:y="4.945cm">
              <text:p/>
              <draw:enhanced-geometry svg:viewBox="0 0 247 95" draw:type="non-primitive" draw:enhanced-path="M 245 54 L 247 57 247 60 247 63 246 66 244 71 240 76 236 80 232 85 230 87 230 90 229 92 229 95 215 91 200 88 185 86 169 85 137 82 105 81 89 79 74 77 59 73 46 66 39 63 33 59 26 55 21 49 15 44 9 37 5 30 0 22 16 30 32 37 50 43 68 47 87 50 106 51 116 51 126 50 134 49 144 47 148 43 153 38 144 32 121 18 99 6 89 0 133 6 175 10 184 12 194 15 204 18 212 23 221 29 229 35 238 44 245 54 Z N"/>
            </draw:custom-shape>
            <draw:custom-shape draw:style-name="Mgr6" draw:text-style-name="MP5" draw:layer="backgroundobjects" svg:width="0.06cm" svg:height="0.07cm" svg:x="5.923cm" svg:y="4.945cm">
              <text:p/>
              <draw:enhanced-geometry svg:viewBox="0 0 92 95" draw:type="non-primitive" draw:enhanced-path="M 92 19 L 79 29 49 54 20 78 6 89 8 90 12 92 12 93 12 95 6 95 0 95 0 88 2 82 4 75 7 69 17 57 27 45 40 34 52 23 57 18 63 12 67 6 70 0 77 3 85 6 87 8 90 11 91 14 92 19 Z N"/>
            </draw:custom-shape>
            <draw:custom-shape draw:style-name="Mgr6" draw:text-style-name="MP5" draw:layer="backgroundobjects" svg:width="0.069cm" svg:height="0.061cm" svg:x="5.932cm" svg:y="4.972cm">
              <text:p/>
              <draw:enhanced-geometry svg:viewBox="0 0 105 91" draw:type="non-primitive" draw:enhanced-path="M 105 0 L 94 13 82 26 69 40 56 53 42 65 28 75 15 85 0 91 10 77 22 63 36 49 50 35 65 23 79 12 92 5 105 0 Z N"/>
            </draw:custom-shape>
            <draw:custom-shape draw:style-name="Mgr6" draw:text-style-name="MP5" draw:layer="backgroundobjects" svg:width="0.157cm" svg:height="0.113cm" svg:x="5.731cm" svg:y="4.972cm">
              <text:p/>
              <draw:enhanced-geometry svg:viewBox="0 0 235 162" draw:type="non-primitive" draw:enhanced-path="M 235 61 L 232 69 226 87 219 106 217 114 209 112 186 105 154 95 118 84 82 74 50 63 27 57 19 54 15 58 12 61 23 69 34 77 46 83 58 89 84 96 110 102 137 110 163 117 176 122 187 128 199 134 210 143 208 153 204 162 180 156 154 147 129 138 103 127 77 115 51 102 25 91 0 80 2 68 5 58 9 47 13 37 24 19 35 0 60 9 86 15 110 21 136 27 162 33 187 41 199 45 212 49 224 54 235 61 Z N"/>
            </draw:custom-shape>
            <draw:custom-shape draw:style-name="Mgr6" draw:text-style-name="MP5" draw:layer="backgroundobjects" svg:width="0.114cm" svg:height="0.104cm" svg:x="5.94cm" svg:y="4.98cm">
              <text:p/>
              <draw:enhanced-geometry svg:viewBox="0 0 170 149" draw:type="non-primitive" draw:enhanced-path="M 24 149 L 17 143 11 136 7 130 4 124 2 118 0 112 0 106 0 101 1 97 3 92 6 87 9 82 17 73 26 65 50 49 73 33 85 25 95 17 103 9 111 0 119 7 141 22 162 37 170 45 148 61 98 97 47 133 24 149 Z N"/>
            </draw:custom-shape>
            <draw:custom-shape draw:style-name="Mgr6" draw:text-style-name="MP5" draw:layer="backgroundobjects" svg:width="0.033cm" svg:height="0.078cm" svg:x="5.906cm" svg:y="5.023cm">
              <text:p/>
              <draw:enhanced-geometry svg:viewBox="0 0 52 119" draw:type="non-primitive" draw:enhanced-path="M 13 5 L 17 20 24 33 30 46 38 60 43 74 48 88 51 95 52 103 52 110 52 119 47 117 43 114 40 111 37 107 32 98 29 88 26 76 23 64 18 53 13 42 11 36 7 22 2 8 0 0 7 2 13 5 Z N"/>
            </draw:custom-shape>
            <draw:custom-shape draw:style-name="Mgr6" draw:text-style-name="MP5" draw:layer="backgroundobjects" svg:width="0.025cm" svg:height="0.079cm" svg:x="5.896cm" svg:y="5.049cm">
              <text:p/>
              <draw:enhanced-geometry svg:viewBox="0 0 32 111" draw:type="non-primitive" draw:enhanced-path="M 25 111 L 13 110 0 108 1 91 2 55 3 17 3 0 14 29 25 56 27 63 30 69 31 77 32 83 32 91 31 97 29 105 25 111 Z N"/>
            </draw:custom-shape>
            <draw:custom-shape draw:style-name="Mgr6" draw:text-style-name="MP5" draw:layer="backgroundobjects" svg:width="0.009cm" svg:height="0.051cm" svg:x="5.878cm" svg:y="5.059cm">
              <text:p/>
              <draw:enhanced-geometry svg:viewBox="0 0 16 77" draw:type="non-primitive" draw:enhanced-path="M 12 77 L 8 74 5 69 2 66 1 61 0 56 1 52 1 47 3 42 10 20 16 0 16 12 14 38 13 64 12 77 Z N"/>
            </draw:custom-shape>
            <draw:custom-shape draw:style-name="Mgr6" draw:text-style-name="MP5" draw:layer="backgroundobjects" svg:width="0.035cm" svg:height="0.035cm" svg:x="3.71cm" svg:y="5.042cm">
              <text:p/>
              <draw:enhanced-geometry svg:viewBox="0 0 54 50" draw:type="non-primitive" draw:enhanced-path="M 54 45 L 43 48 35 50 31 50 26 49 23 48 20 46 14 42 8 36 4 28 0 19 0 10 0 0 15 11 31 20 38 26 45 31 50 37 54 45 Z N"/>
            </draw:custom-shape>
            <draw:custom-shape draw:style-name="Mgr6" draw:text-style-name="MP5" draw:layer="backgroundobjects" svg:width="0.104cm" svg:height="0.043cm" svg:x="3.789cm" svg:y="5.059cm">
              <text:p/>
              <draw:enhanced-geometry svg:viewBox="0 0 153 70" draw:type="non-primitive" draw:enhanced-path="M 153 41 L 134 49 112 57 103 62 92 65 81 68 71 70 70 62 68 55 66 50 63 46 59 42 55 39 49 37 43 36 31 33 19 32 9 29 0 25 1 22 3 20 7 18 10 16 18 11 27 9 48 4 66 0 73 0 79 1 86 2 91 4 102 9 112 16 122 23 133 31 142 36 153 41 Z N"/>
            </draw:custom-shape>
            <draw:custom-shape draw:style-name="Mgr6" draw:text-style-name="MP5" draw:layer="backgroundobjects" svg:width="0.06cm" svg:height="0.025cm" svg:x="3.728cm" svg:y="5.077cm">
              <text:p/>
              <draw:enhanced-geometry svg:viewBox="0 0 82 38" draw:type="non-primitive" draw:enhanced-path="M 82 19 L 60 27 38 37 33 38 27 38 22 38 18 37 12 35 8 30 5 25 2 19 1 13 0 10 1 7 2 5 5 3 11 3 19 4 26 4 29 4 34 3 37 2 40 0 45 0 51 0 56 1 61 3 72 9 82 19 Z N"/>
            </draw:custom-shape>
            <draw:custom-shape draw:style-name="Mgr6" draw:text-style-name="MP5" draw:layer="backgroundobjects" svg:width="0.026cm" svg:height="0.035cm" svg:x="3.702cm" svg:y="5.085cm">
              <text:p/>
              <draw:enhanced-geometry svg:viewBox="0 0 39 56" draw:type="non-primitive" draw:enhanced-path="M 39 44 L 37 48 34 52 32 54 30 55 28 56 26 56 24 55 22 54 12 46 3 41 3 34 2 21 1 7 0 0 7 2 13 7 18 12 23 17 31 30 39 44 Z N"/>
            </draw:custom-shape>
            <draw:custom-shape draw:style-name="Mgr6" draw:text-style-name="MP5" draw:layer="backgroundobjects" svg:width="0.122cm" svg:height="0.043cm" svg:x="5.958cm" svg:y="5.11cm">
              <text:p/>
              <draw:enhanced-geometry svg:viewBox="0 0 188 66" draw:type="non-primitive" draw:enhanced-path="M 3 66 L 1 65 0 63 0 58 0 56 7 54 28 47 56 38 89 28 122 17 150 8 171 2 178 0 183 2 188 5 165 17 142 26 119 35 96 41 72 48 50 53 26 60 3 66 Z N"/>
            </draw:custom-shape>
            <draw:custom-shape draw:style-name="Mgr6" draw:text-style-name="MP5" draw:layer="backgroundobjects" svg:width="0.157cm" svg:height="0.079cm" svg:x="3.728cm" svg:y="5.092cm">
              <text:p/>
              <draw:enhanced-geometry svg:viewBox="0 0 233 118" draw:type="non-primitive" draw:enhanced-path="M 118 4 L 116 9 114 12 111 16 107 18 101 23 94 26 85 29 79 32 75 35 72 38 70 41 68 44 72 49 78 54 83 58 88 61 93 63 98 65 103 67 109 68 118 68 129 65 139 62 149 58 170 47 191 36 201 30 212 25 223 22 233 18 207 36 179 53 165 62 153 73 149 79 145 85 141 91 138 99 132 103 126 107 118 109 111 111 94 113 76 113 58 113 41 113 33 113 25 115 18 116 10 118 7 110 4 103 2 96 0 90 0 83 0 76 1 70 3 64 5 58 8 53 11 47 17 42 22 38 28 33 35 29 42 25 52 24 60 22 70 20 79 16 97 9 116 0 117 1 118 4 Z N"/>
            </draw:custom-shape>
            <draw:custom-shape draw:style-name="Mgr6" draw:text-style-name="MP5" draw:layer="backgroundobjects" svg:width="0.007cm" svg:height="0.018cm" svg:x="3.825cm" svg:y="5.11cm">
              <text:p/>
              <draw:enhanced-geometry svg:viewBox="0 0 22 18" draw:type="non-primitive" draw:enhanced-path="M 20 2 L 22 7 21 11 20 13 17 14 11 15 5 18 3 18 1 17 0 16 0 15 1 11 3 6 6 3 11 1 14 0 16 1 18 1 20 2 Z N"/>
            </draw:custom-shape>
            <draw:custom-shape draw:style-name="Mgr6" draw:text-style-name="MP5" draw:layer="backgroundobjects" svg:width="0.035cm" svg:height="0.025cm" svg:x="3.85cm" svg:y="5.128cm">
              <text:p/>
              <draw:enhanced-geometry svg:viewBox="0 0 54 39" draw:type="non-primitive" draw:enhanced-path="M 0 39 L 0 36 0 34 1 32 2 30 7 25 15 19 32 9 48 0 51 2 54 3 46 9 28 21 8 33 0 39 Z N"/>
            </draw:custom-shape>
            <draw:custom-shape draw:style-name="Mgr6" draw:text-style-name="MP5" draw:layer="backgroundobjects" svg:width="0.051cm" svg:height="0.357cm" svg:x="3.572cm" svg:y="2.559cm">
              <text:p/>
              <draw:enhanced-geometry svg:viewBox="0 0 74 527" draw:type="non-primitive" draw:enhanced-path="M 39 0 L 74 173 73 263 74 365 33 527 0 361 0 176 39 0 Z N"/>
            </draw:custom-shape>
            <draw:custom-shape draw:style-name="Mgr6" draw:text-style-name="MP5" draw:layer="backgroundobjects" svg:width="0.408cm" svg:height="0.025cm" svg:x="3.319cm" svg:y="3.248cm">
              <text:p/>
              <draw:enhanced-geometry svg:viewBox="0 0 610 37" draw:type="non-primitive" draw:enhanced-path="M 0 19 L 23 0 590 1 610 19 590 37 23 36 0 19 Z N"/>
            </draw:custom-shape>
            <draw:custom-shape draw:style-name="Mgr6" draw:text-style-name="MP5" draw:layer="backgroundobjects" svg:width="0.408cm" svg:height="0.027cm" svg:x="3.319cm" svg:y="3.351cm">
              <text:p/>
              <draw:enhanced-geometry svg:viewBox="0 0 612 38" draw:type="non-primitive" draw:enhanced-path="M 0 20 L 24 0 591 1 612 20 591 38 24 37 0 20 Z N"/>
            </draw:custom-shape>
            <draw:custom-shape draw:style-name="Mgr6" draw:text-style-name="MP5" draw:layer="backgroundobjects" svg:width="0.235cm" svg:height="0.566cm" svg:x="5.279cm" svg:y="2.534cm">
              <text:p/>
              <draw:enhanced-geometry svg:viewBox="0 0 350 849" draw:type="non-primitive" draw:enhanced-path="M 0 210 L 21 213 42 216 63 221 82 226 101 234 120 242 137 252 156 263 173 273 189 286 205 299 220 313 233 327 247 342 259 358 272 373 276 381 279 390 283 399 286 409 292 432 297 457 301 485 305 513 307 543 309 574 311 637 312 698 311 753 309 801 310 796 311 794 314 793 317 794 323 801 331 812 343 837 350 849 347 779 344 701 343 621 343 542 343 470 342 407 342 360 340 332 320 314 300 294 278 273 257 252 214 208 172 163 129 119 86 76 65 55 43 35 21 17 0 0 0 9 0 32 0 66 0 105 0 144 0 177 0 201 0 210 Z N"/>
            </draw:custom-shape>
            <draw:custom-shape draw:style-name="Mgr6" draw:text-style-name="MP5" draw:layer="backgroundobjects" svg:width="0.155cm" svg:height="0.774cm" svg:x="4.548cm" svg:y="2.821cm">
              <text:p/>
              <draw:enhanced-geometry svg:viewBox="0 0 239 1163" draw:type="non-primitive" draw:enhanced-path="M 22 1163 L 12 1163 0 1163 0 1150 0 1114 0 1056 0 982 0 894 0 796 0 690 0 582 0 474 0 368 0 270 0 183 0 108 0 50 0 14 0 0 10 0 36 0 72 0 114 0 157 0 193 0 219 0 228 0 228 2 228 5 230 11 234 18 236 23 238 26 239 29 239 32 237 35 235 39 230 42 224 46 209 52 197 57 192 58 188 60 186 61 183 64 180 68 177 75 176 78 174 82 174 88 174 94 174 107 177 116 179 124 180 133 179 139 177 143 175 146 173 151 170 154 167 157 165 161 165 167 165 183 165 216 165 260 165 309 165 359 165 401 165 431 165 443 154 456 143 470 143 456 143 419 143 368 143 308 143 250 143 199 143 162 143 148 139 142 127 128 118 121 108 114 101 111 95 109 88 108 81 108 73 108 67 109 61 111 54 114 45 121 36 128 25 142 22 148 22 170 22 226 22 305 22 397 22 488 22 568 22 623 22 645 22 1163 Z N"/>
            </draw:custom-shape>
            <draw:custom-shape draw:style-name="Mgr6" draw:text-style-name="MP5" draw:layer="backgroundobjects" svg:width="0.173cm" svg:height="0.782cm" svg:x="4.783cm" svg:y="2.821cm">
              <text:p/>
              <draw:enhanced-geometry svg:viewBox="0 0 252 1179" draw:type="non-primitive" draw:enhanced-path="M 104 463 L 104 450 104 414 104 364 104 306 104 249 104 199 104 163 104 149 104 148 105 143 108 137 113 128 115 125 119 121 123 116 129 113 134 111 141 109 150 108 158 107 177 108 190 110 202 114 211 120 217 125 221 131 224 139 225 145 225 159 225 194 225 247 225 314 225 392 225 479 225 572 225 668 225 763 225 855 225 941 225 1018 225 1083 225 1133 225 1165 225 1177 239 1178 252 1179 252 1165 252 1128 252 1070 252 994 252 906 252 807 252 700 252 590 252 480 252 375 252 274 252 186 252 110 252 52 252 15 252 2 242 1 215 1 177 1 132 1 88 0 50 0 22 0 12 0 15 5 19 14 18 16 15 17 12 18 9 18 6 20 3 23 2 25 0 29 3 33 7 36 12 41 19 44 26 47 32 51 38 55 41 59 46 67 52 76 54 80 55 85 56 90 57 95 58 109 62 127 66 136 69 143 71 146 73 148 75 149 77 149 77 162 77 196 77 243 77 298 77 352 77 400 77 433 77 446 89 455 104 463 Z N"/>
            </draw:custom-shape>
            <draw:custom-shape draw:style-name="Mgr6" draw:text-style-name="MP5" draw:layer="backgroundobjects" svg:width="0.051cm" svg:height="0.35cm" svg:x="3.423cm" svg:y="2.559cm">
              <text:p/>
              <draw:enhanced-geometry svg:viewBox="0 0 73 527" draw:type="non-primitive" draw:enhanced-path="M 38 0 L 73 174 73 263 73 366 33 527 0 360 0 176 38 0 Z N"/>
            </draw:custom-shape>
            <draw:custom-shape draw:style-name="Mgr6" draw:text-style-name="MP5" draw:layer="backgroundobjects" svg:width="0.053cm" svg:height="0.35cm" svg:x="6.001cm" svg:y="2.559cm">
              <text:p/>
              <draw:enhanced-geometry svg:viewBox="0 0 80 519" draw:type="non-primitive" draw:enhanced-path="M 43 0 L 80 170 79 259 80 360 35 519 0 355 0 174 43 0 Z N"/>
            </draw:custom-shape>
            <draw:custom-shape draw:style-name="Mgr6" draw:text-style-name="MP5" draw:layer="backgroundobjects" svg:width="0.051cm" svg:height="0.35cm" svg:x="5.863cm" svg:y="2.559cm">
              <text:p/>
              <draw:enhanced-geometry svg:viewBox="0 0 73 519" draw:type="non-primitive" draw:enhanced-path="M 39 0 L 73 171 72 259 73 360 32 519 0 355 0 173 39 0 Z N"/>
            </draw:custom-shape>
            <draw:custom-shape draw:style-name="Mgr6" draw:text-style-name="MP5" draw:layer="backgroundobjects" svg:width="0.287cm" svg:height="0.025cm" svg:x="4.05cm" svg:y="4.937cm">
              <text:p/>
              <draw:enhanced-geometry svg:viewBox="0 0 422 45" draw:type="non-primitive" draw:enhanced-path="M 415 0 L 422 45 0 45 0 0 415 0 Z N"/>
            </draw:custom-shape>
            <draw:custom-shape draw:style-name="Mgr6" draw:text-style-name="MP5" draw:layer="backgroundobjects" svg:width="0.357cm" svg:height="0.025cm" svg:x="5.105cm" svg:y="4.937cm">
              <text:p/>
              <draw:enhanced-geometry svg:viewBox="0 0 534 45" draw:type="non-primitive" draw:enhanced-path="M 23 0 L 0 45 534 45 534 0 23 0 Z N"/>
            </draw:custom-shape>
            <draw:custom-shape draw:style-name="Mgr6" draw:text-style-name="MP5" draw:layer="backgroundobjects" svg:width="0.05cm" svg:height="0.096cm" svg:x="4.653cm" svg:y="4.344cm">
              <text:p/>
              <draw:enhanced-geometry svg:viewBox="0 0 77 147" draw:type="non-primitive" draw:enhanced-path="M 18 147 L 17 143 17 137 18 132 19 127 22 116 28 105 41 84 53 64 50 59 47 53 44 50 39 46 31 39 22 33 14 27 6 19 4 15 2 11 1 5 0 0 12 6 38 23 64 39 77 46 67 62 47 97 27 131 18 147 Z N"/>
            </draw:custom-shape>
            <draw:custom-shape draw:style-name="Mgr6" draw:text-style-name="MP5" draw:layer="backgroundobjects" svg:width="0.103cm" svg:height="0.035cm" svg:x="4.696cm" svg:y="4.344cm">
              <text:p/>
              <draw:enhanced-geometry svg:viewBox="0 0 151 55" draw:type="non-primitive" draw:enhanced-path="M 151 16 L 123 21 94 28 79 32 66 39 54 45 42 55 45 46 46 40 46 34 45 30 43 27 40 24 36 20 32 18 23 15 14 12 10 10 6 7 2 4 0 0 9 5 17 10 26 14 34 16 44 18 54 19 63 19 73 20 112 18 151 16 Z N"/>
            </draw:custom-shape>
            <draw:custom-shape draw:style-name="Mgr6" draw:text-style-name="MP5" draw:layer="backgroundobjects" svg:width="0.025cm" svg:height="0.025cm" svg:x="4.74cm" svg:y="4.388cm">
              <text:p/>
              <draw:enhanced-geometry svg:viewBox="0 0 32 40" draw:type="non-primitive" draw:enhanced-path="M 32 19 L 31 26 31 33 30 35 29 38 27 39 24 40 17 38 11 35 7 31 2 27 0 21 0 16 1 10 5 3 9 1 14 0 20 0 25 2 28 4 31 8 32 14 32 19 Z N"/>
            </draw:custom-shape>
            <draw:custom-shape draw:style-name="Mgr6" draw:text-style-name="MP5" draw:layer="backgroundobjects" svg:width="0.043cm" svg:height="0.199cm" svg:x="4.686cm" svg:y="4.423cm">
              <text:p/>
              <draw:enhanced-geometry svg:viewBox="0 0 64 304" draw:type="non-primitive" draw:enhanced-path="M 63 304 L 56 304 49 304 37 266 24 226 17 207 12 188 7 168 3 148 1 129 0 110 0 100 1 92 3 82 5 73 8 63 12 54 16 45 20 36 27 27 33 18 41 9 49 0 51 39 53 77 57 115 60 152 62 189 63 227 64 265 63 304 Z N"/>
            </draw:custom-shape>
            <draw:custom-shape draw:style-name="Mgr6" draw:text-style-name="MP5" draw:layer="backgroundobjects" svg:width="0.069cm" svg:height="0.321cm" svg:x="4.747cm" svg:y="4.441cm">
              <text:p/>
              <draw:enhanced-geometry svg:viewBox="0 0 99 485" draw:type="non-primitive" draw:enhanced-path="M 0 28 L 0 23 0 14 1 8 4 4 5 3 8 1 11 1 14 0 19 1 25 3 29 7 32 14 37 30 43 53 48 72 55 101 63 136 73 173 81 208 88 237 93 258 95 265 95 272 95 290 95 316 95 345 95 375 95 401 95 419 95 427 97 435 99 455 99 466 97 476 96 480 93 482 90 484 85 485 81 484 78 483 75 482 72 480 66 475 63 468 58 451 52 434 48 422 43 405 37 385 32 363 27 338 22 315 19 291 18 271 17 245 15 211 13 172 9 130 5 91 3 58 1 36 0 28 Z N"/>
            </draw:custom-shape>
            <draw:custom-shape draw:style-name="Mgr6" draw:text-style-name="MP5" draw:layer="backgroundobjects" svg:width="0.157cm" svg:height="0.26cm" svg:x="2.857cm" svg:y="4.571cm">
              <text:p/>
              <draw:enhanced-geometry svg:viewBox="0 0 234 386" draw:type="non-primitive" draw:enhanced-path="M 234 0 L 224 0 197 0 160 0 117 0 75 0 36 0 11 0 0 0 7 21 23 66 31 92 35 118 36 129 36 139 34 149 32 155 40 156 63 159 79 161 96 167 114 173 133 181 142 186 151 191 161 198 170 204 179 212 187 220 195 229 203 238 209 249 216 260 221 272 225 285 229 299 232 314 234 331 234 348 234 386 234 373 234 320 234 245 234 160 234 81 234 23 234 0 Z N"/>
            </draw:custom-shape>
            <draw:custom-shape draw:style-name="Mgr6" draw:text-style-name="MP5" draw:layer="backgroundobjects" svg:width="0.165cm" svg:height="0.28cm" svg:x="6.454cm" svg:y="4.561cm">
              <text:p/>
              <draw:enhanced-geometry svg:viewBox="0 0 250 412" draw:type="non-primitive" draw:enhanced-path="M 250 0 L 248 5 242 21 234 43 225 70 221 84 218 98 215 112 213 124 212 137 212 148 214 157 217 165 207 165 183 168 167 171 149 177 128 183 109 192 98 197 89 203 78 210 68 217 60 225 50 233 42 243 34 254 27 264 20 277 14 290 10 304 5 319 3 335 1 352 0 370 0 399 0 412 0 410 0 398 0 373 0 341 0 303 0 260 0 215 0 170 0 127 0 86 0 51 0 24 0 6 0 0 11 0 40 0 79 0 125 0 171 0 212 0 239 0 250 0 Z N"/>
            </draw:custom-shape>
            <draw:custom-shape draw:style-name="Mgr6" draw:text-style-name="MP5" draw:layer="backgroundobjects" svg:width="0.033cm" svg:height="0.138cm" svg:x="4.548cm" svg:y="1.934cm">
              <text:p/>
              <draw:enhanced-geometry svg:viewBox="0 0 54 209" draw:type="non-primitive" draw:enhanced-path="M 0 209 L 8 209 28 209 46 209 54 209 54 201 54 178 54 146 54 110 54 73 54 41 54 18 54 10 54 9 51 6 48 3 43 2 36 0 28 0 18 0 12 2 7 3 4 6 1 9 0 10 0 18 0 41 0 73 0 110 0 146 0 178 0 201 0 209 Z N"/>
            </draw:custom-shape>
            <draw:custom-shape draw:style-name="Mgr6" draw:text-style-name="MP5" draw:layer="backgroundobjects" svg:width="0.008cm" svg:height="0.076cm" svg:x="3.398cm" svg:y="3.1cm">
              <text:p/>
              <draw:enhanced-geometry svg:viewBox="0 0 18 105" draw:type="non-primitive" draw:enhanced-path="M 0 105 L 9 105 18 105 18 89 18 54 18 20 18 4 18 4 17 2 15 1 9 0 4 1 1 2 1 4 0 4 0 20 0 54 0 89 0 105 Z N"/>
            </draw:custom-shape>
            <draw:custom-shape draw:style-name="Mgr6" draw:text-style-name="MP5" draw:layer="backgroundobjects" svg:width="0.017cm" svg:height="0.069cm" svg:x="3.642cm" svg:y="3.1cm">
              <text:p/>
              <draw:enhanced-geometry svg:viewBox="0 0 19 105" draw:type="non-primitive" draw:enhanced-path="M 0 105 L 10 105 19 105 19 89 19 55 19 20 19 5 19 4 18 2 15 1 10 0 5 1 2 2 0 4 0 5 0 20 0 55 0 89 0 105 Z N"/>
            </draw:custom-shape>
            <draw:custom-shape draw:style-name="Mgr6" draw:text-style-name="MP5" draw:layer="backgroundobjects" svg:width="0.017cm" svg:height="0.069cm" svg:x="3.511cm" svg:y="3.1cm">
              <text:p/>
              <draw:enhanced-geometry svg:viewBox="0 0 32 105" draw:type="non-primitive" draw:enhanced-path="M 0 105 L 5 105 16 105 27 105 32 105 32 90 32 55 32 21 32 5 32 4 29 3 25 1 16 0 7 1 2 3 0 4 0 5 0 21 0 55 0 90 0 105 Z N"/>
            </draw:custom-shape>
            <draw:custom-shape draw:style-name="Mgr6" draw:text-style-name="MP5" draw:layer="backgroundobjects" svg:width="0.007cm" svg:height="0.068cm" svg:x="5.828cm" svg:y="3.108cm">
              <text:p/>
              <draw:enhanced-geometry svg:viewBox="0 0 19 106" draw:type="non-primitive" draw:enhanced-path="M 0 106 L 9 106 19 106 19 90 19 56 19 21 19 6 19 5 18 3 15 2 9 0 4 2 2 3 1 5 0 6 0 21 0 56 0 90 0 106 Z N"/>
            </draw:custom-shape>
            <draw:custom-shape draw:style-name="Mgr6" draw:text-style-name="MP5" draw:layer="backgroundobjects" svg:width="0.018cm" svg:height="0.068cm" svg:x="6.07cm" svg:y="3.108cm">
              <text:p/>
              <draw:enhanced-geometry svg:viewBox="0 0 18 106" draw:type="non-primitive" draw:enhanced-path="M 0 106 L 10 106 18 106 18 90 18 56 18 21 18 6 18 5 17 2 14 1 9 0 3 1 1 2 0 5 0 6 0 21 0 56 0 90 0 106 Z N"/>
            </draw:custom-shape>
            <draw:custom-shape draw:style-name="Mgr6" draw:text-style-name="MP5" draw:layer="backgroundobjects" svg:width="0.018cm" svg:height="0.068cm" svg:x="5.94cm" svg:y="3.108cm">
              <text:p/>
              <draw:enhanced-geometry svg:viewBox="0 0 30 106" draw:type="non-primitive" draw:enhanced-path="M 0 106 L 15 106 30 106 30 91 30 56 30 22 30 6 30 5 27 4 23 1 15 0 6 1 2 4 0 5 0 6 0 22 0 56 0 91 0 106 Z N"/>
            </draw:custom-shape>
            <draw:custom-shape draw:style-name="Mgr6" draw:text-style-name="MP5" draw:layer="backgroundobjects" svg:width="0.025cm" svg:height="0.079cm" svg:x="2.911cm" svg:y="4.221cm">
              <text:p/>
              <draw:enhanced-geometry svg:viewBox="0 0 29 120" draw:type="non-primitive" draw:enhanced-path="M 0 120 L 15 120 29 120 29 102 29 63 29 24 29 6 29 5 27 3 23 1 15 0 7 1 2 3 1 5 0 6 0 24 0 63 0 102 0 120 Z N"/>
            </draw:custom-shape>
            <draw:custom-shape draw:style-name="Mgr6" draw:text-style-name="MP5" draw:layer="backgroundobjects" svg:width="0.018cm" svg:height="0.418cm" svg:x="3.128cm" svg:y="3.752cm">
              <text:p/>
              <draw:enhanced-geometry svg:viewBox="0 0 18 635" draw:type="non-primitive" draw:enhanced-path="M 0 635 L 2 623 8 596 15 568 18 555 18 533 18 473 18 387 18 290 18 194 18 109 18 49 18 27 18 23 17 14 16 9 14 4 11 2 8 0 6 2 3 4 2 9 1 14 0 23 0 27 0 52 0 122 0 219 0 331 0 443 0 540 0 609 0 635 Z N"/>
            </draw:custom-shape>
            <draw:custom-shape draw:style-name="Mgr6" draw:text-style-name="MP5" draw:layer="backgroundobjects" svg:width="0.009cm" svg:height="0.443cm" svg:x="3.24cm" svg:y="3.752cm">
              <text:p/>
              <draw:enhanced-geometry svg:viewBox="0 0 18 653" draw:type="non-primitive" draw:enhanced-path="M 0 555 L 2 571 9 604 15 638 18 653 18 626 18 555 18 454 18 339 18 224 18 124 18 52 18 25 18 21 17 13 16 8 14 4 12 1 9 0 7 1 3 4 2 8 1 13 0 21 0 25 0 49 0 109 0 193 0 290 0 387 0 472 0 532 0 555 Z N"/>
            </draw:custom-shape>
            <draw:custom-shape draw:style-name="Mgr6" draw:text-style-name="MP5" draw:layer="backgroundobjects" svg:width="0.008cm" svg:height="0.382cm" svg:x="3.355cm" svg:y="3.752cm">
              <text:p/>
              <draw:enhanced-geometry svg:viewBox="0 0 19 575" draw:type="non-primitive" draw:enhanced-path="M 0 575 L 3 560 9 528 16 496 19 481 19 462 19 410 19 336 19 252 19 168 19 94 19 42 19 23 19 19 18 11 17 7 15 3 13 1 9 0 6 1 4 3 3 7 2 11 1 19 0 23 0 46 0 109 0 198 0 299 0 400 0 489 0 552 0 575 Z N"/>
            </draw:custom-shape>
            <draw:custom-shape draw:style-name="Mgr6" draw:text-style-name="MP5" draw:layer="backgroundobjects" svg:width="0.007cm" svg:height="0.426cm" svg:x="3.468cm" svg:y="3.736cm">
              <text:p/>
              <draw:enhanced-geometry svg:viewBox="0 0 18 632" draw:type="non-primitive" draw:enhanced-path="M 0 536 L 2 551 8 584 15 617 18 632 18 606 18 538 18 441 18 330 18 219 18 123 18 53 18 28 18 24 17 14 16 10 14 4 11 2 8 0 5 2 3 4 2 10 1 14 0 24 0 28 0 50 0 107 0 189 0 282 0 375 0 457 0 513 0 536 Z N"/>
            </draw:custom-shape>
            <draw:custom-shape draw:style-name="Mgr6" draw:text-style-name="MP5" draw:layer="backgroundobjects" svg:width="0.009cm" svg:height="0.348cm" svg:x="3.58cm" svg:y="3.736cm">
              <text:p/>
              <draw:enhanced-geometry svg:viewBox="0 0 19 516" draw:type="non-primitive" draw:enhanced-path="M 0 516 L 3 502 10 472 16 441 19 428 18 411 18 365 18 301 18 226 18 152 18 87 18 41 18 24 18 20 17 13 16 8 15 4 13 1 10 0 6 1 4 4 2 8 1 13 0 20 0 24 0 46 0 101 0 180 0 270 0 360 0 439 0 495 0 516 Z N"/>
            </draw:custom-shape>
            <draw:custom-shape draw:style-name="Mgr6" draw:text-style-name="MP5" draw:layer="backgroundobjects" svg:width="0.009cm" svg:height="0.367cm" svg:x="3.685cm" svg:y="3.752cm">
              <text:p/>
              <draw:enhanced-geometry svg:viewBox="0 0 18 546" draw:type="non-primitive" draw:enhanced-path="M 0 446 L 4 462 10 496 16 531 18 546 18 524 18 465 18 381 18 286 18 190 18 105 18 47 18 24 18 20 17 11 16 7 15 4 13 1 10 0 7 1 5 4 2 7 1 11 0 20 0 24 0 42 0 89 0 158 0 234 0 312 0 379 0 427 0 446 Z N"/>
            </draw:custom-shape>
            <draw:custom-shape draw:style-name="Mgr6" draw:text-style-name="MP5" draw:layer="backgroundobjects" svg:width="0.009cm" svg:height="0.347cm" svg:x="3.797cm" svg:y="3.744cm">
              <text:p/>
              <draw:enhanced-geometry svg:viewBox="0 0 18 516" draw:type="non-primitive" draw:enhanced-path="M 0 516 L 3 503 9 473 16 443 18 430 18 413 18 366 18 302 18 227 18 153 18 87 18 42 18 23 18 20 17 12 16 7 14 4 12 1 8 0 6 1 3 4 2 7 1 12 0 20 0 23 0 45 0 101 0 179 0 270 0 361 0 440 0 495 0 516 Z N"/>
            </draw:custom-shape>
            <draw:custom-shape draw:style-name="Mgr6" draw:text-style-name="MP5" draw:layer="backgroundobjects" svg:width="0.008cm" svg:height="0.349cm" svg:x="3.912cm" svg:y="3.752cm">
              <text:p/>
              <draw:enhanced-geometry svg:viewBox="0 0 19 516" draw:type="non-primitive" draw:enhanced-path="M 0 443 L 3 454 9 479 16 505 19 516 19 495 19 439 19 360 19 270 19 180 19 101 19 46 19 24 19 20 18 13 17 8 15 4 12 1 9 0 6 1 4 4 3 8 2 13 1 20 1 24 1 43 1 89 1 157 1 234 1 310 0 376 0 424 0 443 Z N"/>
            </draw:custom-shape>
            <draw:custom-shape draw:style-name="Mgr6" draw:text-style-name="MP5" draw:layer="backgroundobjects" svg:width="0.017cm" svg:height="0.39cm" svg:x="5.557cm" svg:y="3.762cm">
              <text:p/>
              <draw:enhanced-geometry svg:viewBox="0 0 18 584" draw:type="non-primitive" draw:enhanced-path="M 0 584 L 3 572 9 548 15 522 18 510 18 489 18 435 18 357 18 267 18 178 18 100 18 44 18 24 18 20 17 12 16 8 15 4 11 1 9 0 6 1 4 4 2 8 1 12 0 20 0 24 0 47 0 111 0 201 0 303 0 407 0 497 0 561 0 584 Z N"/>
            </draw:custom-shape>
            <draw:custom-shape draw:style-name="Mgr6" draw:text-style-name="MP5" draw:layer="backgroundobjects" svg:width="0.016cm" svg:height="0.375cm" svg:x="5.671cm" svg:y="3.752cm">
              <text:p/>
              <draw:enhanced-geometry svg:viewBox="0 0 18 559" draw:type="non-primitive" draw:enhanced-path="M 0 474 L 2 488 9 517 15 546 18 559 18 536 18 475 18 389 18 291 18 192 18 106 18 45 18 22 18 19 17 11 16 7 14 3 12 1 9 0 5 1 3 3 2 7 1 11 0 19 0 22 0 41 0 92 0 165 0 248 0 331 0 404 0 455 0 474 Z N"/>
            </draw:custom-shape>
            <draw:custom-shape draw:style-name="Mgr6" draw:text-style-name="MP5" draw:layer="backgroundobjects" svg:width="0.017cm" svg:height="0.365cm" svg:x="5.784cm" svg:y="3.744cm">
              <text:p/>
              <draw:enhanced-geometry svg:viewBox="0 0 19 553" draw:type="non-primitive" draw:enhanced-path="M 0 553 L 3 539 9 508 16 477 19 464 19 444 19 394 19 324 19 243 19 162 19 90 19 40 19 22 19 19 18 11 17 7 15 4 13 1 9 0 6 1 4 4 3 7 2 11 1 19 0 22 0 44 0 105 0 189 0 288 0 385 0 470 0 531 0 553 Z N"/>
            </draw:custom-shape>
            <draw:custom-shape draw:style-name="Mgr6" draw:text-style-name="MP5" draw:layer="backgroundobjects" svg:width="0.018cm" svg:height="0.33cm" svg:x="5.896cm" svg:y="3.736cm">
              <text:p/>
              <draw:enhanced-geometry svg:viewBox="0 0 18 502" draw:type="non-primitive" draw:enhanced-path="M 0 425 L 2 437 8 464 15 490 18 502 18 481 18 426 18 349 18 262 18 173 18 97 18 42 18 21 18 18 17 10 16 6 14 3 11 1 8 0 6 1 3 3 2 6 1 10 0 18 0 21 0 39 0 85 0 149 0 224 0 297 0 362 0 408 0 425 Z N"/>
            </draw:custom-shape>
            <draw:custom-shape draw:style-name="Mgr6" draw:text-style-name="MP5" draw:layer="backgroundobjects" svg:width="0.007cm" svg:height="0.34cm" svg:x="6.011cm" svg:y="3.744cm">
              <text:p/>
              <draw:enhanced-geometry svg:viewBox="0 0 19 510" draw:type="non-primitive" draw:enhanced-path="M 0 510 L 3 497 10 467 16 437 19 423 19 406 19 360 19 296 19 224 19 150 19 86 19 40 19 23 18 20 17 11 16 7 15 4 13 1 10 0 6 1 4 4 2 7 1 11 0 20 0 23 0 44 0 99 0 178 0 266 0 356 0 434 0 489 0 510 Z N"/>
            </draw:custom-shape>
            <draw:custom-shape draw:style-name="Mgr6" draw:text-style-name="MP5" draw:layer="backgroundobjects" svg:width="0.018cm" svg:height="0.365cm" svg:x="6.114cm" svg:y="3.762cm">
              <text:p/>
              <draw:enhanced-geometry svg:viewBox="0 0 18 541" draw:type="non-primitive" draw:enhanced-path="M 0 442 L 3 458 10 492 16 526 18 541 18 520 18 461 18 378 18 283 18 188 18 105 18 47 18 25 18 21 17 13 16 9 15 5 13 2 10 0 7 2 4 5 2 9 1 13 0 21 0 25 0 43 0 90 0 157 0 233 0 310 0 377 0 424 0 442 Z N"/>
            </draw:custom-shape>
            <draw:custom-shape draw:style-name="Mgr6" draw:text-style-name="MP5" draw:layer="backgroundobjects" svg:width="0.008cm" svg:height="0.41cm" svg:x="6.228cm" svg:y="3.752cm">
              <text:p/>
              <draw:enhanced-geometry svg:viewBox="0 0 18 608" draw:type="non-primitive" draw:enhanced-path="M 0 608 L 3 593 9 558 16 523 18 507 18 486 18 432 18 355 18 268 18 180 18 103 18 49 18 29 18 24 17 15 16 9 15 4 12 1 9 0 6 1 4 4 2 9 1 15 0 24 0 29 0 53 0 119 0 212 0 319 0 424 0 517 0 583 0 608 Z N"/>
            </draw:custom-shape>
            <draw:custom-shape draw:style-name="Mgr6" draw:text-style-name="MP5" draw:layer="backgroundobjects" svg:width="0.018cm" svg:height="0.4cm" svg:x="6.341cm" svg:y="3.77cm">
              <text:p/>
              <draw:enhanced-geometry svg:viewBox="0 0 18 608" draw:type="non-primitive" draw:enhanced-path="M 0 522 L 2 534 9 565 16 595 18 608 18 583 18 517 18 424 18 319 18 212 18 119 18 53 18 29 18 24 17 15 16 9 13 4 11 1 8 0 6 1 4 4 2 9 1 15 0 24 0 29 0 50 0 105 0 184 0 275 0 366 0 444 0 500 0 522 Z N"/>
            </draw:custom-shape>
            <draw:custom-shape draw:style-name="Mgr6" draw:text-style-name="MP5" draw:layer="backgroundobjects" svg:width="0.173cm" svg:height="0.321cm" svg:x="4.042cm" svg:y="2.718cm">
              <text:p/>
              <draw:enhanced-geometry svg:viewBox="0 0 254 488" draw:type="non-primitive" draw:enhanced-path="M 3 432 L 1 415 0 372 0 343 3 310 6 292 8 273 11 255 15 236 20 217 27 198 34 178 42 160 51 141 62 124 75 106 88 90 103 74 120 59 137 46 157 33 178 23 202 13 228 6 254 0 254 21 254 76 254 154 254 244 254 333 254 411 254 466 254 488 243 464 217 412 191 361 180 337 180 322 180 306 186 302 200 289 204 284 208 279 212 273 215 267 217 260 219 251 221 242 221 234 221 224 219 217 217 209 215 202 212 197 208 191 204 187 200 183 186 173 180 170 178 167 178 158 175 146 171 133 168 126 164 120 158 114 152 109 144 105 136 103 126 101 114 102 105 111 82 138 76 147 70 158 62 169 56 182 50 194 45 207 40 222 35 237 32 256 29 273 29 289 29 302 31 313 33 322 36 330 40 335 44 341 48 344 52 347 56 348 62 350 64 350 55 363 33 391 12 420 3 432 Z N"/>
            </draw:custom-shape>
            <draw:custom-shape draw:style-name="Mgr6" draw:text-style-name="MP5" draw:layer="backgroundobjects" svg:width="0.173cm" svg:height="0.33cm" svg:x="5.279cm" svg:y="2.699cm">
              <text:p/>
              <draw:enhanced-geometry svg:viewBox="0 0 257 488" draw:type="non-primitive" draw:enhanced-path="M 255 447 L 256 430 257 385 257 354 254 320 252 302 249 283 245 264 241 243 235 224 229 204 222 185 213 164 204 146 193 127 180 109 167 92 152 76 135 61 117 47 98 34 76 24 52 14 28 6 0 0 0 20 0 76 0 154 0 243 0 333 0 411 0 466 0 488 13 470 39 429 66 390 78 371 78 361 77 338 76 317 76 306 69 302 54 289 50 284 47 279 42 273 39 267 37 259 35 251 34 242 33 234 34 224 35 217 37 209 39 202 42 197 47 191 50 187 54 183 69 172 76 170 76 167 77 158 79 146 83 132 86 126 91 120 96 114 102 109 110 105 118 103 128 100 140 102 147 108 163 127 171 139 177 151 179 157 180 163 180 170 179 175 187 187 204 215 213 232 221 249 224 256 226 265 228 271 229 278 228 300 225 320 223 328 221 334 219 336 218 337 215 338 213 338 211 339 210 342 209 344 209 347 209 357 210 366 212 385 214 394 221 402 235 421 249 439 255 447 Z N"/>
            </draw:custom-shape>
            <draw:custom-shape draw:style-name="Mgr6" draw:text-style-name="MP5" draw:layer="backgroundobjects" svg:width="0.025cm" svg:height="0.061cm" svg:x="3.695cm" svg:y="3.455cm">
              <text:p/>
              <draw:enhanced-geometry svg:viewBox="0 0 34 97" draw:type="non-primitive" draw:enhanced-path="M 10 3 L 16 3 23 3 26 3 29 3 32 1 34 0 34 15 34 48 34 81 34 97 29 84 17 57 6 30 0 18 4 10 10 3 Z N"/>
            </draw:custom-shape>
            <draw:custom-shape draw:style-name="Mgr6" draw:text-style-name="MP5" draw:layer="backgroundobjects" svg:width="0.035cm" svg:height="0.148cm" svg:x="3.328cm" svg:y="3.412cm">
              <text:p/>
              <draw:enhanced-geometry svg:viewBox="0 0 54 212" draw:type="non-primitive" draw:enhanced-path="M 2 212 L 0 190 0 166 0 139 0 111 1 83 2 56 3 29 4 3 9 1 14 0 18 0 22 0 25 2 29 4 32 7 34 10 45 24 54 36 50 59 45 81 38 104 31 125 23 147 16 169 8 191 2 212 Z N"/>
            </draw:custom-shape>
            <draw:custom-shape draw:style-name="Mgr6" draw:text-style-name="MP5" draw:layer="backgroundobjects" svg:width="0.025cm" svg:height="0.071cm" svg:x="3.555cm" svg:y="3.455cm">
              <text:p/>
              <draw:enhanced-geometry svg:viewBox="0 0 36 101" draw:type="non-primitive" draw:enhanced-path="M 3 101 L 2 86 1 53 0 20 0 4 4 1 10 0 15 0 20 2 26 4 30 8 34 13 36 18 31 31 20 59 8 88 3 101 Z N"/>
            </draw:custom-shape>
            <draw:custom-shape draw:style-name="Mgr6" draw:text-style-name="MP5" draw:layer="backgroundobjects" svg:width="0.008cm" svg:height="0.035cm" svg:x="3.485cm" svg:y="3.473cm">
              <text:p/>
              <draw:enhanced-geometry svg:viewBox="0 0 12 53" draw:type="non-primitive" draw:enhanced-path="M 12 53 L 8 40 4 27 2 21 0 14 0 7 3 0 7 0 11 0 12 14 12 26 12 40 12 53 Z N"/>
            </draw:custom-shape>
            <draw:custom-shape draw:style-name="Mgr6" draw:text-style-name="MP5" draw:layer="backgroundobjects" svg:width="0.018cm" svg:height="0.068cm" svg:x="6.132cm" svg:y="3.448cm">
              <text:p/>
              <draw:enhanced-geometry svg:viewBox="0 0 35 97" draw:type="non-primitive" draw:enhanced-path="M 10 4 L 16 4 23 4 26 4 29 4 32 2 35 0 35 15 35 48 35 82 35 97 29 85 17 58 6 30 0 18 5 11 10 4 Z N"/>
            </draw:custom-shape>
            <draw:custom-shape draw:style-name="Mgr6" draw:text-style-name="MP5" draw:layer="backgroundobjects" svg:width="0.017cm" svg:height="0.068cm" svg:x="5.774cm" svg:y="3.448cm">
              <text:p/>
              <draw:enhanced-geometry svg:viewBox="0 0 26 107" draw:type="non-primitive" draw:enhanced-path="M 0 107 L 0 82 0 56 1 28 2 1 6 0 10 0 14 2 17 4 22 12 26 18 22 41 15 63 7 84 0 107 Z N"/>
            </draw:custom-shape>
            <draw:custom-shape draw:style-name="Mgr6" draw:text-style-name="MP5" draw:layer="backgroundobjects" svg:width="0.018cm" svg:height="0.068cm" svg:x="5.993cm" svg:y="3.448cm">
              <text:p/>
              <draw:enhanced-geometry svg:viewBox="0 0 36 103" draw:type="non-primitive" draw:enhanced-path="M 3 103 L 3 87 2 54 1 21 0 5 4 1 10 0 15 0 20 3 26 6 31 9 34 13 36 19 32 31 20 60 9 89 3 103 Z N"/>
            </draw:custom-shape>
            <draw:custom-shape draw:style-name="Mgr6" draw:text-style-name="MP5" draw:layer="backgroundobjects" svg:width="0.017cm" svg:height="0.071cm" svg:x="5.915cm" svg:y="3.455cm">
              <text:p/>
              <draw:enhanced-geometry svg:viewBox="0 0 25 105" draw:type="non-primitive" draw:enhanced-path="M 24 105 L 22 93 17 80 12 67 7 53 2 40 0 28 0 20 1 14 3 6 7 0 14 0 23 0 24 25 25 52 24 79 24 105 Z N"/>
            </draw:custom-shape>
            <draw:custom-shape draw:style-name="Mgr6" draw:text-style-name="MP5" draw:layer="backgroundobjects" svg:width="0.033cm" svg:height="0.488cm" svg:x="3.999cm" svg:y="2.151cm">
              <text:p/>
              <draw:enhanced-geometry svg:viewBox="0 0 49 725" draw:type="non-primitive" draw:enhanced-path="M 13 0 L 0 725 49 689 13 0 Z N"/>
            </draw:custom-shape>
            <draw:custom-shape draw:style-name="Mgr6" draw:text-style-name="MP5" draw:layer="backgroundobjects" svg:width="0.036cm" svg:height="0.487cm" svg:x="5.469cm" svg:y="2.169cm">
              <text:p/>
              <draw:enhanced-geometry svg:viewBox="0 0 42 729" draw:type="non-primitive" draw:enhanced-path="M 17 0 L 42 729 0 711 17 0 Z N"/>
            </draw:custom-shape>
            <draw:custom-shape draw:style-name="Mgr6" draw:text-style-name="MP5" draw:layer="backgroundobjects" svg:width="0.008cm" svg:height="0.6cm" svg:x="4.042cm" svg:y="3.23cm">
              <text:p/>
              <draw:enhanced-geometry svg:viewBox="0 0 12 902" draw:type="non-primitive" draw:enhanced-path="M 0 902 L 3 895 7 875 10 857 12 849 12 839 12 813 12 774 12 723 12 661 12 593 12 520 12 444 12 369 12 296 11 228 11 166 11 115 11 74 11 49 11 40 11 34 11 20 10 12 9 7 8 2 7 0 5 2 4 7 3 12 2 20 2 34 2 40 2 50 2 77 2 120 2 174 2 239 2 313 2 391 2 471 2 552 2 630 0 703 0 768 0 823 0 866 0 892 0 902 Z N"/>
            </draw:custom-shape>
            <draw:custom-shape draw:style-name="Mgr6" draw:text-style-name="MP5" draw:layer="backgroundobjects" svg:width="0.008cm" svg:height="0.288cm" svg:x="5.035cm" svg:y="3.152cm">
              <text:p/>
              <draw:enhanced-geometry svg:viewBox="0 0 12 438" draw:type="non-primitive" draw:enhanced-path="M 0 438 L 2 426 6 401 9 377 12 365 12 350 12 312 12 256 12 193 12 130 12 75 12 35 12 20 12 17 10 11 10 7 9 3 7 1 5 0 3 1 2 3 1 7 0 11 0 17 0 20 0 39 0 87 0 153 0 230 0 306 0 372 0 419 0 438 Z N"/>
            </draw:custom-shape>
            <draw:custom-shape draw:style-name="Mgr6" draw:text-style-name="MP5" draw:layer="backgroundobjects" svg:width="0.007cm" svg:height="0.67cm" svg:x="5.332cm" svg:y="3.187cm">
              <text:p/>
              <draw:enhanced-geometry svg:viewBox="0 0 15 1009" draw:type="non-primitive" draw:enhanced-path="M 0 1009 L 2 1000 7 982 13 963 15 954 15 945 15 916 15 871 15 812 15 744 15 667 14 585 14 501 14 417 14 334 14 258 14 189 14 132 14 87 14 58 14 47 14 40 13 24 12 15 11 8 8 3 6 0 5 2 4 3 3 5 3 8 1 15 1 24 0 40 0 47 0 58 0 89 0 136 0 198 0 270 0 351 0 439 0 529 0 618 0 705 0 786 0 858 0 920 0 968 0 998 0 1009 Z N"/>
            </draw:custom-shape>
            <draw:custom-shape draw:style-name="Mgr6" draw:text-style-name="MP5" draw:layer="backgroundobjects" svg:width="0.008cm" svg:height="0.679cm" svg:x="5.444cm" svg:y="3.178cm">
              <text:p/>
              <draw:enhanced-geometry svg:viewBox="0 0 13 1007" draw:type="non-primitive" draw:enhanced-path="M 1 957 L 2 965 7 983 11 1000 13 1007 13 997 13 967 13 919 13 858 13 785 13 704 13 618 13 528 13 439 13 352 13 271 13 199 13 137 13 90 13 59 13 48 12 41 12 25 11 15 10 8 9 2 7 0 5 2 2 8 1 15 1 25 0 41 0 48 0 59 0 88 0 132 0 190 0 259 0 336 0 418 0 503 0 587 0 669 0 746 0 815 0 873 0 918 0 946 1 957 Z N"/>
            </draw:custom-shape>
            <draw:custom-shape draw:style-name="Mgr6" draw:text-style-name="MP5" draw:layer="backgroundobjects" svg:width="0.008cm" svg:height="0.278cm" svg:x="5.14cm" svg:y="3.143cm">
              <text:p/>
              <draw:enhanced-geometry svg:viewBox="0 0 14 417" draw:type="non-primitive" draw:enhanced-path="M 0 349 L 2 360 6 383 12 407 14 417 14 401 14 356 14 292 14 219 14 147 13 83 13 38 13 21 13 18 13 11 12 7 11 4 8 2 6 0 4 2 2 4 1 7 1 11 0 18 0 21 0 36 0 73 0 125 0 185 0 246 0 298 0 335 0 349 Z N"/>
            </draw:custom-shape>
            <draw:custom-shape draw:style-name="Mgr6" draw:text-style-name="MP5" draw:layer="backgroundobjects" svg:width="0.008cm" svg:height="0.173cm" svg:x="4.887cm" svg:y="2.996cm">
              <text:p/>
              <draw:enhanced-geometry svg:viewBox="0 0 20 262" draw:type="non-primitive" draw:enhanced-path="M 1 208 L 3 216 10 235 17 253 20 262 20 251 20 223 20 183 20 137 20 91 20 51 20 22 20 11 19 9 18 5 17 3 16 2 14 0 10 0 7 0 4 2 3 3 1 5 0 9 0 11 0 20 0 42 0 74 0 109 0 146 1 178 1 200 1 208 Z N"/>
            </draw:custom-shape>
            <draw:custom-shape draw:style-name="Mgr6" draw:text-style-name="MP5" draw:layer="backgroundobjects" svg:width="0.009cm" svg:height="0.096cm" svg:x="4.79cm" svg:y="2.96cm">
              <text:p/>
              <draw:enhanced-geometry svg:viewBox="0 0 17 144" draw:type="non-primitive" draw:enhanced-path="M 0 115 L 8 129 17 144 17 123 17 76 17 29 17 8 17 7 16 5 14 1 8 0 3 1 1 5 0 7 0 8 0 24 0 61 0 97 0 115 Z N"/>
            </draw:custom-shape>
            <draw:custom-shape draw:style-name="Mgr6" draw:text-style-name="MP5" draw:layer="backgroundobjects" svg:width="0.007cm" svg:height="0.592cm" svg:x="4.147cm" svg:y="3.221cm">
              <text:p/>
              <draw:enhanced-geometry svg:viewBox="0 0 16 881" draw:type="non-primitive" draw:enhanced-path="M 0 842 L 2 848 7 861 13 875 16 881 15 872 15 845 15 803 15 750 15 687 15 615 15 540 15 462 15 384 15 308 15 238 15 174 15 120 15 79 15 52 15 44 15 36 14 21 13 14 12 6 11 1 7 0 5 1 4 6 2 14 2 21 1 36 1 44 1 52 1 78 1 117 1 168 1 228 1 295 0 368 0 443 0 516 0 589 0 656 0 717 0 768 0 808 0 832 0 842 Z N"/>
            </draw:custom-shape>
            <draw:custom-shape draw:style-name="Mgr6" draw:text-style-name="MP5" draw:layer="backgroundobjects" svg:width="0.017cm" svg:height="0.157cm" svg:x="4.591cm" svg:y="2.986cm">
              <text:p/>
              <draw:enhanced-geometry svg:viewBox="0 0 22 231" draw:type="non-primitive" draw:enhanced-path="M 22 191 L 22 183 22 162 22 133 22 100 22 67 22 38 22 18 22 10 22 8 21 5 19 3 17 1 14 0 11 0 8 0 5 1 2 3 1 5 0 8 0 10 0 20 0 44 0 80 0 120 0 161 0 197 0 222 0 231 5 222 11 210 16 199 22 191 Z N"/>
            </draw:custom-shape>
            <draw:custom-shape draw:style-name="Mgr6" draw:text-style-name="MP5" draw:layer="backgroundobjects" svg:width="0.008cm" svg:height="0.086cm" svg:x="4.686cm" svg:y="2.96cm">
              <text:p/>
              <draw:enhanced-geometry svg:viewBox="0 0 15 134" draw:type="non-primitive" draw:enhanced-path="M 0 134 L 8 122 15 110 15 94 15 59 15 23 15 7 15 6 14 4 12 1 8 0 3 1 1 4 0 6 0 7 0 27 0 71 0 115 0 134 Z N"/>
            </draw:custom-shape>
            <draw:custom-shape draw:style-name="Mgr6" draw:text-style-name="MP5" draw:layer="backgroundobjects" svg:width="0.008cm" svg:height="0.617cm" svg:x="4.05cm" svg:y="4.249cm">
              <text:p/>
              <draw:enhanced-geometry svg:viewBox="0 0 10 920" draw:type="non-primitive" draw:enhanced-path="M 0 920 L 5 920 10 920 10 909 10 881 10 839 10 782 10 716 10 642 10 563 10 481 10 399 10 320 10 247 10 179 10 124 10 80 10 52 10 43 10 36 9 21 9 14 8 6 7 2 5 0 3 2 2 6 1 14 0 21 0 36 0 43 0 52 0 80 0 124 0 179 0 247 0 320 0 399 0 481 0 563 0 642 0 716 0 782 0 839 0 881 0 909 0 920 Z N"/>
            </draw:custom-shape>
            <draw:custom-shape draw:style-name="Mgr6" draw:text-style-name="MP5" draw:layer="backgroundobjects" svg:width="0.007cm" svg:height="0.609cm" svg:x="4.147cm" svg:y="4.257cm">
              <text:p/>
              <draw:enhanced-geometry svg:viewBox="0 0 13 911" draw:type="non-primitive" draw:enhanced-path="M 0 911 L 6 911 13 911 13 901 13 874 13 831 13 775 13 709 13 636 13 558 13 477 13 396 13 317 13 243 13 178 13 123 13 79 13 52 13 41 13 35 12 20 11 13 10 6 8 1 6 0 4 1 2 6 1 13 0 20 0 35 0 41 0 52 0 79 0 123 0 178 0 243 0 317 0 396 0 477 0 558 0 636 0 709 0 775 0 831 0 874 0 901 0 911 Z N"/>
            </draw:custom-shape>
            <draw:custom-shape draw:style-name="Mgr6" draw:text-style-name="MP5" draw:layer="backgroundobjects" svg:width="0.008cm" svg:height="0.608cm" svg:x="5.426cm" svg:y="4.293cm">
              <text:p/>
              <draw:enhanced-geometry svg:viewBox="0 0 13 907" draw:type="non-primitive" draw:enhanced-path="M 0 907 L 7 907 13 907 13 897 13 870 13 827 13 772 13 707 13 633 13 555 13 475 13 394 13 316 13 243 13 177 13 123 13 80 13 53 13 43 13 35 12 22 11 13 10 7 9 1 7 0 5 1 2 7 1 13 0 22 0 35 0 43 0 53 0 80 0 123 0 177 0 243 0 316 0 394 0 475 0 555 0 633 0 707 0 772 0 827 0 870 0 897 0 907 Z N"/>
            </draw:custom-shape>
            <draw:custom-shape draw:style-name="Mgr6" draw:text-style-name="MP5" draw:layer="backgroundobjects" svg:width="0.007cm" svg:height="0.617cm" svg:x="5.332cm" svg:y="4.293cm">
              <text:p/>
              <draw:enhanced-geometry svg:viewBox="0 0 14 921" draw:type="non-primitive" draw:enhanced-path="M 0 921 L 7 921 14 921 14 911 14 883 14 839 14 784 14 717 14 643 14 564 14 482 14 400 14 321 14 246 14 180 14 124 14 81 14 53 14 43 14 36 13 21 12 14 10 6 9 2 7 0 4 2 3 6 2 14 1 21 0 36 0 43 0 53 0 81 0 124 0 180 0 246 0 321 0 400 0 482 0 564 0 643 0 717 0 784 0 839 0 883 0 911 0 921 Z N"/>
            </draw:custom-shape>
            <draw:custom-shape draw:style-name="Mgr6" draw:text-style-name="MP5" draw:layer="backgroundobjects" svg:width="0.007cm" svg:height="0.137cm" svg:x="5.148cm" svg:y="4.998cm">
              <text:p/>
              <draw:enhanced-geometry svg:viewBox="0 0 22 210" draw:type="non-primitive" draw:enhanced-path="M 20 210 L 17 185 13 156 9 125 5 94 1 65 0 40 0 29 1 19 3 12 5 6 7 3 9 1 10 0 12 1 15 5 17 13 20 25 21 40 22 57 22 75 22 114 22 154 21 187 20 210 Z N"/>
            </draw:custom-shape>
            <draw:custom-shape draw:style-name="Mgr6" draw:text-style-name="MP5" draw:layer="backgroundobjects" svg:width="0.025cm" svg:height="0.13cm" svg:x="4.364cm" svg:y="4.98cm">
              <text:p/>
              <draw:enhanced-geometry svg:viewBox="0 0 42 191" draw:type="non-primitive" draw:enhanced-path="M 0 191 L 0 183 0 164 0 137 0 106 0 77 0 49 0 31 0 23 3 14 9 7 11 4 14 3 17 1 20 0 23 0 26 1 29 2 32 3 34 5 38 8 40 11 42 16 38 37 31 59 25 81 18 102 12 123 7 146 2 168 0 191 Z N"/>
            </draw:custom-shape>
            <draw:custom-shape draw:style-name="Mgr6" draw:text-style-name="MP5" draw:layer="backgroundobjects" svg:width="0.086cm" svg:height="0.113cm" svg:x="4.513cm" svg:y="2.142cm">
              <text:p/>
              <draw:enhanced-geometry svg:viewBox="0 0 142 175" draw:type="non-primitive" draw:enhanced-path="M 0 5 L 71 175 142 0 0 5 Z N"/>
            </draw:custom-shape>
            <draw:custom-shape draw:style-name="Mgr6" draw:text-style-name="MP5" draw:layer="backgroundobjects" svg:width="0.088cm" svg:height="0.113cm" svg:x="4.712cm" svg:y="2.151cm">
              <text:p/>
              <draw:enhanced-geometry svg:viewBox="0 0 141 175" draw:type="non-primitive" draw:enhanced-path="M 0 7 L 69 175 141 0 0 7 Z N"/>
            </draw:custom-shape>
            <draw:custom-shape draw:style-name="Mgr6" draw:text-style-name="MP5" draw:layer="backgroundobjects" svg:width="0.096cm" svg:height="0.113cm" svg:x="4.903cm" svg:y="2.151cm">
              <text:p/>
              <draw:enhanced-geometry svg:viewBox="0 0 141 175" draw:type="non-primitive" draw:enhanced-path="M 0 7 L 69 175 141 0 0 7 Z N"/>
            </draw:custom-shape>
            <draw:custom-shape draw:style-name="Mgr6" draw:text-style-name="MP5" draw:layer="backgroundobjects" svg:width="0.025cm" svg:height="0.372cm" svg:x="3.049cm" svg:y="3.039cm">
              <text:p/>
              <draw:enhanced-geometry svg:viewBox="0 0 37 561" draw:type="non-primitive" draw:enhanced-path="M 14 0 L 0 561 37 561 14 0 Z N"/>
            </draw:custom-shape>
            <draw:custom-shape draw:style-name="Mgr6" draw:text-style-name="MP5" draw:layer="backgroundobjects" svg:width="0.035cm" svg:height="0.582cm" svg:x="6.41cm" svg:y="3.039cm">
              <text:p/>
              <draw:enhanced-geometry svg:viewBox="0 0 49 877" draw:type="non-primitive" draw:enhanced-path="M 17 0 L 0 549 10 561 17 877 30 877 30 557 49 553 17 0 Z N"/>
            </draw:custom-shape>
            <draw:custom-shape draw:style-name="Mgr6" draw:text-style-name="MP5" draw:layer="backgroundobjects" svg:width="0.008cm" svg:height="0.712cm" svg:x="2.806cm" svg:y="3.632cm">
              <text:p/>
              <draw:enhanced-geometry svg:viewBox="0 0 21600 21600" draw:type="rectangle" draw:enhanced-path="M 0 0 L 21600 0 21600 21600 0 21600 0 0 Z N"/>
            </draw:custom-shape>
            <draw:custom-shape draw:style-name="Mgr6" draw:text-style-name="MP5" draw:layer="backgroundobjects" svg:width="0.008cm" svg:height="0.715cm" svg:x="6.673cm" svg:y="3.639cm">
              <text:p/>
              <draw:enhanced-geometry svg:viewBox="0 0 21600 21600" draw:type="rectangle" draw:enhanced-path="M 0 0 L 21600 0 21600 21600 0 21600 0 0 Z N"/>
            </draw:custom-shape>
            <draw:custom-shape draw:style-name="Mgr6" draw:text-style-name="MP5" draw:layer="backgroundobjects" svg:width="0.018cm" svg:height="0.079cm" svg:x="6.541cm" svg:y="4.231cm">
              <text:p/>
              <draw:enhanced-geometry svg:viewBox="0 0 29 121" draw:type="non-primitive" draw:enhanced-path="M 29 121 L 29 103 29 63 29 24 29 7 29 6 27 3 23 1 14 0 7 1 2 3 0 6 0 7 0 24 0 63 0 103 0 121 14 121 29 121 Z N"/>
            </draw:custom-shape>
            <draw:custom-shape draw:style-name="Mgr6" draw:text-style-name="MP5" draw:layer="backgroundobjects" svg:width="0.017cm" svg:height="0.156cm" svg:x="5.052cm" svg:y="4.058cm">
              <text:p/>
              <draw:enhanced-geometry svg:viewBox="0 0 22 239" draw:type="non-primitive" draw:enhanced-path="M 21 239 L 17 238 13 236 10 233 7 229 5 224 3 220 2 213 1 207 0 192 1 176 2 158 4 140 9 100 16 62 18 44 20 28 21 13 21 0 22 21 22 49 22 80 22 114 21 149 21 182 21 213 21 239 Z N"/>
            </draw:custom-shape>
            <draw:custom-shape draw:style-name="Mgr6" draw:text-style-name="MP5" draw:layer="backgroundobjects" svg:width="0.033cm" svg:height="0.122cm" svg:x="4.418cm" svg:y="4.084cm">
              <text:p/>
              <draw:enhanced-geometry svg:viewBox="0 0 41 177" draw:type="non-primitive" draw:enhanced-path="M 0 177 L 8 176 16 174 21 172 27 169 31 166 35 163 37 159 39 154 40 149 41 144 41 138 40 133 38 121 34 109 24 81 14 52 8 38 5 24 3 12 3 0 2 18 1 39 1 61 1 83 1 106 1 130 1 153 0 177 Z N"/>
            </draw:custom-shape>
            <draw:custom-shape draw:style-name="Mgr6" draw:text-style-name="MP5" draw:layer="backgroundobjects" svg:width="0.017cm" svg:height="0.138cm" svg:x="4.408cm" svg:y="4.38cm">
              <text:p/>
              <draw:enhanced-geometry svg:viewBox="0 0 38 212" draw:type="non-primitive" draw:enhanced-path="M 3 212 L 3 204 2 184 2 154 1 121 1 88 1 58 0 38 0 30 15 15 30 0 30 11 30 24 31 37 32 49 35 77 38 107 38 121 37 136 34 150 32 164 27 176 22 189 17 196 13 201 9 206 3 212 Z N"/>
            </draw:custom-shape>
            <draw:custom-shape draw:style-name="Mgr6" draw:text-style-name="MP5" draw:layer="backgroundobjects" svg:width="0.017cm" svg:height="0.053cm" svg:x="5cm" svg:y="4.413cm">
              <text:p/>
              <draw:enhanced-geometry svg:viewBox="0 0 26 68" draw:type="non-primitive" draw:enhanced-path="M 26 68 L 17 55 7 43 3 35 1 28 0 23 1 20 1 16 3 12 13 5 23 0 24 7 25 15 26 23 26 33 26 50 26 68 Z N"/>
            </draw:custom-shape>
            <draw:custom-shape draw:style-name="Mgr6" draw:text-style-name="MP5" draw:layer="backgroundobjects" svg:width="0.026cm" svg:height="0.093cm" svg:x="5.079cm" svg:y="4.459cm">
              <text:p/>
              <draw:enhanced-geometry svg:viewBox="0 0 35 144" draw:type="non-primitive" draw:enhanced-path="M 35 144 L 25 137 17 130 11 121 7 112 3 104 1 95 0 86 0 77 1 58 3 39 5 29 5 20 5 10 3 0 8 1 19 5 30 8 35 9 35 30 35 76 35 123 35 144 Z N"/>
            </draw:custom-shape>
            <draw:custom-shape draw:style-name="Mgr6" draw:text-style-name="MP5" draw:layer="backgroundobjects" svg:width="0.025cm" svg:height="0.207cm" svg:x="4.356cm" svg:y="4.398cm">
              <text:p/>
              <draw:enhanced-geometry svg:viewBox="0 0 44 301" draw:type="non-primitive" draw:enhanced-path="M 44 0 L 41 18 39 37 38 56 37 75 38 114 39 155 39 175 39 194 38 214 36 233 33 251 29 268 24 285 17 301 16 288 14 254 11 206 9 151 6 96 3 48 0 14 0 1 7 1 22 0 38 0 44 0 Z N"/>
            </draw:custom-shape>
            <draw:custom-shape draw:style-name="Mgr6" draw:text-style-name="MP5" draw:layer="backgroundobjects" svg:width="0.904cm" svg:height="0.632cm" svg:x="4.295cm" svg:y="3.588cm">
              <text:p/>
              <draw:enhanced-geometry svg:viewBox="0 0 1358 955" draw:type="non-primitive" draw:enhanced-path="M 1355 950 L 1343 945 1328 939 1320 936 1312 932 1303 929 1296 928 1297 876 1298 824 1298 771 1298 719 1296 667 1294 616 1291 591 1288 565 1285 541 1282 516 1276 492 1272 468 1266 445 1259 421 1252 399 1243 377 1235 355 1225 334 1213 313 1202 292 1189 273 1175 254 1160 236 1143 219 1126 202 1107 186 1087 170 1068 154 1048 140 1028 126 1006 113 986 100 964 89 942 78 921 68 899 59 876 50 853 43 830 36 807 30 783 26 761 21 736 18 713 16 689 14 666 14 641 14 618 16 594 18 570 21 546 27 522 32 498 38 475 46 450 54 427 65 403 76 380 87 360 98 341 111 323 123 305 137 288 149 271 164 255 179 239 194 223 210 209 226 195 242 181 259 168 277 157 296 145 314 133 332 123 351 114 370 104 389 97 410 89 430 82 450 75 472 70 492 66 513 61 535 58 556 56 577 54 599 54 621 54 642 54 665 54 675 54 705 54 747 54 795 54 843 54 884 54 913 54 925 53 927 52 930 50 932 47 935 39 939 32 942 23 945 16 948 8 952 4 955 4 914 4 873 3 832 2 792 1 751 0 711 0 672 1 633 3 594 7 557 10 539 15 521 19 503 23 485 29 467 36 450 42 434 51 417 59 401 70 385 81 369 94 354 106 332 120 310 135 290 150 269 166 250 183 230 200 211 218 193 237 176 256 159 275 143 295 127 317 112 338 98 359 85 382 73 404 62 428 51 451 42 475 32 499 25 524 18 548 12 574 7 600 4 625 1 651 0 678 0 704 1 731 3 758 6 785 11 820 19 854 29 888 39 921 50 954 63 986 78 1017 93 1047 110 1077 128 1105 148 1131 170 1157 192 1170 205 1181 218 1193 230 1204 244 1215 258 1225 272 1235 287 1244 303 1256 320 1268 337 1279 355 1288 373 1297 393 1304 412 1312 431 1318 450 1324 471 1330 491 1334 511 1338 531 1346 573 1350 616 1353 658 1355 701 1357 744 1358 786 1357 870 1355 950 Z N"/>
            </draw:custom-shape>
            <draw:custom-shape draw:style-name="Mgr6" draw:text-style-name="MP5" draw:layer="backgroundobjects" svg:width="0.784cm" svg:height="0.602cm" svg:x="4.346cm" svg:y="3.604cm">
              <text:p/>
              <draw:enhanced-geometry svg:viewBox="0 0 1173 896" draw:type="non-primitive" draw:enhanced-path="M 857 67 L 872 67 886 67 911 85 938 104 963 126 987 147 1011 171 1033 195 1054 220 1075 246 1094 274 1111 303 1126 332 1140 363 1145 379 1151 395 1156 411 1161 427 1164 444 1167 461 1171 478 1173 495 1166 462 1158 429 1147 396 1134 363 1119 331 1102 300 1094 285 1084 270 1074 255 1064 240 1052 226 1042 212 1029 198 1017 186 1004 173 990 160 977 148 963 136 949 126 934 115 918 106 902 96 886 87 870 79 853 70 834 64 834 70 834 76 856 91 876 106 895 120 913 138 932 155 950 173 966 191 982 210 996 230 1008 251 1021 272 1032 294 1042 317 1049 339 1056 363 1061 387 1056 387 1052 387 1046 360 1037 335 1028 309 1017 285 1004 260 990 237 975 214 959 194 941 174 923 155 903 138 881 123 860 108 838 96 814 85 790 76 815 102 840 130 851 143 862 158 873 172 882 187 892 202 901 216 908 232 916 250 922 267 927 284 933 302 937 320 929 299 921 277 910 255 900 234 887 211 873 191 859 170 843 150 826 131 808 113 788 97 769 82 748 69 727 57 716 53 704 48 693 45 682 41 686 52 692 62 700 71 708 81 717 92 725 101 734 112 743 124 746 136 753 165 761 193 765 207 760 208 755 207 752 206 750 204 748 200 746 196 745 192 745 188 743 177 742 166 739 157 736 149 727 131 716 113 703 96 689 80 681 72 673 66 665 60 656 54 646 50 637 46 627 43 618 41 613 48 611 54 608 61 607 68 605 84 604 100 605 134 605 168 606 172 606 174 605 176 604 177 598 179 592 181 589 173 587 164 586 156 586 146 586 128 588 110 589 92 590 75 589 66 588 57 586 49 582 41 569 46 556 51 544 59 533 67 524 76 514 86 506 97 498 109 483 133 470 159 460 184 449 209 448 197 449 187 450 175 453 163 455 152 460 142 464 131 468 122 474 111 480 101 486 93 494 83 510 66 527 50 514 48 503 49 496 50 488 52 482 54 476 56 468 59 459 61 447 68 437 77 427 85 417 95 399 114 382 135 352 177 325 216 317 237 307 262 301 276 293 289 286 301 276 311 276 294 278 277 281 261 287 245 293 229 301 214 310 199 320 184 330 171 342 157 354 143 366 130 390 104 414 80 407 79 400 79 393 80 387 81 374 85 361 93 336 108 311 124 293 140 276 157 260 174 244 192 230 210 217 229 206 250 194 270 184 290 175 311 165 333 158 354 143 397 130 442 134 413 139 384 147 356 156 328 167 301 180 274 194 248 210 223 227 199 245 176 264 154 286 133 307 114 330 97 354 81 379 67 379 65 379 64 365 67 350 71 337 76 323 81 309 87 296 94 284 101 271 109 246 126 223 144 200 165 179 187 159 210 139 235 121 259 104 285 88 311 74 338 60 365 49 390 39 420 32 450 25 481 20 512 17 544 14 576 13 609 13 642 14 708 17 772 20 835 21 896 13 895 6 895 4 820 2 745 1 706 0 668 0 628 1 590 3 551 6 514 9 496 11 477 14 459 19 441 23 422 28 405 34 387 40 370 46 354 55 337 64 321 72 305 82 288 91 272 102 257 113 241 124 226 136 212 149 197 162 184 175 171 188 158 203 146 217 133 232 123 248 111 263 100 279 91 295 81 312 71 329 63 346 55 364 48 381 40 399 34 417 28 434 22 452 18 471 14 490 9 508 6 526 4 545 2 563 0 604 2 644 5 684 9 722 15 742 19 760 23 779 29 797 34 815 40 832 47 849 55 866 64 861 65 857 67 Z N"/>
            </draw:custom-shape>
            <draw:custom-shape draw:style-name="Mgr6" draw:text-style-name="MP5" draw:layer="backgroundobjects" svg:width="0.007cm" svg:height="0.026cm" svg:x="4.696cm" svg:y="3.682cm">
              <text:p/>
              <draw:enhanced-geometry svg:viewBox="0 0 22 42" draw:type="non-primitive" draw:enhanced-path="M 21 38 L 11 39 2 42 0 35 1 30 2 25 5 19 12 10 20 0 22 10 22 19 21 28 21 38 Z N"/>
            </draw:custom-shape>
            <draw:custom-shape draw:style-name="Mgr6" draw:text-style-name="MP5" draw:layer="backgroundobjects" svg:width="0.027cm" svg:height="0.026cm" svg:x="4.773cm" svg:y="3.682cm">
              <text:p/>
              <draw:enhanced-geometry svg:viewBox="0 0 33 37" draw:type="non-primitive" draw:enhanced-path="M 33 37 L 18 34 3 32 1 25 0 16 1 9 2 0 9 2 14 6 18 9 22 13 28 25 33 37 Z N"/>
            </draw:custom-shape>
            <draw:custom-shape draw:style-name="Mgr6" draw:text-style-name="MP5" draw:layer="backgroundobjects" svg:width="0.025cm" svg:height="0.035cm" svg:x="4.599cm" svg:y="3.7cm">
              <text:p/>
              <draw:enhanced-geometry svg:viewBox="0 0 36 52" draw:type="non-primitive" draw:enhanced-path="M 0 52 L 1 44 4 36 7 29 12 22 18 16 23 11 30 5 36 0 30 15 25 32 21 39 17 46 14 48 9 50 5 51 0 52 Z N"/>
            </draw:custom-shape>
            <draw:custom-shape draw:style-name="Mgr6" draw:text-style-name="MP5" draw:layer="backgroundobjects" svg:width="0.033cm" svg:height="0.043cm" svg:x="4.87cm" svg:y="3.709cm">
              <text:p/>
              <draw:enhanced-geometry svg:viewBox="0 0 44 65" draw:type="non-primitive" draw:enhanced-path="M 44 65 L 39 62 26 55 15 47 8 43 7 36 4 21 1 8 0 0 13 14 26 29 33 37 37 46 41 56 44 65 Z N"/>
            </draw:custom-shape>
            <draw:custom-shape draw:style-name="Mgr6" draw:text-style-name="MP5" draw:layer="backgroundobjects" svg:width="0.076cm" svg:height="0.163cm" svg:x="4.461cm" svg:y="3.719cm">
              <text:p/>
              <draw:enhanced-geometry svg:viewBox="0 0 120 241" draw:type="non-primitive" draw:enhanced-path="M 73 118 L 61 137 37 179 11 221 0 241 3 229 6 216 10 201 15 185 28 152 43 116 52 99 61 80 70 64 80 48 90 35 100 21 109 10 120 0 106 26 92 55 86 70 80 86 75 101 73 118 Z N"/>
            </draw:custom-shape>
            <draw:custom-shape draw:style-name="Mgr6" draw:text-style-name="MP5" draw:layer="backgroundobjects" svg:width="0.071cm" svg:height="0.426cm" svg:x="4.371cm" svg:y="3.787cm">
              <text:p/>
              <draw:enhanced-geometry svg:viewBox="0 0 103 636" draw:type="non-primitive" draw:enhanced-path="M 28 636 L 14 622 1 608 3 568 3 529 3 488 1 448 0 407 0 367 0 326 3 287 6 248 10 210 13 191 18 171 23 153 28 135 34 117 41 99 48 82 57 65 68 48 78 32 90 16 103 0 92 18 83 36 74 54 67 73 60 91 54 111 50 129 45 148 41 167 38 186 36 206 34 226 31 264 30 305 31 385 34 467 34 509 34 550 31 593 28 636 Z N"/>
            </draw:custom-shape>
            <draw:custom-shape draw:style-name="Mgr6" draw:text-style-name="MP5" draw:layer="backgroundobjects" svg:width="0.043cm" svg:height="0.078cm" svg:x="4.974cm" svg:y="3.77cm">
              <text:p/>
              <draw:enhanced-geometry svg:viewBox="0 0 58 120" draw:type="non-primitive" draw:enhanced-path="M 58 120 L 51 109 39 88 26 66 19 57 19 48 17 41 15 33 13 26 7 13 0 0 7 6 12 12 18 18 23 25 32 40 40 56 46 72 51 88 56 104 58 120 Z N"/>
            </draw:custom-shape>
            <draw:custom-shape draw:style-name="Mgr6" draw:text-style-name="MP5" draw:layer="backgroundobjects" svg:width="0.043cm" svg:height="0.34cm" svg:x="5.069cm" svg:y="3.831cm">
              <text:p/>
              <draw:enhanced-geometry svg:viewBox="0 0 66 517" draw:type="non-primitive" draw:enhanced-path="M 66 496 L 60 499 47 506 35 514 29 517 31 447 31 378 29 310 27 245 22 181 17 118 9 58 0 0 11 27 21 55 29 85 37 115 43 147 47 178 52 210 55 243 59 308 62 373 63 436 66 496 Z N"/>
            </draw:custom-shape>
            <draw:custom-shape draw:style-name="Mgr6" draw:text-style-name="MP5" draw:layer="backgroundobjects" svg:width="0.025cm" svg:height="0.147cm" svg:x="3.782cm" svg:y="4.666cm">
              <text:p/>
              <draw:enhanced-geometry svg:viewBox="0 0 28 218" draw:type="non-primitive" draw:enhanced-path="M 26 213 L 23 217 21 218 18 218 16 218 9 217 3 217 2 195 1 173 0 150 0 128 0 106 0 83 0 62 0 42 5 31 11 21 19 12 25 0 26 26 27 51 27 77 28 103 28 131 28 158 27 186 26 213 Z N"/>
            </draw:custom-shape>
            <draw:custom-shape draw:style-name="Mgr6" draw:text-style-name="MP5" draw:layer="backgroundobjects" svg:width="0.009cm" svg:height="0.14cm" svg:x="3.859cm" svg:y="4.666cm">
              <text:p/>
              <draw:enhanced-geometry svg:viewBox="0 0 25 206" draw:type="non-primitive" draw:enhanced-path="M 25 203 L 22 205 20 206 16 206 13 206 7 206 0 206 0 197 0 174 0 141 0 104 0 65 0 32 0 10 0 0 12 9 25 17 25 25 25 46 25 76 25 110 25 144 25 174 25 195 25 203 Z N"/>
            </draw:custom-shape>
            <draw:custom-shape draw:style-name="Mgr6" draw:text-style-name="MP5" draw:layer="backgroundobjects" svg:width="0.018cm" svg:height="0.147cm" svg:x="3.72cm" svg:y="4.666cm">
              <text:p/>
              <draw:enhanced-geometry svg:viewBox="0 0 29 220" draw:type="non-primitive" draw:enhanced-path="M 3 0 L 27 14 29 220 0 220 3 0 Z N"/>
            </draw:custom-shape>
            <draw:custom-shape draw:style-name="Mgr6" draw:text-style-name="MP5" draw:layer="backgroundobjects" svg:width="0.017cm" svg:height="0.14cm" svg:x="3.92cm" svg:y="4.666cm">
              <text:p/>
              <draw:enhanced-geometry svg:viewBox="0 0 26 199" draw:type="non-primitive" draw:enhanced-path="M 0 17 L 26 0 26 199 0 181 0 17 Z N"/>
            </draw:custom-shape>
            <draw:custom-shape draw:style-name="Mgr6" draw:text-style-name="MP5" draw:layer="backgroundobjects" svg:width="0.018cm" svg:height="0.157cm" svg:x="5.835cm" svg:y="4.815cm">
              <text:p/>
              <draw:enhanced-geometry svg:viewBox="0 0 25 232" draw:type="non-primitive" draw:enhanced-path="M 0 0 L 3 8 9 23 12 30 16 38 19 40 21 42 23 44 25 44 25 53 25 73 25 104 25 138 25 172 25 202 25 223 25 232 13 224 0 218 0 208 0 184 0 149 0 109 0 70 0 34 0 10 0 0 Z N"/>
            </draw:custom-shape>
            <draw:custom-shape draw:style-name="Mgr6" draw:text-style-name="MP5" draw:layer="backgroundobjects" svg:width="0.018cm" svg:height="0.306cm" svg:x="3.337cm" svg:y="4.683cm">
              <text:p/>
              <draw:enhanced-geometry svg:viewBox="0 0 23 459" draw:type="non-primitive" draw:enhanced-path="M 21 93 L 0 0 0 459 23 459 21 93 Z N"/>
            </draw:custom-shape>
            <draw:custom-shape draw:style-name="Mgr6" draw:text-style-name="MP5" draw:layer="backgroundobjects" svg:width="0.018cm" svg:height="0.086cm" svg:x="3.649cm" svg:y="4.666cm">
              <text:p/>
              <draw:enhanced-geometry svg:viewBox="0 0 24 123" draw:type="non-primitive" draw:enhanced-path="M 0 14 L 21 0 24 123 0 97 0 14 Z N"/>
            </draw:custom-shape>
            <draw:custom-shape draw:style-name="Mgr6" draw:text-style-name="MP5" draw:layer="backgroundobjects" svg:width="0.018cm" svg:height="0.095cm" svg:x="5.888cm" svg:y="4.858cm">
              <text:p/>
              <draw:enhanced-geometry svg:viewBox="0 0 25 142" draw:type="non-primitive" draw:enhanced-path="M 25 15 L 2 0 0 142 25 112 25 15 Z N"/>
            </draw:custom-shape>
            <draw:custom-shape draw:style-name="Mgr7" draw:text-style-name="MP5" draw:layer="backgroundobjects" svg:width="0.183cm" svg:height="0.365cm" svg:x="3.092cm" svg:y="4.119cm">
              <text:p/>
              <draw:enhanced-geometry svg:viewBox="0 0 273 539" draw:type="non-primitive" draw:enhanced-path="M 0 539 L 139 0 273 320 N"/>
            </draw:custom-shape>
            <draw:custom-shape draw:style-name="Mgr7" draw:text-style-name="MP5" draw:layer="backgroundobjects" svg:width="0.156cm" svg:height="0.191cm" svg:x="3.337cm" svg:y="4.101cm">
              <text:p/>
              <draw:enhanced-geometry svg:viewBox="0 0 240 284" draw:type="non-primitive" draw:enhanced-path="M 0 284 L 122 0 240 217 N"/>
            </draw:custom-shape>
            <draw:custom-shape draw:style-name="Mgr7" draw:text-style-name="MP5" draw:layer="backgroundobjects" svg:width="0.158cm" svg:height="0.218cm" svg:x="3.562cm" svg:y="4.058cm">
              <text:p/>
              <draw:enhanced-geometry svg:viewBox="0 0 235 321" draw:type="non-primitive" draw:enhanced-path="M 0 270 L 109 0 235 321 N"/>
            </draw:custom-shape>
            <draw:custom-shape draw:style-name="Mgr7" draw:text-style-name="MP5" draw:layer="backgroundobjects" svg:width="0.173cm" svg:height="0.358cm" svg:x="3.807cm" svg:y="4.134cm">
              <text:p/>
              <draw:enhanced-geometry svg:viewBox="0 0 261 527" draw:type="non-primitive" draw:enhanced-path="M 0 269 L 78 0 261 527 N"/>
            </draw:custom-shape>
            <draw:custom-shape draw:style-name="Mgr7" draw:text-style-name="MP5" draw:layer="backgroundobjects" svg:width="0.181cm" svg:height="0.416cm" svg:x="5.523cm" svg:y="4.076cm">
              <text:p/>
              <draw:enhanced-geometry svg:viewBox="0 0 272 617" draw:type="non-primitive" draw:enhanced-path="M 0 617 L 144 0 272 348 N"/>
            </draw:custom-shape>
            <draw:custom-shape draw:style-name="Mgr7" draw:text-style-name="MP5" draw:layer="backgroundobjects" svg:width="0.163cm" svg:height="0.26cm" svg:x="5.758cm" svg:y="4.014cm">
              <text:p/>
              <draw:enhanced-geometry svg:viewBox="0 0 254 391" draw:type="non-primitive" draw:enhanced-path="M 0 391 L 137 0 254 328 N"/>
            </draw:custom-shape>
          </draw:g>
          <draw:custom-shape draw:style-name="Mgr7" draw:text-style-name="MP5" draw:layer="backgroundobjects" svg:width="0.18cm" svg:height="0.261cm" svg:x="5.978cm" svg:y="4.015cm">
            <text:p/>
            <draw:enhanced-geometry svg:viewBox="0 0 270 383" draw:type="non-primitive" draw:enhanced-path="M 0 319 L 141 0 270 383 N"/>
          </draw:custom-shape>
          <draw:custom-shape draw:style-name="Mgr7" draw:text-style-name="MP5" draw:layer="backgroundobjects" svg:width="0.2cm" svg:height="0.337cm" svg:x="6.195cm" svg:y="4.077cm">
            <text:p/>
            <draw:enhanced-geometry svg:viewBox="0 0 288 512" draw:type="non-primitive" draw:enhanced-path="M 0 335 L 130 0 288 512 N"/>
          </draw:custom-shape>
          <draw:custom-shape draw:style-name="Mgr6" draw:text-style-name="MP5" draw:layer="backgroundobjects" svg:width="0.347cm" svg:height="0.043cm" svg:x="3.356cm" svg:y="3.292cm">
            <text:p/>
            <draw:enhanced-geometry svg:viewBox="0 0 520 61" draw:type="non-primitive" draw:enhanced-path="M 479 61 L 460 61 411 61 340 61 259 61 178 61 108 61 59 61 39 61 31 61 23 59 17 56 11 53 6 48 2 43 0 38 0 31 0 25 2 20 6 14 11 10 17 6 23 4 31 1 39 0 59 0 108 0 178 0 259 0 340 0 411 0 460 0 479 0 488 1 495 4 502 6 508 10 512 14 517 20 519 25 520 31 519 38 516 44 511 49 506 54 500 57 493 59 486 61 479 61 Z N"/>
          </draw:custom-shape>
          <draw:custom-shape draw:style-name="Mgr6" draw:text-style-name="MP5" draw:layer="backgroundobjects" svg:width="0.408cm" svg:height="0.026cm" svg:x="5.76cm" svg:y="3.239cm">
            <text:p/>
            <draw:enhanced-geometry svg:viewBox="0 0 612 37" draw:type="non-primitive" draw:enhanced-path="M 0 20 L 25 0 592 1 612 20 592 37 25 36 0 20 Z N"/>
          </draw:custom-shape>
          <draw:custom-shape draw:style-name="Mgr6" draw:text-style-name="MP5" draw:layer="backgroundobjects" svg:width="0.408cm" svg:height="0.027cm" svg:x="5.768cm" svg:y="3.352cm">
            <text:p/>
            <draw:enhanced-geometry svg:viewBox="0 0 612 39" draw:type="non-primitive" draw:enhanced-path="M 0 20 L 25 0 590 1 612 20 590 39 25 38 0 20 Z N"/>
          </draw:custom-shape>
          <draw:custom-shape draw:style-name="Mgr6" draw:text-style-name="MP5" draw:layer="backgroundobjects" svg:width="0.349cm" svg:height="0.043cm" svg:x="5.794cm" svg:y="3.292cm">
            <text:p/>
            <draw:enhanced-geometry svg:viewBox="0 0 520 61" draw:type="non-primitive" draw:enhanced-path="M 480 61 L 461 61 412 61 340 61 260 61 179 61 108 61 58 61 40 61 32 60 24 59 18 56 11 53 7 47 3 43 1 37 0 30 1 25 3 20 7 14 11 9 18 6 24 2 32 1 40 0 58 0 108 0 179 0 260 0 340 0 412 0 461 0 480 0 487 1 495 2 502 6 508 9 513 14 516 20 520 25 520 30 518 38 516 44 512 49 507 54 500 57 493 59 486 60 480 61 Z N"/>
          </draw:custom-shape>
          <draw:custom-shape draw:style-name="Mgr6" draw:text-style-name="MP5" draw:layer="backgroundobjects" svg:width="0.043cm" svg:height="0.14cm" svg:x="4.731cm" svg:y="1.942cm">
            <text:p/>
            <draw:enhanced-geometry svg:viewBox="0 0 55 208" draw:type="non-primitive" draw:enhanced-path="M 0 208 L 9 208 27 208 46 208 55 208 55 200 55 177 55 145 55 109 55 73 55 41 55 18 55 10 54 7 51 4 47 3 43 1 37 0 27 0 19 0 11 1 7 3 4 4 0 7 0 10 0 18 0 41 0 73 0 109 0 145 0 177 0 200 0 208 Z N"/>
          </draw:custom-shape>
          <draw:custom-shape draw:style-name="Mgr6" draw:text-style-name="MP5" draw:layer="backgroundobjects" svg:width="0.036cm" svg:height="0.14cm" svg:x="4.94cm" svg:y="1.942cm">
            <text:p/>
            <draw:enhanced-geometry svg:viewBox="0 0 54 209" draw:type="non-primitive" draw:enhanced-path="M 0 209 L 8 209 27 209 45 209 54 209 54 201 54 177 54 146 54 109 54 73 54 41 54 18 54 10 54 9 51 4 48 3 42 1 36 0 27 0 18 0 11 1 6 3 3 4 0 9 0 10 0 18 0 41 0 73 0 109 0 146 0 177 0 201 0 209 Z N"/>
          </draw:custom-shape>
          <draw:custom-shape draw:style-name="Mgr6" draw:text-style-name="MP5" draw:layer="backgroundobjects" svg:width="0.157cm" svg:height="0.372cm" svg:x="4.374cm" svg:y="2.144cm">
            <text:p/>
            <draw:enhanced-geometry svg:viewBox="0 0 234 557" draw:type="non-primitive" draw:enhanced-path="M 169 513 L 150 513 109 512 66 511 47 511 47 502 47 481 48 451 48 416 49 382 50 352 50 331 50 322 55 316 62 310 68 305 75 301 84 299 93 296 101 294 110 294 118 294 127 295 135 298 143 301 150 304 158 308 164 312 169 319 169 327 169 349 169 380 169 416 169 451 169 483 169 505 169 513 Z M 74 175 L 81 179 88 182 92 183 96 184 101 184 106 183 101 168 97 152 103 152 116 152 128 152 134 152 130 166 126 181 131 181 143 181 154 181 160 181 160 187 160 198 160 210 160 215 144 210 128 204 129 209 131 221 133 232 134 237 128 237 116 237 103 237 97 237 103 223 109 209 103 209 92 209 80 209 74 209 74 204 74 192 74 180 74 175 Z M 134 0 L 124 19 99 60 84 83 71 103 59 119 53 128 48 134 40 144 32 157 24 170 10 193 4 204 4 219 3 258 3 314 2 376 1 441 0 496 0 534 0 549 9 550 35 550 70 551 112 553 153 555 190 556 215 556 225 557 225 542 226 501 227 446 229 382 230 318 231 262 232 223 234 208 229 198 217 175 201 142 184 103 166 66 150 33 138 9 134 0 Z N"/>
          </draw:custom-shape>
          <draw:custom-shape draw:style-name="Mgr6" draw:text-style-name="MP5" draw:layer="backgroundobjects" svg:width="0.234cm" svg:height="0.122cm" svg:x="4.297cm" svg:y="2.621cm">
            <text:p/>
            <draw:enhanced-geometry svg:viewBox="0 0 348 190" draw:type="non-primitive" draw:enhanced-path="M 301 118 L 293 116 284 112 274 108 263 104 265 110 268 125 272 139 274 146 267 146 251 146 235 146 229 146 230 140 234 128 237 117 239 111 232 111 218 111 203 111 197 111 197 105 197 90 197 76 197 70 205 74 214 78 218 79 223 80 229 80 235 79 234 74 232 60 230 47 229 41 235 41 251 41 267 41 274 41 271 47 267 59 262 71 260 76 266 76 281 76 295 76 301 76 301 83 301 96 301 111 301 118 Z M 148 116 L 139 114 129 110 120 106 109 102 110 108 114 123 118 137 120 143 112 143 96 143 81 143 74 143 76 138 79 126 82 115 85 108 78 108 63 108 49 108 43 108 43 102 43 88 43 73 43 67 50 72 59 76 64 77 70 78 75 78 81 77 80 72 77 58 75 45 74 39 81 39 96 39 112 39 120 39 118 44 112 57 108 69 106 74 112 74 126 74 141 74 148 74 148 80 148 95 148 109 148 116 Z M 341 0 L 327 0 287 0 233 0 171 0 108 0 54 0 14 0 0 0 0 8 0 30 0 60 0 95 0 131 0 160 0 183 0 190 43 190 87 190 132 190 177 190 222 190 266 189 287 187 308 186 328 184 347 181 347 156 347 133 347 110 348 88 348 67 347 45 345 23 341 0 Z N"/>
          </draw:custom-shape>
          <draw:custom-shape draw:style-name="Mgr6" draw:text-style-name="MP5" draw:layer="backgroundobjects" svg:width="0.227cm" svg:height="0.122cm" svg:x="4.984cm" svg:y="2.621cm">
            <text:p/>
            <draw:enhanced-geometry svg:viewBox="0 0 337 184" draw:type="non-primitive" draw:enhanced-path="M 150 116 L 141 114 131 110 122 107 111 102 113 108 116 123 121 137 122 144 115 144 99 144 83 144 77 144 78 138 81 126 86 115 87 109 80 109 66 109 51 109 45 109 45 103 45 88 45 74 45 68 53 72 62 76 66 78 72 78 77 78 83 78 82 72 80 59 78 45 77 40 83 40 99 40 115 40 122 40 120 45 115 57 110 69 108 74 114 74 129 74 143 74 150 74 150 80 150 95 150 109 150 116 Z M 304 118 L 296 116 286 112 277 109 266 105 267 111 271 125 274 140 277 147 269 147 253 147 238 147 231 147 233 141 236 128 239 117 241 111 235 111 220 111 206 111 200 111 200 105 200 90 200 76 200 70 207 75 216 78 221 80 225 80 232 82 238 80 237 74 234 61 232 47 231 42 238 42 253 42 269 42 277 42 274 47 269 59 265 71 263 76 269 76 283 76 298 76 304 76 304 83 304 98 304 111 304 118 Z M 10 0 L 5 22 2 45 1 69 0 92 1 116 2 139 4 163 7 184 20 184 58 184 111 184 172 184 233 184 286 184 324 184 337 184 337 176 337 155 337 126 337 92 337 58 337 29 337 8 337 0 324 0 286 0 234 0 173 0 113 0 61 0 24 0 10 0 Z N"/>
          </draw:custom-shape>
          <draw:custom-shape draw:style-name="Mgr6" draw:text-style-name="MP5" draw:layer="backgroundobjects" svg:width="0.35cm" svg:height="0.122cm" svg:x="4.583cm" svg:y="2.621cm">
            <text:p/>
            <draw:enhanced-geometry svg:viewBox="0 0 517 184" draw:type="non-primitive" draw:enhanced-path="M 470 116 L 462 114 452 110 441 106 432 102 433 108 437 123 440 137 441 143 435 143 419 143 404 143 396 143 397 138 402 126 405 115 407 109 401 109 386 109 372 109 365 109 365 102 365 88 365 73 365 67 373 72 381 76 386 77 391 78 397 78 404 77 403 72 400 58 397 45 396 39 404 39 419 39 435 39 441 39 439 44 435 57 429 69 427 74 435 74 449 74 464 74 470 74 470 80 470 95 470 109 470 116 Z M 318 118 L 310 116 300 112 291 109 280 105 281 111 285 125 289 140 291 147 283 147 267 147 252 147 245 147 247 141 250 128 253 117 255 111 249 111 234 111 220 111 213 111 213 105 213 90 213 76 213 70 221 75 230 78 235 80 239 80 246 82 251 80 250 74 248 61 246 47 245 42 252 42 267 42 283 42 291 42 289 47 283 59 278 71 276 76 282 76 297 76 312 76 318 76 318 83 318 98 318 111 318 118 Z M 152 116 L 143 114 134 110 124 107 113 102 115 108 119 123 122 137 124 144 117 144 102 144 86 144 78 144 80 138 84 126 87 115 89 109 83 109 68 109 54 109 47 109 47 103 47 88 47 74 47 68 55 72 63 76 69 78 74 78 79 78 86 78 85 72 83 59 79 45 78 40 86 40 102 40 117 40 124 40 122 45 117 57 112 69 110 74 117 74 131 74 145 74 152 74 152 80 152 95 152 109 152 116 Z M 0 0 L 0 184 517 184 517 0 0 0 Z N"/>
          </draw:custom-shape>
          <draw:custom-shape draw:style-name="Mgr6" draw:text-style-name="MP5" draw:layer="backgroundobjects" svg:width="0.14cm" svg:height="0.382cm" svg:x="4.583cm" svg:y="2.134cm">
            <text:p/>
            <draw:enhanced-geometry svg:viewBox="0 0 208 565" draw:type="non-primitive" draw:enhanced-path="M 108 0 L 7 220 0 563 206 565 208 228 108 0 Z M 166 522 L 146 521 104 520 62 519 43 519 43 510 43 489 44 459 44 425 45 391 45 360 46 338 46 331 51 324 58 318 64 314 72 310 80 306 88 304 96 303 105 302 113 302 122 304 130 305 139 309 146 312 154 316 160 321 166 327 166 335 166 357 166 389 166 424 166 460 166 491 166 513 166 522 Z M 68 185 L 75 189 81 192 86 193 90 194 94 194 99 193 95 177 91 162 96 162 109 162 122 162 127 162 123 176 119 190 124 190 136 190 147 190 153 190 153 196 153 207 153 219 153 224 138 220 122 213 123 218 125 230 126 241 127 247 122 247 109 247 96 247 91 247 96 233 102 219 96 219 85 219 73 219 68 219 68 214 68 202 68 190 68 185 Z N"/>
          </draw:custom-shape>
          <draw:custom-shape draw:style-name="Mgr6" draw:text-style-name="MP5" draw:layer="backgroundobjects" svg:width="0.138cm" svg:height="0.372cm" svg:x="4.785cm" svg:y="2.144cm">
            <text:p/>
            <draw:enhanced-geometry svg:viewBox="0 0 209 565" draw:type="non-primitive" draw:enhanced-path="M 108 0 L 8 220 0 563 207 565 209 228 108 0 Z M 167 522 L 148 522 105 521 62 520 44 519 44 512 44 490 44 460 45 425 46 391 46 360 47 339 47 331 53 325 59 318 65 314 73 310 82 307 89 305 98 303 106 302 115 303 123 305 132 307 140 309 148 312 154 316 161 322 167 327 167 335 167 358 167 389 167 425 167 460 167 492 167 514 167 522 Z M 62 182 L 69 186 76 189 79 190 84 191 89 191 93 190 89 175 85 159 91 159 104 159 117 159 122 159 118 173 114 187 119 187 131 187 142 187 148 187 148 193 148 204 148 216 148 221 132 217 117 211 118 216 119 227 121 238 122 244 117 244 104 244 91 244 85 244 91 230 96 216 91 216 79 216 68 216 62 216 62 211 62 199 62 187 62 182 Z N"/>
          </draw:custom-shape>
          <draw:custom-shape draw:style-name="Mgr6" draw:text-style-name="MP5" draw:layer="backgroundobjects" svg:width="0.148cm" svg:height="0.357cm" svg:x="4.984cm" svg:y="2.151cm">
            <text:p/>
            <draw:enhanced-geometry svg:viewBox="0 0 228 536" draw:type="non-primitive" draw:enhanced-path="M 68 163 L 74 167 82 170 85 171 89 172 94 172 99 171 95 156 90 140 97 140 109 140 121 140 127 140 124 154 119 168 125 168 136 168 148 168 153 168 153 174 153 185 153 197 153 202 137 198 121 192 122 197 125 208 127 219 127 225 121 225 109 225 97 225 90 225 97 211 102 197 97 197 85 197 73 197 68 197 68 192 68 180 68 168 68 163 Z M 225 224 L 99 0 0 202 0 536 228 535 225 224 Z M 175 496 L 156 496 114 495 71 494 52 494 52 485 52 464 53 434 53 400 54 364 55 335 55 313 55 305 61 298 67 293 74 288 82 283 89 281 98 278 106 277 115 277 124 277 132 278 141 280 148 282 156 287 163 291 169 295 175 300 175 309 175 331 175 362 175 399 175 434 175 466 175 487 175 496 Z N"/>
          </draw:custom-shape>
          <draw:custom-shape draw:style-name="Mgr6" draw:text-style-name="MP5" draw:layer="backgroundobjects" svg:width="0.574cm" svg:height="0.408cm" svg:x="4.471cm" svg:y="1.699cm">
            <text:p/>
            <draw:enhanced-geometry svg:viewBox="0 0 853 609" draw:type="non-primitive" draw:enhanced-path="M 722 0 L 716 13 699 46 675 92 649 145 621 199 598 245 580 278 574 290 568 278 550 245 524 199 495 145 465 92 440 46 422 13 415 0 409 13 393 47 370 94 343 149 318 202 294 250 278 283 272 296 266 283 250 250 227 202 200 149 175 94 151 47 135 13 129 0 124 13 109 47 88 94 65 149 40 202 20 250 5 283 0 296 0 310 0 345 0 395 0 453 0 510 0 560 0 597 0 609 5 609 16 607 27 605 32 604 32 593 33 565 33 525 33 478 34 432 34 392 35 363 35 352 35 350 35 344 36 340 37 334 40 329 43 324 49 318 54 314 63 309 72 304 84 301 97 298 113 296 132 296 150 296 166 298 180 301 192 304 201 309 209 314 216 318 221 324 225 329 227 334 229 340 230 344 231 350 231 352 231 363 231 393 230 433 230 481 229 528 229 570 229 599 229 609 241 609 268 609 294 609 307 609 307 599 308 570 308 528 309 481 310 433 311 393 312 363 312 352 314 350 316 344 318 340 321 334 325 329 331 324 337 318 345 314 353 309 364 304 375 301 389 298 405 296 422 296 441 296 456 298 469 301 481 304 491 309 498 314 505 318 510 324 514 329 517 334 520 340 522 344 523 350 523 352 523 363 523 393 523 433 523 481 523 528 523 570 523 599 523 609 537 609 569 609 601 609 615 609 615 599 616 570 616 528 616 481 617 433 617 393 618 363 618 352 618 350 621 344 625 334 634 324 639 318 647 314 654 309 664 304 674 301 687 298 701 296 717 296 733 296 747 298 759 301 769 304 779 309 787 314 794 318 799 324 807 334 812 344 814 350 814 352 814 363 815 393 815 433 815 481 816 528 816 570 816 599 817 609 823 609 835 609 846 609 853 609 852 597 852 560 852 510 851 453 851 395 850 345 850 310 850 296 844 283 829 250 809 202 785 149 763 94 743 47 728 13 722 0 Z M 164 221 L 150 217 135 210 136 216 138 226 142 237 143 242 137 242 126 242 114 242 109 242 112 229 116 216 111 216 100 216 89 216 84 216 84 210 84 200 84 188 84 184 90 187 97 191 100 192 104 192 109 192 113 192 111 177 109 162 114 162 126 162 137 162 143 162 137 175 132 189 137 189 148 189 160 189 164 189 164 194 164 205 164 216 164 221 Z M 758 219 L 744 215 728 208 729 214 732 224 735 236 736 240 731 240 719 240 706 240 701 240 705 228 710 214 704 214 694 214 682 214 678 214 678 198 678 182 683 186 690 189 694 190 698 190 702 190 706 189 704 175 701 160 706 160 719 160 731 160 736 160 731 174 726 187 731 187 742 187 752 187 758 187 758 192 758 203 758 215 758 219 Z M 458 219 L 444 215 428 208 430 214 432 224 435 236 436 240 431 240 419 240 408 240 402 240 405 228 410 214 404 214 394 214 383 214 378 214 378 198 378 182 383 186 390 189 394 190 398 190 402 190 406 189 404 175 402 160 408 160 419 160 431 160 436 160 431 174 426 187 431 187 442 187 453 187 458 187 458 192 458 203 458 215 458 219 Z N"/>
          </draw:custom-shape>
          <draw:custom-shape draw:style-name="Mgr6" draw:text-style-name="MP5" draw:layer="backgroundobjects" svg:width="0.382cm" svg:height="0.365cm" svg:x="3.339cm" svg:y="2.848cm">
            <text:p/>
            <draw:enhanced-geometry svg:viewBox="0 0 569 542" draw:type="non-primitive" draw:enhanced-path="M 481 1 L 476 13 468 43 454 86 439 135 424 185 410 227 402 258 397 270 387 270 376 271 371 259 360 228 344 185 325 135 307 85 291 42 279 12 275 0 271 12 261 43 247 86 232 137 216 187 202 231 192 262 188 274 179 274 169 274 166 262 156 231 142 188 126 138 110 87 96 44 87 13 84 1 79 13 71 44 57 87 42 138 27 188 13 231 3 262 0 274 0 285 0 316 0 358 0 408 0 458 0 500 0 530 0 542 6 542 16 542 27 542 32 542 32 532 32 507 32 470 32 428 32 386 32 350 32 323 32 314 32 307 37 293 40 287 46 281 49 277 54 275 59 274 64 274 74 274 95 274 117 274 126 274 130 274 135 275 139 277 143 281 150 287 154 293 160 307 163 314 163 323 163 350 163 386 163 428 163 470 163 507 163 532 163 542 168 542 180 542 191 542 197 542 197 532 197 507 197 470 197 428 197 386 197 350 197 323 197 314 198 307 202 293 204 290 206 287 209 283 213 281 217 277 222 275 228 274 235 274 249 274 280 274 311 274 325 274 330 274 335 275 340 277 345 281 351 287 357 293 363 307 365 314 365 323 365 350 365 386 365 428 365 470 365 507 365 532 365 542 372 542 387 542 402 542 408 542 408 532 408 507 408 470 408 428 408 386 408 350 408 323 408 314 409 307 412 293 414 290 417 287 419 283 423 281 426 277 430 275 436 274 442 274 452 274 473 274 495 274 505 274 509 274 515 275 518 277 521 281 527 287 530 293 532 307 533 314 533 323 533 350 533 386 533 428 533 470 533 507 533 532 533 542 538 542 551 542 564 542 569 542 569 530 569 500 569 458 569 408 569 358 569 316 569 285 569 274 565 262 555 231 542 188 524 138 508 87 495 44 484 13 481 1 Z M 443 203 L 444 210 446 217 450 223 455 228 460 233 467 237 473 239 481 239 488 239 496 237 502 233 507 228 512 223 516 217 518 210 518 203 518 195 515 188 512 181 507 176 502 172 496 169 488 166 481 165 473 166 467 169 460 172 455 176 450 181 446 188 444 195 443 203 Z M 315 198 L 314 191 312 185 309 178 305 173 298 169 293 164 285 162 278 162 270 162 264 164 258 169 252 173 247 178 244 185 242 191 240 198 242 206 244 213 247 220 252 225 258 229 264 233 270 235 278 236 285 235 293 233 298 229 305 225 309 220 312 213 314 206 315 198 Z M 46 203 L 47 210 49 218 53 224 57 229 62 234 69 237 76 239 84 240 91 240 98 238 105 234 110 229 114 224 118 218 120 211 121 204 121 196 119 189 114 183 110 177 105 173 98 170 91 167 84 166 76 167 70 170 63 173 58 177 53 182 49 189 47 196 46 203 Z N"/>
          </draw:custom-shape>
          <draw:custom-shape draw:style-name="Mgr6" draw:text-style-name="MP5" draw:layer="backgroundobjects" svg:width="0.383cm" svg:height="0.365cm" svg:x="5.768cm" svg:y="2.856cm">
            <text:p/>
            <draw:enhanced-geometry svg:viewBox="0 0 569 543" draw:type="non-primitive" draw:enhanced-path="M 520 196 L 519 188 517 181 514 174 508 169 503 165 496 162 490 159 483 158 475 159 468 162 461 165 456 169 452 174 448 181 446 188 445 196 446 203 448 210 452 216 456 221 461 226 468 230 475 232 483 232 490 232 496 230 503 226 508 221 514 216 517 210 519 203 520 196 Z M 316 191 L 315 184 313 178 310 171 305 166 300 162 294 157 287 155 280 155 272 155 265 157 258 162 253 166 249 171 246 178 243 184 242 191 243 199 246 206 249 213 253 218 258 222 265 226 272 228 280 229 287 228 294 226 300 222 305 218 310 213 313 206 315 199 316 191 Z M 122 197 L 121 189 119 182 115 175 111 170 106 166 99 163 92 160 85 159 78 160 70 163 64 166 59 170 54 175 51 182 49 189 48 197 49 204 51 211 54 217 59 222 64 227 70 230 78 233 85 233 92 233 99 230 106 227 111 222 115 217 119 211 121 204 122 197 Z M 397 270 L 385 271 375 271 370 260 360 229 343 186 325 136 306 87 290 43 279 12 274 0 270 12 261 43 247 88 231 138 215 188 201 232 191 263 188 275 178 275 169 275 164 263 155 232 142 188 126 138 110 89 96 45 86 14 83 3 79 14 69 45 57 89 42 138 26 188 13 232 3 263 0 275 0 286 0 317 0 360 0 409 0 458 0 502 0 532 0 543 4 543 16 543 27 543 32 543 32 534 32 507 32 471 32 429 32 387 32 350 32 325 32 315 32 309 35 295 40 287 45 281 49 279 53 277 58 276 64 275 74 275 95 275 115 275 126 275 130 276 135 277 139 279 143 281 149 287 154 295 160 309 162 315 162 325 162 350 162 387 162 429 162 471 162 507 162 534 162 543 168 543 179 543 191 543 196 543 196 534 196 507 196 471 196 429 196 387 196 350 196 325 196 315 198 309 202 295 203 291 206 287 208 284 212 281 217 279 222 277 227 276 234 275 248 275 279 275 310 275 324 275 330 276 335 277 340 279 344 281 351 287 357 295 363 309 365 315 365 325 365 350 365 387 365 429 365 471 365 507 365 534 365 543 372 543 386 543 401 543 408 543 408 534 408 507 408 471 408 429 408 387 408 350 408 325 408 315 408 309 412 295 413 291 415 287 419 284 422 281 426 279 430 277 436 276 441 275 452 275 473 275 494 275 505 275 509 276 514 277 518 279 521 281 525 287 528 295 532 309 532 315 532 325 532 350 532 387 532 429 532 471 532 507 532 534 532 543 537 543 550 543 563 543 569 543 569 532 569 502 569 458 569 409 569 360 569 317 569 286 569 275 565 263 555 232 540 188 524 138 508 89 494 45 484 14 480 3 476 14 467 44 454 87 439 137 423 186 410 229 400 260 397 270 Z N"/>
          </draw:custom-shape>
          <draw:custom-shape draw:style-name="Mgr6" draw:text-style-name="MP5" draw:layer="backgroundobjects" svg:width="0.864cm" svg:height="0.817cm" svg:x="5.533cm" svg:y="3.423cm">
            <text:p/>
            <draw:enhanced-geometry svg:viewBox="0 0 1295 1219" draw:type="non-primitive" draw:enhanced-path="M 1179 355 L 1171 353 1162 350 1152 347 1142 341 1143 349 1146 363 1150 378 1152 384 1145 384 1129 384 1113 384 1107 384 1108 379 1112 366 1115 354 1117 349 1111 349 1096 349 1081 349 1075 349 1075 342 1075 327 1075 314 1075 307 1083 313 1092 316 1096 318 1101 318 1108 318 1114 318 1112 311 1110 299 1108 285 1107 279 1113 279 1129 279 1145 279 1152 279 1149 285 1145 297 1140 308 1138 314 1145 314 1159 314 1173 314 1179 314 1179 320 1179 335 1179 349 1179 355 Z M 850 360 L 842 356 832 354 823 350 812 346 814 352 817 366 821 381 823 387 815 387 799 387 784 387 777 387 779 382 782 370 786 357 787 352 781 352 766 352 752 352 746 352 746 346 746 332 746 317 746 310 753 316 762 320 767 321 773 322 778 322 784 321 783 316 780 302 778 289 777 283 784 283 799 283 815 283 823 283 821 288 815 301 811 313 809 318 815 318 829 318 844 318 850 318 850 324 850 338 850 353 850 360 Z M 525 363 L 516 361 507 357 497 354 486 349 487 355 492 370 495 384 497 390 490 390 474 390 459 390 451 390 453 385 457 373 460 362 462 356 455 356 440 356 427 356 419 356 419 350 419 335 419 321 419 315 428 320 436 323 442 325 446 325 452 325 459 325 458 319 454 306 452 292 451 287 459 287 474 287 490 287 497 287 495 292 490 304 485 316 483 321 490 321 503 321 517 321 525 321 525 327 525 342 525 356 525 363 Z M 187 367 L 179 364 170 361 160 357 149 353 151 360 154 373 159 388 160 395 153 395 137 395 121 395 115 395 116 389 120 378 123 365 126 360 118 360 104 360 89 360 83 360 83 353 83 339 83 324 83 318 90 323 100 327 104 329 110 330 115 330 121 329 120 322 118 309 116 297 115 290 121 290 137 290 153 290 160 290 158 295 153 308 148 320 146 325 152 325 167 325 181 325 187 325 187 332 187 346 187 361 187 367 Z M 1129 0 L 1123 18 1105 67 1078 137 1048 215 1018 294 992 364 974 412 967 431 959 412 941 364 915 294 885 215 855 137 828 67 810 18 802 0 796 18 778 67 752 137 722 215 694 294 668 364 650 412 643 431 636 412 617 364 590 294 558 215 527 137 500 67 481 18 474 0 466 18 447 67 419 137 388 215 356 294 329 364 310 412 303 431 295 412 276 364 249 294 218 215 187 137 161 67 142 18 135 0 129 18 114 66 92 134 68 213 43 291 21 360 6 408 1 426 0 440 0 453 4 449 16 442 25 437 37 434 51 432 66 431 73 431 81 432 87 433 92 434 102 438 110 443 118 452 120 456 120 479 120 539 120 623 120 720 119 817 119 901 119 962 119 985 134 998 150 1010 150 986 150 923 150 834 150 733 150 632 150 542 150 480 150 456 153 452 164 443 174 438 187 434 195 433 205 432 214 431 225 431 237 431 246 432 255 433 262 434 273 438 281 443 287 448 290 452 291 454 291 456 291 464 291 489 291 526 291 575 291 633 291 698 291 767 291 837 291 909 291 978 291 1042 291 1100 291 1149 291 1187 291 1211 291 1219 305 1210 320 1199 320 1191 320 1167 320 1131 320 1083 320 1026 320 964 320 897 320 828 320 759 320 691 320 628 320 572 320 525 320 488 320 464 320 456 324 451 337 442 348 437 361 433 369 432 378 431 386 430 397 431 415 433 430 436 440 440 449 445 458 452 461 456 461 475 461 524 461 593 461 673 461 753 462 823 462 872 462 891 464 887 465 883 467 882 470 881 475 880 479 882 486 889 490 892 490 874 490 824 490 754 490 674 490 594 489 524 489 475 489 456 494 452 509 443 518 438 531 434 545 432 561 431 576 432 590 434 602 438 611 443 624 452 628 456 628 484 628 560 628 667 628 789 628 911 628 1018 628 1094 628 1122 642 1124 657 1126 657 1097 657 1021 658 914 658 791 659 668 659 560 660 484 660 456 665 452 679 443 688 438 700 434 715 432 731 431 746 432 759 434 768 438 777 443 786 452 790 456 790 475 790 526 790 596 790 679 790 761 790 832 790 882 790 901 793 896 796 893 798 891 801 890 803 889 806 890 809 890 810 891 816 898 818 903 818 883 818 833 818 762 818 680 817 597 817 526 817 475 817 456 822 452 833 443 843 438 855 434 869 432 885 431 902 432 916 434 926 438 936 443 948 452 952 456 952 488 952 571 952 688 952 824 953 958 953 1075 953 1159 953 1191 967 1199 982 1208 982 1199 982 1176 982 1138 982 1090 981 1034 981 970 981 901 981 832 981 762 981 693 981 630 981 573 981 525 981 489 981 464 981 456 985 452 999 443 1008 438 1021 434 1034 432 1049 431 1064 432 1078 434 1090 438 1099 443 1113 452 1118 456 1117 479 1117 539 1116 623 1116 720 1115 817 1114 901 1114 961 1114 984 1128 969 1143 954 1143 932 1143 876 1143 796 1143 705 1143 613 1143 533 1143 477 1143 456 1147 452 1161 443 1171 438 1184 434 1199 432 1216 431 1233 432 1249 434 1261 437 1273 442 1289 449 1295 453 1294 440 1292 426 1286 408 1267 360 1241 291 1211 213 1181 134 1155 66 1137 18 1129 0 Z N"/>
          </draw:custom-shape>
          <draw:custom-shape draw:style-name="Mgr6" draw:text-style-name="MP5" draw:layer="backgroundobjects" svg:width="0.235cm" svg:height="0.967cm" svg:x="5.272cm" svg:y="2.987cm">
            <text:p/>
            <draw:enhanced-geometry svg:viewBox="0 0 355 1444" draw:type="non-primitive" draw:enhanced-path="M 231 201 L 222 198 214 195 203 192 192 187 195 194 198 208 202 223 203 229 197 229 181 229 165 229 157 229 159 224 163 212 167 199 169 194 162 194 148 194 133 194 126 194 126 187 126 174 126 159 126 152 135 158 143 162 148 163 153 164 158 164 165 163 164 156 162 144 158 131 157 124 165 124 181 124 197 124 203 124 201 130 197 143 191 154 189 160 196 160 211 160 224 160 231 160 231 166 231 180 231 195 231 201 Z M 353 226 L 346 216 327 191 299 154 268 113 237 71 211 35 191 9 184 0 176 9 155 33 126 68 92 107 59 147 29 182 8 207 0 215 0 229 0 268 0 329 0 407 1 500 1 605 1 716 1 830 1 944 2 1055 2 1159 2 1252 2 1330 2 1391 2 1430 3 1444 9 1436 22 1419 33 1402 40 1394 39 1382 39 1349 39 1298 39 1231 38 1153 38 1064 38 970 37 873 37 776 36 681 36 594 36 515 34 448 34 397 34 363 34 352 33 347 32 335 32 318 34 298 37 288 40 278 44 268 50 261 54 257 57 254 61 250 65 248 71 246 76 245 81 244 88 244 94 244 101 245 106 246 111 248 120 254 127 260 134 267 138 276 141 286 144 295 147 313 148 330 148 341 147 345 147 356 148 386 149 432 150 490 151 561 152 639 153 722 155 808 156 895 158 978 159 1056 160 1126 162 1185 163 1231 164 1261 164 1270 176 1270 190 1270 190 1261 190 1231 191 1185 191 1124 192 1054 194 975 194 890 195 803 196 716 196 631 197 552 198 482 198 422 199 376 199 346 199 336 199 331 200 321 201 313 202 305 204 295 207 287 212 277 217 268 223 261 232 254 241 247 252 243 259 242 265 241 273 240 280 240 290 241 298 244 305 249 311 255 315 262 318 270 322 278 323 287 325 304 325 318 324 328 324 331 324 343 324 375 324 424 325 488 325 564 325 648 326 739 326 832 326 926 327 1015 327 1101 327 1176 328 1240 328 1289 328 1322 328 1332 332 1347 341 1379 350 1412 355 1427 355 1413 355 1375 354 1316 354 1239 354 1149 354 1046 354 938 354 826 354 714 354 606 354 504 353 414 353 337 353 277 353 240 353 226 Z N"/>
          </draw:custom-shape>
          <draw:custom-shape draw:style-name="Mgr6" draw:text-style-name="MP5" draw:layer="backgroundobjects" svg:width="0.227cm" svg:height="0.566cm" svg:x="4.984cm" svg:y="2.943cm">
            <text:p/>
            <draw:enhanced-geometry svg:viewBox="0 0 332 837" draw:type="non-primitive" draw:enhanced-path="M 204 190 L 190 185 173 178 175 184 177 195 180 207 181 212 176 212 163 212 151 212 145 212 149 199 154 185 148 185 137 185 125 185 120 185 120 179 120 168 120 156 120 151 126 155 133 158 137 159 141 159 145 159 151 159 148 143 145 128 151 128 163 128 176 128 181 128 176 142 171 156 175 156 187 156 199 156 204 156 204 161 204 173 204 185 204 190 Z M 170 0 L 162 10 143 34 116 68 84 108 53 148 27 183 7 207 0 217 1 243 1 314 2 413 3 526 4 640 5 739 6 810 6 837 11 830 21 815 31 800 36 793 36 775 35 725 35 654 35 573 34 492 34 422 33 371 33 352 33 348 33 335 34 318 37 298 39 288 42 279 45 269 49 262 54 254 61 249 64 247 68 246 73 244 77 244 82 244 88 246 92 247 97 249 105 254 111 260 117 268 122 276 125 286 128 296 131 314 133 331 133 342 133 347 133 359 133 393 133 440 133 494 134 549 134 595 134 629 134 641 147 629 159 615 171 627 183 640 183 627 183 592 183 544 183 488 183 432 184 384 184 349 184 336 184 332 184 321 186 306 190 288 193 280 197 271 203 263 209 256 217 250 225 244 231 243 236 242 241 241 248 241 257 242 266 244 273 250 280 255 285 263 289 270 294 279 297 287 301 303 303 318 304 329 304 332 304 351 304 401 304 471 304 552 304 632 305 701 305 751 305 770 310 778 318 795 328 812 332 820 332 794 332 727 332 632 332 523 332 414 332 319 332 252 332 226 326 217 306 191 281 155 251 113 221 72 194 35 176 10 170 0 Z N"/>
          </draw:custom-shape>
          <draw:custom-shape draw:style-name="Mgr6" draw:text-style-name="MP5" draw:layer="backgroundobjects" svg:width="0.009cm" svg:height="0.278cm" svg:x="4.348cm" svg:y="3.17cm">
            <text:p/>
            <draw:enhanced-geometry svg:viewBox="0 0 13 412" draw:type="non-primitive" draw:enhanced-path="M 1 412 L 2 400 6 374 12 350 13 338 13 324 13 288 13 237 13 178 13 120 13 69 13 33 13 19 13 16 13 9 12 6 11 3 8 1 6 0 4 1 3 3 2 6 1 9 0 16 0 19 0 36 0 80 0 143 0 215 0 288 1 350 1 395 1 412 Z N"/>
          </draw:custom-shape>
          <draw:custom-shape draw:style-name="Mgr6" draw:text-style-name="MP5" draw:layer="backgroundobjects" svg:width="0.009cm" svg:height="0.27cm" svg:x="4.453cm" svg:y="3.16cm">
            <text:p/>
            <draw:enhanced-geometry svg:viewBox="0 0 13 404" draw:type="non-primitive" draw:enhanced-path="M 0 348 L 1 357 6 377 11 395 13 404 13 387 13 345 12 283 12 213 12 143 12 82 12 38 12 22 12 18 11 11 11 7 10 3 8 1 5 0 3 1 2 3 1 7 0 11 0 18 0 22 0 36 0 73 0 125 0 186 0 245 0 298 0 334 0 348 Z N"/>
          </draw:custom-shape>
          <draw:custom-shape draw:style-name="Mgr6" draw:text-style-name="MP5" draw:layer="backgroundobjects" svg:width="0.224cm" svg:height="0.567cm" svg:x="4.297cm" svg:y="2.96cm">
            <text:p/>
            <draw:enhanced-geometry svg:viewBox="0 0 332 847" draw:type="non-primitive" draw:enhanced-path="M 204 187 L 190 182 174 175 175 180 177 192 180 204 181 209 176 209 163 209 151 209 145 209 149 195 154 181 148 181 137 181 126 181 121 181 121 176 121 164 121 153 121 147 126 152 133 155 137 156 141 157 146 157 151 156 148 141 145 125 151 125 163 125 176 125 181 125 176 139 171 153 176 153 188 153 199 153 204 153 204 158 204 170 204 181 204 187 Z M 0 217 L 0 243 1 314 2 413 3 527 4 640 5 740 5 811 5 838 10 830 19 816 29 802 33 795 33 777 34 727 34 655 34 574 35 493 35 421 35 371 36 352 35 348 36 336 37 318 41 299 43 288 46 278 50 270 55 261 62 254 69 249 74 248 78 245 82 244 88 244 93 244 97 245 101 246 105 249 111 254 116 260 121 268 125 276 127 286 129 296 132 314 133 331 133 342 132 347 132 360 132 393 133 441 133 495 133 549 133 596 133 629 133 642 146 628 159 615 172 622 185 628 185 616 185 583 184 537 184 482 184 429 184 382 184 349 184 336 183 332 181 321 181 315 183 306 184 298 186 288 189 280 193 271 199 262 205 256 209 253 214 250 219 248 224 245 231 243 237 242 244 241 252 241 257 241 262 242 266 243 270 245 276 250 282 256 286 264 290 272 293 281 295 290 297 308 297 324 297 335 297 339 297 357 297 405 297 473 297 551 297 628 297 696 297 744 297 762 302 775 314 804 327 833 332 847 332 820 332 750 332 651 332 537 332 422 332 323 332 253 332 226 326 217 306 191 281 155 251 113 221 71 194 35 176 10 169 0 153 18 132 44 109 74 83 107 58 140 34 171 15 196 0 217 Z N"/>
          </draw:custom-shape>
          <draw:custom-shape draw:style-name="Mgr6" draw:text-style-name="MP5" draw:layer="backgroundobjects" svg:width="0.227cm" svg:height="0.966cm" svg:x="3.99cm" svg:y="2.979cm">
            <text:p/>
            <draw:enhanced-geometry svg:viewBox="0 0 334 1431" draw:type="non-primitive" draw:enhanced-path="M 217 190 L 208 188 199 185 188 181 179 176 180 183 183 198 187 212 188 218 182 218 166 218 150 218 143 218 144 213 148 201 152 189 153 183 147 183 133 183 118 183 111 183 111 176 111 163 111 148 111 141 120 147 128 151 133 152 138 153 143 153 150 152 149 146 147 133 144 120 143 114 150 114 166 114 182 114 188 114 186 120 182 132 176 143 174 149 181 149 196 149 210 149 217 149 217 155 217 170 217 184 217 190 Z M 170 0 L 163 10 143 35 117 69 86 109 54 149 27 183 8 207 0 217 0 231 1 269 1 329 1 407 2 499 2 601 4 711 5 824 5 937 6 1047 6 1149 7 1241 7 1319 8 1379 8 1417 8 1431 12 1423 23 1403 33 1385 38 1377 38 1365 38 1333 38 1282 38 1217 38 1139 38 1052 38 961 38 865 38 770 38 677 38 590 38 513 38 447 38 397 38 364 38 352 38 336 42 299 43 288 46 279 49 270 53 262 58 255 63 250 67 248 70 246 73 245 77 245 84 245 89 246 94 248 100 249 108 254 115 261 121 268 125 277 128 286 131 296 134 315 135 331 134 343 134 347 134 358 134 387 134 433 134 491 134 562 135 639 135 723 135 809 135 896 135 979 136 1058 136 1127 136 1187 136 1233 136 1261 136 1272 142 1272 156 1272 170 1272 176 1272 176 1261 176 1232 176 1186 178 1126 178 1056 179 977 180 891 180 805 181 717 182 633 182 554 183 483 183 423 184 377 184 347 184 336 184 332 184 322 184 314 185 306 186 297 188 287 191 279 197 270 202 262 210 254 214 251 218 249 223 246 229 244 234 243 241 242 248 240 255 240 260 242 265 243 268 244 273 246 279 251 285 258 290 265 293 272 295 282 297 291 299 309 299 325 298 335 298 340 298 350 298 382 298 430 298 493 298 568 298 652 299 741 299 833 299 925 299 1014 299 1097 299 1172 299 1235 299 1284 299 1315 299 1327 305 1337 317 1362 329 1387 334 1398 334 1385 334 1348 334 1290 334 1216 334 1127 334 1028 334 922 333 812 333 704 333 598 333 499 333 410 333 335 333 277 333 240 333 227 314 198 294 170 274 141 252 114 232 85 211 57 190 29 170 0 Z N"/>
          </draw:custom-shape>
          <draw:custom-shape draw:style-name="Mgr6" draw:text-style-name="MP5" draw:layer="backgroundobjects" svg:width="0.165cm" svg:height="0.375cm" svg:x="6.474cm" svg:y="3.98cm">
            <text:p/>
            <draw:enhanced-geometry svg:viewBox="0 0 250 562" draw:type="non-primitive" draw:enhanced-path="M 171 173 L 163 170 153 166 144 163 133 159 135 165 138 179 141 194 144 200 136 200 121 200 105 200 98 200 100 195 103 183 106 171 108 165 102 165 87 165 73 165 67 165 67 159 67 145 67 130 67 124 74 129 83 133 88 134 93 135 99 135 105 134 104 128 101 115 99 102 98 96 105 96 121 96 136 96 144 96 141 101 136 114 132 126 130 131 136 131 150 131 165 131 171 131 171 137 171 151 171 166 171 173 Z M 0 157 L 0 175 0 221 0 286 0 359 0 434 0 499 0 545 0 562 6 562 19 562 31 562 37 562 36 548 33 511 31 485 31 458 31 428 34 398 37 367 41 337 44 323 47 309 52 296 57 285 62 273 68 263 75 255 83 247 90 241 100 237 109 235 120 234 131 235 141 237 150 241 159 247 166 255 173 263 180 273 186 284 191 296 196 309 199 322 203 337 209 366 213 397 216 427 217 457 218 484 218 509 217 546 216 560 221 560 233 561 245 561 250 562 250 544 250 498 250 433 250 358 250 284 250 219 250 173 250 156 230 131 185 78 140 24 120 0 102 24 60 79 19 133 0 157 Z N"/>
          </draw:custom-shape>
          <draw:custom-shape draw:style-name="Mgr6" draw:text-style-name="MP5" draw:layer="backgroundobjects" svg:width="0.166cm" svg:height="0.383cm" svg:x="2.85cm" svg:y="3.972cm">
            <text:p/>
            <draw:enhanced-geometry svg:viewBox="0 0 249 563" draw:type="non-primitive" draw:enhanced-path="M 119 0 L 101 25 60 79 18 134 0 157 0 175 0 221 0 286 0 360 0 435 0 500 0 546 0 563 5 563 18 563 31 563 36 563 35 549 32 511 31 486 31 458 31 429 33 398 36 367 40 337 44 324 47 310 51 297 55 285 61 275 67 264 74 255 81 248 90 241 99 237 109 235 119 234 130 235 141 237 149 241 158 248 165 255 173 264 179 273 185 285 190 297 195 310 198 323 203 336 208 366 212 397 214 427 217 457 217 485 217 509 216 546 216 559 221 560 233 562 244 562 249 563 249 544 249 499 249 433 249 359 249 284 249 219 249 173 249 156 228 132 185 78 140 25 119 0 Z M 171 173 L 162 170 153 168 143 164 132 159 133 166 138 180 141 195 142 201 135 201 119 201 105 201 97 201 99 196 102 184 106 172 108 166 101 166 86 166 73 166 65 166 65 159 65 145 65 132 65 124 74 129 82 134 87 135 92 136 98 136 105 135 103 128 100 116 98 103 97 96 105 96 119 96 135 96 142 96 140 103 135 114 131 126 129 132 135 132 149 132 164 132 171 132 171 138 171 152 171 167 171 173 Z N"/>
          </draw:custom-shape>
          <draw:custom-shape draw:style-name="Mgr6" draw:text-style-name="MP5" draw:layer="backgroundobjects" svg:width="0.191cm" svg:height="0.148cm" svg:x="2.825cm" svg:y="4.389cm">
            <text:p/>
            <draw:enhanced-geometry svg:viewBox="0 0 282 218" draw:type="non-primitive" draw:enhanced-path="M 189 128 L 181 126 174 124 165 121 157 116 158 122 161 134 164 145 165 151 159 151 146 151 133 151 128 151 132 137 136 123 131 123 119 123 106 123 101 123 101 118 101 105 101 93 101 88 108 92 115 95 119 96 124 97 128 97 133 96 132 91 130 80 129 70 128 64 133 64 146 64 159 64 165 64 160 79 153 93 159 93 172 93 183 93 189 93 189 98 189 110 189 123 189 128 Z M 0 0 L 0 218 282 218 282 0 0 0 Z N"/>
          </draw:custom-shape>
          <draw:custom-shape draw:style-name="Mgr6" draw:text-style-name="MP5" draw:layer="backgroundobjects" svg:width="0.191cm" svg:height="0.148cm" svg:x="6.456cm" svg:y="4.381cm">
            <text:p/>
            <draw:enhanced-geometry svg:viewBox="0 0 282 217" draw:type="non-primitive" draw:enhanced-path="M 181 122 L 175 122 163 122 151 122 146 122 150 136 154 150 149 150 135 150 122 150 117 150 118 145 121 133 124 121 125 116 117 120 108 123 100 125 93 128 93 122 93 110 93 98 93 92 99 92 110 92 122 92 127 92 122 78 117 64 122 64 135 64 149 64 154 64 153 69 151 80 150 91 149 96 153 97 158 97 163 96 167 94 173 91 181 87 181 92 181 104 181 117 181 122 Z M 0 0 L 0 217 282 217 282 0 0 0 Z N"/>
          </draw:custom-shape>
          <draw:custom-shape draw:style-name="Mgr6" draw:text-style-name="MP5" draw:layer="backgroundobjects" svg:width="0.095cm" svg:height="0.113cm" svg:x="3.277cm" svg:y="4.537cm">
            <text:p/>
            <draw:enhanced-geometry svg:viewBox="0 0 148 176" draw:type="non-primitive" draw:enhanced-path="M 116 66 L 111 61 107 56 102 52 96 50 90 48 85 47 78 47 72 47 59 49 47 53 35 60 24 66 22 62 22 57 22 54 22 50 25 45 30 39 42 32 55 24 66 24 76 24 86 25 94 28 103 32 110 36 117 43 122 50 123 53 123 56 122 59 122 61 119 64 116 66 Z M 148 50 L 145 44 141 38 137 33 133 28 123 20 111 13 100 7 87 4 73 1 58 0 43 5 27 12 20 15 13 19 7 23 1 29 3 37 1 48 0 57 0 67 0 71 1 76 3 79 5 82 8 84 12 85 17 86 24 85 23 92 23 97 21 101 17 104 12 107 8 110 5 113 3 116 0 119 0 124 1 128 4 132 11 143 20 152 25 158 30 162 36 165 42 168 48 172 55 174 61 175 69 176 75 176 83 175 90 174 96 171 106 166 115 160 122 152 129 145 134 136 139 128 143 117 148 108 139 102 129 98 124 96 121 93 120 91 119 88 119 85 119 82 126 77 133 72 136 72 139 72 143 73 148 76 148 63 148 50 Z N"/>
          </draw:custom-shape>
          <draw:custom-shape draw:style-name="Mgr6" draw:text-style-name="MP5" draw:layer="backgroundobjects" svg:width="0.103cm" svg:height="0.096cm" svg:x="3.416cm" svg:y="4.537cm">
            <text:p/>
            <draw:enhanced-geometry svg:viewBox="0 0 156 140" draw:type="non-primitive" draw:enhanced-path="M 39 61 L 33 61 26 61 25 58 24 54 24 51 25 48 27 42 33 37 38 33 45 29 52 26 58 22 68 22 76 22 86 23 95 26 102 29 109 33 116 38 121 45 119 51 115 55 112 59 106 59 97 57 85 52 79 49 73 47 67 46 60 46 55 47 49 49 43 54 39 61 Z M 112 6 L 100 3 86 0 72 0 58 0 45 2 33 6 26 10 21 12 16 16 10 19 7 23 4 27 2 31 1 36 0 41 0 46 0 50 1 55 2 60 4 64 7 68 10 71 14 74 19 76 24 77 29 77 30 81 30 83 29 86 28 89 25 91 21 93 17 94 11 96 7 98 4 102 4 108 6 114 8 119 11 125 16 129 20 133 24 138 29 140 44 132 59 126 74 119 90 114 107 111 123 108 140 106 156 106 147 100 137 96 135 92 133 89 132 85 133 83 135 79 140 76 146 73 151 70 153 68 155 67 156 66 156 64 149 48 139 31 134 23 127 17 120 11 112 6 Z N"/>
          </draw:custom-shape>
          <draw:custom-shape draw:style-name="Mgr6" draw:text-style-name="MP5" draw:layer="backgroundobjects" svg:width="0.104cm" svg:height="0.103cm" svg:x="3.563cm" svg:y="4.537cm">
            <text:p/>
            <draw:enhanced-geometry svg:viewBox="0 0 162 153" draw:type="non-primitive" draw:enhanced-path="M 131 58 L 121 56 111 52 99 50 87 49 75 48 64 50 58 52 54 55 49 58 44 61 40 60 37 59 35 57 34 56 32 50 32 42 37 38 43 33 50 30 56 28 63 25 69 24 76 23 83 23 90 23 97 24 103 26 109 28 115 31 121 35 126 40 131 45 131 51 131 58 Z M 152 51 L 150 45 147 39 143 32 137 27 132 23 127 18 120 14 114 11 100 6 85 2 69 0 54 0 44 3 36 7 27 11 20 16 12 22 7 29 3 36 0 45 1 51 2 56 3 60 5 63 9 67 14 70 20 73 25 76 28 78 30 81 33 86 35 90 33 93 29 95 27 96 25 96 22 96 19 96 14 96 11 98 7 102 4 105 2 109 1 113 2 115 3 118 4 120 6 122 6 123 7 125 9 126 10 126 12 126 14 125 16 123 16 122 33 119 49 118 66 119 82 122 89 124 96 127 103 130 109 134 115 138 121 142 126 147 131 153 135 150 139 146 145 140 149 131 151 123 152 114 151 107 149 99 147 96 145 93 143 91 139 90 140 84 143 82 146 80 149 79 152 78 156 77 160 75 162 71 159 66 155 62 153 57 152 51 Z N"/>
          </draw:custom-shape>
          <draw:custom-shape draw:style-name="Mgr6" draw:text-style-name="MP5" draw:layer="backgroundobjects" svg:width="0.113cm" svg:height="0.122cm" svg:x="3.703cm" svg:y="4.537cm">
            <text:p/>
            <draw:enhanced-geometry svg:viewBox="0 0 163 176" draw:type="non-primitive" draw:enhanced-path="M 57 48 L 44 61 31 74 28 68 27 63 26 59 27 54 28 50 30 47 32 44 36 42 52 32 67 22 76 21 85 21 92 22 101 26 107 30 115 34 121 39 127 45 130 47 132 49 133 52 133 55 133 62 134 67 123 65 113 62 104 59 95 54 86 50 77 48 68 47 57 48 Z M 155 42 L 147 32 137 22 126 15 116 10 104 5 92 2 79 0 67 1 57 2 47 5 38 9 28 14 21 19 13 27 7 34 2 42 1 49 0 57 1 65 5 73 9 79 14 85 21 90 28 93 22 95 17 97 13 100 10 103 8 108 7 112 6 117 6 123 8 133 12 143 18 153 25 159 36 165 48 170 60 173 73 175 86 176 97 175 109 173 121 169 134 155 147 141 152 133 156 125 158 121 158 115 159 110 158 106 147 102 134 99 131 94 130 91 130 87 130 84 131 82 133 81 135 80 138 79 144 77 152 75 154 74 157 73 160 70 163 67 159 62 157 55 156 48 155 42 Z N"/>
          </draw:custom-shape>
          <draw:custom-shape draw:style-name="Mgr6" draw:text-style-name="MP5" draw:layer="backgroundobjects" svg:width="0.104cm" svg:height="0.122cm" svg:x="3.852cm" svg:y="4.537cm">
            <text:p/>
            <draw:enhanced-geometry svg:viewBox="0 0 153 177" draw:type="non-primitive" draw:enhanced-path="M 73 46 L 66 50 53 58 38 65 31 68 29 62 28 56 28 52 29 49 31 46 34 43 38 40 41 39 49 36 59 33 63 31 66 29 70 27 73 23 77 22 81 21 85 21 89 21 96 24 104 30 118 44 131 55 126 60 123 62 120 64 117 64 109 62 103 56 95 52 89 47 85 46 80 45 77 45 73 46 Z M 137 28 L 128 20 120 14 110 10 100 5 88 2 76 0 63 0 50 2 35 8 21 15 13 19 8 24 5 28 2 31 1 35 0 39 3 54 7 69 9 72 11 75 13 78 15 80 18 81 23 82 27 82 31 81 34 84 35 87 37 91 37 93 35 95 34 97 32 99 30 100 25 103 19 104 14 106 10 107 9 118 9 130 9 135 9 141 10 146 12 150 22 158 33 164 44 170 57 174 70 176 84 177 90 177 97 176 104 175 111 173 127 160 141 146 147 138 151 129 152 124 153 118 153 113 153 107 150 107 147 107 140 104 134 101 131 99 129 97 128 93 131 87 131 83 133 81 136 81 139 81 147 82 153 81 153 66 152 51 150 45 148 38 142 32 137 28 Z N"/>
          </draw:custom-shape>
          <draw:custom-shape draw:style-name="Mgr6" draw:text-style-name="MP5" draw:layer="backgroundobjects" svg:width="0.104cm" svg:height="0.113cm" svg:x="6.264cm" svg:y="4.537cm">
            <text:p/>
            <draw:enhanced-geometry svg:viewBox="0 0 151 177" draw:type="non-primitive" draw:enhanced-path="M 119 61 L 114 56 110 51 106 48 100 44 95 42 90 41 83 41 78 41 65 44 53 49 43 55 32 61 29 59 28 57 27 54 27 52 28 48 29 42 34 38 40 33 46 29 52 26 59 24 65 22 73 21 79 20 87 21 93 22 100 24 107 26 112 29 119 35 123 40 128 45 127 50 125 54 123 57 119 61 Z M 151 55 L 142 42 132 29 126 24 120 19 113 14 107 10 99 6 92 3 84 1 76 0 67 0 59 0 50 2 42 5 33 10 25 18 17 25 11 35 5 45 2 57 1 62 1 69 2 74 3 81 8 81 11 80 14 78 16 74 21 77 26 82 28 85 29 88 28 91 27 93 25 97 21 99 8 107 0 113 1 118 2 123 3 129 5 134 11 142 17 151 26 158 34 165 43 171 51 176 64 177 77 177 90 174 103 171 109 169 115 166 122 163 127 158 132 154 138 150 142 144 147 137 148 132 151 126 151 120 151 116 148 112 145 107 141 104 135 103 132 100 130 97 130 94 130 91 132 85 137 80 141 73 145 67 148 61 151 55 Z N"/>
          </draw:custom-shape>
          <draw:custom-shape draw:style-name="Mgr6" draw:text-style-name="MP5" draw:layer="backgroundobjects" svg:width="0.113cm" svg:height="0.113cm" svg:x="5.681cm" svg:y="4.537cm">
            <text:p/>
            <draw:enhanced-geometry svg:viewBox="0 0 166 173" draw:type="non-primitive" draw:enhanced-path="M 48 49 L 44 58 39 65 35 62 33 59 33 53 34 49 35 44 39 38 42 34 45 30 56 26 66 23 77 21 89 22 99 23 111 27 122 32 131 39 134 40 135 42 135 44 135 47 134 53 135 59 116 52 94 44 89 42 82 40 76 39 71 39 64 40 59 43 53 45 48 49 Z M 56 2 L 49 3 43 5 37 8 33 12 25 20 17 30 12 40 9 51 5 61 4 68 12 71 23 75 28 76 32 79 33 80 34 82 35 84 35 87 27 93 18 97 14 99 10 100 5 100 1 100 0 107 0 112 1 117 3 123 5 127 8 131 12 135 15 140 32 155 48 170 62 172 75 173 89 172 102 170 107 168 113 166 119 163 125 160 130 156 135 151 140 147 144 141 150 135 154 129 157 122 158 114 157 110 157 107 155 103 153 100 151 98 146 96 143 95 138 94 139 88 141 84 144 80 146 77 153 72 159 68 161 66 163 64 166 62 166 59 166 55 163 51 161 46 157 39 153 34 147 29 142 23 137 19 125 12 112 5 98 2 84 0 70 0 56 2 Z N"/>
          </draw:custom-shape>
          <draw:custom-shape draw:style-name="Mgr6" draw:text-style-name="MP5" draw:layer="backgroundobjects" svg:width="0.104cm" svg:height="0.113cm" svg:x="5.83cm" svg:y="4.537cm">
            <text:p/>
            <draw:enhanced-geometry svg:viewBox="0 0 149 163" draw:type="non-primitive" draw:enhanced-path="M 126 57 L 118 51 111 47 102 44 94 42 85 41 77 42 67 43 59 44 54 51 49 58 46 60 43 62 38 63 34 63 32 57 33 51 34 47 36 43 39 38 44 35 48 33 53 30 75 24 92 18 97 18 102 20 107 24 111 28 115 32 121 35 125 38 129 41 128 49 126 57 Z M 68 0 L 62 0 55 1 49 3 43 6 37 10 32 14 27 18 22 24 19 29 16 34 13 41 11 47 10 53 9 60 9 66 9 73 21 78 34 82 34 86 34 91 34 93 32 95 28 97 22 98 17 98 11 98 7 98 5 100 3 101 2 105 1 110 0 115 0 120 1 124 3 131 9 138 20 149 34 161 38 163 44 163 49 163 54 162 65 160 76 155 94 142 110 129 110 123 111 115 114 110 117 105 125 95 133 85 138 81 142 76 145 70 147 65 148 59 149 51 147 44 145 34 138 27 129 19 121 14 111 9 100 4 91 2 80 0 68 0 Z N"/>
          </draw:custom-shape>
          <draw:custom-shape draw:style-name="Mgr6" draw:text-style-name="MP5" draw:layer="backgroundobjects" svg:width="0.086cm" svg:height="0.113cm" svg:x="6.134cm" svg:y="4.537cm">
            <text:p/>
            <draw:enhanced-geometry svg:viewBox="0 0 135 171" draw:type="non-primitive" draw:enhanced-path="M 122 73 L 125 72 127 69 130 68 132 65 134 60 135 53 132 46 128 38 124 32 119 27 114 21 107 17 101 13 94 10 79 5 63 2 48 0 32 0 26 2 21 5 15 9 10 12 7 17 4 22 1 28 0 34 0 46 1 58 5 68 9 79 20 99 32 117 39 125 44 132 48 141 53 148 57 156 63 162 67 165 71 168 75 170 80 171 90 165 99 159 107 152 116 143 122 133 128 124 132 113 135 101 126 99 117 96 112 94 109 90 108 88 108 85 108 82 109 79 109 77 110 75 111 74 114 73 118 72 122 73 Z M 10 57 L 14 49 19 43 24 36 29 32 36 28 42 25 49 21 58 18 65 19 73 20 79 24 85 27 90 31 94 36 99 42 103 47 94 45 83 43 70 43 56 43 43 44 30 46 24 48 19 50 14 53 10 57 Z N"/>
          </draw:custom-shape>
          <draw:custom-shape draw:style-name="Mgr6" draw:text-style-name="MP5" draw:layer="backgroundobjects" svg:width="0.113cm" svg:height="0.122cm" svg:x="5.533cm" svg:y="4.537cm">
            <text:p/>
            <draw:enhanced-geometry svg:viewBox="0 0 168 179" draw:type="non-primitive" draw:enhanced-path="M 93 41 L 85 46 66 53 47 61 39 64 39 58 41 53 43 48 47 42 52 39 59 35 65 32 71 30 88 30 104 32 111 34 119 37 125 42 131 48 130 53 128 57 127 60 125 61 123 61 121 60 119 57 115 55 110 51 105 46 102 44 99 42 96 41 93 41 Z M 148 80 L 153 79 157 77 161 73 165 70 166 66 167 61 168 55 167 48 161 40 156 33 149 25 140 19 131 14 122 8 112 5 103 2 92 0 81 0 71 0 61 2 51 5 42 9 33 15 26 22 22 29 17 36 13 44 11 51 10 60 10 67 11 70 12 73 14 77 17 80 22 83 24 86 26 89 26 92 25 94 23 96 20 98 17 100 11 104 4 110 2 112 0 115 0 118 1 121 10 132 20 143 30 153 42 163 47 166 54 170 60 174 66 176 73 178 80 179 88 179 96 178 109 173 122 167 134 161 144 153 150 150 154 146 157 141 160 135 164 130 165 124 166 116 167 109 161 106 151 102 140 98 135 96 139 92 143 88 146 84 148 80 Z N"/>
          </draw:custom-shape>
          <draw:custom-shape draw:style-name="Mgr8" draw:text-style-name="MP5" draw:layer="backgroundobjects" svg:width="0.025cm" svg:height="0.026cm" svg:x="5.96cm" svg:y="4.554cm">
            <text:p/>
            <draw:enhanced-geometry svg:viewBox="0 0 51 45" draw:type="non-primitive" draw:enhanced-path="M 51 0 L 50 4 49 7 47 10 45 12 38 16 32 20 25 25 20 30 18 33 17 36 16 41 16 45 7 45 0 45 1 35 4 27 8 19 15 12 22 7 31 2 35 1 40 0 46 0 51 0 Z N"/>
          </draw:custom-shape>
          <draw:custom-shape draw:style-name="Mgr6" draw:text-style-name="MP5" draw:layer="backgroundobjects" svg:width="0.295cm" svg:height="0.27cm" svg:x="5.848cm" svg:y="4.537cm">
            <text:p/>
            <draw:enhanced-geometry svg:viewBox="0 0 442 400" draw:type="non-primitive" draw:enhanced-path="M 325 24 L 333 24 342 25 350 29 358 34 364 41 371 48 376 56 381 64 380 73 378 80 370 72 351 51 332 32 325 24 Z M 356 108 L 350 103 346 96 343 88 339 80 334 72 329 65 327 63 323 61 319 59 314 58 317 51 320 45 334 57 348 70 354 77 357 87 358 91 358 96 357 103 356 108 Z M 200 64 L 199 59 199 55 201 50 205 46 214 41 222 35 228 35 233 35 236 35 239 35 241 36 245 39 241 41 238 43 235 45 233 48 228 56 223 62 221 65 219 67 216 70 214 71 211 71 207 70 203 67 200 64 Z M 229 251 L 228 258 227 266 224 272 222 278 219 283 215 287 211 291 205 296 184 310 161 321 154 320 146 320 142 319 139 318 136 316 133 312 145 307 158 302 170 296 183 288 196 281 207 271 218 262 229 251 Z M 129 169 L 129 162 127 150 126 137 126 130 133 131 140 135 146 139 152 144 162 156 171 169 168 172 164 174 158 176 152 176 145 176 139 174 134 172 129 169 Z M 385 115 L 388 118 390 121 391 124 391 127 390 135 389 142 389 148 390 155 392 161 394 167 397 172 401 176 409 185 420 192 430 199 442 204 436 195 430 186 425 176 421 167 413 147 407 126 402 106 398 84 394 63 391 42 382 34 374 27 365 22 356 17 346 13 336 11 327 9 317 8 276 4 232 0 217 0 205 2 194 6 186 11 180 17 173 25 168 33 164 43 155 62 146 81 140 91 134 100 126 108 117 115 118 122 118 128 118 132 115 138 113 141 111 145 108 148 104 152 96 157 89 162 81 168 76 175 83 175 89 176 94 178 98 182 102 186 104 190 106 195 107 201 110 211 113 223 117 228 120 234 124 238 129 241 133 250 134 258 134 267 132 275 128 283 123 290 120 294 115 296 111 298 107 299 104 296 103 293 102 287 102 283 103 275 104 273 97 272 91 272 86 272 80 272 73 274 65 278 58 282 50 286 41 288 30 289 26 293 20 295 15 296 9 298 4 300 1 304 0 306 0 310 0 314 2 318 12 310 22 302 25 305 27 310 27 313 27 316 25 323 20 331 15 338 12 346 11 350 11 354 12 359 15 362 20 350 28 335 32 329 39 325 42 323 45 322 49 323 54 325 50 332 48 341 47 349 47 359 48 367 50 377 53 385 57 394 57 380 56 365 57 358 58 351 61 346 65 341 76 333 83 328 88 327 91 327 94 327 96 328 102 331 106 336 109 343 111 350 117 367 121 382 124 390 127 395 128 397 130 399 134 400 136 400 139 397 141 393 142 389 143 385 143 379 142 373 141 365 140 359 140 351 142 344 146 343 151 343 153 344 156 346 159 351 161 359 162 367 165 375 166 377 167 380 169 381 171 382 174 379 177 376 178 373 178 368 177 362 175 354 173 348 173 341 173 337 174 334 177 331 181 328 189 333 197 339 200 344 203 349 205 354 206 360 206 345 205 332 205 326 205 319 206 314 209 309 216 312 221 317 225 322 229 328 230 317 229 306 229 302 229 297 230 291 232 286 238 289 245 291 250 295 254 299 257 303 262 309 264 315 267 321 269 314 269 305 268 299 265 291 256 278 246 263 240 255 236 248 233 240 231 233 230 224 231 216 235 207 241 198 245 190 247 183 249 175 249 167 249 159 249 151 247 142 246 135 243 127 239 120 235 112 231 105 225 99 219 93 213 88 206 83 211 80 215 79 218 78 222 78 230 81 238 87 252 100 267 112 270 119 272 126 273 134 275 141 275 155 272 170 265 199 257 228 260 237 263 243 268 249 273 252 280 255 286 257 294 258 302 261 317 263 332 267 340 270 346 274 351 280 356 286 356 280 356 273 355 269 354 266 351 264 348 262 342 259 333 258 325 258 316 258 309 257 301 254 292 249 284 241 279 235 276 227 275 219 275 210 276 202 278 193 283 175 287 157 290 147 291 138 291 128 290 119 296 123 301 127 304 132 308 138 309 144 309 152 309 158 308 166 304 180 301 195 300 203 300 210 300 217 301 223 307 223 318 224 329 225 334 226 326 215 317 204 317 184 318 161 320 151 323 140 328 130 334 122 336 128 338 136 339 143 340 152 340 168 342 183 343 189 345 195 348 201 353 205 358 208 364 210 374 211 385 210 395 216 404 223 410 232 415 240 419 251 421 262 421 272 420 283 422 281 423 278 424 273 424 270 423 263 423 254 425 248 426 241 425 236 424 231 421 226 418 223 414 220 409 217 399 210 389 205 383 202 379 198 375 193 372 188 369 178 367 169 367 159 370 151 372 141 376 132 380 124 385 115 Z N"/>
          </draw:custom-shape>
          <draw:custom-shape draw:style-name="Mgr6" draw:text-style-name="MP5" draw:layer="backgroundobjects" svg:width="0.156cm" svg:height="0.138cm" svg:x="4.68cm" svg:y="4.799cm">
            <text:p/>
            <draw:enhanced-geometry svg:viewBox="0 0 231 201" draw:type="non-primitive" draw:enhanced-path="M 152 161 L 144 162 138 162 132 161 127 159 122 155 118 151 114 147 110 141 104 133 96 126 93 125 89 124 84 125 79 129 66 122 54 114 49 109 45 104 42 98 40 90 41 84 43 78 45 74 49 70 58 64 67 59 79 59 90 61 101 64 109 66 113 66 118 65 121 64 125 61 128 59 132 55 135 50 137 42 143 40 149 38 154 38 159 38 164 38 169 40 173 41 177 44 181 48 184 51 187 54 189 58 193 68 196 78 188 82 183 86 179 90 175 94 173 100 172 105 171 110 171 117 169 129 167 139 165 146 161 151 157 155 152 161 Z M 153 1 L 150 6 146 10 142 14 139 18 130 23 121 26 111 28 101 29 90 29 79 29 69 28 58 28 48 29 38 30 29 33 21 37 16 39 12 42 9 46 6 51 3 57 1 64 0 70 0 76 0 83 0 89 1 96 3 102 8 114 14 124 21 135 29 145 38 145 45 146 53 147 59 149 71 154 81 161 101 178 121 197 126 199 132 200 138 201 143 201 155 200 166 198 175 194 184 187 188 184 191 180 195 176 197 170 195 160 195 150 196 141 198 133 204 117 212 102 220 87 228 72 230 64 231 55 231 46 230 36 228 29 224 24 221 19 218 14 214 11 209 8 204 5 199 4 188 1 176 0 165 0 153 1 Z N"/>
          </draw:custom-shape>
          <draw:custom-shape draw:style-name="Mgr6" draw:text-style-name="MP5" draw:layer="backgroundobjects" svg:width="0.122cm" svg:height="0.157cm" svg:x="4.297cm" svg:y="4.223cm">
            <text:p/>
            <draw:enhanced-geometry svg:viewBox="0 0 183 229" draw:type="non-primitive" draw:enhanced-path="M 135 137 L 127 135 117 132 108 129 97 123 99 131 102 145 107 160 108 166 100 166 85 166 69 166 62 166 64 161 67 148 71 136 72 131 66 131 52 131 37 131 31 131 31 124 31 109 31 96 31 89 38 93 47 98 52 100 57 100 63 100 69 100 68 93 66 81 63 68 62 61 69 61 85 61 100 61 108 61 106 67 100 78 96 90 94 96 100 96 114 96 129 96 135 96 135 102 135 117 135 131 135 137 Z M 104 0 L 78 5 51 11 38 16 25 22 20 26 15 30 11 36 6 41 7 55 7 69 6 84 5 100 2 131 0 160 1 173 4 186 5 193 7 198 11 203 14 208 18 212 22 216 28 219 34 223 40 225 49 227 57 228 66 229 78 229 90 227 100 225 111 220 130 212 149 203 159 197 166 189 173 182 177 173 180 165 182 155 183 146 183 136 182 116 180 96 180 86 180 76 180 67 181 57 175 46 167 37 159 27 150 20 140 12 129 6 117 3 104 0 Z N"/>
          </draw:custom-shape>
          <draw:custom-shape draw:style-name="Mgr6" draw:text-style-name="MP5" draw:layer="backgroundobjects" svg:width="0.12cm" svg:height="0.147cm" svg:x="5.08cm" svg:y="4.223cm">
            <text:p/>
            <draw:enhanced-geometry svg:viewBox="0 0 181 223" draw:type="non-primitive" draw:enhanced-path="M 144 141 L 136 139 126 136 116 132 106 128 108 134 111 148 114 163 116 169 109 169 93 169 78 169 71 169 73 164 76 152 80 139 81 134 75 134 60 134 46 134 40 134 40 128 40 114 40 99 40 92 47 98 56 102 61 103 66 104 72 104 78 103 77 97 75 84 72 71 71 65 78 65 93 65 109 65 116 65 114 70 109 82 105 95 103 100 109 100 123 100 138 100 144 100 144 106 144 120 144 135 144 141 Z M 30 19 L 23 26 17 35 12 43 8 52 5 61 3 72 1 82 0 92 0 114 1 134 2 155 4 175 10 183 15 191 21 197 28 202 34 208 42 212 49 215 57 217 73 221 89 223 107 223 126 223 134 220 140 218 146 215 152 212 157 208 161 204 166 200 169 195 174 185 177 173 179 162 181 149 179 121 178 93 177 80 177 67 178 54 179 41 173 33 166 25 157 19 148 13 139 9 129 5 120 3 109 1 99 0 89 0 78 1 68 2 58 5 48 8 39 13 30 19 Z N"/>
          </draw:custom-shape>
          <draw:custom-shape draw:style-name="Mgr6" draw:text-style-name="MP5" draw:layer="backgroundobjects" svg:width="0.122cm" svg:height="0.13cm" svg:x="4.923cm" svg:y="4.233cm">
            <text:p/>
            <draw:enhanced-geometry svg:viewBox="0 0 179 191" draw:type="non-primitive" draw:enhanced-path="M 147 129 L 138 127 129 123 119 120 108 115 110 121 114 136 117 150 119 157 111 157 97 157 80 157 74 157 75 151 78 139 83 128 84 122 77 122 63 122 48 122 42 122 42 116 42 101 42 87 42 81 50 86 58 89 63 91 69 91 74 91 80 91 79 85 77 72 75 58 74 52 80 52 97 52 111 52 119 52 117 58 111 70 107 82 105 87 111 87 125 87 140 87 147 87 147 95 147 108 147 122 147 129 Z M 59 51 L 44 64 24 80 15 88 8 97 5 101 3 105 0 109 0 113 0 118 1 123 4 129 7 135 10 141 14 148 20 155 26 162 32 168 40 173 48 179 58 183 68 186 79 189 91 191 104 191 117 189 127 186 137 183 146 178 152 172 158 166 164 159 168 151 171 144 173 135 176 127 177 119 178 102 179 87 178 73 174 58 170 43 164 29 161 23 156 18 152 12 147 8 141 4 135 2 130 0 122 0 117 0 111 1 107 3 103 5 94 10 86 18 73 35 59 51 Z N"/>
          </draw:custom-shape>
          <draw:custom-shape draw:style-name="Mgr6" draw:text-style-name="MP5" draw:layer="backgroundobjects" svg:width="0.12cm" svg:height="0.132cm" svg:x="4.444cm" svg:y="4.223cm">
            <text:p/>
            <draw:enhanced-geometry svg:viewBox="0 0 178 192" draw:type="non-primitive" draw:enhanced-path="M 137 124 L 129 124 115 124 100 124 94 124 96 129 99 141 103 152 105 158 97 158 82 158 66 158 59 158 61 151 65 137 68 123 70 116 60 120 49 125 39 128 31 130 31 124 31 109 31 95 31 88 37 88 52 88 66 88 73 88 70 83 66 71 61 60 59 53 66 53 82 53 97 53 105 53 103 60 101 72 99 86 98 92 103 93 110 93 115 92 119 91 128 86 137 81 137 87 137 102 137 116 137 124 Z M 55 0 L 49 1 43 2 37 5 32 8 27 14 22 18 18 24 14 31 7 45 3 60 1 74 0 88 0 103 2 119 3 128 5 136 7 145 11 152 15 160 20 167 26 174 33 179 42 184 51 188 62 190 75 192 87 192 99 190 110 188 121 184 129 180 138 175 145 168 153 163 158 156 163 149 168 143 172 136 174 130 176 124 177 118 178 114 177 110 176 105 174 101 171 97 163 88 154 80 134 65 118 51 106 36 92 19 84 12 76 5 71 3 66 2 62 1 55 0 Z N"/>
          </draw:custom-shape>
          <draw:custom-shape draw:style-name="Mgr6" draw:text-style-name="MP5" draw:layer="backgroundobjects" svg:width="0.261cm" svg:height="0.173cm" svg:x="4.618cm" svg:y="4.041cm">
            <text:p/>
            <draw:enhanced-geometry svg:viewBox="0 0 386 263" draw:type="non-primitive" draw:enhanced-path="M 262 162 L 254 162 244 159 236 155 228 150 225 147 223 142 222 139 222 135 222 132 224 127 227 123 231 119 230 122 229 124 231 120 235 117 239 114 243 110 254 107 265 106 277 107 289 108 299 111 307 115 305 123 302 132 298 139 291 146 285 152 278 157 271 161 262 162 Z M 95 98 L 101 99 107 101 112 104 117 108 128 116 139 122 135 122 133 122 137 125 143 130 133 140 124 149 118 153 113 155 107 157 100 157 93 156 85 154 78 150 70 146 64 140 56 135 51 130 47 124 57 115 69 106 74 103 82 100 88 98 95 98 Z M 268 0 L 263 6 258 9 253 12 246 13 234 16 223 20 216 18 204 13 191 9 184 7 177 13 170 18 161 20 153 21 146 20 139 18 131 15 125 13 117 10 111 8 104 7 98 6 93 7 86 9 81 13 77 20 63 25 49 29 41 30 35 29 32 28 29 27 25 25 22 23 18 26 14 29 10 34 7 38 3 46 1 56 0 67 0 77 1 88 2 99 6 121 9 142 10 152 10 162 8 170 6 178 8 177 10 174 13 172 14 170 16 165 18 159 19 155 21 152 23 150 25 150 29 149 32 150 31 157 30 165 30 173 32 180 33 187 36 194 38 200 42 206 60 232 79 258 85 252 92 248 102 250 111 250 113 249 116 248 118 247 119 245 121 241 123 235 123 229 121 222 121 215 121 209 123 203 124 198 125 196 127 195 129 194 132 193 140 191 149 194 149 199 150 212 151 223 152 229 155 229 156 229 155 214 156 197 157 180 159 162 160 143 160 125 159 117 158 108 156 100 152 92 145 86 137 79 130 75 121 71 112 69 103 67 93 67 83 67 79 67 74 68 71 70 67 72 62 79 55 86 53 89 51 91 49 93 47 93 46 92 44 89 42 84 41 76 46 71 50 66 55 61 60 58 71 52 83 47 95 45 108 44 120 44 133 44 141 47 146 51 151 55 157 58 164 67 171 77 176 88 179 100 181 111 182 124 183 151 184 178 184 190 187 203 188 215 191 226 193 214 193 202 193 190 193 178 190 153 189 130 189 118 190 107 192 97 195 87 200 78 208 70 212 67 218 63 223 60 229 57 240 54 251 51 262 50 275 51 287 53 299 56 309 60 319 67 319 73 320 77 323 83 326 87 329 91 329 94 329 97 328 99 325 100 322 102 317 98 311 93 306 90 300 87 287 83 273 81 260 81 246 83 240 84 235 86 228 89 223 92 218 102 214 113 213 124 212 136 213 162 216 187 224 189 231 193 238 197 244 201 255 214 266 227 275 239 286 251 292 255 298 260 305 262 313 263 313 252 315 241 318 230 322 219 328 209 334 199 340 189 347 181 344 171 338 162 337 157 336 152 337 150 338 148 340 146 344 142 351 149 356 154 361 162 365 168 369 175 373 182 379 188 386 194 383 157 380 126 379 110 379 95 380 87 381 78 383 70 386 61 381 50 374 41 369 35 362 30 355 27 347 25 339 24 332 24 315 23 299 20 290 18 283 13 275 8 268 0 Z N"/>
          </draw:custom-shape>
          <draw:custom-shape draw:style-name="Mgr6" draw:text-style-name="MP5" draw:layer="backgroundobjects" svg:width="0.104cm" svg:height="0.122cm" svg:x="3.129cm" svg:y="4.537cm">
            <text:p/>
            <draw:enhanced-geometry svg:viewBox="0 0 158 177" draw:type="non-primitive" draw:enhanced-path="M 158 74 L 156 68 152 58 148 47 146 42 136 32 124 25 114 17 101 11 88 5 75 2 61 0 46 1 41 3 36 6 31 10 28 14 22 22 16 32 13 42 11 50 10 60 9 67 10 67 11 67 11 61 11 54 16 48 22 43 28 37 35 33 42 30 50 27 58 25 66 22 75 23 86 25 95 28 105 32 114 37 121 44 123 48 126 53 129 59 130 64 124 66 120 66 119 67 117 68 116 67 115 67 103 62 90 55 84 52 77 51 73 51 70 51 67 53 62 54 56 54 51 55 46 58 42 61 37 67 32 76 29 85 24 93 21 96 16 99 11 101 6 102 3 110 0 117 0 125 1 132 3 140 5 146 8 154 11 159 23 164 34 169 44 172 56 175 67 177 78 177 91 175 104 172 113 165 120 159 127 151 134 144 140 137 145 128 149 119 152 111 143 107 133 102 130 99 126 95 125 93 125 90 125 86 126 83 130 80 134 79 138 78 142 78 147 77 150 77 154 76 158 74 Z N"/>
          </draw:custom-shape>
          <draw:custom-shape draw:style-name="Mgr6" draw:text-style-name="MP5" draw:layer="backgroundobjects" svg:width="0.026cm" svg:height="0.096cm" svg:x="4.444cm" svg:y="2.368cm">
            <text:p/>
            <draw:enhanced-geometry svg:viewBox="0 0 36 146" draw:type="non-primitive" draw:enhanced-path="M 0 146 L 5 146 18 146 30 146 36 146 36 125 36 77 36 29 36 8 35 7 34 3 31 2 27 1 23 1 18 0 11 1 7 1 4 2 2 3 0 7 0 8 0 29 0 77 0 125 0 146 Z N"/>
          </draw:custom-shape>
          <draw:custom-shape draw:style-name="Mgr6" draw:text-style-name="MP5" draw:layer="backgroundobjects" svg:width="0.025cm" svg:height="0.096cm" svg:x="4.644cm" svg:y="2.368cm">
            <text:p/>
            <draw:enhanced-geometry svg:viewBox="0 0 36 146" draw:type="non-primitive" draw:enhanced-path="M 0 146 L 5 146 18 146 30 146 36 146 36 125 36 77 36 29 36 8 35 7 34 4 32 3 28 1 23 1 18 0 11 1 7 1 4 3 2 4 0 7 0 8 0 29 0 77 0 125 0 146 Z N"/>
          </draw:custom-shape>
          <draw:custom-shape draw:style-name="Mgr6" draw:text-style-name="MP5" draw:layer="backgroundobjects" svg:width="0.026cm" svg:height="0.104cm" svg:x="4.845cm" svg:y="2.368cm">
            <text:p/>
            <draw:enhanced-geometry svg:viewBox="0 0 36 145" draw:type="non-primitive" draw:enhanced-path="M 0 145 L 5 145 18 145 31 145 36 145 36 124 36 76 36 29 36 7 36 6 34 4 32 2 29 1 24 0 18 0 12 0 7 1 4 2 2 4 0 6 0 7 0 29 0 76 0 124 0 145 Z N"/>
          </draw:custom-shape>
          <draw:custom-shape draw:style-name="Mgr6" draw:text-style-name="MP5" draw:layer="backgroundobjects" svg:width="0.025cm" svg:height="0.096cm" svg:x="5.045cm" svg:y="2.368cm">
            <text:p/>
            <draw:enhanced-geometry svg:viewBox="0 0 36 146" draw:type="non-primitive" draw:enhanced-path="M 0 146 L 5 146 18 146 30 146 36 146 36 124 36 76 36 29 36 6 35 5 34 3 31 2 27 1 23 0 18 0 11 0 7 1 4 2 2 3 0 5 0 6 0 29 0 76 0 124 0 146 Z N"/>
          </draw:custom-shape>
          <draw:custom-shape draw:style-name="Mgr6" draw:text-style-name="MP5" draw:layer="backgroundobjects" svg:width="0.122cm" svg:height="0.122cm" svg:x="4.044cm" svg:y="4.023cm">
            <text:p/>
            <draw:enhanced-geometry svg:viewBox="0 0 185 188" draw:type="non-primitive" draw:enhanced-path="M 146 117 L 138 115 128 112 119 109 108 103 110 110 113 125 118 138 119 145 112 145 96 145 80 145 73 145 75 140 78 128 82 116 83 111 77 111 63 111 48 111 42 111 42 104 42 89 42 75 42 69 50 73 59 78 63 79 69 80 74 80 80 80 79 73 77 61 74 47 73 41 80 41 96 41 112 41 119 41 117 47 112 58 107 70 105 75 111 75 126 75 140 75 146 75 146 82 146 97 146 111 146 117 Z M 8 127 L 11 134 15 142 19 148 24 154 29 160 35 164 41 169 48 173 55 176 62 179 70 181 77 183 93 186 109 188 131 178 152 168 161 163 169 156 172 151 175 147 178 142 181 135 183 105 185 77 184 70 184 63 183 56 181 50 177 43 174 37 170 32 165 25 156 19 148 13 138 7 128 4 119 1 108 0 97 0 87 0 77 2 66 4 57 7 47 13 39 18 30 23 23 31 15 38 11 49 8 59 4 71 1 82 0 94 1 105 1 111 3 116 6 121 8 127 Z N"/>
          </draw:custom-shape>
          <draw:custom-shape draw:style-name="Mgr6" draw:text-style-name="MP5" draw:layer="backgroundobjects" svg:width="0.217cm" svg:height="1.044cm" svg:x="4cm" svg:y="3.858cm">
            <text:p/>
            <draw:enhanced-geometry svg:viewBox="0 0 328 1565" draw:type="non-primitive" draw:enhanced-path="M 285 341 L 284 329 283 316 280 305 275 294 270 283 265 273 257 264 250 255 241 248 232 241 222 235 211 230 201 225 189 223 177 221 164 220 153 221 140 223 129 225 117 230 107 235 97 241 87 248 79 255 71 264 65 273 59 283 53 294 49 305 47 316 45 329 44 341 45 353 47 365 49 377 53 388 59 398 65 408 71 417 79 426 87 433 97 441 107 446 117 452 129 456 140 459 153 460 164 461 177 460 189 459 201 456 211 452 222 446 232 441 241 433 250 426 257 417 265 408 270 398 275 388 280 377 283 365 284 353 285 341 Z M 288 1556 L 295 1555 307 1554 321 1553 328 1553 328 1538 328 1495 328 1429 327 1342 327 1241 325 1128 325 1006 324 882 323 757 323 635 322 522 322 421 321 335 321 268 321 226 321 210 314 202 295 178 268 144 237 105 206 66 179 32 160 9 153 0 146 9 129 31 104 63 76 101 48 138 23 170 6 192 0 201 0 217 0 260 0 327 0 414 0 518 0 633 0 756 0 884 0 1011 0 1133 0 1249 0 1352 0 1440 0 1507 0 1550 0 1565 13 1562 25 1559 25 1548 25 1518 25 1472 25 1412 25 1340 25 1261 25 1176 25 1087 25 1000 25 915 25 836 25 764 25 704 25 658 25 628 25 617 25 613 27 602 30 587 34 570 37 561 41 553 47 545 53 539 60 533 68 529 72 527 77 526 82 526 87 526 97 527 106 531 113 536 119 542 125 550 129 557 132 566 134 574 138 591 139 606 139 617 139 620 138 631 138 661 138 707 138 767 138 838 137 917 137 1002 137 1090 135 1177 135 1261 134 1340 134 1412 134 1472 134 1518 133 1547 133 1558 148 1558 163 1558 163 1547 163 1517 163 1472 163 1411 163 1339 163 1259 163 1174 163 1086 163 998 163 912 163 832 163 761 163 701 163 654 163 624 164 614 164 609 166 600 170 585 176 568 181 559 187 552 193 543 201 537 209 531 220 526 230 524 244 523 251 523 256 524 262 525 267 526 275 531 283 537 288 543 292 552 296 559 297 568 298 585 298 600 296 609 296 614 295 624 295 654 295 700 293 761 293 832 292 911 292 997 291 1084 290 1173 290 1258 289 1337 289 1409 288 1468 288 1515 288 1545 288 1556 Z N"/>
          </draw:custom-shape>
          <draw:custom-shape draw:style-name="Mgr6" draw:text-style-name="MP5" draw:layer="backgroundobjects" svg:width="0.12cm" svg:height="0.122cm" svg:x="5.334cm" svg:y="4.023cm">
            <text:p/>
            <draw:enhanced-geometry svg:viewBox="0 0 183 188" draw:type="non-primitive" draw:enhanced-path="M 146 117 L 137 115 128 112 118 109 107 103 110 110 113 125 116 138 118 145 111 145 96 145 80 145 72 145 74 140 78 128 82 116 83 111 77 111 63 111 48 111 41 111 41 104 41 89 41 75 41 69 49 73 58 78 63 79 68 80 73 80 80 80 79 73 77 61 73 47 72 41 80 41 96 41 111 41 118 41 116 47 111 58 106 70 104 75 111 75 125 75 139 75 146 75 146 82 146 97 146 111 146 117 Z M 7 127 L 10 134 14 142 18 148 23 154 28 160 34 164 40 169 47 173 54 176 62 179 69 181 77 183 93 186 109 188 131 178 151 168 161 163 168 156 172 151 175 147 178 142 180 135 182 105 183 77 183 70 182 63 181 56 180 50 177 43 174 37 169 32 164 25 156 19 147 13 137 7 128 4 118 1 107 0 97 0 86 0 75 2 66 4 56 7 47 13 37 18 30 23 21 31 15 38 10 49 7 59 3 71 1 82 0 94 0 105 1 111 2 116 4 121 7 127 Z N"/>
          </draw:custom-shape>
          <draw:custom-shape draw:style-name="Mgr6" draw:text-style-name="MP5" draw:layer="backgroundobjects" svg:width="0.227cm" svg:height="1.044cm" svg:x="5.28cm" svg:y="3.858cm">
            <text:p/>
            <draw:enhanced-geometry svg:viewBox="0 0 328 1565" draw:type="non-primitive" draw:enhanced-path="M 285 341 L 284 329 282 316 280 305 276 294 270 283 264 273 258 264 250 255 242 248 232 241 222 235 212 230 200 225 189 223 178 221 165 220 152 221 140 223 128 225 118 230 107 235 97 241 88 248 79 255 72 264 64 273 59 283 54 294 49 305 46 316 45 329 44 341 45 353 46 365 49 377 54 388 59 398 64 408 72 417 79 426 88 433 97 441 107 446 118 452 128 456 140 459 152 460 165 461 178 460 189 459 200 456 212 452 222 446 232 441 242 433 250 426 258 417 264 408 270 398 276 388 280 377 282 365 284 353 285 341 Z M 328 1553 L 328 1538 328 1495 327 1429 327 1342 326 1241 326 1128 325 1006 325 882 324 757 324 635 323 522 323 421 322 335 322 268 322 226 322 210 314 202 295 178 268 144 237 105 206 66 180 32 160 9 153 0 147 9 129 31 105 63 76 101 48 138 24 170 7 192 0 201 0 217 0 260 0 327 0 414 0 518 0 633 0 756 0 884 0 1011 0 1133 0 1249 0 1352 0 1440 0 1507 0 1550 0 1565 13 1562 25 1559 25 1548 25 1518 25 1472 25 1412 25 1340 25 1261 25 1176 25 1087 25 1000 25 915 25 836 25 764 25 704 25 658 25 628 25 617 26 613 27 602 29 587 34 570 38 561 42 553 47 545 53 539 60 533 68 529 72 527 77 526 83 526 88 526 97 527 106 531 113 536 120 542 125 550 129 557 133 566 135 574 138 591 139 606 139 617 138 620 138 631 138 661 138 707 138 767 137 838 137 917 137 1002 136 1090 136 1177 136 1261 135 1340 135 1412 135 1472 134 1518 134 1547 134 1558 149 1558 163 1558 163 1547 163 1517 164 1472 164 1411 164 1339 164 1259 164 1174 164 1086 164 998 164 912 164 832 164 761 164 701 164 654 164 624 164 614 165 609 166 600 170 585 176 568 182 559 187 552 194 543 201 537 210 531 220 526 231 524 244 523 251 523 257 524 262 525 267 526 276 531 283 537 289 543 293 552 295 559 297 568 298 585 298 600 296 609 295 614 295 624 295 654 295 700 294 761 294 832 293 911 293 997 292 1084 291 1173 291 1258 290 1337 290 1409 289 1468 289 1515 289 1545 289 1556 298 1556 308 1555 318 1554 328 1553 Z N"/>
          </draw:custom-shape>
          <draw:custom-shape draw:style-name="Mgr6" draw:text-style-name="MP5" draw:layer="backgroundobjects" svg:width="0.592cm" svg:height="0.567cm" svg:x="4.444cm" svg:y="3.745cm">
            <text:p/>
            <draw:enhanced-geometry svg:viewBox="0 0 884 847" draw:type="non-primitive" draw:enhanced-path="M 854 596 L 848 613 840 630 832 647 822 663 813 679 802 695 790 710 778 725 766 740 753 754 738 767 723 779 708 792 692 803 675 815 657 825 656 813 656 801 657 789 659 777 662 766 666 755 671 743 675 733 686 710 696 689 706 666 714 644 727 640 744 633 753 629 760 624 764 619 767 616 770 611 772 606 769 600 768 595 767 590 767 585 768 577 771 568 775 562 781 555 787 549 793 543 800 537 806 531 811 525 814 518 815 515 815 511 815 506 814 502 813 498 811 492 807 488 804 482 796 475 788 467 783 458 778 449 772 430 767 409 764 400 759 390 754 382 749 373 740 367 732 360 720 356 705 353 695 340 683 329 672 320 658 311 644 304 629 297 614 291 598 286 567 276 535 266 519 261 504 256 489 250 475 244 445 251 418 256 391 258 366 262 355 264 343 267 332 271 320 276 310 281 299 289 288 297 278 308 268 309 259 310 250 312 241 314 224 321 207 329 192 339 177 350 164 361 150 374 144 388 137 402 128 415 120 427 115 434 112 441 110 448 108 455 107 462 106 469 107 478 109 485 114 489 119 492 123 497 126 501 132 511 136 520 139 531 140 542 141 552 142 564 143 576 144 586 146 597 150 607 154 616 160 625 164 628 168 631 173 634 178 638 189 642 199 646 207 650 215 656 218 658 221 661 223 665 225 669 228 674 229 679 230 685 230 692 237 703 243 714 247 727 250 740 255 767 262 793 266 806 268 819 269 833 268 847 246 835 223 821 201 806 180 790 159 773 140 755 121 736 103 715 87 695 71 674 57 651 44 628 32 605 23 580 15 555 10 530 7 513 3 496 2 479 0 462 0 444 0 427 1 411 2 394 4 378 7 362 10 346 13 331 17 315 23 300 28 286 33 271 40 257 47 242 55 228 62 214 71 201 79 188 89 175 98 163 119 138 142 115 166 93 191 73 208 63 225 53 244 44 262 36 280 28 299 22 317 17 336 11 356 7 376 4 395 2 414 1 435 0 454 0 474 1 493 2 513 5 533 8 552 12 570 18 590 23 608 29 627 38 644 45 662 55 679 65 696 76 712 88 727 100 743 114 757 128 772 143 782 154 791 166 800 178 808 190 824 215 838 242 851 271 861 298 869 328 877 358 881 388 883 419 884 450 882 480 879 510 872 539 869 554 865 568 860 582 854 596 Z N"/>
          </draw:custom-shape>
          <draw:custom-shape draw:style-name="Mgr5" draw:text-style-name="MP5" draw:layer="backgroundobjects" svg:width="4.103cm" svg:height="4.101cm" svg:x="7.606cm" svg:y="2.499cm">
            <text:p/>
            <draw:enhanced-geometry svg:viewBox="0 0 6128 6125" draw:type="non-primitive" draw:enhanced-path="M 3064 6125 L 3221 6121 3377 6109 3529 6090 3680 6063 3828 6029 3973 5987 4115 5938 4254 5884 4391 5822 4522 5755 4650 5681 4775 5601 4895 5516 5011 5424 5122 5328 5229 5227 5330 5120 5428 5009 5518 4893 5604 4773 5684 4648 5757 4520 5826 4388 5887 4253 5942 4114 5990 3972 6032 3827 6066 3679 6093 3528 6113 3375 6125 3220 6128 3063 6125 2905 6113 2750 6093 2598 6066 2446 6032 2299 5990 2154 5942 2012 5887 1872 5826 1737 5757 1605 5684 1477 5604 1353 5518 1232 5428 1117 5330 1005 5229 899 5122 797 5011 701 4895 610 4775 525 4650 445 4522 371 4391 303 4254 241 4115 187 3973 139 3828 97 3680 63 3529 35 3377 16 3221 4 3064 0 2907 4 2751 16 2598 35 2448 63 2299 97 2154 139 2012 187 1873 241 1737 303 1605 371 1477 445 1352 525 1232 610 1116 701 1005 797 899 899 797 1005 700 1117 609 1232 524 1353 444 1477 370 1605 302 1737 241 1872 186 2012 137 2154 96 2299 62 2446 35 2598 16 2750 3 2905 0 3063 3 3220 16 3375 35 3528 62 3679 96 3827 137 3972 186 4114 241 4253 302 4388 370 4520 444 4648 524 4773 609 4893 700 5009 797 5120 899 5227 1005 5328 1116 5424 1232 5516 1352 5601 1477 5681 1605 5755 1737 5822 1873 5884 2012 5938 2154 5987 2299 6029 2448 6063 2598 6090 2751 6109 2907 6121 3064 6125 Z N"/>
          </draw:custom-shape>
          <draw:custom-shape draw:style-name="Mgr9" draw:text-style-name="MP5" draw:layer="backgroundobjects" svg:width="2.266cm" svg:height="2.473cm" svg:x="8.494cm" svg:y="3.301cm">
            <text:p/>
            <draw:enhanced-geometry svg:viewBox="0 0 3378 3693" draw:type="non-primitive" draw:enhanced-path="M 0 1294 L 13 1263 27 1234 41 1205 57 1176 73 1148 90 1121 108 1094 126 1067 163 1014 201 962 238 908 275 855 294 828 330 784 352 756 377 727 403 697 429 668 456 641 483 616 496 604 509 595 521 585 533 578 543 571 554 567 564 564 573 562 581 563 588 566 595 570 599 578 604 588 607 600 610 612 612 625 613 650 613 676 614 702 617 728 619 740 622 753 628 764 634 776 649 800 666 824 676 836 685 848 695 859 706 870 717 880 729 888 741 897 754 903 767 909 782 914 795 916 810 917 828 916 846 915 862 913 878 908 891 904 905 900 918 893 930 887 942 880 951 871 961 863 969 853 977 843 983 833 989 822 993 810 997 798 999 786 1001 773 1003 760 1003 747 1000 734 998 721 995 707 991 693 985 679 979 665 972 651 963 637 953 624 943 611 931 597 919 586 909 576 897 567 885 560 874 552 863 546 851 540 839 535 816 525 791 516 765 505 740 493 723 489 700 486 695 485 691 484 686 482 683 479 682 476 681 473 682 469 684 463 695 447 707 431 717 418 730 405 756 379 786 353 809 332 834 312 858 293 884 275 934 239 986 206 1039 174 1092 142 1146 110 1199 77 1214 70 1228 62 1241 58 1254 54 1268 52 1281 51 1294 51 1307 53 1320 55 1332 58 1344 63 1356 69 1368 75 1379 83 1390 90 1401 99 1411 108 1422 119 1432 128 1441 140 1461 164 1478 188 1493 213 1507 238 1520 264 1532 289 1544 317 1557 345 1563 358 1570 370 1578 379 1585 388 1590 392 1594 394 1598 397 1604 399 1608 401 1613 402 1619 402 1624 402 1629 401 1636 398 1641 396 1647 392 1661 382 1676 370 1687 359 1696 347 1706 335 1715 322 1732 294 1748 264 1764 234 1780 205 1787 191 1796 178 1804 165 1813 152 1824 138 1840 117 1860 90 1882 62 1894 48 1906 36 1916 25 1927 15 1938 8 1947 3 1952 2 1955 0 1959 0 1962 2 1993 18 2024 32 2055 47 2087 62 2118 77 2149 93 2180 109 2210 126 2236 140 2261 155 2288 170 2314 185 2339 201 2364 218 2375 228 2386 237 2397 247 2408 258 2414 265 2419 271 2422 279 2427 285 2429 292 2430 298 2431 303 2430 310 2430 315 2428 321 2426 326 2422 330 2416 340 2406 349 2396 358 2384 366 2372 375 2359 382 2347 391 2335 398 2323 407 2312 415 2303 426 2293 437 2284 449 2276 460 2269 473 2261 486 2256 500 2251 514 2245 529 2242 542 2239 557 2237 571 2236 586 2235 600 2236 614 2237 628 2239 641 2242 653 2246 666 2252 678 2258 689 2266 698 2274 707 2284 715 2293 722 2305 727 2319 731 2333 734 2348 737 2365 737 2382 734 2401 731 2414 728 2427 724 2438 717 2450 711 2462 702 2473 694 2483 684 2493 674 2503 663 2511 651 2519 640 2526 627 2532 615 2538 602 2543 590 2547 578 2549 568 2552 556 2552 542 2552 526 2552 493 2549 457 2549 423 2551 392 2552 379 2555 369 2556 364 2558 360 2560 357 2563 355 2570 350 2578 348 2588 347 2598 348 2609 351 2621 356 2634 361 2647 367 2674 383 2705 403 2736 425 2767 450 2830 500 2887 550 2934 590 2966 617 3012 651 3057 686 3078 706 3099 726 3121 746 3140 768 3159 789 3176 811 3193 835 3208 859 3221 885 3233 911 3238 923 3242 937 3247 951 3250 965 3250 969 3250 972 3249 975 3247 978 3239 981 3231 983 3219 985 3205 985 3191 986 3176 986 3160 986 3145 986 3130 987 3116 989 3104 993 3093 996 3089 999 3085 1002 3082 1005 3080 1009 3065 1042 3052 1074 3042 1104 3032 1135 3029 1149 3026 1166 3022 1182 3020 1198 3018 1214 3018 1231 3017 1249 3018 1267 3019 1330 3020 1394 3020 1460 3021 1527 3022 1593 3026 1659 3028 1691 3031 1722 3034 1753 3040 1783 3041 1790 3043 1796 3045 1800 3047 1805 3050 1808 3053 1811 3058 1813 3062 1814 3072 1816 3081 1816 3093 1815 3105 1814 3130 1809 3157 1804 3170 1802 3183 1801 3195 1804 3207 1807 3220 1813 3234 1821 3246 1829 3258 1840 3270 1852 3281 1864 3291 1877 3301 1891 3310 1906 3318 1921 3326 1936 3332 1952 3337 1967 3343 1982 3346 1997 3349 2010 3351 2024 3351 2037 3351 2051 3351 2064 3348 2089 3345 2116 3343 2142 3342 2167 3342 2180 3343 2193 3346 2206 3349 2219 3351 2224 3354 2229 3357 2233 3360 2237 3366 2244 3373 2251 3375 2255 3377 2258 3378 2261 3378 2265 3378 2271 3377 2276 3374 2281 3371 2288 3362 2303 3354 2317 3348 2332 3343 2347 3333 2376 3322 2407 3303 2456 3282 2509 3269 2535 3256 2562 3241 2589 3227 2615 3211 2641 3195 2666 3177 2690 3160 2713 3141 2735 3122 2754 3101 2772 3081 2788 3057 2804 3032 2819 3006 2833 2982 2846 2956 2859 2932 2873 2907 2885 2883 2900 2871 2909 2861 2918 2852 2929 2843 2940 2835 2951 2827 2964 2821 2978 2814 2992 2804 3021 2794 3052 2784 3082 2774 3112 2763 3141 2750 3169 2735 3197 2720 3221 2703 3246 2685 3269 2665 3291 2645 3312 2623 3331 2600 3351 2576 3369 2553 3386 2527 3402 2501 3418 2475 3433 2448 3447 2420 3460 2393 3473 2365 3486 2336 3498 2278 3521 2221 3543 2164 3564 2107 3585 2053 3607 2001 3629 1977 3640 1952 3654 1925 3667 1898 3679 1884 3684 1872 3689 1859 3692 1847 3693 1835 3693 1824 3691 1818 3689 1813 3687 1807 3683 1803 3680 1790 3671 1777 3662 1762 3654 1747 3647 1731 3641 1715 3635 1698 3631 1680 3627 1646 3619 1612 3614 1579 3609 1547 3603 1491 3593 1433 3582 1373 3571 1313 3557 1283 3551 1253 3543 1225 3534 1196 3525 1168 3516 1140 3504 1114 3492 1089 3481 1068 3469 1047 3457 1028 3444 1010 3433 993 3421 977 3408 962 3395 947 3381 932 3368 918 3353 904 3338 890 3322 862 3288 833 3249 826 3242 821 3233 817 3225 812 3215 805 3196 799 3177 793 3157 787 3137 779 3119 771 3101 762 3087 755 3076 746 3067 739 3060 730 3055 723 3051 714 3048 706 3045 688 3042 667 3040 656 3038 644 3036 630 3033 616 3027 595 3019 574 3009 554 2998 534 2987 514 2974 495 2961 476 2946 458 2931 440 2915 423 2898 406 2880 390 2862 374 2844 359 2823 344 2804 330 2784 316 2763 302 2742 289 2721 278 2699 266 2677 254 2655 244 2634 234 2611 224 2589 216 2566 207 2544 200 2523 192 2500 186 2479 180 2458 175 2436 167 2402 155 2357 149 2332 144 2305 139 2278 136 2251 132 2224 132 2197 132 2184 133 2173 135 2161 137 2149 140 2139 143 2129 147 2119 152 2111 158 2103 164 2097 172 2092 180 2086 218 2073 255 2062 273 2055 290 2047 298 2041 306 2036 313 2030 320 2022 326 2014 331 2004 336 1994 341 1983 347 1958 352 1933 356 1907 358 1881 360 1858 362 1838 364 1813 365 1789 364 1764 363 1741 361 1717 357 1694 352 1671 346 1649 340 1626 332 1604 323 1582 314 1560 304 1539 293 1517 281 1496 269 1475 251 1442 227 1399 215 1379 201 1361 194 1353 188 1348 182 1343 175 1340 155 1336 132 1333 110 1331 86 1329 64 1324 43 1320 32 1317 23 1313 15 1307 7 1302 4 1298 0 1294 N"/>
          </draw:custom-shape>
          <draw:custom-shape draw:style-name="Mgr6" draw:text-style-name="MP5" draw:layer="backgroundobjects" svg:width="4.034cm" svg:height="4.032cm" svg:x="7.641cm" svg:y="2.534cm">
            <text:p/>
            <draw:enhanced-geometry svg:viewBox="0 0 6024 6020" draw:type="non-primitive" draw:enhanced-path="M 4831 703 L 4833 693 4834 681 4833 669 4831 659 4829 646 4826 634 4821 622 4816 612 4810 601 4801 591 4793 583 4783 574 4771 568 4760 562 4748 557 4737 554 4725 552 4714 551 4701 552 4689 554 4676 555 4665 558 4654 563 4643 568 4645 557 4646 546 4645 534 4643 522 4639 510 4634 499 4627 488 4620 477 4612 469 4604 460 4594 453 4584 446 4574 439 4562 433 4551 429 4540 427 4528 425 4515 425 4502 426 4489 428 4478 431 4468 437 4458 442 4448 450 4448 437 4447 425 4445 413 4441 400 4437 390 4431 378 4424 368 4418 359 4409 351 4400 343 4389 336 4378 331 4367 325 4355 320 4343 317 4331 315 4320 315 4308 315 4296 317 4284 320 4273 326 4262 331 4252 337 4243 345 4242 332 4240 320 4236 310 4232 299 4227 287 4221 276 4215 266 4207 256 4198 249 4187 241 4177 235 4166 230 4153 225 4140 222 4127 220 4116 219 4104 220 4091 222 4079 225 4068 230 4058 235 4047 240 4038 247 4029 254 4028 244 4025 233 4021 223 4015 213 4010 201 4004 191 3996 182 3987 173 3977 166 3966 159 3956 154 3943 150 3931 147 3918 144 3907 142 3894 142 3882 144 3870 147 3860 151 3849 157 3837 163 3826 169 3818 176 3810 185 3807 173 3804 163 3800 151 3792 139 3786 129 3777 120 3769 112 3759 105 3750 98 3739 93 3727 88 3716 84 3703 81 3691 80 3678 80 3666 81 3655 85 3644 89 3632 94 3621 101 3610 107 3600 113 3593 121 3587 128 3582 119 3577 108 3571 97 3566 87 3557 77 3549 69 3539 61 3530 55 3519 49 3507 45 3495 41 3483 39 3470 38 3457 38 3445 39 3434 41 3422 44 3411 48 3402 54 3392 59 3382 68 3373 75 3365 85 3357 94 3353 84 3349 74 3343 64 3336 56 3327 46 3317 38 3306 30 3297 24 3285 18 3273 15 3262 12 3249 10 3236 10 3223 10 3211 12 3200 15 3188 21 3177 26 3168 33 3158 42 3148 49 3140 58 3132 66 3127 76 3123 66 3118 56 3110 46 3103 39 3093 30 3083 22 3073 15 3061 10 3049 6 3037 2 3025 0 3012 0 2999 0 2987 2 2976 6 2965 10 2954 15 2944 22 2934 30 2924 39 2920 42 2916 46 2911 52 2908 56 2902 66 2897 76 2891 66 2884 58 2876 49 2869 42 2858 33 2847 26 2837 21 2825 15 2813 12 2802 10 2790 10 2778 10 2765 12 2753 15 2742 18 2731 24 2720 30 2710 38 2700 46 2692 56 2684 64 2678 74 2672 84 2667 94 2661 86 2654 77 2646 69 2635 62 2624 56 2614 49 2603 45 2591 41 2579 39 2567 38 2554 38 2541 39 2528 42 2516 45 2505 50 2494 57 2484 63 2475 72 2465 80 2458 91 2452 100 2448 108 2444 119 2441 128 2433 121 2426 113 2416 105 2405 97 2395 92 2383 87 2371 84 2360 81 2348 80 2335 80 2323 81 2311 84 2299 88 2286 93 2275 98 2264 105 2255 112 2246 120 2238 129 2231 139 2226 150 2221 160 2216 172 2213 185 2211 180 2207 175 2204 171 2198 168 2189 163 2179 157 2167 151 2156 147 2143 143 2131 141 2119 141 2106 142 2094 145 2081 150 2070 154 2058 159 2049 166 2039 173 2031 181 2022 189 2015 199 2008 209 2003 221 2000 233 1998 244 1998 254 1988 247 1978 240 1968 235 1956 230 1944 225 1932 222 1921 220 1909 219 1897 220 1885 222 1874 225 1862 230 1849 235 1837 241 1828 249 1819 256 1811 266 1803 276 1797 287 1792 299 1787 310 1784 320 1782 332 1781 345 1773 337 1764 331 1753 326 1743 320 1730 317 1718 315 1705 315 1693 315 1681 317 1669 320 1657 325 1645 331 1635 336 1624 343 1614 351 1606 359 1598 368 1593 378 1587 390 1582 400 1580 413 1578 425 1576 437 1576 450 1567 442 1558 437 1546 431 1534 428 1521 426 1510 425 1498 425 1485 427 1473 429 1462 433 1451 439 1439 446 1429 453 1419 460 1410 469 1403 477 1397 488 1391 499 1387 510 1384 522 1382 527 1380 534 1379 539 1378 546 1378 557 1380 568 1370 563 1359 558 1347 555 1336 554 1323 552 1311 551 1299 552 1288 554 1276 557 1264 562 1252 568 1241 574 1231 583 1222 591 1215 601 1209 612 1203 622 1199 634 1195 646 1193 659 1190 669 1189 681 1190 693 1193 703 1182 699 1171 696 1161 694 1151 693 1137 693 1125 693 1113 695 1101 698 1089 702 1078 708 1067 714 1056 722 1047 730 1039 740 1032 750 1026 761 1021 772 1018 783 1015 795 1014 808 1013 820 1013 830 1015 842 1019 854 1007 851 995 849 983 847 973 846 960 847 947 849 935 852 924 855 912 859 901 866 892 873 882 882 873 891 866 901 861 911 855 923 852 935 849 947 848 959 847 972 848 983 849 995 851 1006 854 1017 843 1013 833 1011 821 1011 809 1011 797 1012 784 1015 772 1019 761 1023 751 1030 741 1037 731 1046 722 1055 714 1066 708 1077 703 1089 698 1100 695 1112 694 1124 693 1137 694 1149 694 1160 696 1171 699 1181 705 1191 693 1190 681 1189 669 1190 659 1191 646 1193 634 1196 622 1201 612 1207 601 1213 593 1221 583 1230 576 1240 568 1252 563 1264 558 1274 555 1286 554 1298 553 1309 553 1321 554 1334 554 1340 555 1347 557 1352 558 1358 563 1369 568 1380 557 1378 546 1377 534 1378 523 1380 510 1384 499 1389 488 1396 478 1402 469 1411 460 1419 453 1429 446 1439 439 1449 434 1461 429 1472 427 1483 426 1495 426 1508 427 1520 429 1532 432 1545 437 1556 442 1567 450 1575 437 1575 425 1575 413 1577 401 1581 390 1586 379 1591 368 1597 360 1605 351 1613 344 1623 337 1633 331 1644 326 1656 320 1668 317 1680 315 1691 315 1703 315 1715 317 1727 320 1738 326 1750 332 1761 337 1770 345 1780 333 1781 321 1783 311 1786 300 1791 287 1795 277 1801 266 1808 257 1816 249 1825 242 1834 236 1845 230 1857 225 1870 222 1882 220 1895 220 1907 220 1919 222 1930 225 1942 230 1954 235 1964 241 1975 248 1984 254 1992 245 1995 234 1999 223 2002 213 2007 202 2013 191 2019 182 2026 173 2035 167 2045 160 2055 154 2067 150 2080 146 2091 144 2103 143 2116 143 2128 144 2141 147 2152 152 2163 157 2174 162 2185 170 2196 177 2205 185 2212 174 2215 163 2219 152 2225 140 2229 129 2237 121 2244 112 2254 105 2262 98 2273 93 2283 88 2294 83 2306 81 2319 80 2332 80 2344 82 2356 84 2368 89 2381 94 2392 101 2404 107 2414 114 2422 123 2431 132 2438 120 2441 109 2446 98 2451 88 2456 77 2464 68 2473 61 2482 55 2493 49 2503 45 2515 42 2527 38 2540 37 2552 37 2565 38 2577 40 2589 43 2600 47 2612 52 2623 60 2633 67 2641 76 2649 84 2657 94 2665 83 2669 74 2673 68 2676 64 2680 60 2685 56 2689 46 2697 37 2706 30 2716 24 2726 19 2737 15 2748 12 2760 11 2773 10 2786 11 2799 12 2811 15 2822 19 2833 25 2844 31 2854 38 2864 48 2873 58 2882 67 2889 77 2895 66 2899 57 2904 47 2912 38 2919 30 2929 22 2939 15 2949 10 2961 5 2973 2 2984 1 2997 0 3010 1 3023 2 3035 5 3046 10 3057 15 3068 22 3078 30 3088 38 3096 43 3102 47 3106 51 3110 57 3114 66 3120 77 3125 67 3131 58 3138 48 3147 38 3156 31 3166 25 3175 19 3186 15 3198 12 3210 11 3221 10 3234 11 3247 12 3260 15 3271 19 3283 24 3294 30 3305 37 3315 46 3325 56 3334 64 3341 74 3347 83 3351 94 3355 84 3362 76 3371 67 3379 60 3390 52 3399 47 3409 43 3420 40 3430 38 3442 37 3455 37 3468 38 3481 42 3493 45 3505 49 3518 55 3529 61 3539 68 3548 77 3556 88 3564 98 3569 109 3576 120 3581 132 3585 127 3587 123 3592 119 3595 114 3599 107 3610 101 3619 94 3631 89 3643 84 3653 82 3665 80 3677 80 3689 81 3700 83 3713 88 3725 93 3737 98 3747 106 3757 113 3766 122 3775 131 3784 143 3790 154 3797 163 3803 169 3805 174 3806 179 3807 185 3808 177 3816 170 3824 162 3834 157 3845 152 3856 148 3868 145 3880 144 3891 144 3904 144 3916 146 3928 150 3940 154 3952 160 3964 167 3975 173 3984 182 3993 191 4001 202 4008 213 4013 223 4018 234 4023 245 4026 254 4027 248 4035 241 4045 235 4055 230 4065 226 4077 224 4089 223 4100 222 4113 223 4125 224 4138 226 4149 230 4163 236 4174 242 4185 250 4194 258 4203 268 4210 278 4218 288 4223 300 4230 311 4234 321 4237 333 4239 345 4239 337 4248 332 4258 326 4269 320 4282 317 4294 315 4305 315 4317 315 4329 317 4340 320 4352 326 4364 331 4376 337 4386 344 4397 351 4407 360 4414 369 4422 380 4428 392 4433 405 4438 415 4442 426 4444 437 4445 450 4445 442 4454 437 4464 432 4476 429 4487 427 4499 426 4512 426 4525 427 4537 429 4549 434 4559 439 4570 446 4581 453 4592 460 4602 469 4610 478 4618 488 4625 499 4631 510 4636 523 4640 534 4642 546 4642 557 4642 568 4640 563 4651 558 4662 557 4667 555 4673 554 4679 554 4685 553 4697 553 4709 554 4720 555 4732 558 4744 563 4755 568 4768 576 4779 583 4790 593 4798 601 4807 612 4813 622 4820 634 4825 646 4829 659 4831 672 4831 683 4831 694 4830 705 4828 699 4839 696 4849 694 4861 694 4874 693 4887 694 4898 695 4911 698 4923 703 4934 708 4944 714 4955 722 4965 731 4974 741 4983 751 4990 761 4996 772 5001 784 5005 797 5007 809 5009 821 5009 833 5008 843 5006 854 5002 851 5014 849 5025 848 5037 847 5048 848 5061 849 5073 852 5085 855 5097 861 5109 866 5119 873 5129 882 5139 892 5147 901 5155 912 5160 924 5165 935 5169 947 5173 960 5175 973 5177 983 5175 995 5173 1007 5171 1019 5166 1015 5177 1013 5189 1013 5200 1014 5211 1015 5224 1018 5237 1021 5248 1026 5259 1032 5270 1039 5279 1047 5289 1056 5299 1067 5306 1078 5312 1089 5318 1101 5322 1113 5324 1125 5326 1137 5327 1151 5326 1161 5326 1171 5324 1182 5321 1193 5316 1190 5327 1189 5339 1190 5350 1193 5361 1195 5374 1199 5386 1203 5398 1209 5408 1215 5418 1222 5428 1231 5437 1241 5445 1252 5452 1264 5458 1277 5463 1289 5466 1300 5468 1313 5468 1326 5468 1339 5466 1350 5465 1359 5462 1370 5456 1380 5452 1380 5463 1380 5475 1382 5486 1384 5497 1387 5510 1392 5522 1398 5532 1404 5543 1411 5552 1420 5561 1430 5570 1439 5577 1451 5583 1463 5588 1476 5591 1487 5593 1499 5594 1511 5594 1522 5593 1534 5591 1546 5588 1558 5583 1568 5579 1579 5574 1578 5584 1578 5595 1580 5607 1582 5619 1587 5630 1593 5641 1598 5652 1606 5661 1614 5670 1624 5678 1635 5686 1645 5692 1657 5698 1669 5701 1681 5703 1693 5705 1705 5705 1718 5704 1730 5702 1743 5699 1753 5694 1764 5689 1773 5684 1781 5678 1784 5689 1786 5700 1789 5709 1792 5720 1797 5732 1803 5742 1811 5752 1819 5762 1828 5770 1837 5778 1849 5784 1862 5789 1874 5794 1885 5796 1897 5797 1909 5798 1921 5797 1932 5796 1944 5794 1956 5789 1968 5784 1978 5779 1988 5772 1998 5766 1998 5775 2000 5787 2003 5798 2008 5811 2015 5820 2022 5830 2031 5839 2039 5847 2049 5854 2058 5862 2070 5868 2081 5874 2094 5877 2106 5879 2119 5879 2131 5879 2143 5877 2156 5874 2167 5869 2179 5863 2189 5858 2198 5851 2204 5848 2207 5845 2211 5839 2213 5835 2216 5848 2221 5859 2226 5870 2231 5880 2238 5891 2246 5899 2255 5908 2264 5915 2275 5922 2286 5927 2299 5932 2311 5937 2323 5939 2335 5940 2348 5940 2360 5939 2371 5937 2383 5932 2395 5928 2405 5923 2415 5916 2424 5908 2432 5899 2441 5891 2441 5896 2442 5901 2444 5907 2446 5912 2452 5923 2458 5932 2465 5943 2475 5951 2484 5959 2494 5966 2505 5972 2516 5976 2528 5979 2541 5981 2554 5983 2567 5983 2578 5983 2590 5981 2602 5978 2613 5974 2622 5967 2632 5960 2644 5951 2653 5943 2661 5934 2667 5926 2672 5937 2678 5946 2684 5957 2692 5967 2700 5976 2710 5983 2720 5991 2731 5996 2742 6001 2753 6005 2765 6007 2778 6009 2790 6010 2802 6009 2813 6008 2825 6005 2837 6001 2847 5995 2858 5989 2869 5981 2876 5972 2884 5962 2891 5953 2897 5943 2902 5954 2908 5963 2916 5973 2924 5981 2934 5990 2944 5997 2954 6004 2965 6009 2976 6014 2987 6017 2999 6019 3012 6020 3025 6019 3037 6017 3049 6014 3061 6009 3073 6004 3083 5997 3093 5990 3103 5981 3110 5973 3118 5963 3123 5954 3127 5943 3132 5953 3140 5962 3148 5972 3158 5981 3168 5989 3177 5995 3188 6001 3200 6005 3211 6008 3223 6009 3236 6010 3249 6009 3262 6007 3273 6005 3285 6001 3297 5995 3306 5990 3317 5982 3327 5974 3336 5964 3343 5956 3349 5946 3353 5937 3357 5926 3365 5935 3373 5944 3382 5953 3392 5960 3402 5967 3411 5974 3422 5978 3434 5981 3445 5983 3457 5983 3470 5983 3483 5981 3495 5979 3507 5976 3519 5972 3530 5966 3539 5959 3549 5951 3557 5943 3566 5932 3571 5923 3577 5912 3582 5901 3587 5891 3594 5898 3602 5906 3612 5913 3621 5918 3632 5926 3644 5931 3655 5935 3666 5938 3678 5940 3691 5940 3703 5939 3716 5937 3727 5932 3739 5927 3750 5922 3759 5915 3769 5908 3777 5899 3786 5891 3792 5880 3800 5868 3804 5857 3807 5846 3810 5835 3818 5843 3826 5850 3837 5858 3849 5863 3860 5868 3870 5873 3882 5876 3894 5877 3907 5877 3918 5876 3931 5874 3943 5870 3956 5865 3966 5860 3977 5853 3987 5846 3996 5838 4004 5829 4010 5818 4015 5807 4021 5797 4025 5786 4028 5775 4029 5766 4038 5772 4047 5779 4058 5784 4068 5789 4079 5794 4091 5796 4104 5797 4116 5798 4127 5797 4140 5796 4153 5794 4166 5789 4177 5784 4187 5778 4197 5770 4205 5762 4213 5752 4220 5742 4227 5732 4232 5720 4236 5709 4240 5700 4242 5689 4243 5678 4252 5684 4262 5689 4273 5694 4284 5699 4296 5702 4308 5704 4320 5705 4331 5705 4343 5703 4355 5701 4367 5698 4378 5692 4389 5686 4400 5678 4409 5670 4418 5661 4424 5652 4431 5641 4437 5630 4441 5619 4445 5607 4447 5595 4448 5582 4448 5571 4456 5577 4466 5583 4478 5588 4489 5591 4502 5593 4515 5594 4528 5594 4540 5593 4551 5591 4562 5588 4574 5583 4584 5577 4594 5570 4604 5561 4612 5552 4620 5543 4627 5532 4634 5522 4639 5510 4643 5497 4645 5486 4646 5475 4645 5463 4643 5452 4654 5456 4665 5462 4670 5463 4676 5465 4683 5465 4689 5466 4701 5468 4713 5468 4724 5468 4736 5466 4748 5463 4760 5458 4771 5452 4783 5445 4793 5437 4801 5428 4810 5418 4816 5408 4821 5398 4826 5386 4829 5374 4831 5361 4833 5350 4834 5339 4833 5327 4831 5316 4842 5321 4852 5324 4863 5326 4873 5326 4887 5327 4899 5326 4912 5324 4924 5322 4936 5318 4947 5312 4958 5306 4968 5299 4977 5289 4986 5279 4993 5270 5000 5259 5004 5248 5008 5237 5010 5224 5013 5211 5013 5200 5011 5189 5009 5177 5006 5166 5017 5171 5029 5173 5040 5173 5051 5173 5064 5173 5077 5172 5088 5168 5100 5165 5112 5160 5123 5155 5132 5147 5142 5139 5150 5129 5158 5119 5164 5109 5170 5097 5175 5085 5177 5073 5179 5061 5180 5048 5178 5037 5176 5025 5174 5014 5170 5002 5180 5005 5192 5007 5204 5007 5215 5006 5227 5005 5240 5003 5252 4999 5262 4994 5273 4988 5283 4981 5292 4973 5302 4965 5309 4954 5316 4942 5321 4932 5325 4920 5329 4909 5330 4897 5331 4886 5330 4874 5330 4861 5328 4849 5324 4839 5319 4828 5331 4830 5342 4831 5354 4831 5365 4831 5378 4829 5389 4825 5401 4820 5412 4813 5421 4807 5431 4798 5441 4790 5448 4779 5456 4768 5461 4755 5466 4744 5470 4732 5472 4720 5472 4709 5472 4697 5470 4685 5468 4673 5465 4662 5461 4651 5456 4640 5466 4641 5478 4641 5490 4639 5500 4637 5513 4634 5525 4630 5536 4624 5546 4618 5555 4610 5565 4602 5573 4592 5581 4581 5587 4570 5591 4559 5594 4547 5597 4535 5598 4523 5598 4511 5597 4498 5595 4487 5591 4475 5587 4463 5583 4454 5577 4445 5588 4444 5599 4443 5610 4441 5622 4438 5634 4433 5645 4428 5655 4422 5665 4414 5673 4407 5682 4397 5689 4386 5696 4376 5701 4364 5704 4352 5707 4340 5709 4329 5709 4317 5709 4305 5707 4294 5703 4282 5699 4269 5694 4258 5687 4248 5682 4239 5693 4237 5703 4235 5713 4232 5724 4230 5735 4223 5746 4218 5756 4210 5765 4203 5774 4194 5781 4185 5788 4174 5794 4163 5797 4149 5799 4138 5800 4125 5802 4113 5800 4100 5799 4089 5797 4077 5794 4065 5789 4053 5782 4044 5776 4035 5770 4027 5779 4025 5791 4021 5802 4018 5814 4013 5825 4007 5834 3999 5843 3991 5851 3982 5858 3972 5866 3962 5872 3951 5877 3940 5881 3927 5883 3915 5883 3902 5883 3890 5881 3877 5877 3866 5873 3854 5867 3842 5861 3833 5856 3822 5852 3818 5849 3814 5844 3810 5839 3808 5852 3805 5862 3801 5874 3795 5884 3790 5894 3784 5903 3775 5912 3766 5919 3757 5925 3747 5931 3737 5936 3725 5940 3713 5942 3700 5944 3688 5944 3676 5942 3663 5940 3651 5936 3640 5932 3628 5926 3616 5918 3606 5910 3597 5903 3589 5894 3581 5900 3581 5905 3580 5910 3578 5916 3574 5926 3569 5936 3564 5947 3555 5955 3547 5963 3537 5970 3527 5976 3517 5980 3505 5983 3493 5985 3481 5987 3468 5987 3455 5986 3442 5984 3430 5981 3420 5976 3409 5970 3399 5965 3390 5956 3378 5947 3369 5938 3361 5930 3355 5940 3351 5950 3345 5961 3338 5971 3330 5980 3322 5987 3313 5995 3302 6000 3293 6004 3281 6009 3270 6012 3259 6013 3247 6014 3234 6013 3221 6012 3210 6009 3197 6004 3185 5999 3174 5993 3164 5985 3153 5976 3144 5966 3137 5956 3131 5947 3125 5957 3120 5967 3114 5977 3106 5985 3096 5994 3088 6001 3078 6008 3068 6014 3057 6018 3046 6021 3035 6023 3023 6024 3010 6023 2997 6021 2984 6018 2973 6014 2961 6008 2949 6001 2939 5994 2929 5985 2919 5977 2912 5968 2905 5958 2900 5950 2895 5958 2889 5968 2882 5977 2875 5985 2867 5993 2856 5999 2846 6004 2834 6009 2823 6012 2812 6013 2800 6014 2788 6013 2776 6012 2763 6009 2750 6004 2738 6000 2726 5995 2716 5987 2706 5980 2697 5971 2689 5961 2683 5950 2676 5940 2670 5930 2665 5939 2659 5948 2652 5956 2643 5965 2633 5970 2623 5976 2612 5981 2600 5984 2589 5986 2577 5987 2565 5987 2552 5985 2540 5983 2527 5980 2515 5976 2503 5970 2493 5963 2483 5955 2474 5947 2466 5936 2460 5926 2452 5916 2447 5905 2441 5894 2438 5903 2431 5910 2422 5918 2414 5926 2404 5932 2392 5937 2381 5940 2369 5944 2357 5945 2345 5945 2334 5944 2322 5940 2309 5937 2297 5932 2286 5926 2275 5920 2264 5913 2255 5904 2246 5894 2238 5884 2229 5874 2225 5862 2219 5852 2216 5839 2215 5849 2207 5856 2198 5863 2187 5870 2177 5875 2165 5878 2153 5882 2142 5883 2130 5884 2118 5883 2105 5881 2093 5877 2080 5872 2068 5866 2057 5858 2048 5851 2038 5843 2030 5834 2021 5825 2014 5814 2007 5802 2002 5791 1999 5779 1997 5770 1997 5776 1986 5782 1976 5789 1967 5794 1954 5798 1942 5802 1930 5804 1919 5804 1907 5804 1895 5802 1883 5798 1872 5794 1860 5788 1848 5781 1836 5775 1827 5767 1817 5759 1810 5749 1802 5739 1796 5727 1791 5715 1786 5703 1783 5693 1781 5682 1780 5687 1771 5694 1762 5699 1752 5703 1742 5707 1729 5709 1716 5709 1704 5709 1691 5707 1680 5704 1668 5701 1656 5696 1644 5689 1633 5682 1623 5673 1613 5665 1606 5655 1599 5645 1593 5634 1588 5622 1585 5610 1580 5599 1577 5588 1575 5577 1575 5583 1567 5587 1556 5591 1545 5595 1532 5597 1521 5598 1509 5598 1497 5597 1484 5594 1473 5590 1461 5585 1449 5577 1439 5571 1429 5562 1419 5555 1411 5545 1403 5536 1396 5525 1391 5513 1386 5500 1383 5495 1381 5490 1379 5484 1378 5478 1378 5466 1378 5456 1380 5461 1369 5465 1358 5468 1347 5470 1334 5472 1322 5472 1310 5472 1299 5470 1288 5466 1276 5461 1265 5456 1254 5448 1243 5441 1233 5431 1223 5421 1216 5412 1208 5401 1203 5389 1198 5378 1194 5365 1191 5354 1190 5342 1189 5331 1190 5319 1191 5324 1181 5328 1172 5330 1161 5330 1149 5331 1137 5330 1124 5329 1112 5325 1100 5321 1089 5316 1077 5309 1066 5302 1055 5292 1047 5283 1038 5273 1032 5262 1026 5252 1020 5240 1017 5227 1015 5215 1014 5204 1013 5192 1013 5180 1015 5170 1017 5174 1006 5176 995 5178 983 5180 972 5178 959 5176 947 5173 935 5168 923 5163 911 5158 901 5150 891 5142 882 5132 873 5123 866 5112 859 5101 855 5089 852 5078 849 5066 847 5054 846 5041 847 5029 849 5017 851 5006 854 5009 842 5011 830 5013 820 5013 808 5010 795 5008 783 5004 772 5000 761 4993 750 4986 740 4977 730 4968 722 4958 714 4947 708 4937 702 4925 698 4913 695 4900 693 4889 693 4877 693 4864 694 4852 696 4842 699 4831 703 Z M 4584 662 L 4582 670 4582 679 4583 688 4584 697 4587 710 4591 722 4595 733 4600 744 4608 754 4615 763 4625 772 4637 780 4646 788 4658 793 4669 798 4681 802 4691 804 4703 804 4715 804 4726 802 4737 801 4746 798 4755 795 4765 791 4764 802 4763 811 4762 821 4762 829 4764 841 4766 853 4770 863 4774 875 4781 886 4787 895 4795 904 4803 913 4814 921 4825 927 4836 934 4848 937 4860 940 4873 942 4884 943 4897 943 4906 942 4914 940 4923 939 4932 937 4928 945 4926 953 4926 962 4926 972 4926 985 4928 997 4931 1009 4936 1020 4941 1031 4947 1042 4955 1052 4963 1063 4973 1070 4984 1077 4994 1082 5005 1088 5017 1092 5030 1095 5041 1097 5054 1097 5063 1097 5070 1097 5080 1096 5089 1094 5085 1101 5083 1110 5083 1118 5082 1129 5082 1142 5082 1154 5084 1166 5087 1178 5092 1189 5097 1200 5103 1210 5111 1220 5119 1229 5129 1238 5140 1245 5150 1251 5161 1256 5173 1260 5184 1262 5197 1265 5206 1265 5215 1264 5224 1264 5232 1261 5229 1269 5226 1278 5223 1287 5222 1296 5221 1308 5221 1321 5222 1334 5224 1346 5227 1357 5231 1368 5238 1380 5246 1389 5253 1400 5261 1409 5270 1417 5279 1424 5290 1429 5302 1433 5314 1436 5326 1439 5336 1441 5346 1442 5355 1441 5365 1439 5360 1447 5355 1456 5352 1465 5351 1474 5348 1487 5346 1499 5346 1511 5348 1524 5350 1536 5354 1547 5358 1559 5365 1571 5372 1581 5380 1590 5388 1599 5398 1605 5408 1612 5418 1618 5430 1623 5442 1627 5451 1628 5461 1629 5470 1631 5480 1631 5475 1637 5470 1644 5465 1653 5462 1661 5459 1674 5457 1687 5457 1700 5457 1712 5459 1723 5462 1736 5467 1748 5473 1760 5479 1769 5486 1779 5493 1787 5502 1796 5511 1803 5522 1810 5534 1816 5546 1822 5555 1824 5563 1825 5572 1826 5581 1826 5575 1833 5571 1842 5567 1850 5563 1860 5559 1872 5556 1883 5554 1895 5553 1907 5553 1919 5554 1930 5556 1942 5560 1954 5566 1967 5572 1978 5579 1988 5588 1997 5598 2005 5607 2013 5618 2019 5630 2024 5638 2026 5647 2030 5656 2032 5665 2035 5654 2047 5644 2063 5639 2074 5635 2086 5633 2098 5631 2110 5631 2122 5632 2134 5634 2147 5637 2160 5641 2171 5647 2182 5653 2192 5661 2201 5668 2211 5678 2218 5688 2226 5699 2233 5708 2237 5717 2240 5726 2242 5734 2243 5723 2256 5710 2272 5704 2283 5699 2295 5696 2307 5694 2319 5693 2330 5693 2343 5694 2356 5696 2369 5700 2381 5705 2391 5711 2402 5717 2413 5725 2422 5732 2431 5742 2438 5751 2446 5760 2450 5767 2454 5777 2456 5787 2460 5779 2465 5772 2472 5764 2480 5759 2487 5751 2497 5746 2506 5741 2517 5737 2529 5735 2541 5735 2552 5735 2565 5737 2578 5740 2591 5743 2602 5747 2614 5753 2625 5760 2636 5767 2644 5777 2654 5787 2661 5794 2667 5803 2672 5811 2676 5822 2679 5813 2685 5806 2690 5799 2696 5794 2703 5786 2713 5778 2724 5773 2735 5768 2745 5765 2757 5764 2769 5762 2781 5762 2793 5764 2806 5766 2819 5771 2831 5776 2841 5782 2852 5789 2862 5797 2871 5808 2881 5813 2886 5820 2891 5827 2895 5836 2898 5822 2909 5808 2919 5799 2929 5792 2939 5786 2949 5781 2961 5777 2973 5775 2984 5773 2997 5773 3010 5773 3023 5775 3035 5777 3046 5781 3057 5786 3068 5792 3078 5799 3088 5808 3096 5815 3104 5823 3110 5831 3116 5839 3121 5829 3124 5821 3128 5813 3134 5808 3139 5797 3148 5789 3157 5782 3168 5776 3179 5771 3189 5766 3201 5764 3213 5762 3226 5762 3238 5764 3251 5765 3263 5768 3275 5773 3286 5778 3297 5786 3307 5794 3316 5799 3324 5806 3330 5813 3335 5822 3341 5811 3344 5803 3348 5794 3353 5787 3358 5777 3366 5768 3375 5761 3385 5755 3395 5749 3406 5744 3417 5741 3429 5737 3442 5737 3455 5737 3468 5739 3479 5741 3491 5744 3503 5747 3515 5752 3525 5759 3536 5772 3550 5787 3564 5777 3565 5767 3566 5760 3570 5751 3574 5742 3581 5732 3589 5724 3598 5716 3608 5710 3618 5703 3630 5699 3642 5696 3654 5693 3666 5692 3678 5692 3691 5693 3702 5695 3714 5699 3726 5703 3738 5710 3748 5723 3763 5734 3776 5726 3779 5717 3781 5708 3786 5699 3790 5688 3796 5678 3804 5668 3811 5661 3820 5653 3829 5647 3840 5641 3851 5637 3864 5634 3875 5632 3887 5631 3899 5631 3911 5633 3922 5635 3934 5639 3946 5644 3957 5654 3973 5665 3988 5656 3989 5647 3991 5638 3993 5630 3996 5618 4001 5607 4008 5598 4016 5588 4024 5579 4033 5572 4043 5566 4055 5560 4065 5556 4077 5554 4089 5553 4100 5552 4113 5553 4125 5554 4138 5556 4149 5560 4163 5569 4178 5581 4194 5571 4194 5562 4194 5554 4195 5546 4198 5534 4202 5522 4207 5511 4214 5502 4221 5493 4230 5486 4239 5479 4249 5473 4260 5467 4272 5462 4284 5459 4296 5457 4308 5457 4320 5457 4333 5459 4345 5462 4358 5465 4366 5470 4375 5475 4383 5480 4390 5472 4390 5462 4390 5452 4391 5442 4393 5430 4397 5418 4402 5408 4408 5398 4414 5388 4423 5380 4431 5372 4441 5365 4451 5358 4463 5354 4474 5350 4485 5348 4496 5346 4508 5346 4521 5348 4534 5351 4546 5353 4555 5356 4563 5361 4572 5365 4581 5355 4579 5346 4578 5336 4579 5326 4581 5314 4583 5302 4586 5290 4590 5279 4597 5270 4603 5261 4610 5253 4620 5246 4630 5238 4640 5231 4651 5227 4663 5224 4674 5222 4686 5221 4698 5221 4711 5222 4723 5223 4732 5226 4742 5229 4751 5232 4762 5228 4760 5224 4758 5220 4757 5215 4757 5206 4757 5197 4759 5184 4761 5173 4763 5161 4767 5150 4771 5140 4778 5129 4784 5119 4792 5111 4800 5103 4811 5097 4822 5092 4832 5087 4843 5084 4855 5082 4866 5082 4878 5082 4891 5083 4902 5083 4911 5084 4917 5085 4921 5087 4925 5089 4929 5080 4926 5070 4924 5061 4923 5051 4922 5039 4923 5028 4925 5016 4928 5005 4933 4994 4938 4984 4944 4973 4952 4963 4960 4955 4970 4947 4981 4941 4990 4936 5002 4931 5013 4928 5024 4926 5036 4926 5048 4926 5057 4926 5067 4928 5077 4932 5086 4923 5082 4914 5080 4906 5079 4897 5079 4884 5079 4873 5079 4860 5081 4848 5084 4836 5088 4825 5094 4814 5100 4803 5107 4795 5116 4786 5126 4780 5136 4773 5147 4768 5158 4765 5169 4763 5181 4762 5194 4761 5203 4761 5211 4763 5221 4765 5229 4755 5226 4746 5224 4737 5221 4726 5219 4714 5217 4702 5217 4689 5220 4677 5222 4666 5225 4654 5230 4643 5236 4632 5243 4623 5249 4614 5258 4607 5267 4600 5276 4595 5287 4591 5299 4587 5310 4584 5323 4583 5332 4582 5341 4582 5351 4584 5361 4576 5356 4566 5352 4558 5349 4549 5348 4537 5344 4525 5342 4513 5342 4501 5344 4488 5347 4477 5351 4466 5355 4455 5361 4444 5368 4434 5376 4425 5385 4418 5395 4411 5404 4406 5415 4402 5427 4400 5437 4397 5448 4394 5459 4394 5468 4395 5476 4388 5471 4379 5467 4371 5464 4361 5459 4348 5455 4337 5453 4324 5453 4312 5453 4299 5455 4288 5459 4275 5464 4263 5469 4252 5475 4242 5482 4232 5490 4225 5498 4217 5507 4212 5517 4208 5528 4204 5539 4200 5549 4198 5558 4197 5567 4197 5577 4181 5565 4166 5557 4153 5552 4140 5550 4127 5549 4116 5548 4104 5549 4091 5550 4079 5552 4068 5557 4057 5562 4046 5568 4036 5576 4027 5584 4019 5594 4012 5604 4007 5614 4002 5626 3997 5634 3994 5642 3992 5651 3992 5661 3984 5654 3977 5647 3971 5643 3963 5640 3951 5635 3940 5630 3927 5627 3915 5626 3902 5626 3889 5627 3878 5629 3866 5632 3853 5638 3842 5643 3832 5650 3823 5657 3815 5664 3806 5674 3800 5685 3792 5695 3788 5704 3785 5711 3783 5721 3783 5731 3775 5723 3768 5717 3760 5711 3751 5706 3740 5700 3729 5695 3718 5691 3707 5689 3694 5688 3682 5688 3669 5689 3657 5692 3644 5695 3632 5700 3621 5705 3612 5710 3602 5718 3595 5727 3587 5737 3580 5748 3574 5756 3570 5764 3569 5768 3567 5773 3566 5778 3566 5783 3552 5769 3538 5755 3527 5749 3517 5743 3505 5740 3493 5737 3482 5735 3470 5734 3457 5734 3444 5734 3431 5737 3420 5740 3408 5746 3397 5751 3388 5757 3379 5765 3371 5773 3364 5783 3358 5790 3352 5799 3349 5807 3346 5817 3334 5802 3323 5789 3312 5781 3300 5774 3289 5768 3278 5764 3266 5761 3253 5758 3241 5757 3227 5758 3216 5761 3203 5763 3191 5767 3181 5772 3171 5778 3161 5785 3153 5794 3144 5803 3141 5806 3138 5810 3135 5813 3132 5817 3128 5826 3123 5835 3122 5830 3120 5826 3118 5821 3114 5818 3108 5811 3103 5803 3093 5796 3083 5788 3073 5782 3061 5778 3049 5773 3037 5771 3025 5769 3012 5769 2999 5769 2987 5771 2976 5773 2965 5778 2954 5782 2944 5788 2934 5796 2924 5803 2918 5811 2911 5818 2907 5826 2904 5835 2899 5826 2893 5817 2888 5810 2883 5803 2873 5794 2863 5785 2854 5778 2843 5772 2832 5767 2821 5763 2808 5761 2796 5758 2783 5758 2771 5759 2759 5762 2748 5765 2736 5769 2726 5774 2715 5782 2705 5789 2698 5796 2692 5802 2686 5810 2681 5817 2678 5807 2673 5799 2668 5790 2664 5783 2655 5773 2647 5764 2637 5756 2626 5749 2616 5743 2604 5739 2592 5736 2579 5734 2567 5733 2554 5733 2542 5734 2530 5735 2520 5738 2509 5742 2498 5748 2489 5755 2480 5763 2473 5769 2466 5775 2461 5783 2459 5773 2456 5764 2451 5756 2447 5748 2440 5738 2432 5729 2424 5720 2414 5712 2404 5706 2394 5700 2382 5695 2370 5692 2357 5689 2345 5688 2332 5688 2319 5689 2307 5691 2295 5695 2284 5700 2273 5706 2259 5717 2245 5731 2244 5721 2241 5711 2236 5704 2231 5695 2225 5685 2219 5674 2211 5664 2203 5657 2193 5650 2183 5643 2173 5638 2161 5632 2148 5629 2135 5628 2124 5627 2111 5627 2099 5629 2087 5631 2076 5636 2064 5640 2049 5651 2036 5661 2033 5653 2031 5643 2027 5635 2025 5626 2020 5614 2014 5604 2006 5594 1999 5584 1989 5576 1979 5568 1968 5562 1956 5557 1944 5552 1932 5550 1921 5549 1909 5548 1897 5549 1885 5550 1874 5552 1862 5557 1851 5561 1843 5565 1836 5571 1830 5577 1828 5567 1827 5559 1826 5550 1824 5543 1818 5530 1813 5518 1806 5508 1800 5498 1792 5490 1782 5482 1771 5475 1761 5469 1749 5464 1737 5459 1725 5455 1713 5453 1701 5453 1688 5453 1676 5455 1662 5459 1646 5467 1631 5476 1631 5468 1631 5459 1630 5448 1628 5437 1624 5427 1619 5415 1613 5404 1607 5395 1599 5385 1591 5376 1582 5368 1573 5361 1560 5355 1548 5351 1536 5347 1525 5344 1513 5342 1500 5342 1487 5344 1474 5348 1466 5349 1457 5352 1450 5356 1443 5361 1443 5352 1442 5342 1441 5333 1439 5323 1438 5310 1435 5299 1430 5287 1424 5276 1418 5267 1409 5258 1401 5249 1391 5243 1380 5236 1370 5230 1358 5225 1346 5222 1335 5220 1323 5217 1310 5217 1297 5219 1289 5221 1279 5224 1271 5226 1262 5229 1264 5221 1265 5211 1265 5203 1265 5194 1263 5181 1259 5169 1256 5158 1250 5147 1245 5136 1237 5126 1230 5116 1220 5107 1211 5100 1200 5094 1189 5088 1179 5084 1167 5081 1155 5079 1142 5079 1130 5079 1119 5079 1109 5080 1104 5081 1100 5082 1095 5084 1091 5086 1093 5077 1095 5067 1098 5057 1099 5048 1098 5036 1095 5024 1092 5013 1088 5002 1083 4990 1076 4981 1069 4970 1060 4960 1051 4952 1040 4944 1029 4938 1019 4933 1008 4928 996 4925 984 4923 973 4922 963 4923 953 4924 944 4926 934 4929 939 4921 941 4912 943 4903 945 4894 944 4881 943 4869 942 4857 939 4845 934 4833 929 4822 921 4811 913 4800 905 4792 896 4784 886 4778 876 4771 865 4767 853 4763 841 4761 830 4759 819 4758 809 4758 800 4760 791 4762 795 4752 800 4744 801 4735 802 4728 804 4713 804 4700 803 4687 801 4674 797 4663 792 4651 787 4640 780 4630 773 4620 763 4611 755 4604 744 4598 734 4592 722 4588 710 4584 697 4581 689 4581 680 4579 671 4579 662 4581 665 4573 668 4565 672 4556 673 4546 676 4535 677 4522 678 4510 676 4497 674 4486 669 4474 665 4463 659 4451 652 4441 644 4431 635 4423 626 4415 616 4409 605 4403 594 4399 582 4396 571 4394 562 4392 552 4392 543 4393 549 4385 553 4377 556 4368 562 4358 565 4346 567 4334 567 4321 567 4310 566 4297 563 4285 559 4272 554 4260 548 4249 540 4239 532 4230 523 4222 514 4215 503 4209 492 4205 482 4202 471 4198 462 4195 454 4194 446 4194 452 4187 456 4178 460 4171 463 4163 468 4149 472 4138 473 4125 474 4113 473 4100 472 4089 468 4077 463 4065 458 4055 452 4044 444 4033 436 4025 426 4016 416 4010 406 4003 394 3999 385 3995 378 3992 368 3989 359 3988 366 3981 373 3975 377 3967 380 3957 385 3947 390 3935 393 3923 394 3912 394 3900 393 3887 391 3875 388 3864 382 3851 377 3840 371 3829 364 3820 356 3811 347 3804 337 3796 328 3790 318 3786 309 3782 299 3780 289 3779 297 3774 303 3766 309 3758 314 3748 319 3738 325 3727 329 3715 331 3704 332 3692 332 3680 331 3667 328 3654 325 3642 320 3630 315 3619 309 3610 301 3600 293 3593 283 3584 272 3578 264 3572 256 3568 249 3565 240 3564 251 3550 265 3536 271 3525 277 3515 280 3503 283 3491 285 3479 286 3468 287 3455 286 3442 284 3429 281 3417 277 3406 270 3395 264 3386 256 3377 247 3369 237 3362 230 3355 221 3350 214 3347 206 3344 218 3332 234 3319 241 3310 248 3298 252 3287 256 3276 259 3264 262 3251 262 3238 262 3226 259 3213 257 3201 253 3189 249 3179 242 3169 236 3159 229 3151 220 3142 211 3135 204 3130 194 3124 185 3121 201 3110 217 3096 224 3088 232 3078 238 3068 242 3057 247 3046 249 3035 251 3023 251 3010 251 2997 249 2984 247 2973 242 2961 238 2949 232 2939 224 2929 217 2919 201 2909 185 2898 194 2895 203 2891 210 2885 217 2878 226 2869 235 2861 241 2851 248 2840 253 2830 257 2819 259 2806 262 2793 262 2781 262 2769 259 2756 256 2744 252 2734 248 2723 241 2712 234 2703 225 2695 218 2689 211 2683 206 2679 221 2670 237 2661 247 2654 256 2644 264 2636 270 2625 277 2614 281 2602 284 2591 286 2578 287 2565 287 2552 286 2541 285 2528 282 2517 278 2505 272 2495 265 2484 251 2470 237 2460 247 2456 256 2452 264 2447 272 2441 283 2435 293 2428 301 2419 309 2410 315 2401 320 2389 325 2378 328 2366 331 2354 332 2341 332 2329 331 2317 329 2305 325 2293 319 2282 314 2272 309 2262 303 2255 297 2248 289 2243 299 2241 309 2238 316 2234 325 2229 335 2224 346 2217 356 2210 363 2200 371 2191 377 2180 382 2169 388 2157 391 2145 393 2132 394 2120 394 2109 393 2096 390 2084 385 2073 380 2063 377 2053 373 2046 366 2038 359 2031 368 2031 378 2029 385 2025 394 2020 406 2016 416 2010 426 2003 436 1995 444 1987 452 1976 458 1966 463 1954 467 1941 470 1929 471 1916 472 1905 471 1892 470 1880 467 1868 463 1857 453 1841 443 1826 453 1825 462 1825 471 1823 482 1818 492 1814 503 1809 514 1802 523 1796 532 1787 540 1779 548 1769 554 1760 559 1748 563 1736 566 1723 567 1712 567 1700 567 1687 565 1674 562 1661 553 1644 543 1631 552 1629 562 1628 571 1627 582 1627 594 1623 605 1618 616 1611 626 1605 635 1597 644 1589 652 1578 659 1568 665 1557 669 1546 674 1535 676 1523 678 1511 677 1499 676 1487 673 1474 672 1465 668 1456 665 1447 662 1439 671 1441 680 1442 689 1441 697 1439 710 1436 722 1433 734 1429 744 1424 755 1417 763 1409 773 1400 780 1389 787 1378 792 1366 797 1354 801 1342 803 1331 804 1319 804 1307 802 1296 801 1286 800 1277 795 1269 791 1261 801 1261 810 1262 820 1262 830 1261 841 1260 853 1258 865 1254 876 1250 886 1243 896 1236 905 1228 913 1220 921 1209 929 1197 934 1187 939 1175 942 1164 943 1153 944 1141 945 1129 943 1118 942 1110 940 1100 937 1091 946 1094 953 1096 963 1097 973 1097 985 1097 997 1095 1009 1092 1020 1088 1030 1082 1041 1077 1051 1070 1060 1063 1069 1052 1076 1041 1083 1030 1088 1018 1092 1007 1095 996 1098 984 1099 972 1098 962 1097 953 1095 943 1094 934 1098 936 1101 938 1105 939 1109 940 1119 942 1130 943 1142 943 1155 942 1167 940 1179 937 1189 934 1200 927 1211 921 1220 913 1230 904 1237 895 1245 886 1250 875 1256 863 1259 853 1263 841 1265 829 1265 821 1265 811 1264 802 1262 791 1271 795 1279 798 1289 801 1297 802 1310 804 1323 804 1335 804 1346 802 1358 798 1370 793 1380 788 1391 780 1401 772 1409 763 1418 754 1424 744 1430 733 1435 722 1438 710 1439 697 1441 688 1442 679 1441 670 1439 662 1448 665 1457 668 1466 671 1474 672 1487 676 1500 677 1513 677 1525 676 1536 674 1548 669 1560 664 1573 659 1582 651 1591 644 1599 635 1607 626 1613 615 1619 604 1624 594 1628 582 1630 572 1631 563 1631 553 1631 543 1638 549 1646 553 1655 557 1662 560 1676 564 1688 566 1701 567 1713 567 1725 565 1737 563 1749 558 1761 554 1770 547 1780 539 1788 532 1797 522 1804 514 1812 503 1817 492 1824 480 1826 471 1827 461 1828 453 1830 442 1833 446 1836 450 1840 452 1843 454 1851 459 1862 463 1874 467 1885 469 1897 471 1909 471 1921 471 1932 469 1944 467 1956 463 1968 458 1979 451 1989 443 1999 435 2006 426 2014 415 2020 405 2025 394 2027 385 2031 376 2033 367 2036 359 2049 369 2064 380 2076 384 2087 388 2099 391 2111 392 2124 393 2135 392 2148 390 2161 387 2173 382 2183 377 2193 371 2203 363 2211 355 2219 345 2225 335 2231 324 2236 316 2241 308 2244 299 2245 289 2251 296 2258 302 2266 309 2273 314 2284 319 2295 325 2307 328 2319 331 2332 332 2345 332 2357 331 2370 328 2382 325 2394 319 2404 314 2414 308 2424 300 2432 292 2440 282 2447 271 2451 264 2456 256 2459 248 2461 240 2466 246 2473 252 2480 259 2489 265 2498 272 2509 278 2520 282 2530 285 2542 287 2554 288 2567 287 2579 285 2592 284 2604 281 2616 276 2626 270 2637 264 2647 255 2655 247 2664 237 2668 229 2673 221 2678 214 2681 205 2692 218 2705 230 2715 238 2726 245 2736 251 2748 254 2759 257 2771 260 2783 261 2796 262 2808 260 2821 256 2832 253 2843 248 2854 241 2863 234 2873 225 2883 216 2893 203 2904 188 2907 193 2911 201 2918 208 2924 216 2934 224 2944 232 2954 238 2965 243 2976 246 2987 249 2999 250 3012 251 3025 250 3037 249 3049 246 3061 243 3073 238 3083 232 3093 224 3103 216 3108 208 3114 200 3120 192 3123 185 3128 195 3132 203 3135 206 3138 211 3141 213 3144 216 3153 225 3161 234 3171 241 3181 248 3191 253 3203 256 3216 260 3227 262 3241 262 3253 262 3266 260 3278 256 3289 252 3300 247 3312 240 3323 233 3334 218 3346 205 3349 214 3352 221 3358 229 3364 237 3371 247 3379 255 3388 264 3397 270 3408 276 3420 281 3431 284 3444 285 3457 287 3470 288 3482 287 3493 285 3505 282 3517 278 3527 272 3538 265 3552 251 3566 237 3566 241 3567 247 3569 251 3570 255 3574 264 3580 271 3587 283 3595 293 3602 301 3612 309 3621 315 3632 320 3644 325 3657 328 3668 331 3681 332 3693 332 3705 331 3718 328 3729 325 3740 319 3751 314 3760 309 3768 302 3775 296 3783 289 3783 299 3785 308 3788 316 3792 324 3800 335 3807 345 3815 355 3824 363 3834 371 3844 377 3854 382 3866 387 3879 390 3892 392 3903 394 3916 394 3928 392 3940 390 3951 385 3963 380 3972 377 3979 372 3986 366 3992 359 3993 368 3995 378 3997 385 4002 394 4007 405 4012 415 4019 426 4027 435 4036 443 4046 451 4057 458 4068 463 4081 467 4093 469 4106 471 4118 471 4130 471 4142 469 4154 467 4166 463 4181 453 4197 442 4197 453 4198 461 4200 471 4204 480 4209 492 4214 503 4220 514 4228 522 4235 532 4245 539 4256 547 4267 554 4278 558 4291 563 4303 565 4314 567 4326 567 4338 566 4350 564 4361 560 4371 557 4379 553 4388 549 4395 543 4394 553 4394 563 4397 572 4400 582 4402 594 4406 604 4411 615 4418 626 4425 635 4434 644 4444 651 4455 659 4466 664 4477 669 4488 674 4501 676 4513 677 4525 677 4537 676 4549 672 4558 671 4567 668 4576 665 4584 662 Z N"/>
          </draw:custom-shape>
          <draw:custom-shape draw:style-name="Mgr6" draw:text-style-name="MP5" draw:layer="backgroundobjects" svg:width="2.883cm" svg:height="2.883cm" svg:x="8.217cm" svg:y="3.109cm">
            <text:p/>
            <draw:enhanced-geometry svg:viewBox="0 0 4299 4297" draw:type="non-primitive" draw:enhanced-path="M 4210 2149 L 4208 2042 4200 1938 4187 1835 4169 1733 4145 1634 4118 1536 4086 1441 4048 1347 4008 1255 3962 1166 3912 1080 3858 997 3801 916 3740 838 3675 763 3606 692 3535 623 3460 559 3382 497 3302 440 3218 386 3131 337 3043 292 2952 250 2858 214 2762 181 2665 153 2564 130 2463 112 2360 99 2255 91 2149 89 2043 91 1939 99 1835 112 1734 130 1634 153 1536 181 1440 214 1347 250 1255 292 1167 337 1080 386 997 440 916 497 838 559 763 623 692 692 623 763 558 838 497 916 440 997 386 1080 336 1166 291 1255 250 1347 212 1441 180 1536 152 1634 129 1733 111 1835 98 1938 91 2042 87 2149 91 2255 98 2359 111 2463 129 2564 152 2663 180 2761 212 2857 250 2950 291 3042 336 3131 386 3217 440 3300 497 3381 558 3459 623 3534 692 3605 763 3674 838 3739 916 3799 997 3857 1080 3910 1167 3961 1255 4005 1347 4047 1440 4084 1536 4116 1634 4144 1734 4166 1835 4185 1939 4198 2043 4206 2149 4209 2255 4206 2360 4198 2463 4185 2564 4166 2665 4144 2762 4116 2858 4084 2952 4047 3043 4005 3131 3961 3218 3910 3302 3857 3382 3799 3460 3739 3535 3674 3606 3605 3675 3534 3740 3459 3801 3381 3858 3300 3912 3217 3962 3131 4008 3042 4048 2950 4086 2857 4118 2761 4145 2663 4169 2564 4187 2463 4200 2359 4208 2255 4210 2149 Z M 4299 2149 L 4296 2038 4287 1929 4273 1821 4255 1716 4231 1611 4202 1510 4168 1410 4129 1313 4087 1218 4040 1125 3987 1034 3932 948 3872 863 3808 782 3741 704 3669 630 3594 558 3517 491 3435 427 3351 367 3263 312 3174 260 3081 213 2986 169 2888 130 2788 97 2686 67 2582 44 2477 25 2369 11 2260 3 2149 0 2038 3 1929 11 1821 25 1715 44 1612 67 1509 97 1410 130 1312 169 1217 213 1124 260 1034 312 947 367 862 427 781 491 703 558 629 630 558 704 490 782 427 863 366 948 310 1034 259 1125 211 1218 168 1313 130 1410 96 1510 67 1611 42 1716 24 1821 10 1929 2 2038 0 2149 2 2259 10 2368 24 2475 42 2581 67 2686 96 2787 130 2887 168 2984 211 3080 259 3172 310 3263 366 3349 427 3434 490 3516 558 3594 629 3667 703 3739 781 3806 862 3870 947 3930 1034 3986 1124 4037 1217 4085 1312 4128 1410 4166 1509 4201 1612 4229 1715 4253 1821 4272 1929 4286 2038 4295 2149 4297 2260 4295 2369 4286 2477 4272 2582 4253 2686 4229 2788 4201 2888 4166 2986 4128 3081 4085 3174 4037 3263 3986 3351 3930 3435 3870 3517 3806 3594 3739 3669 3667 3741 3594 3808 3516 3872 3434 3932 3349 3987 3263 4040 3172 4087 3080 4129 2984 4168 2887 4202 2787 4231 2686 4255 2581 4273 2475 4287 2368 4296 2259 4299 2149 Z N"/>
          </draw:custom-shape>
          <draw:custom-shape draw:style-name="Mgr6" draw:text-style-name="MP5" draw:layer="backgroundobjects" svg:width="0.295cm" svg:height="0.217cm" svg:x="11.127cm" svg:y="4.11cm">
            <text:p/>
            <draw:enhanced-geometry svg:viewBox="0 0 435 320" draw:type="non-primitive" draw:enhanced-path="M 435 255 L 419 266 384 288 349 311 333 320 324 310 314 299 324 290 333 282 340 275 347 268 352 261 357 254 361 247 366 238 369 231 371 223 373 215 375 206 376 199 377 190 376 173 374 156 372 145 369 138 366 131 360 126 355 124 348 122 338 123 327 124 316 126 289 131 263 137 251 139 254 154 257 168 258 174 260 179 262 185 265 189 268 192 271 195 275 198 279 200 290 202 303 202 318 202 336 200 338 212 340 225 333 226 312 231 284 236 250 242 217 249 188 255 168 259 161 261 159 248 155 235 174 228 188 223 195 220 200 217 205 214 209 209 212 206 214 202 216 198 217 192 217 187 217 180 216 174 215 167 213 157 212 147 194 151 154 158 114 167 97 170 86 173 77 176 71 180 67 187 64 193 61 201 61 210 63 221 57 222 45 224 35 226 29 227 25 204 14 152 4 99 0 76 5 75 16 73 27 71 33 70 36 80 39 88 44 95 50 99 56 104 64 105 73 105 83 104 93 102 120 96 158 89 200 80 244 72 281 64 308 59 318 58 328 55 336 51 342 46 348 41 351 34 352 26 353 17 352 7 357 6 368 3 380 1 385 0 387 11 392 40 401 81 409 127 419 174 428 216 433 244 435 255 Z N"/>
          </draw:custom-shape>
          <draw:custom-shape draw:style-name="Mgr6" draw:text-style-name="MP5" draw:layer="backgroundobjects" svg:width="0.278cm" svg:height="0.253cm" svg:x="11.162cm" svg:y="4.337cm">
            <text:p/>
            <draw:enhanced-geometry svg:viewBox="0 0 410 381" draw:type="non-primitive" draw:enhanced-path="M 100 48 L 113 52 147 63 196 78 253 95 310 112 359 127 393 138 407 142 407 150 408 171 409 191 410 199 397 205 362 220 313 240 256 263 200 287 151 307 116 322 104 327 91 333 81 338 73 343 66 349 62 355 59 362 57 370 56 380 50 380 38 380 27 381 21 381 20 357 17 304 14 251 13 227 18 226 30 226 42 225 46 225 48 237 49 245 51 254 53 259 57 263 60 267 63 268 66 268 77 266 90 260 100 256 125 246 148 237 159 232 158 212 155 170 153 126 152 107 143 103 124 98 105 93 96 91 83 87 74 85 67 85 63 85 59 86 56 87 51 91 48 95 46 100 43 107 42 115 41 125 35 126 24 126 13 127 8 127 6 108 4 65 1 21 0 2 5 2 17 1 29 1 33 0 38 11 45 19 51 27 60 32 68 37 78 42 89 45 100 48 Z M 189 117 L 195 219 341 159 189 117 Z N"/>
          </draw:custom-shape>
          <draw:custom-shape draw:style-name="Mgr6" draw:text-style-name="MP5" draw:layer="backgroundobjects" svg:width="0.268cm" svg:height="0.209cm" svg:x="11.162cm" svg:y="4.606cm">
            <text:p/>
            <draw:enhanced-geometry svg:viewBox="0 0 409 321" draw:type="non-primitive" draw:enhanced-path="M 388 302 L 367 304 322 312 276 318 255 321 252 306 248 291 263 287 276 282 289 276 301 271 310 266 320 259 328 253 337 246 343 239 350 232 354 224 358 217 362 209 365 202 367 194 368 187 368 176 367 166 365 155 360 145 355 137 348 127 340 120 331 112 320 105 308 98 295 93 281 88 265 83 249 80 232 77 214 75 196 73 180 73 163 74 148 75 133 78 119 81 106 85 95 91 83 97 73 104 65 111 57 120 51 129 46 139 42 150 40 160 40 169 40 177 40 186 42 194 44 202 47 210 50 218 54 226 58 234 64 241 70 249 78 256 85 264 94 270 103 278 113 284 103 298 94 312 81 304 69 297 58 288 49 280 40 271 32 262 24 252 19 242 14 232 9 222 5 211 3 200 1 189 0 177 0 167 1 155 2 145 4 136 6 126 8 116 11 108 16 99 20 92 24 83 35 68 46 56 59 44 73 33 89 25 105 16 123 11 142 5 161 2 180 0 200 0 221 1 241 4 261 9 279 14 298 20 315 29 331 39 346 49 359 60 371 73 382 87 390 100 398 115 403 131 406 148 407 157 409 166 409 174 407 184 406 193 404 204 401 214 397 224 391 235 385 246 378 255 369 266 370 266 370 266 381 271 390 276 389 289 388 302 Z N"/>
          </draw:custom-shape>
          <draw:custom-shape draw:style-name="Mgr6" draw:text-style-name="MP5" draw:layer="backgroundobjects" svg:width="0.286cm" svg:height="0.235cm" svg:x="11.119cm" svg:y="4.876cm">
            <text:p/>
            <draw:enhanced-geometry svg:viewBox="0 0 434 348" draw:type="non-primitive" draw:enhanced-path="M 396 156 L 390 155 380 151 369 149 364 147 366 135 367 127 367 119 365 114 363 110 361 108 356 105 352 104 339 102 324 103 314 103 286 105 247 108 202 110 158 112 118 114 90 116 80 116 88 121 111 136 143 156 179 179 215 201 246 222 269 236 277 241 293 249 305 254 311 255 317 255 322 254 326 252 331 247 335 242 339 233 343 224 349 225 359 228 371 231 375 232 371 251 361 290 351 329 346 348 341 345 330 343 319 340 314 339 314 332 312 324 310 318 307 311 302 304 295 297 286 290 275 281 263 274 231 254 188 226 137 193 87 160 43 132 11 112 0 104 2 97 6 80 10 64 12 56 26 56 63 54 114 51 173 47 232 44 284 40 320 38 334 37 349 36 361 34 371 32 379 29 386 24 391 18 397 9 402 0 407 2 418 4 429 7 434 8 428 32 415 82 402 133 396 156 Z N"/>
          </draw:custom-shape>
          <draw:custom-shape draw:style-name="Mgr6" draw:text-style-name="MP5" draw:layer="backgroundobjects" svg:width="0.312cm" svg:height="0.235cm" svg:x="11.014cm" svg:y="5.06cm">
            <text:p/>
            <draw:enhanced-geometry svg:viewBox="0 0 467 346" draw:type="non-primitive" draw:enhanced-path="M 160 70 L 169 75 194 85 229 100 269 119 310 137 345 152 369 162 379 167 389 170 397 172 406 172 412 170 420 167 425 160 430 154 436 144 452 151 467 158 456 180 435 232 412 282 401 305 387 298 372 291 376 279 379 268 379 264 379 258 379 255 378 251 376 248 374 244 372 241 368 238 360 232 348 226 338 222 315 211 280 196 240 179 201 162 167 147 142 137 132 132 125 129 117 127 111 126 105 126 99 129 95 133 90 140 85 148 81 159 78 169 76 178 74 188 72 199 72 208 72 219 73 228 75 240 78 251 82 261 89 273 95 286 103 298 112 311 122 324 110 335 99 346 83 330 49 295 15 259 0 244 4 234 17 206 34 167 53 122 73 77 90 38 103 11 107 0 122 6 138 14 135 24 134 32 134 41 135 48 138 54 143 61 151 66 160 70 Z N"/>
          </draw:custom-shape>
          <draw:custom-shape draw:style-name="Mgr6" draw:text-style-name="MP5" draw:layer="backgroundobjects" svg:width="0.296cm" svg:height="0.263cm" svg:x="10.927cm" svg:y="5.285cm">
            <text:p/>
            <draw:enhanced-geometry svg:viewBox="0 0 449 388" draw:type="non-primitive" draw:enhanced-path="M 131 85 L 140 91 165 106 200 127 241 151 281 176 316 197 341 212 351 219 355 221 359 223 362 223 366 223 368 221 371 219 373 215 375 212 379 203 383 192 383 179 383 166 379 153 375 137 368 122 358 106 355 99 351 93 362 86 375 79 386 92 411 121 437 149 449 162 442 172 428 197 405 234 379 275 355 317 332 353 318 379 311 388 294 384 258 376 220 366 203 362 204 348 204 334 212 334 219 335 237 336 255 335 271 333 284 329 296 322 307 316 315 308 322 301 324 297 325 293 326 290 326 287 325 285 324 282 320 278 315 276 306 270 281 255 246 234 205 209 165 185 130 163 105 148 95 143 85 137 75 133 71 132 67 131 62 131 58 132 55 133 52 135 47 139 44 142 37 150 29 161 14 153 0 144 14 122 44 73 74 22 87 0 102 10 116 18 110 29 106 38 105 44 104 48 104 52 105 55 106 60 107 64 109 67 113 70 120 78 131 85 Z N"/>
          </draw:custom-shape>
          <draw:custom-shape draw:style-name="Mgr6" draw:text-style-name="MP5" draw:layer="backgroundobjects" svg:width="0.296cm" svg:height="0.285cm" svg:x="10.743cm" svg:y="5.418cm">
            <text:p/>
            <draw:enhanced-geometry svg:viewBox="0 0 445 424" draw:type="non-primitive" draw:enhanced-path="M 284 102 L 292 114 310 144 335 189 365 241 394 291 420 335 438 366 445 379 439 386 426 402 413 417 408 424 394 419 359 406 309 387 252 366 195 345 144 326 109 313 96 308 83 303 73 300 63 299 55 299 47 300 41 302 33 308 26 313 13 302 0 292 15 274 49 232 83 191 100 173 112 184 125 195 118 203 112 212 109 218 107 225 106 230 106 233 108 237 110 239 119 245 133 250 143 254 167 263 191 273 202 277 215 262 243 228 270 195 283 180 278 171 268 155 258 138 252 130 246 119 240 111 235 106 232 103 229 101 224 100 220 100 215 101 209 103 203 106 196 111 189 118 176 107 164 96 175 82 203 48 231 15 243 0 255 11 268 22 265 32 264 43 264 53 266 62 269 72 274 82 279 91 284 102 Z M 302 213 L 238 291 385 347 302 213 Z N"/>
          </draw:custom-shape>
          <draw:custom-shape draw:style-name="Mgr6" draw:text-style-name="MP5" draw:layer="backgroundobjects" svg:width="0.277cm" svg:height="0.287cm" svg:x="10.631cm" svg:y="5.644cm">
            <text:p/>
            <draw:enhanced-geometry svg:viewBox="0 0 423 437" draw:type="non-primitive" draw:enhanced-path="M 141 94 L 149 102 168 124 196 155 227 190 259 225 286 255 306 278 313 286 316 289 319 293 323 294 326 295 329 294 331 293 334 290 338 287 345 280 350 270 355 258 358 246 360 231 360 215 358 199 354 181 351 173 349 166 363 162 377 160 383 175 399 210 415 245 423 261 414 268 392 288 360 317 324 349 287 381 255 410 233 429 224 437 209 428 177 409 144 389 129 380 135 366 139 353 146 355 153 359 170 365 187 369 202 371 217 371 230 369 243 366 252 362 261 355 264 352 266 350 268 347 269 345 269 342 268 338 266 335 262 330 255 322 235 300 208 270 176 235 145 200 118 169 98 146 91 139 82 129 74 123 71 121 66 119 63 118 59 118 55 118 51 119 47 121 43 122 33 128 23 137 11 124 0 111 19 94 62 56 106 17 125 0 137 13 148 25 139 34 133 42 127 50 125 58 125 62 125 66 126 71 128 75 134 83 141 94 Z N"/>
          </draw:custom-shape>
          <draw:custom-shape draw:style-name="Mgr6" draw:text-style-name="MP5" draw:layer="backgroundobjects" svg:width="0.234cm" svg:height="0.278cm" svg:x="10.491cm" svg:y="5.757cm">
            <text:p/>
            <draw:enhanced-geometry svg:viewBox="0 0 352 410" draw:type="non-primitive" draw:enhanced-path="M 135 88 L 140 96 156 118 178 149 203 186 229 222 250 253 266 275 271 284 278 291 285 298 292 302 299 304 307 304 314 302 323 299 332 293 342 307 352 321 331 335 289 365 245 396 226 410 216 396 206 382 214 376 220 368 224 362 227 354 227 347 226 339 222 331 217 322 211 314 196 291 173 260 148 224 123 188 101 157 85 134 79 126 73 118 66 112 59 108 53 106 45 106 37 108 28 111 19 115 10 102 0 89 19 75 63 44 106 14 125 0 135 14 144 28 137 34 132 41 127 48 125 56 124 63 126 70 129 79 135 88 Z N"/>
          </draw:custom-shape>
          <draw:custom-shape draw:style-name="Mgr6" draw:text-style-name="MP5" draw:layer="backgroundobjects" svg:width="0.245cm" svg:height="0.296cm" svg:x="10.324cm" svg:y="5.844cm">
            <text:p/>
            <draw:enhanced-geometry svg:viewBox="0 0 362 446" draw:type="non-primitive" draw:enhanced-path="M 271 129 L 257 119 242 110 229 101 216 95 203 89 190 85 178 81 168 79 156 78 145 77 136 78 126 79 117 80 109 83 101 85 94 89 87 93 82 97 77 101 73 106 68 112 64 117 61 122 59 129 57 135 55 142 54 149 54 156 55 163 57 171 60 177 63 184 69 194 76 201 79 204 83 207 87 208 92 210 101 211 113 211 126 210 141 208 154 205 181 199 209 193 222 191 236 188 249 187 260 187 272 187 282 189 291 191 299 194 307 197 314 201 320 207 326 211 331 216 339 228 346 240 351 249 354 259 358 270 360 279 362 290 362 301 361 311 359 322 357 333 352 342 347 352 340 361 333 370 323 379 314 386 302 393 292 399 282 403 270 406 258 409 247 412 235 413 223 413 212 412 213 422 215 433 204 439 193 446 179 432 152 403 123 373 110 360 119 349 129 338 140 347 152 353 161 358 172 364 182 368 193 370 203 372 212 373 222 374 231 374 239 373 248 372 256 370 264 368 270 365 276 361 286 355 295 348 298 343 301 339 303 335 305 329 306 325 306 320 307 315 306 309 304 299 299 288 295 280 289 274 283 270 276 265 269 263 260 262 251 262 240 264 226 268 193 275 161 281 147 285 136 287 125 289 115 290 106 290 96 290 87 289 79 288 71 286 63 283 55 278 49 274 43 269 36 262 30 255 24 246 19 238 13 226 8 213 4 200 2 188 0 176 0 163 2 150 4 137 8 126 13 114 20 102 28 92 37 81 48 71 61 63 75 54 86 48 99 42 113 38 126 35 139 33 150 33 161 34 170 36 168 24 165 13 176 6 187 0 203 17 238 53 273 89 289 105 280 117 271 129 Z N"/>
          </draw:custom-shape>
          <draw:custom-shape draw:style-name="Mgr6" draw:text-style-name="MP5" draw:layer="backgroundobjects" svg:width="0.339cm" svg:height="0.33cm" svg:x="9.908cm" svg:y="5.975cm">
            <text:p/>
            <draw:enhanced-geometry svg:viewBox="0 0 506 485" draw:type="non-primitive" draw:enhanced-path="M 497 348 L 498 352 502 364 505 374 506 380 485 385 439 397 393 408 372 415 366 404 351 377 330 339 304 294 280 250 258 212 242 185 237 175 236 175 236 176 236 188 235 218 234 263 232 313 230 365 229 408 228 440 227 452 208 457 163 468 119 480 99 485 97 480 95 469 92 459 91 453 100 449 108 445 114 440 119 434 123 428 124 419 124 411 122 400 118 390 112 364 102 327 92 285 80 242 70 205 64 179 61 168 58 159 54 151 49 145 43 141 36 137 28 136 19 136 8 137 7 133 4 121 1 111 0 105 24 99 78 85 130 71 155 65 156 70 159 82 162 93 163 98 149 103 139 110 134 112 131 115 129 118 127 121 125 125 125 129 124 133 124 137 126 149 129 164 132 175 140 204 150 244 162 290 174 336 185 376 192 404 195 415 195 415 196 415 196 400 197 358 198 301 201 233 203 167 204 109 205 68 205 52 221 48 237 45 244 57 265 94 293 144 326 201 359 259 387 309 408 344 415 358 415 358 416 357 413 347 406 317 395 274 382 226 369 178 359 135 350 105 348 95 345 84 340 77 335 70 330 66 322 63 315 62 305 62 295 64 293 58 290 48 288 36 286 31 305 26 347 16 389 5 407 0 409 5 411 16 414 28 415 32 406 36 398 40 392 46 386 51 383 57 382 66 382 74 384 85 387 95 394 121 403 158 415 200 426 243 435 280 442 306 445 317 448 326 453 334 457 340 463 344 471 348 478 349 488 349 497 348 Z N"/>
          </draw:custom-shape>
          <draw:custom-shape draw:style-name="Mgr6" draw:text-style-name="MP5" draw:layer="backgroundobjects" svg:width="0.227cm" svg:height="0.267cm" svg:x="9.663cm" svg:y="6.054cm">
            <text:p/>
            <draw:enhanced-geometry svg:viewBox="0 0 348 409" draw:type="non-primitive" draw:enhanced-path="M 284 79 L 285 89 286 116 289 154 292 198 295 242 298 280 300 307 300 318 301 327 304 336 307 343 313 348 319 353 327 356 336 357 346 357 347 362 347 374 348 386 348 391 337 391 306 393 264 396 214 400 164 403 122 406 92 408 80 409 71 392 53 354 34 316 26 299 38 291 50 282 59 294 66 305 75 315 83 324 92 331 101 338 110 343 119 348 128 352 138 355 147 358 157 359 165 360 175 361 185 361 195 361 205 360 214 358 221 355 226 352 229 347 233 341 234 332 233 324 233 310 231 282 228 254 227 241 212 242 197 243 192 244 186 245 181 246 176 248 173 250 170 254 166 257 164 261 160 271 158 283 157 298 157 316 144 318 131 319 130 310 129 290 127 260 125 227 123 194 121 164 119 144 118 135 131 135 145 134 148 153 152 168 155 175 157 180 159 185 162 190 166 194 170 196 174 198 179 200 185 201 191 202 197 202 205 202 214 201 225 200 223 181 221 139 218 98 217 79 216 69 213 61 210 55 206 51 200 48 191 47 180 47 168 47 158 48 147 49 138 51 128 54 119 57 110 61 101 67 93 73 84 81 76 89 67 98 59 108 51 121 43 134 35 149 28 166 14 160 0 153 6 132 21 86 36 39 43 18 54 18 86 16 131 12 182 9 234 5 279 3 310 1 322 0 322 5 323 16 323 27 324 33 314 35 305 37 299 41 292 47 288 52 285 59 284 69 284 79 Z N"/>
          </draw:custom-shape>
          <draw:custom-shape draw:style-name="Mgr6" draw:text-style-name="MP5" draw:layer="backgroundobjects" svg:width="0.252cm" svg:height="0.277cm" svg:x="9.384cm" svg:y="6.054cm">
            <text:p/>
            <draw:enhanced-geometry svg:viewBox="0 0 375 411" draw:type="non-primitive" draw:enhanced-path="M 210 40 L 198 39 186 40 175 41 164 44 153 48 143 52 132 58 122 66 114 76 105 87 98 100 90 115 85 131 80 150 75 172 72 194 71 209 71 223 72 238 73 252 76 264 80 277 85 290 90 302 97 312 105 323 115 332 125 339 136 347 150 352 164 355 180 357 195 359 207 358 212 358 216 357 220 356 223 354 225 352 227 349 229 345 230 342 232 333 234 321 236 311 238 284 242 244 246 200 250 156 255 117 257 89 258 79 259 73 258 68 258 64 256 60 254 56 252 53 249 51 246 49 239 46 230 44 220 41 210 40 Z M 325 92 L 324 102 321 129 317 167 312 211 308 255 305 292 302 320 301 329 301 340 302 349 304 356 308 363 313 368 321 372 329 375 340 377 339 382 338 393 337 405 337 411 328 409 308 407 278 404 245 401 211 398 182 395 162 392 153 392 139 390 127 388 115 385 104 381 94 376 83 372 74 367 66 360 58 354 51 348 44 340 38 333 33 325 27 317 23 309 19 301 12 284 7 267 4 251 1 233 0 219 0 205 0 191 1 180 2 168 4 155 7 140 11 125 17 109 24 93 33 78 42 63 48 55 53 48 59 41 67 35 74 30 82 24 90 19 99 15 108 10 118 7 129 4 139 2 151 1 163 0 176 1 190 1 198 2 218 4 248 7 283 10 317 14 347 17 367 19 375 20 374 25 373 36 372 48 372 53 362 53 353 54 346 57 339 61 334 66 329 73 326 82 325 92 Z N"/>
          </draw:custom-shape>
          <draw:custom-shape draw:style-name="Mgr6" draw:text-style-name="MP5" draw:layer="backgroundobjects" svg:width="0.158cm" svg:height="0.288cm" svg:x="9.217cm" svg:y="6.008cm">
            <text:p/>
            <draw:enhanced-geometry svg:viewBox="0 0 237 417" draw:type="non-primitive" draw:enhanced-path="M 178 99 L 175 109 170 136 161 173 152 216 142 259 134 297 127 322 125 333 124 343 124 352 125 360 128 366 134 372 140 377 148 381 158 384 157 389 154 400 152 412 151 417 127 412 76 400 24 388 0 383 1 378 4 367 7 355 8 350 18 352 28 351 35 350 42 347 48 343 52 336 57 328 60 318 62 307 67 282 76 244 86 202 95 158 104 121 110 95 112 84 114 75 114 65 112 58 109 51 104 45 97 41 90 36 80 33 81 28 83 16 86 5 87 0 110 5 162 17 214 29 237 34 236 40 233 50 231 62 230 66 220 65 210 66 203 67 196 70 190 75 185 81 181 90 178 99 Z N"/>
          </draw:custom-shape>
          <draw:custom-shape draw:style-name="Mgr6" draw:text-style-name="MP5" draw:layer="backgroundobjects" svg:width="0.234cm" svg:height="0.271cm" svg:x="8.993cm" svg:y="5.965cm">
            <text:p/>
            <draw:enhanced-geometry svg:viewBox="0 0 346 406" draw:type="non-primitive" draw:enhanced-path="M 0 350 L 1 330 6 284 10 238 13 217 28 217 43 218 44 233 45 247 47 261 50 272 53 284 56 295 61 305 66 314 71 322 77 330 83 336 89 343 96 347 102 351 109 356 116 358 127 361 138 363 147 362 158 361 168 358 178 353 188 347 197 340 207 331 215 321 224 310 233 298 241 284 249 269 255 253 261 235 267 219 271 203 274 187 276 171 277 156 277 142 276 128 274 115 271 104 267 92 261 81 255 73 247 64 239 57 229 51 219 47 211 44 203 42 194 41 186 40 177 40 170 41 161 42 152 44 144 47 134 50 126 55 117 60 109 65 99 72 91 79 81 88 70 75 60 62 69 53 80 43 91 34 101 26 112 19 123 14 133 10 145 6 156 3 167 1 178 0 190 0 201 1 212 3 223 6 234 9 243 13 252 17 261 22 269 26 284 37 298 49 309 62 320 77 328 92 335 109 340 126 344 144 346 162 346 182 345 201 341 220 337 240 331 259 323 279 315 297 305 314 293 330 282 344 269 358 255 369 241 380 226 389 210 395 194 400 178 405 161 406 144 405 135 404 127 402 118 400 110 397 100 394 91 390 82 383 72 377 64 369 55 361 47 351 39 341 39 342 38 342 31 350 23 359 12 354 0 350 Z N"/>
          </draw:custom-shape>
          <draw:custom-shape draw:style-name="Mgr6" draw:text-style-name="MP5" draw:layer="backgroundobjects" svg:width="0.4cm" svg:height="0.303cm" svg:x="8.643cm" svg:y="5.784cm">
            <text:p/>
            <draw:enhanced-geometry svg:viewBox="0 0 593 453" draw:type="non-primitive" draw:enhanced-path="M 292 269 L 213 401 214 401 362 310 292 269 Z M 310 237 L 324 244 355 262 386 280 399 289 409 284 431 271 453 258 463 252 471 247 476 242 481 238 483 233 485 229 486 226 485 222 484 216 481 212 475 207 469 201 461 196 470 181 478 167 496 178 535 200 575 224 593 234 584 249 576 263 567 262 560 261 552 261 545 263 535 265 524 270 513 275 499 282 485 290 451 309 401 337 345 368 288 399 238 426 204 446 190 453 183 448 161 435 130 418 95 397 61 376 30 358 9 345 0 341 0 341 0 340 3 322 12 282 19 242 24 224 38 223 52 222 51 249 51 272 52 282 55 292 57 301 60 308 64 317 68 323 75 330 81 337 89 343 97 351 107 357 119 364 126 368 133 370 139 371 144 371 150 369 154 365 159 358 165 350 171 339 186 314 200 290 206 279 200 275 193 271 181 264 170 260 165 260 159 259 155 260 151 261 146 263 141 266 137 271 133 275 123 287 112 302 100 295 89 289 104 265 134 213 165 161 178 137 190 144 201 150 194 166 189 180 188 186 188 193 188 198 188 203 190 209 192 214 194 218 198 223 202 227 206 231 212 235 218 239 222 242 226 244 237 228 259 192 280 155 289 138 294 131 297 123 297 117 297 111 294 105 289 101 283 96 276 90 267 85 259 82 250 79 241 75 233 74 223 73 214 72 204 73 194 74 184 78 172 81 160 85 147 90 135 97 121 104 106 113 98 100 91 87 107 74 142 43 178 14 194 0 204 5 230 20 266 41 308 66 349 90 386 113 411 128 421 133 412 148 404 162 394 158 386 155 378 154 371 154 363 158 357 162 350 168 345 177 340 186 327 207 315 227 310 237 Z N"/>
          </draw:custom-shape>
          <draw:custom-shape draw:style-name="Mgr6" draw:text-style-name="MP5" draw:layer="backgroundobjects" svg:width="0.068cm" svg:height="0.071cm" svg:x="11.205cm" svg:y="4.005cm">
            <text:p/>
            <draw:enhanced-geometry svg:viewBox="0 0 98 98" draw:type="non-primitive" draw:enhanced-path="M 98 49 L 97 40 95 30 90 22 84 15 77 9 68 4 60 1 49 0 40 1 30 4 23 9 15 15 9 22 4 30 1 40 0 49 1 59 4 68 9 77 15 84 23 90 30 94 40 97 49 98 60 97 68 94 77 90 84 84 90 77 95 68 97 59 98 49 Z N"/>
          </draw:custom-shape>
          <draw:custom-shape draw:style-name="Mgr6" draw:text-style-name="MP5" draw:layer="backgroundobjects" svg:width="0.296cm" svg:height="0.288cm" svg:x="8.364cm" svg:y="5.512cm">
            <text:p/>
            <draw:enhanced-geometry svg:viewBox="0 0 440 433" draw:type="non-primitive" draw:enhanced-path="M 221 310 L 150 236 79 376 221 310 Z M 415 296 L 408 291 400 289 392 287 383 287 373 288 363 291 349 296 334 303 321 308 288 323 241 344 188 368 133 392 86 413 53 427 40 433 34 427 20 412 6 398 0 391 6 378 23 345 47 297 75 242 101 188 125 140 142 106 148 93 154 81 158 71 161 62 162 54 162 46 160 39 156 31 150 24 163 12 175 0 192 17 228 56 266 94 283 111 271 123 258 135 250 126 242 121 236 116 230 113 226 111 222 111 218 112 215 115 209 123 203 136 197 146 186 169 174 191 168 202 182 216 212 248 243 279 257 292 265 289 283 281 301 272 309 268 320 263 329 257 334 254 338 251 340 248 341 243 342 239 342 234 340 228 338 221 334 214 329 206 340 194 352 183 366 196 396 227 426 258 440 272 427 284 415 296 Z N"/>
          </draw:custom-shape>
          <draw:custom-shape draw:style-name="Mgr6" draw:text-style-name="MP5" draw:layer="backgroundobjects" svg:width="0.278cm" svg:height="0.252cm" svg:x="8.165cm" svg:y="5.365cm">
            <text:p/>
            <draw:enhanced-geometry svg:viewBox="0 0 420 369" draw:type="non-primitive" draw:enhanced-path="M 0 205 L 14 190 44 154 74 119 88 104 101 113 112 121 104 134 97 147 91 159 87 170 82 182 79 193 77 203 76 214 75 224 75 233 76 242 78 250 80 258 83 265 87 273 91 279 97 288 105 294 113 301 123 305 134 309 144 311 155 311 168 311 181 309 193 307 207 303 221 297 235 291 250 282 265 274 281 263 295 253 308 242 319 231 330 219 340 208 347 196 355 184 360 173 364 161 367 149 370 138 370 127 369 116 365 105 361 95 355 85 350 78 344 71 339 66 332 61 325 55 318 51 310 48 302 45 294 41 284 39 275 37 265 37 254 36 244 36 232 37 219 38 219 33 218 22 217 10 216 5 231 3 245 1 258 0 270 0 283 1 296 3 308 5 318 8 329 13 340 18 349 24 358 31 366 37 375 46 382 54 389 63 400 80 408 97 414 115 418 132 420 150 420 168 418 185 413 202 408 219 401 237 391 253 380 269 367 284 355 297 339 311 323 323 306 335 288 344 270 352 252 358 234 364 216 367 198 369 180 369 163 368 145 364 129 359 114 352 100 343 87 334 80 327 74 321 69 314 62 307 57 298 53 290 48 279 44 270 41 258 39 246 38 233 38 221 38 221 38 221 26 224 14 226 8 215 0 205 Z N"/>
          </draw:custom-shape>
          <draw:custom-shape draw:style-name="Mgr6" draw:text-style-name="MP5" draw:layer="backgroundobjects" svg:width="0.305cm" svg:height="0.253cm" svg:x="8.05cm" svg:y="5.093cm">
            <text:p/>
            <draw:enhanced-geometry svg:viewBox="0 0 454 370" draw:type="non-primitive" draw:enhanced-path="M 235 309 L 190 217 79 328 235 309 Z M 424 356 L 417 350 411 345 403 341 396 338 386 336 375 335 361 336 344 338 330 339 294 343 243 348 185 354 126 360 75 365 38 368 24 370 21 362 12 344 3 326 0 317 9 308 36 281 73 243 116 199 159 156 196 118 223 91 233 80 242 71 250 62 255 55 258 47 260 40 260 32 259 24 257 15 272 8 287 0 298 22 321 70 345 118 355 139 339 147 324 154 319 143 314 136 309 129 305 125 301 122 297 121 293 121 289 122 282 128 271 138 262 147 244 164 226 182 218 190 227 208 245 247 265 286 273 304 283 303 302 300 322 298 331 297 344 295 353 293 360 291 364 289 367 287 370 284 372 280 373 275 373 268 373 262 371 253 368 244 383 236 399 229 408 247 426 285 445 324 454 342 439 349 424 356 Z N"/>
          </draw:custom-shape>
          <draw:custom-shape draw:style-name="Mgr6" draw:text-style-name="MP5" draw:layer="backgroundobjects" svg:width="0.288cm" svg:height="0.27cm" svg:x="7.945cm" svg:y="4.876cm">
            <text:p/>
            <draw:enhanced-geometry svg:viewBox="0 0 435 406" draw:type="non-primitive" draw:enhanced-path="M 338 212 L 345 210 351 208 356 204 360 198 362 192 362 182 360 169 355 153 352 142 348 132 342 121 336 112 329 103 320 95 310 88 300 82 288 77 274 73 259 71 243 70 225 70 206 72 184 77 162 82 148 86 135 92 121 98 110 104 98 112 87 119 78 129 69 138 61 148 55 160 50 172 47 184 45 197 45 211 46 226 50 242 54 256 58 268 61 272 63 275 66 278 68 280 71 281 74 282 79 284 82 284 92 281 103 279 113 276 140 269 177 258 221 246 263 233 301 223 327 215 338 212 Z M 350 279 L 340 281 314 289 277 300 235 311 193 324 156 334 130 341 119 344 110 348 102 352 96 357 92 364 89 370 88 379 88 387 90 398 85 399 73 402 63 405 57 406 55 399 50 379 41 351 33 318 23 286 16 258 9 238 7 230 4 216 2 204 1 192 0 179 0 168 1 157 3 147 5 136 8 127 11 118 16 109 20 101 31 85 44 71 56 58 70 48 85 38 99 30 113 23 126 18 139 13 149 9 161 6 175 4 189 2 205 0 222 0 239 0 256 2 274 5 291 10 308 18 316 23 324 29 332 34 339 40 347 48 353 56 360 65 365 74 371 84 376 96 381 108 385 120 387 128 393 148 401 177 410 210 419 243 428 272 433 292 435 300 430 301 419 304 409 307 403 309 399 300 395 292 389 286 384 280 377 278 369 276 360 277 350 279 Z N"/>
          </draw:custom-shape>
          <draw:custom-shape draw:style-name="Mgr6" draw:text-style-name="MP5" draw:layer="backgroundobjects" svg:width="0.058cm" svg:height="0.061cm" svg:x="8.566cm" svg:y="5.766cm">
            <text:p/>
            <draw:enhanced-geometry svg:viewBox="0 0 97 98" draw:type="non-primitive" draw:enhanced-path="M 97 49 L 96 38 94 30 89 21 83 14 76 8 67 3 59 1 48 0 38 1 30 3 21 8 14 14 7 21 3 30 0 38 0 49 0 58 3 68 7 75 14 83 21 89 30 94 38 97 48 98 59 97 67 94 76 89 83 83 89 75 94 68 96 58 97 49 Z N"/>
          </draw:custom-shape>
          <draw:custom-shape draw:style-name="Mgr9" draw:text-style-name="MP5" draw:layer="backgroundobjects" svg:width="1.001cm" svg:height="0.207cm" svg:x="9.21cm" svg:y="5.418cm">
            <text:p/>
            <draw:enhanced-geometry svg:viewBox="0 0 1503 314" draw:type="non-primitive" draw:enhanced-path="M 33 77 L 88 77 141 77 195 76 249 76 303 75 357 74 410 73 464 70 518 69 572 67 626 65 679 63 733 60 787 58 841 54 895 51 947 47 998 44 1050 41 1103 36 1154 32 1206 28 1259 24 1311 19 1329 16 1352 12 1376 8 1402 3 1413 1 1426 0 1438 0 1450 0 1460 2 1470 4 1479 9 1485 14 1494 22 1499 31 1502 40 1503 47 1502 56 1500 64 1496 72 1490 79 1484 86 1476 94 1469 100 1462 107 1444 120 1430 129 1408 142 1387 154 1365 165 1343 176 1321 187 1297 197 1274 207 1249 216 1200 233 1149 249 1096 263 1044 274 992 284 938 292 886 300 834 305 781 309 731 313 682 314 634 314 584 313 534 309 484 305 434 299 385 290 336 281 287 269 239 255 212 247 170 229 145 219 121 207 95 194 71 181 49 168 30 154 21 146 15 139 8 132 4 125 2 118 0 112 1 106 3 99 7 94 14 88 22 82 33 77 N"/>
          </draw:custom-shape>
          <draw:custom-shape draw:style-name="Mgr10" draw:text-style-name="MP5" draw:layer="backgroundobjects" svg:width="0.417cm" svg:height="0.59cm" svg:x="8.932cm" svg:y="4.843cm">
            <text:p/>
            <draw:enhanced-geometry svg:viewBox="0 0 630 882" draw:type="non-primitive" draw:enhanced-path="M 304 3 L 324 1 342 0 348 0 354 0 360 1 365 4 369 6 374 9 377 13 380 20 382 26 385 36 387 46 390 58 393 77 397 95 403 114 410 131 423 166 436 201 454 249 485 329 522 428 561 536 580 590 596 643 610 693 620 738 624 758 628 777 629 794 630 809 629 822 627 833 622 841 617 846 602 855 586 862 569 869 552 873 535 876 516 878 497 881 478 882 441 881 402 880 366 877 332 875 323 874 316 873 308 870 301 866 294 860 287 855 281 848 274 840 263 823 251 804 241 782 232 760 222 737 215 713 207 690 201 667 188 626 178 594 161 548 132 476 99 388 64 292 47 244 32 198 19 154 10 115 6 96 3 80 1 65 0 52 1 41 2 31 5 24 10 19 18 19 42 16 77 14 121 12 168 9 217 7 264 5 304 3 N"/>
          </draw:custom-shape>
          <draw:custom-shape draw:style-name="Mgr6" draw:text-style-name="MP5" draw:layer="backgroundobjects" svg:width="0.14cm" svg:height="0.053cm" svg:x="9.008cm" svg:y="4.938cm">
            <text:p/>
            <draw:enhanced-geometry svg:viewBox="0 0 207 82" draw:type="non-primitive" draw:enhanced-path="M 181 73 L 175 75 167 78 160 79 151 81 134 82 116 81 98 79 80 76 63 72 47 65 32 59 20 52 15 48 9 45 6 41 3 38 1 33 0 30 0 26 1 23 3 19 6 15 10 12 16 10 23 7 31 4 38 2 47 1 65 0 84 0 104 1 123 3 143 8 160 12 176 17 189 24 194 27 198 31 202 34 205 39 207 43 207 47 207 50 205 55 200 59 196 63 190 68 181 73 Z N"/>
          </draw:custom-shape>
          <draw:custom-shape draw:style-name="Mgr6" draw:text-style-name="MP5" draw:layer="backgroundobjects" svg:width="0.113cm" svg:height="0.043cm" svg:x="9.07cm" svg:y="5.093cm">
            <text:p/>
            <draw:enhanced-geometry svg:viewBox="0 0 171 72" draw:type="non-primitive" draw:enhanced-path="M 47 4 L 61 1 76 0 90 0 104 2 118 4 131 8 142 12 152 18 161 24 166 31 169 33 170 36 171 39 171 42 171 46 169 48 167 51 164 53 161 55 155 57 150 59 142 61 111 67 73 71 54 72 37 71 28 69 22 67 15 65 11 61 7 56 4 51 2 47 0 41 0 37 0 33 3 28 5 24 8 21 12 18 16 15 22 11 34 7 47 4 Z N"/>
          </draw:custom-shape>
          <draw:custom-shape draw:style-name="Mgr6" draw:text-style-name="MP5" draw:layer="backgroundobjects" svg:width="0.123cm" svg:height="0.045cm" svg:x="9.131cm" svg:y="5.285cm">
            <text:p/>
            <draw:enhanced-geometry svg:viewBox="0 0 172 68" draw:type="non-primitive" draw:enhanced-path="M 85 1 L 100 1 117 3 126 5 135 6 143 9 151 13 158 16 164 20 169 24 171 30 172 36 171 44 168 51 161 60 157 63 151 65 142 67 133 68 108 68 82 67 57 64 33 60 24 56 16 53 11 50 8 47 3 37 0 28 0 23 0 19 0 16 1 12 3 8 7 6 11 4 15 2 22 1 28 0 37 0 46 1 52 1 65 1 78 1 85 1 Z N"/>
          </draw:custom-shape>
          <draw:custom-shape draw:style-name="Mgr6" draw:text-style-name="MP5" draw:layer="backgroundobjects" svg:width="0.209cm" svg:height="0.418cm" svg:x="9.549cm" svg:y="5.007cm">
            <text:p/>
            <draw:enhanced-geometry svg:viewBox="0 0 318 624" draw:type="non-primitive" draw:enhanced-path="M 169 449 L 173 445 180 438 187 433 197 426 219 411 243 394 253 385 265 377 275 369 283 361 290 352 295 345 296 341 297 338 297 335 297 332 290 309 280 281 268 247 257 211 246 175 238 142 235 126 234 112 233 100 234 90 236 83 241 78 246 74 251 69 266 64 281 60 296 56 308 52 313 50 316 48 318 45 318 42 315 34 311 29 306 22 300 18 293 14 285 10 278 7 269 4 252 1 235 0 227 0 218 1 212 2 205 4 199 7 194 11 189 16 186 22 184 30 182 37 180 46 180 55 180 77 182 99 185 124 189 148 198 195 205 237 208 254 208 268 206 272 205 276 204 279 201 281 200 282 198 283 196 283 195 282 189 278 184 273 171 258 155 240 147 230 137 222 127 212 117 205 105 198 93 193 87 191 80 190 74 189 68 189 56 191 45 193 36 198 27 204 20 210 13 218 8 225 4 234 1 241 0 247 1 252 1 254 4 257 5 260 7 262 10 263 13 266 16 267 26 268 38 267 47 266 57 266 67 267 76 269 86 272 94 275 103 281 111 286 119 292 125 300 132 308 136 316 140 325 142 335 143 345 143 355 142 366 140 375 139 383 136 389 134 395 131 399 127 403 124 405 121 407 117 407 113 409 108 407 100 405 91 401 72 389 53 379 44 374 36 372 32 372 28 372 25 373 22 375 21 375 20 378 21 380 22 382 25 387 30 395 44 414 59 437 66 450 71 464 73 472 74 478 75 485 75 493 75 500 73 508 71 515 68 523 63 530 58 538 52 545 44 553 37 560 30 568 26 574 24 580 23 586 23 591 25 596 27 601 31 605 37 608 42 612 48 614 64 619 82 622 100 624 118 624 136 623 152 620 159 618 166 616 172 613 177 611 181 608 184 605 185 602 185 597 182 580 178 562 171 543 165 523 163 513 161 502 159 493 159 483 159 475 162 465 165 457 169 449 Z N"/>
          </draw:custom-shape>
          <draw:custom-shape draw:style-name="Mgr10" draw:text-style-name="MP5" draw:layer="backgroundobjects" svg:width="0.242cm" svg:height="0.497cm" svg:x="9.759cm" svg:y="4.903cm">
            <text:p/>
            <draw:enhanced-geometry svg:viewBox="0 0 362 743" draw:type="non-primitive" draw:enhanced-path="M 0 0 L 3 6 9 11 13 15 18 19 29 26 41 31 65 40 92 47 105 51 117 56 130 61 141 67 152 75 160 85 164 90 169 96 172 104 174 110 178 124 180 140 182 157 180 175 179 194 177 214 175 234 172 253 164 291 156 325 148 351 143 368 138 381 133 396 130 412 127 428 125 443 124 457 124 468 124 476 125 486 125 497 123 512 121 528 112 564 103 602 92 640 80 673 70 700 63 716 61 721 60 726 61 730 62 733 65 736 68 740 73 742 77 742 82 743 87 742 92 740 97 736 101 732 106 727 109 719 111 711 115 693 120 677 124 663 129 651 138 631 147 616 156 603 164 591 172 578 178 564 184 546 188 530 191 516 193 502 195 474 200 447 206 416 217 380 222 361 230 343 238 326 247 310 251 302 255 294 258 284 262 274 267 253 271 233 274 213 277 195 280 181 283 171 288 161 294 153 301 145 308 139 321 127 335 118 342 113 347 107 352 101 356 94 359 86 361 75 362 64 361 50 N"/>
          </draw:custom-shape>
          <draw:custom-shape draw:style-name="Mgr10" draw:text-style-name="MP5" draw:layer="backgroundobjects" svg:width="1.307cm" svg:height="1.193cm" svg:x="8.922cm" svg:y="4.215cm">
            <text:p/>
            <draw:enhanced-geometry svg:viewBox="0 0 1952 1777" draw:type="non-primitive" draw:enhanced-path="M 1705 907 L 1726 911 1749 914 1771 916 1795 916 1817 916 1841 914 1863 912 1887 908 1894 892 1899 885 1914 861 1931 833 1939 818 1945 802 1947 795 1950 787 1951 780 1951 772 1952 753 1951 734 1950 715 1948 695 1945 675 1940 655 1934 635 1926 613 1915 592 1904 571 1889 548 1871 525 1850 501 1826 477 1799 452 1768 425 1761 421 1738 409 1723 402 1705 396 1685 388 1663 383 1639 378 1613 375 1599 375 1585 376 1572 377 1558 378 1544 382 1529 386 1514 390 1500 397 1485 403 1470 412 1455 421 1440 432 1421 447 1401 461 1382 473 1362 485 1344 497 1326 507 1308 515 1291 523 1258 536 1229 546 1202 553 1180 558 1150 562 1121 565 1094 566 1069 566 1044 565 1021 563 998 560 977 557 936 549 900 541 883 537 866 535 850 534 834 533 804 527 774 519 746 511 720 501 695 491 673 479 662 472 652 466 644 459 635 452 615 432 595 410 574 389 554 366 535 343 516 319 496 294 479 270 462 244 446 217 431 192 417 165 405 138 393 111 383 84 375 56 372 47 367 37 363 30 359 23 354 18 349 13 344 8 338 5 333 3 327 2 320 1 315 0 302 1 290 4 279 7 267 13 257 18 248 23 235 32 230 36 226 41 216 56 201 79 183 105 163 134 146 163 131 189 121 209 116 217 112 225 106 233 99 241 85 256 72 269 57 279 45 288 35 293 31 295 28 298 21 307 13 319 5 334 2 341 0 349 0 356 1 364 2 368 3 371 5 374 9 377 12 381 16 383 20 386 26 388 38 392 54 397 73 400 93 404 138 410 185 415 232 418 273 419 293 419 309 417 321 416 332 413 341 410 349 408 359 406 367 406 376 406 384 407 392 410 399 414 406 419 411 425 416 434 420 444 423 454 424 468 423 483 422 500 415 532 410 555 405 572 399 585 398 593 396 599 395 608 395 617 396 641 399 673 405 712 410 753 417 792 424 829 429 861 433 886 437 902 438 909 439 914 441 928 443 938 446 948 452 959 458 972 468 983 478 995 485 1002 492 1007 500 1012 508 1018 518 1022 529 1027 539 1030 551 1035 564 1038 578 1041 593 1043 609 1044 625 1044 644 1041 664 1038 684 1037 693 1038 700 1040 704 1041 707 1043 710 1045 712 1049 713 1052 715 1056 715 1060 715 1065 714 1077 710 1092 709 1095 707 1106 706 1114 706 1123 707 1136 709 1150 713 1165 716 1177 721 1185 725 1193 728 1201 731 1209 735 1219 738 1232 739 1238 744 1255 752 1280 760 1309 769 1340 777 1371 783 1397 786 1417 789 1445 793 1473 795 1488 798 1504 798 1522 798 1541 798 1584 799 1625 799 1644 799 1660 798 1675 795 1685 793 1694 793 1701 793 1712 790 1731 790 1738 791 1744 793 1749 795 1754 800 1758 804 1761 808 1764 814 1765 819 1765 823 1764 829 1762 834 1759 838 1754 841 1747 845 1738 847 1727 849 1710 850 1685 851 1657 852 1625 853 1551 854 1474 854 1401 854 1339 854 1296 854 1280 854 1259 854 1212 855 1164 855 1142 854 1135 852 1116 852 1105 853 1093 854 1087 856 1083 858 1077 861 1073 867 1065 871 1057 877 1051 883 1045 886 1043 890 1042 895 1042 900 1042 905 1043 913 1045 920 1047 929 1052 938 1055 965 1063 984 1067 1007 1070 1034 1072 1063 1072 1079 1072 1095 1070 1113 1068 1131 1066 1150 1061 1169 1057 1188 1051 1209 1044 1230 1036 1251 1027 1274 1016 1295 1005 1319 991 1342 976 1366 960 1389 942 1400 934 1411 929 1423 925 1436 923 1448 923 1459 924 1471 926 1483 930 1495 934 1504 939 1515 944 1524 950 1531 957 1538 962 1544 968 1548 974 1561 994 1568 1010 1574 1023 1579 1035 1584 1046 1593 1059 1606 1075 1624 1095 1659 1132 1678 1152 1691 1165 1711 1182 1716 1185 1719 1189 1722 1194 1724 1199 1727 1210 1731 1221 1734 1235 1738 1249 1741 1258 1745 1265 1749 1275 1754 1283 1759 1292 1764 1301 1767 1310 1769 1319 1771 1328 1772 1337 1772 1346 1772 1354 1770 1370 1767 1384 1762 1395 1756 1405 1751 1416 1747 1427 1743 1441 1741 1456 1738 1486 1735 1508 1732 1524 1725 1551 1717 1585 1707 1624 1696 1662 1686 1697 1676 1725 1670 1741 1668 1744 1668 1746 1668 1749 1669 1752 1671 1757 1675 1761 1682 1765 1688 1770 1696 1773 1705 1775 1714 1776 1722 1777 1731 1776 1738 1774 1745 1771 1750 1767 1752 1763 1754 1759 1755 1756 1756 1751 1762 1705 1767 1665 1771 1632 1776 1605 1779 1585 1782 1570 1784 1561 1784 1556 1786 1547 1793 1526 1799 1501 1805 1472 1809 1458 1814 1442 1819 1425 1827 1408 1834 1391 1843 1374 1852 1358 1862 1343 1866 1335 1869 1327 1872 1319 1873 1312 1874 1303 1874 1296 1874 1289 1873 1281 1871 1266 1866 1254 1861 1244 1857 1236 1855 1233 1852 1227 1851 1220 1849 1212 1847 1193 1845 1171 1842 1132 1841 1111 1844 1102 1850 1086 1853 1075 1857 1065 1859 1052 1859 1038 1859 1024 1860 1010 1861 997 1863 984 1867 962 1873 942 1857 946 1840 949 1822 952 1806 955 1790 956 1776 957 1761 957 1746 957 1715 955 1672 952 1646 950 1621 947 1594 944 1567 940 1541 935 1516 929 1494 923 1473 915 1464 911 1455 906 1449 901 1442 896 1437 891 1434 884 1431 878 1430 871 1430 864 1432 856 1434 851 1438 846 1443 843 1450 839 1456 838 1465 837 1473 836 1483 837 1493 838 1503 839 1526 845 1550 851 1598 867 1644 885 1682 899 1705 907 N"/>
          </draw:custom-shape>
          <draw:custom-shape draw:style-name="Mgr6" draw:text-style-name="MP5" draw:layer="backgroundobjects" svg:width="0.2cm" svg:height="0.278cm" svg:x="9.863cm" svg:y="2.795cm">
            <text:p/>
            <draw:enhanced-geometry svg:viewBox="0 0 300 413" draw:type="non-primitive" draw:enhanced-path="M 28 225 L 32 243 38 259 43 274 48 288 55 300 62 312 69 322 76 331 84 339 91 347 100 352 107 357 116 362 123 366 132 368 139 370 146 371 153 371 159 371 166 370 173 369 180 367 186 365 191 362 198 359 203 354 207 349 212 344 216 338 219 332 221 324 223 317 225 305 225 296 222 287 218 278 212 271 203 264 192 256 179 249 167 243 142 229 117 217 105 210 93 203 83 196 73 189 64 181 58 174 53 165 48 158 44 150 42 143 40 136 39 128 39 121 40 107 42 93 44 82 47 73 52 62 57 53 62 44 69 36 76 28 85 21 93 15 103 11 112 6 124 3 136 1 148 0 160 1 174 3 185 5 196 9 206 13 217 18 228 25 238 31 247 38 254 46 261 37 266 29 279 31 291 33 293 51 296 93 299 133 300 152 285 154 271 156 268 143 264 131 260 120 254 109 249 99 243 91 236 82 230 76 223 69 216 63 208 59 202 54 195 50 187 48 180 46 173 44 162 43 151 43 140 46 131 50 127 53 123 57 120 61 117 65 113 69 111 75 110 80 108 85 107 95 107 102 109 110 111 117 116 124 122 130 129 137 139 142 152 148 181 163 211 178 223 186 243 196 259 208 266 214 273 220 278 227 282 234 286 241 290 249 292 257 293 265 294 274 294 284 293 293 292 304 289 317 284 330 279 341 273 353 266 364 258 373 249 382 239 389 229 397 217 402 204 407 191 410 178 412 163 413 148 412 132 410 118 407 105 402 92 397 79 391 69 384 59 377 52 369 46 362 41 372 34 383 23 381 11 379 9 355 6 305 1 255 0 233 14 229 28 225 Z N"/>
          </draw:custom-shape>
          <draw:custom-shape draw:style-name="Mgr6" draw:text-style-name="MP5" draw:layer="backgroundobjects" svg:width="0.173cm" svg:height="0.278cm" svg:x="10.063cm" svg:y="2.838cm">
            <text:p/>
            <draw:enhanced-geometry svg:viewBox="0 0 264 420" draw:type="non-primitive" draw:enhanced-path="M 64 315 L 67 305 75 278 86 242 99 201 112 159 124 122 132 96 134 86 138 76 138 67 138 60 134 52 130 47 124 42 116 36 107 32 108 28 112 16 115 5 116 0 140 8 190 24 240 40 264 46 261 51 258 62 255 73 253 78 243 76 234 76 226 77 219 79 212 83 207 89 203 97 200 107 196 116 188 142 177 178 163 221 150 262 139 299 131 325 128 335 126 345 125 354 126 362 128 368 132 375 139 380 146 385 156 388 155 394 152 404 148 416 146 420 124 414 73 398 22 382 0 375 1 370 4 359 7 348 10 343 19 345 29 346 36 345 44 341 50 338 55 332 60 324 64 315 Z N"/>
          </draw:custom-shape>
          <draw:custom-shape draw:style-name="Mgr6" draw:text-style-name="MP5" draw:layer="backgroundobjects" svg:width="0.244cm" svg:height="0.296cm" svg:x="10.22cm" svg:y="2.917cm">
            <text:p/>
            <draw:enhanced-geometry svg:viewBox="0 0 363 443" draw:type="non-primitive" draw:enhanced-path="M 286 337 L 278 354 261 391 245 427 238 443 232 441 221 436 209 430 203 428 204 422 206 407 208 392 208 385 192 392 176 395 160 397 145 397 130 396 115 393 101 389 88 384 80 380 72 375 64 370 57 365 50 360 43 353 38 347 33 341 23 327 14 312 8 296 4 279 1 262 0 244 1 225 2 207 5 188 10 169 17 150 24 130 34 112 43 95 55 79 68 64 81 51 95 39 109 28 124 19 140 12 156 7 172 2 190 0 207 0 223 2 240 7 257 13 265 17 275 23 283 29 292 37 301 44 308 54 316 64 322 75 330 67 340 59 351 64 363 69 358 90 350 136 341 182 338 202 323 201 307 199 308 184 308 170 307 156 305 143 303 131 300 121 296 110 292 101 288 92 282 85 277 77 272 71 266 65 260 60 254 56 246 53 237 48 226 46 215 46 204 46 195 48 184 53 174 57 164 63 153 72 144 80 134 91 125 103 116 115 107 130 99 145 91 162 83 182 76 201 71 218 68 234 66 250 65 264 66 278 67 289 70 301 74 311 80 320 85 329 92 336 99 343 107 348 116 352 124 356 132 358 140 360 148 361 156 362 164 361 171 360 179 358 186 356 193 351 199 347 206 342 212 335 217 328 223 320 227 311 230 302 232 294 233 285 231 278 229 270 224 263 216 256 208 250 215 234 222 219 242 229 288 249 333 269 354 279 346 294 340 310 329 306 321 306 312 308 306 311 301 315 295 320 290 329 286 337 Z N"/>
          </draw:custom-shape>
          <draw:custom-shape draw:style-name="Mgr6" draw:text-style-name="MP5" draw:layer="backgroundobjects" svg:width="0.219cm" svg:height="0.268cm" svg:x="10.411cm" svg:y="3.014cm">
            <text:p/>
            <draw:enhanced-geometry svg:viewBox="0 0 335 415" draw:type="non-primitive" draw:enhanced-path="M 76 292 L 82 284 96 260 116 227 138 190 162 152 181 120 196 97 201 88 206 79 209 70 210 63 209 55 206 48 201 42 195 35 186 29 195 15 205 0 225 13 270 40 315 68 335 81 326 95 318 109 308 104 300 101 292 100 285 101 277 103 271 109 264 115 258 124 253 132 239 155 218 188 196 225 173 262 153 295 138 319 133 327 129 336 126 344 124 353 126 361 129 367 133 373 139 381 148 386 139 401 130 415 110 402 65 375 20 348 0 335 8 321 17 306 25 310 35 314 42 315 50 314 57 311 64 307 70 301 76 292 Z N"/>
          </draw:custom-shape>
          <draw:custom-shape draw:style-name="Mgr6" draw:text-style-name="MP5" draw:layer="backgroundobjects" svg:width="0.245cm" svg:height="0.313cm" svg:x="10.516cm" svg:y="3.092cm">
            <text:p/>
            <draw:enhanced-geometry svg:viewBox="0 0 368 472" draw:type="non-primitive" draw:enhanced-path="M 81 274 L 87 266 103 245 128 214 155 180 182 146 206 116 222 95 228 86 235 77 239 69 240 61 240 54 239 47 235 40 229 33 222 25 231 12 242 0 262 15 305 49 349 83 368 99 359 112 348 124 337 117 326 112 322 109 318 108 314 108 310 108 306 108 303 109 299 112 296 115 287 121 279 131 273 138 256 160 234 189 207 224 180 257 157 287 140 308 133 315 129 323 125 329 123 335 121 341 123 346 126 353 130 358 139 366 146 372 156 377 164 383 173 387 182 391 192 394 202 396 212 398 223 399 235 398 246 396 259 394 273 391 287 387 302 380 317 374 324 388 332 402 313 412 270 437 228 462 209 472 199 465 176 447 143 420 104 390 66 359 32 334 8 314 0 308 9 294 20 281 29 287 37 290 45 292 52 292 60 291 67 288 73 281 81 274 Z N"/>
          </draw:custom-shape>
          <draw:custom-shape draw:style-name="Mgr6" draw:text-style-name="MP5" draw:layer="backgroundobjects" svg:width="0.26cm" svg:height="0.313cm" svg:x="10.691cm" svg:y="3.257cm">
            <text:p/>
            <draw:enhanced-geometry svg:viewBox="0 0 396 463" draw:type="non-primitive" draw:enhanced-path="M 86 249 L 93 241 112 223 140 196 172 166 204 137 232 110 252 92 260 84 266 77 272 69 275 62 276 54 275 47 273 40 267 32 262 24 274 12 285 0 302 19 341 59 378 99 396 117 384 129 372 141 361 131 353 125 348 122 344 121 341 118 337 118 332 118 329 120 325 121 321 123 312 128 302 137 295 143 276 161 248 188 217 217 186 246 158 272 139 290 132 298 125 303 121 309 117 315 116 320 116 327 118 333 122 339 128 347 136 354 143 362 152 368 159 373 168 379 178 383 187 387 197 391 207 393 219 394 231 394 244 394 258 393 273 391 288 387 305 382 309 397 314 412 294 420 248 437 203 456 183 463 174 455 154 433 124 402 91 366 58 331 28 300 8 277 0 270 12 258 24 246 32 253 40 258 47 261 55 262 62 261 70 259 77 255 86 249 Z N"/>
          </draw:custom-shape>
          <draw:custom-shape draw:style-name="Mgr6" draw:text-style-name="MP5" draw:layer="backgroundobjects" svg:width="0.294cm" svg:height="0.261cm" svg:x="10.883cm" svg:y="3.423cm">
            <text:p/>
            <draw:enhanced-geometry svg:viewBox="0 0 438 393" draw:type="non-primitive" draw:enhanced-path="M 323 123 L 309 133 295 143 288 134 281 128 276 122 272 120 266 119 263 120 259 122 254 124 245 133 236 145 230 153 214 175 190 207 163 243 136 278 112 310 96 331 90 340 100 337 124 329 160 318 201 305 242 292 278 280 302 272 312 268 329 262 339 256 344 252 348 248 351 243 352 239 352 232 349 225 346 217 342 208 355 198 369 188 379 203 403 236 426 270 438 284 424 294 410 304 405 299 399 295 392 293 385 291 376 291 367 292 355 294 342 297 328 302 293 312 243 328 185 345 127 363 78 378 42 389 29 393 25 387 15 374 5 360 0 354 9 343 30 313 61 272 96 225 132 177 163 135 184 106 193 95 200 83 207 72 212 64 214 55 215 47 214 38 212 29 207 19 220 9 234 0 248 19 279 62 309 104 323 123 Z N"/>
          </draw:custom-shape>
          <draw:custom-shape draw:style-name="Mgr6" draw:text-style-name="MP5" draw:layer="backgroundobjects" svg:width="0.355cm" svg:height="0.365cm" svg:x="10.97cm" svg:y="3.676cm">
            <text:p/>
            <draw:enhanced-geometry svg:viewBox="0 0 534 546" draw:type="non-primitive" draw:enhanced-path="M 326 14 L 340 6 355 0 365 19 385 63 406 106 414 125 406 132 381 153 348 181 308 213 270 245 237 274 212 294 204 302 204 302 204 302 216 301 247 296 290 289 340 282 391 273 434 267 465 262 477 260 487 278 506 320 525 362 534 381 519 388 504 395 499 386 492 379 487 373 479 370 473 368 464 368 456 370 446 374 437 379 412 389 378 406 337 425 298 443 263 460 238 470 229 475 220 480 213 485 208 492 205 498 203 506 203 514 205 523 208 532 193 540 178 546 168 524 144 475 121 425 110 402 126 395 141 387 149 400 157 410 160 413 163 416 166 418 171 419 174 420 178 420 182 420 188 419 199 415 212 409 222 404 249 392 287 374 330 354 373 334 411 316 438 304 447 299 447 299 447 299 431 301 391 307 333 316 268 326 202 337 144 346 103 352 89 354 81 340 75 325 86 316 118 289 162 252 212 209 264 166 307 129 339 103 351 93 351 93 351 92 340 97 312 110 272 128 227 149 182 171 143 189 114 203 105 207 95 212 87 218 82 224 79 230 78 238 78 245 80 255 83 265 68 272 53 278 45 261 27 222 8 183 0 165 15 159 31 151 36 161 42 167 48 173 54 177 62 178 69 178 78 176 87 173 97 169 122 157 157 141 196 122 236 103 271 87 296 76 305 71 314 66 320 61 326 54 329 48 331 41 331 32 329 23 326 14 Z N"/>
          </draw:custom-shape>
          <draw:custom-shape draw:style-name="Mgr6" draw:text-style-name="MP5" draw:layer="backgroundobjects" svg:width="0.26cm" svg:height="0.245cm" svg:x="7.886cm" svg:y="4.414cm">
            <text:p/>
            <draw:enhanced-geometry svg:viewBox="0 0 395 368" draw:type="non-primitive" draw:enhanced-path="M 316 325 L 305 325 279 325 240 324 196 324 153 324 114 324 87 323 77 323 66 324 58 326 50 329 45 333 39 339 36 346 34 356 33 365 28 365 17 365 5 365 0 365 0 342 0 288 1 236 1 212 6 212 18 212 29 212 34 212 35 222 37 231 40 238 45 245 51 250 59 253 67 255 78 255 90 255 118 256 146 256 159 256 159 234 159 185 160 135 160 112 147 112 119 112 91 112 79 112 68 112 60 115 52 118 46 122 41 128 38 136 36 144 35 155 30 155 18 155 6 155 1 154 2 131 2 77 2 25 3 0 7 0 19 1 31 1 36 1 37 11 39 21 43 28 47 33 52 39 60 42 68 44 79 44 90 45 116 45 155 45 198 45 242 46 281 46 307 46 318 46 329 46 337 44 345 41 350 37 355 30 359 23 361 14 362 4 367 4 379 4 390 4 395 4 395 28 395 80 394 134 394 157 388 157 378 157 366 157 361 157 360 148 358 138 354 131 350 124 344 120 337 117 328 115 318 113 299 113 257 113 216 113 196 112 196 135 196 185 195 234 195 256 214 256 256 258 298 258 317 258 327 256 336 255 343 252 349 247 353 242 356 234 359 226 360 215 365 215 377 215 388 215 394 215 394 239 393 292 393 345 393 368 387 368 376 368 364 368 359 368 358 358 355 349 352 342 348 336 343 331 335 328 327 326 316 325 Z N"/>
          </draw:custom-shape>
          <draw:custom-shape draw:style-name="Mgr6" draw:text-style-name="MP5" draw:layer="backgroundobjects" svg:width="0.287cm" svg:height="0.243cm" svg:x="7.895cm" svg:y="4.145cm">
            <text:p/>
            <draw:enhanced-geometry svg:viewBox="0 0 436 360" draw:type="non-primitive" draw:enhanced-path="M 319 304 L 308 301 282 297 244 290 200 282 158 275 120 267 94 263 83 261 72 260 64 260 56 262 50 265 45 271 39 277 36 285 33 295 27 295 17 293 5 291 0 290 2 278 7 248 16 205 24 157 33 108 40 66 47 36 49 25 67 21 109 12 149 4 168 0 174 13 178 27 165 33 152 38 141 43 130 50 120 56 112 64 104 70 98 77 92 86 86 94 82 103 78 112 74 120 71 130 69 138 67 148 65 158 65 167 66 174 68 181 71 185 77 189 84 193 94 195 106 197 134 202 162 207 175 210 178 195 180 180 181 173 182 168 181 163 181 158 179 154 177 150 175 147 172 142 162 137 151 132 136 126 119 122 121 109 124 97 131 98 151 102 181 107 214 114 247 119 276 124 297 129 304 130 302 142 300 155 281 154 265 154 257 154 252 155 245 157 241 160 237 162 232 165 229 168 226 172 224 178 222 183 220 189 219 197 216 207 215 216 234 220 275 228 317 235 335 239 345 240 353 240 360 239 365 234 369 229 372 221 376 212 378 199 380 189 381 179 381 169 381 160 380 150 378 139 374 130 371 120 366 109 361 100 353 89 345 78 335 68 323 57 311 45 297 34 306 22 316 10 335 22 377 48 417 73 436 85 434 97 429 128 420 172 412 223 402 273 394 317 388 348 386 360 381 359 370 357 358 355 353 354 354 344 353 336 351 327 348 321 344 314 337 310 329 307 319 304 Z N"/>
          </draw:custom-shape>
          <draw:custom-shape draw:style-name="Mgr6" draw:text-style-name="MP5" draw:layer="backgroundobjects" svg:width="0.28cm" svg:height="0.173cm" svg:x="7.945cm" svg:y="3.98cm">
            <text:p/>
            <draw:enhanced-geometry svg:viewBox="0 0 421 261" draw:type="non-primitive" draw:enhanced-path="M 315 198 L 305 195 279 187 242 176 201 163 158 150 122 139 96 131 86 128 76 126 67 125 59 126 52 129 46 133 40 140 36 147 32 157 27 155 16 151 5 148 0 147 7 124 22 73 38 22 45 0 50 1 61 5 72 8 77 9 75 20 75 29 76 37 78 44 82 50 88 55 96 60 106 64 115 67 142 75 178 85 220 98 263 112 299 123 324 130 334 133 345 136 353 136 362 135 368 133 375 129 380 123 384 114 388 104 394 107 404 110 415 113 421 114 413 137 398 188 382 239 376 261 370 260 360 257 348 254 344 252 346 242 346 232 345 225 343 218 338 211 332 206 324 202 315 198 Z N"/>
          </draw:custom-shape>
          <draw:custom-shape draw:style-name="Mgr6" draw:text-style-name="MP5" draw:layer="backgroundobjects" svg:width="0.304cm" svg:height="0.286cm" svg:x="7.991cm" svg:y="3.745cm">
            <text:p/>
            <draw:enhanced-geometry svg:viewBox="0 0 453 429" draw:type="non-primitive" draw:enhanced-path="M 340 299 L 347 302 354 304 360 304 365 303 372 299 378 291 385 281 392 266 396 255 399 244 403 233 404 221 404 210 403 198 399 187 395 175 389 163 381 151 372 141 360 129 346 118 330 108 311 97 291 86 277 81 263 76 250 73 236 69 222 67 208 66 196 67 183 68 170 71 158 76 146 82 136 90 126 98 117 109 108 122 101 135 95 149 91 161 90 165 90 170 90 174 91 177 92 180 94 184 96 186 99 189 107 193 118 198 127 203 153 214 188 230 229 249 269 268 306 284 330 294 340 299 Z M 307 357 L 297 354 272 342 237 326 198 308 157 290 123 274 97 264 89 259 78 255 70 254 62 254 55 255 48 259 42 265 36 272 31 281 16 273 0 267 4 259 13 240 25 213 39 184 53 153 65 126 74 107 77 99 82 87 89 76 96 65 103 55 111 47 119 39 126 33 135 27 143 21 152 16 161 13 170 10 188 4 206 1 224 0 243 1 260 3 276 6 291 10 304 14 316 18 327 22 338 28 350 34 363 43 376 51 389 62 402 74 414 86 425 100 435 115 442 132 445 141 449 149 451 159 452 169 453 179 453 190 452 201 451 211 448 223 444 235 440 246 436 259 432 267 423 286 411 313 396 345 382 376 371 402 361 421 358 429 343 422 328 415 331 405 332 397 332 388 331 381 328 374 323 368 315 363 307 357 Z N"/>
          </draw:custom-shape>
          <draw:custom-shape draw:style-name="Mgr6" draw:text-style-name="MP5" draw:layer="backgroundobjects" svg:width="0.322cm" svg:height="0.295cm" svg:x="8.122cm" svg:y="3.501cm">
            <text:p/>
            <draw:enhanced-geometry svg:viewBox="0 0 482 443" draw:type="non-primitive" draw:enhanced-path="M 286 364 L 277 358 255 343 224 322 186 298 150 273 119 252 96 237 87 230 79 225 70 222 63 221 55 222 48 224 41 228 35 235 27 242 14 232 0 224 6 214 23 189 48 154 75 112 103 71 127 35 144 10 150 0 169 4 210 13 252 21 271 26 270 40 269 55 254 54 241 54 227 54 215 56 205 59 194 61 183 65 175 69 165 74 158 79 149 85 143 92 129 106 118 120 112 130 109 138 106 145 105 151 107 157 111 163 116 168 123 174 134 181 159 197 182 213 193 220 201 208 209 195 212 190 215 186 217 180 219 176 219 171 219 166 217 162 215 158 210 149 201 140 190 129 176 118 183 108 191 96 214 112 267 147 319 182 342 198 335 210 328 221 311 211 296 205 290 203 284 202 278 200 273 200 268 202 263 203 259 205 254 207 246 215 238 226 231 235 226 243 242 254 277 277 311 300 327 310 336 316 343 319 347 320 350 320 353 320 356 319 363 316 368 310 375 303 383 292 388 284 393 275 398 266 401 257 404 247 406 238 407 227 407 216 407 205 406 193 403 181 400 168 396 155 389 140 383 125 374 108 388 101 401 94 414 112 442 152 469 193 482 211 475 221 458 247 432 284 404 326 375 369 350 406 333 433 325 443 311 433 298 425 299 414 301 406 304 399 306 393 306 389 306 386 305 383 304 380 301 377 298 372 292 369 286 364 Z N"/>
          </draw:custom-shape>
          <draw:custom-shape draw:style-name="Mgr6" draw:text-style-name="MP5" draw:layer="backgroundobjects" svg:width="0.313cm" svg:height="0.252cm" svg:x="8.285cm" svg:y="3.344cm">
            <text:p/>
            <draw:enhanced-geometry svg:viewBox="0 0 469 384" draw:type="non-primitive" draw:enhanced-path="M 260 300 L 253 293 234 275 205 249 173 219 141 189 113 163 93 145 85 138 77 131 69 127 62 124 54 124 47 125 39 128 32 133 25 140 12 129 0 117 17 99 54 59 92 18 109 0 122 11 133 22 125 33 118 42 116 47 115 50 114 54 114 59 114 62 115 66 116 70 118 74 125 82 135 91 142 98 161 116 189 142 220 171 252 201 280 226 299 244 306 251 313 256 319 261 325 263 331 266 336 265 343 262 349 257 357 251 364 242 370 235 376 226 381 218 385 208 390 199 393 189 395 179 396 169 397 157 396 145 395 132 393 118 390 104 385 88 380 72 394 66 409 61 417 80 439 125 459 169 469 189 461 197 441 219 411 251 378 286 345 322 316 353 296 375 288 384 275 372 264 362 269 353 273 346 277 337 277 330 275 322 273 315 268 307 260 300 Z N"/>
          </draw:custom-shape>
          <draw:custom-shape draw:style-name="Mgr6" draw:text-style-name="MP5" draw:layer="backgroundobjects" svg:width="0.304cm" svg:height="0.303cm" svg:x="8.469cm" svg:y="3.127cm">
            <text:p/>
            <draw:enhanced-geometry svg:viewBox="0 0 460 466" draw:type="non-primitive" draw:enhanced-path="M 188 217 L 194 213 208 202 221 192 228 186 239 177 251 165 256 160 261 153 264 147 267 140 270 134 271 128 272 120 271 114 270 106 267 99 264 91 258 84 253 78 249 73 244 69 238 66 233 62 228 60 221 58 216 57 209 58 202 58 194 60 187 64 179 67 171 71 162 77 154 84 140 94 131 104 127 108 125 113 123 116 122 120 122 123 122 126 123 131 124 134 128 141 135 150 143 161 161 183 179 207 188 217 Z M 230 378 L 223 371 207 349 183 320 156 284 128 250 105 220 88 199 82 191 75 183 67 178 61 174 53 172 46 172 39 174 30 179 21 184 11 170 0 157 24 139 75 100 125 59 148 41 158 34 169 26 178 20 189 14 199 9 209 5 219 2 230 1 239 0 250 0 260 2 269 5 279 10 287 17 297 25 305 35 311 42 315 49 318 55 320 62 325 75 326 88 325 101 323 112 319 121 316 130 313 136 310 141 310 141 310 141 314 140 319 138 333 133 348 130 355 129 362 129 369 129 376 130 383 132 391 134 397 137 405 141 411 147 418 152 425 160 431 168 442 182 450 196 455 209 459 221 460 234 460 247 458 259 456 271 451 281 445 292 439 303 431 312 423 322 414 330 405 339 395 346 372 365 319 406 267 448 244 466 233 453 223 439 230 433 235 425 239 418 241 410 241 403 239 395 236 387 230 378 Z M 283 338 L 290 346 298 353 301 354 304 356 309 356 312 356 319 355 329 351 339 343 350 335 360 327 367 319 375 311 380 303 384 295 389 287 391 279 392 271 393 263 392 255 391 247 389 240 386 232 381 225 377 217 372 211 366 203 360 197 353 192 348 187 342 184 335 182 329 180 323 179 316 179 311 180 303 181 298 183 290 186 284 189 278 194 271 199 262 207 241 223 220 239 211 246 222 261 247 292 272 324 283 338 Z N"/>
          </draw:custom-shape>
          <draw:custom-shape draw:style-name="Mgr6" draw:text-style-name="MP5" draw:layer="backgroundobjects" svg:width="0.295cm" svg:height="0.313cm" svg:x="8.696cm" svg:y="2.969cm">
            <text:p/>
            <draw:enhanced-geometry svg:viewBox="0 0 435 474" draw:type="non-primitive" draw:enhanced-path="M 192 385 L 187 376 174 353 155 319 133 280 112 243 94 209 80 186 76 177 70 167 64 161 57 157 51 154 43 152 35 154 26 156 17 160 8 145 0 130 10 125 37 110 75 89 118 65 161 41 198 20 225 5 236 0 251 12 284 38 316 64 331 77 323 89 316 102 304 95 291 88 280 83 269 79 257 76 246 73 236 72 226 71 215 72 206 73 196 75 188 77 170 84 152 93 143 98 135 103 131 109 128 114 126 119 127 127 129 134 133 142 140 154 154 178 167 204 174 214 187 208 199 200 205 197 210 194 213 190 217 187 219 182 221 178 222 174 222 170 222 159 218 147 212 132 205 116 217 110 228 103 231 111 242 129 256 155 272 183 289 213 303 239 314 257 317 263 306 270 294 276 283 260 273 248 268 243 264 239 258 236 254 234 250 231 244 230 240 230 235 231 229 232 223 235 218 237 211 240 203 245 193 250 203 267 223 303 243 340 253 356 258 365 264 371 266 373 269 375 271 376 274 378 282 378 289 375 299 371 310 365 319 359 328 354 335 348 343 341 350 335 356 326 362 318 367 309 372 299 376 288 380 275 382 262 384 248 386 232 386 215 386 197 401 197 417 197 419 219 427 268 433 316 435 337 426 343 398 358 359 381 314 405 269 431 229 452 202 467 191 474 183 459 175 445 183 438 190 432 194 426 197 419 199 412 198 403 196 395 192 385 Z N"/>
          </draw:custom-shape>
          <draw:custom-shape draw:style-name="Mgr6" draw:text-style-name="MP5" draw:layer="backgroundobjects" svg:width="0.312cm" svg:height="0.303cm" svg:x="8.95cm" svg:y="2.866cm">
            <text:p/>
            <draw:enhanced-geometry svg:viewBox="0 0 465 446" draw:type="non-primitive" draw:enhanced-path="M 165 205 L 181 199 196 194 208 190 218 184 228 180 235 175 243 170 249 165 255 159 259 153 262 147 264 141 265 134 265 127 265 119 264 112 262 103 259 95 257 88 254 82 250 75 246 70 242 66 236 62 232 57 226 54 220 52 214 50 207 49 199 49 192 50 183 51 173 53 164 56 150 62 140 67 133 72 128 78 126 80 125 83 125 87 125 90 126 99 131 110 136 125 148 158 160 190 165 205 Z M 150 358 L 146 349 137 323 123 288 108 246 93 205 81 169 71 144 68 134 63 125 58 117 53 111 46 107 39 105 31 104 22 105 12 107 7 93 0 77 8 74 28 67 56 56 88 45 121 33 149 22 169 16 177 13 193 7 209 3 223 1 236 0 248 1 260 2 270 5 279 8 288 14 296 19 303 25 309 33 314 40 320 49 323 57 327 67 330 77 333 87 334 97 335 105 335 115 333 123 331 132 328 141 325 148 321 157 316 163 311 170 305 177 298 182 292 189 284 194 302 206 339 234 375 262 392 275 401 281 408 287 416 290 422 293 429 294 436 295 444 295 453 294 458 309 465 325 451 330 422 341 392 352 378 356 372 351 353 336 327 316 296 291 266 268 240 247 221 232 214 226 209 228 196 233 183 238 178 240 183 255 195 288 208 321 213 336 217 345 221 353 227 358 233 362 241 365 249 365 258 364 268 361 274 377 280 392 257 401 208 419 157 437 135 446 130 430 123 414 133 409 140 404 146 399 150 392 152 385 153 377 152 369 150 358 Z N"/>
          </draw:custom-shape>
          <draw:custom-shape draw:style-name="Mgr6" draw:text-style-name="MP5" draw:layer="backgroundobjects" svg:width="0.243cm" svg:height="0.286cm" svg:x="9.245cm" svg:y="2.787cm">
            <text:p/>
            <draw:enhanced-geometry svg:viewBox="0 0 365 418" draw:type="non-primitive" draw:enhanced-path="M 338 265 L 341 282 348 322 355 361 359 378 353 379 340 382 328 385 322 386 318 379 312 366 305 354 301 348 291 362 280 375 268 386 255 394 243 402 230 408 216 412 202 416 192 417 184 418 174 418 166 418 156 417 148 416 139 414 132 412 116 406 101 398 86 389 73 377 61 365 49 351 39 335 30 319 22 302 15 283 9 264 5 245 1 225 0 204 0 185 2 166 5 147 10 129 15 111 23 95 31 81 41 67 53 54 65 43 79 34 94 25 102 22 110 19 119 16 127 14 138 13 148 12 158 13 170 14 182 15 194 19 205 23 217 28 219 16 222 5 234 3 247 0 255 20 275 62 294 104 302 123 290 131 276 138 267 125 260 114 251 104 243 94 233 86 224 78 216 72 207 67 199 62 190 58 182 56 173 54 165 53 157 52 150 52 142 53 132 56 122 60 112 66 105 72 97 79 91 89 86 99 80 109 77 122 74 135 72 149 71 164 71 180 72 197 74 214 77 232 81 253 87 273 93 290 100 305 106 318 115 330 122 341 131 350 140 358 149 363 158 369 168 372 177 374 187 375 197 375 206 373 215 372 223 369 231 365 238 362 245 358 251 354 257 348 262 342 266 335 269 329 273 322 275 313 276 305 276 296 276 286 274 277 271 267 268 259 264 251 259 246 252 242 244 238 234 237 223 236 222 232 220 220 218 209 217 204 239 200 289 190 338 182 359 178 360 183 362 194 364 205 365 211 356 214 348 219 342 225 339 231 337 237 336 246 336 254 338 265 Z N"/>
          </draw:custom-shape>
          <draw:custom-shape draw:style-name="Mgr6" draw:text-style-name="MP5" draw:layer="backgroundobjects" svg:width="0.191cm" svg:height="0.199cm" svg:x="9.54cm" svg:y="2.83cm">
            <text:p/>
            <draw:enhanced-geometry svg:viewBox="0 0 287 298" draw:type="non-primitive" draw:enhanced-path="M 278 250 L 176 227 100 298 91 194 0 143 95 102 115 0 184 78 287 66 234 155 278 250 Z N"/>
          </draw:custom-shape>
          <draw:custom-shape draw:style-name="Mgr6" draw:text-style-name="MP5" draw:layer="backgroundobjects" svg:width="0.155cm" svg:height="0.155cm" svg:x="9.568cm" svg:y="2.848cm">
            <text:p/>
            <draw:enhanced-geometry svg:viewBox="0 0 233 235" draw:type="non-primitive" draw:enhanced-path="M 136 235 L 83 171 0 178 46 109 14 32 94 53 157 0 161 82 233 126 155 155 136 235 Z N"/>
          </draw:custom-shape>
          <draw:custom-shape draw:style-name="Mgr6" draw:text-style-name="MP5" draw:layer="backgroundobjects" svg:width="0.058cm" svg:height="0.06cm" svg:x="7.991cm" svg:y="4.729cm">
            <text:p/>
            <draw:enhanced-geometry svg:viewBox="0 0 98 98" draw:type="non-primitive" draw:enhanced-path="M 98 49 L 97 39 94 29 90 21 83 14 76 8 68 4 59 1 49 0 39 1 30 4 21 8 14 14 8 21 3 29 1 39 0 49 1 58 3 68 8 76 14 84 21 89 30 93 39 97 49 98 59 97 68 93 76 89 83 84 90 76 94 68 97 58 98 49 Z N"/>
          </draw:custom-shape>
          <draw:custom-shape draw:style-name="Mgr6" draw:text-style-name="MP5" draw:layer="backgroundobjects" svg:width="0.227cm" svg:height="0.278cm" svg:x="8.878cm" svg:y="4.537cm">
            <text:p/>
            <draw:enhanced-geometry svg:viewBox="0 0 338 425" draw:type="non-primitive" draw:enhanced-path="M 289 42 L 283 40 278 39 271 40 266 42 252 51 237 62 222 72 206 83 198 87 189 91 181 94 172 94 165 94 157 93 151 90 144 88 139 85 134 82 130 78 124 73 117 64 109 54 102 43 95 33 89 23 83 15 76 7 69 2 64 1 60 0 56 0 52 1 46 2 41 5 34 8 28 13 21 24 15 36 11 46 9 55 8 64 8 71 10 79 13 85 17 91 23 97 28 102 36 107 52 116 71 123 112 136 155 149 175 157 194 165 201 170 209 176 215 181 220 187 229 199 235 210 241 219 244 227 246 233 247 238 247 242 245 244 243 246 238 247 234 247 229 246 216 242 200 237 164 221 127 205 109 198 93 194 87 192 79 191 74 191 70 192 63 194 57 197 51 200 44 205 31 214 21 226 15 232 11 240 8 246 5 254 2 260 0 268 0 274 0 281 1 292 4 301 7 306 9 310 12 311 16 312 20 311 24 309 33 303 44 294 49 290 55 287 61 284 68 281 86 276 104 272 121 269 138 268 147 268 154 269 163 270 171 272 179 275 187 278 196 284 203 289 210 295 214 303 216 311 218 321 219 342 219 364 218 385 220 403 222 410 226 417 228 419 230 421 233 422 236 423 262 423 286 425 298 425 308 425 312 424 315 423 318 421 322 419 328 410 333 400 337 389 338 377 338 365 337 352 334 339 331 326 324 301 314 275 305 252 296 231 294 224 294 214 293 202 294 190 296 160 299 128 300 97 300 70 299 59 297 51 296 48 294 45 292 43 289 42 Z N"/>
          </draw:custom-shape>
          <draw:custom-shape draw:style-name="Mgr6" draw:text-style-name="MP5" draw:layer="backgroundobjects" svg:width="0.191cm" svg:height="0.123cm" svg:x="8.783cm" svg:y="3.962cm">
            <text:p/>
            <draw:enhanced-geometry svg:viewBox="0 0 280 191" draw:type="non-primitive" draw:enhanced-path="M 112 178 L 120 181 129 183 142 187 156 189 172 190 188 191 205 191 221 190 236 188 250 185 256 182 262 180 267 177 271 174 275 171 278 167 279 163 280 158 280 152 278 147 276 141 271 134 269 133 265 133 260 134 252 138 235 144 214 151 202 154 191 156 180 157 168 156 162 155 156 152 151 150 145 148 140 145 136 141 130 136 126 131 120 119 108 100 94 75 77 49 69 36 60 24 51 15 43 7 39 4 34 2 31 1 27 0 24 0 20 1 17 3 14 6 10 13 7 20 3 27 1 33 0 39 0 46 0 52 1 59 2 65 4 71 7 78 10 84 17 97 26 109 35 120 46 131 58 141 70 150 92 166 112 178 Z N"/>
          </draw:custom-shape>
          <draw:custom-shape draw:style-name="Mgr6" draw:text-style-name="MP5" draw:layer="backgroundobjects" svg:width="0.207cm" svg:height="0.252cm" svg:x="8.714cm" svg:y="4.05cm">
            <text:p/>
            <draw:enhanced-geometry svg:viewBox="0 0 308 385" draw:type="non-primitive" draw:enhanced-path="M 132 79 L 132 89 133 97 136 104 139 109 143 113 149 116 154 118 160 120 171 123 182 125 185 127 188 130 192 133 193 139 194 155 197 171 198 179 200 187 203 194 206 201 211 207 215 213 220 219 227 223 233 226 242 229 250 230 260 232 268 232 276 233 283 235 289 238 294 241 298 244 302 249 305 254 306 259 308 265 308 271 308 277 306 290 303 304 296 318 289 332 279 345 269 356 258 367 246 376 240 379 233 382 227 384 221 385 230 363 243 332 248 316 251 301 251 293 251 287 249 281 246 275 241 268 233 262 227 260 220 259 213 260 206 262 199 266 193 270 186 276 181 282 176 289 170 296 162 309 156 322 153 316 150 309 148 303 147 297 145 284 143 270 142 256 141 242 139 236 137 228 134 222 130 216 126 210 122 206 117 202 110 198 98 191 85 185 70 178 57 172 44 164 34 157 27 150 22 143 18 137 13 129 10 122 7 114 5 107 3 99 0 84 0 69 1 54 4 42 8 29 12 18 18 10 23 3 26 2 29 0 32 0 36 0 39 1 41 2 44 5 47 9 44 20 42 32 42 45 42 57 44 67 47 78 52 88 56 96 59 99 62 102 66 106 70 108 74 109 78 110 83 110 87 110 91 109 97 107 102 105 107 101 114 97 119 92 125 86 132 79 Z N"/>
          </draw:custom-shape>
          <draw:custom-shape draw:style-name="Mgr6" draw:text-style-name="MP5" draw:layer="backgroundobjects" svg:width="0.4cm" svg:height="0.244cm" svg:x="9.305cm" svg:y="3.771cm">
            <text:p/>
            <draw:enhanced-geometry svg:viewBox="0 0 594 376" draw:type="non-primitive" draw:enhanced-path="M 413 98 L 395 103 369 111 363 112 357 113 351 112 347 111 341 109 338 104 335 99 333 93 333 86 334 80 336 74 338 69 342 65 347 61 352 57 357 54 378 46 387 42 399 38 412 36 422 36 434 37 444 39 452 44 460 48 465 53 466 56 468 60 468 63 469 66 468 69 467 72 465 76 463 79 460 81 456 84 451 87 445 89 431 94 413 98 Z M 327 22 L 320 28 315 33 308 39 304 46 296 60 290 73 285 87 278 102 275 109 271 115 267 121 261 128 251 137 240 145 230 149 222 152 213 153 205 153 195 152 187 150 168 144 148 136 136 133 125 130 112 129 98 128 86 129 75 131 64 135 52 141 41 146 32 152 23 160 15 166 8 173 3 179 1 185 0 190 0 192 1 193 3 194 5 195 11 195 21 193 39 190 56 187 72 185 88 184 104 185 119 188 134 191 148 195 162 200 175 208 188 215 200 224 213 235 225 245 238 258 250 272 264 288 290 310 305 323 321 335 337 347 353 357 368 366 381 372 387 374 393 376 397 376 401 376 405 375 408 372 409 369 410 364 410 358 408 351 405 341 401 331 398 327 390 323 381 318 370 312 358 306 348 300 338 293 333 288 329 280 324 274 322 267 320 258 319 251 319 242 320 235 321 226 323 219 326 210 330 203 334 195 339 189 343 182 350 177 356 172 371 161 387 152 402 145 417 140 425 138 432 137 441 136 448 136 457 137 466 138 475 141 484 144 493 148 503 156 512 165 522 175 531 183 541 191 546 193 551 195 556 195 560 195 569 192 575 189 580 184 585 180 589 175 591 169 593 163 594 157 594 150 593 143 592 135 590 128 584 113 575 97 566 81 555 66 543 52 531 38 519 28 507 18 496 12 485 8 467 4 447 2 426 0 405 1 395 1 384 3 373 4 364 6 354 9 345 13 336 17 327 22 Z N"/>
          </draw:custom-shape>
          <draw:custom-shape draw:style-name="Mgr6" draw:text-style-name="MP5" draw:layer="backgroundobjects" svg:width="0.278cm" svg:height="0.225cm" svg:x="9.21cm" svg:y="3.546cm">
            <text:p/>
            <draw:enhanced-geometry svg:viewBox="0 0 421 341" draw:type="non-primitive" draw:enhanced-path="M 218 66 L 229 71 245 80 262 90 278 103 285 111 291 118 295 125 298 132 298 135 298 138 298 142 296 145 295 148 292 151 289 154 284 157 265 166 247 174 231 179 216 184 210 189 202 192 196 197 190 203 184 209 179 217 172 227 167 239 165 245 163 253 161 261 160 269 160 277 160 286 161 293 162 302 164 309 167 316 170 322 174 327 180 333 186 337 193 339 200 341 198 333 196 325 195 318 195 310 195 303 196 295 197 288 198 281 203 268 210 256 218 245 228 235 239 226 251 220 264 214 278 211 285 210 292 210 299 210 307 211 314 212 322 214 329 216 337 220 353 230 370 244 379 251 388 256 392 258 398 259 402 260 406 261 410 260 414 260 416 258 418 257 420 255 421 252 421 249 421 246 420 239 418 230 414 222 409 212 399 194 387 177 378 164 373 158 369 151 366 146 363 140 362 133 362 121 361 109 359 102 357 95 354 87 350 80 343 71 335 63 324 54 310 44 295 34 279 26 264 19 249 13 235 8 220 5 206 2 193 1 179 0 166 0 152 1 140 3 127 5 116 7 105 10 93 14 73 22 55 31 39 39 26 48 7 62 0 68 10 68 35 67 69 67 109 67 149 66 184 66 209 66 218 66 Z N"/>
          </draw:custom-shape>
          <draw:custom-shape draw:style-name="Mgr6" draw:text-style-name="MP5" draw:layer="backgroundobjects" svg:width="0.313cm" svg:height="0.303cm" svg:x="9.688cm" svg:y="3.745cm">
            <text:p/>
            <draw:enhanced-geometry svg:viewBox="0 0 467 448" draw:type="non-primitive" draw:enhanced-path="M 181 109 L 188 115 194 123 200 129 204 135 212 150 218 164 222 179 226 195 228 212 232 229 233 234 232 238 232 241 229 243 228 245 225 246 223 247 220 247 212 246 203 244 193 241 184 237 143 216 119 205 126 218 131 230 137 242 140 254 142 263 144 273 145 283 145 291 144 299 143 306 141 314 138 320 134 325 131 332 126 337 122 342 110 352 96 362 82 371 66 381 50 391 34 402 17 415 0 429 8 434 17 438 27 442 35 445 44 446 53 448 63 448 72 448 92 447 112 443 131 437 151 430 171 422 190 413 209 403 227 392 261 371 292 353 317 336 346 318 353 315 362 311 369 308 377 306 384 305 392 305 399 305 408 307 412 309 416 314 421 318 424 323 428 335 431 349 433 362 437 373 439 379 442 382 445 385 448 387 455 388 459 387 463 385 465 381 467 374 467 368 467 360 467 352 464 335 461 319 457 305 454 296 448 290 443 284 438 279 431 276 417 271 402 268 387 263 374 258 367 255 361 250 355 243 351 237 335 206 319 175 303 144 287 112 270 81 253 52 236 25 218 1 216 1 214 0 204 9 193 18 182 24 173 30 156 37 143 45 140 48 138 53 138 59 141 65 146 72 155 83 166 95 181 109 Z N"/>
          </draw:custom-shape>
          <draw:custom-shape draw:style-name="Mgr6" draw:text-style-name="MP5" draw:layer="backgroundobjects" svg:width="0.2cm" svg:height="0.165cm" svg:x="9.68cm" svg:y="3.536cm">
            <text:p/>
            <draw:enhanced-geometry svg:viewBox="0 0 300 241" draw:type="non-primitive" draw:enhanced-path="M 206 100 L 195 94 181 87 167 79 155 72 150 67 147 64 146 62 146 60 146 59 146 57 150 54 157 50 166 46 179 43 192 46 203 49 212 55 219 60 225 66 228 73 232 80 233 87 233 92 232 97 229 103 226 106 222 107 217 107 211 105 206 100 Z M 13 200 L 18 188 25 177 32 167 39 158 48 150 56 142 64 136 74 130 82 126 91 122 100 119 110 116 118 115 128 115 138 115 146 116 156 119 164 122 173 125 181 130 190 136 197 141 205 147 212 155 219 163 225 173 232 183 236 192 241 204 244 216 248 229 251 241 262 223 273 205 282 186 289 167 295 148 299 130 300 122 300 112 300 104 300 95 298 87 297 79 293 72 290 63 286 57 282 49 276 43 270 36 262 31 255 26 246 20 237 15 227 12 216 8 204 4 190 2 182 1 174 0 164 1 156 2 146 4 138 7 128 10 118 13 99 22 81 32 64 45 48 59 40 66 34 75 28 82 21 91 16 99 12 108 7 116 4 126 2 135 1 144 0 154 1 162 2 172 4 182 7 191 13 200 Z N"/>
          </draw:custom-shape>
          <draw:custom-shape draw:style-name="Mgr6" draw:text-style-name="MP5" draw:layer="backgroundobjects" svg:width="0.061cm" svg:height="0.14cm" svg:x="9.427cm" svg:y="3.98cm">
            <text:p/>
            <draw:enhanced-geometry svg:viewBox="0 0 91 212" draw:type="non-primitive" draw:enhanced-path="M 46 212 L 55 204 63 193 70 182 75 170 81 159 85 146 88 133 90 120 91 107 91 94 90 81 87 69 83 57 76 46 69 35 59 25 48 16 36 8 24 3 13 0 9 0 6 0 3 2 1 4 0 8 0 14 1 20 4 27 13 50 23 72 32 95 40 117 43 129 45 139 48 151 50 163 50 176 50 188 49 200 46 212 Z N"/>
          </draw:custom-shape>
          <draw:custom-shape draw:style-name="Mgr6" draw:text-style-name="MP5" draw:layer="backgroundobjects" svg:width="0.133cm" svg:height="0.322cm" svg:x="8.668cm" svg:y="4.833cm">
            <text:p/>
            <draw:enhanced-geometry svg:viewBox="0 0 193 481" draw:type="non-primitive" draw:enhanced-path="M 38 246 L 46 267 58 301 66 323 74 344 84 367 95 389 105 410 116 431 128 448 141 463 147 468 152 473 159 478 165 480 172 481 178 481 184 480 190 476 192 474 193 469 192 460 191 451 185 424 177 391 166 353 152 311 137 266 121 220 105 176 88 133 72 93 56 59 49 44 42 30 35 20 30 11 24 5 19 1 15 0 11 1 7 18 4 34 2 50 1 65 0 81 1 96 1 111 3 125 5 140 8 155 12 170 17 185 26 215 38 246 Z N"/>
          </draw:custom-shape>
          <draw:custom-shape draw:style-name="Mgr6" draw:text-style-name="MP5" draw:layer="backgroundobjects" svg:width="0.086cm" svg:height="0.183cm" svg:x="10.577cm" svg:y="4.562cm">
            <text:p/>
            <draw:enhanced-geometry svg:viewBox="0 0 142 277" draw:type="non-primitive" draw:enhanced-path="M 69 222 L 73 238 78 251 84 262 89 269 95 274 102 277 105 277 108 277 111 277 114 276 120 271 125 266 131 259 135 250 138 239 140 228 142 215 142 201 140 182 136 158 129 132 121 104 116 90 110 76 105 63 98 52 92 41 86 31 79 24 72 18 62 11 49 6 43 4 35 2 29 0 23 0 17 2 12 3 8 6 5 9 1 14 0 22 1 30 3 40 6 45 12 59 21 83 31 109 43 140 54 171 62 199 69 222 Z N"/>
          </draw:custom-shape>
          <draw:custom-shape draw:style-name="Mgr6" draw:text-style-name="MP5" draw:layer="backgroundobjects" svg:width="0.305cm" svg:height="0.332cm" svg:x="10.263cm" svg:y="4.754cm">
            <text:p/>
            <draw:enhanced-geometry svg:viewBox="0 0 449 497" draw:type="non-primitive" draw:enhanced-path="M 53 383 L 48 388 43 392 37 396 31 398 26 400 21 402 15 402 11 402 8 400 5 398 2 395 0 391 0 384 1 377 5 369 9 359 20 335 30 316 34 307 40 300 45 292 52 287 58 282 65 276 74 272 83 269 93 266 105 263 119 260 134 257 151 254 183 247 190 244 197 241 202 238 206 235 210 231 210 227 208 223 204 219 194 216 169 209 152 204 134 197 113 190 93 180 91 174 91 169 91 164 92 160 93 157 96 154 99 151 103 148 110 145 121 143 132 141 143 140 155 139 167 137 178 136 188 132 192 130 197 128 200 126 203 123 205 120 207 115 208 111 208 106 210 90 211 74 214 57 219 41 222 33 226 27 230 20 235 14 241 10 247 5 254 2 262 0 268 0 276 0 284 1 292 3 310 8 329 15 348 25 368 35 386 47 403 59 418 72 431 84 436 90 440 96 444 101 447 107 448 112 449 116 448 121 446 124 441 128 437 130 431 132 422 133 392 131 348 125 337 125 326 125 316 126 308 128 300 131 295 137 293 139 292 142 291 146 291 151 292 163 294 174 298 183 304 190 311 196 318 201 327 205 337 208 379 215 422 221 425 222 428 224 429 228 431 232 431 241 428 252 425 263 421 270 418 273 415 276 412 278 409 278 375 265 347 254 341 252 336 252 329 253 323 254 317 257 311 263 305 269 298 278 293 287 288 296 283 305 280 316 275 336 270 358 265 379 260 399 257 409 253 418 249 427 244 435 234 448 221 463 214 471 205 477 197 483 189 489 181 493 173 496 170 497 166 497 163 496 160 495 157 494 154 492 152 489 150 486 149 481 147 476 147 471 146 464 148 458 150 452 154 445 157 438 160 430 163 423 164 416 165 410 166 403 165 397 164 392 163 386 160 381 158 377 155 372 152 369 149 365 144 362 136 358 125 354 115 353 103 355 90 359 78 364 72 368 65 372 59 378 53 383 Z N"/>
          </draw:custom-shape>
          <draw:custom-shape draw:style-name="Mgr6" draw:text-style-name="MP5" draw:layer="backgroundobjects" svg:width="0.208cm" svg:height="0.288cm" svg:x="10.212cm" svg:y="4.11cm">
            <text:p/>
            <draw:enhanced-geometry svg:viewBox="0 0 311 432" draw:type="non-primitive" draw:enhanced-path="M 169 31 L 158 49 151 67 146 83 142 97 139 117 139 126 139 134 138 155 136 165 132 177 130 181 126 186 122 190 118 192 107 200 95 208 84 218 72 229 61 241 51 255 41 269 31 284 23 299 15 314 10 329 5 344 3 359 0 372 0 379 2 386 3 392 5 398 7 405 10 413 14 418 18 423 22 427 26 429 30 431 35 431 39 431 43 429 46 427 51 424 54 418 57 413 60 407 62 399 68 375 72 359 73 355 76 353 79 350 85 348 98 343 116 336 124 334 133 333 140 333 149 334 156 336 164 338 170 341 177 345 188 352 197 360 203 367 208 373 211 380 218 387 228 396 239 403 258 418 267 424 275 428 293 432 297 432 302 432 305 430 308 428 310 424 311 419 310 412 309 403 304 385 297 366 291 347 283 328 276 311 266 293 261 286 256 280 250 273 244 267 239 260 232 254 227 245 221 236 212 217 204 195 198 175 193 158 189 144 189 136 188 127 188 115 189 107 194 94 200 78 211 57 215 46 219 36 220 28 221 20 221 14 219 9 217 4 214 1 210 0 205 0 200 1 194 4 188 9 182 14 176 21 169 31 Z N"/>
          </draw:custom-shape>
          <draw:custom-shape draw:style-name="Mgr6" draw:text-style-name="MP5" draw:layer="backgroundobjects" svg:width="0.4cm" svg:height="0.347cm" svg:x="8.983cm" svg:y="3.998cm">
            <text:p/>
            <draw:enhanced-geometry svg:viewBox="0 0 595 525" draw:type="non-primitive" draw:enhanced-path="M 505 395 L 502 397 493 404 479 410 461 417 451 421 439 424 427 425 414 426 400 425 387 423 373 420 358 414 348 409 341 404 336 398 333 393 332 389 333 383 335 379 340 375 347 366 357 361 364 357 366 356 377 359 406 365 424 368 445 372 467 373 489 372 499 372 506 372 513 373 517 374 519 375 520 377 520 379 519 382 512 391 505 395 Z M 514 0 L 510 4 502 13 497 22 491 30 486 42 479 55 474 71 470 88 467 108 465 131 465 154 466 182 468 196 470 211 473 227 476 243 478 254 479 264 481 273 482 282 481 289 479 296 478 302 476 307 474 312 471 315 468 318 465 320 460 323 456 324 452 325 447 325 438 325 428 323 418 320 409 317 392 311 381 305 371 298 356 287 347 281 336 275 326 268 314 263 301 257 287 254 273 251 258 250 251 250 244 251 236 252 228 254 220 256 212 260 203 264 196 268 186 273 177 277 169 279 161 279 154 279 147 277 141 275 137 272 133 268 129 264 126 260 125 255 125 251 126 247 128 241 131 238 141 228 152 216 163 202 175 186 186 169 198 152 208 134 218 117 228 98 235 81 241 65 247 50 250 37 251 26 251 21 250 16 248 13 246 10 239 18 220 39 192 69 160 103 126 138 95 170 81 183 70 193 60 202 54 206 47 209 42 216 35 223 29 233 23 245 16 256 11 268 7 282 3 295 1 308 0 320 1 332 2 337 4 343 7 347 9 352 12 356 16 360 21 363 27 365 48 374 66 379 81 382 94 383 105 383 112 382 118 380 121 378 129 368 145 353 155 345 165 339 175 333 185 330 197 329 209 328 216 328 223 328 230 329 237 331 244 333 251 337 256 342 263 348 267 356 272 364 276 375 279 387 281 399 284 412 288 425 293 438 303 461 313 482 331 512 339 525 354 523 389 517 410 512 431 507 441 503 451 500 459 495 467 491 486 479 512 462 526 453 540 441 554 427 567 412 573 405 579 396 583 388 587 379 591 369 593 360 594 349 595 340 594 328 593 317 589 305 585 294 580 281 572 268 564 255 554 241 546 230 537 217 531 203 524 188 520 173 516 158 513 142 509 126 508 110 507 93 507 77 507 61 508 45 509 30 512 15 514 0 Z N"/>
          </draw:custom-shape>
          <draw:custom-shape draw:style-name="Mgr10" draw:text-style-name="MP5" draw:layer="backgroundobjects" svg:width="0.201cm" svg:height="0.138cm" svg:x="9.217cm" svg:y="4.337cm">
            <text:p/>
            <draw:enhanced-geometry svg:viewBox="0 0 298 212" draw:type="non-primitive" draw:enhanced-path="M 0 37 L 7 35 24 29 49 21 82 13 101 10 120 7 140 3 161 1 183 0 204 1 224 2 246 5 263 11 277 15 287 19 294 25 296 27 297 29 297 31 298 33 296 37 293 42 288 46 283 49 278 52 271 56 261 60 255 61 246 65 223 75 209 82 194 92 180 101 165 112 150 123 138 136 131 142 127 148 123 155 120 161 118 168 117 174 115 180 117 187 119 193 122 200 127 206 134 212 N"/>
          </draw:custom-shape>
          <draw:custom-shape draw:style-name="Mgr6" draw:text-style-name="MP5" draw:layer="backgroundobjects" svg:width="0.228cm" svg:height="0.357cm" svg:x="10.089cm" svg:y="4.494cm">
            <text:p/>
            <draw:enhanced-geometry svg:viewBox="0 0 332 541" draw:type="non-primitive" draw:enhanced-path="M 251 117 L 220 94 191 74 177 66 162 57 148 50 134 42 105 31 74 20 38 9 0 0 19 11 38 24 49 31 59 36 68 40 79 43 102 51 126 58 148 68 172 79 193 91 214 106 225 114 235 122 244 132 254 142 267 155 279 173 288 190 298 209 305 228 311 248 315 269 318 290 319 310 318 330 317 340 316 351 314 360 311 369 307 378 304 387 300 397 295 404 289 413 283 420 276 426 269 434 263 439 255 445 248 449 240 452 225 460 209 464 175 471 141 477 135 482 128 490 124 496 119 502 117 508 115 513 115 517 116 521 118 525 121 528 128 534 137 541 149 536 161 533 174 528 185 522 196 517 207 511 218 504 228 498 248 483 265 467 281 450 295 433 301 424 306 416 311 406 316 397 319 387 322 377 326 367 328 356 331 335 332 312 331 290 329 267 324 245 318 223 311 202 302 182 291 163 280 146 273 138 266 131 258 125 251 118 251 117 Z N"/>
          </draw:custom-shape>
          <draw:custom-shape draw:style-name="Mgr6" draw:text-style-name="MP5" draw:layer="backgroundobjects" svg:width="0.078cm" svg:height="0.043cm" svg:x="9.062cm" svg:y="4.32cm">
            <text:p/>
            <draw:enhanced-geometry svg:viewBox="0 0 116 70" draw:type="non-primitive" draw:enhanced-path="M 22 69 L 16 70 12 70 9 70 6 69 4 66 2 64 1 61 0 58 0 50 2 43 7 36 12 28 19 23 24 18 29 16 35 16 42 16 44 17 52 18 57 18 62 16 68 14 79 8 93 2 101 0 106 0 110 1 114 2 116 6 116 9 116 12 116 16 114 21 110 24 106 28 101 32 88 41 73 48 43 61 22 69 Z N"/>
          </draw:custom-shape>
          <draw:custom-shape draw:style-name="Mgr6" draw:text-style-name="MP5" draw:layer="backgroundobjects" svg:width="0.539cm" svg:height="0.323cm" svg:x="9.785cm" svg:y="3.84cm">
            <text:p/>
            <draw:enhanced-geometry svg:viewBox="0 0 809 480" draw:type="non-primitive" draw:enhanced-path="M 82 455 L 100 455 119 453 138 451 158 448 177 443 197 438 216 433 236 426 273 411 310 395 347 377 381 358 414 339 444 319 472 300 496 283 517 266 535 251 547 239 557 230 579 202 604 172 631 139 657 107 683 76 706 50 728 27 745 12 751 8 759 4 767 2 775 0 782 0 789 2 795 5 800 8 805 12 808 19 809 25 809 34 807 42 803 53 797 65 789 76 768 102 748 126 727 150 706 172 686 195 666 215 646 235 624 253 604 271 584 289 563 306 543 321 523 335 503 349 483 362 463 375 444 386 425 397 405 407 387 417 350 433 315 446 280 458 247 467 216 473 188 477 169 478 149 480 127 478 104 478 83 476 62 474 42 472 25 470 12 468 3 465 1 464 0 462 0 461 1 460 9 458 25 456 49 455 82 455 Z N"/>
          </draw:custom-shape>
          <draw:custom-shape draw:style-name="Mgr6" draw:text-style-name="MP5" draw:layer="backgroundobjects" svg:width="0.113cm" svg:height="0.035cm" svg:x="9.741cm" svg:y="4.476cm">
            <text:p/>
            <draw:enhanced-geometry svg:viewBox="0 0 166 54" draw:type="non-primitive" draw:enhanced-path="M 50 19 L 57 16 72 13 90 9 110 4 130 1 147 0 153 0 160 0 164 2 166 3 166 7 166 10 165 12 164 15 161 19 156 23 152 26 146 29 138 33 130 37 119 40 108 43 95 45 81 48 65 50 47 53 31 54 19 54 9 54 4 53 1 50 0 49 1 46 3 44 12 38 25 31 38 25 50 19 Z N"/>
          </draw:custom-shape>
          <draw:custom-shape draw:style-name="Mgr6" draw:text-style-name="MP5" draw:layer="backgroundobjects" svg:width="0.234cm" svg:height="0.104cm" svg:x="9.768cm" svg:y="4.345cm">
            <text:p/>
            <draw:enhanced-geometry svg:viewBox="0 0 357 155" draw:type="non-primitive" draw:enhanced-path="M 163 123 L 139 138 119 150 113 152 105 154 98 155 89 155 79 154 67 152 53 149 38 144 25 140 16 135 12 133 8 129 6 126 4 123 1 116 0 108 1 101 4 93 8 87 15 79 21 73 30 68 39 62 50 58 60 55 73 54 96 52 117 48 138 45 161 41 188 35 218 27 256 19 303 7 321 4 335 1 346 0 352 3 355 4 356 5 357 7 357 9 356 13 354 20 349 26 342 32 335 40 326 47 307 61 289 73 274 81 259 88 243 94 227 101 195 111 163 123 Z N"/>
          </draw:custom-shape>
          <draw:custom-shape draw:style-name="Mgr6" draw:text-style-name="MP5" draw:layer="backgroundobjects" svg:width="0.382cm" svg:height="0.132cm" svg:x="9.768cm" svg:y="4.223cm">
            <text:p/>
            <draw:enhanced-geometry svg:viewBox="0 0 562 197" draw:type="non-primitive" draw:enhanced-path="M 279 164 L 269 168 251 174 226 182 195 189 178 192 159 195 141 197 124 197 106 197 89 195 72 190 56 185 40 177 26 169 15 160 8 152 5 148 3 143 1 140 0 136 0 132 0 127 1 123 3 120 7 112 13 105 21 99 30 93 41 88 54 84 68 80 82 77 108 74 130 72 147 72 162 71 175 71 193 71 212 70 237 66 251 64 264 61 277 58 290 54 315 44 342 33 356 28 371 23 387 17 405 13 423 9 445 6 466 2 490 0 515 0 534 0 547 2 557 6 559 7 561 9 562 12 562 14 560 20 556 26 541 41 521 58 512 66 502 76 494 85 487 93 483 99 479 104 473 109 468 113 456 120 445 126 431 131 417 135 402 138 387 140 357 144 328 149 314 151 301 154 289 158 279 164 Z N"/>
          </draw:custom-shape>
          <draw:custom-shape draw:style-name="Mgr6" draw:text-style-name="MP5" draw:layer="backgroundobjects" svg:width="0.932cm" svg:height="0.732cm" svg:x="9.506cm" svg:y="3.858cm">
            <text:p/>
            <draw:enhanced-geometry svg:viewBox="0 0 1391 1094" draw:type="non-primitive" draw:enhanced-path="M 79 761 L 68 753 59 743 48 730 37 715 28 698 19 679 12 660 5 638 3 627 1 617 0 606 0 595 0 585 1 573 2 562 5 552 8 541 13 530 18 521 23 511 31 502 39 492 49 483 60 475 70 467 81 460 93 454 104 448 115 444 126 440 138 437 148 433 170 429 191 426 211 425 231 425 248 426 264 428 279 430 290 432 307 437 314 439 317 442 327 447 343 457 365 466 379 472 394 477 411 481 430 486 450 489 473 491 496 493 522 493 570 492 616 488 660 482 701 474 742 464 779 453 816 440 851 425 884 409 916 392 946 374 975 354 1001 335 1027 315 1052 295 1075 273 1097 253 1119 232 1139 211 1158 190 1195 151 1227 114 1257 81 1285 54 1298 42 1311 32 1324 25 1337 18 1352 12 1365 5 1378 1 1388 0 1390 1 1391 3 1391 8 1389 13 1385 20 1378 30 1370 42 1358 56 1298 132 1241 207 1213 243 1185 280 1157 313 1128 345 1113 361 1100 376 1085 390 1070 402 1055 415 1039 428 1024 439 1008 449 991 459 974 469 957 476 939 482 921 489 903 494 884 497 865 501 842 504 819 509 793 517 768 525 713 544 655 562 626 571 595 578 579 582 564 584 548 586 532 587 516 588 500 588 484 587 468 586 452 583 436 579 420 575 404 571 383 557 360 541 354 538 349 537 346 537 343 539 341 543 339 551 341 559 343 572 344 578 344 586 344 592 344 599 341 613 335 625 329 638 321 650 313 662 303 672 292 682 283 690 272 699 263 705 253 711 244 715 237 718 232 720 222 721 212 725 204 728 196 732 190 736 186 741 183 745 181 750 181 752 183 754 184 757 186 759 191 762 201 765 212 767 228 768 247 768 270 767 284 767 296 768 306 770 316 775 323 780 330 786 335 794 339 802 342 811 344 822 345 832 344 844 343 856 341 869 337 881 334 894 325 922 314 950 301 976 287 1002 273 1027 259 1049 246 1068 234 1083 229 1085 223 1087 216 1089 205 1092 183 1094 159 1094 147 1093 137 1092 127 1089 120 1086 116 1085 113 1083 111 1081 110 1079 110 1076 110 1073 111 1070 113 1067 117 1061 122 1053 125 1045 128 1036 134 1018 139 998 142 975 144 953 144 930 143 907 141 885 137 862 131 841 124 821 120 811 115 802 110 794 105 785 99 778 93 772 85 766 79 761 Z N"/>
          </draw:custom-shape>
          <draw:custom-shape draw:style-name="Mgr5" draw:text-style-name="MP5" draw:layer="backgroundobjects" svg:width="7.238cm" svg:height="0.625cm" svg:x="2.214cm" svg:y="7.16cm">
            <text:p/>
            <draw:enhanced-geometry svg:viewBox="0 0 10809 937" draw:type="non-primitive" draw:enhanced-path="M 568 664 L 567 701 564 733 562 747 560 761 557 774 555 785 551 795 546 806 541 815 535 825 528 835 521 843 512 852 503 860 493 868 482 876 471 883 460 889 448 895 435 901 422 905 410 910 396 914 382 917 366 920 350 922 334 924 316 925 298 926 278 926 254 925 230 924 209 922 189 919 169 915 151 909 134 903 119 897 104 888 92 879 78 869 66 858 54 845 43 833 34 818 25 803 17 787 10 771 6 753 4 734 2 717 1 700 0 684 0 669 0 56 101 56 101 632 101 648 102 665 103 682 104 700 106 716 109 731 112 744 116 756 119 762 124 770 129 777 134 783 141 791 148 798 157 805 166 811 177 818 188 823 200 827 214 831 229 835 246 837 263 839 284 839 309 838 333 836 345 834 355 831 366 828 376 825 385 822 394 818 402 813 410 808 416 803 422 797 429 792 434 786 444 771 451 756 457 741 461 726 463 710 465 692 466 672 466 652 466 56 568 56 568 664 Z M 1150 911 L 1150 491 1150 479 1150 469 1148 459 1148 450 1146 435 1144 423 1142 412 1138 404 1132 395 1127 388 1121 381 1114 376 1107 372 1098 368 1090 365 1080 363 1069 362 1059 361 1049 362 1039 363 1028 365 1017 368 1005 372 994 376 982 381 970 387 960 393 948 400 936 407 925 415 915 423 904 431 894 440 887 448 887 911 792 911 792 432 791 415 790 399 789 382 785 366 782 350 778 333 774 317 768 301 862 276 864 280 869 289 872 296 874 304 876 314 879 325 882 336 884 348 885 360 885 373 898 361 909 350 921 340 934 331 946 323 957 314 970 307 982 300 995 295 1006 291 1019 286 1031 283 1044 280 1056 278 1068 277 1081 277 1094 277 1106 278 1118 280 1129 283 1141 286 1152 291 1162 296 1173 301 1184 308 1192 315 1201 323 1209 331 1216 340 1222 348 1229 358 1233 367 1239 384 1245 403 1247 421 1248 440 1248 911 1150 911 Z M 1478 911 L 1478 293 1580 277 1580 911 1478 911 Z M 1606 99 L 1606 106 1605 113 1603 121 1601 128 1598 135 1595 141 1590 147 1585 153 1580 158 1573 163 1567 166 1561 169 1553 171 1547 173 1539 174 1531 174 1523 174 1516 173 1508 171 1501 169 1494 166 1488 163 1483 158 1476 153 1471 147 1467 141 1463 135 1460 128 1458 122 1456 115 1455 107 1455 100 1455 92 1456 84 1458 77 1460 70 1463 63 1467 57 1471 50 1476 45 1483 40 1488 34 1494 31 1501 28 1508 26 1516 24 1523 23 1531 23 1539 23 1547 24 1553 26 1561 28 1567 31 1573 34 1580 39 1585 44 1590 49 1595 56 1598 62 1601 69 1603 76 1605 83 1606 90 1606 99 Z M 2029 918 L 1933 918 1710 295 1809 275 1955 701 1959 714 1963 727 1966 740 1971 753 1974 764 1976 775 1978 783 1980 792 1983 803 1984 808 1987 808 1994 778 2002 750 2009 726 2016 703 2160 291 2263 291 2029 918 Z M 2746 543 L 2745 519 2744 496 2741 477 2738 460 2734 444 2730 430 2723 416 2717 405 2708 393 2698 382 2685 374 2671 365 2656 359 2640 353 2623 351 2605 350 2589 351 2573 353 2559 357 2545 362 2532 370 2521 377 2511 388 2501 398 2493 411 2485 426 2479 442 2473 459 2469 478 2466 499 2463 520 2462 543 2746 543 Z M 2462 617 L 2462 632 2462 653 2463 674 2465 692 2468 709 2471 726 2477 741 2483 755 2490 767 2497 777 2504 787 2512 795 2520 803 2529 809 2537 815 2547 821 2557 826 2567 830 2578 834 2589 837 2599 839 2610 841 2622 843 2634 843 2645 844 2667 843 2688 840 2708 836 2728 829 2746 821 2764 811 2781 799 2797 786 2834 847 2824 857 2813 866 2802 873 2790 881 2778 888 2766 893 2752 900 2739 905 2725 909 2711 914 2698 917 2684 920 2669 922 2655 923 2640 924 2625 925 2609 924 2593 923 2578 922 2564 919 2549 917 2535 913 2523 908 2510 903 2497 898 2485 890 2473 884 2463 875 2452 867 2441 857 2432 847 2422 837 2414 826 2405 814 2398 802 2390 789 2384 776 2377 762 2372 747 2368 732 2363 717 2359 701 2356 684 2354 667 2352 650 2351 632 2350 614 2350 595 2350 575 2351 557 2352 539 2354 522 2356 506 2359 490 2362 476 2367 461 2372 448 2377 435 2383 422 2390 409 2398 396 2406 384 2415 372 2424 360 2434 349 2444 340 2453 331 2464 323 2473 315 2485 308 2496 301 2508 296 2519 291 2531 286 2544 283 2557 280 2569 277 2582 276 2596 275 2610 275 2623 275 2636 276 2647 277 2659 279 2671 281 2683 284 2693 287 2704 291 2715 296 2724 300 2734 307 2744 312 2753 318 2762 326 2770 333 2779 342 2788 352 2797 363 2804 374 2812 386 2818 397 2825 409 2830 423 2834 438 2837 453 2841 470 2844 488 2846 507 2847 528 2848 551 2849 576 2849 603 2849 617 2462 617 Z M 3294 383 L 3288 381 3282 380 3274 379 3267 379 3253 379 3239 381 3225 386 3212 390 3199 396 3187 404 3175 413 3163 424 3153 435 3146 444 3140 455 3134 464 3131 475 3129 488 3128 504 3127 522 3127 911 3030 911 3030 432 3030 415 3029 398 3026 382 3024 365 3022 349 3018 332 3014 316 3008 300 3107 275 3109 279 3112 288 3115 296 3117 304 3119 314 3123 326 3125 339 3126 350 3126 363 3126 375 3134 363 3144 352 3153 343 3163 332 3173 324 3183 315 3195 307 3207 300 3219 293 3230 287 3242 283 3254 279 3266 276 3277 273 3289 272 3301 271 3307 272 3316 273 3324 276 3334 278 3294 383 Z M 3834 727 L 3834 738 3832 748 3831 759 3829 770 3827 780 3825 790 3821 799 3818 809 3812 819 3808 827 3803 836 3797 843 3791 852 3783 859 3777 867 3770 873 3752 886 3735 897 3716 907 3695 915 3684 919 3672 921 3662 924 3650 926 3625 929 3600 930 3585 930 3570 929 3555 927 3540 925 3524 923 3509 920 3494 917 3479 913 3449 904 3421 893 3409 887 3396 882 3383 874 3371 868 3409 795 3433 809 3457 821 3481 831 3506 839 3530 845 3556 851 3581 853 3606 854 3620 854 3633 852 3646 850 3657 846 3668 842 3679 838 3688 831 3697 825 3705 818 3713 809 3718 801 3724 791 3727 781 3730 771 3731 759 3732 746 3731 737 3730 727 3728 717 3726 709 3723 700 3718 693 3713 686 3708 680 3701 674 3694 668 3685 664 3676 659 3666 654 3654 651 3642 648 3630 645 3552 628 3534 623 3515 618 3499 612 3484 605 3470 597 3457 588 3445 578 3435 567 3426 555 3417 543 3411 531 3404 517 3400 503 3397 489 3396 473 3395 457 3395 447 3396 437 3397 427 3399 416 3401 408 3404 398 3408 389 3411 380 3420 363 3431 348 3443 333 3457 320 3472 309 3489 298 3507 288 3526 281 3547 275 3569 270 3592 267 3616 267 3640 267 3665 270 3689 275 3715 280 3740 287 3763 296 3784 305 3806 316 3770 389 3749 379 3729 371 3710 363 3692 357 3672 351 3653 347 3634 345 3614 344 3600 344 3588 346 3576 348 3565 351 3555 355 3545 360 3536 365 3528 372 3521 379 3514 388 3508 395 3504 405 3500 414 3498 424 3496 435 3496 446 3496 455 3497 463 3498 471 3500 478 3504 486 3507 492 3511 499 3515 504 3522 509 3528 515 3535 519 3543 523 3553 526 3562 531 3574 534 3586 536 3668 553 3688 558 3707 564 3725 570 3741 578 3756 585 3770 595 3781 604 3793 614 3803 626 3811 637 3818 650 3824 664 3828 679 3831 694 3834 710 3834 727 Z M 4002 911 L 4002 293 4103 277 4103 911 4002 911 Z M 4130 99 L 4130 106 4129 113 4127 121 4125 128 4122 135 4119 141 4113 147 4109 153 4103 158 4097 163 4091 166 4084 169 4077 171 4070 173 4062 174 4055 174 4046 174 4039 173 4031 171 4025 169 4018 166 4012 163 4005 158 4000 153 3995 147 3991 141 3986 135 3984 128 3981 122 3980 115 3979 107 3979 100 3979 92 3980 84 3981 77 3984 70 3986 63 3991 57 3995 50 4000 45 4005 40 4012 34 4018 31 4025 28 4031 26 4039 24 4046 23 4055 23 4062 23 4070 24 4077 26 4084 28 4091 31 4097 34 4103 39 4109 44 4113 49 4119 56 4122 62 4125 69 4127 76 4129 83 4130 90 4130 99 Z M 4560 364 L 4429 364 4429 764 4429 777 4430 788 4431 798 4434 808 4436 817 4439 824 4442 830 4446 837 4451 841 4456 845 4462 849 4470 852 4478 854 4488 855 4498 856 4509 856 4519 856 4529 856 4536 855 4544 853 4556 850 4570 844 4584 906 4572 913 4560 917 4547 921 4533 925 4519 927 4504 930 4489 931 4474 931 4462 931 4451 930 4440 929 4430 926 4421 924 4411 921 4402 918 4393 914 4386 909 4378 905 4372 900 4365 894 4360 888 4355 882 4350 875 4347 868 4344 860 4341 852 4339 842 4336 834 4334 813 4333 790 4333 364 4252 364 4252 291 4333 291 4333 279 4333 267 4334 254 4334 240 4335 227 4335 214 4336 202 4337 189 4339 177 4340 164 4342 149 4343 134 4445 111 4443 126 4442 142 4441 156 4439 169 4438 183 4437 197 4436 212 4435 228 4434 244 4434 259 4434 275 4434 291 4589 291 4560 364 Z M 5053 596 L 5040 595 5029 594 5016 594 5004 594 4976 594 4949 596 4926 599 4904 603 4884 608 4867 615 4851 623 4838 632 4826 642 4817 653 4808 665 4802 679 4797 693 4793 709 4791 725 4790 742 4791 756 4792 769 4794 780 4798 791 4801 802 4805 811 4812 819 4817 827 4824 834 4833 839 4841 844 4851 847 4862 851 4872 853 4885 855 4898 855 4910 855 4921 854 4932 852 4944 849 4955 844 4965 840 4976 835 4987 828 4996 822 5006 813 5014 806 5023 797 5030 788 5037 778 5043 769 5049 758 5053 596 Z M 5146 935 L 5138 932 5131 929 5123 925 5116 921 5109 917 5103 911 5098 906 5092 901 5082 888 5073 874 5067 859 5061 844 5039 865 5018 883 5007 890 4996 897 4986 903 4976 908 4965 913 4955 917 4944 920 4932 922 4920 924 4908 926 4895 927 4882 927 4867 927 4854 926 4841 925 4829 923 4817 921 4806 918 4795 915 4786 911 4767 903 4751 892 4743 888 4737 882 4729 876 4724 870 4713 857 4704 843 4697 829 4691 813 4688 797 4684 781 4682 766 4682 750 4682 738 4683 725 4684 712 4688 700 4691 689 4694 678 4698 667 4704 656 4709 646 4715 636 4723 627 4730 618 4739 610 4747 601 4758 594 4768 586 4779 579 4790 572 4803 566 4816 560 4829 555 4842 550 4857 546 4872 542 4887 538 4903 536 4920 533 4937 531 4973 528 5011 527 5022 527 5033 527 5043 527 5055 528 5055 485 5055 466 5054 448 5053 435 5052 423 5050 413 5046 404 5041 395 5035 388 5027 379 5019 373 5010 366 5000 362 4990 359 4978 356 4965 355 4951 353 4939 355 4925 356 4911 358 4897 360 4882 363 4868 367 4854 372 4841 377 4828 382 4815 389 4803 394 4791 400 4781 407 4770 414 4761 421 4753 427 4705 358 4720 347 4736 339 4752 329 4768 321 4784 314 4800 307 4816 300 4832 295 4848 291 4865 286 4881 282 4898 280 4914 277 4931 276 4948 275 4965 275 4981 275 4996 276 5011 278 5025 280 5039 284 5052 287 5063 293 5074 298 5085 305 5094 312 5103 320 5112 329 5119 339 5125 348 5132 360 5137 372 5141 384 5146 398 5148 414 5150 431 5151 450 5151 468 5151 488 5151 508 5146 713 5146 731 5146 747 5146 762 5146 775 5147 788 5149 798 5150 808 5153 817 5156 825 5160 833 5164 839 5168 845 5173 851 5180 856 5187 860 5196 865 5146 935 Z M 4884 137 L 4884 143 4883 151 4882 156 4880 163 4877 168 4873 173 4870 179 4866 184 4862 188 4856 192 4851 196 4846 199 4839 201 4834 202 4828 203 4820 203 4814 203 4807 202 4801 201 4795 199 4789 196 4784 192 4779 188 4774 184 4770 179 4766 173 4762 168 4760 163 4758 156 4757 151 4756 143 4756 137 4756 131 4757 124 4758 119 4760 112 4762 107 4766 102 4770 97 4774 92 4779 88 4784 84 4789 80 4794 78 4801 76 4806 75 4813 74 4819 73 4826 74 4833 75 4838 76 4845 78 4850 80 4855 84 4861 88 4865 92 4870 97 4873 102 4877 107 4880 112 4881 119 4883 124 4884 131 4884 137 Z M 5142 137 L 5142 143 5141 151 5139 156 5137 163 5135 168 5132 173 5128 179 5123 184 5119 188 5114 192 5108 196 5103 199 5098 201 5091 202 5085 203 5078 203 5072 203 5066 202 5059 201 5053 199 5047 196 5042 192 5037 188 5031 184 5027 179 5024 173 5020 168 5018 163 5015 156 5013 151 5013 143 5012 137 5013 131 5013 124 5015 119 5018 112 5020 107 5023 102 5027 97 5031 92 5036 88 5041 84 5046 80 5052 78 5058 76 5065 75 5071 74 5077 73 5084 74 5090 75 5097 76 5102 78 5107 80 5113 84 5118 88 5123 92 5128 97 5132 102 5135 107 5137 112 5139 119 5141 124 5142 131 5142 137 Z M 5605 364 L 5475 364 5475 764 5476 777 5476 788 5478 798 5479 808 5481 817 5484 824 5487 830 5492 837 5496 841 5502 845 5509 849 5516 852 5525 854 5533 855 5544 856 5555 856 5565 856 5574 856 5582 855 5589 853 5603 850 5615 844 5629 906 5618 913 5605 917 5592 921 5578 925 5564 927 5550 930 5535 931 5519 931 5508 931 5496 930 5485 929 5476 926 5466 924 5456 921 5448 918 5438 914 5431 909 5423 905 5417 900 5410 894 5405 888 5401 882 5397 875 5392 868 5389 860 5387 852 5384 842 5383 834 5379 813 5378 790 5378 364 5297 364 5297 291 5378 291 5378 279 5379 267 5379 254 5381 240 5381 227 5382 214 5383 202 5383 189 5384 177 5386 164 5387 149 5389 134 5492 111 5489 126 5487 142 5486 156 5485 169 5484 183 5482 197 5481 212 5481 228 5480 244 5479 259 5479 275 5479 291 5635 291 5605 364 Z M 6184 727 L 6183 738 6183 748 6181 759 6180 770 6177 780 6175 790 6172 799 6167 809 6163 819 6158 827 6152 836 6147 843 6141 852 6134 859 6127 867 6119 873 6103 886 6085 897 6066 907 6045 915 6034 919 6023 921 6012 924 6000 926 5975 929 5950 930 5935 930 5920 929 5905 927 5890 925 5875 923 5860 920 5844 917 5829 913 5800 904 5772 893 5758 887 5746 882 5733 874 5721 868 5758 795 5783 809 5808 821 5831 831 5856 839 5880 845 5906 851 5930 853 5956 854 5970 854 5983 852 5996 850 6007 846 6019 842 6029 838 6038 831 6048 825 6055 818 6063 809 6068 801 6073 791 6077 781 6080 771 6081 759 6082 746 6081 737 6080 727 6079 717 6076 709 6072 700 6068 693 6063 686 6057 680 6051 674 6044 668 6035 664 6025 659 6016 654 6004 651 5992 648 5979 645 5903 628 5883 623 5866 618 5849 612 5834 605 5820 597 5808 588 5796 578 5785 567 5776 555 5767 543 5761 531 5755 517 5751 503 5748 489 5746 473 5745 457 5746 447 5746 437 5747 427 5749 416 5751 408 5754 398 5757 389 5762 380 5770 363 5781 348 5793 333 5807 320 5823 309 5839 298 5857 288 5877 281 5897 275 5920 270 5942 267 5966 267 5990 267 6015 270 6040 275 6065 280 6089 287 6113 296 6134 305 6156 316 6119 389 6099 379 6079 371 6060 363 6041 357 6022 351 6003 347 5984 345 5963 344 5951 344 5938 346 5926 348 5915 351 5905 355 5895 360 5887 365 5878 372 5871 379 5864 388 5859 395 5854 405 5850 414 5848 424 5846 435 5846 446 5846 455 5847 463 5849 471 5851 478 5854 486 5858 492 5861 499 5866 504 5872 509 5878 515 5886 519 5893 523 5903 526 5913 531 5924 534 5936 536 6018 553 6038 558 6057 564 6075 570 6091 578 6105 585 6119 595 6131 604 6143 614 6152 626 6161 637 6167 650 6174 664 6178 679 6181 694 6183 710 6184 727 Z M 6365 911 L 6365 56 6468 56 6468 911 6365 911 Z M 6589 457 L 6931 911 6799 911 6473 459 6803 56 6933 56 6589 457 Z M 7217 910 L 7200 917 7187 921 7173 923 7155 923 7143 923 7133 922 7123 920 7113 917 7105 914 7096 909 7089 904 7081 898 7074 890 7068 882 7063 873 7059 863 7056 852 7054 839 7051 825 7051 809 7051 151 7050 120 7047 89 7043 56 7036 24 7134 5 7141 43 7145 79 7149 117 7150 152 7150 787 7151 803 7152 817 7154 828 7157 836 7158 839 7161 841 7163 843 7167 845 7175 847 7185 849 7189 849 7198 846 7217 910 Z M 7380 911 L 7380 293 7482 277 7482 911 7380 911 Z M 7508 99 L 7508 106 7507 113 7505 121 7503 128 7500 135 7497 141 7492 147 7487 153 7482 158 7475 163 7469 166 7462 169 7455 171 7449 173 7440 174 7433 174 7425 174 7417 173 7410 171 7403 169 7396 166 7390 163 7383 158 7378 153 7373 147 7368 141 7365 135 7362 128 7360 122 7358 115 7357 107 7357 100 7357 92 7358 84 7360 77 7362 70 7365 63 7368 57 7373 50 7378 45 7383 40 7390 34 7396 31 7403 28 7410 26 7417 24 7425 23 7433 23 7440 23 7449 24 7455 26 7462 28 7469 31 7475 34 7482 39 7487 44 7492 49 7497 56 7500 62 7503 69 7505 76 7507 83 7508 90 7508 99 Z M 8070 911 L 8070 491 8070 479 8069 469 8069 459 8068 450 8067 435 8065 423 8061 412 8057 404 8053 395 8047 388 8041 381 8035 376 8027 372 8019 368 8010 365 7999 363 7990 362 7978 361 7968 362 7959 363 7948 365 7936 368 7925 372 7914 376 7902 381 7891 387 7879 393 7867 400 7856 407 7845 415 7834 423 7824 431 7815 440 7806 448 7806 911 7711 911 7711 432 7711 415 7710 399 7708 382 7706 366 7703 350 7698 333 7693 317 7688 301 7783 276 7785 280 7789 289 7791 296 7793 304 7797 314 7800 325 7802 336 7804 348 7805 360 7805 373 7817 361 7829 350 7841 340 7853 331 7865 323 7878 314 7889 307 7902 300 7914 295 7927 291 7939 286 7951 283 7963 280 7976 278 7989 277 8001 277 8013 277 8026 278 8038 280 8050 283 8061 286 8072 291 8083 296 8093 301 8103 308 8113 315 8121 323 8129 331 8136 340 8142 348 8148 358 8153 367 8160 384 8164 403 8167 421 8168 440 8168 911 8070 911 Z M 8399 911 L 8399 293 8499 277 8499 911 8399 911 Z M 8527 99 L 8527 106 8526 113 8524 121 8522 128 8518 135 8514 141 8510 147 8504 153 8499 158 8494 163 8487 166 8481 169 8473 171 8466 173 8459 174 8451 174 8442 174 8435 173 8428 171 8421 169 8415 166 8408 163 8402 158 8397 153 8391 147 8387 141 8383 135 8380 128 8377 122 8376 115 8375 107 8374 100 8375 92 8376 84 8377 77 8380 70 8383 63 8387 57 8391 50 8397 45 8402 40 8408 34 8415 31 8421 28 8428 26 8435 24 8442 23 8451 23 8459 23 8466 24 8473 26 8481 28 8487 31 8494 34 8499 39 8504 44 8510 49 8514 56 8518 62 8522 69 8524 76 8526 83 8527 90 8527 99 Z M 8730 911 L 8730 145 8729 115 8725 84 8720 52 8714 18 8811 0 8817 38 8823 75 8826 111 8827 147 8827 911 8730 911 Z M 9116 911 L 8831 559 9068 291 9190 291 8945 559 9246 911 9116 911 Z M 9783 937 L 9768 925 9756 914 9745 902 9738 890 9730 879 9725 867 9719 853 9716 838 9707 850 9697 860 9687 870 9677 879 9666 888 9654 895 9643 902 9631 908 9618 915 9605 919 9592 923 9578 926 9564 929 9550 931 9535 932 9519 933 9504 932 9490 931 9476 929 9463 926 9451 923 9439 919 9428 915 9417 908 9407 903 9397 895 9388 888 9381 881 9373 872 9367 863 9361 854 9355 844 9351 835 9348 825 9345 814 9343 803 9341 791 9340 778 9339 765 9339 751 9339 295 9435 277 9435 723 9435 744 9438 761 9440 777 9443 790 9448 801 9455 811 9463 820 9473 827 9480 833 9489 837 9497 840 9508 843 9518 845 9527 847 9538 849 9549 849 9560 849 9572 846 9583 844 9594 841 9605 837 9617 831 9628 825 9638 819 9649 810 9660 802 9668 792 9678 782 9685 772 9694 761 9700 749 9707 737 9707 297 9803 280 9803 733 9804 760 9806 785 9808 805 9812 821 9818 835 9825 849 9835 860 9845 871 9783 937 Z M 10709 911 L 10709 453 10709 441 10708 431 10707 422 10705 412 10702 405 10698 397 10694 390 10690 384 10685 379 10678 374 10672 371 10664 367 10657 364 10648 363 10640 362 10630 361 10619 362 10609 363 10599 365 10588 367 10579 372 10569 376 10560 381 10550 387 10531 400 10510 418 10488 437 10465 457 10465 911 10366 911 10366 470 10366 456 10365 444 10364 432 10363 423 10360 413 10358 405 10354 397 10349 390 10343 384 10338 379 10330 375 10323 372 10314 368 10306 366 10296 365 10285 365 10277 365 10267 366 10259 368 10249 370 10239 373 10231 376 10221 380 10213 384 10193 396 10173 410 10151 427 10127 447 10127 911 10033 911 10033 430 10033 413 10032 396 10030 380 10028 363 10025 347 10020 330 10016 314 10011 298 10106 276 10108 280 10112 289 10114 296 10118 304 10120 313 10123 324 10125 335 10127 346 10128 357 10128 367 10136 359 10144 350 10154 342 10165 333 10175 325 10186 317 10198 310 10209 303 10222 297 10234 292 10247 286 10260 282 10272 279 10285 277 10297 275 10309 275 10320 275 10332 276 10343 278 10354 281 10364 284 10375 289 10386 295 10396 301 10406 308 10414 316 10423 325 10430 333 10437 344 10443 355 10449 365 10454 378 10465 366 10476 356 10489 345 10501 335 10514 326 10527 317 10539 310 10552 302 10566 296 10579 289 10592 285 10604 281 10617 278 10629 276 10642 275 10654 275 10671 275 10687 277 10702 281 10717 286 10730 293 10743 300 10755 310 10767 320 10776 333 10785 346 10792 360 10799 375 10803 391 10806 407 10808 424 10809 442 10809 911 10709 911 Z N"/>
          </draw:custom-shape>
          <draw:custom-shape draw:style-name="Mgr11" draw:text-style-name="MP5" draw:layer="backgroundobjects" svg:width="3.824cm" svg:height="0.767cm" svg:x="9.793cm" svg:y="7.16cm">
            <text:p/>
            <draw:enhanced-geometry svg:viewBox="0 0 5702 1143" draw:type="non-primitive" draw:enhanced-path="M 460 911 L 460 498 99 498 99 911 0 911 0 56 99 56 99 413 460 413 460 56 562 56 562 911 460 911 Z M 1152 543 L 1151 519 1150 496 1146 477 1143 460 1140 444 1135 430 1129 416 1123 405 1114 393 1104 382 1091 374 1077 365 1061 359 1045 353 1029 351 1011 350 994 351 979 353 964 357 951 362 938 370 927 377 917 388 907 398 899 411 891 426 885 442 880 459 874 478 871 499 869 520 868 543 1152 543 Z M 868 617 L 868 632 868 653 869 674 871 692 873 709 877 726 883 741 888 755 896 767 903 777 910 787 918 795 925 803 934 809 944 815 953 821 963 826 973 830 983 834 994 837 1006 839 1016 841 1028 843 1039 843 1050 844 1073 843 1093 840 1113 836 1133 829 1152 821 1170 811 1187 799 1203 786 1240 847 1230 857 1219 866 1207 873 1196 881 1184 888 1171 893 1158 900 1145 905 1131 909 1118 914 1104 917 1089 920 1075 922 1060 923 1046 924 1031 925 1015 924 999 923 984 922 969 919 955 917 941 913 928 908 915 903 903 898 890 890 880 884 868 875 857 867 848 857 838 847 828 837 819 826 811 814 804 802 796 789 790 776 783 762 778 747 774 732 769 717 765 701 762 684 760 667 758 650 756 632 756 614 755 595 756 575 756 557 758 539 760 522 762 506 765 490 769 476 773 461 777 448 782 435 789 422 795 409 803 396 811 384 821 372 830 360 839 349 849 340 859 331 869 323 880 315 890 308 902 301 914 296 925 291 937 286 949 283 962 280 975 277 988 276 1002 275 1016 275 1029 275 1041 276 1054 277 1065 279 1077 281 1088 284 1099 287 1110 291 1120 296 1130 300 1140 307 1150 312 1158 318 1168 326 1176 333 1184 342 1193 352 1203 363 1211 374 1218 386 1224 397 1230 409 1235 423 1239 438 1244 453 1247 470 1249 488 1251 507 1253 528 1254 551 1255 576 1255 603 1255 617 868 617 Z M 1436 911 L 1436 293 1537 277 1537 911 1436 911 Z M 1564 99 L 1564 106 1563 113 1561 121 1559 128 1555 135 1552 141 1548 147 1543 153 1537 158 1531 163 1524 166 1518 169 1511 171 1504 173 1496 174 1488 174 1481 174 1472 173 1466 171 1458 169 1452 166 1445 163 1439 158 1434 153 1428 147 1424 141 1421 135 1418 128 1415 122 1413 115 1412 107 1412 100 1412 92 1413 84 1415 77 1418 70 1421 63 1424 57 1428 50 1434 45 1439 40 1445 34 1452 31 1458 28 1466 26 1472 24 1481 23 1488 23 1496 23 1504 24 1511 26 1518 28 1524 31 1531 34 1537 39 1543 44 1548 49 1552 56 1555 62 1559 69 1561 76 1563 83 1564 90 1564 99 Z M 2144 424 L 2137 415 2131 409 2124 402 2117 395 2109 390 2102 384 2093 379 2085 375 2075 372 2066 368 2055 365 2043 363 2032 361 2020 360 2007 359 1993 359 1983 359 1974 360 1965 361 1957 363 1948 365 1941 368 1933 372 1926 375 1918 379 1912 384 1906 390 1899 395 1893 402 1887 409 1882 415 1877 424 1866 442 1857 460 1851 479 1846 499 1841 520 1839 544 1837 572 1837 603 1837 630 1838 654 1839 677 1841 698 1845 717 1849 734 1855 750 1862 765 1867 775 1872 783 1879 791 1885 798 1892 805 1898 811 1906 817 1913 821 1920 825 1929 828 1938 831 1946 834 1956 836 1965 837 1976 838 1987 838 2005 837 2022 836 2037 833 2051 828 2064 823 2077 815 2091 808 2106 797 2116 790 2125 779 2135 767 2144 753 2144 424 Z M 2161 911 L 2155 892 2151 876 2149 861 2148 847 2139 857 2131 866 2121 873 2113 881 2104 887 2094 893 2085 899 2075 903 2066 907 2056 910 2044 914 2034 916 2022 918 2009 919 1996 920 1982 920 1967 920 1954 919 1940 917 1926 915 1913 911 1900 908 1887 904 1876 900 1864 894 1853 888 1843 881 1832 874 1822 866 1813 857 1804 847 1796 838 1788 827 1781 817 1773 805 1767 792 1760 779 1755 766 1751 753 1746 739 1742 724 1739 709 1736 693 1734 677 1732 660 1730 643 1729 624 1729 605 1730 581 1732 557 1734 535 1738 512 1742 492 1748 472 1754 453 1761 434 1770 416 1780 399 1790 384 1802 368 1815 355 1828 342 1843 329 1859 317 1872 308 1887 300 1902 293 1916 287 1930 284 1945 281 1961 280 1978 279 1991 280 2004 281 2015 282 2028 284 2040 287 2052 291 2062 295 2074 300 2085 305 2094 311 2104 317 2114 325 2122 332 2131 340 2138 348 2146 358 2146 352 2146 343 2146 335 2146 328 2146 317 2146 307 2146 295 2145 283 2145 272 2145 262 2145 1 2242 17 2242 711 2243 749 2243 782 2245 812 2246 838 2249 859 2253 879 2257 897 2261 911 2161 911 Z M 2832 543 L 2831 519 2829 496 2827 477 2824 460 2819 444 2815 430 2810 416 2803 405 2794 393 2783 382 2771 374 2756 365 2741 359 2725 353 2708 351 2691 350 2674 351 2659 353 2644 357 2630 362 2619 370 2607 377 2596 388 2587 398 2578 411 2571 426 2564 442 2559 459 2555 478 2551 499 2548 520 2547 543 2832 543 Z M 2547 617 L 2547 632 2548 653 2549 674 2550 692 2554 709 2558 726 2562 741 2569 755 2576 767 2582 777 2590 787 2597 795 2606 803 2614 809 2623 815 2633 821 2643 826 2653 830 2664 834 2674 837 2685 839 2696 841 2707 843 2719 843 2731 844 2752 843 2774 840 2794 836 2813 829 2831 821 2849 811 2866 799 2882 786 2921 847 2910 857 2898 866 2888 873 2876 881 2864 888 2851 893 2839 900 2825 905 2811 909 2797 914 2783 917 2769 920 2754 922 2740 923 2725 924 2711 925 2695 924 2680 923 2665 922 2650 919 2635 917 2622 913 2608 908 2595 903 2582 898 2571 890 2559 884 2548 875 2538 867 2527 857 2517 847 2508 837 2499 826 2491 814 2483 802 2476 789 2469 776 2464 762 2459 747 2453 732 2449 717 2446 701 2443 684 2439 667 2437 650 2436 632 2435 614 2435 595 2435 575 2436 557 2437 539 2439 522 2441 506 2445 490 2449 476 2452 461 2457 448 2463 435 2469 422 2476 409 2483 396 2492 384 2500 372 2510 360 2519 349 2529 340 2539 331 2549 323 2560 315 2571 308 2581 301 2593 296 2605 291 2617 286 2629 283 2642 280 2655 277 2668 276 2682 275 2696 275 2708 275 2721 276 2733 277 2745 279 2756 281 2768 284 2779 287 2790 291 2800 296 2810 300 2819 307 2829 312 2839 318 2847 326 2856 333 2864 342 2874 352 2882 363 2891 374 2898 386 2905 397 2910 409 2915 423 2920 438 2923 453 2927 470 2929 488 2932 507 2934 528 2935 551 2935 576 2936 603 2936 617 2547 617 Z M 3282 910 L 3265 917 3251 921 3237 923 3219 923 3208 923 3197 922 3187 920 3178 917 3169 914 3160 909 3153 904 3146 898 3139 890 3132 882 3127 873 3124 863 3119 852 3117 839 3116 825 3116 809 3116 151 3115 120 3112 89 3108 56 3100 24 3198 5 3205 43 3210 79 3213 117 3214 152 3214 787 3214 803 3216 817 3218 828 3221 836 3223 839 3225 841 3228 843 3232 845 3239 847 3250 849 3254 849 3261 846 3282 910 Z M 3843 586 L 3843 556 3841 530 3839 506 3836 485 3830 467 3824 448 3817 434 3807 419 3803 412 3797 407 3792 402 3787 396 3773 388 3758 379 3742 373 3725 368 3708 366 3691 365 3679 365 3667 366 3656 368 3645 371 3634 374 3623 378 3613 382 3602 389 3591 394 3582 400 3572 407 3564 414 3555 422 3548 429 3541 438 3535 446 3535 765 3541 773 3548 781 3555 788 3564 795 3572 802 3582 808 3591 813 3602 819 3613 824 3623 828 3634 831 3645 835 3655 837 3666 839 3677 840 3687 840 3703 839 3719 837 3735 831 3751 825 3766 817 3779 808 3790 797 3799 786 3808 772 3817 755 3824 734 3830 712 3834 700 3836 686 3839 672 3840 656 3843 623 3843 586 Z M 3952 592 L 3952 611 3951 629 3950 646 3948 664 3946 680 3943 697 3938 713 3935 728 3930 744 3925 758 3919 773 3914 786 3907 798 3900 811 3892 823 3885 834 3876 844 3868 855 3858 863 3849 873 3839 881 3828 888 3818 895 3807 902 3795 907 3783 913 3771 917 3759 920 3746 923 3732 924 3719 925 3706 926 3693 925 3681 924 3669 923 3656 920 3645 917 3633 913 3620 908 3608 903 3597 897 3586 890 3575 883 3566 876 3557 869 3549 860 3541 853 3535 844 3533 854 3532 862 3530 871 3529 878 3527 886 3525 893 3521 902 3517 911 3419 911 3424 899 3428 886 3431 871 3434 855 3435 836 3438 813 3438 787 3439 757 3439 145 3438 115 3434 84 3429 52 3422 18 3520 0 3526 38 3532 75 3535 111 3536 147 3536 292 3536 304 3535 320 3534 339 3533 360 3556 340 3577 321 3589 314 3600 308 3609 301 3620 296 3631 292 3641 287 3652 284 3664 281 3676 280 3687 278 3699 277 3712 277 3725 277 3739 278 3751 280 3764 282 3777 285 3789 288 3801 294 3812 298 3823 304 3833 311 3843 317 3853 325 3862 333 3871 342 3880 351 3887 361 3895 372 3902 383 3908 395 3915 407 3920 420 3925 432 3931 446 3935 461 3939 476 3943 491 3946 507 3948 523 3950 540 3951 557 3952 574 3952 592 Z M 4504 543 L 4503 519 4502 496 4499 477 4497 460 4492 444 4487 430 4482 416 4475 405 4467 393 4456 382 4443 374 4429 365 4414 359 4398 353 4381 351 4363 350 4347 351 4331 353 4317 357 4303 362 4291 370 4279 377 4269 388 4260 398 4251 411 4244 426 4237 442 4232 459 4228 478 4223 499 4221 520 4220 543 4504 543 Z M 4220 617 L 4220 632 4220 653 4221 674 4223 692 4227 709 4230 726 4235 741 4241 755 4249 767 4255 777 4263 787 4270 795 4278 803 4286 809 4296 815 4306 821 4315 826 4326 830 4335 834 4346 837 4358 839 4369 841 4380 843 4391 843 4403 844 4425 843 4445 840 4466 836 4486 829 4504 821 4522 811 4539 799 4555 786 4593 847 4582 857 4571 866 4560 873 4548 881 4536 888 4523 893 4511 900 4498 905 4484 909 4470 914 4456 917 4442 920 4427 922 4412 923 4398 924 4383 925 4367 924 4351 923 4337 922 4322 919 4308 917 4294 913 4281 908 4268 903 4255 898 4244 890 4232 884 4220 875 4209 867 4200 857 4190 847 4181 837 4172 826 4164 814 4156 802 4149 789 4142 776 4136 762 4130 747 4126 732 4122 717 4118 701 4114 684 4112 667 4110 650 4109 632 4108 614 4108 595 4108 575 4109 557 4110 539 4112 522 4114 506 4118 490 4121 476 4125 461 4129 448 4135 435 4141 422 4149 409 4156 396 4164 384 4173 372 4183 360 4191 349 4201 340 4212 331 4221 323 4232 315 4243 308 4254 301 4266 296 4278 291 4290 286 4302 283 4314 280 4328 277 4341 276 4355 275 4369 275 4381 275 4393 276 4406 277 4418 279 4429 281 4440 284 4452 287 4462 291 4472 296 4483 300 4492 307 4502 312 4511 318 4520 326 4529 333 4537 342 4546 352 4555 363 4563 374 4570 386 4577 397 4583 409 4587 423 4592 438 4596 453 4599 470 4602 488 4604 507 4606 528 4607 551 4608 576 4608 603 4608 617 4220 617 Z M 5053 383 L 5046 381 5039 380 5033 379 5025 379 5010 379 4996 381 4983 386 4970 390 4957 396 4945 404 4933 413 4922 424 4912 435 4903 444 4897 455 4893 464 4890 475 4887 488 4886 504 4885 522 4885 911 4788 911 4788 432 4788 415 4787 398 4785 382 4783 365 4780 349 4776 332 4772 316 4767 300 4864 275 4866 279 4870 288 4872 296 4876 304 4878 314 4881 326 4882 339 4884 350 4884 363 4884 375 4893 363 4902 352 4911 343 4922 332 4931 324 4942 315 4954 307 4964 300 4976 293 4988 287 5000 283 5011 279 5023 276 5035 273 5046 272 5059 271 5066 272 5073 273 5083 276 5092 278 5053 383 Z M 5479 483 L 5478 467 5477 453 5475 439 5472 427 5468 415 5464 406 5459 396 5452 389 5446 381 5437 375 5428 370 5417 365 5405 362 5392 360 5379 358 5364 358 5350 358 5337 360 5324 362 5312 365 5302 371 5292 376 5283 382 5276 390 5270 398 5263 408 5258 419 5254 430 5250 442 5248 456 5247 471 5247 486 5247 501 5248 515 5250 527 5255 539 5258 550 5263 560 5270 569 5277 578 5285 585 5293 591 5304 597 5314 601 5326 605 5338 607 5352 608 5367 610 5380 608 5392 607 5404 605 5416 602 5425 597 5435 591 5444 585 5451 578 5458 569 5463 559 5468 550 5471 538 5475 525 5477 512 5478 498 5479 483 Z M 5702 345 L 5688 355 5674 363 5661 370 5650 375 5638 378 5625 380 5611 382 5597 382 5585 382 5574 381 5563 378 5555 375 5563 388 5571 399 5577 412 5582 425 5587 439 5590 453 5592 467 5592 482 5592 494 5591 507 5589 520 5586 532 5582 543 5578 556 5574 568 5567 579 5561 590 5555 601 5547 611 5539 620 5530 629 5521 637 5511 645 5500 652 5487 659 5475 665 5461 669 5447 672 5432 676 5417 678 5401 679 5384 679 5355 691 5330 700 5310 710 5296 718 5286 727 5278 735 5275 740 5273 744 5272 747 5272 751 5273 759 5275 764 5278 770 5285 774 5291 777 5300 779 5310 781 5322 781 5421 781 5448 782 5470 783 5492 786 5509 789 5526 793 5541 799 5557 807 5571 817 5579 823 5588 829 5595 836 5603 843 5608 851 5614 858 5619 867 5623 874 5630 891 5636 909 5639 927 5640 948 5639 959 5639 971 5637 983 5636 995 5633 1005 5630 1016 5627 1026 5623 1035 5619 1044 5613 1052 5608 1061 5602 1068 5595 1076 5589 1083 5581 1090 5573 1096 5556 1107 5537 1116 5516 1125 5495 1131 5471 1137 5447 1140 5420 1142 5392 1143 5357 1142 5325 1140 5295 1136 5267 1130 5244 1124 5222 1116 5202 1107 5185 1097 5177 1092 5170 1085 5164 1080 5158 1074 5152 1067 5147 1061 5143 1054 5138 1047 5132 1032 5127 1017 5124 1001 5123 985 5123 977 5124 968 5124 959 5127 952 5128 945 5130 936 5133 927 5136 919 5238 910 5232 921 5226 935 5224 943 5222 951 5221 958 5221 966 5222 978 5223 989 5226 1000 5229 1009 5234 1018 5241 1026 5248 1032 5257 1038 5269 1045 5281 1050 5296 1056 5312 1060 5329 1063 5346 1065 5365 1066 5383 1067 5400 1066 5417 1065 5432 1064 5447 1061 5460 1058 5472 1053 5484 1048 5494 1042 5503 1035 5512 1028 5518 1018 5524 1009 5528 998 5531 986 5533 972 5533 958 5533 946 5531 934 5529 923 5525 914 5521 905 5515 897 5508 890 5500 884 5491 878 5480 873 5467 869 5453 867 5437 865 5420 862 5400 861 5377 861 5367 861 5354 861 5341 861 5328 862 5314 862 5302 862 5290 862 5281 862 5267 862 5255 861 5243 859 5232 857 5222 853 5212 850 5203 844 5195 839 5187 833 5182 826 5177 819 5172 810 5168 802 5166 793 5165 783 5164 773 5165 763 5166 755 5168 746 5170 739 5174 731 5178 724 5183 717 5188 711 5195 706 5203 699 5212 694 5223 687 5234 682 5247 677 5261 671 5277 667 5261 662 5246 655 5232 648 5219 639 5207 631 5196 621 5185 610 5175 598 5166 586 5159 573 5152 559 5147 547 5143 532 5139 518 5137 503 5137 487 5137 476 5138 464 5139 454 5141 443 5144 432 5147 423 5150 412 5154 403 5163 384 5174 366 5186 350 5200 335 5209 329 5216 323 5225 317 5233 311 5243 305 5253 301 5262 297 5273 293 5294 286 5318 282 5341 279 5367 278 5383 278 5399 279 5413 281 5425 283 5436 286 5448 289 5459 293 5468 295 5478 298 5487 301 5497 304 5508 308 5518 310 5529 312 5542 313 5556 313 5569 313 5579 311 5590 310 5601 307 5610 303 5621 298 5632 293 5642 285 5702 345 Z N"/>
          </draw:custom-shape>
        </draw:g>
      </draw:g>
      <draw:frame presentation:style-name="Title3-title" draw:layer="backgroundobjects" svg:width="23.8cm" svg:height="4.502cm" svg:x="2.099cm" svg:y="8.797cm" presentation:class="title" presentation:placeholder="true">
        <draw:text-box/>
      </draw:frame>
      <draw:frame presentation:style-name="Title3-outline1" draw:layer="backgroundobjects" svg:width="25.199cm" svg:height="13.86cm" svg:x="1.399cm" svg:y="4.913cm" presentation:class="outline" presentation:placeholder="true">
        <draw:text-box/>
      </draw:frame>
      <presentation:notes style:page-layout-name="PM2">
        <draw:rect draw:style-name="Mgr12" draw:text-style-name="MP6" draw:layer="backgroundobjects" svg:width="21cm" svg:height="29.7cm" svg:x="-0.001cm" svg:y="-0.001cm">
          <text:p/>
        </draw:rect>
        <draw:frame presentation:style-name="Mpr4" draw:text-style-name="MP8" draw:layer="backgroundobjects" svg:width="9.103cm" svg:height="1.486cm" svg:x="0.001cm" svg:y="0.001cm" presentation:class="header">
          <draw:text-box>
            <text:p text:style-name="MP7"><text:span text:style-name="MT2"><presentation:header/></text:span></text:p>
          </draw:text-box>
        </draw:frame>
        <draw:frame presentation:style-name="Mpr4" draw:text-style-name="MP10" draw:layer="backgroundobjects" svg:width="9.103cm" svg:height="1.486cm" svg:x="11.894cm" svg:y="0.001cm" presentation:class="date-time">
          <draw:text-box>
            <text:p text:style-name="MP9"><text:span text:style-name="MT2"><presentation:date-time/></text:span></text:p>
          </draw:text-box>
        </draw:frame>
        <draw:page-thumbnail presentation:style-name="Title3-title" draw:layer="backgroundobjects" svg:width="15.342cm" svg:height="11.139cm" svg:x="2.83cm" svg:y="2.229cm" presentation:class="page"/>
        <draw:frame presentation:style-name="Title3-notes" draw:layer="backgroundobjects" svg:width="16.811cm" svg:height="13.363cm" svg:x="2.096cm" svg:y="14.107cm" presentation:class="notes" presentation:placeholder="true">
          <draw:text-box/>
        </draw:frame>
        <draw:frame presentation:style-name="Mpr5" draw:text-style-name="MP8" draw:layer="backgroundobjects" svg:width="9.103cm" svg:height="1.486cm" svg:x="0.001cm" svg:y="28.209cm" presentation:class="footer">
          <draw:text-box>
            <text:p text:style-name="MP7"><text:span text:style-name="MT2"><presentation:footer/></text:span></text:p>
          </draw:text-box>
        </draw:frame>
        <draw:frame presentation:style-name="Mpr5" draw:text-style-name="MP10" draw:layer="backgroundobjects" svg:width="9.103cm" svg:height="1.486cm" svg:x="11.894cm" svg:y="28.209cm" presentation:class="page-number">
          <draw:text-box>
            <text:p text:style-name="MP9"><text:span text:style-name="MT2"><text:page-number>&lt;Nummer&gt;</text:page-number></text:span></text:p>
          </draw:text-box>
        </draw:frame>
      </presentation:notes>
    </style:master-page>
    <style:master-page style:name="Title2" style:page-layout-name="PM1" draw:style-name="Mdp2">
      <draw:g>
        <draw:g>
          <draw:g>
            <draw:custom-shape draw:style-name="Mgr13" draw:text-style-name="MP5" draw:layer="backgroundobjects" svg:width="1.372cm" svg:height="1.37cm" svg:x="2.566cm" svg:y="0.325cm">
              <text:p/>
              <draw:enhanced-geometry svg:viewBox="10444 10444 9111 9111" draw:type="non-primitive" draw:enhanced-path="M 18221 11778 C 20000 13557 20000 16442 18221 18221 16442 20000 13557 20000 11778 18221 9999 16442 9999 13557 11778 11778 13557 9999 16442 9999 18221 11778 Z M 18221 11778 N"/>
            </draw:custom-shape>
            <draw:custom-shape draw:style-name="Mgr13" draw:text-style-name="MP5" draw:layer="backgroundobjects" svg:width="1.025cm" svg:height="1.025cm" svg:x="4.137cm" svg:y="0.67cm">
              <text:p/>
              <draw:enhanced-geometry svg:viewBox="10444 10444 9111 9111" draw:type="non-primitive" draw:enhanced-path="M 18221 11778 C 20000 13557 20000 16442 18221 18221 16442 20000 13557 20000 11778 18221 9999 16442 9999 13557 11778 11778 13557 9999 16442 9999 18221 11778 Z M 18221 11778 N"/>
            </draw:custom-shape>
          </draw:g>
          <draw:g>
            <draw:line draw:style-name="Mgr3" draw:text-style-name="MP4" draw:layer="backgroundobjects" svg:x1="2.09cm" svg:y1="1.472cm" svg:x2="2.556cm" svg:y2="1.472cm">
              <text:p/>
            </draw:line>
            <draw:line draw:style-name="Mgr3" draw:text-style-name="MP4" draw:layer="backgroundobjects" svg:x1="5.241cm" svg:y1="1.472cm" svg:x2="27.99cm" svg:y2="1.472cm">
              <text:p/>
            </draw:line>
          </draw:g>
        </draw:g>
        <draw:g>
          <draw:rect draw:style-name="Mgr4" draw:text-style-name="MP4" draw:layer="backgroundobjects" svg:width="9.585cm" svg:height="0.64cm" svg:x="18.006cm" svg:y="0.68cm">
            <text:p/>
          </draw:rect>
          <draw:custom-shape draw:style-name="Mgr5" draw:text-style-name="MP5" draw:layer="backgroundobjects" svg:width="0.32cm" svg:height="0.488cm" svg:x="18.063cm" svg:y="0.708cm">
            <text:p/>
            <draw:enhanced-geometry svg:viewBox="0 0 568 871" draw:type="non-primitive" draw:enhanced-path="M 568 609 L 567 646 564 678 562 693 560 706 558 718 555 729 550 740 546 751 541 760 535 770 528 780 520 788 512 797 503 805 493 813 482 820 471 828 459 834 448 841 436 846 423 850 410 854 396 859 382 862 366 865 350 867 334 868 316 869 298 871 278 871 254 871 231 869 209 866 188 863 169 859 151 854 135 848 119 841 105 833 91 823 78 814 66 803 55 790 44 777 34 762 25 747 17 731 11 715 6 697 4 680 2 662 1 645 0 628 0 613 0 0 101 0 101 576 102 593 102 610 103 627 104 645 106 662 109 677 112 690 116 700 120 707 123 714 129 722 134 729 140 736 148 743 156 750 166 756 177 762 188 768 201 772 214 776 229 780 246 782 265 783 284 784 309 783 333 781 345 778 356 776 365 773 376 770 384 767 394 762 402 758 409 753 417 747 423 742 429 737 435 730 443 715 452 701 457 686 462 670 464 654 465 637 466 618 467 596 467 0 568 0 568 609 Z N"/>
          </draw:custom-shape>
          <draw:custom-shape draw:style-name="Mgr5" draw:text-style-name="MP5" draw:layer="backgroundobjects" svg:width="0.27cm" svg:height="0.356cm" svg:x="18.492cm" svg:y="0.833cm">
            <text:p/>
            <draw:enhanced-geometry svg:viewBox="0 0 481 637" draw:type="non-primitive" draw:enhanced-path="M 382 637 L 382 217 382 205 382 194 381 185 381 175 379 160 377 148 374 137 370 129 365 120 360 113 353 107 347 102 339 97 331 93 322 90 313 88 302 87 291 87 281 87 271 88 260 90 249 93 238 98 226 102 214 106 203 113 192 118 180 126 169 133 157 141 147 148 137 157 127 165 119 174 119 637 23 637 23 158 23 141 22 125 20 107 18 91 15 75 11 59 5 43 0 27 95 0 97 5 102 14 104 22 106 29 109 39 112 50 114 61 117 73 118 86 118 98 129 86 141 75 154 66 166 56 178 47 190 40 202 32 214 26 227 21 239 15 251 11 263 8 276 6 288 4 301 2 314 2 326 2 338 4 350 6 362 8 374 12 384 16 395 21 406 27 415 33 425 40 434 47 441 56 449 65 455 73 460 83 466 93 472 111 476 128 480 146 481 165 481 637 382 637 Z N"/>
          </draw:custom-shape>
          <draw:custom-shape draw:style-name="Mgr5" draw:text-style-name="MP5" draw:layer="backgroundobjects" svg:width="0.087cm" svg:height="0.495cm" svg:x="18.878cm" svg:y="0.694cm">
            <text:p/>
            <draw:enhanced-geometry svg:viewBox="0 0 152 890" draw:type="non-primitive" draw:enhanced-path="M 24 890 L 24 271 125 255 125 890 24 890 Z M 152 77 L 152 84 151 93 149 99 147 107 144 113 141 119 135 125 131 131 125 135 119 141 113 144 106 147 99 149 91 152 84 153 76 153 68 153 60 152 54 149 46 147 40 144 34 141 27 135 22 131 16 125 12 119 9 113 6 107 4 100 1 93 0 85 0 78 0 70 1 63 4 55 6 48 9 41 12 35 16 28 22 23 27 18 34 13 40 9 46 6 54 4 60 2 68 0 76 0 84 0 91 2 99 4 106 6 113 9 119 12 125 18 131 22 135 28 141 34 144 40 147 47 149 54 151 62 152 69 152 77 Z N"/>
          </draw:custom-shape>
          <draw:custom-shape draw:style-name="Mgr5" draw:text-style-name="MP5" draw:layer="backgroundobjects" svg:width="0.307cm" svg:height="0.363cm" svg:x="19.023cm" svg:y="0.833cm">
            <text:p/>
            <draw:enhanced-geometry svg:viewBox="0 0 553 644" draw:type="non-primitive" draw:enhanced-path="M 320 644 L 224 644 0 22 100 0 245 429 250 440 253 453 257 466 260 479 264 491 267 502 269 510 271 519 274 529 275 535 278 535 285 505 293 477 300 452 308 430 450 16 553 16 320 644 Z N"/>
          </draw:custom-shape>
          <draw:custom-shape draw:style-name="Mgr5" draw:text-style-name="MP5" draw:layer="backgroundobjects" svg:width="0.277cm" svg:height="0.363cm" svg:x="19.379cm" svg:y="0.833cm">
            <text:p/>
            <draw:enhanced-geometry svg:viewBox="0 0 500 651" draw:type="non-primitive" draw:enhanced-path="M 396 270 L 395 246 394 223 390 204 387 187 384 171 379 157 373 144 367 132 358 119 348 109 335 100 321 91 306 85 290 81 273 77 254 76 238 77 222 79 208 84 194 89 183 96 171 104 160 114 151 124 142 137 135 152 128 168 123 186 118 204 115 225 113 247 111 270 396 270 Z M 111 343 L 111 358 112 379 113 400 115 418 117 436 122 452 126 467 132 481 140 494 147 504 154 513 161 522 170 529 178 536 187 542 197 548 207 553 217 557 228 560 238 564 249 566 260 568 272 569 283 570 295 570 317 570 338 567 357 563 378 556 396 548 414 538 431 526 447 512 485 574 474 583 463 591 451 600 440 608 428 614 415 620 402 627 389 632 375 636 362 641 348 644 334 647 319 649 305 650 290 651 275 651 259 651 244 650 228 648 214 646 199 643 186 640 172 635 159 630 146 624 135 617 123 610 112 602 101 594 92 584 81 574 72 564 63 553 55 541 47 528 40 515 34 503 27 489 22 474 18 459 14 444 9 428 6 412 4 394 2 377 1 359 0 340 0 322 0 302 1 283 2 266 4 249 6 233 9 217 12 203 17 189 21 175 26 162 33 148 39 135 47 123 55 111 64 99 73 87 83 76 93 67 102 57 113 48 124 41 135 34 145 28 157 22 169 17 181 13 193 9 206 6 219 3 232 2 246 1 260 0 273 0 286 1 297 2 309 5 321 7 332 10 343 13 354 17 364 22 374 27 384 32 394 39 402 45 412 52 420 60 428 68 438 78 447 89 455 100 462 112 469 123 474 136 479 149 484 164 488 179 491 196 493 214 495 234 498 255 499 278 500 302 500 330 500 343 111 343 Z N"/>
          </draw:custom-shape>
          <draw:custom-shape draw:style-name="Mgr5" draw:text-style-name="MP5" draw:layer="backgroundobjects" svg:width="0.183cm" svg:height="0.356cm" svg:x="19.75cm" svg:y="0.833cm">
            <text:p/>
            <draw:enhanced-geometry svg:viewBox="0 0 327 640" draw:type="non-primitive" draw:enhanced-path="M 286 113 L 280 110 273 108 266 107 259 107 244 108 230 110 216 114 204 119 191 124 179 133 167 141 155 152 146 163 137 173 131 183 127 193 123 204 121 216 120 233 119 251 119 640 22 640 22 161 22 144 21 126 18 110 16 93 13 77 10 61 6 45 0 29 98 2 100 7 104 17 106 24 109 32 112 43 114 55 116 66 118 78 118 91 118 104 127 92 135 81 145 71 154 61 165 51 176 43 187 35 198 28 210 21 222 16 234 11 245 7 257 4 269 2 281 0 293 0 299 0 308 1 316 3 327 7 286 113 Z N"/>
          </draw:custom-shape>
          <draw:custom-shape draw:style-name="Mgr5" draw:text-style-name="MP5" draw:layer="backgroundobjects" svg:width="0.253cm" svg:height="0.369cm" svg:x="19.955cm" svg:y="0.833cm">
            <text:p/>
            <draw:enhanced-geometry svg:viewBox="0 0 463 664" draw:type="non-primitive" draw:enhanced-path="M 463 460 L 463 471 462 483 461 492 459 503 456 514 453 524 450 533 447 543 441 551 437 561 432 570 426 577 420 586 412 593 406 600 399 607 381 620 364 631 345 640 324 649 313 652 302 655 290 657 279 660 254 663 228 664 213 664 198 663 183 662 168 660 153 657 138 654 123 651 108 647 78 638 51 627 38 621 25 615 12 608 0 602 38 529 61 543 86 555 111 564 135 573 160 579 184 584 210 587 235 588 249 587 263 586 274 584 286 580 298 576 308 572 317 565 327 559 334 551 342 543 347 534 353 525 356 515 359 504 360 492 361 481 360 470 359 460 358 451 355 442 351 435 347 427 342 420 336 413 330 408 323 402 314 397 304 393 295 389 284 384 271 381 258 378 181 362 162 357 145 352 129 346 113 338 99 331 86 321 74 311 63 301 55 289 46 277 40 264 33 250 29 236 26 223 25 206 24 190 24 181 25 170 26 160 28 151 30 141 33 131 37 123 40 113 49 97 59 81 72 67 86 53 101 41 118 32 136 22 155 15 176 8 198 4 221 1 244 0 269 1 294 3 319 7 344 14 369 21 392 30 414 39 435 50 399 122 378 113 358 105 339 96 320 90 301 84 283 80 263 78 242 77 229 78 217 79 205 81 194 84 183 89 174 93 165 99 157 106 149 112 143 121 137 129 133 138 130 148 127 157 125 168 125 180 125 188 127 197 128 204 130 212 133 219 136 226 140 232 145 238 150 243 157 248 164 253 173 257 181 260 192 263 203 266 214 270 297 287 317 292 336 298 354 304 370 310 385 319 399 327 410 337 422 348 432 359 439 371 447 384 453 397 457 412 461 427 463 443 463 460 Z N"/>
          </draw:custom-shape>
          <draw:custom-shape draw:style-name="Mgr5" draw:text-style-name="MP5" draw:layer="backgroundobjects" svg:width="0.087cm" svg:height="0.495cm" svg:x="20.29cm" svg:y="0.694cm">
            <text:p/>
            <draw:enhanced-geometry svg:viewBox="0 0 152 890" draw:type="non-primitive" draw:enhanced-path="M 24 890 L 24 271 126 255 126 890 24 890 Z M 152 77 L 152 84 151 93 149 99 147 107 144 113 141 119 136 125 131 131 126 135 119 141 113 144 106 147 99 149 92 152 85 153 76 153 69 153 61 152 54 149 46 147 40 144 34 141 28 135 22 131 18 125 12 119 9 113 6 107 4 100 1 93 0 85 0 78 0 70 1 63 4 55 6 48 9 41 12 35 18 28 22 23 28 18 34 13 40 9 46 6 54 4 61 2 69 0 76 0 85 0 92 2 99 4 106 6 113 9 119 12 126 18 131 22 136 28 141 34 144 40 147 47 149 54 151 62 152 69 152 77 Z N"/>
          </draw:custom-shape>
          <draw:custom-shape draw:style-name="Mgr5" draw:text-style-name="MP5" draw:layer="backgroundobjects" svg:width="0.19cm" svg:height="0.457cm" svg:x="20.441cm" svg:y="0.745cm">
            <text:p/>
            <draw:enhanced-geometry svg:viewBox="0 0 337 821" draw:type="non-primitive" draw:enhanced-path="M 307 253 L 176 253 176 654 177 667 177 678 179 688 181 698 183 706 186 714 189 720 193 726 198 731 204 735 210 738 218 741 225 744 235 745 246 746 257 746 266 746 276 745 283 745 291 743 304 740 318 733 332 796 320 802 307 807 294 811 280 814 266 818 252 820 237 821 221 821 209 821 198 820 187 819 177 817 168 814 158 811 149 808 141 804 132 799 126 794 118 790 113 783 108 778 102 772 98 764 94 758 91 749 88 742 86 732 84 723 81 703 81 680 81 253 0 253 0 179 81 179 81 169 81 156 81 143 82 130 82 116 83 103 84 90 85 79 86 66 87 53 88 38 91 23 193 0 191 15 189 30 188 45 187 58 186 72 184 86 183 101 183 117 182 132 181 148 181 164 181 179 337 179 307 253 Z N"/>
          </draw:custom-shape>
          <draw:custom-shape draw:style-name="Mgr5" draw:text-style-name="MP5" draw:layer="backgroundobjects" svg:width="0.29cm" svg:height="0.48cm" svg:x="20.682cm" svg:y="0.722cm">
            <text:p/>
            <draw:enhanced-geometry svg:viewBox="0 0 514 861" draw:type="non-primitive" draw:enhanced-path="M 370 523 L 359 522 347 520 335 520 322 519 294 520 268 523 244 526 223 530 203 535 185 542 170 549 156 558 145 569 135 579 126 592 120 605 116 620 111 635 109 651 109 668 109 682 110 695 112 707 116 718 120 728 124 738 130 745 136 753 142 760 151 766 160 771 169 774 180 778 191 780 203 782 216 782 228 782 240 780 251 779 262 775 273 771 284 767 294 762 305 755 315 748 324 740 333 733 340 724 348 715 355 706 362 695 367 684 370 523 Z M 465 861 L 456 859 449 856 441 853 435 848 428 844 422 839 415 833 410 827 400 815 392 801 384 786 380 770 358 791 336 809 325 817 315 824 304 830 294 834 284 840 273 843 262 846 251 849 239 851 226 853 213 854 200 854 186 854 172 854 160 851 148 850 136 848 124 845 113 842 104 838 86 829 70 819 62 814 55 809 48 803 42 797 31 784 22 770 15 755 10 740 5 724 3 708 1 693 0 677 1 664 2 651 3 639 5 627 9 616 13 604 17 593 22 583 28 573 34 563 41 554 49 545 57 537 66 528 76 519 87 512 97 505 109 499 121 493 134 486 148 482 161 477 176 472 191 468 206 465 222 462 239 459 256 457 291 455 330 454 340 454 351 454 362 454 374 455 374 411 374 392 373 375 372 361 370 349 368 339 365 330 360 322 353 314 346 306 337 299 329 293 319 288 308 285 297 283 284 281 270 281 257 281 243 282 229 284 215 287 201 290 186 293 173 299 160 303 147 308 134 315 121 320 109 327 98 334 89 341 79 347 72 353 22 284 39 274 55 264 70 256 86 247 102 240 118 233 134 227 151 222 167 216 183 212 199 209 216 206 233 203 249 201 267 201 284 200 300 201 315 202 330 203 344 207 358 210 369 214 381 219 393 225 404 231 413 239 422 246 430 255 438 264 444 275 451 286 456 298 460 311 464 326 467 341 468 358 469 376 470 394 470 414 470 435 465 639 464 658 464 674 464 689 465 702 466 714 467 725 469 735 471 743 474 752 479 759 482 766 487 772 493 778 499 783 506 787 514 791 465 861 Z M 202 63 L 202 70 201 76 200 82 198 89 196 94 193 100 188 105 184 110 180 115 175 119 169 122 164 124 158 126 152 128 146 130 139 130 132 130 125 128 120 126 113 124 108 122 103 119 97 115 93 110 89 105 85 100 81 94 79 89 77 82 75 76 74 70 74 63 74 57 75 50 77 45 79 38 81 33 85 28 89 23 93 18 97 14 103 11 108 7 113 4 119 2 125 1 132 0 138 0 145 0 151 1 157 2 163 4 168 7 173 11 179 14 184 18 188 23 192 28 195 33 198 38 200 45 201 50 202 57 202 63 Z M 460 63 L 460 70 459 76 458 82 456 89 454 94 451 100 447 105 442 110 437 115 433 119 427 122 422 124 415 126 410 128 404 130 397 130 391 130 384 128 378 126 372 124 366 122 361 119 355 115 350 110 346 105 342 100 338 94 336 89 334 82 332 76 331 70 331 63 331 57 332 50 334 45 336 38 338 33 342 28 346 23 350 18 354 14 360 11 365 7 370 4 377 2 382 1 389 0 396 0 403 0 409 1 414 2 421 4 426 7 432 11 437 14 441 18 447 23 450 28 453 33 456 38 458 45 459 50 460 57 460 63 Z N"/>
          </draw:custom-shape>
          <draw:custom-shape draw:style-name="Mgr5" draw:text-style-name="MP5" draw:layer="backgroundobjects" svg:width="0.189cm" svg:height="0.457cm" svg:x="21.03cm" svg:y="0.745cm">
            <text:p/>
            <draw:enhanced-geometry svg:viewBox="0 0 336 821" draw:type="non-primitive" draw:enhanced-path="M 306 253 L 176 253 176 654 176 667 178 678 179 688 181 698 183 706 186 714 189 720 194 726 198 731 203 735 210 738 217 741 226 744 235 745 245 746 257 746 266 746 276 745 284 745 291 743 304 740 318 733 332 796 319 802 306 807 293 811 280 814 266 818 251 820 236 821 221 821 210 821 198 820 187 819 178 817 168 814 158 811 149 808 140 804 133 799 125 794 119 790 112 783 107 778 103 772 98 764 94 758 91 749 88 742 85 732 83 723 81 703 80 680 80 253 0 253 0 179 80 179 80 169 81 156 81 143 81 130 82 116 83 103 84 90 84 79 85 66 88 53 89 38 91 23 193 0 190 15 189 30 188 45 186 58 185 72 184 86 183 101 182 117 181 132 181 148 181 164 181 179 336 179 306 253 Z N"/>
          </draw:custom-shape>
          <draw:custom-shape draw:style-name="Mgr5" draw:text-style-name="MP5" draw:layer="backgroundobjects" svg:width="0.261cm" svg:height="0.369cm" svg:x="21.264cm" svg:y="0.833cm">
            <text:p/>
            <draw:enhanced-geometry svg:viewBox="0 0 463 664" draw:type="non-primitive" draw:enhanced-path="M 463 460 L 462 471 462 483 460 492 459 503 456 514 454 524 450 533 446 543 442 551 437 561 431 570 426 577 420 586 413 593 406 600 398 607 382 620 364 631 345 640 324 649 312 652 302 655 290 657 278 660 254 663 228 664 213 664 198 663 183 662 168 660 153 657 138 654 123 651 108 647 79 638 51 627 37 621 24 615 13 608 0 602 37 529 62 543 85 555 110 564 135 573 159 579 184 584 210 587 234 588 248 587 262 586 274 584 287 580 297 576 308 572 318 565 326 559 334 551 341 543 347 534 352 525 355 515 359 504 360 492 361 481 361 470 360 460 357 451 354 442 351 435 347 427 342 420 336 413 330 408 322 402 314 397 305 393 294 389 284 384 272 381 258 378 181 362 163 357 144 352 128 346 113 338 99 331 85 321 75 311 64 301 54 289 46 277 39 264 34 250 30 236 27 223 24 206 23 190 24 181 24 170 25 160 28 151 30 141 33 131 36 123 40 113 49 97 60 81 72 67 85 53 100 41 118 32 136 22 155 15 176 8 198 4 220 1 245 0 269 1 293 3 319 7 344 14 368 21 392 30 413 39 435 50 398 122 378 113 359 105 339 96 320 90 302 84 282 80 262 78 242 77 229 78 216 79 205 81 194 84 184 89 174 93 165 99 156 106 149 112 142 121 137 129 133 138 129 148 127 157 125 168 125 180 125 188 126 197 127 204 129 212 133 219 136 226 140 232 144 238 151 243 156 248 164 253 172 257 182 260 191 263 202 266 215 270 297 287 317 292 336 298 353 304 369 310 384 319 398 327 410 337 422 348 431 359 440 371 446 384 453 397 457 412 460 427 462 443 463 460 Z N"/>
          </draw:custom-shape>
          <draw:custom-shape draw:style-name="Mgr5" draw:text-style-name="MP5" draw:layer="backgroundobjects" svg:width="0.32cm" svg:height="0.481cm" svg:x="21.627cm" svg:y="0.708cm">
            <text:p/>
            <draw:enhanced-geometry svg:viewBox="0 0 569 856" draw:type="non-primitive" draw:enhanced-path="M 0 856 L 0 0 104 0 104 856 0 856 Z M 225 401 L 567 856 436 856 109 404 438 0 569 0 225 401 Z N"/>
          </draw:custom-shape>
          <draw:custom-shape draw:style-name="Mgr5" draw:text-style-name="MP5" draw:layer="backgroundobjects" svg:width="0.102cm" svg:height="0.517cm" svg:x="22.005cm" svg:y="0.68cm">
            <text:p/>
            <draw:enhanced-geometry svg:viewBox="0 0 181 919" draw:type="non-primitive" draw:enhanced-path="M 181 905 L 164 913 150 917 136 918 118 919 107 919 96 917 86 916 77 913 67 909 59 904 51 899 45 894 37 886 31 878 26 869 22 859 18 848 16 835 15 821 15 805 15 146 14 115 11 84 6 52 0 19 96 0 104 38 109 75 112 112 113 147 113 782 113 798 114 812 117 823 120 832 122 835 124 837 127 839 131 841 138 843 148 844 152 844 161 842 181 905 Z N"/>
          </draw:custom-shape>
          <draw:custom-shape draw:style-name="Mgr5" draw:text-style-name="MP5" draw:layer="backgroundobjects" svg:width="0.088cm" svg:height="0.495cm" svg:x="22.179cm" svg:y="0.694cm">
            <text:p/>
            <draw:enhanced-geometry svg:viewBox="0 0 152 890" draw:type="non-primitive" draw:enhanced-path="M 24 890 L 24 271 124 255 124 890 24 890 Z M 152 77 L 151 84 150 93 149 99 147 107 144 113 139 119 135 125 130 131 124 135 118 141 113 144 105 147 99 149 91 152 84 153 76 153 68 153 60 152 53 149 46 147 40 144 33 141 27 135 21 131 16 125 12 119 8 113 5 107 2 100 1 93 0 85 0 78 0 70 1 63 2 55 5 48 8 41 12 35 16 28 21 23 27 18 33 13 40 9 46 6 53 4 60 2 68 0 76 0 84 0 91 2 99 4 105 6 113 9 118 12 124 18 130 22 135 28 139 34 144 40 147 47 149 54 150 62 151 69 152 77 Z N"/>
          </draw:custom-shape>
          <draw:custom-shape draw:style-name="Mgr5" draw:text-style-name="MP5" draw:layer="backgroundobjects" svg:width="0.268cm" svg:height="0.356cm" svg:x="22.369cm" svg:y="0.833cm">
            <text:p/>
            <draw:enhanced-geometry svg:viewBox="0 0 481 637" draw:type="non-primitive" draw:enhanced-path="M 382 637 L 382 217 382 205 381 194 381 185 380 175 379 160 377 148 374 137 370 129 365 120 360 113 353 107 347 102 339 97 331 93 322 90 313 88 302 87 291 87 282 87 271 88 260 90 249 93 238 98 226 102 214 106 202 113 192 118 180 126 168 133 157 141 147 148 136 157 127 165 119 174 119 637 24 637 24 158 24 141 22 125 20 107 18 91 15 75 11 59 5 43 0 27 95 0 97 5 101 14 104 22 106 29 109 39 111 50 115 61 116 73 117 86 118 98 130 86 141 75 153 66 166 56 178 47 190 40 202 32 214 26 227 21 239 15 252 11 263 8 276 6 288 4 301 2 314 2 326 2 338 4 350 6 362 8 374 12 384 16 395 21 406 27 415 33 425 40 434 47 441 56 449 65 455 73 460 83 466 93 472 111 477 128 480 146 481 165 481 637 382 637 Z N"/>
          </draw:custom-shape>
          <draw:custom-shape draw:style-name="Mgr5" draw:text-style-name="MP5" draw:layer="backgroundobjects" svg:width="0.078cm" svg:height="0.495cm" svg:x="22.755cm" svg:y="0.694cm">
            <text:p/>
            <draw:enhanced-geometry svg:viewBox="0 0 153 890" draw:type="non-primitive" draw:enhanced-path="M 24 890 L 24 271 125 255 125 890 24 890 Z M 153 77 L 151 84 150 93 149 99 147 107 144 113 140 119 135 125 130 131 125 135 119 141 113 144 105 147 99 149 91 152 84 153 77 153 68 153 60 152 53 149 47 147 40 144 34 141 27 135 22 131 17 125 12 119 9 113 6 107 3 100 2 93 0 85 0 78 0 70 2 63 3 55 6 48 9 41 12 35 17 28 22 23 27 18 34 13 40 9 47 6 53 4 60 2 68 0 77 0 84 0 91 2 99 4 105 6 113 9 119 12 125 18 130 22 135 28 140 34 144 40 147 47 149 54 150 62 151 69 153 77 Z N"/>
          </draw:custom-shape>
          <draw:custom-shape draw:style-name="Mgr5" draw:text-style-name="MP5" draw:layer="backgroundobjects" svg:width="0.298cm" svg:height="0.51cm" svg:x="22.943cm" svg:y="0.68cm">
            <text:p/>
            <draw:enhanced-geometry svg:viewBox="0 0 533 912" draw:type="non-primitive" draw:enhanced-path="M 16 912 L 16 146 15 115 12 84 7 51 0 18 97 0 105 37 109 75 112 111 113 147 113 912 16 912 Z M 403 912 L 118 560 354 290 476 290 232 560 533 912 403 912 Z N"/>
          </draw:custom-shape>
          <draw:custom-shape draw:style-name="Mgr5" draw:text-style-name="MP5" draw:layer="backgroundobjects" svg:width="0.283cm" svg:height="0.369cm" svg:x="23.293cm" svg:y="0.833cm">
            <text:p/>
            <draw:enhanced-geometry svg:viewBox="0 0 507 661" draw:type="non-primitive" draw:enhanced-path="M 444 661 L 430 648 417 637 406 626 398 614 391 602 385 591 380 577 376 562 368 572 358 583 348 594 338 602 327 611 315 620 303 626 292 632 279 638 266 643 253 647 239 651 225 653 210 655 195 656 179 656 165 656 150 655 137 653 125 651 112 647 100 643 88 638 77 632 68 626 58 620 50 612 41 605 34 596 27 587 22 578 16 567 12 559 9 549 6 538 4 526 1 515 0 502 0 489 0 475 0 19 96 0 96 447 97 467 98 485 100 501 104 514 108 524 115 534 123 544 133 551 141 556 149 561 159 564 168 567 178 569 189 571 198 572 209 572 221 572 233 570 243 568 255 565 266 561 278 555 288 549 299 542 310 534 319 525 329 517 339 506 346 495 354 485 361 473 368 460 368 20 464 4 464 457 465 485 466 508 469 529 474 545 479 559 487 571 495 584 507 595 444 661 Z N"/>
          </draw:custom-shape>
          <draw:custom-shape draw:style-name="Mgr5" draw:text-style-name="MP5" draw:layer="backgroundobjects" svg:width="0.45cm" svg:height="0.356cm" svg:x="23.664cm" svg:y="0.833cm">
            <text:p/>
            <draw:enhanced-geometry svg:viewBox="0 0 799 638" draw:type="non-primitive" draw:enhanced-path="M 699 638 L 699 179 698 168 697 158 696 148 694 139 690 131 687 123 683 117 679 111 673 105 667 101 660 97 654 93 646 91 637 89 628 88 619 88 608 88 598 89 588 91 578 94 568 98 559 102 549 107 539 114 520 128 500 144 477 163 454 183 454 638 355 638 355 196 355 182 354 171 353 159 352 149 350 139 347 132 342 123 338 117 333 111 326 105 319 101 311 98 303 96 294 93 285 92 274 91 265 92 256 92 247 94 238 97 229 99 219 102 211 106 201 111 182 122 161 136 139 153 115 174 115 638 22 638 22 157 22 139 21 123 19 106 17 90 14 73 9 57 5 41 0 24 95 1 97 6 100 15 104 23 106 30 109 40 111 51 114 61 115 72 116 84 118 94 125 85 134 76 143 68 153 60 164 52 175 44 187 37 199 30 211 24 224 18 236 13 249 9 261 6 274 2 286 1 299 0 309 1 321 2 332 5 342 7 353 11 364 15 375 21 385 27 395 34 403 42 412 51 420 60 426 70 432 81 438 92 443 104 454 92 466 82 477 71 490 61 502 53 515 44 528 36 542 28 554 22 567 16 580 12 593 8 606 5 619 2 631 1 642 0 659 1 675 3 692 7 705 12 719 18 732 27 744 37 756 47 765 59 774 72 782 86 788 101 792 117 795 133 798 150 799 168 799 638 699 638 Z N"/>
          </draw:custom-shape>
          <draw:custom-shape draw:style-name="Mgr11" draw:text-style-name="MP5" draw:layer="backgroundobjects" svg:width="0.32cm" svg:height="0.481cm" svg:x="24.397cm" svg:y="0.708cm">
            <text:p/>
            <draw:enhanced-geometry svg:viewBox="0 0 562 856" draw:type="non-primitive" draw:enhanced-path="M 459 856 L 459 442 99 442 99 856 0 856 0 0 99 0 99 359 459 359 459 0 562 0 562 856 459 856 Z N"/>
          </draw:custom-shape>
          <draw:custom-shape draw:style-name="Mgr11" draw:text-style-name="MP5" draw:layer="backgroundobjects" svg:width="0.283cm" svg:height="0.363cm" svg:x="24.821cm" svg:y="0.833cm">
            <text:p/>
            <draw:enhanced-geometry svg:viewBox="0 0 501 651" draw:type="non-primitive" draw:enhanced-path="M 398 270 L 397 246 395 223 392 204 389 187 385 171 381 157 375 144 369 132 359 119 350 109 337 100 323 91 307 85 291 81 275 77 256 76 240 77 224 79 210 84 196 89 184 96 173 104 162 114 153 124 144 137 136 152 130 168 125 186 120 204 117 225 114 247 113 270 398 270 Z M 113 343 L 113 358 113 379 114 400 116 418 119 436 123 452 128 467 134 481 142 494 148 504 156 513 163 522 172 529 180 536 189 542 199 548 208 553 219 557 229 560 239 564 251 566 262 568 274 569 284 570 296 570 319 570 339 567 359 563 379 556 398 548 415 538 432 526 448 512 486 574 476 583 464 591 453 600 442 608 430 614 417 620 404 627 390 632 376 636 364 641 349 644 335 647 321 649 306 650 292 651 277 651 261 651 245 650 230 648 215 646 201 643 187 640 174 635 161 630 148 624 136 617 125 610 114 602 103 594 93 584 83 574 73 564 65 553 56 541 49 528 41 515 35 503 29 489 24 474 19 459 14 444 11 428 8 412 5 394 4 377 2 359 0 340 0 322 0 302 2 283 3 266 5 249 8 233 10 217 14 203 18 189 23 175 28 162 35 148 41 135 49 123 57 111 66 99 75 87 85 76 95 67 104 57 115 48 126 41 136 34 147 28 159 22 171 17 183 13 195 9 207 6 221 3 234 2 248 1 262 0 275 0 286 1 299 2 311 5 323 7 334 10 344 13 355 17 366 22 375 27 386 32 395 39 404 45 413 52 421 60 430 68 440 78 448 89 457 100 463 112 470 123 476 136 481 149 486 164 489 179 492 196 495 214 497 234 498 255 501 278 501 302 501 330 501 343 113 343 Z N"/>
          </draw:custom-shape>
          <draw:custom-shape draw:style-name="Mgr11" draw:text-style-name="MP5" draw:layer="backgroundobjects" svg:width="0.087cm" svg:height="0.495cm" svg:x="25.191cm" svg:y="0.694cm">
            <text:p/>
            <draw:enhanced-geometry svg:viewBox="0 0 152 890" draw:type="non-primitive" draw:enhanced-path="M 24 890 L 24 271 124 255 124 890 24 890 Z M 152 77 L 152 84 151 93 149 99 147 107 144 113 139 119 135 125 130 131 124 135 119 141 112 144 106 147 99 149 91 152 84 153 76 153 67 153 60 152 52 149 46 147 40 144 33 141 27 135 21 131 16 125 12 119 9 113 5 107 3 100 1 93 0 85 0 78 0 70 1 63 3 55 5 48 9 41 12 35 16 28 21 23 27 18 33 13 40 9 46 6 52 4 60 2 67 0 76 0 84 0 91 2 99 4 106 6 112 9 119 12 124 18 130 22 135 28 139 34 144 40 147 47 149 54 151 62 152 69 152 77 Z N"/>
          </draw:custom-shape>
          <draw:custom-shape draw:style-name="Mgr11" draw:text-style-name="MP5" draw:layer="backgroundobjects" svg:width="0.297cm" svg:height="0.517cm" svg:x="25.366cm" svg:y="0.68cm">
            <text:p/>
            <draw:enhanced-geometry svg:viewBox="0 0 532 920" draw:type="non-primitive" draw:enhanced-path="M 414 423 L 408 416 402 408 395 401 388 394 380 389 373 384 364 379 356 375 346 371 336 367 326 364 315 362 303 361 290 359 277 359 263 358 254 359 245 359 237 361 228 362 220 364 212 367 203 371 197 375 190 379 183 384 176 389 170 394 164 401 158 408 153 416 148 423 137 441 128 460 122 479 117 498 112 520 110 543 108 571 108 603 108 629 109 653 110 677 112 697 116 717 120 735 125 751 133 765 138 775 143 783 150 791 156 798 163 805 169 811 177 816 184 821 192 825 199 828 208 831 217 833 227 835 237 837 246 837 257 838 276 837 292 835 308 832 321 828 335 823 348 815 363 808 377 797 387 790 396 779 406 767 414 752 414 423 Z M 433 911 L 426 892 422 875 420 860 419 847 410 857 402 866 393 873 383 881 375 887 365 893 357 899 347 903 337 907 327 911 316 913 304 916 292 917 281 919 267 919 254 920 239 919 224 918 210 917 197 915 183 912 170 908 158 904 147 899 135 893 124 888 113 881 103 873 93 866 84 857 75 847 66 838 59 827 51 816 44 805 37 792 32 780 26 766 21 752 17 738 13 723 10 708 6 692 4 676 2 659 1 642 1 623 0 605 1 581 2 557 5 535 9 512 13 492 18 471 25 452 32 434 41 416 50 400 61 384 73 369 86 355 99 341 113 329 128 317 143 307 158 299 172 292 187 287 201 283 216 281 232 279 248 279 261 279 274 280 287 282 299 284 311 286 322 290 334 295 345 299 356 304 365 311 376 317 384 324 393 331 402 340 410 348 418 357 418 352 418 342 418 335 417 327 417 317 417 305 417 295 417 283 415 272 415 261 415 0 513 16 513 710 514 749 514 782 516 812 517 838 520 859 524 878 527 897 532 911 433 911 Z N"/>
          </draw:custom-shape>
          <draw:custom-shape draw:style-name="Mgr11" draw:text-style-name="MP5" draw:layer="backgroundobjects" svg:width="0.277cm" svg:height="0.363cm" svg:x="25.765cm" svg:y="0.833cm">
            <text:p/>
            <draw:enhanced-geometry svg:viewBox="0 0 501 651" draw:type="non-primitive" draw:enhanced-path="M 397 270 L 396 246 394 223 392 204 388 187 385 171 380 157 374 144 368 132 360 119 349 109 336 100 322 91 307 85 291 81 274 77 256 76 240 77 224 79 210 84 196 89 184 96 172 104 161 114 152 124 143 137 136 152 129 168 124 186 120 204 116 225 114 247 112 270 397 270 Z M 112 343 L 112 358 113 379 114 400 116 418 119 436 123 452 127 467 134 481 141 494 147 504 155 513 162 522 171 529 180 536 188 542 198 548 207 553 218 557 229 560 240 564 250 566 261 568 273 569 285 570 296 570 318 570 338 567 358 563 378 556 397 548 415 538 431 526 448 512 486 574 475 583 464 591 453 600 441 608 429 614 416 620 403 627 391 632 377 636 363 641 349 644 335 647 320 649 306 650 291 651 276 651 260 651 244 650 229 648 215 646 200 643 186 640 173 635 160 630 147 624 136 617 124 610 113 602 102 594 92 584 82 574 74 564 64 553 56 541 48 528 41 515 35 503 29 489 23 474 18 459 14 444 10 428 7 412 5 394 3 377 1 359 1 340 0 322 1 302 1 283 3 266 5 249 7 233 10 217 14 203 18 189 22 175 28 162 34 148 40 135 48 123 56 111 65 99 75 87 84 76 94 67 104 57 114 48 125 41 136 34 146 28 158 22 170 17 182 13 195 9 207 6 220 3 233 2 247 1 261 0 274 0 287 1 298 2 310 5 322 7 333 10 345 13 355 17 365 22 376 27 385 32 395 39 403 45 413 52 422 60 429 68 439 78 447 89 456 100 463 112 470 123 475 136 481 149 485 164 489 179 492 196 494 214 497 234 499 255 500 278 500 302 501 330 501 343 112 343 Z N"/>
          </draw:custom-shape>
          <draw:custom-shape draw:style-name="Mgr11" draw:text-style-name="MP5" draw:layer="backgroundobjects" svg:width="0.101cm" svg:height="0.517cm" svg:x="26.136cm" svg:y="0.68cm">
            <text:p/>
            <draw:enhanced-geometry svg:viewBox="0 0 181 919" draw:type="non-primitive" draw:enhanced-path="M 181 905 L 164 913 151 917 137 918 119 919 107 919 96 917 87 916 77 913 68 909 60 904 52 899 45 894 38 886 32 878 27 869 22 859 19 848 17 835 16 821 15 805 15 146 14 115 12 84 6 52 0 19 97 0 105 38 109 75 112 112 113 147 113 782 114 798 115 812 118 823 121 832 122 835 125 837 127 839 130 841 139 843 149 844 153 844 160 842 181 905 Z N"/>
          </draw:custom-shape>
          <draw:custom-shape draw:style-name="Mgr11" draw:text-style-name="MP5" draw:layer="backgroundobjects" svg:width="0.298cm" svg:height="0.517cm" svg:x="26.311cm" svg:y="0.68cm">
            <text:p/>
            <draw:enhanced-geometry svg:viewBox="0 0 532 927" draw:type="non-primitive" draw:enhanced-path="M 424 586 L 424 557 422 530 420 507 416 485 411 467 405 450 397 434 388 419 383 413 378 407 373 402 367 397 353 388 338 380 322 374 306 370 288 366 271 365 259 366 247 367 237 368 226 372 214 375 203 378 193 383 182 389 171 394 162 401 153 408 144 415 136 422 128 430 121 438 114 447 114 766 121 774 128 782 136 788 144 796 153 802 162 809 171 814 182 819 193 825 203 829 214 832 225 836 235 838 246 840 257 841 269 841 285 840 300 838 316 832 332 826 347 817 360 809 370 798 380 786 389 772 397 755 404 736 411 713 414 701 416 687 419 673 421 658 423 623 424 586 Z M 532 592 L 532 612 531 629 530 647 528 664 526 681 522 697 519 713 515 729 511 744 505 759 500 773 494 786 487 799 481 812 473 824 466 834 457 845 449 855 439 864 429 873 420 882 409 889 398 897 388 903 376 908 364 914 351 918 339 921 327 923 313 925 300 927 286 927 273 927 261 925 249 923 237 921 225 918 213 914 201 908 188 903 178 898 166 891 156 884 147 876 137 870 129 861 122 853 114 844 113 854 112 863 111 871 110 878 108 887 105 894 102 903 97 912 0 912 4 900 8 887 12 872 14 855 16 837 17 814 18 787 18 757 18 146 17 115 15 84 10 51 2 18 99 0 107 37 112 75 114 111 116 147 116 292 116 305 116 321 114 340 113 361 136 340 158 322 169 315 180 307 191 302 201 297 211 291 222 288 232 285 244 282 256 280 268 279 279 277 292 277 306 277 319 279 332 280 345 283 358 286 369 289 381 293 392 299 404 304 413 311 424 318 434 326 442 333 452 343 459 351 468 362 475 373 483 383 489 395 496 407 501 420 506 434 512 448 516 462 519 477 524 492 526 508 529 524 530 540 532 557 532 575 532 592 Z N"/>
          </draw:custom-shape>
          <draw:custom-shape draw:style-name="Mgr11" draw:text-style-name="MP5" draw:layer="backgroundobjects" svg:width="0.283cm" svg:height="0.363cm" svg:x="26.697cm" svg:y="0.833cm">
            <text:p/>
            <draw:enhanced-geometry svg:viewBox="0 0 501 651" draw:type="non-primitive" draw:enhanced-path="M 397 270 L 396 246 395 223 392 204 389 187 385 171 381 157 374 144 368 132 359 119 349 109 336 100 322 91 307 85 291 81 274 77 256 76 239 77 224 79 209 84 196 89 184 96 172 104 161 114 153 124 144 137 136 152 130 168 125 186 119 204 116 225 114 247 113 270 397 270 Z M 113 343 L 113 358 113 379 114 400 116 418 118 436 123 452 128 467 133 481 141 494 148 504 155 513 163 522 171 529 179 536 189 542 198 548 208 553 218 557 229 560 239 564 250 566 261 568 272 569 284 570 296 570 317 570 339 567 359 563 378 556 397 548 415 538 432 526 448 512 486 574 475 583 464 591 452 600 441 608 429 614 416 620 403 627 390 632 376 636 362 641 349 644 335 647 320 649 306 650 291 651 276 651 260 651 245 650 230 648 215 646 201 643 187 640 173 635 160 630 148 624 135 617 125 610 113 602 102 594 93 584 83 574 73 564 65 553 56 541 49 528 41 515 35 503 28 489 23 474 19 459 14 444 10 428 7 412 5 394 3 377 2 359 0 340 0 322 0 302 2 283 3 266 5 249 7 233 10 217 13 203 18 189 22 175 27 162 34 148 41 135 49 123 56 111 66 99 75 87 84 76 94 67 104 57 114 48 125 41 135 34 147 28 158 22 170 17 183 13 194 9 207 6 220 3 234 2 247 1 261 0 274 0 286 1 298 2 310 5 322 7 334 10 344 13 355 17 366 22 375 27 385 32 395 39 403 45 413 52 421 60 430 68 438 78 448 89 456 100 463 112 470 123 475 136 480 149 485 164 489 179 492 196 494 214 496 234 498 255 499 278 501 302 501 330 501 343 113 343 Z N"/>
          </draw:custom-shape>
          <draw:custom-shape draw:style-name="Mgr11" draw:text-style-name="MP5" draw:layer="backgroundobjects" svg:width="0.181cm" svg:height="0.356cm" svg:x="27.068cm" svg:y="0.833cm">
            <text:p/>
            <draw:enhanced-geometry svg:viewBox="0 0 326 640" draw:type="non-primitive" draw:enhanced-path="M 285 113 L 279 110 272 108 266 107 258 107 243 108 229 110 215 114 203 119 190 124 178 133 166 141 154 152 145 163 136 173 131 183 125 193 122 204 120 216 119 233 118 251 118 640 20 640 20 161 20 144 19 126 18 110 15 93 13 77 9 61 4 45 0 29 97 2 100 7 103 17 106 24 108 32 110 43 114 55 116 66 117 78 117 91 117 104 125 92 135 81 144 71 154 61 164 51 175 43 186 35 197 28 209 21 221 16 233 11 244 7 256 4 268 2 280 0 291 0 299 0 306 1 315 3 326 7 285 113 Z N"/>
          </draw:custom-shape>
          <draw:custom-shape draw:style-name="Mgr11" draw:text-style-name="MP5" draw:layer="backgroundobjects" svg:width="0.326cm" svg:height="0.487cm" svg:x="27.265cm" svg:y="0.833cm">
            <text:p/>
            <draw:enhanced-geometry svg:viewBox="0 0 579 865" draw:type="non-primitive" draw:enhanced-path="M 355 204 L 355 188 354 174 352 161 349 148 346 138 341 127 336 117 329 110 322 102 314 96 305 91 294 86 282 83 270 81 256 80 241 79 227 80 214 81 201 83 189 87 178 92 169 97 160 103 153 111 146 119 140 129 135 140 131 152 128 163 125 177 124 192 124 207 124 222 125 236 128 249 131 261 136 272 140 281 146 291 154 299 161 307 170 313 181 319 191 323 203 326 215 329 229 330 244 332 257 330 270 329 281 326 292 323 303 319 311 313 320 307 327 299 334 291 340 281 344 271 349 260 352 247 354 234 355 219 355 204 Z M 579 67 L 565 77 551 84 538 91 527 96 515 99 502 102 488 103 474 104 461 103 450 102 441 100 432 97 441 109 448 121 455 133 460 146 464 160 467 174 469 188 469 203 469 216 468 229 465 241 463 253 460 265 456 277 450 289 445 300 439 311 431 322 424 333 415 341 407 351 397 358 387 366 377 373 365 381 352 386 338 392 324 395 309 397 293 399 277 400 261 401 231 412 207 422 187 431 173 440 162 448 155 457 152 461 150 465 149 470 149 473 150 480 152 487 156 491 161 495 168 499 176 501 187 503 199 503 298 503 324 504 348 505 368 507 386 510 402 515 418 521 433 529 448 538 457 545 464 551 472 558 479 565 486 573 491 580 497 588 501 596 507 613 513 630 516 650 517 669 517 682 516 694 515 705 513 716 510 727 507 738 504 747 500 757 495 766 490 775 485 783 479 791 473 798 465 805 458 811 449 818 432 829 413 838 393 847 371 853 348 859 323 862 297 864 270 865 234 864 202 862 172 858 145 852 121 846 98 838 79 829 62 819 54 814 47 808 40 802 34 795 29 789 23 783 19 776 15 769 8 755 4 739 1 724 0 706 1 698 1 689 2 682 3 674 5 667 7 658 9 650 13 640 115 631 109 643 102 657 100 665 99 673 98 681 97 688 98 700 99 711 102 721 107 731 111 740 117 747 125 755 134 760 145 766 158 773 173 777 189 781 206 785 223 787 241 789 260 789 277 789 294 788 309 786 324 783 337 779 350 775 361 770 371 764 381 757 388 749 395 741 401 731 406 719 408 708 410 695 411 681 410 668 409 656 406 645 402 636 397 626 392 619 385 611 377 606 367 599 356 595 344 591 331 588 314 585 296 584 277 583 255 583 244 583 231 583 218 583 204 583 191 584 178 584 167 584 158 584 145 584 132 583 120 581 109 578 98 575 89 572 80 566 71 561 65 554 59 548 53 540 49 532 46 523 44 515 41 505 41 494 41 486 42 476 45 469 47 460 51 453 55 446 60 439 66 432 72 427 80 420 90 415 99 410 111 404 124 399 138 394 154 388 138 383 123 377 109 369 96 362 84 352 72 342 62 332 52 320 42 307 35 295 29 281 23 267 19 253 16 239 15 224 14 208 14 198 15 186 16 175 18 164 20 154 23 144 26 133 31 124 40 106 51 88 63 72 78 57 85 51 93 44 101 38 110 33 120 27 129 22 139 18 150 14 171 8 195 3 218 1 244 0 260 0 276 1 290 3 302 5 313 8 324 10 335 13 346 17 355 20 365 23 374 25 384 28 395 31 407 33 419 34 433 34 445 34 457 33 468 31 477 27 487 24 498 20 508 13 519 7 579 67 Z N"/>
          </draw:custom-shape>
        </draw:g>
      </draw:g>
      <draw:frame presentation:style-name="Title2-title" draw:layer="backgroundobjects" svg:width="25.2cm" svg:height="3.501cm" svg:x="2.051cm" svg:y="1.822cm" presentation:class="title" presentation:placeholder="true">
        <draw:text-box/>
      </draw:frame>
      <draw:frame presentation:style-name="Title2-outline1" draw:layer="backgroundobjects" svg:width="25.2cm" svg:height="13.86cm" svg:x="2.051cm" svg:y="5.648cm" presentation:class="outline" presentation:placeholder="true">
        <draw:text-box/>
      </draw:frame>
      <draw:frame presentation:style-name="Mpr6" draw:text-style-name="MP12" draw:layer="backgroundobjects" svg:width="6.534cm" svg:height="1.206cm" svg:x="2.05cm" svg:y="19.667cm" presentation:class="date-time">
        <draw:text-box>
          <text:p text:style-name="MP11"><text:span text:style-name="MT3"><presentation:date-time/></text:span></text:p>
        </draw:text-box>
      </draw:frame>
      <draw:frame presentation:style-name="Mpr7" draw:text-style-name="MP14" draw:layer="backgroundobjects" svg:width="8.868cm" svg:height="1.206cm" svg:x="10.217cm" svg:y="19.667cm" presentation:class="footer">
        <draw:text-box>
          <text:p text:style-name="MP13"><text:span text:style-name="MT3"><presentation:footer/></text:span></text:p>
        </draw:text-box>
      </draw:frame>
      <draw:frame presentation:style-name="Mpr8" draw:text-style-name="MP16" draw:layer="backgroundobjects" svg:width="6.534cm" svg:height="1.206cm" svg:x="20.716cm" svg:y="19.667cm" presentation:class="page-number">
        <draw:text-box>
          <text:p text:style-name="MP15"><text:span text:style-name="MT3"><text:page-number>&lt;Nummer&gt;</text:page-number></text:span></text:p>
        </draw:text-box>
      </draw:frame>
      <presentation:notes style:page-layout-name="PM2">
        <draw:rect draw:style-name="Mgr12" draw:text-style-name="MP6" draw:layer="backgroundobjects" svg:width="21cm" svg:height="29.7cm" svg:x="-0.001cm" svg:y="-0.001cm">
          <text:p/>
        </draw:rect>
        <draw:frame presentation:style-name="Mpr9" draw:text-style-name="MP8" draw:layer="backgroundobjects" svg:width="9.103cm" svg:height="1.486cm" svg:x="0.001cm" svg:y="0.001cm" presentation:class="header">
          <draw:text-box>
            <text:p text:style-name="MP7"><text:span text:style-name="MT2"><presentation:header/></text:span></text:p>
          </draw:text-box>
        </draw:frame>
        <draw:frame presentation:style-name="Mpr9" draw:text-style-name="MP10" draw:layer="backgroundobjects" svg:width="9.103cm" svg:height="1.486cm" svg:x="11.894cm" svg:y="0.001cm" presentation:class="date-time">
          <draw:text-box>
            <text:p text:style-name="MP9"><text:span text:style-name="MT2"><presentation:date-time/></text:span></text:p>
          </draw:text-box>
        </draw:frame>
        <draw:page-thumbnail presentation:style-name="Title2-title" draw:layer="backgroundobjects" svg:width="15.341cm" svg:height="11.139cm" svg:x="2.831cm" svg:y="2.229cm" presentation:class="page"/>
        <draw:frame presentation:style-name="Title2-notes" draw:layer="backgroundobjects" svg:width="16.811cm" svg:height="13.363cm" svg:x="2.096cm" svg:y="14.107cm" presentation:class="notes" presentation:placeholder="true">
          <draw:text-box/>
        </draw:frame>
        <draw:frame presentation:style-name="Mpr10" draw:text-style-name="MP8" draw:layer="backgroundobjects" svg:width="9.103cm" svg:height="1.486cm" svg:x="0.001cm" svg:y="28.209cm" presentation:class="footer">
          <draw:text-box>
            <text:p text:style-name="MP7"><text:span text:style-name="MT2"><presentation:footer/></text:span></text:p>
          </draw:text-box>
        </draw:frame>
        <draw:frame presentation:style-name="Mpr10" draw:text-style-name="MP10" draw:layer="backgroundobjects" svg:width="9.103cm" svg:height="1.486cm" svg:x="11.894cm" svg:y="28.209cm" presentation:class="page-number">
          <draw:text-box>
            <text:p text:style-name="MP9"><text:span text:style-name="MT2"><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que-phuong </meta:initial-creator>
    <meta:creation-date>2010-03-24T20:51:40</meta:creation-date>
    <meta:editing-duration>PT04H29M31S</meta:editing-duration>
    <meta:editing-cycles>10</meta:editing-cycles>
    <dc:date>2010-05-17T19:00:10.90</dc:date>
    <meta:generator>OpenOffice.org/3.2$Win32 OpenOffice.org_project/320m12$Build-9483</meta:generator>
    <dc:creator>Que-Phuong Nguyen</dc:creator>
    <meta:document-statistic meta:object-count="686"/>
  </office:meta>
</office:document-meta>
</file>